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3e965c" draw:stroke-linejoin="round" svg:stroke-linecap="butt" draw:fill="non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</style:style>
    <style:style style:name="T1" style:family="text">
      <style:text-properties fo:color="#000000" loext:opacity="100%" style:font-name="CaeciliaLTStd55Roman1" fo:font-size="12pt" fo:font-weight="normal" style:font-size-asian="12pt" style:font-weight-asian="normal" style:font-name-complex="CaeciliaLTStd55Roman1" style:font-size-complex="12pt" style:font-weight-complex="normal"/>
    </style:style>
    <style:style style:name="T2" style:family="text">
      <style:text-properties fo:color="#00000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3" style:family="text">
      <style:text-properties fo:color="#231f2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4" style:family="text">
      <style:text-properties fo:color="#808285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5" style:family="text">
      <style:text-properties fo:color="#3e965c" loext:opacity="100%" style:font-name="CaeciliaLTStd55Roman1" fo:font-size="28pt" fo:font-weight="normal" style:font-size-asian="28pt" style:font-weight-asian="normal" style:font-name-complex="CaeciliaLTStd55Roman1" style:font-size-complex="28pt" style:font-weight-complex="normal"/>
    </style:style>
    <style:style style:name="T6" style:family="text">
      <style:text-properties fo:color="#3e965c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7" style:family="text">
      <style:text-properties fo:color="#3e965c" loext:opacity="100%" style:font-name="CaeciliaLTStd55Roman1" fo:font-size="12pt" fo:font-weight="normal" style:font-size-asian="12pt" style:font-weight-asian="normal" style:font-name-complex="CaeciliaLTStd55Roman1" style:font-size-complex="12pt" style:font-weight-complex="normal"/>
    </style:style>
    <style:style style:name="T8" style:family="text">
      <style:text-properties fo:color="#6d6e71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9" style:family="text">
      <style:text-properties fo:color="#3e955b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10" style:family="text">
      <style:text-properties fo:color="#231f20" loext:opacity="100%" style:font-name="ArialUnicodeMS1" fo:font-size="10pt" fo:font-weight="normal" style:font-size-asian="10pt" style:font-weight-asian="normal" style:font-name-complex="ArialUnicodeMS1" style:font-size-complex="10pt" style:font-weight-complex="normal"/>
    </style:style>
    <style:style style:name="T11" style:family="text">
      <style:text-properties fo:color="#231f20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12" style:family="text">
      <style:text-properties fo:color="#c9211e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3" style:family="text">
      <style:text-properties fo:color="#231f20" loext:opacity="100%" style:font-name="Symbol1" fo:font-size="10pt" fo:font-weight="normal" style:font-size-asian="10pt" style:font-weight-asian="normal" style:font-name-complex="Symbol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6">
        <draw:frame draw:style-name="gr1" draw:text-style-name="P2" draw:layer="layout" svg:width="7.533cm" svg:height="0.497cm" svg:x="2cm" svg:y="9.098cm">
          <draw:text-box>
            <text:p text:style-name="P1"><text:span text:style-name="T1">CONTENUS.............................…....2</text:span></text:p>
          </draw:text-box>
        </draw:frame>
        <draw:frame draw:style-name="gr1" draw:text-style-name="P2" draw:layer="layout" svg:width="7.487cm" svg:height="0.497cm" svg:x="2cm" svg:y="9.817cm">
          <draw:text-box>
            <text:p text:style-name="P1"><text:span text:style-name="T1">DONNEES PERSONNELLES...……...9</text:span></text:p>
          </draw:text-box>
        </draw:frame>
        <draw:frame draw:style-name="gr1" draw:text-style-name="P2" draw:layer="layout" svg:width="7.575cm" svg:height="0.497cm" svg:x="2cm" svg:y="10.537cm">
          <draw:text-box>
            <text:p text:style-name="P1"><text:span text:style-name="T1">E-COMMERCE.............………...…..18</text:span></text:p>
          </draw:text-box>
        </draw:frame>
        <draw:frame draw:style-name="gr1" draw:text-style-name="P2" draw:layer="layout" svg:width="7.643cm" svg:height="0.497cm" svg:x="2cm" svg:y="11.257cm">
          <draw:text-box>
            <text:p text:style-name="P1"><text:span text:style-name="T1">FORMULAIRES........................…...33</text:span></text:p>
          </draw:text-box>
        </draw:frame>
        <draw:frame draw:style-name="gr1" draw:text-style-name="P2" draw:layer="layout" svg:width="7.601cm" svg:height="0.497cm" svg:x="2cm" svg:y="11.976cm">
          <draw:text-box>
            <text:p text:style-name="P1"><text:span text:style-name="T1">IDENTIFICATION ET CONTACT......46</text:span></text:p>
          </draw:text-box>
        </draw:frame>
        <draw:frame draw:style-name="gr1" draw:text-style-name="P2" draw:layer="layout" svg:width="7.622cm" svg:height="0.497cm" svg:x="2cm" svg:y="12.696cm">
          <draw:text-box>
            <text:p text:style-name="P1"><text:span text:style-name="T1">IMAGES ET MEDIAS............……....54</text:span></text:p>
          </draw:text-box>
        </draw:frame>
        <draw:frame draw:style-name="gr1" draw:text-style-name="P2" draw:layer="layout" svg:width="7.571cm" svg:height="0.497cm" svg:x="2cm" svg:y="13.416cm">
          <draw:text-box>
            <text:p text:style-name="P1"><text:span text:style-name="T1">INTERNATIONALISATION..............61</text:span></text:p>
          </draw:text-box>
        </draw:frame>
        <draw:frame draw:style-name="gr1" draw:text-style-name="P2" draw:layer="layout" svg:width="7.597cm" svg:height="0.497cm" svg:x="2cm" svg:y="14.135cm">
          <draw:text-box>
            <text:p text:style-name="P1"><text:span text:style-name="T1">LIENS...................................….....65</text:span></text:p>
          </draw:text-box>
        </draw:frame>
        <draw:frame draw:style-name="gr1" draw:text-style-name="P2" draw:layer="layout" svg:width="7.559cm" svg:height="0.497cm" svg:x="2cm" svg:y="14.855cm">
          <draw:text-box>
            <text:p text:style-name="P1"><text:span text:style-name="T1">NAVIGATION...........................…..73</text:span></text:p>
          </draw:text-box>
        </draw:frame>
        <draw:frame draw:style-name="gr1" draw:text-style-name="P2" draw:layer="layout" svg:width="7.609cm" svg:height="0.497cm" svg:x="2cm" svg:y="15.575cm">
          <draw:text-box>
            <text:p text:style-name="P1"><text:span text:style-name="T1">NEWSLETTER..........................… <text:s/>83</text:span></text:p>
          </draw:text-box>
        </draw:frame>
        <draw:frame draw:style-name="gr1" draw:text-style-name="P2" draw:layer="layout" svg:width="7.597cm" svg:height="0.497cm" svg:x="2cm" svg:y="16.294cm">
          <draw:text-box>
            <text:p text:style-name="P1"><text:span text:style-name="T1">PRÉSENTATION........................….87</text:span></text:p>
          </draw:text-box>
        </draw:frame>
        <draw:frame draw:style-name="gr1" draw:text-style-name="P2" draw:layer="layout" svg:width="7.652cm" svg:height="0.497cm" svg:x="2cm" svg:y="17.014cm">
          <draw:text-box>
            <text:p text:style-name="P1"><text:span text:style-name="T1">SÉCURITÉ...............................…...95</text:span></text:p>
          </draw:text-box>
        </draw:frame>
        <draw:frame draw:style-name="gr1" draw:text-style-name="P2" draw:layer="layout" svg:width="7.618cm" svg:height="0.497cm" svg:x="2cm" svg:y="17.734cm">
          <draw:text-box>
            <text:p text:style-name="P1"><text:span text:style-name="T1">SERVEUR ET PERFORMANCES....105</text:span></text:p>
          </draw:text-box>
        </draw:frame>
        <draw:frame draw:style-name="gr1" draw:text-style-name="P2" draw:layer="layout" svg:width="7.686cm" svg:height="0.497cm" svg:x="2cm" svg:y="18.453cm">
          <draw:text-box>
            <text:p text:style-name="P1"><text:span text:style-name="T1">STRUCTURE ET CODE.................112</text:span></text:p>
          </draw:text-box>
        </draw:frame>
        <draw:frame draw:style-name="gr2" draw:text-style-name="P3" draw:layer="layout" svg:width="16.355cm" svg:height="0.331cm" svg:x="1.506cm" svg:y="23.992cm">
          <draw:text-box>
            <text:p text:style-name="P1"><text:span text:style-name="T2">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  <draw:frame draw:style-name="gr1" draw:text-style-name="P2" draw:layer="layout" svg:width="16.389cm" svg:height="0.497cm" svg:x="1.75cm" svg:y="5.953cm">
          <draw:text-box>
            <text:p text:style-name="P1"><text:span text:style-name="T1">II Règles d’assurance qualité............................................................................</text:span></text:p>
          </draw:text-box>
        </draw:frame>
        <draw:frame draw:style-name="gr3" draw:text-style-name="P4" draw:layer="layout" svg:width="10.734cm" svg:height="1.148cm" svg:x="4.007cm" svg:y="2.48cm">
          <draw:text-box>
            <text:p text:style-name="P1"><text:span text:style-name="T5">TABLE DES MATIÈRES</text:span></text:p>
          </draw:text-box>
        </draw:frame>
      </draw:page>
      <draw:page draw:name="page2" draw:style-name="dp1" draw:master-page-name="master-page49">
        <draw:frame draw:style-name="gr3" draw:text-style-name="P4" draw:layer="layout" svg:width="5.514cm" svg:height="1.148cm" svg:x="6.491cm" svg:y="2.481cm">
          <draw:text-box>
            <text:p text:style-name="P1"><text:span text:style-name="T5">CONTENU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4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3" draw:style-name="dp1" draw:master-page-name="master-page122">
        <draw:frame draw:style-name="gr4" draw:text-style-name="P5" draw:layer="layout" svg:width="6.504cm" svg:height="0.412cm" svg:x="1.506cm" svg:y="2.262cm">
          <draw:text-box>
            <text:p text:style-name="P1"><text:span text:style-name="T6">Contenus, Conception, Éditorial, SEO</text:span></text:p>
          </draw:text-box>
        </draw:frame>
        <draw:frame draw:style-name="gr4" draw:text-style-name="P5" draw:layer="layout" svg:width="1.488cm" svg:height="0.412cm" svg:x="14.912cm" svg:y="2.262cm">
          <draw:text-box>
            <text:p text:style-name="P1"><text:span text:style-name="T6">RÈGLE 1</text:span></text:p>
          </draw:text-box>
        </draw:frame>
        <draw:frame draw:style-name="gr1" draw:text-style-name="P2" draw:layer="layout" svg:width="16.089cm" svg:height="0.497cm" svg:x="1.506cm" svg:y="3.382cm">
          <draw:text-box>
            <text:p text:style-name="P1"><text:span text:style-name="T7">Le <text:s/>site <text:s/>fournit <text:s/>aux utilisateurs <text:s/>la <text:s/>possibilité <text:s/>de connaître <text:s/>les <text:s/>nouveaux </text:span></text:p>
          </draw:text-box>
        </draw:frame>
        <draw:frame draw:style-name="gr1" draw:text-style-name="P2" draw:layer="layout" svg:width="4.612cm" svg:height="0.497cm" svg:x="1.506cm" svg:y="3.89cm">
          <draw:text-box>
            <text:p text:style-name="P1"><text:span text:style-name="T7">contenus ou services.</text:span></text:p>
          </draw:text-box>
        </draw:frame>
        <draw:frame draw:style-name="gr4" draw:text-style-name="P5" draw:layer="layout" svg:width="14.912cm" svg:height="0.412cm" svg:x="1.506cm" svg:y="5.042cm">
          <draw:text-box>
            <text:p text:style-name="P1"><text:span text:style-name="T8">Est-il vraiment pratique de devoir revenir sur un site et de naviguer dans toutes ses </text:span></text:p>
          </draw:text-box>
        </draw:frame>
        <draw:frame draw:style-name="gr4" draw:text-style-name="P5" draw:layer="layout" svg:width="15.195cm" svg:height="0.412cm" svg:x="1.506cm" svg:y="5.465cm">
          <draw:text-box>
            <text:p text:style-name="P1"><text:span text:style-name="T8">rubriques pour trouver les nouveaux contenus et services. Certainement pas, alors, à </text:span></text:p>
          </draw:text-box>
        </draw:frame>
        <draw:frame draw:style-name="gr4" draw:text-style-name="P5" draw:layer="layout" svg:width="2.5cm" svg:height="0.412cm" svg:x="1.506cm" svg:y="5.889cm">
          <draw:text-box>
            <text:p text:style-name="P1"><text:span text:style-name="T8">vous de jouer.</text:span></text:p>
          </draw:text-box>
        </draw:frame>
        <draw:frame draw:style-name="gr5" draw:text-style-name="P6" draw:layer="layout" svg:width="2.026cm" svg:height="0.454cm" svg:x="1.506cm" svg:y="6.51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2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39cm" svg:height="0.412cm" svg:x="2.007cm" svg:y="7.296cm">
          <draw:text-box>
            <text:p text:style-name="P1"><text:span text:style-name="T11">Permettre <text:s text:c="2"/>aux <text:s text:c="2"/>utilisateurs <text:s text:c="2"/>d'identifier <text:s text:c="2"/>immédiatement <text:s text:c="2"/>les <text:s text:c="2"/>nouveaux <text:s text:c="2"/>contenus <text:s text:c="2"/>ou </text:span></text:p>
          </draw:text-box>
        </draw:frame>
        <draw:frame draw:style-name="gr4" draw:text-style-name="P5" draw:layer="layout" svg:width="3.071cm" svg:height="0.412cm" svg:x="2.007cm" svg:y="7.72cm">
          <draw:text-box>
            <text:p text:style-name="P1"><text:span text:style-name="T11">services en ligne.</text:span></text:p>
          </draw:text-box>
        </draw:frame>
        <draw:frame draw:style-name="gr4" draw:text-style-name="P5" draw:layer="layout" svg:width="0.352cm" svg:height="0.412cm" svg:x="1.506cm" svg:y="8.45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8.457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309cm" svg:height="0.412cm" svg:x="2.007cm" svg:y="8.944cm">
          <draw:text-box>
            <text:p text:style-name="P1"><text:span text:style-name="T11">d’indexation.</text:span></text:p>
          </draw:text-box>
        </draw:frame>
        <draw:frame draw:style-name="gr4" draw:text-style-name="P5" draw:layer="layout" svg:width="5.565cm" svg:height="0.412cm" svg:x="1.506cm" svg:y="10.708cm">
          <draw:text-box>
            <text:p text:style-name="P1"><text:span text:style-name="T6">Contenus, Conception, Éditorial</text:span></text:p>
          </draw:text-box>
        </draw:frame>
        <draw:frame draw:style-name="gr4" draw:text-style-name="P5" draw:layer="layout" svg:width="1.488cm" svg:height="0.412cm" svg:x="14.912cm" svg:y="10.708cm">
          <draw:text-box>
            <text:p text:style-name="P1"><text:span text:style-name="T6">RÈGLE 2</text:span></text:p>
          </draw:text-box>
        </draw:frame>
        <draw:frame draw:style-name="gr1" draw:text-style-name="P2" draw:layer="layout" svg:width="17.435cm" svg:height="0.497cm" svg:x="1.506cm" svg:y="11.824cm">
          <draw:text-box>
            <text:p text:style-name="P1"><text:span text:style-name="T7">Les <text:s text:c="2"/>informations <text:s text:c="2"/>relatives <text:s text:c="2"/>aux <text:s text:c="2"/>droits <text:s text:c="2"/>de <text:s text:c="2"/>copie <text:s text:c="2"/>et <text:s text:c="2"/>de <text:s text:c="2"/>réutilisation <text:s text:c="2"/>sont </text:span></text:p>
          </draw:text-box>
        </draw:frame>
        <draw:frame draw:style-name="gr1" draw:text-style-name="P2" draw:layer="layout" svg:width="7.677cm" svg:height="0.497cm" svg:x="1.506cm" svg:y="12.332cm">
          <draw:text-box>
            <text:p text:style-name="P1"><text:span text:style-name="T7">disponibles depuis toutes les pages.</text:span></text:p>
          </draw:text-box>
        </draw:frame>
        <draw:frame draw:style-name="gr4" draw:text-style-name="P5" draw:layer="layout" svg:width="15.593cm" svg:height="0.412cm" svg:x="1.506cm" svg:y="13.487cm">
          <draw:text-box>
            <text:p text:style-name="P1"><text:span text:style-name="T8">Sur Internet, rien n’est plus facile que de copier un texte, une image, un son. Quels que </text:span></text:p>
          </draw:text-box>
        </draw:frame>
        <draw:frame draw:style-name="gr4" draw:text-style-name="P5" draw:layer="layout" svg:width="15.428cm" svg:height="0.412cm" svg:x="1.506cm" svg:y="13.911cm">
          <draw:text-box>
            <text:p text:style-name="P1"><text:span text:style-name="T8">soient vos choix en matière de réutilisation de vos contenus, il est essentiel d’informer </text:span></text:p>
          </draw:text-box>
        </draw:frame>
        <draw:frame draw:style-name="gr4" draw:text-style-name="P5" draw:layer="layout" svg:width="8.613cm" svg:height="0.412cm" svg:x="1.506cm" svg:y="14.334cm">
          <draw:text-box>
            <text:p text:style-name="P1"><text:span text:style-name="T8">les internautes sur leurs droits dans ce domaine.</text:span></text:p>
          </draw:text-box>
        </draw:frame>
        <draw:frame draw:style-name="gr5" draw:text-style-name="P6" draw:layer="layout" svg:width="2.026cm" svg:height="0.454cm" svg:x="1.506cm" svg:y="14.96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7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63cm" svg:height="0.412cm" svg:x="2.007cm" svg:y="15.738cm">
          <draw:text-box>
            <text:p text:style-name="P1"><text:span text:style-name="T11">Informer les utilisateurs sur les conditions sous lesquelles sont publiés les contenus. </text:span></text:p>
          </draw:text-box>
        </draw:frame>
        <draw:frame draw:style-name="gr4" draw:text-style-name="P5" draw:layer="layout" svg:width="0.352cm" svg:height="0.412cm" svg:x="1.506cm" svg:y="16.47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317cm" svg:height="0.412cm" svg:x="2.007cm" svg:y="16.479cm">
          <draw:text-box>
            <text:p text:style-name="P1"><text:span text:style-name="T11">Informer les utilisateurs sur les conditions de copie et de réutilisation.</text:span></text:p>
          </draw:text-box>
        </draw:frame>
        <draw:frame draw:style-name="gr4" draw:text-style-name="P5" draw:layer="layout" svg:width="7.317cm" svg:height="0.412cm" svg:x="1.506cm" svg:y="18.176cm">
          <draw:text-box>
            <text:p text:style-name="P1"><text:span text:style-name="T6">Contenus, Développement, Éditorial, SEO</text:span></text:p>
          </draw:text-box>
        </draw:frame>
        <draw:frame draw:style-name="gr4" draw:text-style-name="P5" draw:layer="layout" svg:width="1.488cm" svg:height="0.412cm" svg:x="14.912cm" svg:y="18.176cm">
          <draw:text-box>
            <text:p text:style-name="P1"><text:span text:style-name="T6">RÈGLE 3</text:span></text:p>
          </draw:text-box>
        </draw:frame>
        <draw:frame draw:style-name="gr1" draw:text-style-name="P2" draw:layer="layout" svg:width="15.826cm" svg:height="0.497cm" svg:x="1.506cm" svg:y="19.296cm">
          <draw:text-box>
            <text:p text:style-name="P1"><text:span text:style-name="T7">Le code source de chaque page contient une métadonnée qui en décrit le </text:span></text:p>
          </draw:text-box>
        </draw:frame>
        <draw:frame draw:style-name="gr1" draw:text-style-name="P2" draw:layer="layout" svg:width="1.856cm" svg:height="0.497cm" svg:x="1.506cm" svg:y="19.804cm">
          <draw:text-box>
            <text:p text:style-name="P1"><text:span text:style-name="T7">contenu.</text:span></text:p>
          </draw:text-box>
        </draw:frame>
        <draw:frame draw:style-name="gr4" draw:text-style-name="P5" draw:layer="layout" svg:width="15.716cm" svg:height="0.412cm" svg:x="1.506cm" svg:y="20.956cm">
          <draw:text-box>
            <text:p text:style-name="P1"><text:span text:style-name="T8">Une métadonnée est une information contenue dans le code source d’une page web qui </text:span></text:p>
          </draw:text-box>
        </draw:frame>
        <draw:frame draw:style-name="gr4" draw:text-style-name="P5" draw:layer="layout" svg:width="15.885cm" svg:height="0.412cm" svg:x="1.506cm" svg:y="21.379cm">
          <draw:text-box>
            <text:p text:style-name="P1"><text:span text:style-name="T8">permet de la décrire ou de fournir des informations à son propos. Cette règle concerne la </text:span></text:p>
          </draw:text-box>
        </draw:frame>
        <draw:frame draw:style-name="gr4" draw:text-style-name="P5" draw:layer="layout" svg:width="14.671cm" svg:height="0.412cm" svg:x="1.506cm" svg:y="21.802cm">
          <draw:text-box>
            <text:p text:style-name="P1"><text:span text:style-name="T8">métadonnée description qui, comme son nom l’indique, permet de décrire la page.</text:span></text:p>
          </draw:text-box>
        </draw:frame>
        <draw:frame draw:style-name="gr5" draw:text-style-name="P6" draw:layer="layout" svg:width="2.026cm" svg:height="0.454cm" svg:x="1.506cm" svg:y="22.433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4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675cm" svg:x2="17.002cm" svg:y2="10.675cm">
          <text:p/>
        </draw:line>
        <draw:line draw:style-name="gr6" draw:text-style-name="P7" draw:layer="layout" svg:x1="17.002cm" svg:y1="11.237cm" svg:x2="1.502cm" svg:y2="11.237cm">
          <text:p/>
        </draw:line>
        <draw:line draw:style-name="gr6" draw:text-style-name="P7" draw:layer="layout" svg:x1="1.502cm" svg:y1="18.143cm" svg:x2="17.002cm" svg:y2="18.143cm">
          <text:p/>
        </draw:line>
        <draw:line draw:style-name="gr6" draw:text-style-name="P7" draw:layer="layout" svg:x1="17.002cm" svg:y1="18.706cm" svg:x2="1.502cm" svg:y2="18.706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675cm" svg:x2="17.002cm" svg:y2="10.675cm">
          <text:p/>
        </draw:line>
        <draw:line draw:style-name="gr6" draw:text-style-name="P7" draw:layer="layout" svg:x1="17.002cm" svg:y1="11.237cm" svg:x2="1.502cm" svg:y2="11.237cm">
          <text:p/>
        </draw:line>
        <draw:line draw:style-name="gr6" draw:text-style-name="P7" draw:layer="layout" svg:x1="1.502cm" svg:y1="18.143cm" svg:x2="17.002cm" svg:y2="18.143cm">
          <text:p/>
        </draw:line>
        <draw:line draw:style-name="gr6" draw:text-style-name="P7" draw:layer="layout" svg:x1="17.002cm" svg:y1="18.706cm" svg:x2="1.502cm" svg:y2="18.70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4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05cm" svg:height="0.412cm" svg:x="2.007cm" svg:y="2.05cm">
          <draw:text-box>
            <text:p text:style-name="P1"><text:span text:style-name="T11">Permettre <text:s text:c="2"/>aux <text:s text:c="2"/>outils <text:s text:c="2"/>de <text:s text:c="2"/>recherche <text:s text:c="2"/>et <text:s text:c="2"/>d'indexation <text:s text:c="2"/>d'extraire <text:s text:c="2"/>des <text:s text:c="2"/>informations <text:s text:c="2"/>à </text:span></text:p>
          </draw:text-box>
        </draw:frame>
        <draw:frame draw:style-name="gr4" draw:text-style-name="P5" draw:layer="layout" svg:width="5.332cm" svg:height="0.412cm" svg:x="2.007cm" svg:y="2.474cm">
          <draw:text-box>
            <text:p text:style-name="P1"><text:span text:style-name="T11">propos du contenu des pages.</text:span></text:p>
          </draw:text-box>
        </draw:frame>
        <draw:frame draw:style-name="gr4" draw:text-style-name="P5" draw:layer="layout" svg:width="0.352cm" svg:height="0.412cm" svg:x="1.506cm" svg:y="3.2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26cm" svg:height="0.412cm" svg:x="2.007cm" svg:y="3.215cm">
          <draw:text-box>
            <text:p text:style-name="P1"><text:span text:style-name="T11">Améliorer la restitution aux utilisateurs des résultats de recherche.</text:span></text:p>
          </draw:text-box>
        </draw:frame>
        <draw:frame draw:style-name="gr4" draw:text-style-name="P5" draw:layer="layout" svg:width="0.352cm" svg:height="0.412cm" svg:x="1.506cm" svg:y="3.9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3.952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4.375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5.565cm" svg:height="0.412cm" svg:x="1.506cm" svg:y="6.076cm">
          <draw:text-box>
            <text:p text:style-name="P1"><text:span text:style-name="T6">Contenus, Conception, Éditorial</text:span></text:p>
          </draw:text-box>
        </draw:frame>
        <draw:frame draw:style-name="gr4" draw:text-style-name="P5" draw:layer="layout" svg:width="1.488cm" svg:height="0.412cm" svg:x="14.912cm" svg:y="6.076cm">
          <draw:text-box>
            <text:p text:style-name="P1"><text:span text:style-name="T6">RÈGLE 4</text:span></text:p>
          </draw:text-box>
        </draw:frame>
        <draw:frame draw:style-name="gr1" draw:text-style-name="P2" draw:layer="layout" svg:width="11.661cm" svg:height="0.497cm" svg:x="1.506cm" svg:y="7.192cm">
          <draw:text-box>
            <text:p text:style-name="P1"><text:span text:style-name="T7">Les dates sont présentées dans des formats explicites.</text:span></text:p>
          </draw:text-box>
        </draw:frame>
        <draw:frame draw:style-name="gr4" draw:text-style-name="P5" draw:layer="layout" svg:width="15.513cm" svg:height="0.412cm" svg:x="1.506cm" svg:y="8.347cm">
          <draw:text-box>
            <text:p text:style-name="P1"><text:span text:style-name="T8">Le 12/11/10 fait-il référence au 12 novembre 2010 (format de date européen) ou au 11 </text:span></text:p>
          </draw:text-box>
        </draw:frame>
        <draw:frame draw:style-name="gr4" draw:text-style-name="P5" draw:layer="layout" svg:width="15.818cm" svg:height="0.412cm" svg:x="1.506cm" svg:y="8.771cm">
          <draw:text-box>
            <text:p text:style-name="P1"><text:span text:style-name="T8">décembre 2010 (format américain) ? À vous de faire en sorte que vos utilisateurs n’aient </text:span></text:p>
          </draw:text-box>
        </draw:frame>
        <draw:frame draw:style-name="gr4" draw:text-style-name="P5" draw:layer="layout" svg:width="5.84cm" svg:height="0.412cm" svg:x="1.506cm" svg:y="9.194cm">
          <draw:text-box>
            <text:p text:style-name="P1"><text:span text:style-name="T8">jamais à se poser cette question.</text:span></text:p>
          </draw:text-box>
        </draw:frame>
        <draw:frame draw:style-name="gr5" draw:text-style-name="P6" draw:layer="layout" svg:width="2.026cm" svg:height="0.454cm" svg:x="1.506cm" svg:y="9.82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0.5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156cm" svg:height="0.412cm" svg:x="2.007cm" svg:y="10.598cm">
          <draw:text-box>
            <text:p text:style-name="P1"><text:span text:style-name="T11">Éviter aux utilisateurs les risques de méprise sur le sens d’une date. </text:span></text:p>
          </draw:text-box>
        </draw:frame>
        <draw:frame draw:style-name="gr4" draw:text-style-name="P5" draw:layer="layout" svg:width="0.352cm" svg:height="0.412cm" svg:x="1.506cm" svg:y="11.3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249cm" svg:height="0.412cm" svg:x="2.007cm" svg:y="11.339cm">
          <draw:text-box>
            <text:p text:style-name="P1"><text:span text:style-name="T11">Faciliter la compréhension et la réutilisation des contenus concernés.</text:span></text:p>
          </draw:text-box>
        </draw:frame>
        <draw:frame draw:style-name="gr4" draw:text-style-name="P5" draw:layer="layout" svg:width="12.986cm" svg:height="0.412cm" svg:x="1.506cm" svg:y="13.036cm">
          <draw:text-box>
            <text:p text:style-name="P1"><text:span text:style-name="T6">Contenus, Conception, Développement, Éditorial, Accessibilité, Vie privée</text:span></text:p>
          </draw:text-box>
        </draw:frame>
        <draw:frame draw:style-name="gr4" draw:text-style-name="P5" draw:layer="layout" svg:width="1.488cm" svg:height="0.412cm" svg:x="14.912cm" svg:y="13.036cm">
          <draw:text-box>
            <text:p text:style-name="P1"><text:span text:style-name="T6">RÈGLE 5</text:span></text:p>
          </draw:text-box>
        </draw:frame>
        <draw:frame draw:style-name="gr1" draw:text-style-name="P2" draw:layer="layout" svg:width="15.949cm" svg:height="0.497cm" svg:x="1.506cm" svg:y="14.156cm">
          <draw:text-box>
            <text:p text:style-name="P1"><text:span text:style-name="T7">La première occurrence d'une abréviation ou d'un acronyme dans le corps </text:span></text:p>
          </draw:text-box>
        </draw:frame>
        <draw:frame draw:style-name="gr1" draw:text-style-name="P2" draw:layer="layout" svg:width="10.043cm" svg:height="0.497cm" svg:x="1.506cm" svg:y="14.664cm">
          <draw:text-box>
            <text:p text:style-name="P1"><text:span text:style-name="T7">de chaque page donne accès à sa signification.</text:span></text:p>
          </draw:text-box>
        </draw:frame>
        <draw:frame draw:style-name="gr4" draw:text-style-name="P5" draw:layer="layout" svg:width="15.102cm" svg:height="0.412cm" svg:x="1.506cm" svg:y="15.816cm">
          <draw:text-box>
            <text:p text:style-name="P1"><text:span text:style-name="T8">SIG, TVA, AVT, VAT, DTC, XML… les abréviations, sigles et acronymes pullulent sur le </text:span></text:p>
          </draw:text-box>
        </draw:frame>
        <draw:frame draw:style-name="gr4" draw:text-style-name="P5" draw:layer="layout" svg:width="14.971cm" svg:height="0.412cm" svg:x="1.506cm" svg:y="16.239cm">
          <draw:text-box>
            <text:p text:style-name="P1"><text:span text:style-name="T8">Web, notamment dans les domaines techniques et administratifs. En les explicitant, </text:span></text:p>
          </draw:text-box>
        </draw:frame>
        <draw:frame draw:style-name="gr4" draw:text-style-name="P5" draw:layer="layout" svg:width="14.886cm" svg:height="0.412cm" svg:x="1.506cm" svg:y="16.662cm">
          <draw:text-box>
            <text:p text:style-name="P1"><text:span text:style-name="T8">vous rendez un fier service à vos utilisateurs et vous améliorez votre référencement</text:span></text:p>
          </draw:text-box>
        </draw:frame>
        <draw:frame draw:style-name="gr5" draw:text-style-name="P6" draw:layer="layout" svg:width="2.026cm" svg:height="0.454cm" svg:x="1.506cm" svg:y="17.29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231cm" svg:height="0.412cm" svg:x="2.007cm" svg:y="18.07cm">
          <draw:text-box>
            <text:p text:style-name="P1"><text:span text:style-name="T11">Permettre à l’utilisateur d’accéder rapidement à la signification d’un sigle. </text:span></text:p>
          </draw:text-box>
        </draw:frame>
        <draw:frame draw:style-name="gr4" draw:text-style-name="P5" draw:layer="layout" svg:width="0.352cm" svg:height="0.412cm" svg:x="1.506cm" svg:y="18.8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72cm" svg:height="0.412cm" svg:x="2.007cm" svg:y="18.807cm">
          <draw:text-box>
            <text:p text:style-name="P1"><text:span text:style-name="T11">Permettre l’exploitation du contenu par un robot (pour l’établissement d’un index des </text:span></text:p>
          </draw:text-box>
        </draw:frame>
        <draw:frame draw:style-name="gr4" draw:text-style-name="P5" draw:layer="layout" svg:width="1.357cm" svg:height="0.412cm" svg:x="2.007cm" svg:y="19.231cm">
          <draw:text-box>
            <text:p text:style-name="P1"><text:span text:style-name="T11">sigles). </text:span></text:p>
          </draw:text-box>
        </draw:frame>
        <draw:frame draw:style-name="gr4" draw:text-style-name="P5" draw:layer="layout" svg:width="0.352cm" svg:height="0.412cm" svg:x="1.506cm" svg:y="19.971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995cm" svg:height="0.412cm" svg:x="2.007cm" svg:y="19.971cm">
          <draw:text-box>
            <text:p text:style-name="P1"><text:span text:style-name="T11">Favoriser le référencement du contenu.</text:span></text:p>
          </draw:text-box>
        </draw:frame>
        <draw:frame draw:style-name="gr4" draw:text-style-name="P5" draw:layer="layout" svg:width="0.352cm" svg:height="0.412cm" svg:x="1.506cm" svg:y="20.70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20.709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4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6.043cm" svg:x2="17.002cm" svg:y2="6.043cm">
          <text:p/>
        </draw:line>
        <draw:line draw:style-name="gr6" draw:text-style-name="P7" draw:layer="layout" svg:x1="17.002cm" svg:y1="6.605cm" svg:x2="1.502cm" svg:y2="6.605cm">
          <text:p/>
        </draw:line>
        <draw:line draw:style-name="gr6" draw:text-style-name="P7" draw:layer="layout" svg:x1="1.502cm" svg:y1="13.003cm" svg:x2="17.002cm" svg:y2="13.003cm">
          <text:p/>
        </draw:line>
        <draw:line draw:style-name="gr6" draw:text-style-name="P7" draw:layer="layout" svg:x1="17.002cm" svg:y1="13.566cm" svg:x2="1.502cm" svg:y2="13.566cm">
          <text:p/>
        </draw:line>
        <draw:line draw:style-name="gr6" draw:text-style-name="P7" draw:layer="layout" svg:x1="1.502cm" svg:y1="6.043cm" svg:x2="17.002cm" svg:y2="6.043cm">
          <text:p/>
        </draw:line>
        <draw:line draw:style-name="gr6" draw:text-style-name="P7" draw:layer="layout" svg:x1="17.002cm" svg:y1="6.605cm" svg:x2="1.502cm" svg:y2="6.605cm">
          <text:p/>
        </draw:line>
        <draw:line draw:style-name="gr6" draw:text-style-name="P7" draw:layer="layout" svg:x1="1.502cm" svg:y1="13.003cm" svg:x2="17.002cm" svg:y2="13.003cm">
          <text:p/>
        </draw:line>
        <draw:line draw:style-name="gr6" draw:text-style-name="P7" draw:layer="layout" svg:x1="17.002cm" svg:y1="13.566cm" svg:x2="1.502cm" svg:y2="13.56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5" draw:style-name="dp1" draw:master-page-name="master-page75">
        <draw:frame draw:style-name="gr4" draw:text-style-name="P5" draw:layer="layout" svg:width="3.892cm" svg:height="0.412cm" svg:x="1.506cm" svg:y="2.156cm">
          <draw:text-box>
            <text:p text:style-name="P1"><text:span text:style-name="T6">Contenus, Conception</text:span></text:p>
          </draw:text-box>
        </draw:frame>
        <draw:frame draw:style-name="gr4" draw:text-style-name="P5" draw:layer="layout" svg:width="1.488cm" svg:height="0.412cm" svg:x="14.912cm" svg:y="2.156cm">
          <draw:text-box>
            <text:p text:style-name="P1"><text:span text:style-name="T6">RÈGLE 6</text:span></text:p>
          </draw:text-box>
        </draw:frame>
        <draw:frame draw:style-name="gr1" draw:text-style-name="P2" draw:layer="layout" svg:width="14.311cm" svg:height="0.497cm" svg:x="1.506cm" svg:y="3.276cm">
          <draw:text-box>
            <text:p text:style-name="P1"><text:span text:style-name="T7">La date de publication des contenus qui le nécessitent est indiquée</text:span></text:p>
          </draw:text-box>
        </draw:frame>
        <draw:frame draw:style-name="gr4" draw:text-style-name="P5" draw:layer="layout" svg:width="15.737cm" svg:height="0.412cm" svg:x="1.506cm" svg:y="4.428cm">
          <draw:text-box>
            <text:p text:style-name="P1"><text:span text:style-name="T8">Dans la vraie vie, lorsque vous trouvez une revue ou un vieux journal, la première chose </text:span></text:p>
          </draw:text-box>
        </draw:frame>
        <draw:frame draw:style-name="gr4" draw:text-style-name="P5" draw:layer="layout" svg:width="15.902cm" svg:height="0.412cm" svg:x="1.506cm" svg:y="4.851cm">
          <draw:text-box>
            <text:p text:style-name="P1"><text:span text:style-name="T8">que vous regardez est la date de publication. C’est normal, vous avez absolument besoin </text:span></text:p>
          </draw:text-box>
        </draw:frame>
        <draw:frame draw:style-name="gr4" draw:text-style-name="P5" draw:layer="layout" svg:width="15.792cm" svg:height="0.412cm" svg:x="1.506cm" svg:y="5.275cm">
          <draw:text-box>
            <text:p text:style-name="P1"><text:span text:style-name="T8">de cette information pour comprendre le contenu et pour le remettre en contexte. Sur le </text:span></text:p>
          </draw:text-box>
        </draw:frame>
        <draw:frame draw:style-name="gr4" draw:text-style-name="P5" draw:layer="layout" svg:width="0.899cm" svg:height="0.412cm" svg:x="1.506cm" svg:y="5.698cm">
          <draw:text-box>
            <text:p text:style-name="P1"><text:span text:style-name="T8">Web,</text:span></text:p>
          </draw:text-box>
        </draw:frame>
        <draw:frame draw:style-name="gr4" draw:text-style-name="P5" draw:layer="layout" svg:width="0.352cm" svg:height="0.412cm" svg:x="2.529cm" svg:y="5.698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1.065cm" svg:height="0.412cm" svg:x="2.768cm" svg:y="5.698cm">
          <draw:text-box>
            <text:p text:style-name="P1"><text:span text:style-name="T8">c’est <text:s/></text:span></text:p>
          </draw:text-box>
        </draw:frame>
        <draw:frame draw:style-name="gr4" draw:text-style-name="P5" draw:layer="layout" svg:width="0.535cm" svg:height="0.412cm" svg:x="3.935cm" svg:y="5.698cm">
          <draw:text-box>
            <text:p text:style-name="P1"><text:span text:style-name="T8">la <text:s/></text:span></text:p>
          </draw:text-box>
        </draw:frame>
        <draw:frame draw:style-name="gr4" draw:text-style-name="P5" draw:layer="layout" svg:width="1.34cm" svg:height="0.412cm" svg:x="4.629cm" svg:y="5.698cm">
          <draw:text-box>
            <text:p text:style-name="P1"><text:span text:style-name="T8">même <text:s/></text:span></text:p>
          </draw:text-box>
        </draw:frame>
        <draw:frame draw:style-name="gr4" draw:text-style-name="P5" draw:layer="layout" svg:width="1.145cm" svg:height="0.412cm" svg:x="6.102cm" svg:y="5.698cm">
          <draw:text-box>
            <text:p text:style-name="P1"><text:span text:style-name="T8">chose,</text:span></text:p>
          </draw:text-box>
        </draw:frame>
        <draw:frame draw:style-name="gr4" draw:text-style-name="P5" draw:layer="layout" svg:width="0.352cm" svg:height="0.412cm" svg:x="7.34cm" svg:y="5.698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1.852cm" svg:height="0.412cm" svg:x="7.579cm" svg:y="5.698cm">
          <draw:text-box>
            <text:p text:style-name="P1"><text:span text:style-name="T8">certaines <text:s/></text:span></text:p>
          </draw:text-box>
        </draw:frame>
        <draw:frame draw:style-name="gr4" draw:text-style-name="P5" draw:layer="layout" svg:width="2.445cm" svg:height="0.412cm" svg:x="9.542cm" svg:y="5.698cm">
          <draw:text-box>
            <text:p text:style-name="P1"><text:span text:style-name="T8">informations <text:s/></text:span></text:p>
          </draw:text-box>
        </draw:frame>
        <draw:frame draw:style-name="gr4" draw:text-style-name="P5" draw:layer="layout" svg:width="1.547cm" svg:height="0.412cm" svg:x="12.178cm" svg:y="5.698cm">
          <draw:text-box>
            <text:p text:style-name="P1"><text:span text:style-name="T8">doivent <text:s/></text:span></text:p>
          </draw:text-box>
        </draw:frame>
        <draw:frame draw:style-name="gr4" draw:text-style-name="P5" draw:layer="layout" svg:width="2.305cm" svg:height="0.412cm" svg:x="13.87cm" svg:y="5.698cm">
          <draw:text-box>
            <text:p text:style-name="P1"><text:span text:style-name="T8">absolument <text:s/></text:span></text:p>
          </draw:text-box>
        </draw:frame>
        <draw:frame draw:style-name="gr4" draw:text-style-name="P5" draw:layer="layout" svg:width="0.828cm" svg:height="0.412cm" svg:x="16.306cm" svg:y="5.698cm">
          <draw:text-box>
            <text:p text:style-name="P1"><text:span text:style-name="T8">être </text:span></text:p>
          </draw:text-box>
        </draw:frame>
        <draw:frame draw:style-name="gr4" draw:text-style-name="P5" draw:layer="layout" svg:width="7.643cm" svg:height="0.412cm" svg:x="1.506cm" svg:y="6.121cm">
          <draw:text-box>
            <text:p text:style-name="P1"><text:span text:style-name="T8">accompagnées de leur date de publication.</text:span></text:p>
          </draw:text-box>
        </draw:frame>
        <draw:frame draw:style-name="gr5" draw:text-style-name="P6" draw:layer="layout" svg:width="2.026cm" svg:height="0.454cm" svg:x="1.506cm" svg:y="6.75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52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203cm" svg:height="0.412cm" svg:x="2.007cm" svg:y="7.529cm">
          <draw:text-box>
            <text:p text:style-name="P1"><text:span text:style-name="T11">Permettre à l’utilisateur de remettre l’information en contexte. 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89cm" svg:height="0.412cm" svg:x="2.007cm" svg:y="8.266cm">
          <draw:text-box>
            <text:p text:style-name="P1"><text:span text:style-name="T11">Prévenir la diffusion d’informations obsolètes. </text:span></text:p>
          </draw:text-box>
        </draw:frame>
        <draw:frame draw:style-name="gr4" draw:text-style-name="P5" draw:layer="layout" svg:width="0.352cm" svg:height="0.412cm" svg:x="1.506cm" svg:y="9.0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82cm" svg:height="0.412cm" svg:x="2.007cm" svg:y="9.007cm">
          <draw:text-box>
            <text:p text:style-name="P1"><text:span text:style-name="T11">Renforcer la confiance dans les informations et faciliter les citations</text:span></text:p>
          </draw:text-box>
        </draw:frame>
        <draw:frame draw:style-name="gr4" draw:text-style-name="P5" draw:layer="layout" svg:width="8.676cm" svg:height="0.412cm" svg:x="1.506cm" svg:y="10.704cm">
          <draw:text-box>
            <text:p text:style-name="P1"><text:span text:style-name="T6">Contenus, Éditorial, Accessibilité, Vie privée, SEO</text:span></text:p>
          </draw:text-box>
        </draw:frame>
        <draw:frame draw:style-name="gr4" draw:text-style-name="P5" draw:layer="layout" svg:width="1.488cm" svg:height="0.412cm" svg:x="14.912cm" svg:y="10.704cm">
          <draw:text-box>
            <text:p text:style-name="P1"><text:span text:style-name="T6">RÈGLE 7</text:span></text:p>
          </draw:text-box>
        </draw:frame>
        <draw:frame draw:style-name="gr1" draw:text-style-name="P2" draw:layer="layout" svg:width="15.483cm" svg:height="0.497cm" svg:x="1.506cm" svg:y="11.824cm">
          <draw:text-box>
            <text:p text:style-name="P1"><text:span text:style-name="T7">Un lexique ou un glossaire adapté au public visé explique le vocabulaire </text:span></text:p>
          </draw:text-box>
        </draw:frame>
        <draw:frame draw:style-name="gr1" draw:text-style-name="P2" draw:layer="layout" svg:width="4.853cm" svg:height="0.497cm" svg:x="1.506cm" svg:y="12.332cm">
          <draw:text-box>
            <text:p text:style-name="P1"><text:span text:style-name="T7">sectoriel ou technique.</text:span></text:p>
          </draw:text-box>
        </draw:frame>
        <draw:frame draw:style-name="gr4" draw:text-style-name="P5" draw:layer="layout" svg:width="15.297cm" svg:height="0.412cm" svg:x="1.506cm" svg:y="13.484cm">
          <draw:text-box>
            <text:p text:style-name="P1"><text:span text:style-name="T8">Les auteurs de ce livre sont des exemples vivants de la capacité quasi instantanée de </text:span></text:p>
          </draw:text-box>
        </draw:frame>
        <draw:frame draw:style-name="gr4" draw:text-style-name="P5" draw:layer="layout" svg:width="15.454cm" svg:height="0.412cm" svg:x="1.506cm" svg:y="13.907cm">
          <draw:text-box>
            <text:p text:style-name="P1"><text:span text:style-name="T8">l’être humain à jargonner dès qu’il accumule quelques connaissances. Un petit lexique </text:span></text:p>
          </draw:text-box>
        </draw:frame>
        <draw:frame draw:style-name="gr4" draw:text-style-name="P5" draw:layer="layout" svg:width="13.036cm" svg:height="0.412cm" svg:x="1.506cm" svg:y="14.331cm">
          <draw:text-box>
            <text:p text:style-name="P1"><text:span text:style-name="T8">ou un glossaire, et hop, le visiteur du site peut appréhender les contenus.</text:span></text:p>
          </draw:text-box>
        </draw:frame>
        <draw:frame draw:style-name="gr5" draw:text-style-name="P6" draw:layer="layout" svg:width="2.026cm" svg:height="0.454cm" svg:x="1.506cm" svg:y="14.96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7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516cm" svg:height="0.412cm" svg:x="2.007cm" svg:y="15.738cm">
          <draw:text-box>
            <text:p text:style-name="P1"><text:span text:style-name="T11">Permettre <text:s text:c="2"/>aux <text:s text:c="2"/>utilisateurs <text:s text:c="2"/>de <text:s text:c="2"/>comprendre <text:s text:c="2"/>les <text:s text:c="2"/>contenus <text:s text:c="2"/>sectoriels <text:s text:c="2"/>ou <text:s text:c="2"/>à <text:s text:c="2"/>caractère </text:span></text:p>
          </draw:text-box>
        </draw:frame>
        <draw:frame draw:style-name="gr4" draw:text-style-name="P5" draw:layer="layout" svg:width="1.983cm" svg:height="0.412cm" svg:x="2.007cm" svg:y="16.161cm">
          <draw:text-box>
            <text:p text:style-name="P1"><text:span text:style-name="T11">technique. </text:span></text:p>
          </draw:text-box>
        </draw:frame>
        <draw:frame draw:style-name="gr4" draw:text-style-name="P5" draw:layer="layout" svg:width="0.352cm" svg:height="0.412cm" svg:x="1.506cm" svg:y="16.8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912cm" svg:height="0.412cm" svg:x="2.007cm" svg:y="16.899cm">
          <draw:text-box>
            <text:p text:style-name="P1"><text:span text:style-name="T11">Faciliter l'utilisation d'un service. </text:span></text:p>
          </draw:text-box>
        </draw:frame>
        <draw:frame draw:style-name="gr4" draw:text-style-name="P5" draw:layer="layout" svg:width="0.352cm" svg:height="0.412cm" svg:x="1.506cm" svg:y="17.6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981cm" svg:height="0.412cm" svg:x="2.007cm" svg:y="17.64cm">
          <draw:text-box>
            <text:p text:style-name="P1"><text:span text:style-name="T11">Améliorer le référencement sur des mots-clés ou expressions techniques.</text:span></text:p>
          </draw:text-box>
        </draw:frame>
        <draw:frame draw:style-name="gr4" draw:text-style-name="P5" draw:layer="layout" svg:width="0.352cm" svg:height="0.412cm" svg:x="1.506cm" svg:y="18.37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18.377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9.11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9.118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9.541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4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671cm" svg:x2="17.002cm" svg:y2="10.671cm">
          <text:p/>
        </draw:line>
        <draw:line draw:style-name="gr6" draw:text-style-name="P7" draw:layer="layout" svg:x1="17.002cm" svg:y1="11.234cm" svg:x2="1.502cm" svg:y2="11.23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671cm" svg:x2="17.002cm" svg:y2="10.671cm">
          <text:p/>
        </draw:line>
        <draw:line draw:style-name="gr6" draw:text-style-name="P7" draw:layer="layout" svg:x1="17.002cm" svg:y1="11.234cm" svg:x2="1.502cm" svg:y2="11.23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6" draw:style-name="dp1" draw:master-page-name="master-page75">
        <draw:frame draw:style-name="gr4" draw:text-style-name="P5" draw:layer="layout" svg:width="5.565cm" svg:height="0.412cm" svg:x="1.506cm" svg:y="2.156cm">
          <draw:text-box>
            <text:p text:style-name="P1"><text:span text:style-name="T6">Contenus, Conception, Éditorial</text:span></text:p>
          </draw:text-box>
        </draw:frame>
        <draw:frame draw:style-name="gr4" draw:text-style-name="P5" draw:layer="layout" svg:width="1.488cm" svg:height="0.412cm" svg:x="14.912cm" svg:y="2.156cm">
          <draw:text-box>
            <text:p text:style-name="P1"><text:span text:style-name="T6">RÈGLE 8</text:span></text:p>
          </draw:text-box>
        </draw:frame>
        <draw:frame draw:style-name="gr1" draw:text-style-name="P2" draw:layer="layout" svg:width="14.675cm" svg:height="0.497cm" svg:x="1.506cm" svg:y="3.276cm">
          <draw:text-box>
            <text:p text:style-name="P1"><text:span text:style-name="T7">Les contenus publicitaires ou sponsorisés sont identifiés comme tels.</text:span></text:p>
          </draw:text-box>
        </draw:frame>
        <draw:frame draw:style-name="gr4" draw:text-style-name="P5" draw:layer="layout" svg:width="15.195cm" svg:height="0.412cm" svg:x="1.506cm" svg:y="4.428cm">
          <draw:text-box>
            <text:p text:style-name="P1"><text:span text:style-name="T8">Contenu éditorial ou publicitaire? Article de fond ou publireportage? Avis impartial ou </text:span></text:p>
          </draw:text-box>
        </draw:frame>
        <draw:frame draw:style-name="gr4" draw:text-style-name="P5" draw:layer="layout" svg:width="15.225cm" svg:height="0.412cm" svg:x="1.506cm" svg:y="4.851cm">
          <draw:text-box>
            <text:p text:style-name="P1"><text:span text:style-name="T8">billet sponsorisé ? Mieux vaut préciser de quoi il s’agit, ainsi les internautes sauront à </text:span></text:p>
          </draw:text-box>
        </draw:frame>
        <draw:frame draw:style-name="gr4" draw:text-style-name="P5" draw:layer="layout" svg:width="8.613cm" svg:height="0.412cm" svg:x="1.506cm" svg:y="5.275cm">
          <draw:text-box>
            <text:p text:style-name="P1"><text:span text:style-name="T8">quoi s’en tenir et n’auront rien à vous reprocher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6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31cm" svg:height="0.412cm" svg:x="2.007cm" svg:y="6.682cm">
          <draw:text-box>
            <text:p text:style-name="P1"><text:span text:style-name="T11">Permettre une identification immédiate des contenus publicitaires ou sponsorisés.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6cm" svg:height="0.412cm" svg:x="2.007cm" svg:y="7.42cm">
          <draw:text-box>
            <text:p text:style-name="P1"><text:span text:style-name="T11">Éviter les confusions entre contenus rédactionnels et publicitaires. </text:span></text:p>
          </draw:text-box>
        </draw:frame>
        <draw:frame draw:style-name="gr4" draw:text-style-name="P5" draw:layer="layout" svg:width="0.352cm" svg:height="0.412cm" svg:x="1.506cm" svg:y="8.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905cm" svg:height="0.412cm" svg:x="2.007cm" svg:y="8.16cm">
          <draw:text-box>
            <text:p text:style-name="P1"><text:span text:style-name="T11">Prévenir les risques associés aux conflits d'intérêt.</text:span></text:p>
          </draw:text-box>
        </draw:frame>
        <draw:frame draw:style-name="gr4" draw:text-style-name="P5" draw:layer="layout" svg:width="3.346cm" svg:height="0.412cm" svg:x="1.506cm" svg:y="9.857cm">
          <draw:text-box>
            <text:p text:style-name="P1"><text:span text:style-name="T6">Contenus, Éditorial</text:span></text:p>
          </draw:text-box>
        </draw:frame>
        <draw:frame draw:style-name="gr4" draw:text-style-name="P5" draw:layer="layout" svg:width="1.488cm" svg:height="0.412cm" svg:x="14.912cm" svg:y="9.857cm">
          <draw:text-box>
            <text:p text:style-name="P1"><text:span text:style-name="T6">RÈGLE 9</text:span></text:p>
          </draw:text-box>
        </draw:frame>
        <draw:frame draw:style-name="gr1" draw:text-style-name="P2" draw:layer="layout" svg:width="14.002cm" svg:height="0.497cm" svg:x="1.506cm" svg:y="10.977cm">
          <draw:text-box>
            <text:p text:style-name="P1"><text:span text:style-name="T7">Les conditions de modération des espaces publics sont indiquées.</text:span></text:p>
          </draw:text-box>
        </draw:frame>
        <draw:frame draw:style-name="gr4" draw:text-style-name="P5" draw:layer="layout" svg:width="15.026cm" svg:height="0.412cm" svg:x="1.506cm" svg:y="12.129cm">
          <draw:text-box>
            <text:p text:style-name="P1"><text:span text:style-name="T8">Lorsque les règles du jeu sont connues dès le départ, il est bien plus facile d’agir. En </text:span></text:p>
          </draw:text-box>
        </draw:frame>
        <draw:frame draw:style-name="gr4" draw:text-style-name="P5" draw:layer="layout" svg:width="15.331cm" svg:height="0.412cm" svg:x="1.506cm" svg:y="12.553cm">
          <draw:text-box>
            <text:p text:style-name="P1"><text:span text:style-name="T8">précisant les conditions de modération, vous limiterez les risques de contestation, par </text:span></text:p>
          </draw:text-box>
        </draw:frame>
        <draw:frame draw:style-name="gr4" draw:text-style-name="P5" draw:layer="layout" svg:width="8.354cm" svg:height="0.412cm" svg:x="1.506cm" svg:y="12.976cm">
          <draw:text-box>
            <text:p text:style-name="P1"><text:span text:style-name="T8">exemple, en cas de suppression d’un message.</text:span></text:p>
          </draw:text-box>
        </draw:frame>
        <draw:frame draw:style-name="gr5" draw:text-style-name="P6" draw:layer="layout" svg:width="2.026cm" svg:height="0.454cm" svg:x="1.506cm" svg:y="13.60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3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471cm" svg:height="0.412cm" svg:x="2.007cm" svg:y="14.383cm">
          <draw:text-box>
            <text:p text:style-name="P1"><text:span text:style-name="T11">Expliquer <text:s text:c="2"/>aux <text:s text:c="2"/>utilisateurs <text:s text:c="2"/>pour <text:s text:c="2"/>quelles <text:s text:c="2"/>raisons <text:s text:c="2"/>et <text:s text:c="2"/>dans <text:s text:c="2"/>quelle <text:s text:c="2"/>mesure <text:s text:c="2"/>leurs </text:span></text:p>
          </draw:text-box>
        </draw:frame>
        <draw:frame draw:style-name="gr4" draw:text-style-name="P5" draw:layer="layout" svg:width="6.614cm" svg:height="0.412cm" svg:x="2.007cm" svg:y="14.807cm">
          <draw:text-box>
            <text:p text:style-name="P1"><text:span text:style-name="T11">publications peuvent être modérées. </text:span></text:p>
          </draw:text-box>
        </draw:frame>
        <draw:frame draw:style-name="gr4" draw:text-style-name="P5" draw:layer="layout" svg:width="0.352cm" svg:height="0.412cm" svg:x="1.506cm" svg:y="15.5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55cm" svg:height="0.412cm" svg:x="2.007cm" svg:y="15.544cm">
          <draw:text-box>
            <text:p text:style-name="P1"><text:span text:style-name="T11">Limiter le nombre de réclamations des utilisateurs ne voyant pas leur publication </text:span></text:p>
          </draw:text-box>
        </draw:frame>
        <draw:frame draw:style-name="gr4" draw:text-style-name="P5" draw:layer="layout" svg:width="1.949cm" svg:height="0.412cm" svg:x="2.007cm" svg:y="15.967cm">
          <draw:text-box>
            <text:p text:style-name="P1"><text:span text:style-name="T11">apparaître.</text:span></text:p>
          </draw:text-box>
        </draw:frame>
        <draw:frame draw:style-name="gr4" draw:text-style-name="P5" draw:layer="layout" svg:width="4.705cm" svg:height="0.412cm" svg:x="1.506cm" svg:y="16.708cm">
          <draw:text-box>
            <text:p text:style-name="P1"><text:span text:style-name="T6">Contenus, Développement</text:span></text:p>
          </draw:text-box>
        </draw:frame>
        <draw:frame draw:style-name="gr4" draw:text-style-name="P5" draw:layer="layout" svg:width="1.712cm" svg:height="0.412cm" svg:x="14.721cm" svg:y="16.708cm">
          <draw:text-box>
            <text:p text:style-name="P1"><text:span text:style-name="T6">RÈGLE 10</text:span></text:p>
          </draw:text-box>
        </draw:frame>
        <draw:frame draw:style-name="gr1" draw:text-style-name="P2" draw:layer="layout" svg:width="16.512cm" svg:height="0.497cm" svg:x="1.506cm" svg:y="17.825cm">
          <draw:text-box>
            <text:p text:style-name="P1"><text:span text:style-name="T7">Les contenus ou fichiers destinés à des espaces publics peuvent être vérifiés </text:span></text:p>
          </draw:text-box>
        </draw:frame>
        <draw:frame draw:style-name="gr1" draw:text-style-name="P2" draw:layer="layout" svg:width="5.332cm" svg:height="0.497cm" svg:x="1.506cm" svg:y="18.333cm">
          <draw:text-box>
            <text:p text:style-name="P1"><text:span text:style-name="T7">avant leur envoi définitif.</text:span></text:p>
          </draw:text-box>
        </draw:frame>
        <draw:frame draw:style-name="gr4" draw:text-style-name="P5" draw:layer="layout" svg:width="15.657cm" svg:height="0.412cm" svg:x="1.506cm" svg:y="19.488cm">
          <draw:text-box>
            <text:p text:style-name="P1"><text:span text:style-name="T8">Il est fort agaçant de voir publier un message sous une forme dégradée ou de constater </text:span></text:p>
          </draw:text-box>
        </draw:frame>
        <draw:frame draw:style-name="gr4" draw:text-style-name="P5" draw:layer="layout" svg:width="15.005cm" svg:height="0.412cm" svg:x="1.506cm" svg:y="19.912cm">
          <draw:text-box>
            <text:p text:style-name="P1"><text:span text:style-name="T8">après envoi que l’on a écrit une grosse bêtise. La prévisualisation permet de voir les </text:span></text:p>
          </draw:text-box>
        </draw:frame>
        <draw:frame draw:style-name="gr4" draw:text-style-name="P5" draw:layer="layout" svg:width="14.082cm" svg:height="0.412cm" svg:x="1.506cm" svg:y="20.335cm">
          <draw:text-box>
            <text:p text:style-name="P1"><text:span text:style-name="T8">contenus en contexte et donne la possibilité de les corriger ou de les peaufiner.</text:span></text:p>
          </draw:text-box>
        </draw:frame>
        <draw:frame draw:style-name="gr5" draw:text-style-name="P6" draw:layer="layout" svg:width="2.026cm" svg:height="0.454cm" svg:x="1.506cm" svg:y="20.96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7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568cm" svg:height="0.412cm" svg:x="2.007cm" svg:y="21.739cm">
          <draw:text-box>
            <text:p text:style-name="P1"><text:span text:style-name="T11">Permettre à l’utilisateur de vérifier sa saisie en contexte et, si nécessaire, de la corriger </text:span></text:p>
          </draw:text-box>
        </draw:frame>
        <draw:frame draw:style-name="gr4" draw:text-style-name="P5" draw:layer="layout" svg:width="2.296cm" svg:height="0.412cm" svg:x="2.007cm" svg:y="22.162cm">
          <draw:text-box>
            <text:p text:style-name="P1"><text:span text:style-name="T11">avant envoi. </text:span></text:p>
          </draw:text-box>
        </draw:frame>
        <draw:frame draw:style-name="gr4" draw:text-style-name="P5" draw:layer="layout" svg:width="0.352cm" svg:height="0.412cm" svg:x="1.506cm" svg:y="22.90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224cm" svg:height="0.412cm" svg:x="2.007cm" svg:y="22.903cm">
          <draw:text-box>
            <text:p text:style-name="P1"><text:span text:style-name="T11">Diminuer le nombre de demandes de rectification ou de suppression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4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824cm" svg:x2="17.002cm" svg:y2="9.824cm">
          <text:p/>
        </draw:line>
        <draw:line draw:style-name="gr6" draw:text-style-name="P7" draw:layer="layout" svg:x1="17.002cm" svg:y1="10.387cm" svg:x2="1.502cm" svg:y2="10.387cm">
          <text:p/>
        </draw:line>
        <draw:line draw:style-name="gr6" draw:text-style-name="P7" draw:layer="layout" svg:x1="1.502cm" svg:y1="16.675cm" svg:x2="17.002cm" svg:y2="16.675cm">
          <text:p/>
        </draw:line>
        <draw:line draw:style-name="gr6" draw:text-style-name="P7" draw:layer="layout" svg:x1="17.002cm" svg:y1="17.238cm" svg:x2="1.502cm" svg:y2="17.23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824cm" svg:x2="17.002cm" svg:y2="9.824cm">
          <text:p/>
        </draw:line>
        <draw:line draw:style-name="gr6" draw:text-style-name="P7" draw:layer="layout" svg:x1="17.002cm" svg:y1="10.387cm" svg:x2="1.502cm" svg:y2="10.387cm">
          <text:p/>
        </draw:line>
        <draw:line draw:style-name="gr6" draw:text-style-name="P7" draw:layer="layout" svg:x1="1.502cm" svg:y1="16.675cm" svg:x2="17.002cm" svg:y2="16.675cm">
          <text:p/>
        </draw:line>
        <draw:line draw:style-name="gr6" draw:text-style-name="P7" draw:layer="layout" svg:x1="17.002cm" svg:y1="17.238cm" svg:x2="1.502cm" svg:y2="17.23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7" draw:style-name="dp1" draw:master-page-name="master-page72">
        <draw:frame draw:style-name="gr4" draw:text-style-name="P5" draw:layer="layout" svg:width="3.892cm" svg:height="0.412cm" svg:x="1.506cm" svg:y="2.685cm">
          <draw:text-box>
            <text:p text:style-name="P1"><text:span text:style-name="T6">Contenus, Conception</text:span></text:p>
          </draw:text-box>
        </draw:frame>
        <draw:frame draw:style-name="gr4" draw:text-style-name="P5" draw:layer="layout" svg:width="1.712cm" svg:height="0.412cm" svg:x="14.721cm" svg:y="2.685cm">
          <draw:text-box>
            <text:p text:style-name="P1"><text:span text:style-name="T6">RÈGLE 11</text:span></text:p>
          </draw:text-box>
        </draw:frame>
        <draw:frame draw:style-name="gr1" draw:text-style-name="P2" draw:layer="layout" svg:width="15.306cm" svg:height="0.497cm" svg:x="1.506cm" svg:y="3.802cm">
          <draw:text-box>
            <text:p text:style-name="P1"><text:span text:style-name="T7">Les espaces publics proposent au moins un moyen de signaler les abus.</text:span></text:p>
          </draw:text-box>
        </draw:frame>
        <draw:frame draw:style-name="gr4" draw:text-style-name="P5" draw:layer="layout" svg:width="15.979cm" svg:height="0.412cm" svg:x="1.506cm" svg:y="4.957cm">
          <draw:text-box>
            <text:p text:style-name="P1"><text:span text:style-name="T8">Plus encore que dans le cas de la règle précédente, il s’agit ici de faciliter la procédure de </text:span></text:p>
          </draw:text-box>
        </draw:frame>
        <draw:frame draw:style-name="gr4" draw:text-style-name="P5" draw:layer="layout" svg:width="3.981cm" svg:height="0.412cm" svg:x="1.506cm" svg:y="5.381cm">
          <draw:text-box>
            <text:p text:style-name="P1"><text:span text:style-name="T8">signalement des abus.</text:span></text:p>
          </draw:text-box>
        </draw:frame>
        <draw:frame draw:style-name="gr5" draw:text-style-name="P6" draw:layer="layout" svg:width="2.026cm" svg:height="0.454cm" svg:x="1.506cm" svg:y="6.00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983cm" svg:height="0.412cm" svg:x="2.007cm" svg:y="6.785cm">
          <draw:text-box>
            <text:p text:style-name="P1"><text:span text:style-name="T11">Faciliter le signalement de contenus illégaux ou inappropriés. </text:span></text:p>
          </draw:text-box>
        </draw:frame>
        <draw:frame draw:style-name="gr4" draw:text-style-name="P5" draw:layer="layout" svg:width="0.352cm" svg:height="0.412cm" svg:x="1.506cm" svg:y="7.5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072cm" svg:height="0.412cm" svg:x="2.007cm" svg:y="7.525cm">
          <draw:text-box>
            <text:p text:style-name="P1"><text:span text:style-name="T11">Accélérer la détection de ces contenus. </text:span></text:p>
          </draw:text-box>
        </draw:frame>
        <draw:frame draw:style-name="gr4" draw:text-style-name="P5" draw:layer="layout" svg:width="0.352cm" svg:height="0.412cm" svg:x="1.506cm" svg:y="8.26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804cm" svg:height="0.412cm" svg:x="2.007cm" svg:y="8.263cm">
          <draw:text-box>
            <text:p text:style-name="P1"><text:span text:style-name="T11">Limiter les risques de consultation de contenus illégaux ou inappropriés.</text:span></text:p>
          </draw:text-box>
        </draw:frame>
        <draw:frame draw:style-name="gr4" draw:text-style-name="P5" draw:layer="layout" svg:width="10.894cm" svg:height="0.412cm" svg:x="1.506cm" svg:y="9.963cm">
          <draw:text-box>
            <text:p text:style-name="P1"><text:span text:style-name="T6">Contenus, Conception, Éditorial, Accessibilité, Vie privée, SEO</text:span></text:p>
          </draw:text-box>
        </draw:frame>
        <draw:frame draw:style-name="gr4" draw:text-style-name="P5" draw:layer="layout" svg:width="1.712cm" svg:height="0.412cm" svg:x="14.721cm" svg:y="9.963cm">
          <draw:text-box>
            <text:p text:style-name="P1"><text:span text:style-name="T6">RÈGLE 12</text:span></text:p>
          </draw:text-box>
        </draw:frame>
        <draw:frame draw:style-name="gr1" draw:text-style-name="P2" draw:layer="layout" svg:width="13.625cm" svg:height="0.497cm" svg:x="1.506cm" svg:y="11.08cm">
          <draw:text-box>
            <text:p text:style-name="P1"><text:span text:style-name="T7">Chaque graphique est accompagné de ses données numériques</text:span></text:p>
          </draw:text-box>
        </draw:frame>
        <draw:frame draw:style-name="gr4" draw:text-style-name="P5" draw:layer="layout" svg:width="15.246cm" svg:height="0.412cm" svg:x="1.506cm" svg:y="12.235cm">
          <draw:text-box>
            <text:p text:style-name="P1"><text:span text:style-name="T8">Une image vaut souvent mieux qu’un long discours. Certes, mais tout d’abord, il peut </text:span></text:p>
          </draw:text-box>
        </draw:frame>
        <draw:frame draw:style-name="gr4" draw:text-style-name="P5" draw:layer="layout" svg:width="15.53cm" svg:height="0.412cm" svg:x="1.506cm" svg:y="12.658cm">
          <draw:text-box>
            <text:p text:style-name="P1"><text:span text:style-name="T8">s’avérer difficile de véritablement comprendre un graphique si l’on n'a pas les données </text:span></text:p>
          </draw:text-box>
        </draw:frame>
        <draw:frame draw:style-name="gr4" draw:text-style-name="P5" draw:layer="layout" svg:width="15.771cm" svg:height="0.412cm" svg:x="1.506cm" svg:y="13.082cm">
          <draw:text-box>
            <text:p text:style-name="P1"><text:span text:style-name="T8">qui ont permis de le créer. D’autre part, certains utilisateurs ne pourront pas avoir accès </text:span></text:p>
          </draw:text-box>
        </draw:frame>
        <draw:frame draw:style-name="gr4" draw:text-style-name="P5" draw:layer="layout" svg:width="15.695cm" svg:height="0.412cm" svg:x="1.506cm" svg:y="13.505cm">
          <draw:text-box>
            <text:p text:style-name="P1"><text:span text:style-name="T8">au rendu graphique, et l’accès aux données leur permettra de comprendre les contenus.</text:span></text:p>
          </draw:text-box>
        </draw:frame>
        <draw:frame draw:style-name="gr5" draw:text-style-name="P6" draw:layer="layout" svg:width="2.026cm" svg:height="0.454cm" svg:x="1.506cm" svg:y="14.13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909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95cm" svg:height="0.412cm" svg:x="2.007cm" svg:y="14.909cm">
          <draw:text-box>
            <text:p text:style-name="P1"><text:span text:style-name="T11">Permettre ou améliorer la compréhension du graphique.</text:span></text:p>
          </draw:text-box>
        </draw:frame>
        <draw:frame draw:style-name="gr4" draw:text-style-name="P5" draw:layer="layout" svg:width="0.352cm" svg:height="0.412cm" svg:x="1.506cm" svg:y="15.65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776cm" svg:height="0.412cm" svg:x="2.007cm" svg:y="15.65cm">
          <draw:text-box>
            <text:p text:style-name="P1"><text:span text:style-name="T11">Faciliter le partage des données.</text:span></text:p>
          </draw:text-box>
        </draw:frame>
        <draw:frame draw:style-name="gr4" draw:text-style-name="P5" draw:layer="layout" svg:width="0.352cm" svg:height="0.412cm" svg:x="1.506cm" svg:y="16.3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16.387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7.1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7.128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7.551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652cm" svg:x2="17.002cm" svg:y2="2.652cm">
          <text:p/>
        </draw:line>
        <draw:line draw:style-name="gr6" draw:text-style-name="P7" draw:layer="layout" svg:x1="17.002cm" svg:y1="3.215cm" svg:x2="1.502cm" svg:y2="3.215cm">
          <text:p/>
        </draw:line>
        <draw:line draw:style-name="gr6" draw:text-style-name="P7" draw:layer="layout" svg:x1="1.502cm" svg:y1="9.93cm" svg:x2="17.002cm" svg:y2="9.93cm">
          <text:p/>
        </draw:line>
        <draw:line draw:style-name="gr6" draw:text-style-name="P7" draw:layer="layout" svg:x1="17.002cm" svg:y1="10.493cm" svg:x2="1.502cm" svg:y2="10.493cm">
          <text:p/>
        </draw:line>
        <draw:line draw:style-name="gr6" draw:text-style-name="P7" draw:layer="layout" svg:x1="1.502cm" svg:y1="2.652cm" svg:x2="17.002cm" svg:y2="2.652cm">
          <text:p/>
        </draw:line>
        <draw:line draw:style-name="gr6" draw:text-style-name="P7" draw:layer="layout" svg:x1="17.002cm" svg:y1="3.215cm" svg:x2="1.502cm" svg:y2="3.215cm">
          <text:p/>
        </draw:line>
        <draw:line draw:style-name="gr6" draw:text-style-name="P7" draw:layer="layout" svg:x1="1.502cm" svg:y1="9.93cm" svg:x2="17.002cm" svg:y2="9.93cm">
          <text:p/>
        </draw:line>
        <draw:line draw:style-name="gr6" draw:text-style-name="P7" draw:layer="layout" svg:x1="17.002cm" svg:y1="10.493cm" svg:x2="1.502cm" svg:y2="10.49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8" draw:style-name="dp1" draw:master-page-name="master-page75">
        <draw:frame draw:style-name="gr4" draw:text-style-name="P5" draw:layer="layout" svg:width="6.924cm" svg:height="0.412cm" svg:x="1.506cm" svg:y="2.156cm">
          <draw:text-box>
            <text:p text:style-name="P1"><text:span text:style-name="T6">Contenus, Conception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13</text:span></text:p>
          </draw:text-box>
        </draw:frame>
        <draw:frame draw:style-name="gr1" draw:text-style-name="P2" draw:layer="layout" svg:width="17.901cm" svg:height="0.497cm" svg:x="1.506cm" svg:y="3.276cm">
          <draw:text-box>
            <text:p text:style-name="P1"><text:span text:style-name="T7">La <text:s text:c="2"/>page <text:s text:c="2"/>des <text:s text:c="2"/>résultats <text:s text:c="2"/>de <text:s text:c="2"/>recherche <text:s text:c="2"/>indique <text:s text:c="2"/>le <text:s text:c="2"/>nombre <text:s text:c="2"/>de <text:s text:c="2"/>résultats, <text:s text:c="2"/>le </text:span></text:p>
          </draw:text-box>
        </draw:frame>
        <draw:frame draw:style-name="gr1" draw:text-style-name="P2" draw:layer="layout" svg:width="14.163cm" svg:height="0.497cm" svg:x="1.506cm" svg:y="3.784cm">
          <draw:text-box>
            <text:p text:style-name="P1"><text:span text:style-name="T7">nombre de pages de résultats, et le nombre de résultats par page.</text:span></text:p>
          </draw:text-box>
        </draw:frame>
        <draw:frame draw:style-name="gr4" draw:text-style-name="P5" draw:layer="layout" svg:width="15.97cm" svg:height="0.412cm" svg:x="1.506cm" svg:y="4.936cm">
          <draw:text-box>
            <text:p text:style-name="P1"><text:span text:style-name="T8">Une page de résultats de recherche, ça se soigne, ça se polit, c’est important. Cette règle </text:span></text:p>
          </draw:text-box>
        </draw:frame>
        <draw:frame draw:style-name="gr4" draw:text-style-name="P5" draw:layer="layout" svg:width="10.949cm" svg:height="0.412cm" svg:x="1.506cm" svg:y="5.359cm">
          <draw:text-box>
            <text:p text:style-name="P1"><text:span text:style-name="T8">vous liste les éléments les plus pratiques pour les utilisateurs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38cm" svg:height="0.412cm" svg:x="2.007cm" svg:y="6.767cm">
          <draw:text-box>
            <text:p text:style-name="P1"><text:span text:style-name="T11">Permettre aux utilisateurs d'avoir l'ensemble des informations essentielles relatives à </text:span></text:p>
          </draw:text-box>
        </draw:frame>
        <draw:frame draw:style-name="gr4" draw:text-style-name="P5" draw:layer="layout" svg:width="5.806cm" svg:height="0.412cm" svg:x="2.007cm" svg:y="7.19cm">
          <draw:text-box>
            <text:p text:style-name="P1"><text:span text:style-name="T11">la recherche qu'ils ont effectuée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9" draw:style-name="dp1" draw:master-page-name="master-page49">
        <draw:frame draw:style-name="gr3" draw:text-style-name="P4" draw:layer="layout" svg:width="12.943cm" svg:height="1.148cm" svg:x="3.02cm" svg:y="2.481cm">
          <draw:text-box>
            <text:p text:style-name="P1"><text:span text:style-name="T5">DONNEES PERSONNELL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0" draw:style-name="dp1" draw:master-page-name="master-page122">
        <draw:frame draw:style-name="gr4" draw:text-style-name="P5" draw:layer="layout" svg:width="7.791cm" svg:height="0.412cm" svg:x="1.506cm" svg:y="2.262cm">
          <draw:text-box>
            <text:p text:style-name="P1"><text:span text:style-name="T6">Données personnelles, Conception, Éditorial</text:span></text:p>
          </draw:text-box>
        </draw:frame>
        <draw:frame draw:style-name="gr4" draw:text-style-name="P5" draw:layer="layout" svg:width="1.712cm" svg:height="0.412cm" svg:x="14.721cm" svg:y="2.262cm">
          <draw:text-box>
            <text:p text:style-name="P1"><text:span text:style-name="T6">RÈGLE 14</text:span></text:p>
          </draw:text-box>
        </draw:frame>
        <draw:frame draw:style-name="gr1" draw:text-style-name="P2" draw:layer="layout" svg:width="15.877cm" svg:height="0.497cm" svg:x="1.506cm" svg:y="3.382cm">
          <draw:text-box>
            <text:p text:style-name="P1"><text:span text:style-name="T7">La politique de confidentialité et de respect de la vie privée est disponible </text:span></text:p>
          </draw:text-box>
        </draw:frame>
        <draw:frame draw:style-name="gr1" draw:text-style-name="P2" draw:layer="layout" svg:width="5.158cm" svg:height="0.497cm" svg:x="1.506cm" svg:y="3.89cm">
          <draw:text-box>
            <text:p text:style-name="P1"><text:span text:style-name="T7">depuis toutes les pages.</text:span></text:p>
          </draw:text-box>
        </draw:frame>
        <draw:frame draw:style-name="gr4" draw:text-style-name="P5" draw:layer="layout" svg:width="15.581cm" svg:height="0.412cm" svg:x="1.506cm" svg:y="5.042cm">
          <draw:text-box>
            <text:p text:style-name="P1"><text:span text:style-name="T8">Une très grande partie du business d’Internet repose sur le commerce et la valorisation </text:span></text:p>
          </draw:text-box>
        </draw:frame>
        <draw:frame draw:style-name="gr4" draw:text-style-name="P5" draw:layer="layout" svg:width="15.809cm" svg:height="0.412cm" svg:x="1.506cm" svg:y="5.465cm">
          <draw:text-box>
            <text:p text:style-name="P1"><text:span text:style-name="T8">des données personnelles. Cette règle est de nature à rassurer et à informer l’internaute </text:span></text:p>
          </draw:text-box>
        </draw:frame>
        <draw:frame draw:style-name="gr4" draw:text-style-name="P5" draw:layer="layout" svg:width="7.258cm" svg:height="0.412cm" svg:x="1.506cm" svg:y="5.889cm">
          <draw:text-box>
            <text:p text:style-name="P1"><text:span text:style-name="T8">sur la protection de ses données privées.</text:span></text:p>
          </draw:text-box>
        </draw:frame>
        <draw:frame draw:style-name="gr5" draw:text-style-name="P6" draw:layer="layout" svg:width="2.026cm" svg:height="0.454cm" svg:x="1.506cm" svg:y="6.51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2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37cm" svg:height="0.412cm" svg:x="2.007cm" svg:y="7.296cm">
          <draw:text-box>
            <text:p text:style-name="P1"><text:span text:style-name="T11">Permettre <text:s text:c="2"/>aux <text:s text:c="2"/>utilisateurs <text:s text:c="2"/>de <text:s text:c="2"/>connaître <text:s text:c="2"/>les <text:s text:c="2"/>conditions <text:s text:c="2"/>de <text:s text:c="2"/>conservation <text:s text:c="2"/>de <text:s text:c="2"/>leurs </text:span></text:p>
          </draw:text-box>
        </draw:frame>
        <draw:frame draw:style-name="gr4" draw:text-style-name="P5" draw:layer="layout" svg:width="3.964cm" svg:height="0.412cm" svg:x="2.007cm" svg:y="7.72cm">
          <draw:text-box>
            <text:p text:style-name="P1"><text:span text:style-name="T11">données personnelles.</text:span></text:p>
          </draw:text-box>
        </draw:frame>
        <draw:frame draw:style-name="gr4" draw:text-style-name="P5" draw:layer="layout" svg:width="0.352cm" svg:height="0.412cm" svg:x="1.506cm" svg:y="8.45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8.457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5.573cm" svg:height="0.412cm" svg:x="1.506cm" svg:y="10.157cm">
          <draw:text-box>
            <text:p text:style-name="P1"><text:span text:style-name="T6">Données personnelles, Éditorial</text:span></text:p>
          </draw:text-box>
        </draw:frame>
        <draw:frame draw:style-name="gr4" draw:text-style-name="P5" draw:layer="layout" svg:width="1.712cm" svg:height="0.412cm" svg:x="14.721cm" svg:y="10.157cm">
          <draw:text-box>
            <text:p text:style-name="P1"><text:span text:style-name="T6">RÈGLE 15</text:span></text:p>
          </draw:text-box>
        </draw:frame>
        <draw:frame draw:style-name="gr1" draw:text-style-name="P2" draw:layer="layout" svg:width="17.414cm" svg:height="0.497cm" svg:x="1.506cm" svg:y="11.274cm">
          <draw:text-box>
            <text:p text:style-name="P1"><text:span text:style-name="T7">La <text:s text:c="2"/>procédure <text:s text:c="2"/>d'accès <text:s text:c="2"/>et <text:s text:c="2"/>de <text:s text:c="2"/>rectification <text:s text:c="2"/>des <text:s text:c="2"/>données <text:s text:c="2"/>personnelles <text:s text:c="2"/>est </text:span></text:p>
          </draw:text-box>
        </draw:frame>
        <draw:frame draw:style-name="gr1" draw:text-style-name="P2" draw:layer="layout" svg:width="1.619cm" svg:height="0.497cm" svg:x="1.506cm" svg:y="11.782cm">
          <draw:text-box>
            <text:p text:style-name="P1"><text:span text:style-name="T7">décrite.</text:span></text:p>
          </draw:text-box>
        </draw:frame>
        <draw:frame draw:style-name="gr4" draw:text-style-name="P5" draw:layer="layout" svg:width="15.488cm" svg:height="0.412cm" svg:x="1.506cm" svg:y="12.937cm">
          <draw:text-box>
            <text:p text:style-name="P1"><text:span text:style-name="T8">Cette règle est souvent traitée comme une mention à poser sur un site. Elle a pourtant </text:span></text:p>
          </draw:text-box>
        </draw:frame>
        <draw:frame draw:style-name="gr4" draw:text-style-name="P5" draw:layer="layout" svg:width="15.475cm" svg:height="0.412cm" svg:x="1.506cm" svg:y="13.36cm">
          <draw:text-box>
            <text:p text:style-name="P1"><text:span text:style-name="T8">une vraie valeur ajoutée, puisqu’elle impose aux administrateurs du site de se poser la </text:span></text:p>
          </draw:text-box>
        </draw:frame>
        <draw:frame draw:style-name="gr4" draw:text-style-name="P5" draw:layer="layout" svg:width="12.622cm" svg:height="0.412cm" svg:x="1.506cm" svg:y="13.784cm">
          <draw:text-box>
            <text:p text:style-name="P1"><text:span text:style-name="T8">question de la mise à jour et de la pérennité des données personnelles.</text:span></text:p>
          </draw:text-box>
        </draw:frame>
        <draw:frame draw:style-name="gr5" draw:text-style-name="P6" draw:layer="layout" svg:width="2.026cm" svg:height="0.454cm" svg:x="1.506cm" svg:y="14.41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1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64cm" svg:height="0.412cm" svg:x="2.007cm" svg:y="15.188cm">
          <draw:text-box>
            <text:p text:style-name="P1"><text:span text:style-name="T11">Informer l'utilisateur sur l'utilisation de ses données personnelles. Faciliter la gestion </text:span></text:p>
          </draw:text-box>
        </draw:frame>
        <draw:frame draw:style-name="gr4" draw:text-style-name="P5" draw:layer="layout" svg:width="8.439cm" svg:height="0.412cm" svg:x="2.007cm" svg:y="15.611cm">
          <draw:text-box>
            <text:p text:style-name="P1"><text:span text:style-name="T11">des demandes liées aux données personnelles. </text:span></text:p>
          </draw:text-box>
        </draw:frame>
        <draw:frame draw:style-name="gr4" draw:text-style-name="P5" draw:layer="layout" svg:width="0.352cm" svg:height="0.412cm" svg:x="1.506cm" svg:y="16.3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6.352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124cm" svg:x2="17.002cm" svg:y2="10.124cm">
          <text:p/>
        </draw:line>
        <draw:line draw:style-name="gr6" draw:text-style-name="P7" draw:layer="layout" svg:x1="17.002cm" svg:y1="10.687cm" svg:x2="1.502cm" svg:y2="10.687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124cm" svg:x2="17.002cm" svg:y2="10.124cm">
          <text:p/>
        </draw:line>
        <draw:line draw:style-name="gr6" draw:text-style-name="P7" draw:layer="layout" svg:x1="17.002cm" svg:y1="10.687cm" svg:x2="1.502cm" svg:y2="10.68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1" draw:style-name="dp1" draw:master-page-name="master-page75">
        <draw:frame draw:style-name="gr4" draw:text-style-name="P5" draw:layer="layout" svg:width="9.15cm" svg:height="0.412cm" svg:x="1.506cm" svg:y="2.156cm">
          <draw:text-box>
            <text:p text:style-name="P1"><text:span text:style-name="T6">Données personnelles, Conception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16</text:span></text:p>
          </draw:text-box>
        </draw:frame>
        <draw:frame draw:style-name="gr1" draw:text-style-name="P2" draw:layer="layout" svg:width="16.072cm" svg:height="0.497cm" svg:x="1.506cm" svg:y="3.276cm">
          <draw:text-box>
            <text:p text:style-name="P1"><text:span text:style-name="T7">La <text:s text:c="2"/>création <text:s text:c="2"/>de <text:s text:c="2"/>compte <text:s text:c="2"/>est <text:s text:c="2"/>possible <text:s text:c="2"/>sans <text:s text:c="2"/>recours <text:s text:c="2"/>à <text:s text:c="2"/>un <text:s text:c="2"/>système </text:span></text:p>
          </draw:text-box>
        </draw:frame>
        <draw:frame draw:style-name="gr1" draw:text-style-name="P2" draw:layer="layout" svg:width="4.358cm" svg:height="0.497cm" svg:x="1.506cm" svg:y="3.784cm">
          <draw:text-box>
            <text:p text:style-name="P1"><text:span text:style-name="T7">d'identification tiers.</text:span></text:p>
          </draw:text-box>
        </draw:frame>
        <draw:frame draw:style-name="gr4" draw:text-style-name="P5" draw:layer="layout" svg:width="15.814cm" svg:height="0.412cm" svg:x="1.506cm" svg:y="4.936cm">
          <draw:text-box>
            <text:p text:style-name="P1"><text:span text:style-name="T8">Les systèmes d’identification tiers proposés par Facebook, LinkedIn et bien d’autres sont </text:span></text:p>
          </draw:text-box>
        </draw:frame>
        <draw:frame draw:style-name="gr4" draw:text-style-name="P5" draw:layer="layout" svg:width="14.878cm" svg:height="0.412cm" svg:x="1.506cm" svg:y="5.359cm">
          <draw:text-box>
            <text:p text:style-name="P1"><text:span text:style-name="T8">très pratiques. Ils évitent aux utilisateurs d’avoir à créer un identifiant et un mot de </text:span></text:p>
          </draw:text-box>
        </draw:frame>
        <draw:frame draw:style-name="gr4" draw:text-style-name="P5" draw:layer="layout" svg:width="16.012cm" svg:height="0.412cm" svg:x="1.506cm" svg:y="5.783cm">
          <draw:text-box>
            <text:p text:style-name="P1"><text:span text:style-name="T8">passe et ils permettent aux créateurs de sites de se reposer sur des acteurs de référence. </text:span></text:p>
          </draw:text-box>
        </draw:frame>
        <draw:frame draw:style-name="gr4" draw:text-style-name="P5" draw:layer="layout" svg:width="15.568cm" svg:height="0.412cm" svg:x="1.506cm" svg:y="6.206cm">
          <draw:text-box>
            <text:p text:style-name="P1"><text:span text:style-name="T8">Mais le prix est élevé. La fermeture ou la désactivation d’un compte chez le fournisseur </text:span></text:p>
          </draw:text-box>
        </draw:frame>
        <draw:frame draw:style-name="gr4" draw:text-style-name="P5" draw:layer="layout" svg:width="15.576cm" svg:height="0.412cm" svg:x="1.506cm" svg:y="6.629cm">
          <draw:text-box>
            <text:p text:style-name="P1"><text:span text:style-name="T8">tiers rendra la connexion impossible. Le fonctionnement du système de connexion tiers </text:span></text:p>
          </draw:text-box>
        </draw:frame>
        <draw:frame draw:style-name="gr4" draw:text-style-name="P5" draw:layer="layout" svg:width="8.862cm" svg:height="0.412cm" svg:x="1.506cm" svg:y="7.053cm">
          <draw:text-box>
            <text:p text:style-name="P1"><text:span text:style-name="T8">rendra totalement dépendant le créateur de sites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554cm" svg:height="0.412cm" svg:x="2.007cm" svg:y="8.46cm">
          <draw:text-box>
            <text:p text:style-name="P1"><text:span text:style-name="T11">Laisser l’utilisateur libre de son choix d’utiliser ou non un service tiers. </text:span></text:p>
          </draw:text-box>
        </draw:frame>
        <draw:frame draw:style-name="gr4" draw:text-style-name="P5" draw:layer="layout" svg:width="0.352cm" svg:height="0.412cm" svg:x="1.506cm" svg:y="9.1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39cm" svg:height="0.412cm" svg:x="2.007cm" svg:y="9.198cm">
          <draw:text-box>
            <text:p text:style-name="P1"><text:span text:style-name="T11">Fournir un moyen alternatif d’accès au service. </text:span></text:p>
          </draw:text-box>
        </draw:frame>
        <draw:frame draw:style-name="gr4" draw:text-style-name="P5" draw:layer="layout" svg:width="0.352cm" svg:height="0.412cm" svg:x="1.506cm" svg:y="9.9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469cm" svg:height="0.412cm" svg:x="2.007cm" svg:y="9.938cm">
          <draw:text-box>
            <text:p text:style-name="P1"><text:span text:style-name="T11">Fournir un moyen d’accès maîtrisé par les administrateurs du service. </text:span></text:p>
          </draw:text-box>
        </draw:frame>
        <draw:frame draw:style-name="gr4" draw:text-style-name="P5" draw:layer="layout" svg:width="0.352cm" svg:height="0.412cm" svg:x="1.506cm" svg:y="10.6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22cm" svg:height="0.412cm" svg:x="2.007cm" svg:y="10.676cm">
          <draw:text-box>
            <text:p text:style-name="P1"><text:span text:style-name="T11">Limiter la dépendance à un acteur tiers dont la politique et la stratégie commerciale </text:span></text:p>
          </draw:text-box>
        </draw:frame>
        <draw:frame draw:style-name="gr4" draw:text-style-name="P5" draw:layer="layout" svg:width="9.984cm" svg:height="0.412cm" svg:x="2.007cm" svg:y="11.099cm">
          <draw:text-box>
            <text:p text:style-name="P1"><text:span text:style-name="T11">ou technique ne manquera pas d’évoluer dans le temps.</text:span></text:p>
          </draw:text-box>
        </draw:frame>
        <draw:frame draw:style-name="gr4" draw:text-style-name="P5" draw:layer="layout" svg:width="0.352cm" svg:height="0.412cm" svg:x="1.506cm" svg:y="11.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1.84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6.932cm" svg:height="0.412cm" svg:x="1.506cm" svg:y="13.537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13.537cm">
          <draw:text-box>
            <text:p text:style-name="P1"><text:span text:style-name="T6">RÈGLE 17</text:span></text:p>
          </draw:text-box>
        </draw:frame>
        <draw:frame draw:style-name="gr1" draw:text-style-name="P2" draw:layer="layout" svg:width="14.755cm" svg:height="0.497cm" svg:x="1.506cm" svg:y="14.657cm">
          <draw:text-box>
            <text:p text:style-name="P1"><text:span text:style-name="T7">La création d'un compte est soumise à un processus de confirmation.</text:span></text:p>
          </draw:text-box>
        </draw:frame>
        <draw:frame draw:style-name="gr4" draw:text-style-name="P5" draw:layer="layout" svg:width="14.848cm" svg:height="0.412cm" svg:x="1.506cm" svg:y="15.809cm">
          <draw:text-box>
            <text:p text:style-name="P1"><text:span text:style-name="T8">Pour créer un compte sur un site web, il est généralement nécessaire de saisir <text:s/>une </text:span></text:p>
          </draw:text-box>
        </draw:frame>
        <draw:frame draw:style-name="gr4" draw:text-style-name="P5" draw:layer="layout" svg:width="15.792cm" svg:height="0.412cm" svg:x="1.506cm" svg:y="16.232cm">
          <draw:text-box>
            <text:p text:style-name="P1"><text:span text:style-name="T8">adresse de courriel. Cette adresse peut alors être utilisée pour vérifier que la personne à </text:span></text:p>
          </draw:text-box>
        </draw:frame>
        <draw:frame draw:style-name="gr4" draw:text-style-name="P5" draw:layer="layout" svg:width="15.068cm" svg:height="0.412cm" svg:x="1.506cm" svg:y="16.655cm">
          <draw:text-box>
            <text:p text:style-name="P1"><text:span text:style-name="T8">l’origine de la demande de création de compte et le propriétaire du mail saisi sont la </text:span></text:p>
          </draw:text-box>
        </draw:frame>
        <draw:frame draw:style-name="gr4" draw:text-style-name="P5" draw:layer="layout" svg:width="15.581cm" svg:height="0.412cm" svg:x="1.506cm" svg:y="17.079cm">
          <draw:text-box>
            <text:p text:style-name="P1"><text:span text:style-name="T8">même personne. En l’absence d’une telle vérification, n’importe qui pourrait vous créer </text:span></text:p>
          </draw:text-box>
        </draw:frame>
        <draw:frame draw:style-name="gr4" draw:text-style-name="P5" draw:layer="layout" svg:width="2.004cm" svg:height="0.412cm" svg:x="1.506cm" svg:y="17.502cm">
          <draw:text-box>
            <text:p text:style-name="P1"><text:span text:style-name="T8">un compte.</text:span></text:p>
          </draw:text-box>
        </draw:frame>
        <draw:frame draw:style-name="gr5" draw:text-style-name="P6" draw:layer="layout" svg:width="2.026cm" svg:height="0.454cm" svg:x="1.506cm" svg:y="18.13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293cm" svg:height="0.412cm" svg:x="2.007cm" svg:y="18.91cm">
          <draw:text-box>
            <text:p text:style-name="P1"><text:span text:style-name="T11">Réduire les risques d’inscription de l’utilisateur à son insu.</text:span></text:p>
          </draw:text-box>
        </draw:frame>
        <draw:frame draw:style-name="gr4" draw:text-style-name="P5" draw:layer="layout" svg:width="0.352cm" svg:height="0.412cm" svg:x="1.506cm" svg:y="19.6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9.647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3.504cm" svg:x2="17.002cm" svg:y2="13.504cm">
          <text:p/>
        </draw:line>
        <draw:line draw:style-name="gr6" draw:text-style-name="P7" draw:layer="layout" svg:x1="17.002cm" svg:y1="14.067cm" svg:x2="1.502cm" svg:y2="14.06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3.504cm" svg:x2="17.002cm" svg:y2="13.504cm">
          <text:p/>
        </draw:line>
        <draw:line draw:style-name="gr6" draw:text-style-name="P7" draw:layer="layout" svg:x1="17.002cm" svg:y1="14.067cm" svg:x2="1.502cm" svg:y2="14.06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2" draw:style-name="dp1" draw:master-page-name="master-page75">
        <draw:frame draw:style-name="gr4" draw:text-style-name="P5" draw:layer="layout" svg:width="6.932cm" svg:height="0.412cm" svg:x="1.506cm" svg:y="2.156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18</text:span></text:p>
          </draw:text-box>
        </draw:frame>
        <draw:frame draw:style-name="gr1" draw:text-style-name="P2" draw:layer="layout" svg:width="16.275cm" svg:height="0.497cm" svg:x="1.506cm" svg:y="3.276cm">
          <draw:text-box>
            <text:p text:style-name="P1"><text:span text:style-name="T7">Le site propose un mécanisme de prévention des usurpations de compte ou </text:span></text:p>
          </draw:text-box>
        </draw:frame>
        <draw:frame draw:style-name="gr1" draw:text-style-name="P2" draw:layer="layout" svg:width="2.009cm" svg:height="0.497cm" svg:x="1.506cm" svg:y="3.784cm">
          <draw:text-box>
            <text:p text:style-name="P1"><text:span text:style-name="T7">d'identité</text:span></text:p>
          </draw:text-box>
        </draw:frame>
        <draw:frame draw:style-name="gr4" draw:text-style-name="P5" draw:layer="layout" svg:width="15.052cm" svg:height="0.412cm" svg:x="1.506cm" svg:y="4.936cm">
          <draw:text-box>
            <text:p text:style-name="P1"><text:span text:style-name="T8">Le nombre de tentatives d’usurpations de compte ou de vol d’identité sur le web est </text:span></text:p>
          </draw:text-box>
        </draw:frame>
        <draw:frame draw:style-name="gr4" draw:text-style-name="P5" draw:layer="layout" svg:width="16.042cm" svg:height="0.412cm" svg:x="1.506cm" svg:y="5.359cm">
          <draw:text-box>
            <text:p text:style-name="P1"><text:span text:style-name="T8">considérable. Pour éviter cela, les services Web peuvent mettre en place des mécanismes </text:span></text:p>
          </draw:text-box>
        </draw:frame>
        <draw:frame draw:style-name="gr4" draw:text-style-name="P5" draw:layer="layout" svg:width="14.908cm" svg:height="0.412cm" svg:x="1.506cm" svg:y="5.783cm">
          <draw:text-box>
            <text:p text:style-name="P1"><text:span text:style-name="T8">permettant de vérifier qu’il s’agit bien de vous, et que c’est bien vous qui souhaitez </text:span></text:p>
          </draw:text-box>
        </draw:frame>
        <draw:frame draw:style-name="gr4" draw:text-style-name="P5" draw:layer="layout" svg:width="15.327cm" svg:height="0.412cm" svg:x="1.506cm" svg:y="6.206cm">
          <draw:text-box>
            <text:p text:style-name="P1"><text:span text:style-name="T8">effectuer vos opérations en ligne. Plusieurs mécanismes peuvent être mis en place en </text:span></text:p>
          </draw:text-box>
        </draw:frame>
        <draw:frame draw:style-name="gr4" draw:text-style-name="P5" draw:layer="layout" svg:width="14.946cm" svg:height="0.412cm" svg:x="1.506cm" svg:y="6.629cm">
          <draw:text-box>
            <text:p text:style-name="P1"><text:span text:style-name="T8">fonction de la criticité des contenus et des services concernés. Par exemple, si vous </text:span></text:p>
          </draw:text-box>
        </draw:frame>
        <draw:frame draw:style-name="gr4" draw:text-style-name="P5" draw:layer="layout" svg:width="16.461cm" svg:height="0.412cm" svg:x="1.506cm" svg:y="7.053cm">
          <draw:text-box>
            <text:p text:style-name="P1"><text:span text:style-name="T8">entendez <text:s text:c="2"/>parler <text:s text:c="2"/>de <text:s text:c="2"/>l’authentification <text:s text:c="2"/>à <text:s text:c="2"/>double <text:s text:c="2"/>facteur, <text:s text:c="2"/>il <text:s text:c="2"/>ne <text:s text:c="2"/>s’agit <text:s text:c="2"/>d’une <text:s text:c="2"/>double </text:span></text:p>
          </draw:text-box>
        </draw:frame>
        <draw:frame draw:style-name="gr4" draw:text-style-name="P5" draw:layer="layout" svg:width="17.054cm" svg:height="0.412cm" svg:x="1.506cm" svg:y="7.476cm">
          <draw:text-box>
            <text:p text:style-name="P1"><text:span text:style-name="T8">distribution <text:s text:c="2"/>matinale <text:s text:c="2"/>du <text:s text:c="2"/>courrier, <text:s text:c="2"/>mais <text:s text:c="2"/>d’une <text:s text:c="2"/>vérification <text:s text:c="2"/>de <text:s text:c="2"/>votre <text:s text:c="2"/>identité <text:s text:c="2"/>avec <text:s text:c="2"/>un </text:span></text:p>
          </draw:text-box>
        </draw:frame>
        <draw:frame draw:style-name="gr4" draw:text-style-name="P5" draw:layer="layout" svg:width="5.217cm" svg:height="0.412cm" svg:x="1.506cm" svg:y="7.899cm">
          <draw:text-box>
            <text:p text:style-name="P1"><text:span text:style-name="T8">numéro de téléphone mobile.</text:span></text:p>
          </draw:text-box>
        </draw:frame>
        <draw:frame draw:style-name="gr5" draw:text-style-name="P6" draw:layer="layout" svg:width="2.026cm" svg:height="0.454cm" svg:x="1.506cm" svg:y="8.5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3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133cm" svg:height="0.412cm" svg:x="2.007cm" svg:y="9.307cm">
          <draw:text-box>
            <text:p text:style-name="P1"><text:span text:style-name="T11">Renforcer la sécurité et la confiance de l’utilisateur </text:span></text:p>
          </draw:text-box>
        </draw:frame>
        <draw:frame draw:style-name="gr4" draw:text-style-name="P5" draw:layer="layout" svg:width="0.352cm" svg:height="0.412cm" svg:x="1.506cm" svg:y="10.0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694cm" svg:height="0.412cm" svg:x="2.007cm" svg:y="10.044cm">
          <draw:text-box>
            <text:p text:style-name="P1"><text:span text:style-name="T11">Prévenir les risques d’usurpation d’identité.</text:span></text:p>
          </draw:text-box>
        </draw:frame>
        <draw:frame draw:style-name="gr4" draw:text-style-name="P5" draw:layer="layout" svg:width="0.352cm" svg:height="0.412cm" svg:x="1.506cm" svg:y="10.7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59cm" svg:height="0.412cm" svg:x="2.007cm" svg:y="10.785cm">
          <draw:text-box>
            <text:p text:style-name="P1"><text:span text:style-name="T11">Limiter les coûts de traitement des usurpations pour l’utilisateur et le service en ligne.</text:span></text:p>
          </draw:text-box>
        </draw:frame>
        <draw:frame draw:style-name="gr4" draw:text-style-name="P5" draw:layer="layout" svg:width="0.352cm" svg:height="0.412cm" svg:x="1.506cm" svg:y="11.5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1.522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9.15cm" svg:height="0.412cm" svg:x="1.506cm" svg:y="13.223cm">
          <draw:text-box>
            <text:p text:style-name="P1"><text:span text:style-name="T6">Données personnelles, Conception, Développement</text:span></text:p>
          </draw:text-box>
        </draw:frame>
        <draw:frame draw:style-name="gr4" draw:text-style-name="P5" draw:layer="layout" svg:width="1.712cm" svg:height="0.412cm" svg:x="14.721cm" svg:y="13.223cm">
          <draw:text-box>
            <text:p text:style-name="P1"><text:span text:style-name="T6">RÈGLE 19</text:span></text:p>
          </draw:text-box>
        </draw:frame>
        <draw:frame draw:style-name="gr1" draw:text-style-name="P2" draw:layer="layout" svg:width="15.911cm" svg:height="0.497cm" svg:x="1.506cm" svg:y="14.339cm">
          <draw:text-box>
            <text:p text:style-name="P1"><text:span text:style-name="T7">Les comptes ou abonnements ouverts en ligne peuvent être fermés par le </text:span></text:p>
          </draw:text-box>
        </draw:frame>
        <draw:frame draw:style-name="gr1" draw:text-style-name="P2" draw:layer="layout" svg:width="3.067cm" svg:height="0.497cm" svg:x="1.506cm" svg:y="14.847cm">
          <draw:text-box>
            <text:p text:style-name="P1"><text:span text:style-name="T7">même moyen.</text:span></text:p>
          </draw:text-box>
        </draw:frame>
        <draw:frame draw:style-name="gr4" draw:text-style-name="P5" draw:layer="layout" svg:width="16.059cm" svg:height="0.412cm" svg:x="1.506cm" svg:y="16.003cm">
          <draw:text-box>
            <text:p text:style-name="P1"><text:span text:style-name="T8">De nombreux services et sites Internet proposent, voire même exigent, la création directe </text:span></text:p>
          </draw:text-box>
        </draw:frame>
        <draw:frame draw:style-name="gr4" draw:text-style-name="P5" draw:layer="layout" svg:width="16.012cm" svg:height="0.412cm" svg:x="1.506cm" svg:y="16.426cm">
          <draw:text-box>
            <text:p text:style-name="P1"><text:span text:style-name="T8">d’un compte pour accéder aux contenus et services. La fermeture du compte doit pouvoir </text:span></text:p>
          </draw:text-box>
        </draw:frame>
        <draw:frame draw:style-name="gr4" draw:text-style-name="P5" draw:layer="layout" svg:width="8.651cm" svg:height="0.412cm" svg:x="1.506cm" svg:y="16.849cm">
          <draw:text-box>
            <text:p text:style-name="P1"><text:span text:style-name="T8">se faire avec la même facilité que son ouverture.</text:span></text:p>
          </draw:text-box>
        </draw:frame>
        <draw:frame draw:style-name="gr5" draw:text-style-name="P6" draw:layer="layout" svg:width="2.026cm" svg:height="0.454cm" svg:x="1.506cm" svg:y="17.47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253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889cm" svg:height="0.412cm" svg:x="2.007cm" svg:y="18.253cm">
          <draw:text-box>
            <text:p text:style-name="P1"><text:span text:style-name="T11">Faciliter la gestion des comptes utilisateurs. </text:span></text:p>
          </draw:text-box>
        </draw:frame>
        <draw:frame draw:style-name="gr4" draw:text-style-name="P5" draw:layer="layout" svg:width="0.352cm" svg:height="0.412cm" svg:x="1.506cm" svg:y="18.994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299cm" svg:height="0.412cm" svg:x="2.007cm" svg:y="18.994cm">
          <draw:text-box>
            <text:p text:style-name="P1"><text:span text:style-name="T11">Éviter à l'utilisateur une recherche de contact. </text:span></text:p>
          </draw:text-box>
        </draw:frame>
        <draw:frame draw:style-name="gr4" draw:text-style-name="P5" draw:layer="layout" svg:width="0.352cm" svg:height="0.412cm" svg:x="1.506cm" svg:y="19.732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86cm" svg:height="0.412cm" svg:x="2.007cm" svg:y="19.732cm">
          <draw:text-box>
            <text:p text:style-name="P1"><text:span text:style-name="T11">Conforter la confiance dans le site ou le service.</text:span></text:p>
          </draw:text-box>
        </draw:frame>
        <draw:frame draw:style-name="gr4" draw:text-style-name="P5" draw:layer="layout" svg:width="0.352cm" svg:height="0.412cm" svg:x="1.506cm" svg:y="20.47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20.472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3.19cm" svg:x2="17.002cm" svg:y2="13.19cm">
          <text:p/>
        </draw:line>
        <draw:line draw:style-name="gr6" draw:text-style-name="P7" draw:layer="layout" svg:x1="17.002cm" svg:y1="13.753cm" svg:x2="1.502cm" svg:y2="13.753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3.19cm" svg:x2="17.002cm" svg:y2="13.19cm">
          <text:p/>
        </draw:line>
        <draw:line draw:style-name="gr6" draw:text-style-name="P7" draw:layer="layout" svg:x1="17.002cm" svg:y1="13.753cm" svg:x2="1.502cm" svg:y2="13.75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3" draw:style-name="dp1" draw:master-page-name="master-page75">
        <draw:frame draw:style-name="gr4" draw:text-style-name="P5" draw:layer="layout" svg:width="6.932cm" svg:height="0.412cm" svg:x="1.506cm" svg:y="2.156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20</text:span></text:p>
          </draw:text-box>
        </draw:frame>
        <draw:frame draw:style-name="gr1" draw:text-style-name="P2" draw:layer="layout" svg:width="17.769cm" svg:height="0.497cm" svg:x="1.506cm" svg:y="3.276cm">
          <draw:text-box>
            <text:p text:style-name="P1"><text:span text:style-name="T7">Si <text:s text:c="2"/>le <text:s text:c="2"/>site <text:s text:c="2"/>propose <text:s text:c="2"/>un <text:s text:c="2"/>espace <text:s text:c="2"/>personnel <text:s text:c="2"/>ou <text:s text:c="2"/>abonné, <text:s text:c="2"/>il <text:s text:c="2"/>est <text:s text:c="2"/>possible <text:s text:c="2"/>de </text:span></text:p>
          </draw:text-box>
        </draw:frame>
        <draw:frame draw:style-name="gr1" draw:text-style-name="P2" draw:layer="layout" svg:width="8.058cm" svg:height="0.497cm" svg:x="1.506cm" svg:y="3.784cm">
          <draw:text-box>
            <text:p text:style-name="P1"><text:span text:style-name="T7">sauvegarder les contenus personnels.</text:span></text:p>
          </draw:text-box>
        </draw:frame>
        <draw:frame draw:style-name="gr4" draw:text-style-name="P5" draw:layer="layout" svg:width="16.851cm" svg:height="0.412cm" svg:x="1.506cm" svg:y="4.936cm">
          <draw:text-box>
            <text:p text:style-name="P1"><text:span text:style-name="T8">Une <text:s text:c="2"/>défaillance <text:s text:c="2"/>ou <text:s text:c="2"/>un <text:s text:c="2"/>arrêt <text:s text:c="2"/>du <text:s text:c="2"/>service <text:s text:c="2"/>sont <text:s text:c="2"/>toujours <text:s text:c="2"/>possibles. <text:s text:c="2"/>Pour <text:s text:c="2"/>prévenir <text:s text:c="2"/>les </text:span></text:p>
          </draw:text-box>
        </draw:frame>
        <draw:frame draw:style-name="gr4" draw:text-style-name="P5" draw:layer="layout" svg:width="15.941cm" svg:height="0.412cm" svg:x="1.506cm" svg:y="5.359cm">
          <draw:text-box>
            <text:p text:style-name="P1"><text:span text:style-name="T8">accidents et parer aux reproches éventuels, prévoyez systématiquement cette possibilité </text:span></text:p>
          </draw:text-box>
        </draw:frame>
        <draw:frame draw:style-name="gr4" draw:text-style-name="P5" draw:layer="layout" svg:width="11.682cm" svg:height="0.412cm" svg:x="1.506cm" svg:y="5.783cm">
          <draw:text-box>
            <text:p text:style-name="P1"><text:span text:style-name="T8">de sauvegarde des données, que le service soit payant ou gratuit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34cm" svg:height="0.412cm" svg:x="2.007cm" svg:y="7.19cm">
          <draw:text-box>
            <text:p text:style-name="P1"><text:span text:style-name="T11">Permettre l'archivage des contenus créés par l'utilisateur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05cm" svg:height="0.412cm" svg:x="2.007cm" svg:y="7.928cm">
          <draw:text-box>
            <text:p text:style-name="P1"><text:span text:style-name="T11">Éviter <text:s text:c="2"/>à <text:s text:c="2"/>l'utilisateur <text:s text:c="2"/>d'éventuelles <text:s text:c="2"/>saisies <text:s text:c="2"/>redoublées <text:s text:c="2"/>en <text:s text:c="2"/>cas <text:s text:c="2"/>de <text:s text:c="2"/>réutilisation <text:s text:c="2"/>des </text:span></text:p>
          </draw:text-box>
        </draw:frame>
        <draw:frame draw:style-name="gr4" draw:text-style-name="P5" draw:layer="layout" svg:width="1.733cm" svg:height="0.412cm" svg:x="2.007cm" svg:y="8.351cm">
          <draw:text-box>
            <text:p text:style-name="P1"><text:span text:style-name="T11">contenus.</text:span></text:p>
          </draw:text-box>
        </draw:frame>
        <draw:frame draw:style-name="gr4" draw:text-style-name="P5" draw:layer="layout" svg:width="0.352cm" svg:height="0.412cm" svg:x="1.506cm" svg:y="9.0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9.092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6.932cm" svg:height="0.412cm" svg:x="1.506cm" svg:y="10.789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10.789cm">
          <draw:text-box>
            <text:p text:style-name="P1"><text:span text:style-name="T6">RÈGLE 21</text:span></text:p>
          </draw:text-box>
        </draw:frame>
        <draw:frame draw:style-name="gr1" draw:text-style-name="P2" draw:layer="layout" svg:width="15.289cm" svg:height="0.497cm" svg:x="1.506cm" svg:y="11.909cm">
          <draw:text-box>
            <text:p text:style-name="P1"><text:span text:style-name="T7">La connexion à tous les services proposés est possible avec les mêmes </text:span></text:p>
          </draw:text-box>
        </draw:frame>
        <draw:frame draw:style-name="gr1" draw:text-style-name="P2" draw:layer="layout" svg:width="2.377cm" svg:height="0.497cm" svg:x="1.506cm" svg:y="12.417cm">
          <draw:text-box>
            <text:p text:style-name="P1"><text:span text:style-name="T7">identifiants</text:span></text:p>
          </draw:text-box>
        </draw:frame>
        <draw:frame draw:style-name="gr4" draw:text-style-name="P5" draw:layer="layout" svg:width="15.572cm" svg:height="0.412cm" svg:x="1.506cm" svg:y="13.569cm">
          <draw:text-box>
            <text:p text:style-name="P1"><text:span text:style-name="T8">Certaines entités proposent plusieurs sites Web et plusieurs espaces privés nécessitant </text:span></text:p>
          </draw:text-box>
        </draw:frame>
        <draw:frame draw:style-name="gr4" draw:text-style-name="P5" draw:layer="layout" svg:width="15.788cm" svg:height="0.412cm" svg:x="1.506cm" svg:y="13.992cm">
          <draw:text-box>
            <text:p text:style-name="P1"><text:span text:style-name="T8">une identification. Cette règle vérifie que l’utilisateur peut utiliser les mêmes identifiants </text:span></text:p>
          </draw:text-box>
        </draw:frame>
        <draw:frame draw:style-name="gr4" draw:text-style-name="P5" draw:layer="layout" svg:width="7.503cm" svg:height="0.412cm" svg:x="1.506cm" svg:y="14.415cm">
          <draw:text-box>
            <text:p text:style-name="P1"><text:span text:style-name="T8">pour accéder à tous les services proposés.</text:span></text:p>
          </draw:text-box>
        </draw:frame>
        <draw:frame draw:style-name="gr5" draw:text-style-name="P6" draw:layer="layout" svg:width="2.026cm" svg:height="0.454cm" svg:x="1.506cm" svg:y="15.04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82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52cm" svg:height="0.412cm" svg:x="2.007cm" svg:y="15.823cm">
          <draw:text-box>
            <text:p text:style-name="P1"><text:span text:style-name="T11">Permettre aux utilisateurs de ne conserver ou mémoriser des identifiants uniques.</text:span></text:p>
          </draw:text-box>
        </draw:frame>
        <draw:frame draw:style-name="gr4" draw:text-style-name="P5" draw:layer="layout" svg:width="0.352cm" svg:height="0.412cm" svg:x="1.506cm" svg:y="16.5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556cm" svg:height="0.412cm" svg:x="2.007cm" svg:y="16.56cm">
          <draw:text-box>
            <text:p text:style-name="P1"><text:span text:style-name="T11">Accélérer la connexion et améliorer l’expérience utilisateur.</text:span></text:p>
          </draw:text-box>
        </draw:frame>
        <draw:frame draw:style-name="gr4" draw:text-style-name="P5" draw:layer="layout" svg:width="0.352cm" svg:height="0.412cm" svg:x="1.506cm" svg:y="17.30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7.301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56cm" svg:x2="17.002cm" svg:y2="10.756cm">
          <text:p/>
        </draw:line>
        <draw:line draw:style-name="gr6" draw:text-style-name="P7" draw:layer="layout" svg:x1="17.002cm" svg:y1="11.318cm" svg:x2="1.502cm" svg:y2="11.31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56cm" svg:x2="17.002cm" svg:y2="10.756cm">
          <text:p/>
        </draw:line>
        <draw:line draw:style-name="gr6" draw:text-style-name="P7" draw:layer="layout" svg:x1="17.002cm" svg:y1="11.318cm" svg:x2="1.502cm" svg:y2="11.31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4" draw:style-name="dp1" draw:master-page-name="master-page75">
        <draw:frame draw:style-name="gr4" draw:text-style-name="P5" draw:layer="layout" svg:width="6.932cm" svg:height="0.412cm" svg:x="1.506cm" svg:y="2.156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22</text:span></text:p>
          </draw:text-box>
        </draw:frame>
        <draw:frame draw:style-name="gr1" draw:text-style-name="P2" draw:layer="layout" svg:width="11.267cm" svg:height="0.497cm" svg:x="1.506cm" svg:y="3.276cm">
          <draw:text-box>
            <text:p text:style-name="P1"><text:span text:style-name="T7">Il est possible de se déconnecter des espaces privés.</text:span></text:p>
          </draw:text-box>
        </draw:frame>
        <draw:frame draw:style-name="gr4" draw:text-style-name="P5" draw:layer="layout" svg:width="15.801cm" svg:height="0.412cm" svg:x="1.506cm" svg:y="4.428cm">
          <draw:text-box>
            <text:p text:style-name="P1"><text:span text:style-name="T8">Si vous êtes connecté à un espace privé, vous accédez généralement à des informations </text:span></text:p>
          </draw:text-box>
        </draw:frame>
        <draw:frame draw:style-name="gr4" draw:text-style-name="P5" draw:layer="layout" svg:width="17.549cm" svg:height="0.412cm" svg:x="1.506cm" svg:y="4.851cm">
          <draw:text-box>
            <text:p text:style-name="P1"><text:span text:style-name="T8">qui <text:s text:c="2"/>ne <text:s text:c="2"/>concernent <text:s text:c="2"/>que <text:s text:c="2"/>vous. <text:s text:c="2"/>En <text:s text:c="2"/>conséquence, <text:s text:c="2"/>vous <text:s text:c="2"/>avez <text:s text:c="2"/>à <text:s text:c="2"/>tout <text:s text:c="2"/>moment <text:s text:c="2"/>besoin <text:s text:c="2"/>de </text:span></text:p>
          </draw:text-box>
        </draw:frame>
        <draw:frame draw:style-name="gr4" draw:text-style-name="P5" draw:layer="layout" svg:width="17.253cm" svg:height="0.412cm" svg:x="1.506cm" svg:y="5.275cm">
          <draw:text-box>
            <text:p text:style-name="P1"><text:span text:style-name="T8">pouvoir <text:s text:c="2"/>fermer <text:s text:c="2"/>l’accès <text:s text:c="2"/>à <text:s text:c="2"/>ces <text:s text:c="2"/>informations. <text:s text:c="2"/>Vous <text:s text:c="2"/>n’avez <text:s text:c="2"/>certainement <text:s text:c="2"/>pas <text:s text:c="2"/>envie <text:s text:c="2"/>que </text:span></text:p>
          </draw:text-box>
        </draw:frame>
        <draw:frame draw:style-name="gr4" draw:text-style-name="P5" draw:layer="layout" svg:width="17.304cm" svg:height="0.412cm" svg:x="1.506cm" svg:y="5.698cm">
          <draw:text-box>
            <text:p text:style-name="P1"><text:span text:style-name="T8">n’importe <text:s text:c="2"/>qui <text:s text:c="2"/>puisse <text:s text:c="2"/>venir <text:s text:c="2"/>sur <text:s text:c="2"/>votre <text:s text:c="2"/>poste <text:s text:c="2"/>de <text:s text:c="2"/>travail, <text:s text:c="2"/>tablette <text:s text:c="2"/>ou <text:s text:c="2"/>mobile <text:s text:c="2"/>et <text:s text:c="2"/>puisse </text:span></text:p>
          </draw:text-box>
        </draw:frame>
        <draw:frame draw:style-name="gr4" draw:text-style-name="P5" draw:layer="layout" svg:width="15.394cm" svg:height="0.412cm" svg:x="1.506cm" svg:y="6.121cm">
          <draw:text-box>
            <text:p text:style-name="P1"><text:span text:style-name="T8">directement accéder aux contenus. Il est donc fondamental de pouvoir à tout moment </text:span></text:p>
          </draw:text-box>
        </draw:frame>
        <draw:frame draw:style-name="gr4" draw:text-style-name="P5" draw:layer="layout" svg:width="5.188cm" svg:height="0.412cm" svg:x="1.506cm" svg:y="6.545cm">
          <draw:text-box>
            <text:p text:style-name="P1"><text:span text:style-name="T8">vous déconnecter du service.</text:span></text:p>
          </draw:text-box>
        </draw:frame>
        <draw:frame draw:style-name="gr5" draw:text-style-name="P6" draw:layer="layout" svg:width="2.026cm" svg:height="0.454cm" svg:x="1.506cm" svg:y="7.17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9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024cm" svg:height="0.412cm" svg:x="2.007cm" svg:y="7.952cm">
          <draw:text-box>
            <text:p text:style-name="P1"><text:span text:style-name="T11">Permettre à l’utilisateur de protéger ses données et contenus personnels.</text:span></text:p>
          </draw:text-box>
        </draw:frame>
        <draw:frame draw:style-name="gr4" draw:text-style-name="P5" draw:layer="layout" svg:width="0.352cm" svg:height="0.412cm" svg:x="1.506cm" svg:y="8.69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465cm" svg:height="0.412cm" svg:x="2.007cm" svg:y="8.69cm">
          <draw:text-box>
            <text:p text:style-name="P1"><text:span text:style-name="T11">Limiter les risques d’usurpation d’identité.</text:span></text:p>
          </draw:text-box>
        </draw:frame>
        <draw:frame draw:style-name="gr4" draw:text-style-name="P5" draw:layer="layout" svg:width="0.352cm" svg:height="0.412cm" svg:x="1.506cm" svg:y="9.4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9.43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6.932cm" svg:height="0.412cm" svg:x="1.506cm" svg:y="11.127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11.127cm">
          <draw:text-box>
            <text:p text:style-name="P1"><text:span text:style-name="T6">RÈGLE 23</text:span></text:p>
          </draw:text-box>
        </draw:frame>
        <draw:frame draw:style-name="gr1" draw:text-style-name="P2" draw:layer="layout" svg:width="10.662cm" svg:height="0.497cm" svg:x="1.506cm" svg:y="12.247cm">
          <draw:text-box>
            <text:p text:style-name="P1"><text:span text:style-name="T7">Le site accepte les alias mail contenant le signe +</text:span></text:p>
          </draw:text-box>
        </draw:frame>
        <draw:frame draw:style-name="gr4" draw:text-style-name="P5" draw:layer="layout" svg:width="15.407cm" svg:height="0.412cm" svg:x="1.506cm" svg:y="13.399cm">
          <draw:text-box>
            <text:p text:style-name="P1"><text:span text:style-name="T8">Selon Wikipédia, un alias ou alias e-mail est une adresse électronique qui redirige vers </text:span></text:p>
          </draw:text-box>
        </draw:frame>
        <draw:frame draw:style-name="gr4" draw:text-style-name="P5" draw:layer="layout" svg:width="15.919cm" svg:height="0.412cm" svg:x="1.506cm" svg:y="13.823cm">
          <draw:text-box>
            <text:p text:style-name="P1"><text:span text:style-name="T8">une autre préexistante. Les messages envoyés à l'alias sont directement transférés, sans </text:span></text:p>
          </draw:text-box>
        </draw:frame>
        <draw:frame draw:style-name="gr4" draw:text-style-name="P5" draw:layer="layout" svg:width="16.097cm" svg:height="0.412cm" svg:x="1.506cm" svg:y="14.246cm">
          <draw:text-box>
            <text:p text:style-name="P1"><text:span text:style-name="T8">passer par une boîte de courrier électronique. Cette règle veille à ce que les adresses mail </text:span></text:p>
          </draw:text-box>
        </draw:frame>
        <draw:frame draw:style-name="gr4" draw:text-style-name="P5" draw:layer="layout" svg:width="16.728cm" svg:height="0.412cm" svg:x="1.506cm" svg:y="14.669cm">
          <draw:text-box>
            <text:p text:style-name="P1"><text:span text:style-name="T8">de <text:s text:c="2"/>la <text:s text:c="2"/>forme <text:s text:c="2"/>nom+xxx@domaine.fr <text:s text:c="2"/>soient <text:s text:c="2"/>acceptées <text:s text:c="2"/>par <text:s text:c="2"/>le <text:s text:c="2"/>site. <text:s text:c="2"/>Cela <text:s text:c="2"/>permet <text:s text:c="2"/>aux </text:span></text:p>
          </draw:text-box>
        </draw:frame>
        <draw:frame draw:style-name="gr4" draw:text-style-name="P5" draw:layer="layout" svg:width="14.988cm" svg:height="0.412cm" svg:x="1.506cm" svg:y="15.093cm">
          <draw:text-box>
            <text:p text:style-name="P1"><text:span text:style-name="T8">utilisateurs d’utiliser un mail dédié à un usage spécifique sans créer de compte mail </text:span></text:p>
          </draw:text-box>
        </draw:frame>
        <draw:frame draw:style-name="gr4" draw:text-style-name="P5" draw:layer="layout" svg:width="15.987cm" svg:height="0.412cm" svg:x="1.506cm" svg:y="15.516cm">
          <draw:text-box>
            <text:p text:style-name="P1"><text:span text:style-name="T8">supplémentaire. Cela permet aussi d’améliorer la traçabilité lorsque l’adresse est cédée à </text:span></text:p>
          </draw:text-box>
        </draw:frame>
        <draw:frame draw:style-name="gr4" draw:text-style-name="P5" draw:layer="layout" svg:width="1.623cm" svg:height="0.412cm" svg:x="1.506cm" svg:y="15.939cm">
          <draw:text-box>
            <text:p text:style-name="P1"><text:span text:style-name="T8">des tiers.</text:span></text:p>
          </draw:text-box>
        </draw:frame>
        <draw:frame draw:style-name="gr5" draw:text-style-name="P6" draw:layer="layout" svg:width="2.026cm" svg:height="0.454cm" svg:x="1.506cm" svg:y="16.5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3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92cm" svg:height="0.412cm" svg:x="2.007cm" svg:y="17.347cm">
          <draw:text-box>
            <text:p text:style-name="P1"><text:span text:style-name="T11">Permettre aux utilisateurs d’utiliser des comptes mails dédiés à un usage spécifique.</text:span></text:p>
          </draw:text-box>
        </draw:frame>
        <draw:frame draw:style-name="gr4" draw:text-style-name="P5" draw:layer="layout" svg:width="0.352cm" svg:height="0.412cm" svg:x="1.506cm" svg:y="18.0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452cm" svg:height="0.412cm" svg:x="2.007cm" svg:y="18.084cm">
          <draw:text-box>
            <text:p text:style-name="P1"><text:span text:style-name="T11">Permettre aux utilisateurs de tracer la diffusion de leur adresses mail. </text:span></text:p>
          </draw:text-box>
        </draw:frame>
        <draw:frame draw:style-name="gr4" draw:text-style-name="P5" draw:layer="layout" svg:width="0.352cm" svg:height="0.412cm" svg:x="1.506cm" svg:y="18.8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8.825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094cm" svg:x2="17.002cm" svg:y2="11.094cm">
          <text:p/>
        </draw:line>
        <draw:line draw:style-name="gr6" draw:text-style-name="P7" draw:layer="layout" svg:x1="17.002cm" svg:y1="11.657cm" svg:x2="1.502cm" svg:y2="11.65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094cm" svg:x2="17.002cm" svg:y2="11.094cm">
          <text:p/>
        </draw:line>
        <draw:line draw:style-name="gr6" draw:text-style-name="P7" draw:layer="layout" svg:x1="17.002cm" svg:y1="11.657cm" svg:x2="1.502cm" svg:y2="11.65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5" draw:style-name="dp1" draw:master-page-name="master-page75">
        <draw:frame draw:style-name="gr4" draw:text-style-name="P5" draw:layer="layout" svg:width="6.932cm" svg:height="0.412cm" svg:x="1.506cm" svg:y="2.156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24</text:span></text:p>
          </draw:text-box>
        </draw:frame>
        <draw:frame draw:style-name="gr1" draw:text-style-name="P2" draw:layer="layout" svg:width="0.993cm" svg:height="0.497cm" svg:x="1.506cm" svg:y="3.276cm">
          <draw:text-box>
            <text:p text:style-name="P1"><text:span text:style-name="T7">Les <text:s/></text:span></text:p>
          </draw:text-box>
        </draw:frame>
        <draw:frame draw:style-name="gr1" draw:text-style-name="P2" draw:layer="layout" svg:width="2.03cm" svg:height="0.497cm" svg:x="2.652cm" svg:y="3.276cm">
          <draw:text-box>
            <text:p text:style-name="P1"><text:span text:style-name="T7">en-têtes <text:s/></text:span></text:p>
          </draw:text-box>
        </draw:frame>
        <draw:frame draw:style-name="gr1" draw:text-style-name="P2" draw:layer="layout" svg:width="2.042cm" svg:height="0.497cm" svg:x="4.79cm" svg:y="3.276cm">
          <draw:text-box>
            <text:p text:style-name="P1"><text:span text:style-name="T7">envoyés <text:s/></text:span></text:p>
          </draw:text-box>
        </draw:frame>
        <draw:frame draw:style-name="gr1" draw:text-style-name="P2" draw:layer="layout" svg:width="0.971cm" svg:height="0.497cm" svg:x="6.934cm" svg:y="3.276cm">
          <draw:text-box>
            <text:p text:style-name="P1"><text:span text:style-name="T7">par <text:s/></text:span></text:p>
          </draw:text-box>
        </draw:frame>
        <draw:frame draw:style-name="gr1" draw:text-style-name="P2" draw:layer="layout" svg:width="0.654cm" svg:height="0.497cm" svg:x="8.087cm" svg:y="3.276cm">
          <draw:text-box>
            <text:p text:style-name="P1"><text:span text:style-name="T7">le <text:s/></text:span></text:p>
          </draw:text-box>
        </draw:frame>
        <draw:frame draw:style-name="gr1" draw:text-style-name="P2" draw:layer="layout" svg:width="1.882cm" svg:height="0.497cm" svg:x="8.922cm" svg:y="3.276cm">
          <draw:text-box>
            <text:p text:style-name="P1"><text:span text:style-name="T7">serveur <text:s/></text:span></text:p>
          </draw:text-box>
        </draw:frame>
        <draw:frame draw:style-name="gr1" draw:text-style-name="P2" draw:layer="layout" svg:width="2.335cm" svg:height="0.497cm" svg:x="10.926cm" svg:y="3.276cm">
          <draw:text-box>
            <text:p text:style-name="P1"><text:span text:style-name="T7">spécifient <text:s/></text:span></text:p>
          </draw:text-box>
        </draw:frame>
        <draw:frame draw:style-name="gr1" draw:text-style-name="P2" draw:layer="layout" svg:width="0.65cm" svg:height="0.497cm" svg:x="13.366cm" svg:y="3.276cm">
          <draw:text-box>
            <text:p text:style-name="P1"><text:span text:style-name="T7">la <text:s/></text:span></text:p>
          </draw:text-box>
        </draw:frame>
        <draw:frame draw:style-name="gr1" draw:text-style-name="P2" draw:layer="layout" svg:width="2.114cm" svg:height="0.497cm" svg:x="14.212cm" svg:y="3.276cm">
          <draw:text-box>
            <text:p text:style-name="P1"><text:span text:style-name="T7">politique <text:s/></text:span></text:p>
          </draw:text-box>
        </draw:frame>
        <draw:frame draw:style-name="gr1" draw:text-style-name="P2" draw:layer="layout" svg:width="0.667cm" svg:height="0.497cm" svg:x="16.5cm" svg:y="3.276cm">
          <draw:text-box>
            <text:p text:style-name="P1"><text:span text:style-name="T7">de </text:span></text:p>
          </draw:text-box>
        </draw:frame>
        <draw:frame draw:style-name="gr1" draw:text-style-name="P2" draw:layer="layout" svg:width="6.136cm" svg:height="0.497cm" svg:x="1.506cm" svg:y="3.784cm">
          <draw:text-box>
            <text:p text:style-name="P1"><text:span text:style-name="T7">communication des referrers</text:span></text:p>
          </draw:text-box>
        </draw:frame>
        <draw:frame draw:style-name="gr4" draw:text-style-name="P5" draw:layer="layout" svg:width="15.081cm" svg:height="0.412cm" svg:x="1.506cm" svg:y="4.936cm">
          <draw:text-box>
            <text:p text:style-name="P1"><text:span text:style-name="T8">Les serveurs Web passent leur temps à enregistrer tout un tas d’informations sur les </text:span></text:p>
          </draw:text-box>
        </draw:frame>
        <draw:frame draw:style-name="gr4" draw:text-style-name="P5" draw:layer="layout" svg:width="15.5cm" svg:height="0.412cm" svg:x="1.506cm" svg:y="5.359cm">
          <draw:text-box>
            <text:p text:style-name="P1"><text:span text:style-name="T8">utilisateurs. Ces données sont inscrites dans ce l’on appelle des fichiers logs. C’est très </text:span></text:p>
          </draw:text-box>
        </draw:frame>
        <draw:frame draw:style-name="gr4" draw:text-style-name="P5" draw:layer="layout" svg:width="15.572cm" svg:height="0.412cm" svg:x="1.506cm" svg:y="5.783cm">
          <draw:text-box>
            <text:p text:style-name="P1"><text:span text:style-name="T8">pratique voire vital pour analyser l’audience, pour repérer des erreurs et c’est essentiel </text:span></text:p>
          </draw:text-box>
        </draw:frame>
        <draw:frame draw:style-name="gr4" draw:text-style-name="P5" draw:layer="layout" svg:width="15.801cm" svg:height="0.412cm" svg:x="1.506cm" svg:y="6.206cm">
          <draw:text-box>
            <text:p text:style-name="P1"><text:span text:style-name="T8">pour les développeurs. En revanche, parmi les infos qui sont transmises en permanence, </text:span></text:p>
          </draw:text-box>
        </draw:frame>
        <draw:frame draw:style-name="gr4" draw:text-style-name="P5" draw:layer="layout" svg:width="16.91cm" svg:height="0.412cm" svg:x="1.506cm" svg:y="6.629cm">
          <draw:text-box>
            <text:p text:style-name="P1"><text:span text:style-name="T8">il <text:s text:c="2"/>y <text:s text:c="2"/>a <text:s text:c="2"/>la <text:s text:c="2"/>page <text:s text:c="2"/>d’origine. <text:s text:c="2"/>Cette <text:s text:c="2"/>dernière <text:s text:c="2"/>information <text:s text:c="2"/>est <text:s text:c="2"/>de <text:s text:c="2"/>nature <text:s text:c="2"/>à <text:s text:c="2"/>révéler <text:s text:c="2"/>des </text:span></text:p>
          </draw:text-box>
        </draw:frame>
        <draw:frame draw:style-name="gr4" draw:text-style-name="P5" draw:layer="layout" svg:width="8.02cm" svg:height="0.412cm" svg:x="1.506cm" svg:y="7.053cm">
          <draw:text-box>
            <text:p text:style-name="P1"><text:span text:style-name="T8">informations personnelles sur les utilisateurs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657cm" svg:height="0.412cm" svg:x="2.007cm" svg:y="8.46cm">
          <draw:text-box>
            <text:p text:style-name="P1"><text:span text:style-name="T11">Protéger <text:s text:c="2"/>les <text:s text:c="2"/>utilisateurs <text:s text:c="2"/>de <text:s text:c="2"/>la <text:s text:c="2"/>divulgation <text:s text:c="2"/>d’éventuelles <text:s text:c="2"/>informations <text:s text:c="2"/>sensibles </text:span></text:p>
          </draw:text-box>
        </draw:frame>
        <draw:frame draw:style-name="gr4" draw:text-style-name="P5" draw:layer="layout" svg:width="4.98cm" svg:height="0.412cm" svg:x="2.007cm" svg:y="8.884cm">
          <draw:text-box>
            <text:p text:style-name="P1"><text:span text:style-name="T11">concernant leur navigation. </text:span></text:p>
          </draw:text-box>
        </draw:frame>
        <draw:frame draw:style-name="gr4" draw:text-style-name="P5" draw:layer="layout" svg:width="0.352cm" svg:height="0.412cm" svg:x="1.506cm" svg:y="9.6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939cm" svg:height="0.412cm" svg:x="2.007cm" svg:y="9.621cm">
          <draw:text-box>
            <text:p text:style-name="P1"><text:span text:style-name="T11">Sécuriser le chargement des ressources externes. </text:span></text:p>
          </draw:text-box>
        </draw:frame>
        <draw:frame draw:style-name="gr4" draw:text-style-name="P5" draw:layer="layout" svg:width="0.352cm" svg:height="0.412cm" svg:x="1.506cm" svg:y="10.3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188cm" svg:height="0.412cm" svg:x="2.007cm" svg:y="10.362cm">
          <draw:text-box>
            <text:p text:style-name="P1"><text:span text:style-name="T11">Maîtriser les informations transmises par le serveur.</text:span></text:p>
          </draw:text-box>
        </draw:frame>
        <draw:frame draw:style-name="gr4" draw:text-style-name="P5" draw:layer="layout" svg:width="0.352cm" svg:height="0.412cm" svg:x="1.506cm" svg:y="11.0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1.099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6.932cm" svg:height="0.412cm" svg:x="1.506cm" svg:y="12.8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12.8cm">
          <draw:text-box>
            <text:p text:style-name="P1"><text:span text:style-name="T6">RÈGLE 25</text:span></text:p>
          </draw:text-box>
        </draw:frame>
        <draw:frame draw:style-name="gr1" draw:text-style-name="P2" draw:layer="layout" svg:width="17.562cm" svg:height="0.497cm" svg:x="1.506cm" svg:y="13.916cm">
          <draw:text-box>
            <text:p text:style-name="P1"><text:span text:style-name="T7">Les <text:s text:c="2"/>liens <text:s text:c="2"/>externes <text:s text:c="2"/>qui <text:s text:c="2"/>ouvrent <text:s text:c="2"/>une <text:s text:c="2"/>nouvelle <text:s text:c="2"/>fenêtre <text:s text:c="2"/>ne <text:s text:c="2"/>partagent <text:s text:c="2"/>pas </text:span></text:p>
          </draw:text-box>
        </draw:frame>
        <draw:frame draw:style-name="gr1" draw:text-style-name="P2" draw:layer="layout" svg:width="5.488cm" svg:height="0.497cm" svg:x="1.506cm" svg:y="14.424cm">
          <draw:text-box>
            <text:p text:style-name="P1"><text:span text:style-name="T7">d'information de contexte</text:span></text:p>
          </draw:text-box>
        </draw:frame>
        <draw:frame draw:style-name="gr4" draw:text-style-name="P5" draw:layer="layout" svg:width="15.42cm" svg:height="0.412cm" svg:x="1.506cm" svg:y="15.579cm">
          <draw:text-box>
            <text:p text:style-name="P1"><text:span text:style-name="T8">L’ouverture de liens dans des nouvelles fenêtres est possible à la condition de prendre </text:span></text:p>
          </draw:text-box>
        </draw:frame>
        <draw:frame draw:style-name="gr4" draw:text-style-name="P5" draw:layer="layout" svg:width="15.902cm" svg:height="0.412cm" svg:x="1.506cm" svg:y="16.003cm">
          <draw:text-box>
            <text:p text:style-name="P1"><text:span text:style-name="T8">quelques précautions. Il faut notamment signaler l’ouverture de la nouvelle fenêtre, mais </text:span></text:p>
          </draw:text-box>
        </draw:frame>
        <draw:frame draw:style-name="gr4" draw:text-style-name="P5" draw:layer="layout" svg:width="15.661cm" svg:height="0.412cm" svg:x="1.506cm" svg:y="16.426cm">
          <draw:text-box>
            <text:p text:style-name="P1"><text:span text:style-name="T8">c’est l’objet d’une autre règle. Mais ce n’est pas tout, vous devez également veiller à ce </text:span></text:p>
          </draw:text-box>
        </draw:frame>
        <draw:frame draw:style-name="gr4" draw:text-style-name="P5" draw:layer="layout" svg:width="16.978cm" svg:height="0.412cm" svg:x="1.506cm" svg:y="16.849cm">
          <draw:text-box>
            <text:p text:style-name="P1"><text:span text:style-name="T8">que <text:s text:c="2"/>les <text:s text:c="2"/>informations <text:s text:c="2"/>de <text:s text:c="2"/>contexte <text:s text:c="2"/>ne <text:s text:c="2"/>circulent <text:s text:c="2"/>pas <text:s text:c="2"/>entre <text:s text:c="2"/>les <text:s text:c="2"/>sites <text:s text:c="2"/>d’origine <text:s text:c="2"/>et <text:s text:c="2"/>de </text:span></text:p>
          </draw:text-box>
        </draw:frame>
        <draw:frame draw:style-name="gr4" draw:text-style-name="P5" draw:layer="layout" svg:width="15.483cm" svg:height="0.412cm" svg:x="1.506cm" svg:y="17.273cm">
          <draw:text-box>
            <text:p text:style-name="P1"><text:span text:style-name="T8">destination. Cette précaution peut éviter des problèmes de sécurité et de performance.</text:span></text:p>
          </draw:text-box>
        </draw:frame>
        <draw:frame draw:style-name="gr5" draw:text-style-name="P6" draw:layer="layout" svg:width="2.026cm" svg:height="0.454cm" svg:x="1.506cm" svg:y="17.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677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867cm" svg:height="0.412cm" svg:x="2.007cm" svg:y="18.677cm">
          <draw:text-box>
            <text:p text:style-name="P1"><text:span text:style-name="T11">Prévenir la transmission de données personnelles.</text:span></text:p>
          </draw:text-box>
        </draw:frame>
        <draw:frame draw:style-name="gr4" draw:text-style-name="P5" draw:layer="layout" svg:width="0.352cm" svg:height="0.412cm" svg:x="1.506cm" svg:y="19.418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94cm" svg:height="0.412cm" svg:x="2.007cm" svg:y="19.418cm">
          <draw:text-box>
            <text:p text:style-name="P1"><text:span text:style-name="T11">Prévenir l’exécution de code malicieux.</text:span></text:p>
          </draw:text-box>
        </draw:frame>
        <draw:frame draw:style-name="gr4" draw:text-style-name="P5" draw:layer="layout" svg:width="0.352cm" svg:height="0.412cm" svg:x="1.506cm" svg:y="20.15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67cm" svg:height="0.412cm" svg:x="2.007cm" svg:y="20.155cm">
          <draw:text-box>
            <text:p text:style-name="P1"><text:span text:style-name="T11">Prévenir les baisses de performance liées au partage de ressources dans de multiples </text:span></text:p>
          </draw:text-box>
        </draw:frame>
        <draw:frame draw:style-name="gr4" draw:text-style-name="P5" draw:layer="layout" svg:width="1.573cm" svg:height="0.412cm" svg:x="2.007cm" svg:y="20.578cm">
          <draw:text-box>
            <text:p text:style-name="P1"><text:span text:style-name="T11">fenêtres.</text:span></text:p>
          </draw:text-box>
        </draw:frame>
        <draw:frame draw:style-name="gr4" draw:text-style-name="P5" draw:layer="layout" svg:width="0.352cm" svg:height="0.412cm" svg:x="1.506cm" svg:y="21.3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21.319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767cm" svg:x2="17.002cm" svg:y2="12.767cm">
          <text:p/>
        </draw:line>
        <draw:line draw:style-name="gr6" draw:text-style-name="P7" draw:layer="layout" svg:x1="17.002cm" svg:y1="13.329cm" svg:x2="1.502cm" svg:y2="13.329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767cm" svg:x2="17.002cm" svg:y2="12.767cm">
          <text:p/>
        </draw:line>
        <draw:line draw:style-name="gr6" draw:text-style-name="P7" draw:layer="layout" svg:x1="17.002cm" svg:y1="13.329cm" svg:x2="1.502cm" svg:y2="13.32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6" draw:style-name="dp1" draw:master-page-name="master-page75">
        <draw:frame draw:style-name="gr4" draw:text-style-name="P5" draw:layer="layout" svg:width="8.604cm" svg:height="0.412cm" svg:x="1.506cm" svg:y="2.156cm">
          <draw:text-box>
            <text:p text:style-name="P1"><text:span text:style-name="T6">Données personnelles, Développement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26</text:span></text:p>
          </draw:text-box>
        </draw:frame>
        <draw:frame draw:style-name="gr1" draw:text-style-name="P2" draw:layer="layout" svg:width="15.924cm" svg:height="0.497cm" svg:x="1.506cm" svg:y="3.276cm">
          <draw:text-box>
            <text:p text:style-name="P1"><text:span text:style-name="T7">Les échanges de données sensibles sont sécurisés et signalés comme tels.</text:span></text:p>
          </draw:text-box>
        </draw:frame>
        <draw:frame draw:style-name="gr4" draw:text-style-name="P5" draw:layer="layout" svg:width="15.352cm" svg:height="0.412cm" svg:x="1.506cm" svg:y="4.428cm">
          <draw:text-box>
            <text:p text:style-name="P1"><text:span text:style-name="T8">Il est parfaitement possible, pour un informaticien de niveau moyen, d’intercepter des </text:span></text:p>
          </draw:text-box>
        </draw:frame>
        <draw:frame draw:style-name="gr4" draw:text-style-name="P5" draw:layer="layout" svg:width="17.151cm" svg:height="0.412cm" svg:x="1.506cm" svg:y="4.851cm">
          <draw:text-box>
            <text:p text:style-name="P1"><text:span text:style-name="T8">données <text:s text:c="2"/>circulant <text:s text:c="2"/>sur <text:s text:c="2"/>le <text:s text:c="2"/>réseau. <text:s text:c="2"/>Le <text:s text:c="2"/>chiffrement <text:s text:c="2"/>des <text:s text:c="2"/>données <text:s text:c="2"/>constitue <text:s text:c="2"/>une <text:s text:c="2"/>mesure </text:span></text:p>
          </draw:text-box>
        </draw:frame>
        <draw:frame draw:style-name="gr4" draw:text-style-name="P5" draw:layer="layout" svg:width="3.82cm" svg:height="0.412cm" svg:x="1.506cm" svg:y="5.275cm">
          <draw:text-box>
            <text:p text:style-name="P1"><text:span text:style-name="T8">minimale de sécurité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6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763cm" svg:height="0.412cm" svg:x="2.007cm" svg:y="6.682cm">
          <draw:text-box>
            <text:p text:style-name="P1"><text:span text:style-name="T11">Conforter la confiance de l'utilisateur. 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cm" svg:height="0.412cm" svg:x="2.007cm" svg:y="7.42cm">
          <draw:text-box>
            <text:p text:style-name="P1"><text:span text:style-name="T11">Permettre à l'utilisateur de saisir des données sensibles en sachant qu'elles seront </text:span></text:p>
          </draw:text-box>
        </draw:frame>
        <draw:frame draw:style-name="gr4" draw:text-style-name="P5" draw:layer="layout" svg:width="2cm" svg:height="0.412cm" svg:x="2.007cm" svg:y="7.843cm">
          <draw:text-box>
            <text:p text:style-name="P1"><text:span text:style-name="T11">protégées. </text:span></text:p>
          </draw:text-box>
        </draw:frame>
        <draw:frame draw:style-name="gr4" draw:text-style-name="P5" draw:layer="layout" svg:width="0.352cm" svg:height="0.412cm" svg:x="1.506cm" svg:y="8.5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316cm" svg:height="0.412cm" svg:x="2.007cm" svg:y="8.584cm">
          <draw:text-box>
            <text:p text:style-name="P1"><text:span text:style-name="T11">Minimiser les risques d'utilisation frauduleuse des données des utilisateurs.</text:span></text:p>
          </draw:text-box>
        </draw:frame>
        <draw:frame draw:style-name="gr4" draw:text-style-name="P5" draw:layer="layout" svg:width="0.352cm" svg:height="0.412cm" svg:x="1.506cm" svg:y="9.3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9.321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6.932cm" svg:height="0.412cm" svg:x="1.506cm" svg:y="11.022cm">
          <draw:text-box>
            <text:p text:style-name="P1"><text:span text:style-name="T6">Données personnelles, Développement</text:span></text:p>
          </draw:text-box>
        </draw:frame>
        <draw:frame draw:style-name="gr4" draw:text-style-name="P5" draw:layer="layout" svg:width="1.712cm" svg:height="0.412cm" svg:x="14.721cm" svg:y="11.022cm">
          <draw:text-box>
            <text:p text:style-name="P1"><text:span text:style-name="T6">RÈGLE 27</text:span></text:p>
          </draw:text-box>
        </draw:frame>
        <draw:frame draw:style-name="gr1" draw:text-style-name="P2" draw:layer="layout" svg:width="14.209cm" svg:height="0.497cm" svg:x="1.506cm" svg:y="12.138cm">
          <draw:text-box>
            <text:p text:style-name="P1"><text:span text:style-name="T7">Les données sensibles ne sont pas transmises en clair dans les url.</text:span></text:p>
          </draw:text-box>
        </draw:frame>
        <draw:frame draw:style-name="gr4" draw:text-style-name="P5" draw:layer="layout" svg:width="15.339cm" svg:height="0.412cm" svg:x="1.506cm" svg:y="13.293cm">
          <draw:text-box>
            <text:p text:style-name="P1"><text:span text:style-name="T8">Des données personnelles peuvent être transmises et interceptées par l’intermédiaire </text:span></text:p>
          </draw:text-box>
        </draw:frame>
        <draw:frame draw:style-name="gr4" draw:text-style-name="P5" draw:layer="layout" svg:width="16.639cm" svg:height="0.412cm" svg:x="1.506cm" svg:y="13.717cm">
          <draw:text-box>
            <text:p text:style-name="P1"><text:span text:style-name="T8">des <text:s/>Url. <text:s text:c="2"/>Des <text:s/>adresses <text:s text:c="2"/>du <text:s text:c="2"/>type <text:s text:c="2"/>http//domaine.com/index.html?motpasse=lapin <text:s text:c="2"/>sont <text:s text:c="2"/>à </text:span></text:p>
          </draw:text-box>
        </draw:frame>
        <draw:frame draw:style-name="gr4" draw:text-style-name="P5" draw:layer="layout" svg:width="17.329cm" svg:height="0.412cm" svg:x="1.506cm" svg:y="14.14cm">
          <draw:text-box>
            <text:p text:style-name="P1"><text:span text:style-name="T8">proscrire. <text:s text:c="2"/>Elles <text:s text:c="2"/>sont <text:s text:c="2"/>en <text:s text:c="2"/>effet <text:s text:c="2"/>faciles <text:s text:c="2"/>à <text:s text:c="2"/>repérer <text:s text:c="2"/>sur <text:s text:c="2"/>Internet <text:s text:c="2"/>ou <text:s text:c="2"/>dans <text:s text:c="2"/>les <text:s text:c="2"/>statistiques </text:span></text:p>
          </draw:text-box>
        </draw:frame>
        <draw:frame draw:style-name="gr4" draw:text-style-name="P5" draw:layer="layout" svg:width="2.059cm" svg:height="0.412cm" svg:x="1.506cm" svg:y="14.563cm">
          <draw:text-box>
            <text:p text:style-name="P1"><text:span text:style-name="T8">d’audience.</text:span></text:p>
          </draw:text-box>
        </draw:frame>
        <draw:frame draw:style-name="gr5" draw:text-style-name="P6" draw:layer="layout" svg:width="2.026cm" svg:height="0.454cm" svg:x="1.506cm" svg:y="15.1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9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482cm" svg:height="0.412cm" svg:x="2.007cm" svg:y="15.967cm">
          <draw:text-box>
            <text:p text:style-name="P1"><text:span text:style-name="T11">Éviter <text:s text:c="2"/>que <text:s text:c="2"/>des <text:s text:c="2"/>données <text:s text:c="2"/>sensibles <text:s text:c="2"/>ne <text:s text:c="2"/>soient <text:s text:c="2"/>publiques <text:s text:c="2"/>et <text:s text:c="2"/>stockées <text:s text:c="2"/>en <text:s text:c="2"/>clair <text:s text:c="2"/>aux </text:span></text:p>
          </draw:text-box>
        </draw:frame>
        <draw:frame draw:style-name="gr4" draw:text-style-name="P5" draw:layer="layout" svg:width="16.563cm" svg:height="0.412cm" svg:x="2.007cm" svg:y="16.391cm">
          <draw:text-box>
            <text:p text:style-name="P1"><text:span text:style-name="T11">différentes <text:s text:c="2"/>étapes <text:s text:c="2"/>de <text:s text:c="2"/>l'accès <text:s text:c="2"/>à <text:s text:c="2"/>la <text:s text:c="2"/>page <text:s text:c="2"/>(FAI, <text:s text:c="2"/>proxy, <text:s text:c="2"/>serveur <text:s text:c="2"/>Web, <text:s text:c="2"/>historique <text:s text:c="2"/>du </text:span></text:p>
          </draw:text-box>
        </draw:frame>
        <draw:frame draw:style-name="gr4" draw:text-style-name="P5" draw:layer="layout" svg:width="5.167cm" svg:height="0.412cm" svg:x="2.007cm" svg:y="16.814cm">
          <draw:text-box>
            <text:p text:style-name="P1"><text:span text:style-name="T11">navigateur, services tiers…). </text:span></text:p>
          </draw:text-box>
        </draw:frame>
        <draw:frame draw:style-name="gr4" draw:text-style-name="P5" draw:layer="layout" svg:width="0.352cm" svg:height="0.412cm" svg:x="1.506cm" svg:y="17.55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cm" svg:height="0.412cm" svg:x="2.007cm" svg:y="17.555cm">
          <draw:text-box>
            <text:p text:style-name="P1"><text:span text:style-name="T11">Permettre à l'utilisateur de saisir des données sensibles en sachant qu'elles seront </text:span></text:p>
          </draw:text-box>
        </draw:frame>
        <draw:frame draw:style-name="gr4" draw:text-style-name="P5" draw:layer="layout" svg:width="5.031cm" svg:height="0.412cm" svg:x="2.007cm" svg:y="17.978cm">
          <draw:text-box>
            <text:p text:style-name="P1"><text:span text:style-name="T11">protégées et confidentielles.</text:span></text:p>
          </draw:text-box>
        </draw:frame>
        <draw:frame draw:style-name="gr4" draw:text-style-name="P5" draw:layer="layout" svg:width="0.352cm" svg:height="0.412cm" svg:x="1.506cm" svg:y="18.7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8.716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5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989cm" svg:x2="17.002cm" svg:y2="10.989cm">
          <text:p/>
        </draw:line>
        <draw:line draw:style-name="gr6" draw:text-style-name="P7" draw:layer="layout" svg:x1="17.002cm" svg:y1="11.551cm" svg:x2="1.502cm" svg:y2="11.551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989cm" svg:x2="17.002cm" svg:y2="10.989cm">
          <text:p/>
        </draw:line>
        <draw:line draw:style-name="gr6" draw:text-style-name="P7" draw:layer="layout" svg:x1="17.002cm" svg:y1="11.551cm" svg:x2="1.502cm" svg:y2="11.55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7" draw:style-name="dp1" draw:master-page-name="master-page75">
        <draw:frame draw:style-name="gr4" draw:text-style-name="P5" draw:layer="layout" svg:width="5.573cm" svg:height="0.412cm" svg:x="1.506cm" svg:y="2.156cm">
          <draw:text-box>
            <text:p text:style-name="P1"><text:span text:style-name="T6">Données personnelles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28</text:span></text:p>
          </draw:text-box>
        </draw:frame>
        <draw:frame draw:style-name="gr1" draw:text-style-name="P2" draw:layer="layout" svg:width="17.041cm" svg:height="0.497cm" svg:x="1.506cm" svg:y="3.276cm">
          <draw:text-box>
            <text:p text:style-name="P1"><text:span text:style-name="T7">L'objectif <text:s text:c="2"/>des <text:s text:c="2"/>cookies <text:s text:c="2"/>et <text:s text:c="2"/>les <text:s text:c="2"/>limitations <text:s text:c="2"/>inhérentes <text:s text:c="2"/>à <text:s text:c="2"/>leur <text:s text:c="2"/>refus <text:s text:c="2"/>sont </text:span></text:p>
          </draw:text-box>
        </draw:frame>
        <draw:frame draw:style-name="gr1" draw:text-style-name="P2" draw:layer="layout" svg:width="2.169cm" svg:height="0.497cm" svg:x="1.506cm" svg:y="3.784cm">
          <draw:text-box>
            <text:p text:style-name="P1"><text:span text:style-name="T7">expliqués.</text:span></text:p>
          </draw:text-box>
        </draw:frame>
        <draw:frame draw:style-name="gr4" draw:text-style-name="P5" draw:layer="layout" svg:width="15.983cm" svg:height="0.412cm" svg:x="1.506cm" svg:y="4.936cm">
          <draw:text-box>
            <text:p text:style-name="P1"><text:span text:style-name="T8">Pour le commun des mortels, un cookie, c’est un gâteau. Pour l’internaute averti, c’est un </text:span></text:p>
          </draw:text-box>
        </draw:frame>
        <draw:frame draw:style-name="gr4" draw:text-style-name="P5" draw:layer="layout" svg:width="14.615cm" svg:height="0.412cm" svg:x="1.506cm" svg:y="5.359cm">
          <draw:text-box>
            <text:p text:style-name="P1"><text:span text:style-name="T8">fichier qu’un site web dépose sur son poste et qui est soit un moyen de tracer son </text:span></text:p>
          </draw:text-box>
        </draw:frame>
        <draw:frame draw:style-name="gr4" draw:text-style-name="P5" draw:layer="layout" svg:width="15.136cm" svg:height="0.412cm" svg:x="1.506cm" svg:y="5.783cm">
          <draw:text-box>
            <text:p text:style-name="P1"><text:span text:style-name="T8">utilisation du Web, soit une technique potentiellement très efficace pour améliorer la </text:span></text:p>
          </draw:text-box>
        </draw:frame>
        <draw:frame draw:style-name="gr4" draw:text-style-name="P5" draw:layer="layout" svg:width="15.365cm" svg:height="0.412cm" svg:x="1.506cm" svg:y="6.206cm">
          <draw:text-box>
            <text:p text:style-name="P1"><text:span text:style-name="T8">navigation, mémoriser des options, proposer des contenus ciblés. En fait, la technique </text:span></text:p>
          </draw:text-box>
        </draw:frame>
        <draw:frame draw:style-name="gr4" draw:text-style-name="P5" draw:layer="layout" svg:width="15.102cm" svg:height="0.412cm" svg:x="1.506cm" svg:y="6.629cm">
          <draw:text-box>
            <text:p text:style-name="P1"><text:span text:style-name="T8">n’est pas mauvaise en soi et se prête à toutes sortes d’utilisations. Pour rassurer vos </text:span></text:p>
          </draw:text-box>
        </draw:frame>
        <draw:frame draw:style-name="gr4" draw:text-style-name="P5" draw:layer="layout" svg:width="11.805cm" svg:height="0.412cm" svg:x="1.506cm" svg:y="7.053cm">
          <draw:text-box>
            <text:p text:style-name="P1"><text:span text:style-name="T8">visiteurs, il suffit d’expliquer comment et pourquoi elle est utilisée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407cm" svg:height="0.412cm" svg:x="2.007cm" svg:y="8.46cm">
          <draw:text-box>
            <text:p text:style-name="P1"><text:span text:style-name="T11">Informer l'utilisateur sur les cookies.</text:span></text:p>
          </draw:text-box>
        </draw:frame>
        <draw:frame draw:style-name="gr4" draw:text-style-name="P5" draw:layer="layout" svg:width="0.352cm" svg:height="0.412cm" svg:x="1.506cm" svg:y="9.1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721cm" svg:height="0.412cm" svg:x="2.007cm" svg:y="9.198cm">
          <draw:text-box>
            <text:p text:style-name="P1"><text:span text:style-name="T11">Expliquer leur rôle et leur utilité.</text:span></text:p>
          </draw:text-box>
        </draw:frame>
        <draw:frame draw:style-name="gr4" draw:text-style-name="P5" draw:layer="layout" svg:width="0.352cm" svg:height="0.412cm" svg:x="1.506cm" svg:y="9.9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9.938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8" draw:style-name="dp1" draw:master-page-name="master-page49">
        <draw:frame draw:style-name="gr3" draw:text-style-name="P4" draw:layer="layout" svg:width="6.767cm" svg:height="1.148cm" svg:x="5.941cm" svg:y="2.481cm">
          <draw:text-box>
            <text:p text:style-name="P1"><text:span text:style-name="T5">E-COMMERCE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9" draw:style-name="dp1" draw:master-page-name="master-page122">
        <draw:frame draw:style-name="gr4" draw:text-style-name="P5" draw:layer="layout" svg:width="7.516cm" svg:height="0.412cm" svg:x="1.506cm" svg:y="2.262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2.262cm">
          <draw:text-box>
            <text:p text:style-name="P1"><text:span text:style-name="T6">RÈGLE 29</text:span></text:p>
          </draw:text-box>
        </draw:frame>
        <draw:frame draw:style-name="gr1" draw:text-style-name="P2" draw:layer="layout" svg:width="14.704cm" svg:height="0.497cm" svg:x="1.506cm" svg:y="3.382cm">
          <draw:text-box>
            <text:p text:style-name="P1"><text:span text:style-name="T7">L'achat d'un produit ou service est possible sans création de compte.</text:span></text:p>
          </draw:text-box>
        </draw:frame>
        <draw:frame draw:style-name="gr4" draw:text-style-name="P5" draw:layer="layout" svg:width="16.631cm" svg:height="0.412cm" svg:x="1.506cm" svg:y="4.534cm">
          <draw:text-box>
            <text:p text:style-name="P1"><text:span text:style-name="T8">Dans <text:s text:c="2"/>l'e-commerce, <text:s text:c="2"/>tous <text:s text:c="2"/>les <text:s text:c="2"/>détails <text:s text:c="2"/>comptent. <text:s text:c="2"/>L’abandon <text:s text:c="2"/>de <text:s text:c="2"/>panier <text:s text:c="2"/>est <text:s text:c="2"/>fréquent, </text:span></text:p>
          </draw:text-box>
        </draw:frame>
        <draw:frame draw:style-name="gr4" draw:text-style-name="P5" draw:layer="layout" svg:width="17.35cm" svg:height="0.412cm" svg:x="1.506cm" svg:y="4.957cm">
          <draw:text-box>
            <text:p text:style-name="P1"><text:span text:style-name="T8">notamment <text:s text:c="2"/>au <text:s text:c="2"/>stade <text:s text:c="2"/>de <text:s text:c="2"/>la <text:s text:c="2"/>création <text:s text:c="2"/>de <text:s text:c="2"/>compte. <text:s text:c="2"/>Un <text:s text:c="2"/>nombre <text:s text:c="2"/>croissant <text:s text:c="2"/>de <text:s text:c="2"/>sites <text:s text:c="2"/>d’e- </text:span></text:p>
          </draw:text-box>
        </draw:frame>
        <draw:frame draw:style-name="gr4" draw:text-style-name="P5" draw:layer="layout" svg:width="15.428cm" svg:height="0.412cm" svg:x="1.506cm" svg:y="5.381cm">
          <draw:text-box>
            <text:p text:style-name="P1"><text:span text:style-name="T8">commerce proposent l’achat direct, qui consiste à fournir uniquement les informations </text:span></text:p>
          </draw:text-box>
        </draw:frame>
        <draw:frame draw:style-name="gr4" draw:text-style-name="P5" draw:layer="layout" svg:width="17.266cm" svg:height="0.412cm" svg:x="1.506cm" svg:y="5.804cm">
          <draw:text-box>
            <text:p text:style-name="P1"><text:span text:style-name="T8">strictement <text:s text:c="2"/>nécessaires <text:s text:c="2"/>au <text:s text:c="2"/>traitement <text:s text:c="2"/>de <text:s text:c="2"/>la <text:s text:c="2"/>commande. <text:s text:c="2"/>C’est <text:s text:c="2"/>un <text:s text:c="2"/>vrai <text:s text:c="2"/>plus <text:s/>pour <text:s text:c="2"/>les </text:span></text:p>
          </draw:text-box>
        </draw:frame>
        <draw:frame draw:style-name="gr4" draw:text-style-name="P5" draw:layer="layout" svg:width="1.264cm" svg:height="0.412cm" svg:x="1.506cm" svg:y="6.227cm">
          <draw:text-box>
            <text:p text:style-name="P1"><text:span text:style-name="T8">clients.</text:span></text:p>
          </draw:text-box>
        </draw:frame>
        <draw:frame draw:style-name="gr5" draw:text-style-name="P6" draw:layer="layout" svg:width="2.026cm" svg:height="0.454cm" svg:x="1.506cm" svg:y="6.85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35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806cm" svg:height="0.412cm" svg:x="2.007cm" svg:y="7.635cm">
          <draw:text-box>
            <text:p text:style-name="P1"><text:span text:style-name="T11">Permettre à l’acheteur de commander immédiatement.</text:span></text:p>
          </draw:text-box>
        </draw:frame>
        <draw:frame draw:style-name="gr4" draw:text-style-name="P5" draw:layer="layout" svg:width="0.352cm" svg:height="0.412cm" svg:x="1.506cm" svg:y="8.372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66cm" svg:height="0.412cm" svg:x="2.007cm" svg:y="8.372cm">
          <draw:text-box>
            <text:p text:style-name="P1"><text:span text:style-name="T11">Lever la barrière de la création de compte. </text:span></text:p>
          </draw:text-box>
        </draw:frame>
        <draw:frame draw:style-name="gr4" draw:text-style-name="P5" draw:layer="layout" svg:width="0.352cm" svg:height="0.412cm" svg:x="1.506cm" svg:y="9.1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988cm" svg:height="0.412cm" svg:x="2.007cm" svg:y="9.113cm">
          <draw:text-box>
            <text:p text:style-name="P1"><text:span text:style-name="T11">Augmenter le taux de conversion.</text:span></text:p>
          </draw:text-box>
        </draw:frame>
        <draw:frame draw:style-name="gr4" draw:text-style-name="P5" draw:layer="layout" svg:width="0.352cm" svg:height="0.412cm" svg:x="1.506cm" svg:y="9.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9.85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7.516cm" svg:height="0.412cm" svg:x="1.506cm" svg:y="11.551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11.551cm">
          <draw:text-box>
            <text:p text:style-name="P1"><text:span text:style-name="T6">RÈGLE 30</text:span></text:p>
          </draw:text-box>
        </draw:frame>
        <draw:frame draw:style-name="gr1" draw:text-style-name="P2" draw:layer="layout" svg:width="12.533cm" svg:height="0.497cm" svg:x="1.506cm" svg:y="12.667cm">
          <draw:text-box>
            <text:p text:style-name="P1"><text:span text:style-name="T7">Le détail de chaque article est consultable depuis le panier</text:span></text:p>
          </draw:text-box>
        </draw:frame>
        <draw:frame draw:style-name="gr4" draw:text-style-name="P5" draw:layer="layout" svg:width="15.073cm" svg:height="0.412cm" svg:x="1.506cm" svg:y="13.823cm">
          <draw:text-box>
            <text:p text:style-name="P1"><text:span text:style-name="T8">Le panier permet d’avoir une vue d’ensemble de ce que l’on va commander. C’est le </text:span></text:p>
          </draw:text-box>
        </draw:frame>
        <draw:frame draw:style-name="gr4" draw:text-style-name="P5" draw:layer="layout" svg:width="15.712cm" svg:height="0.412cm" svg:x="1.506cm" svg:y="14.246cm">
          <draw:text-box>
            <text:p text:style-name="P1"><text:span text:style-name="T8">moment par excellence où l’utilisateur peut avoir besoin de vérifier sa commande. Dans </text:span></text:p>
          </draw:text-box>
        </draw:frame>
        <draw:frame draw:style-name="gr4" draw:text-style-name="P5" draw:layer="layout" svg:width="15.094cm" svg:height="0.412cm" svg:x="1.506cm" svg:y="14.669cm">
          <draw:text-box>
            <text:p text:style-name="P1"><text:span text:style-name="T8">ce cas, le fait de pouvoir consulter le détail directement dans le panier ou à partir du </text:span></text:p>
          </draw:text-box>
        </draw:frame>
        <draw:frame draw:style-name="gr4" draw:text-style-name="P5" draw:layer="layout" svg:width="4.985cm" svg:height="0.412cm" svg:x="1.506cm" svg:y="15.093cm">
          <draw:text-box>
            <text:p text:style-name="P1"><text:span text:style-name="T8">panier est un vrai avantage.</text:span></text:p>
          </draw:text-box>
        </draw:frame>
        <draw:frame draw:style-name="gr5" draw:text-style-name="P6" draw:layer="layout" svg:width="2.026cm" svg:height="0.454cm" svg:x="1.506cm" svg:y="15.7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497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803cm" svg:height="0.412cm" svg:x="2.007cm" svg:y="16.497cm">
          <draw:text-box>
            <text:p text:style-name="P1"><text:span text:style-name="T11">Permettre à l’utilisateur de vérifier sa commande.</text:span></text:p>
          </draw:text-box>
        </draw:frame>
        <draw:frame draw:style-name="gr4" draw:text-style-name="P5" draw:layer="layout" svg:width="0.352cm" svg:height="0.412cm" svg:x="1.506cm" svg:y="17.2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085cm" svg:height="0.412cm" svg:x="2.007cm" svg:y="17.237cm">
          <draw:text-box>
            <text:p text:style-name="P1"><text:span text:style-name="T11">Prévenir les erreurs de commande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1.518cm" svg:x2="17.002cm" svg:y2="11.518cm">
          <text:p/>
        </draw:line>
        <draw:line draw:style-name="gr6" draw:text-style-name="P7" draw:layer="layout" svg:x1="17.002cm" svg:y1="12.08cm" svg:x2="1.502cm" svg:y2="12.08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1.518cm" svg:x2="17.002cm" svg:y2="11.518cm">
          <text:p/>
        </draw:line>
        <draw:line draw:style-name="gr6" draw:text-style-name="P7" draw:layer="layout" svg:x1="17.002cm" svg:y1="12.08cm" svg:x2="1.502cm" svg:y2="12.0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20" draw:style-name="dp1" draw:master-page-name="master-page75">
        <draw:frame draw:style-name="gr4" draw:text-style-name="P5" draw:layer="layout" svg:width="4.485cm" svg:height="0.412cm" svg:x="1.506cm" svg:y="2.156cm">
          <draw:text-box>
            <text:p text:style-name="P1"><text:span text:style-name="T6">E-Commerce, Conception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31</text:span></text:p>
          </draw:text-box>
        </draw:frame>
        <draw:frame draw:style-name="gr1" draw:text-style-name="P2" draw:layer="layout" svg:width="16.025cm" svg:height="0.497cm" svg:x="1.506cm" svg:y="3.276cm">
          <draw:text-box>
            <text:p text:style-name="P1"><text:span text:style-name="T7">Aucun produit ni service annexe n'est ajouté au panier de commande sans </text:span></text:p>
          </draw:text-box>
        </draw:frame>
        <draw:frame draw:style-name="gr1" draw:text-style-name="P2" draw:layer="layout" svg:width="10.395cm" svg:height="0.497cm" svg:x="1.506cm" svg:y="3.784cm">
          <draw:text-box>
            <text:p text:style-name="P1"><text:span text:style-name="T7">que cette action soit déclenchée par l'utilisateur.</text:span></text:p>
          </draw:text-box>
        </draw:frame>
        <draw:frame draw:style-name="gr4" draw:text-style-name="P5" draw:layer="layout" svg:width="15.073cm" svg:height="0.412cm" svg:x="1.506cm" svg:y="4.936cm">
          <draw:text-box>
            <text:p text:style-name="P1"><text:span text:style-name="T8">Quelle serait votre réaction dans un supermarché si un personnel du magasin venait </text:span></text:p>
          </draw:text-box>
        </draw:frame>
        <draw:frame draw:style-name="gr4" draw:text-style-name="P5" draw:layer="layout" svg:width="15.809cm" svg:height="0.412cm" svg:x="1.506cm" svg:y="5.359cm">
          <draw:text-box>
            <text:p text:style-name="P1"><text:span text:style-name="T8">jeter des produits supplémentaires dans votre panier juste avant que vous ne passiez en </text:span></text:p>
          </draw:text-box>
        </draw:frame>
        <draw:frame draw:style-name="gr4" draw:text-style-name="P5" draw:layer="layout" svg:width="1.386cm" svg:height="0.412cm" svg:x="1.506cm" svg:y="5.783cm">
          <draw:text-box>
            <text:p text:style-name="P1"><text:span text:style-name="T8">caisse ?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989cm" svg:height="0.412cm" svg:x="2.007cm" svg:y="7.19cm">
          <draw:text-box>
            <text:p text:style-name="P1"><text:span text:style-name="T11">Laisser à l'utilisateur le contrôle de sa commande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356cm" svg:height="0.412cm" svg:x="2.007cm" svg:y="7.928cm">
          <draw:text-box>
            <text:p text:style-name="P1"><text:span text:style-name="T11">Ne pas compromettre la relation de confiance avec l'utilisateur. </text:span></text:p>
          </draw:text-box>
        </draw:frame>
        <draw:frame draw:style-name="gr4" draw:text-style-name="P5" draw:layer="layout" svg:width="0.352cm" svg:height="0.412cm" svg:x="1.506cm" svg:y="8.668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217cm" svg:height="0.412cm" svg:x="2.007cm" svg:y="8.668cm">
          <draw:text-box>
            <text:p text:style-name="P1"><text:span text:style-name="T11">Éviter toute forme de vente forcée.</text:span></text:p>
          </draw:text-box>
        </draw:frame>
        <draw:frame draw:style-name="gr4" draw:text-style-name="P5" draw:layer="layout" svg:width="7.516cm" svg:height="0.412cm" svg:x="1.506cm" svg:y="9.406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9.406cm">
          <draw:text-box>
            <text:p text:style-name="P1"><text:span text:style-name="T6">RÈGLE 32</text:span></text:p>
          </draw:text-box>
        </draw:frame>
        <draw:frame draw:style-name="gr1" draw:text-style-name="P2" draw:layer="layout" svg:width="13.701cm" svg:height="0.497cm" svg:x="1.506cm" svg:y="10.526cm">
          <draw:text-box>
            <text:p text:style-name="P1"><text:span text:style-name="T7">L'inscription à des services annexes n'est pas activée par défaut</text:span></text:p>
          </draw:text-box>
        </draw:frame>
        <draw:frame draw:style-name="gr4" draw:text-style-name="P5" draw:layer="layout" svg:width="14.996cm" svg:height="0.412cm" svg:x="1.506cm" svg:y="11.678cm">
          <draw:text-box>
            <text:p text:style-name="P1"><text:span text:style-name="T8">Vous vous apprêtez à passer une commande et vous vous apercevez que la case de </text:span></text:p>
          </draw:text-box>
        </draw:frame>
        <draw:frame draw:style-name="gr4" draw:text-style-name="P5" draw:layer="layout" svg:width="15.526cm" svg:height="0.412cm" svg:x="1.506cm" svg:y="12.101cm">
          <draw:text-box>
            <text:p text:style-name="P1"><text:span text:style-name="T8">souscription à une assurance facultative, une newsletter ou un abonnement annuel est </text:span></text:p>
          </draw:text-box>
        </draw:frame>
        <draw:frame draw:style-name="gr4" draw:text-style-name="P5" draw:layer="layout" svg:width="15.365cm" svg:height="0.412cm" svg:x="1.506cm" svg:y="12.524cm">
          <draw:text-box>
            <text:p text:style-name="P1"><text:span text:style-name="T8">d’ores et déjà coché. En anglais ça s’appelle de l’opt-out, où vous devez décocher une </text:span></text:p>
          </draw:text-box>
        </draw:frame>
        <draw:frame draw:style-name="gr4" draw:text-style-name="P5" draw:layer="layout" svg:width="15.416cm" svg:height="0.412cm" svg:x="1.506cm" svg:y="12.948cm">
          <draw:text-box>
            <text:p text:style-name="P1"><text:span text:style-name="T8">case, par opposition à l’opt-in, ou vous devez cocher. Bien entendu, toute inscription à </text:span></text:p>
          </draw:text-box>
        </draw:frame>
        <draw:frame draw:style-name="gr4" draw:text-style-name="P5" draw:layer="layout" svg:width="13.773cm" svg:height="0.412cm" svg:x="1.506cm" svg:y="13.371cm">
          <draw:text-box>
            <text:p text:style-name="P1"><text:span text:style-name="T8">des services annexe doit faire l’objet d’un vrai choix de la part de l’utilisateur.</text:span></text:p>
          </draw:text-box>
        </draw:frame>
        <draw:frame draw:style-name="gr5" draw:text-style-name="P6" draw:layer="layout" svg:width="2.026cm" svg:height="0.454cm" svg:x="1.506cm" svg:y="14.00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779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858cm" svg:height="0.412cm" svg:x="2.007cm" svg:y="14.779cm">
          <draw:text-box>
            <text:p text:style-name="P1"><text:span text:style-name="T11">Laisser à l’utilisateur le libre choix de ses actions. </text:span></text:p>
          </draw:text-box>
        </draw:frame>
        <draw:frame draw:style-name="gr4" draw:text-style-name="P5" draw:layer="layout" svg:width="0.352cm" svg:height="0.412cm" svg:x="1.506cm" svg:y="15.5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224cm" svg:height="0.412cm" svg:x="2.007cm" svg:y="15.516cm">
          <draw:text-box>
            <text:p text:style-name="P1"><text:span text:style-name="T11">Prévenir les commandes involontaires et les réclamations associées. </text:span></text:p>
          </draw:text-box>
        </draw:frame>
        <draw:frame draw:style-name="gr4" draw:text-style-name="P5" draw:layer="layout" svg:width="6.157cm" svg:height="0.412cm" svg:x="1.506cm" svg:y="16.257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16.257cm">
          <draw:text-box>
            <text:p text:style-name="P1"><text:span text:style-name="T6">RÈGLE 33</text:span></text:p>
          </draw:text-box>
        </draw:frame>
        <draw:frame draw:style-name="gr1" draw:text-style-name="P2" draw:layer="layout" svg:width="16.186cm" svg:height="0.497cm" svg:x="1.506cm" svg:y="17.373cm">
          <draw:text-box>
            <text:p text:style-name="P1"><text:span text:style-name="T7">La disponibilité des produits est indiquée avant la validation définitive de la </text:span></text:p>
          </draw:text-box>
        </draw:frame>
        <draw:frame draw:style-name="gr1" draw:text-style-name="P2" draw:layer="layout" svg:width="2.504cm" svg:height="0.497cm" svg:x="1.506cm" svg:y="17.881cm">
          <draw:text-box>
            <text:p text:style-name="P1"><text:span text:style-name="T7">commande.</text:span></text:p>
          </draw:text-box>
        </draw:frame>
        <draw:frame draw:style-name="gr4" draw:text-style-name="P5" draw:layer="layout" svg:width="15.543cm" svg:height="0.412cm" svg:x="1.506cm" svg:y="19.037cm">
          <draw:text-box>
            <text:p text:style-name="P1"><text:span text:style-name="T8">Il est fort tentant de proposer des produits indisponibles ou disponibles sur commande, </text:span></text:p>
          </draw:text-box>
        </draw:frame>
        <draw:frame draw:style-name="gr4" draw:text-style-name="P5" draw:layer="layout" svg:width="13.193cm" svg:height="0.412cm" svg:x="1.506cm" svg:y="19.46cm">
          <draw:text-box>
            <text:p text:style-name="P1"><text:span text:style-name="T8">mais attention, faites en sorte de ne pas induire vos internautes en erreur.</text:span></text:p>
          </draw:text-box>
        </draw:frame>
        <draw:frame draw:style-name="gr5" draw:text-style-name="P6" draw:layer="layout" svg:width="2.026cm" svg:height="0.454cm" svg:x="1.506cm" svg:y="20.08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86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042cm" svg:height="0.412cm" svg:x="2.007cm" svg:y="20.864cm">
          <draw:text-box>
            <text:p text:style-name="P1"><text:span text:style-name="T11">Permettre <text:s text:c="2"/>d'anticiper <text:s text:c="2"/>d'éventuelles <text:s text:c="2"/>difficultés <text:s text:c="2"/>et <text:s text:c="2"/>une <text:s text:c="2"/>augmentation <text:s text:c="2"/>du <text:s text:c="2"/>délai <text:s text:c="2"/>de </text:span></text:p>
          </draw:text-box>
        </draw:frame>
        <draw:frame draw:style-name="gr4" draw:text-style-name="P5" draw:layer="layout" svg:width="1.594cm" svg:height="0.412cm" svg:x="2.007cm" svg:y="21.287cm">
          <draw:text-box>
            <text:p text:style-name="P1"><text:span text:style-name="T11">livraison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373cm" svg:x2="17.002cm" svg:y2="9.373cm">
          <text:p/>
        </draw:line>
        <draw:line draw:style-name="gr6" draw:text-style-name="P7" draw:layer="layout" svg:x1="17.002cm" svg:y1="9.936cm" svg:x2="1.502cm" svg:y2="9.936cm">
          <text:p/>
        </draw:line>
        <draw:line draw:style-name="gr6" draw:text-style-name="P7" draw:layer="layout" svg:x1="1.502cm" svg:y1="16.224cm" svg:x2="17.002cm" svg:y2="16.224cm">
          <text:p/>
        </draw:line>
        <draw:line draw:style-name="gr6" draw:text-style-name="P7" draw:layer="layout" svg:x1="17.002cm" svg:y1="16.786cm" svg:x2="1.502cm" svg:y2="16.78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373cm" svg:x2="17.002cm" svg:y2="9.373cm">
          <text:p/>
        </draw:line>
        <draw:line draw:style-name="gr6" draw:text-style-name="P7" draw:layer="layout" svg:x1="17.002cm" svg:y1="9.936cm" svg:x2="1.502cm" svg:y2="9.936cm">
          <text:p/>
        </draw:line>
        <draw:line draw:style-name="gr6" draw:text-style-name="P7" draw:layer="layout" svg:x1="1.502cm" svg:y1="16.224cm" svg:x2="17.002cm" svg:y2="16.224cm">
          <text:p/>
        </draw:line>
        <draw:line draw:style-name="gr6" draw:text-style-name="P7" draw:layer="layout" svg:x1="17.002cm" svg:y1="16.786cm" svg:x2="1.502cm" svg:y2="16.78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21" draw:style-name="dp1" draw:master-page-name="master-page75">
        <draw:frame draw:style-name="gr4" draw:text-style-name="P5" draw:layer="layout" svg:width="6.157cm" svg:height="0.412cm" svg:x="1.506cm" svg:y="2.156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34</text:span></text:p>
          </draw:text-box>
        </draw:frame>
        <draw:frame draw:style-name="gr1" draw:text-style-name="P2" draw:layer="layout" svg:width="15.788cm" svg:height="0.497cm" svg:x="1.506cm" svg:y="3.276cm">
          <draw:text-box>
            <text:p text:style-name="P1"><text:span text:style-name="T7">Le délai de livraison estimé est indiqué avant la validation définitive de la </text:span></text:p>
          </draw:text-box>
        </draw:frame>
        <draw:frame draw:style-name="gr1" draw:text-style-name="P2" draw:layer="layout" svg:width="2.504cm" svg:height="0.497cm" svg:x="1.506cm" svg:y="3.784cm">
          <draw:text-box>
            <text:p text:style-name="P1"><text:span text:style-name="T7">commande.</text:span></text:p>
          </draw:text-box>
        </draw:frame>
        <draw:frame draw:style-name="gr4" draw:text-style-name="P5" draw:layer="layout" svg:width="17.02cm" svg:height="0.412cm" svg:x="1.506cm" svg:y="4.936cm">
          <draw:text-box>
            <text:p text:style-name="P1"><text:span text:style-name="T8">Apprendre, <text:s text:c="2"/>après validation <text:s text:c="2"/>de <text:s text:c="2"/>la <text:s text:c="2"/>commande, <text:s text:c="2"/>qu’un <text:s text:c="2"/>produit <text:s text:c="2"/>ne <text:s text:c="2"/>sera <text:s/>livré <text:s text:c="2"/>que <text:s text:c="2"/>dans </text:span></text:p>
          </draw:text-box>
        </draw:frame>
        <draw:frame draw:style-name="gr4" draw:text-style-name="P5" draw:layer="layout" svg:width="15.822cm" svg:height="0.412cm" svg:x="1.506cm" svg:y="5.359cm">
          <draw:text-box>
            <text:p text:style-name="P1"><text:span text:style-name="T8">plusieurs <text:s text:c="2"/>semaines <text:s text:c="2"/>est <text:s text:c="2"/>une <text:s text:c="2"/>mésaventure <text:s text:c="2"/>fréquente <text:s text:c="2"/>et <text:s text:c="2"/>insatisfaisante <text:s text:c="2"/>pour <text:s text:c="2"/>les </text:span></text:p>
          </draw:text-box>
        </draw:frame>
        <draw:frame draw:style-name="gr4" draw:text-style-name="P5" draw:layer="layout" svg:width="15.699cm" svg:height="0.412cm" svg:x="1.506cm" svg:y="5.783cm">
          <draw:text-box>
            <text:p text:style-name="P1"><text:span text:style-name="T8">utilisateurs. Pour garder vos clients et les fidéliser, tâchez de les prévenir avant la fin de </text:span></text:p>
          </draw:text-box>
        </draw:frame>
        <draw:frame draw:style-name="gr4" draw:text-style-name="P5" draw:layer="layout" svg:width="2.512cm" svg:height="0.412cm" svg:x="1.506cm" svg:y="6.206cm">
          <draw:text-box>
            <text:p text:style-name="P1"><text:span text:style-name="T8">la commande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21cm" svg:height="0.412cm" svg:x="2.007cm" svg:y="7.614cm">
          <draw:text-box>
            <text:p text:style-name="P1"><text:span text:style-name="T11">Permettre aux utilisateurs d'identifier la date réelle à laquelle le bien commandé sera </text:span></text:p>
          </draw:text-box>
        </draw:frame>
        <draw:frame draw:style-name="gr4" draw:text-style-name="P5" draw:layer="layout" svg:width="5.937cm" svg:height="0.412cm" svg:x="2.007cm" svg:y="8.037cm">
          <draw:text-box>
            <text:p text:style-name="P1"><text:span text:style-name="T11">effectivement en leur possession.</text:span></text:p>
          </draw:text-box>
        </draw:frame>
        <draw:frame draw:style-name="gr4" draw:text-style-name="P5" draw:layer="layout" svg:width="6.157cm" svg:height="0.412cm" svg:x="1.506cm" svg:y="9.734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9.734cm">
          <draw:text-box>
            <text:p text:style-name="P1"><text:span text:style-name="T6">RÈGLE 35</text:span></text:p>
          </draw:text-box>
        </draw:frame>
        <draw:frame draw:style-name="gr1" draw:text-style-name="P2" draw:layer="layout" svg:width="16.093cm" svg:height="0.497cm" svg:x="1.506cm" svg:y="10.854cm">
          <draw:text-box>
            <text:p text:style-name="P1"><text:span text:style-name="T7">Les frais de livraison estimés sont indiqués avant la validation définitive de </text:span></text:p>
          </draw:text-box>
        </draw:frame>
        <draw:frame draw:style-name="gr1" draw:text-style-name="P2" draw:layer="layout" svg:width="3.016cm" svg:height="0.497cm" svg:x="1.506cm" svg:y="11.362cm">
          <draw:text-box>
            <text:p text:style-name="P1"><text:span text:style-name="T7">la commande.</text:span></text:p>
          </draw:text-box>
        </draw:frame>
        <draw:frame draw:style-name="gr4" draw:text-style-name="P5" draw:layer="layout" svg:width="15.826cm" svg:height="0.412cm" svg:x="1.506cm" svg:y="12.514cm">
          <draw:text-box>
            <text:p text:style-name="P1"><text:span text:style-name="T8">Les frais de livraison font partie des informations essentielles pour décider du bien-fondé </text:span></text:p>
          </draw:text-box>
        </draw:frame>
        <draw:frame draw:style-name="gr4" draw:text-style-name="P5" draw:layer="layout" svg:width="15.797cm" svg:height="0.412cm" svg:x="1.506cm" svg:y="12.937cm">
          <draw:text-box>
            <text:p text:style-name="P1"><text:span text:style-name="T8">d’une commande. Rien de plus désagréable pour un utilisateur que de se rendre compte </text:span></text:p>
          </draw:text-box>
        </draw:frame>
        <draw:frame draw:style-name="gr4" draw:text-style-name="P5" draw:layer="layout" svg:width="14.988cm" svg:height="0.412cm" svg:x="1.506cm" svg:y="13.36cm">
          <draw:text-box>
            <text:p text:style-name="P1"><text:span text:style-name="T8">que le coût de la livraison va coûter autant voire bien plus que le prix de son article. </text:span></text:p>
          </draw:text-box>
        </draw:frame>
        <draw:frame draw:style-name="gr4" draw:text-style-name="P5" draw:layer="layout" svg:width="14.903cm" svg:height="0.412cm" svg:x="1.506cm" svg:y="13.784cm">
          <draw:text-box>
            <text:p text:style-name="P1"><text:span text:style-name="T8">Alors bien évidemment, faites l’impossible pour donner cette information le plus tôt </text:span></text:p>
          </draw:text-box>
        </draw:frame>
        <draw:frame draw:style-name="gr4" draw:text-style-name="P5" draw:layer="layout" svg:width="4.807cm" svg:height="0.412cm" svg:x="1.506cm" svg:y="14.207cm">
          <draw:text-box>
            <text:p text:style-name="P1"><text:span text:style-name="T8">possible dans le processus.</text:span></text:p>
          </draw:text-box>
        </draw:frame>
        <draw:frame draw:style-name="gr5" draw:text-style-name="P6" draw:layer="layout" svg:width="2.026cm" svg:height="0.454cm" svg:x="1.506cm" svg:y="14.83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6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576cm" svg:height="0.412cm" svg:x="2.007cm" svg:y="15.615cm">
          <draw:text-box>
            <text:p text:style-name="P1"><text:span text:style-name="T11">Permettre à l’utilisateur de décider en connaissance de cause. Faire gagner du temps à </text:span></text:p>
          </draw:text-box>
        </draw:frame>
        <draw:frame draw:style-name="gr4" draw:text-style-name="P5" draw:layer="layout" svg:width="2.098cm" svg:height="0.412cm" svg:x="2.007cm" svg:y="16.038cm">
          <draw:text-box>
            <text:p text:style-name="P1"><text:span text:style-name="T11">l’utilisateur.</text:span></text:p>
          </draw:text-box>
        </draw:frame>
        <draw:frame draw:style-name="gr4" draw:text-style-name="P5" draw:layer="layout" svg:width="0.352cm" svg:height="0.412cm" svg:x="1.506cm" svg:y="16.7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06cm" svg:height="0.412cm" svg:x="2.007cm" svg:y="16.775cm">
          <draw:text-box>
            <text:p text:style-name="P1"><text:span text:style-name="T11">Limiter les abandons de commande et la frustration de l'utilisateur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701cm" svg:x2="17.002cm" svg:y2="9.701cm">
          <text:p/>
        </draw:line>
        <draw:line draw:style-name="gr6" draw:text-style-name="P7" draw:layer="layout" svg:x1="17.002cm" svg:y1="10.264cm" svg:x2="1.502cm" svg:y2="10.26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701cm" svg:x2="17.002cm" svg:y2="9.701cm">
          <text:p/>
        </draw:line>
        <draw:line draw:style-name="gr6" draw:text-style-name="P7" draw:layer="layout" svg:x1="17.002cm" svg:y1="10.264cm" svg:x2="1.502cm" svg:y2="10.26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22" draw:style-name="dp1" draw:master-page-name="master-page75">
        <draw:frame draw:style-name="gr4" draw:text-style-name="P5" draw:layer="layout" svg:width="6.157cm" svg:height="0.412cm" svg:x="1.506cm" svg:y="2.156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36</text:span></text:p>
          </draw:text-box>
        </draw:frame>
        <draw:frame draw:style-name="gr1" draw:text-style-name="P2" draw:layer="layout" svg:width="16.241cm" svg:height="0.497cm" svg:x="1.506cm" svg:y="3.276cm">
          <draw:text-box>
            <text:p text:style-name="P1"><text:span text:style-name="T7">Les modalités de récupération d'un bien dématérialisé sont précisées avant </text:span></text:p>
          </draw:text-box>
        </draw:frame>
        <draw:frame draw:style-name="gr1" draw:text-style-name="P2" draw:layer="layout" svg:width="3.016cm" svg:height="0.497cm" svg:x="1.506cm" svg:y="3.784cm">
          <draw:text-box>
            <text:p text:style-name="P1"><text:span text:style-name="T7">la commande.</text:span></text:p>
          </draw:text-box>
        </draw:frame>
        <draw:frame draw:style-name="gr4" draw:text-style-name="P5" draw:layer="layout" svg:width="15.394cm" svg:height="0.412cm" svg:x="1.506cm" svg:y="4.936cm">
          <draw:text-box>
            <text:p text:style-name="P1"><text:span text:style-name="T8">Acheter un film à télécharger depuis son smartphone en prévision de la soirée en s’at- </text:span></text:p>
          </draw:text-box>
        </draw:frame>
        <draw:frame draw:style-name="gr4" draw:text-style-name="P5" draw:layer="layout" svg:width="15.145cm" svg:height="0.412cm" svg:x="1.506cm" svg:y="5.359cm">
          <draw:text-box>
            <text:p text:style-name="P1"><text:span text:style-name="T8">tendant à le télécharger une fois à domicile, puis s’apercevoir après finalisation de la </text:span></text:p>
          </draw:text-box>
        </draw:frame>
        <draw:frame draw:style-name="gr4" draw:text-style-name="P5" draw:layer="layout" svg:width="15.775cm" svg:height="0.412cm" svg:x="1.506cm" svg:y="5.783cm">
          <draw:text-box>
            <text:p text:style-name="P1"><text:span text:style-name="T8">commande que le téléchargement n’est disponible que pendant une heure… Mieux vaut </text:span></text:p>
          </draw:text-box>
        </draw:frame>
        <draw:frame draw:style-name="gr4" draw:text-style-name="P5" draw:layer="layout" svg:width="10.052cm" svg:height="0.412cm" svg:x="1.506cm" svg:y="6.206cm">
          <draw:text-box>
            <text:p text:style-name="P1"><text:span text:style-name="T8">éviter ce genre de déception à vos clients, n’est-ce pas ?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18cm" svg:height="0.412cm" svg:x="2.007cm" svg:y="7.614cm">
          <draw:text-box>
            <text:p text:style-name="P1"><text:span text:style-name="T11">Permettre à l’utilisateur d’anticiper les conditions et les moyens d’accès au service ou </text:span></text:p>
          </draw:text-box>
        </draw:frame>
        <draw:frame draw:style-name="gr4" draw:text-style-name="P5" draw:layer="layout" svg:width="4.049cm" svg:height="0.412cm" svg:x="2.007cm" svg:y="8.037cm">
          <draw:text-box>
            <text:p text:style-name="P1"><text:span text:style-name="T11">au bien dématérialisé. </text:span></text:p>
          </draw:text-box>
        </draw:frame>
        <draw:frame draw:style-name="gr4" draw:text-style-name="P5" draw:layer="layout" svg:width="0.352cm" svg:height="0.412cm" svg:x="1.506cm" svg:y="8.774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607cm" svg:height="0.412cm" svg:x="2.007cm" svg:y="8.774cm">
          <draw:text-box>
            <text:p text:style-name="P1"><text:span text:style-name="T11">Éviter les déceptions et le traitement de réclamations.</text:span></text:p>
          </draw:text-box>
        </draw:frame>
        <draw:frame draw:style-name="gr4" draw:text-style-name="P5" draw:layer="layout" svg:width="7.516cm" svg:height="0.412cm" svg:x="1.506cm" svg:y="10.475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10.475cm">
          <draw:text-box>
            <text:p text:style-name="P1"><text:span text:style-name="T6">RÈGLE 37</text:span></text:p>
          </draw:text-box>
        </draw:frame>
        <draw:frame draw:style-name="gr1" draw:text-style-name="P2" draw:layer="layout" svg:width="15.61cm" svg:height="0.497cm" svg:x="1.506cm" svg:y="11.591cm">
          <draw:text-box>
            <text:p text:style-name="P1"><text:span text:style-name="T7">La modification de la quantité de chaque article, l'ajout et la suppression </text:span></text:p>
          </draw:text-box>
        </draw:frame>
        <draw:frame draw:style-name="gr1" draw:text-style-name="P2" draw:layer="layout" svg:width="16.021cm" svg:height="0.497cm" svg:x="1.506cm" svg:y="12.099cm">
          <draw:text-box>
            <text:p text:style-name="P1"><text:span text:style-name="T7">d'un ou plusieurs articles restent possibles avant la validation définitive de </text:span></text:p>
          </draw:text-box>
        </draw:frame>
        <draw:frame draw:style-name="gr1" draw:text-style-name="P2" draw:layer="layout" svg:width="3.016cm" svg:height="0.497cm" svg:x="1.506cm" svg:y="12.607cm">
          <draw:text-box>
            <text:p text:style-name="P1"><text:span text:style-name="T7">la commande.</text:span></text:p>
          </draw:text-box>
        </draw:frame>
        <draw:frame draw:style-name="gr4" draw:text-style-name="P5" draw:layer="layout" svg:width="15.035cm" svg:height="0.412cm" svg:x="1.506cm" svg:y="13.763cm">
          <draw:text-box>
            <text:p text:style-name="P1"><text:span text:style-name="T8">Cela semble évident, mais avant de passer à la caisse du supermarché, il est encore </text:span></text:p>
          </draw:text-box>
        </draw:frame>
        <draw:frame draw:style-name="gr4" draw:text-style-name="P5" draw:layer="layout" svg:width="15.437cm" svg:height="0.412cm" svg:x="1.506cm" svg:y="14.186cm">
          <draw:text-box>
            <text:p text:style-name="P1"><text:span text:style-name="T8">temps d’ajouter ou de retirer un ou plusieurs articles au chariot. Sur le Web, les clients </text:span></text:p>
          </draw:text-box>
        </draw:frame>
        <draw:frame draw:style-name="gr4" draw:text-style-name="P5" draw:layer="layout" svg:width="7.745cm" svg:height="0.412cm" svg:x="1.506cm" svg:y="14.609cm">
          <draw:text-box>
            <text:p text:style-name="P1"><text:span text:style-name="T8">devraient bénéficier de la même possibilité.</text:span></text:p>
          </draw:text-box>
        </draw:frame>
        <draw:frame draw:style-name="gr5" draw:text-style-name="P6" draw:layer="layout" svg:width="2.026cm" svg:height="0.454cm" svg:x="1.506cm" svg:y="15.23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0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983cm" svg:height="0.412cm" svg:x="2.007cm" svg:y="16.013cm">
          <draw:text-box>
            <text:p text:style-name="P1"><text:span text:style-name="T11">Permettre à l'utilisateur de modifier facilement sa commande.</text:span></text:p>
          </draw:text-box>
        </draw:frame>
        <draw:frame draw:style-name="gr4" draw:text-style-name="P5" draw:layer="layout" svg:width="7.097cm" svg:height="0.412cm" svg:x="1.506cm" svg:y="17.714cm">
          <draw:text-box>
            <text:p text:style-name="P1"><text:span text:style-name="T6">E-Commerce, Conception, Éditorial, SEO</text:span></text:p>
          </draw:text-box>
        </draw:frame>
        <draw:frame draw:style-name="gr4" draw:text-style-name="P5" draw:layer="layout" svg:width="1.712cm" svg:height="0.412cm" svg:x="14.721cm" svg:y="17.714cm">
          <draw:text-box>
            <text:p text:style-name="P1"><text:span text:style-name="T6">RÈGLE 38</text:span></text:p>
          </draw:text-box>
        </draw:frame>
        <draw:frame draw:style-name="gr1" draw:text-style-name="P2" draw:layer="layout" svg:width="16.101cm" svg:height="0.497cm" svg:x="1.506cm" svg:y="18.83cm">
          <draw:text-box>
            <text:p text:style-name="P1"><text:span text:style-name="T7">La nature et les caractéristiques quantifiables des produits et services sont </text:span></text:p>
          </draw:text-box>
        </draw:frame>
        <draw:frame draw:style-name="gr1" draw:text-style-name="P2" draw:layer="layout" svg:width="2.186cm" svg:height="0.497cm" svg:x="1.506cm" svg:y="19.338cm">
          <draw:text-box>
            <text:p text:style-name="P1"><text:span text:style-name="T7">indiquées.</text:span></text:p>
          </draw:text-box>
        </draw:frame>
        <draw:frame draw:style-name="gr4" draw:text-style-name="P5" draw:layer="layout" svg:width="15.56cm" svg:height="0.412cm" svg:x="1.506cm" svg:y="20.494cm">
          <draw:text-box>
            <text:p text:style-name="P1"><text:span text:style-name="T8">Lorsque la petite figurine commandée sur Internet sera livrée et que vous vous rendrez </text:span></text:p>
          </draw:text-box>
        </draw:frame>
        <draw:frame draw:style-name="gr4" draw:text-style-name="P5" draw:layer="layout" svg:width="15.496cm" svg:height="0.412cm" svg:x="1.506cm" svg:y="20.917cm">
          <draw:text-box>
            <text:p text:style-name="P1"><text:span text:style-name="T8">compte qu’elle mesure deux mètres de haut et qu’elle pèse 150 kg, vous comprendrez </text:span></text:p>
          </draw:text-box>
        </draw:frame>
        <draw:frame draw:style-name="gr4" draw:text-style-name="P5" draw:layer="layout" svg:width="4.07cm" svg:height="0.412cm" svg:x="1.506cm" svg:y="21.34cm">
          <draw:text-box>
            <text:p text:style-name="P1"><text:span text:style-name="T8">l’intérêt de cette règle.</text:span></text:p>
          </draw:text-box>
        </draw:frame>
        <draw:frame draw:style-name="gr5" draw:text-style-name="P6" draw:layer="layout" svg:width="2.026cm" svg:height="0.454cm" svg:x="1.506cm" svg:y="21.96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7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43cm" svg:height="0.412cm" svg:x="2.007cm" svg:y="22.744cm">
          <draw:text-box>
            <text:p text:style-name="P1"><text:span text:style-name="T11">Permettre aux utilisateurs d'identifier précisément la nature et les spécifications des 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442cm" svg:x2="17.002cm" svg:y2="10.442cm">
          <text:p/>
        </draw:line>
        <draw:line draw:style-name="gr6" draw:text-style-name="P7" draw:layer="layout" svg:x1="17.002cm" svg:y1="11.004cm" svg:x2="1.502cm" svg:y2="11.004cm">
          <text:p/>
        </draw:line>
        <draw:line draw:style-name="gr6" draw:text-style-name="P7" draw:layer="layout" svg:x1="1.502cm" svg:y1="17.681cm" svg:x2="17.002cm" svg:y2="17.681cm">
          <text:p/>
        </draw:line>
        <draw:line draw:style-name="gr6" draw:text-style-name="P7" draw:layer="layout" svg:x1="17.002cm" svg:y1="18.243cm" svg:x2="1.502cm" svg:y2="18.243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442cm" svg:x2="17.002cm" svg:y2="10.442cm">
          <text:p/>
        </draw:line>
        <draw:line draw:style-name="gr6" draw:text-style-name="P7" draw:layer="layout" svg:x1="17.002cm" svg:y1="11.004cm" svg:x2="1.502cm" svg:y2="11.004cm">
          <text:p/>
        </draw:line>
        <draw:line draw:style-name="gr6" draw:text-style-name="P7" draw:layer="layout" svg:x1="1.502cm" svg:y1="17.681cm" svg:x2="17.002cm" svg:y2="17.681cm">
          <text:p/>
        </draw:line>
        <draw:line draw:style-name="gr6" draw:text-style-name="P7" draw:layer="layout" svg:x1="17.002cm" svg:y1="18.243cm" svg:x2="1.502cm" svg:y2="18.24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23" draw:style-name="dp1" draw:master-page-name="master-page86">
        <draw:frame draw:style-name="gr4" draw:text-style-name="P5" draw:layer="layout" svg:width="3.279cm" svg:height="0.412cm" svg:x="2.007cm" svg:y="1.945cm">
          <draw:text-box>
            <text:p text:style-name="P1"><text:span text:style-name="T11">produits proposés.</text:span></text:p>
          </draw:text-box>
        </draw:frame>
        <draw:frame draw:style-name="gr4" draw:text-style-name="P5" draw:layer="layout" svg:width="0.352cm" svg:height="0.412cm" svg:x="1.506cm" svg:y="2.6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2.685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309cm" svg:height="0.412cm" svg:x="2.007cm" svg:y="3.109cm">
          <draw:text-box>
            <text:p text:style-name="P1"><text:span text:style-name="T11">d’indexation.</text:span></text:p>
          </draw:text-box>
        </draw:frame>
        <draw:frame draw:style-name="gr4" draw:text-style-name="P5" draw:layer="layout" svg:width="6.157cm" svg:height="0.412cm" svg:x="1.506cm" svg:y="4.806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4.806cm">
          <draw:text-box>
            <text:p text:style-name="P1"><text:span text:style-name="T6">RÈGLE 39</text:span></text:p>
          </draw:text-box>
        </draw:frame>
        <draw:frame draw:style-name="gr1" draw:text-style-name="P2" draw:layer="layout" svg:width="15.758cm" svg:height="0.497cm" svg:x="1.506cm" svg:y="5.925cm">
          <draw:text-box>
            <text:p text:style-name="P1"><text:span text:style-name="T7">La période et les conditions de validité des offres spéciales et promotions </text:span></text:p>
          </draw:text-box>
        </draw:frame>
        <draw:frame draw:style-name="gr1" draw:text-style-name="P2" draw:layer="layout" svg:width="3.232cm" svg:height="0.497cm" svg:x="1.506cm" svg:y="6.433cm">
          <draw:text-box>
            <text:p text:style-name="P1"><text:span text:style-name="T7">sont indiquées.</text:span></text:p>
          </draw:text-box>
        </draw:frame>
        <draw:frame draw:style-name="gr4" draw:text-style-name="P5" draw:layer="layout" svg:width="15.678cm" svg:height="0.412cm" svg:x="1.506cm" svg:y="7.585cm">
          <draw:text-box>
            <text:p text:style-name="P1"><text:span text:style-name="T8">Quand il y a une affaire à faire, l’internaute doit savoir sous quelles conditions il peut en </text:span></text:p>
          </draw:text-box>
        </draw:frame>
        <draw:frame draw:style-name="gr4" draw:text-style-name="P5" draw:layer="layout" svg:width="1.416cm" svg:height="0.412cm" svg:x="1.506cm" svg:y="8.009cm">
          <draw:text-box>
            <text:p text:style-name="P1"><text:span text:style-name="T8">profiter.</text:span></text:p>
          </draw:text-box>
        </draw:frame>
        <draw:frame draw:style-name="gr5" draw:text-style-name="P6" draw:layer="layout" svg:width="2.026cm" svg:height="0.454cm" svg:x="1.506cm" svg:y="8.63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4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742cm" svg:height="0.412cm" svg:x="2.007cm" svg:y="9.416cm">
          <draw:text-box>
            <text:p text:style-name="P1"><text:span text:style-name="T11">Permettre <text:s text:c="2"/>aux <text:s/>utilisateurs d'identifier <text:s text:c="2"/>la <text:s/>période <text:s text:c="2"/>au <text:s/>cours de <text:s/>laquelle <text:s/>ils <text:s text:c="2"/>peuvent </text:span></text:p>
          </draw:text-box>
        </draw:frame>
        <draw:frame draw:style-name="gr4" draw:text-style-name="P5" draw:layer="layout" svg:width="5.637cm" svg:height="0.412cm" svg:x="2.007cm" svg:y="9.84cm">
          <draw:text-box>
            <text:p text:style-name="P1"><text:span text:style-name="T11">bénéficier des offres proposées.</text:span></text:p>
          </draw:text-box>
        </draw:frame>
        <draw:frame draw:style-name="gr4" draw:text-style-name="P5" draw:layer="layout" svg:width="7.516cm" svg:height="0.412cm" svg:x="1.506cm" svg:y="11.537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11.537cm">
          <draw:text-box>
            <text:p text:style-name="P1"><text:span text:style-name="T6">RÈGLE 40</text:span></text:p>
          </draw:text-box>
        </draw:frame>
        <draw:frame draw:style-name="gr1" draw:text-style-name="P2" draw:layer="layout" svg:width="17.105cm" svg:height="0.497cm" svg:x="1.506cm" svg:y="12.656cm">
          <draw:text-box>
            <text:p text:style-name="P1"><text:span text:style-name="T7">Le <text:s text:c="2"/>sous-total <text:s text:c="2"/>détaillé <text:s text:c="2"/>est <text:s text:c="2"/>indiqué <text:s text:c="2"/>avant <text:s text:c="2"/>la <text:s text:c="2"/>validation <text:s text:c="2"/>définitive <text:s text:c="2"/>de <text:s text:c="2"/>la </text:span></text:p>
          </draw:text-box>
        </draw:frame>
        <draw:frame draw:style-name="gr1" draw:text-style-name="P2" draw:layer="layout" svg:width="2.504cm" svg:height="0.497cm" svg:x="1.506cm" svg:y="13.164cm">
          <draw:text-box>
            <text:p text:style-name="P1"><text:span text:style-name="T7">commande.</text:span></text:p>
          </draw:text-box>
        </draw:frame>
        <draw:frame draw:style-name="gr4" draw:text-style-name="P5" draw:layer="layout" svg:width="15.077cm" svg:height="0.412cm" svg:x="1.506cm" svg:y="14.316cm">
          <draw:text-box>
            <text:p text:style-name="P1"><text:span text:style-name="T8">La transparence est <text:s/>essentielle dans le e-commerce. Un prix global mentionnant les </text:span></text:p>
          </draw:text-box>
        </draw:frame>
        <draw:frame draw:style-name="gr4" draw:text-style-name="P5" draw:layer="layout" svg:width="14.192cm" svg:height="0.412cm" svg:x="1.506cm" svg:y="14.74cm">
          <draw:text-box>
            <text:p text:style-name="P1"><text:span text:style-name="T8">taxes, c’est bien. Un sous-total décomposant tous les coûts, c’est encore mieux.</text:span></text:p>
          </draw:text-box>
        </draw:frame>
        <draw:frame draw:style-name="gr5" draw:text-style-name="P6" draw:layer="layout" svg:width="2.026cm" svg:height="0.454cm" svg:x="1.506cm" svg:y="15.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1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574cm" svg:height="0.412cm" svg:x="2.007cm" svg:y="16.147cm">
          <draw:text-box>
            <text:p text:style-name="P1"><text:span text:style-name="T11">Permettre à l'utilisateur de connaître le détail du montant de sa commande. </text:span></text:p>
          </draw:text-box>
        </draw:frame>
        <draw:frame draw:style-name="gr4" draw:text-style-name="P5" draw:layer="layout" svg:width="0.352cm" svg:height="0.412cm" svg:x="1.506cm" svg:y="16.8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342cm" svg:height="0.412cm" svg:x="2.007cm" svg:y="16.885cm">
          <draw:text-box>
            <text:p text:style-name="P1"><text:span text:style-name="T11">Lever un frein à la validation d'une commande.</text:span></text:p>
          </draw:text-box>
        </draw:frame>
        <draw:frame draw:style-name="gr4" draw:text-style-name="P5" draw:layer="layout" svg:width="3.939cm" svg:height="0.412cm" svg:x="1.506cm" svg:y="18.585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8.585cm">
          <draw:text-box>
            <text:p text:style-name="P1"><text:span text:style-name="T6">RÈGLE 41</text:span></text:p>
          </draw:text-box>
        </draw:frame>
        <draw:frame draw:style-name="gr1" draw:text-style-name="P2" draw:layer="layout" svg:width="9.853cm" svg:height="0.497cm" svg:x="1.506cm" svg:y="19.701cm">
          <draw:text-box>
            <text:p text:style-name="P1"><text:span text:style-name="T7">Les conditions de financement sont indiquées.</text:span></text:p>
          </draw:text-box>
        </draw:frame>
        <draw:frame draw:style-name="gr4" draw:text-style-name="P5" draw:layer="layout" svg:width="15.242cm" svg:height="0.412cm" svg:x="1.506cm" svg:y="20.857cm">
          <draw:text-box>
            <text:p text:style-name="P1"><text:span text:style-name="T8">Le taux d’un crédit exerce un impact énorme sur le coût total d’un achat, et sans une </text:span></text:p>
          </draw:text-box>
        </draw:frame>
        <draw:frame draw:style-name="gr4" draw:text-style-name="P5" draw:layer="layout" svg:width="15.348cm" svg:height="0.412cm" svg:x="1.506cm" svg:y="21.28cm">
          <draw:text-box>
            <text:p text:style-name="P1"><text:span text:style-name="T8">information claire à ce sujet, notamment en cas de variation de ce taux, les acheteurs </text:span></text:p>
          </draw:text-box>
        </draw:frame>
        <draw:frame draw:style-name="gr4" draw:text-style-name="P5" draw:layer="layout" svg:width="14.332cm" svg:height="0.412cm" svg:x="1.506cm" svg:y="21.704cm">
          <draw:text-box>
            <text:p text:style-name="P1"><text:span text:style-name="T8">potentiels peuvent être réticents et ne pas aller au bout de la procédure d’achat.</text:span></text:p>
          </draw:text-box>
        </draw:frame>
        <draw:frame draw:style-name="gr5" draw:text-style-name="P6" draw:layer="layout" svg:width="2.026cm" svg:height="0.454cm" svg:x="1.506cm" svg:y="22.331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773cm" svg:x2="17.002cm" svg:y2="4.773cm">
          <text:p/>
        </draw:line>
        <draw:line draw:style-name="gr6" draw:text-style-name="P7" draw:layer="layout" svg:x1="17.002cm" svg:y1="5.335cm" svg:x2="1.502cm" svg:y2="5.335cm">
          <text:p/>
        </draw:line>
        <draw:line draw:style-name="gr6" draw:text-style-name="P7" draw:layer="layout" svg:x1="1.502cm" svg:y1="11.504cm" svg:x2="17.002cm" svg:y2="11.504cm">
          <text:p/>
        </draw:line>
        <draw:line draw:style-name="gr6" draw:text-style-name="P7" draw:layer="layout" svg:x1="17.002cm" svg:y1="12.066cm" svg:x2="1.502cm" svg:y2="12.066cm">
          <text:p/>
        </draw:line>
        <draw:line draw:style-name="gr6" draw:text-style-name="P7" draw:layer="layout" svg:x1="1.502cm" svg:y1="18.552cm" svg:x2="17.002cm" svg:y2="18.552cm">
          <text:p/>
        </draw:line>
        <draw:line draw:style-name="gr6" draw:text-style-name="P7" draw:layer="layout" svg:x1="17.002cm" svg:y1="19.115cm" svg:x2="1.502cm" svg:y2="19.115cm">
          <text:p/>
        </draw:line>
        <draw:line draw:style-name="gr6" draw:text-style-name="P7" draw:layer="layout" svg:x1="1.502cm" svg:y1="4.773cm" svg:x2="17.002cm" svg:y2="4.773cm">
          <text:p/>
        </draw:line>
        <draw:line draw:style-name="gr6" draw:text-style-name="P7" draw:layer="layout" svg:x1="17.002cm" svg:y1="5.335cm" svg:x2="1.502cm" svg:y2="5.335cm">
          <text:p/>
        </draw:line>
        <draw:line draw:style-name="gr6" draw:text-style-name="P7" draw:layer="layout" svg:x1="1.502cm" svg:y1="11.504cm" svg:x2="17.002cm" svg:y2="11.504cm">
          <text:p/>
        </draw:line>
        <draw:line draw:style-name="gr6" draw:text-style-name="P7" draw:layer="layout" svg:x1="17.002cm" svg:y1="12.066cm" svg:x2="1.502cm" svg:y2="12.066cm">
          <text:p/>
        </draw:line>
        <draw:line draw:style-name="gr6" draw:text-style-name="P7" draw:layer="layout" svg:x1="1.502cm" svg:y1="18.552cm" svg:x2="17.002cm" svg:y2="18.552cm">
          <text:p/>
        </draw:line>
        <draw:line draw:style-name="gr6" draw:text-style-name="P7" draw:layer="layout" svg:x1="17.002cm" svg:y1="19.115cm" svg:x2="1.502cm" svg:y2="19.11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24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73cm" svg:height="0.412cm" svg:x="2.007cm" svg:y="2.05cm">
          <draw:text-box>
            <text:p text:style-name="P1"><text:span text:style-name="T11">Permettre <text:s text:c="2"/>à <text:s text:c="2"/>l'utilisateur <text:s text:c="2"/>d'identifier <text:s text:c="2"/>le <text:s text:c="2"/>montant <text:s text:c="2"/>total <text:s text:c="2"/>qu'il <text:s text:c="2"/>aura <text:s text:c="2"/>à <text:s text:c="2"/>payer <text:s text:c="2"/>et <text:s text:c="2"/>les </text:span></text:p>
          </draw:text-box>
        </draw:frame>
        <draw:frame draw:style-name="gr4" draw:text-style-name="P5" draw:layer="layout" svg:width="7.161cm" svg:height="0.412cm" svg:x="2.007cm" svg:y="2.474cm">
          <draw:text-box>
            <text:p text:style-name="P1"><text:span text:style-name="T11">différentes composantes de ce montant.</text:span></text:p>
          </draw:text-box>
        </draw:frame>
        <draw:frame draw:style-name="gr4" draw:text-style-name="P5" draw:layer="layout" svg:width="3.939cm" svg:height="0.412cm" svg:x="1.506cm" svg:y="4.174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4.174cm">
          <draw:text-box>
            <text:p text:style-name="P1"><text:span text:style-name="T6">RÈGLE 42</text:span></text:p>
          </draw:text-box>
        </draw:frame>
        <draw:frame draw:style-name="gr1" draw:text-style-name="P2" draw:layer="layout" svg:width="15.543cm" svg:height="0.497cm" svg:x="1.506cm" svg:y="5.29cm">
          <draw:text-box>
            <text:p text:style-name="P1"><text:span text:style-name="T7">Les conditions de fonctionnement du service après-vente sont indiquées.</text:span></text:p>
          </draw:text-box>
        </draw:frame>
        <draw:frame draw:style-name="gr4" draw:text-style-name="P5" draw:layer="layout" svg:width="15.377cm" svg:height="0.412cm" svg:x="1.506cm" svg:y="6.446cm">
          <draw:text-box>
            <text:p text:style-name="P1"><text:span text:style-name="T8">Le service après-vente sur Internet, c’est souvent celui-dont-on-ne-doit-pas-prononcer-</text:span></text:p>
          </draw:text-box>
        </draw:frame>
        <draw:frame draw:style-name="gr4" draw:text-style-name="P5" draw:layer="layout" svg:width="15.445cm" svg:height="0.412cm" svg:x="1.506cm" svg:y="6.869cm">
          <draw:text-box>
            <text:p text:style-name="P1"><text:span text:style-name="T8">le-nom. Et pourtant, l’existence d’un SAV solide et d’informations correctes à son sujet </text:span></text:p>
          </draw:text-box>
        </draw:frame>
        <draw:frame draw:style-name="gr4" draw:text-style-name="P5" draw:layer="layout" svg:width="5.823cm" svg:height="0.412cm" svg:x="1.506cm" svg:y="7.293cm">
          <draw:text-box>
            <text:p text:style-name="P1"><text:span text:style-name="T8">peuvent faire toute la différence.</text:span></text:p>
          </draw:text-box>
        </draw:frame>
        <draw:frame draw:style-name="gr5" draw:text-style-name="P6" draw:layer="layout" svg:width="2.026cm" svg:height="0.454cm" svg:x="1.506cm" svg:y="7.9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69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01cm" svg:height="0.412cm" svg:x="2.007cm" svg:y="8.697cm">
          <draw:text-box>
            <text:p text:style-name="P1"><text:span text:style-name="T11">Permettre aux utilisateurs de connaître les conditions d'assistance en cas de difficulté.</text:span></text:p>
          </draw:text-box>
        </draw:frame>
        <draw:frame draw:style-name="gr4" draw:text-style-name="P5" draw:layer="layout" svg:width="3.939cm" svg:height="0.412cm" svg:x="1.506cm" svg:y="10.397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0.397cm">
          <draw:text-box>
            <text:p text:style-name="P1"><text:span text:style-name="T6">RÈGLE 43</text:span></text:p>
          </draw:text-box>
        </draw:frame>
        <draw:frame draw:style-name="gr1" draw:text-style-name="P2" draw:layer="layout" svg:width="12.262cm" svg:height="0.497cm" svg:x="1.506cm" svg:y="11.513cm">
          <draw:text-box>
            <text:p text:style-name="P1"><text:span text:style-name="T7">Les conditions de débit ou d'encaissement sont indiquées</text:span></text:p>
          </draw:text-box>
        </draw:frame>
        <draw:frame draw:style-name="gr4" draw:text-style-name="P5" draw:layer="layout" svg:width="15.598cm" svg:height="0.412cm" svg:x="1.506cm" svg:y="12.669cm">
          <draw:text-box>
            <text:p text:style-name="P1"><text:span text:style-name="T8">Pour un acheteur, savoir que le paiement de sa commande sera débité après validation </text:span></text:p>
          </draw:text-box>
        </draw:frame>
        <draw:frame draw:style-name="gr4" draw:text-style-name="P5" draw:layer="layout" svg:width="15.572cm" svg:height="0.412cm" svg:x="1.506cm" svg:y="13.092cm">
          <draw:text-box>
            <text:p text:style-name="P1"><text:span text:style-name="T8">ou à réception de celle-ci est une information essentielle, notamment lorsque les délais </text:span></text:p>
          </draw:text-box>
        </draw:frame>
        <draw:frame draw:style-name="gr4" draw:text-style-name="P5" draw:layer="layout" svg:width="5.052cm" svg:height="0.412cm" svg:x="1.506cm" svg:y="13.516cm">
          <draw:text-box>
            <text:p text:style-name="P1"><text:span text:style-name="T8">de livraison sont importants.</text:span></text:p>
          </draw:text-box>
        </draw:frame>
        <draw:frame draw:style-name="gr5" draw:text-style-name="P6" draw:layer="layout" svg:width="2.026cm" svg:height="0.454cm" svg:x="1.506cm" svg:y="14.14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65cm" svg:height="0.412cm" svg:x="2.007cm" svg:y="14.92cm">
          <draw:text-box>
            <text:p text:style-name="P1"><text:span text:style-name="T11">Permettre aux utilisateurs d'identifier précisément les conditions de l'encaissement.</text:span></text:p>
          </draw:text-box>
        </draw:frame>
        <draw:frame draw:style-name="gr4" draw:text-style-name="P5" draw:layer="layout" svg:width="3.939cm" svg:height="0.412cm" svg:x="1.506cm" svg:y="16.62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6.62cm">
          <draw:text-box>
            <text:p text:style-name="P1"><text:span text:style-name="T6">RÈGLE 44</text:span></text:p>
          </draw:text-box>
        </draw:frame>
        <draw:frame draw:style-name="gr1" draw:text-style-name="P2" draw:layer="layout" svg:width="8.964cm" svg:height="0.497cm" svg:x="1.506cm" svg:y="17.736cm">
          <draw:text-box>
            <text:p text:style-name="P1"><text:span text:style-name="T7">Les conditions de garantie sont indiquées.</text:span></text:p>
          </draw:text-box>
        </draw:frame>
        <draw:frame draw:style-name="gr4" draw:text-style-name="P5" draw:layer="layout" svg:width="15.56cm" svg:height="0.412cm" svg:x="1.506cm" svg:y="18.892cm">
          <draw:text-box>
            <text:p text:style-name="P1"><text:span text:style-name="T8">Cette règle ne s’applique que dans certains cas mais pour tout ce qui est commerce de </text:span></text:p>
          </draw:text-box>
        </draw:frame>
        <draw:frame draw:style-name="gr4" draw:text-style-name="P5" draw:layer="layout" svg:width="11.919cm" svg:height="0.412cm" svg:x="1.506cm" svg:y="19.315cm">
          <draw:text-box>
            <text:p text:style-name="P1"><text:span text:style-name="T8">biens et pour une bonne partie des services, elle est fondamentale.</text:span></text:p>
          </draw:text-box>
        </draw:frame>
        <draw:frame draw:style-name="gr5" draw:text-style-name="P6" draw:layer="layout" svg:width="2.026cm" svg:height="0.454cm" svg:x="1.506cm" svg:y="19.94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7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68cm" svg:height="0.412cm" svg:x="2.007cm" svg:y="20.719cm">
          <draw:text-box>
            <text:p text:style-name="P1"><text:span text:style-name="T11">Permettre aux utilisateurs d'identifier précisément la nature des services associés et </text:span></text:p>
          </draw:text-box>
        </draw:frame>
        <draw:frame draw:style-name="gr4" draw:text-style-name="P5" draw:layer="layout" svg:width="1.678cm" svg:height="0.412cm" svg:x="2.007cm" svg:y="21.143cm">
          <draw:text-box>
            <text:p text:style-name="P1"><text:span text:style-name="T11">leur coût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0.364cm" svg:x2="17.002cm" svg:y2="10.364cm">
          <text:p/>
        </draw:line>
        <draw:line draw:style-name="gr6" draw:text-style-name="P7" draw:layer="layout" svg:x1="17.002cm" svg:y1="10.927cm" svg:x2="1.502cm" svg:y2="10.927cm">
          <text:p/>
        </draw:line>
        <draw:line draw:style-name="gr6" draw:text-style-name="P7" draw:layer="layout" svg:x1="1.502cm" svg:y1="16.587cm" svg:x2="17.002cm" svg:y2="16.587cm">
          <text:p/>
        </draw:line>
        <draw:line draw:style-name="gr6" draw:text-style-name="P7" draw:layer="layout" svg:x1="17.002cm" svg:y1="17.15cm" svg:x2="1.502cm" svg:y2="17.15cm">
          <text:p/>
        </draw:lin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0.364cm" svg:x2="17.002cm" svg:y2="10.364cm">
          <text:p/>
        </draw:line>
        <draw:line draw:style-name="gr6" draw:text-style-name="P7" draw:layer="layout" svg:x1="17.002cm" svg:y1="10.927cm" svg:x2="1.502cm" svg:y2="10.927cm">
          <text:p/>
        </draw:line>
        <draw:line draw:style-name="gr6" draw:text-style-name="P7" draw:layer="layout" svg:x1="1.502cm" svg:y1="16.587cm" svg:x2="17.002cm" svg:y2="16.587cm">
          <text:p/>
        </draw:line>
        <draw:line draw:style-name="gr6" draw:text-style-name="P7" draw:layer="layout" svg:x1="17.002cm" svg:y1="17.15cm" svg:x2="1.502cm" svg:y2="17.1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25" draw:style-name="dp1" draw:master-page-name="master-page75">
        <draw:frame draw:style-name="gr4" draw:text-style-name="P5" draw:layer="layout" svg:width="6.157cm" svg:height="0.412cm" svg:x="1.506cm" svg:y="2.156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45</text:span></text:p>
          </draw:text-box>
        </draw:frame>
        <draw:frame draw:style-name="gr1" draw:text-style-name="P2" draw:layer="layout" svg:width="15.733cm" svg:height="0.497cm" svg:x="1.506cm" svg:y="3.276cm">
          <draw:text-box>
            <text:p text:style-name="P1"><text:span text:style-name="T7">Les conditions de vente ou d'utilisation sont disponibles depuis toutes les </text:span></text:p>
          </draw:text-box>
        </draw:frame>
        <draw:frame draw:style-name="gr1" draw:text-style-name="P2" draw:layer="layout" svg:width="1.412cm" svg:height="0.497cm" svg:x="1.506cm" svg:y="3.784cm">
          <draw:text-box>
            <text:p text:style-name="P1"><text:span text:style-name="T7">pages.</text:span></text:p>
          </draw:text-box>
        </draw:frame>
        <draw:frame draw:style-name="gr4" draw:text-style-name="P5" draw:layer="layout" svg:width="15.073cm" svg:height="0.412cm" svg:x="1.506cm" svg:y="4.936cm">
          <draw:text-box>
            <text:p text:style-name="P1"><text:span text:style-name="T8">Le nombre de personnes qui lisent des conditions générales de vente est sans doute </text:span></text:p>
          </draw:text-box>
        </draw:frame>
        <draw:frame draw:style-name="gr4" draw:text-style-name="P5" draw:layer="layout" svg:width="15.301cm" svg:height="0.412cm" svg:x="1.506cm" svg:y="5.359cm">
          <draw:text-box>
            <text:p text:style-name="P1"><text:span text:style-name="T8">limité. Et pourtant, elles constituent un document fondamental en cas de litige et leur </text:span></text:p>
          </draw:text-box>
        </draw:frame>
        <draw:frame draw:style-name="gr4" draw:text-style-name="P5" draw:layer="layout" svg:width="7.101cm" svg:height="0.412cm" svg:x="1.506cm" svg:y="5.783cm">
          <draw:text-box>
            <text:p text:style-name="P1"><text:span text:style-name="T8">présence permet de rassurer les client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703cm" svg:height="0.412cm" svg:x="2.007cm" svg:y="7.19cm">
          <draw:text-box>
            <text:p text:style-name="P1"><text:span text:style-name="T11">Permettre <text:s text:c="2"/>un <text:s text:c="2"/>accès <text:s text:c="2"/>facile <text:s text:c="2"/>et <text:s text:c="2"/>permanent <text:s/>à <text:s text:c="2"/>toutes <text:s text:c="2"/>les <text:s/>conditions <text:s text:c="2"/>de <text:s text:c="2"/>réalisation <text:s text:c="2"/>du </text:span></text:p>
          </draw:text-box>
        </draw:frame>
        <draw:frame draw:style-name="gr4" draw:text-style-name="P5" draw:layer="layout" svg:width="1.369cm" svg:height="0.412cm" svg:x="2.007cm" svg:y="7.614cm">
          <draw:text-box>
            <text:p text:style-name="P1"><text:span text:style-name="T11">service.</text:span></text:p>
          </draw:text-box>
        </draw:frame>
        <draw:frame draw:style-name="gr4" draw:text-style-name="P5" draw:layer="layout" svg:width="6.157cm" svg:height="0.412cm" svg:x="1.506cm" svg:y="9.311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9.311cm">
          <draw:text-box>
            <text:p text:style-name="P1"><text:span text:style-name="T6">RÈGLE 46</text:span></text:p>
          </draw:text-box>
        </draw:frame>
        <draw:frame draw:style-name="gr1" draw:text-style-name="P2" draw:layer="layout" svg:width="17.312cm" svg:height="0.497cm" svg:x="1.506cm" svg:y="10.43cm">
          <draw:text-box>
            <text:p text:style-name="P1"><text:span text:style-name="T7">Les <text:s text:c="2"/>informations <text:s text:c="2"/>relatives <text:s text:c="2"/>à <text:s text:c="2"/>la <text:s text:c="2"/>zone <text:s text:c="2"/>de <text:s text:c="2"/>livraison <text:s text:c="2"/>des <text:s text:c="2"/>produits <text:s text:c="2"/>ou <text:s text:c="2"/>de </text:span></text:p>
          </draw:text-box>
        </draw:frame>
        <draw:frame draw:style-name="gr1" draw:text-style-name="P2" draw:layer="layout" svg:width="8.346cm" svg:height="0.497cm" svg:x="1.506cm" svg:y="10.938cm">
          <draw:text-box>
            <text:p text:style-name="P1"><text:span text:style-name="T7">réalisation des services sont indiquées.</text:span></text:p>
          </draw:text-box>
        </draw:frame>
        <draw:frame draw:style-name="gr4" draw:text-style-name="P5" draw:layer="layout" svg:width="15.843cm" svg:height="0.412cm" svg:x="1.506cm" svg:y="12.09cm">
          <draw:text-box>
            <text:p text:style-name="P1"><text:span text:style-name="T8">Parmi les nombreuses mauvaises surprises possibles lors d’un achat sur Internet, il y a le </text:span></text:p>
          </draw:text-box>
        </draw:frame>
        <draw:frame draw:style-name="gr4" draw:text-style-name="P5" draw:layer="layout" svg:width="15.102cm" svg:height="0.412cm" svg:x="1.506cm" svg:y="12.514cm">
          <draw:text-box>
            <text:p text:style-name="P1"><text:span text:style-name="T8">fait de se rendre compte que la livraison est impossible ou hors de prix. Prévenez les </text:span></text:p>
          </draw:text-box>
        </draw:frame>
        <draw:frame draw:style-name="gr4" draw:text-style-name="P5" draw:layer="layout" svg:width="10.391cm" svg:height="0.412cm" svg:x="1.506cm" svg:y="12.937cm">
          <draw:text-box>
            <text:p text:style-name="P1"><text:span text:style-name="T8">internautes de ce qui est possible et de ce qui ne l’est pas.</text:span></text:p>
          </draw:text-box>
        </draw:frame>
        <draw:frame draw:style-name="gr5" draw:text-style-name="P6" draw:layer="layout" svg:width="2.026cm" svg:height="0.454cm" svg:x="1.506cm" svg:y="13.56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3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69cm" svg:height="0.412cm" svg:x="2.007cm" svg:y="14.345cm">
          <draw:text-box>
            <text:p text:style-name="P1"><text:span text:style-name="T11">Éviter <text:s/>une navigation <text:s/>et des commandes inutiles, voire une perte de temps pour </text:span></text:p>
          </draw:text-box>
        </draw:frame>
        <draw:frame draw:style-name="gr4" draw:text-style-name="P5" draw:layer="layout" svg:width="13.401cm" svg:height="0.412cm" svg:x="2.007cm" svg:y="14.768cm">
          <draw:text-box>
            <text:p text:style-name="P1"><text:span text:style-name="T11">l'utilisateur ainsi que pour la structure qui propose les biens ou les services.</text:span></text:p>
          </draw:text-box>
        </draw:frame>
        <draw:frame draw:style-name="gr4" draw:text-style-name="P5" draw:layer="layout" svg:width="6.157cm" svg:height="0.412cm" svg:x="1.506cm" svg:y="16.465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16.465cm">
          <draw:text-box>
            <text:p text:style-name="P1"><text:span text:style-name="T6">RÈGLE 47</text:span></text:p>
          </draw:text-box>
        </draw:frame>
        <draw:frame draw:style-name="gr1" draw:text-style-name="P2" draw:layer="layout" svg:width="16.059cm" svg:height="0.497cm" svg:x="1.506cm" svg:y="17.585cm">
          <draw:text-box>
            <text:p text:style-name="P1"><text:span text:style-name="T7">Les moyens de paiement acceptés et les procédures correspondantes sont </text:span></text:p>
          </draw:text-box>
        </draw:frame>
        <draw:frame draw:style-name="gr1" draw:text-style-name="P2" draw:layer="layout" svg:width="1.924cm" svg:height="0.497cm" svg:x="1.506cm" svg:y="18.093cm">
          <draw:text-box>
            <text:p text:style-name="P1"><text:span text:style-name="T7">indiqués.</text:span></text:p>
          </draw:text-box>
        </draw:frame>
        <draw:frame draw:style-name="gr4" draw:text-style-name="P5" draw:layer="layout" svg:width="15.267cm" svg:height="0.412cm" svg:x="1.506cm" svg:y="19.245cm">
          <draw:text-box>
            <text:p text:style-name="P1"><text:span text:style-name="T8">Tout le monde ne peut pas payer avec sa carte de crédit et, si ce moyen de paiement </text:span></text:p>
          </draw:text-box>
        </draw:frame>
        <draw:frame draw:style-name="gr4" draw:text-style-name="P5" draw:layer="layout" svg:width="15.547cm" svg:height="0.412cm" svg:x="1.506cm" svg:y="19.668cm">
          <draw:text-box>
            <text:p text:style-name="P1"><text:span text:style-name="T8">n’est pas disponible, autant le savoir tout de suite. Cela évitera à des internautes de se </text:span></text:p>
          </draw:text-box>
        </draw:frame>
        <draw:frame draw:style-name="gr4" draw:text-style-name="P5" draw:layer="layout" svg:width="8.405cm" svg:height="0.412cm" svg:x="1.506cm" svg:y="20.091cm">
          <draw:text-box>
            <text:p text:style-name="P1"><text:span text:style-name="T8">retrouver face à un échec en fin de commande.</text:span></text:p>
          </draw:text-box>
        </draw:frame>
        <draw:frame draw:style-name="gr5" draw:text-style-name="P6" draw:layer="layout" svg:width="2.026cm" svg:height="0.454cm" svg:x="1.506cm" svg:y="20.7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4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77cm" svg:height="0.412cm" svg:x="2.007cm" svg:y="21.499cm">
          <draw:text-box>
            <text:p text:style-name="P1"><text:span text:style-name="T11">Permettre aux utilisateurs d'anticiper le mode et les conditions de paiement et de </text:span></text:p>
          </draw:text-box>
        </draw:frame>
        <draw:frame draw:style-name="gr4" draw:text-style-name="P5" draw:layer="layout" svg:width="11.292cm" svg:height="0.412cm" svg:x="2.007cm" svg:y="21.922cm">
          <draw:text-box>
            <text:p text:style-name="P1"><text:span text:style-name="T11">vérifier avant la commande s'ils pourront la mener à son terme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278cm" svg:x2="17.002cm" svg:y2="9.278cm">
          <text:p/>
        </draw:line>
        <draw:line draw:style-name="gr6" draw:text-style-name="P7" draw:layer="layout" svg:x1="17.002cm" svg:y1="9.84cm" svg:x2="1.502cm" svg:y2="9.84cm">
          <text:p/>
        </draw:line>
        <draw:line draw:style-name="gr6" draw:text-style-name="P7" draw:layer="layout" svg:x1="1.502cm" svg:y1="16.432cm" svg:x2="17.002cm" svg:y2="16.432cm">
          <text:p/>
        </draw:line>
        <draw:line draw:style-name="gr6" draw:text-style-name="P7" draw:layer="layout" svg:x1="17.002cm" svg:y1="16.995cm" svg:x2="1.502cm" svg:y2="16.995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278cm" svg:x2="17.002cm" svg:y2="9.278cm">
          <text:p/>
        </draw:line>
        <draw:line draw:style-name="gr6" draw:text-style-name="P7" draw:layer="layout" svg:x1="17.002cm" svg:y1="9.84cm" svg:x2="1.502cm" svg:y2="9.84cm">
          <text:p/>
        </draw:line>
        <draw:line draw:style-name="gr6" draw:text-style-name="P7" draw:layer="layout" svg:x1="1.502cm" svg:y1="16.432cm" svg:x2="17.002cm" svg:y2="16.432cm">
          <text:p/>
        </draw:line>
        <draw:line draw:style-name="gr6" draw:text-style-name="P7" draw:layer="layout" svg:x1="17.002cm" svg:y1="16.995cm" svg:x2="1.502cm" svg:y2="16.99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26" draw:style-name="dp1" draw:master-page-name="master-page75">
        <draw:frame draw:style-name="gr4" draw:text-style-name="P5" draw:layer="layout" svg:width="3.939cm" svg:height="0.412cm" svg:x="1.506cm" svg:y="2.156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48</text:span></text:p>
          </draw:text-box>
        </draw:frame>
        <draw:frame draw:style-name="gr1" draw:text-style-name="P2" draw:layer="layout" svg:width="15.204cm" svg:height="0.497cm" svg:x="1.506cm" svg:y="3.276cm">
          <draw:text-box>
            <text:p text:style-name="P1"><text:span text:style-name="T7">L'identité des prestataires impliqués dans les transactions est précisée.</text:span></text:p>
          </draw:text-box>
        </draw:frame>
        <draw:frame draw:style-name="gr4" draw:text-style-name="P5" draw:layer="layout" svg:width="15.056cm" svg:height="0.412cm" svg:x="1.506cm" svg:y="4.428cm">
          <draw:text-box>
            <text:p text:style-name="P1"><text:span text:style-name="T8">Un processus transactionnel peut amener un internaute à se rendre sur le site d’une </text:span></text:p>
          </draw:text-box>
        </draw:frame>
        <draw:frame draw:style-name="gr4" draw:text-style-name="P5" draw:layer="layout" svg:width="17.338cm" svg:height="0.412cm" svg:x="1.506cm" svg:y="4.851cm">
          <draw:text-box>
            <text:p text:style-name="P1"><text:span text:style-name="T8">banque <text:s text:c="2"/>qui <text:s text:c="2"/>n’est <text:s text:c="2"/>pas <text:s text:c="2"/>la <text:s text:c="2"/>sienne <text:s text:c="2"/>ou <text:s text:c="2"/>d’un <text:s text:c="2"/>prestataire. <text:s text:c="2"/>Le <text:s text:c="2"/>fait <text:s text:c="2"/>d’indiquer <text:s text:c="2"/>le <text:s text:c="2"/>nom <text:s text:c="2"/>des </text:span></text:p>
          </draw:text-box>
        </draw:frame>
        <draw:frame draw:style-name="gr4" draw:text-style-name="P5" draw:layer="layout" svg:width="15.564cm" svg:height="0.412cm" svg:x="1.506cm" svg:y="5.275cm">
          <draw:text-box>
            <text:p text:style-name="P1"><text:span text:style-name="T8">prestataires va limiter les surprises et quelquefois même servir à renforcer la confiance </text:span></text:p>
          </draw:text-box>
        </draw:frame>
        <draw:frame draw:style-name="gr4" draw:text-style-name="P5" draw:layer="layout" svg:width="10.666cm" svg:height="0.412cm" svg:x="1.506cm" svg:y="5.698cm">
          <draw:text-box>
            <text:p text:style-name="P1"><text:span text:style-name="T8">en capitalisant sur la renommée de ceux qui sont impliqués.</text:span></text:p>
          </draw:text-box>
        </draw:frame>
        <draw:frame draw:style-name="gr5" draw:text-style-name="P6" draw:layer="layout" svg:width="2.026cm" svg:height="0.454cm" svg:x="1.506cm" svg:y="6.3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38cm" svg:height="0.412cm" svg:x="2.007cm" svg:y="7.106cm">
          <draw:text-box>
            <text:p text:style-name="P1"><text:span text:style-name="T11">Fournir aux utilisateurs des informations sur les partenaires tiers impliqués dans la </text:span></text:p>
          </draw:text-box>
        </draw:frame>
        <draw:frame draw:style-name="gr4" draw:text-style-name="P5" draw:layer="layout" svg:width="2.106cm" svg:height="0.412cm" svg:x="2.007cm" svg:y="7.529cm">
          <draw:text-box>
            <text:p text:style-name="P1"><text:span text:style-name="T11">transaction.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8.266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3.939cm" svg:height="0.412cm" svg:x="1.506cm" svg:y="9.007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9.007cm">
          <draw:text-box>
            <text:p text:style-name="P1"><text:span text:style-name="T6">RÈGLE 49</text:span></text:p>
          </draw:text-box>
        </draw:frame>
        <draw:frame draw:style-name="gr1" draw:text-style-name="P2" draw:layer="layout" svg:width="15.991cm" svg:height="0.497cm" svg:x="1.506cm" svg:y="10.123cm">
          <draw:text-box>
            <text:p text:style-name="P1"><text:span text:style-name="T7">Les recours en cas de litige sont indiqués dans les conditions générales de </text:span></text:p>
          </draw:text-box>
        </draw:frame>
        <draw:frame draw:style-name="gr1" draw:text-style-name="P2" draw:layer="layout" svg:width="4.595cm" svg:height="0.497cm" svg:x="1.506cm" svg:y="10.631cm">
          <draw:text-box>
            <text:p text:style-name="P1"><text:span text:style-name="T7">vente ou d'utilisation.</text:span></text:p>
          </draw:text-box>
        </draw:frame>
        <draw:frame draw:style-name="gr4" draw:text-style-name="P5" draw:layer="layout" svg:width="15.932cm" svg:height="0.412cm" svg:x="1.506cm" svg:y="11.787cm">
          <draw:text-box>
            <text:p text:style-name="P1"><text:span text:style-name="T8">Un litige est toujours possible. Préciser les possibilités de recours est une façon simple de </text:span></text:p>
          </draw:text-box>
        </draw:frame>
        <draw:frame draw:style-name="gr4" draw:text-style-name="P5" draw:layer="layout" svg:width="12.897cm" svg:height="0.412cm" svg:x="1.506cm" svg:y="12.21cm">
          <draw:text-box>
            <text:p text:style-name="P1"><text:span text:style-name="T8">montrer que la situation a été envisagée et qu’elle peut donc être gérée.</text:span></text:p>
          </draw:text-box>
        </draw:frame>
        <draw:frame draw:style-name="gr5" draw:text-style-name="P6" draw:layer="layout" svg:width="2.026cm" svg:height="0.454cm" svg:x="1.506cm" svg:y="12.8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6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331cm" svg:height="0.412cm" svg:x="2.007cm" svg:y="13.614cm">
          <draw:text-box>
            <text:p text:style-name="P1"><text:span text:style-name="T11">Rassurer l'internaute avant l'achat. </text:span></text:p>
          </draw:text-box>
        </draw:frame>
        <draw:frame draw:style-name="gr4" draw:text-style-name="P5" draw:layer="layout" svg:width="0.352cm" svg:height="0.412cm" svg:x="1.506cm" svg:y="14.35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38cm" svg:height="0.412cm" svg:x="2.007cm" svg:y="14.355cm">
          <draw:text-box>
            <text:p text:style-name="P1"><text:span text:style-name="T11">Donner à l'acheteur toutes les informations liées à son achat, que celui-ci se passe </text:span></text:p>
          </draw:text-box>
        </draw:frame>
        <draw:frame draw:style-name="gr4" draw:text-style-name="P5" draw:layer="layout" svg:width="2.199cm" svg:height="0.412cm" svg:x="2.007cm" svg:y="14.779cm">
          <draw:text-box>
            <text:p text:style-name="P1"><text:span text:style-name="T11">bien ou non.</text:span></text:p>
          </draw:text-box>
        </draw:frame>
        <draw:frame draw:style-name="gr4" draw:text-style-name="P5" draw:layer="layout" svg:width="3.939cm" svg:height="0.412cm" svg:x="1.506cm" svg:y="15.516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5.516cm">
          <draw:text-box>
            <text:p text:style-name="P1"><text:span text:style-name="T6">RÈGLE 50</text:span></text:p>
          </draw:text-box>
        </draw:frame>
        <draw:frame draw:style-name="gr1" draw:text-style-name="P2" draw:layer="layout" svg:width="13.845cm" svg:height="0.497cm" svg:x="1.506cm" svg:y="16.636cm">
          <draw:text-box>
            <text:p text:style-name="P1"><text:span text:style-name="T7">L'adresse et les conditions de retour des produits sont indiquées.</text:span></text:p>
          </draw:text-box>
        </draw:frame>
        <draw:frame draw:style-name="gr4" draw:text-style-name="P5" draw:layer="layout" svg:width="15.242cm" svg:height="0.412cm" svg:x="1.506cm" svg:y="17.788cm">
          <draw:text-box>
            <text:p text:style-name="P1"><text:span text:style-name="T8">Les internautes qui veulent renvoyer un produit se posent plusieurs questions. Qui va </text:span></text:p>
          </draw:text-box>
        </draw:frame>
        <draw:frame draw:style-name="gr4" draw:text-style-name="P5" draw:layer="layout" svg:width="15.661cm" svg:height="0.412cm" svg:x="1.506cm" svg:y="18.211cm">
          <draw:text-box>
            <text:p text:style-name="P1"><text:span text:style-name="T8">prendre en charge les frais de retour ? À quelle adresse faut-il envoyer le produit ? Sous </text:span></text:p>
          </draw:text-box>
        </draw:frame>
        <draw:frame draw:style-name="gr4" draw:text-style-name="P5" draw:layer="layout" svg:width="16.008cm" svg:height="0.412cm" svg:x="1.506cm" svg:y="18.634cm">
          <draw:text-box>
            <text:p text:style-name="P1"><text:span text:style-name="T8">quelle forme ? Prévoyez les réponses à ces questions et rendez-les disponibles dans votre </text:span></text:p>
          </draw:text-box>
        </draw:frame>
        <draw:frame draw:style-name="gr4" draw:text-style-name="P5" draw:layer="layout" svg:width="0.747cm" svg:height="0.412cm" svg:x="1.506cm" svg:y="19.058cm">
          <draw:text-box>
            <text:p text:style-name="P1"><text:span text:style-name="T8">site.</text:span></text:p>
          </draw:text-box>
        </draw:frame>
        <draw:frame draw:style-name="gr5" draw:text-style-name="P6" draw:layer="layout" svg:width="2.026cm" svg:height="0.454cm" svg:x="1.506cm" svg:y="19.68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46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26cm" svg:height="0.412cm" svg:x="2.007cm" svg:y="20.465cm">
          <draw:text-box>
            <text:p text:style-name="P1"><text:span text:style-name="T11">Permettre aux utilisateurs d'anticiper d'éventuelles difficultés d'utilisation et/ou de </text:span></text:p>
          </draw:text-box>
        </draw:frame>
        <draw:frame draw:style-name="gr4" draw:text-style-name="P5" draw:layer="layout" svg:width="8.46cm" svg:height="0.412cm" svg:x="2.007cm" svg:y="20.889cm">
          <draw:text-box>
            <text:p text:style-name="P1"><text:span text:style-name="T11">fonctionnement du bien ou du service proposé. </text:span></text:p>
          </draw:text-box>
        </draw:frame>
        <draw:frame draw:style-name="gr4" draw:text-style-name="P5" draw:layer="layout" svg:width="0.352cm" svg:height="0.412cm" svg:x="1.506cm" svg:y="21.626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243cm" svg:height="0.412cm" svg:x="2.007cm" svg:y="21.626cm">
          <draw:text-box>
            <text:p text:style-name="P1"><text:span text:style-name="T11">Réduire le nombre de sollicitations du service client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6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974cm" svg:x2="17.002cm" svg:y2="8.974cm">
          <text:p/>
        </draw:line>
        <draw:line draw:style-name="gr6" draw:text-style-name="P7" draw:layer="layout" svg:x1="17.002cm" svg:y1="9.537cm" svg:x2="1.502cm" svg:y2="9.537cm">
          <text:p/>
        </draw:line>
        <draw:line draw:style-name="gr6" draw:text-style-name="P7" draw:layer="layout" svg:x1="1.502cm" svg:y1="15.483cm" svg:x2="17.002cm" svg:y2="15.483cm">
          <text:p/>
        </draw:line>
        <draw:line draw:style-name="gr6" draw:text-style-name="P7" draw:layer="layout" svg:x1="17.002cm" svg:y1="16.046cm" svg:x2="1.502cm" svg:y2="16.04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974cm" svg:x2="17.002cm" svg:y2="8.974cm">
          <text:p/>
        </draw:line>
        <draw:line draw:style-name="gr6" draw:text-style-name="P7" draw:layer="layout" svg:x1="17.002cm" svg:y1="9.537cm" svg:x2="1.502cm" svg:y2="9.537cm">
          <text:p/>
        </draw:line>
        <draw:line draw:style-name="gr6" draw:text-style-name="P7" draw:layer="layout" svg:x1="1.502cm" svg:y1="15.483cm" svg:x2="17.002cm" svg:y2="15.483cm">
          <text:p/>
        </draw:line>
        <draw:line draw:style-name="gr6" draw:text-style-name="P7" draw:layer="layout" svg:x1="17.002cm" svg:y1="16.046cm" svg:x2="1.502cm" svg:y2="16.04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27" draw:style-name="dp1" draw:master-page-name="master-page75">
        <draw:frame draw:style-name="gr4" draw:text-style-name="P5" draw:layer="layout" svg:width="3.939cm" svg:height="0.412cm" svg:x="1.506cm" svg:y="2.156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51</text:span></text:p>
          </draw:text-box>
        </draw:frame>
        <draw:frame draw:style-name="gr1" draw:text-style-name="P2" draw:layer="layout" svg:width="16.364cm" svg:height="0.497cm" svg:x="1.506cm" svg:y="3.276cm">
          <draw:text-box>
            <text:p text:style-name="P1"><text:span text:style-name="T7">La charge des frais de retour est indiquée avant la validation définitive de la </text:span></text:p>
          </draw:text-box>
        </draw:frame>
        <draw:frame draw:style-name="gr1" draw:text-style-name="P2" draw:layer="layout" svg:width="2.504cm" svg:height="0.497cm" svg:x="1.506cm" svg:y="3.784cm">
          <draw:text-box>
            <text:p text:style-name="P1"><text:span text:style-name="T7">commande.</text:span></text:p>
          </draw:text-box>
        </draw:frame>
        <draw:frame draw:style-name="gr4" draw:text-style-name="P5" draw:layer="layout" svg:width="15.792cm" svg:height="0.412cm" svg:x="1.506cm" svg:y="4.936cm">
          <draw:text-box>
            <text:p text:style-name="P1"><text:span text:style-name="T8">La vente en ligne a ceci de différent du commerce classique que les produits ne peuvent </text:span></text:p>
          </draw:text-box>
        </draw:frame>
        <draw:frame draw:style-name="gr4" draw:text-style-name="P5" draw:layer="layout" svg:width="15.979cm" svg:height="0.412cm" svg:x="1.506cm" svg:y="5.359cm">
          <draw:text-box>
            <text:p text:style-name="P1"><text:span text:style-name="T8">pas être aussi facilement essayés et évalués par les acheteurs. Pour certains produits, les </text:span></text:p>
          </draw:text-box>
        </draw:frame>
        <draw:frame draw:style-name="gr4" draw:text-style-name="P5" draw:layer="layout" svg:width="15.911cm" svg:height="0.412cm" svg:x="1.506cm" svg:y="5.783cm">
          <draw:text-box>
            <text:p text:style-name="P1"><text:span text:style-name="T8">chaussures et le prêt-à-porter, notamment, l’erreur doit faire partie du processus normal. </text:span></text:p>
          </draw:text-box>
        </draw:frame>
        <draw:frame draw:style-name="gr4" draw:text-style-name="P5" draw:layer="layout" svg:width="15.517cm" svg:height="0.412cm" svg:x="1.506cm" svg:y="6.206cm">
          <draw:text-box>
            <text:p text:style-name="P1"><text:span text:style-name="T8">Idéalement, l’acheteur doit pouvoir renvoyer les produits qu’il a commandés si ceux -ci </text:span></text:p>
          </draw:text-box>
        </draw:frame>
        <draw:frame draw:style-name="gr4" draw:text-style-name="P5" draw:layer="layout" svg:width="15.293cm" svg:height="0.412cm" svg:x="1.506cm" svg:y="6.629cm">
          <draw:text-box>
            <text:p text:style-name="P1"><text:span text:style-name="T8">ne conviennent pas ou ne lui vont pas. Il est donc essentiel pour l’utilisateur de savoir </text:span></text:p>
          </draw:text-box>
        </draw:frame>
        <draw:frame draw:style-name="gr4" draw:text-style-name="P5" draw:layer="layout" svg:width="15.551cm" svg:height="0.412cm" svg:x="1.506cm" svg:y="7.053cm">
          <draw:text-box>
            <text:p text:style-name="P1"><text:span text:style-name="T8">comment cela va se passer et si cette opération va lui coûter de l’argent. Donnez à vos </text:span></text:p>
          </draw:text-box>
        </draw:frame>
        <draw:frame draw:style-name="gr4" draw:text-style-name="P5" draw:layer="layout" svg:width="5.158cm" svg:height="0.412cm" svg:x="1.506cm" svg:y="7.476cm">
          <draw:text-box>
            <text:p text:style-name="P1"><text:span text:style-name="T8">utilisateurs le droit à l’erreur.</text:span></text:p>
          </draw:text-box>
        </draw:frame>
        <draw:frame draw:style-name="gr5" draw:text-style-name="P6" draw:layer="layout" svg:width="2.026cm" svg:height="0.454cm" svg:x="1.506cm" svg:y="8.10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8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144cm" svg:height="0.412cm" svg:x="2.007cm" svg:y="8.884cm">
          <draw:text-box>
            <text:p text:style-name="P1"><text:span text:style-name="T11">Informer les utilisateurs du coût en cas de retour des produits. </text:span></text:p>
          </draw:text-box>
        </draw:frame>
        <draw:frame draw:style-name="gr4" draw:text-style-name="P5" draw:layer="layout" svg:width="0.352cm" svg:height="0.412cm" svg:x="1.506cm" svg:y="9.6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092cm" svg:height="0.412cm" svg:x="2.007cm" svg:y="9.621cm">
          <draw:text-box>
            <text:p text:style-name="P1"><text:span text:style-name="T11">Rassurer les utilisateurs en vue de leur achat.</text:span></text:p>
          </draw:text-box>
        </draw:frame>
        <draw:frame draw:style-name="gr4" draw:text-style-name="P5" draw:layer="layout" svg:width="0.352cm" svg:height="0.412cm" svg:x="1.506cm" svg:y="10.3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691cm" svg:height="0.412cm" svg:x="2.007cm" svg:y="10.362cm">
          <draw:text-box>
            <text:p text:style-name="P1"><text:span text:style-name="T11">Augmenter le taux de transformation.</text:span></text:p>
          </draw:text-box>
        </draw:frame>
        <draw:frame draw:style-name="gr4" draw:text-style-name="P5" draw:layer="layout" svg:width="3.939cm" svg:height="0.412cm" svg:x="1.506cm" svg:y="12.059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2.059cm">
          <draw:text-box>
            <text:p text:style-name="P1"><text:span text:style-name="T6">RÈGLE 52</text:span></text:p>
          </draw:text-box>
        </draw:frame>
        <draw:frame draw:style-name="gr1" draw:text-style-name="P2" draw:layer="layout" svg:width="15.221cm" svg:height="0.497cm" svg:x="1.506cm" svg:y="13.179cm">
          <draw:text-box>
            <text:p text:style-name="P1"><text:span text:style-name="T7">Le mode de dépôt et la procédure de traitement des réclamations sont </text:span></text:p>
          </draw:text-box>
        </draw:frame>
        <draw:frame draw:style-name="gr1" draw:text-style-name="P2" draw:layer="layout" svg:width="1.924cm" svg:height="0.497cm" svg:x="1.506cm" svg:y="13.687cm">
          <draw:text-box>
            <text:p text:style-name="P1"><text:span text:style-name="T7">indiqués.</text:span></text:p>
          </draw:text-box>
        </draw:frame>
        <draw:frame draw:style-name="gr4" draw:text-style-name="P5" draw:layer="layout" svg:width="15.856cm" svg:height="0.412cm" svg:x="1.506cm" svg:y="14.839cm">
          <draw:text-box>
            <text:p text:style-name="P1"><text:span text:style-name="T8">Une réclamation est toujours possible. Pour rassurer vos clients, prévoyez une procédure </text:span></text:p>
          </draw:text-box>
        </draw:frame>
        <draw:frame draw:style-name="gr4" draw:text-style-name="P5" draw:layer="layout" svg:width="15.513cm" svg:height="0.412cm" svg:x="1.506cm" svg:y="15.262cm">
          <draw:text-box>
            <text:p text:style-name="P1"><text:span text:style-name="T8">facilitant le dépôt de réclamations et donnez-leur des informations claires et précises à </text:span></text:p>
          </draw:text-box>
        </draw:frame>
        <draw:frame draw:style-name="gr4" draw:text-style-name="P5" draw:layer="layout" svg:width="1.492cm" svg:height="0.412cm" svg:x="1.506cm" svg:y="15.685cm">
          <draw:text-box>
            <text:p text:style-name="P1"><text:span text:style-name="T8">ce sujet.</text:span></text:p>
          </draw:text-box>
        </draw:frame>
        <draw:frame draw:style-name="gr5" draw:text-style-name="P6" draw:layer="layout" svg:width="2.026cm" svg:height="0.454cm" svg:x="1.506cm" svg:y="16.31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0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05cm" svg:height="0.412cm" svg:x="2.007cm" svg:y="17.093cm">
          <draw:text-box>
            <text:p text:style-name="P1"><text:span text:style-name="T11">Permettre aux utilisateurs de comprendre ou d'anticiper d'éventuelles difficultés sur </text:span></text:p>
          </draw:text-box>
        </draw:frame>
        <draw:frame draw:style-name="gr4" draw:text-style-name="P5" draw:layer="layout" svg:width="5.548cm" svg:height="0.412cm" svg:x="2.007cm" svg:y="17.516cm">
          <draw:text-box>
            <text:p text:style-name="P1"><text:span text:style-name="T11">le site ou lors de la transaction.</text:span></text:p>
          </draw:text-box>
        </draw:frame>
        <draw:frame draw:style-name="gr4" draw:text-style-name="P5" draw:layer="layout" svg:width="3.939cm" svg:height="0.412cm" svg:x="1.506cm" svg:y="19.213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9.213cm">
          <draw:text-box>
            <text:p text:style-name="P1"><text:span text:style-name="T6">RÈGLE 53</text:span></text:p>
          </draw:text-box>
        </draw:frame>
        <draw:frame draw:style-name="gr1" draw:text-style-name="P2" draw:layer="layout" svg:width="10.594cm" svg:height="0.497cm" svg:x="1.506cm" svg:y="20.333cm">
          <draw:text-box>
            <text:p text:style-name="P1"><text:span text:style-name="T7">Les conditions de remboursement sont indiquées.</text:span></text:p>
          </draw:text-box>
        </draw:frame>
        <draw:frame draw:style-name="gr4" draw:text-style-name="P5" draw:layer="layout" svg:width="14.984cm" svg:height="0.412cm" svg:x="1.506cm" svg:y="21.485cm">
          <draw:text-box>
            <text:p text:style-name="P1"><text:span text:style-name="T8">Bien évidemment, il est de votre intérêt que le consommateur dispose d’un délai de </text:span></text:p>
          </draw:text-box>
        </draw:frame>
        <draw:frame draw:style-name="gr4" draw:text-style-name="P5" draw:layer="layout" svg:width="15.771cm" svg:height="0.412cm" svg:x="1.506cm" svg:y="21.908cm">
          <draw:text-box>
            <text:p text:style-name="P1"><text:span text:style-name="T8">rétractation suite à un achat en ligne. Que la loi l’impose ou pas, ce délai de rétractation </text:span></text:p>
          </draw:text-box>
        </draw:frame>
        <draw:frame draw:style-name="gr4" draw:text-style-name="P5" draw:layer="layout" svg:width="9.222cm" svg:height="0.412cm" svg:x="1.506cm" svg:y="22.332cm">
          <draw:text-box>
            <text:p text:style-name="P1"><text:span text:style-name="T8">vous fera faire autant d’économies en réclamations.</text:span></text:p>
          </draw:text-box>
        </draw:frame>
        <draw:frame draw:style-name="gr5" draw:text-style-name="P6" draw:layer="layout" svg:width="2.026cm" svg:height="0.454cm" svg:x="1.506cm" svg:y="22.962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026cm" svg:x2="17.002cm" svg:y2="12.026cm">
          <text:p/>
        </draw:line>
        <draw:line draw:style-name="gr6" draw:text-style-name="P7" draw:layer="layout" svg:x1="17.002cm" svg:y1="12.588cm" svg:x2="1.502cm" svg:y2="12.588cm">
          <text:p/>
        </draw:line>
        <draw:line draw:style-name="gr6" draw:text-style-name="P7" draw:layer="layout" svg:x1="1.502cm" svg:y1="19.18cm" svg:x2="17.002cm" svg:y2="19.18cm">
          <text:p/>
        </draw:line>
        <draw:line draw:style-name="gr6" draw:text-style-name="P7" draw:layer="layout" svg:x1="17.002cm" svg:y1="19.743cm" svg:x2="1.502cm" svg:y2="19.743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026cm" svg:x2="17.002cm" svg:y2="12.026cm">
          <text:p/>
        </draw:line>
        <draw:line draw:style-name="gr6" draw:text-style-name="P7" draw:layer="layout" svg:x1="17.002cm" svg:y1="12.588cm" svg:x2="1.502cm" svg:y2="12.588cm">
          <text:p/>
        </draw:line>
        <draw:line draw:style-name="gr6" draw:text-style-name="P7" draw:layer="layout" svg:x1="1.502cm" svg:y1="19.18cm" svg:x2="17.002cm" svg:y2="19.18cm">
          <text:p/>
        </draw:line>
        <draw:line draw:style-name="gr6" draw:text-style-name="P7" draw:layer="layout" svg:x1="17.002cm" svg:y1="19.743cm" svg:x2="1.502cm" svg:y2="19.74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28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57cm" svg:height="0.412cm" svg:x="2.007cm" svg:y="2.05cm">
          <draw:text-box>
            <text:p text:style-name="P1"><text:span text:style-name="T11">Permettre aux utilisateurs d'identifier précisément les pièces nécessaires en cas de </text:span></text:p>
          </draw:text-box>
        </draw:frame>
        <draw:frame draw:style-name="gr4" draw:text-style-name="P5" draw:layer="layout" svg:width="5.573cm" svg:height="0.412cm" svg:x="2.007cm" svg:y="2.474cm">
          <draw:text-box>
            <text:p text:style-name="P1"><text:span text:style-name="T11">nécessité de retour du produit. </text:span></text:p>
          </draw:text-box>
        </draw:frame>
        <draw:frame draw:style-name="gr4" draw:text-style-name="P5" draw:layer="layout" svg:width="0.352cm" svg:height="0.412cm" svg:x="1.506cm" svg:y="3.2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475cm" svg:height="0.412cm" svg:x="2.007cm" svg:y="3.215cm">
          <draw:text-box>
            <text:p text:style-name="P1"><text:span text:style-name="T11">Anticiper d'éventuels problèmes en cas de demande de remboursement réalisée après </text:span></text:p>
          </draw:text-box>
        </draw:frame>
        <draw:frame draw:style-name="gr4" draw:text-style-name="P5" draw:layer="layout" svg:width="2.457cm" svg:height="0.412cm" svg:x="2.007cm" svg:y="3.638cm">
          <draw:text-box>
            <text:p text:style-name="P1"><text:span text:style-name="T11">le délai légal. </text:span></text:p>
          </draw:text-box>
        </draw:frame>
        <draw:frame draw:style-name="gr4" draw:text-style-name="P5" draw:layer="layout" svg:width="0.352cm" svg:height="0.412cm" svg:x="1.506cm" svg:y="4.3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7cm" svg:height="0.412cm" svg:x="2.007cm" svg:y="4.375cm">
          <draw:text-box>
            <text:p text:style-name="P1"><text:span text:style-name="T11">Diminuer le nombre de démarches inutiles et le nombre de demandes au support </text:span></text:p>
          </draw:text-box>
        </draw:frame>
        <draw:frame draw:style-name="gr4" draw:text-style-name="P5" draw:layer="layout" svg:width="1.192cm" svg:height="0.412cm" svg:x="2.007cm" svg:y="4.799cm">
          <draw:text-box>
            <text:p text:style-name="P1"><text:span text:style-name="T11">client. </text:span></text:p>
          </draw:text-box>
        </draw:frame>
        <draw:frame draw:style-name="gr4" draw:text-style-name="P5" draw:layer="layout" svg:width="0.352cm" svg:height="0.412cm" svg:x="1.506cm" svg:y="5.5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636cm" svg:height="0.412cm" svg:x="2.007cm" svg:y="5.539cm">
          <draw:text-box>
            <text:p text:style-name="P1"><text:span text:style-name="T11">Augmenter le taux de transformation d'un site e-commerce.</text:span></text:p>
          </draw:text-box>
        </draw:frame>
        <draw:frame draw:style-name="gr4" draw:text-style-name="P5" draw:layer="layout" svg:width="6.157cm" svg:height="0.412cm" svg:x="1.506cm" svg:y="7.236cm">
          <draw:text-box>
            <text:p text:style-name="P1"><text:span text:style-name="T6">E-Commerce, Conception, Éditorial</text:span></text:p>
          </draw:text-box>
        </draw:frame>
        <draw:frame draw:style-name="gr4" draw:text-style-name="P5" draw:layer="layout" svg:width="1.712cm" svg:height="0.412cm" svg:x="14.721cm" svg:y="7.236cm">
          <draw:text-box>
            <text:p text:style-name="P1"><text:span text:style-name="T6">RÈGLE 54</text:span></text:p>
          </draw:text-box>
        </draw:frame>
        <draw:frame draw:style-name="gr1" draw:text-style-name="P2" draw:layer="layout" svg:width="15.543cm" svg:height="0.497cm" svg:x="1.506cm" svg:y="8.356cm">
          <draw:text-box>
            <text:p text:style-name="P1"><text:span text:style-name="T7">Les matériels et logiciels nécessaires au fonctionnement du service sont </text:span></text:p>
          </draw:text-box>
        </draw:frame>
        <draw:frame draw:style-name="gr1" draw:text-style-name="P2" draw:layer="layout" svg:width="9.662cm" svg:height="0.497cm" svg:x="1.506cm" svg:y="8.864cm">
          <draw:text-box>
            <text:p text:style-name="P1"><text:span text:style-name="T7">indiqués avant la validation de la commande.</text:span></text:p>
          </draw:text-box>
        </draw:frame>
        <draw:frame draw:style-name="gr4" draw:text-style-name="P5" draw:layer="layout" svg:width="15.797cm" svg:height="0.412cm" svg:x="1.506cm" svg:y="10.016cm">
          <draw:text-box>
            <text:p text:style-name="P1"><text:span text:style-name="T8">Certains matériels ou logiciels ne peuvent fonctionner que dans des contextes définis ou </text:span></text:p>
          </draw:text-box>
        </draw:frame>
        <draw:frame draw:style-name="gr4" draw:text-style-name="P5" draw:layer="layout" svg:width="15.847cm" svg:height="0.412cm" svg:x="1.506cm" svg:y="10.439cm">
          <draw:text-box>
            <text:p text:style-name="P1"><text:span text:style-name="T8">dans des environnements restreints. C’est par exemple le cas de certains logiciels qui ne </text:span></text:p>
          </draw:text-box>
        </draw:frame>
        <draw:frame draw:style-name="gr4" draw:text-style-name="P5" draw:layer="layout" svg:width="16.766cm" svg:height="0.412cm" svg:x="1.506cm" svg:y="10.863cm">
          <draw:text-box>
            <text:p text:style-name="P1"><text:span text:style-name="T8">fonctionnent <text:s text:c="2"/>que <text:s text:c="2"/>sur <text:s text:c="2"/>certaines <text:s text:c="2"/>plates-formes, <text:s text:c="2"/>ou <text:s text:c="2"/>de <text:s text:c="2"/>matériels <text:s text:c="2"/>qui <text:s text:c="2"/>nécessitent <text:s text:c="2"/>des </text:span></text:p>
          </draw:text-box>
        </draw:frame>
        <draw:frame draw:style-name="gr4" draw:text-style-name="P5" draw:layer="layout" svg:width="15.149cm" svg:height="0.412cm" svg:x="1.506cm" svg:y="11.286cm">
          <draw:text-box>
            <text:p text:style-name="P1"><text:span text:style-name="T8">prérequis ou des éléments complémentaires. Pour éviter ce type de problèmes et les </text:span></text:p>
          </draw:text-box>
        </draw:frame>
        <draw:frame draw:style-name="gr4" draw:text-style-name="P5" draw:layer="layout" svg:width="12.846cm" svg:height="0.412cm" svg:x="1.506cm" svg:y="11.709cm">
          <draw:text-box>
            <text:p text:style-name="P1"><text:span text:style-name="T8">déceptions et problèmes qui leur sont associés, informez les utilisateurs.</text:span></text:p>
          </draw:text-box>
        </draw:frame>
        <draw:frame draw:style-name="gr5" draw:text-style-name="P6" draw:layer="layout" svg:width="2.026cm" svg:height="0.454cm" svg:x="1.506cm" svg:y="12.3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11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38cm" svg:height="0.412cm" svg:x="2.007cm" svg:y="13.117cm">
          <draw:text-box>
            <text:p text:style-name="P1"><text:span text:style-name="T11">Permettre <text:s text:c="2"/>à <text:s text:c="2"/>l’utilisateur <text:s text:c="2"/>d’anticiper <text:s text:c="2"/>les <text:s text:c="2"/>conditions <text:s text:c="2"/>et <text:s text:c="2"/>les <text:s text:c="2"/>moyens <text:s text:c="2"/>d’utilisation <text:s text:c="2"/>du </text:span></text:p>
          </draw:text-box>
        </draw:frame>
        <draw:frame draw:style-name="gr4" draw:text-style-name="P5" draw:layer="layout" svg:width="1.479cm" svg:height="0.412cm" svg:x="2.007cm" svg:y="13.54cm">
          <draw:text-box>
            <text:p text:style-name="P1"><text:span text:style-name="T11">service. </text:span></text:p>
          </draw:text-box>
        </draw:frame>
        <draw:frame draw:style-name="gr4" draw:text-style-name="P5" draw:layer="layout" svg:width="0.352cm" svg:height="0.412cm" svg:x="1.506cm" svg:y="14.278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276cm" svg:height="0.412cm" svg:x="2.007cm" svg:y="14.278cm">
          <draw:text-box>
            <text:p text:style-name="P1"><text:span text:style-name="T11">Limiter les risques de réclamations.</text:span></text:p>
          </draw:text-box>
        </draw:frame>
        <draw:frame draw:style-name="gr4" draw:text-style-name="P5" draw:layer="layout" svg:width="3.939cm" svg:height="0.412cm" svg:x="1.506cm" svg:y="15.978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5.978cm">
          <draw:text-box>
            <text:p text:style-name="P1"><text:span text:style-name="T6">RÈGLE 55</text:span></text:p>
          </draw:text-box>
        </draw:frame>
        <draw:frame draw:style-name="gr1" draw:text-style-name="P2" draw:layer="layout" svg:width="16.084cm" svg:height="0.497cm" svg:x="1.506cm" svg:y="17.094cm">
          <draw:text-box>
            <text:p text:style-name="P1"><text:span text:style-name="T7">Les prix affichés mentionnent le détail des taxes et suppléments éventuels </text:span></text:p>
          </draw:text-box>
        </draw:frame>
        <draw:frame draw:style-name="gr1" draw:text-style-name="P2" draw:layer="layout" svg:width="6.839cm" svg:height="0.497cm" svg:x="1.506cm" svg:y="17.602cm">
          <draw:text-box>
            <text:p text:style-name="P1"><text:span text:style-name="T7">ainsi que le montant hors taxes.</text:span></text:p>
          </draw:text-box>
        </draw:frame>
        <draw:frame draw:style-name="gr4" draw:text-style-name="P5" draw:layer="layout" svg:width="14.874cm" svg:height="0.412cm" svg:x="1.506cm" svg:y="18.758cm">
          <draw:text-box>
            <text:p text:style-name="P1"><text:span text:style-name="T8">La règle d’or de l’e-commerce pourrait être pas de surprise. Et parmi les mauvaises </text:span></text:p>
          </draw:text-box>
        </draw:frame>
        <draw:frame draw:style-name="gr4" draw:text-style-name="P5" draw:layer="layout" svg:width="17.168cm" svg:height="0.412cm" svg:x="1.506cm" svg:y="19.181cm">
          <draw:text-box>
            <text:p text:style-name="P1"><text:span text:style-name="T8">surprises, <text:s text:c="2"/>il <text:s text:c="2"/>y <text:s text:c="2"/>a <text:s text:c="2"/>les <text:s text:c="2"/>frais <text:s text:c="2"/>supplémentaires <text:s text:c="2"/>non <text:s text:c="2"/>signalés. <text:s text:c="2"/>Demandez <text:s text:c="2"/>aux <text:s text:c="2"/>compagnies </text:span></text:p>
          </draw:text-box>
        </draw:frame>
        <draw:frame draw:style-name="gr4" draw:text-style-name="P5" draw:layer="layout" svg:width="13.794cm" svg:height="0.412cm" svg:x="1.506cm" svg:y="19.605cm">
          <draw:text-box>
            <text:p text:style-name="P1"><text:span text:style-name="T8">aériennes low cost, elles adorent faire ça. Les passagers, eux, aiment moins…</text:span></text:p>
          </draw:text-box>
        </draw:frame>
        <draw:frame draw:style-name="gr5" draw:text-style-name="P6" draw:layer="layout" svg:width="2.026cm" svg:height="0.454cm" svg:x="1.506cm" svg:y="20.23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00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57cm" svg:height="0.412cm" svg:x="2.007cm" svg:y="21.009cm">
          <draw:text-box>
            <text:p text:style-name="P1"><text:span text:style-name="T11">Permettre aux utilisateurs d'identifier précisément et avant l'achat le montant total </text:span></text:p>
          </draw:text-box>
        </draw:frame>
        <draw:frame draw:style-name="gr4" draw:text-style-name="P5" draw:layer="layout" svg:width="3.863cm" svg:height="0.412cm" svg:x="2.007cm" svg:y="21.432cm">
          <draw:text-box>
            <text:p text:style-name="P1"><text:span text:style-name="T11">qu'ils auront à payer. </text:span></text:p>
          </draw:text-box>
        </draw:frame>
        <draw:frame draw:style-name="gr4" draw:text-style-name="P5" draw:layer="layout" svg:width="0.352cm" svg:height="0.412cm" svg:x="1.506cm" svg:y="22.17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49cm" svg:height="0.412cm" svg:x="2.007cm" svg:y="22.173cm">
          <draw:text-box>
            <text:p text:style-name="P1"><text:span text:style-name="T11">Permettre aux utilisateurs d'identifier précisément les montants déductibles et les </text:span></text:p>
          </draw:text-box>
        </draw:frame>
        <draw:frame draw:style-name="gr4" draw:text-style-name="P5" draw:layer="layout" svg:width="4.227cm" svg:height="0.412cm" svg:x="2.007cm" svg:y="22.596cm">
          <draw:text-box>
            <text:p text:style-name="P1"><text:span text:style-name="T11">différentes imputation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7.203cm" svg:x2="17.002cm" svg:y2="7.203cm">
          <text:p/>
        </draw:line>
        <draw:line draw:style-name="gr6" draw:text-style-name="P7" draw:layer="layout" svg:x1="17.002cm" svg:y1="7.766cm" svg:x2="1.502cm" svg:y2="7.766cm">
          <text:p/>
        </draw:line>
        <draw:line draw:style-name="gr6" draw:text-style-name="P7" draw:layer="layout" svg:x1="1.502cm" svg:y1="15.945cm" svg:x2="17.002cm" svg:y2="15.945cm">
          <text:p/>
        </draw:line>
        <draw:line draw:style-name="gr6" draw:text-style-name="P7" draw:layer="layout" svg:x1="17.002cm" svg:y1="16.508cm" svg:x2="1.502cm" svg:y2="16.508cm">
          <text:p/>
        </draw:line>
        <draw:line draw:style-name="gr6" draw:text-style-name="P7" draw:layer="layout" svg:x1="1.502cm" svg:y1="7.203cm" svg:x2="17.002cm" svg:y2="7.203cm">
          <text:p/>
        </draw:line>
        <draw:line draw:style-name="gr6" draw:text-style-name="P7" draw:layer="layout" svg:x1="17.002cm" svg:y1="7.766cm" svg:x2="1.502cm" svg:y2="7.766cm">
          <text:p/>
        </draw:line>
        <draw:line draw:style-name="gr6" draw:text-style-name="P7" draw:layer="layout" svg:x1="1.502cm" svg:y1="15.945cm" svg:x2="17.002cm" svg:y2="15.945cm">
          <text:p/>
        </draw:line>
        <draw:line draw:style-name="gr6" draw:text-style-name="P7" draw:layer="layout" svg:x1="17.002cm" svg:y1="16.508cm" svg:x2="1.502cm" svg:y2="16.50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29" draw:style-name="dp1" draw:master-page-name="master-page65">
        <draw:frame draw:style-name="gr4" draw:text-style-name="P5" draw:layer="layout" svg:width="7.516cm" svg:height="0.412cm" svg:x="1.506cm" svg:y="3.01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3.01cm">
          <draw:text-box>
            <text:p text:style-name="P1"><text:span text:style-name="T6">RÈGLE 56</text:span></text:p>
          </draw:text-box>
        </draw:frame>
        <draw:frame draw:style-name="gr1" draw:text-style-name="P2" draw:layer="layout" svg:width="15.466cm" svg:height="0.497cm" svg:x="1.506cm" svg:y="4.126cm">
          <draw:text-box>
            <text:p text:style-name="P1"><text:span text:style-name="T7">Une adresse de livraison différente de l'adresse de facturation peut être </text:span></text:p>
          </draw:text-box>
        </draw:frame>
        <draw:frame draw:style-name="gr1" draw:text-style-name="P2" draw:layer="layout" svg:width="2.03cm" svg:height="0.497cm" svg:x="1.506cm" svg:y="4.634cm">
          <draw:text-box>
            <text:p text:style-name="P1"><text:span text:style-name="T7">spécifiée.</text:span></text:p>
          </draw:text-box>
        </draw:frame>
        <draw:frame draw:style-name="gr4" draw:text-style-name="P5" draw:layer="layout" svg:width="15.805cm" svg:height="0.412cm" svg:x="1.506cm" svg:y="5.79cm">
          <draw:text-box>
            <text:p text:style-name="P1"><text:span text:style-name="T8">Cette règle semble tellement évidente qu’il est presque inutile de l’énoncer. Et pourtant, </text:span></text:p>
          </draw:text-box>
        </draw:frame>
        <draw:frame draw:style-name="gr4" draw:text-style-name="P5" draw:layer="layout" svg:width="15.526cm" svg:height="0.412cm" svg:x="1.506cm" svg:y="6.213cm">
          <draw:text-box>
            <text:p text:style-name="P1"><text:span text:style-name="T8">ce simple détail peut facilement être oublié dans la conception d’un site d’e-commerce.</text:span></text:p>
          </draw:text-box>
        </draw:frame>
        <draw:frame draw:style-name="gr5" draw:text-style-name="P6" draw:layer="layout" svg:width="2.026cm" svg:height="0.454cm" svg:x="1.506cm" svg:y="6.8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1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72cm" svg:height="0.412cm" svg:x="2.007cm" svg:y="7.617cm">
          <draw:text-box>
            <text:p text:style-name="P1"><text:span text:style-name="T11">Permettre aux utilisateurs de faire livrer un achat sur le lieu de leur choix. </text:span></text:p>
          </draw:text-box>
        </draw:frame>
        <draw:frame draw:style-name="gr4" draw:text-style-name="P5" draw:layer="layout" svg:width="0.352cm" svg:height="0.412cm" svg:x="1.506cm" svg:y="8.3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16cm" svg:height="0.412cm" svg:x="2.007cm" svg:y="8.358cm">
          <draw:text-box>
            <text:p text:style-name="P1"><text:span text:style-name="T11">Permettre aux utilisateurs de faire livrer un achat sans facture, pour un cadeau, par </text:span></text:p>
          </draw:text-box>
        </draw:frame>
        <draw:frame draw:style-name="gr4" draw:text-style-name="P5" draw:layer="layout" svg:width="1.632cm" svg:height="0.412cm" svg:x="2.007cm" svg:y="8.781cm">
          <draw:text-box>
            <text:p text:style-name="P1"><text:span text:style-name="T11">exemple.</text:span></text:p>
          </draw:text-box>
        </draw:frame>
        <draw:frame draw:style-name="gr4" draw:text-style-name="P5" draw:layer="layout" svg:width="7.516cm" svg:height="0.412cm" svg:x="1.506cm" svg:y="9.519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9.519cm">
          <draw:text-box>
            <text:p text:style-name="P1"><text:span text:style-name="T6">RÈGLE 57</text:span></text:p>
          </draw:text-box>
        </draw:frame>
        <draw:frame draw:style-name="gr1" draw:text-style-name="P2" draw:layer="layout" svg:width="11.22cm" svg:height="0.497cm" svg:x="1.506cm" svg:y="10.639cm">
          <draw:text-box>
            <text:p text:style-name="P1"><text:span text:style-name="T7">Le site accepte au moins deux moyens de paiement.</text:span></text:p>
          </draw:text-box>
        </draw:frame>
        <draw:frame draw:style-name="gr4" draw:text-style-name="P5" draw:layer="layout" svg:width="15.771cm" svg:height="0.412cm" svg:x="1.506cm" svg:y="11.791cm">
          <draw:text-box>
            <text:p text:style-name="P1"><text:span text:style-name="T8">Certains internautes n’ont pas de chéquier, d’autres n’ont pas de carte de crédit ou bien </text:span></text:p>
          </draw:text-box>
        </draw:frame>
        <draw:frame draw:style-name="gr4" draw:text-style-name="P5" draw:layer="layout" svg:width="15.602cm" svg:height="0.412cm" svg:x="1.506cm" svg:y="12.214cm">
          <draw:text-box>
            <text:p text:style-name="P1"><text:span text:style-name="T8">leur carte de crédit a expiré. La présence d’un moyen de paiement alternatif permet de </text:span></text:p>
          </draw:text-box>
        </draw:frame>
        <draw:frame draw:style-name="gr4" draw:text-style-name="P5" draw:layer="layout" svg:width="4.527cm" svg:height="0.412cm" svg:x="1.506cm" svg:y="12.637cm">
          <draw:text-box>
            <text:p text:style-name="P1"><text:span text:style-name="T8">ne pas perdre ces clients.</text:span></text:p>
          </draw:text-box>
        </draw:frame>
        <draw:frame draw:style-name="gr5" draw:text-style-name="P6" draw:layer="layout" svg:width="2.026cm" svg:height="0.454cm" svg:x="1.506cm" svg:y="13.26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0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94cm" svg:height="0.412cm" svg:x="2.007cm" svg:y="14.045cm">
          <draw:text-box>
            <text:p text:style-name="P1"><text:span text:style-name="T11">Permettre aux utilisateurs de choisir le mode de paiement qui leur convient le mieux </text:span></text:p>
          </draw:text-box>
        </draw:frame>
        <draw:frame draw:style-name="gr4" draw:text-style-name="P5" draw:layer="layout" svg:width="3.524cm" svg:height="0.412cm" svg:x="2.007cm" svg:y="14.468cm">
          <draw:text-box>
            <text:p text:style-name="P1"><text:span text:style-name="T11">dans leur contexte. </text:span></text:p>
          </draw:text-box>
        </draw:frame>
        <draw:frame draw:style-name="gr4" draw:text-style-name="P5" draw:layer="layout" svg:width="0.352cm" svg:height="0.412cm" svg:x="1.506cm" svg:y="15.2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538cm" svg:height="0.412cm" svg:x="2.007cm" svg:y="15.205cm">
          <draw:text-box>
            <text:p text:style-name="P1"><text:span text:style-name="T11">Fournir <text:s text:c="2"/>au <text:s text:c="2"/>moins <text:s text:c="2"/>une <text:s text:c="2"/>alternative <text:s text:c="2"/>aux <text:s text:c="2"/>utilisateurs <text:s text:c="2"/>qui <text:s text:c="2"/>sont <text:s text:c="2"/>dans <text:s text:c="2"/>l’incapacité </text:span></text:p>
          </draw:text-box>
        </draw:frame>
        <draw:frame draw:style-name="gr4" draw:text-style-name="P5" draw:layer="layout" svg:width="10.746cm" svg:height="0.412cm" svg:x="2.007cm" svg:y="15.629cm">
          <draw:text-box>
            <text:p text:style-name="P1"><text:span text:style-name="T11">temporaire ou permanente d’utiliser un moyen de paiement.</text:span></text:p>
          </draw:text-box>
        </draw:frame>
        <draw:frame draw:style-name="gr4" draw:text-style-name="P5" draw:layer="layout" svg:width="5.298cm" svg:height="0.412cm" svg:x="1.506cm" svg:y="17.001cm">
          <draw:text-box>
            <text:p text:style-name="P1"><text:span text:style-name="T6">E-Commerce, Développement</text:span></text:p>
          </draw:text-box>
        </draw:frame>
        <draw:frame draw:style-name="gr4" draw:text-style-name="P5" draw:layer="layout" svg:width="1.712cm" svg:height="0.412cm" svg:x="14.721cm" svg:y="17.001cm">
          <draw:text-box>
            <text:p text:style-name="P1"><text:span text:style-name="T6">RÈGLE 58</text:span></text:p>
          </draw:text-box>
        </draw:frame>
        <draw:frame draw:style-name="gr1" draw:text-style-name="P2" draw:layer="layout" svg:width="16.47cm" svg:height="0.497cm" svg:x="1.506cm" svg:y="18.121cm">
          <draw:text-box>
            <text:p text:style-name="P1"><text:span text:style-name="T7">Les <text:s text:c="2"/>données <text:s text:c="2"/>bancaires <text:s text:c="2"/>ne <text:s text:c="2"/>sont <text:s text:c="2"/>mémorisées <text:s text:c="2"/>qu'après <text:s text:c="2"/>consentement </text:span></text:p>
          </draw:text-box>
        </draw:frame>
        <draw:frame draw:style-name="gr1" draw:text-style-name="P2" draw:layer="layout" svg:width="5.099cm" svg:height="0.497cm" svg:x="1.506cm" svg:y="18.629cm">
          <draw:text-box>
            <text:p text:style-name="P1"><text:span text:style-name="T7">explicite de l'utilisateur.</text:span></text:p>
          </draw:text-box>
        </draw:frame>
        <draw:frame draw:style-name="gr4" draw:text-style-name="P5" draw:layer="layout" svg:width="15.39cm" svg:height="0.412cm" svg:x="1.506cm" svg:y="19.781cm">
          <draw:text-box>
            <text:p text:style-name="P1"><text:span text:style-name="T8">En tant qu’utilisateur, il peut être très pratique de pouvoir laisser son numéro de carte </text:span></text:p>
          </draw:text-box>
        </draw:frame>
        <draw:frame draw:style-name="gr4" draw:text-style-name="P5" draw:layer="layout" svg:width="16.042cm" svg:height="0.412cm" svg:x="1.506cm" svg:y="20.204cm">
          <draw:text-box>
            <text:p text:style-name="P1"><text:span text:style-name="T8">bleue à un site parce que l’on compte y revenir de temps en temps. Encore faut-t-il que la </text:span></text:p>
          </draw:text-box>
        </draw:frame>
        <draw:frame draw:style-name="gr4" draw:text-style-name="P5" draw:layer="layout" svg:width="15.466cm" svg:height="0.412cm" svg:x="1.506cm" svg:y="20.628cm">
          <draw:text-box>
            <text:p text:style-name="P1"><text:span text:style-name="T8">décision de laisser le site mémoriser ces données ait été faite de manière volontaire et </text:span></text:p>
          </draw:text-box>
        </draw:frame>
        <draw:frame draw:style-name="gr4" draw:text-style-name="P5" draw:layer="layout" svg:width="1.509cm" svg:height="0.412cm" svg:x="1.506cm" svg:y="21.051cm">
          <draw:text-box>
            <text:p text:style-name="P1"><text:span text:style-name="T8">éclairée.</text:span></text:p>
          </draw:text-box>
        </draw:frame>
        <draw:frame draw:style-name="gr5" draw:text-style-name="P6" draw:layer="layout" svg:width="2.026cm" svg:height="0.454cm" svg:x="1.506cm" svg:y="21.68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4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1cm" svg:height="0.412cm" svg:x="2.007cm" svg:y="22.459cm">
          <draw:text-box>
            <text:p text:style-name="P1"><text:span text:style-name="T11">Laisser l’utilisateur maître de ses choix en matière de mémorisation de données bancaire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9.486cm" svg:x2="17.002cm" svg:y2="9.486cm">
          <text:p/>
        </draw:line>
        <draw:line draw:style-name="gr6" draw:text-style-name="P7" draw:layer="layout" svg:x1="17.002cm" svg:y1="10.048cm" svg:x2="1.502cm" svg:y2="10.048cm">
          <text:p/>
        </draw:line>
        <draw:line draw:style-name="gr6" draw:text-style-name="P7" draw:layer="layout" svg:x1="1.502cm" svg:y1="16.968cm" svg:x2="17.002cm" svg:y2="16.968cm">
          <text:p/>
        </draw:line>
        <draw:line draw:style-name="gr6" draw:text-style-name="P7" draw:layer="layout" svg:x1="17.002cm" svg:y1="17.531cm" svg:x2="1.502cm" svg:y2="17.531cm">
          <text:p/>
        </draw:lin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9.486cm" svg:x2="17.002cm" svg:y2="9.486cm">
          <text:p/>
        </draw:line>
        <draw:line draw:style-name="gr6" draw:text-style-name="P7" draw:layer="layout" svg:x1="17.002cm" svg:y1="10.048cm" svg:x2="1.502cm" svg:y2="10.048cm">
          <text:p/>
        </draw:line>
        <draw:line draw:style-name="gr6" draw:text-style-name="P7" draw:layer="layout" svg:x1="1.502cm" svg:y1="16.968cm" svg:x2="17.002cm" svg:y2="16.968cm">
          <text:p/>
        </draw:line>
        <draw:line draw:style-name="gr6" draw:text-style-name="P7" draw:layer="layout" svg:x1="17.002cm" svg:y1="17.531cm" svg:x2="1.502cm" svg:y2="17.53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30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77cm" svg:height="0.412cm" svg:x="2.007cm" svg:y="2.05cm">
          <draw:text-box>
            <text:p text:style-name="P1"><text:span text:style-name="T11">Prévenir d’éventuels problèmes juridiques en cas de plainte ou de vol de données.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23cm" svg:height="0.412cm" svg:x="2.007cm" svg:y="2.791cm">
          <draw:text-box>
            <text:p text:style-name="P1"><text:span text:style-name="T11">Renforcer la confiance des utilisateurs sur l’utilisation de leurs données.</text:span></text:p>
          </draw:text-box>
        </draw:frame>
        <draw:frame draw:style-name="gr4" draw:text-style-name="P5" draw:layer="layout" svg:width="5.298cm" svg:height="0.412cm" svg:x="1.506cm" svg:y="3.529cm">
          <draw:text-box>
            <text:p text:style-name="P1"><text:span text:style-name="T6">E-Commerce, Développement</text:span></text:p>
          </draw:text-box>
        </draw:frame>
        <draw:frame draw:style-name="gr4" draw:text-style-name="P5" draw:layer="layout" svg:width="1.712cm" svg:height="0.412cm" svg:x="14.721cm" svg:y="3.529cm">
          <draw:text-box>
            <text:p text:style-name="P1"><text:span text:style-name="T6">RÈGLE 59</text:span></text:p>
          </draw:text-box>
        </draw:frame>
        <draw:frame draw:style-name="gr1" draw:text-style-name="P2" draw:layer="layout" svg:width="15.712cm" svg:height="0.497cm" svg:x="1.506cm" svg:y="4.648cm">
          <draw:text-box>
            <text:p text:style-name="P1"><text:span text:style-name="T7">Les données bancaires mémorisées par le site peuvent être modifiées ou </text:span></text:p>
          </draw:text-box>
        </draw:frame>
        <draw:frame draw:style-name="gr1" draw:text-style-name="P2" draw:layer="layout" svg:width="2.47cm" svg:height="0.497cm" svg:x="1.506cm" svg:y="5.156cm">
          <draw:text-box>
            <text:p text:style-name="P1"><text:span text:style-name="T7">supprimées</text:span></text:p>
          </draw:text-box>
        </draw:frame>
        <draw:frame draw:style-name="gr4" draw:text-style-name="P5" draw:layer="layout" svg:width="17.151cm" svg:height="0.412cm" svg:x="1.506cm" svg:y="6.308cm">
          <draw:text-box>
            <text:p text:style-name="P1"><text:span text:style-name="T8">En <text:s text:c="2"/>tant <text:s text:c="2"/>qu’utilisateur, <text:s text:c="2"/>accorder <text:s text:c="2"/>à <text:s text:c="2"/>un <text:s text:c="2"/>site <text:s text:c="2"/>web <text:s text:c="2"/>le <text:s text:c="2"/>droit <text:s text:c="2"/>de <text:s text:c="2"/>mémoriser <text:s text:c="2"/>ses <text:s text:c="2"/>données </text:span></text:p>
          </draw:text-box>
        </draw:frame>
        <draw:frame draw:style-name="gr4" draw:text-style-name="P5" draw:layer="layout" svg:width="15.945cm" svg:height="0.412cm" svg:x="1.506cm" svg:y="6.732cm">
          <draw:text-box>
            <text:p text:style-name="P1"><text:span text:style-name="T8">personnelles est un choix tout à fait respectable, mais avoir le droit de changer d’avis sur </text:span></text:p>
          </draw:text-box>
        </draw:frame>
        <draw:frame draw:style-name="gr4" draw:text-style-name="P5" draw:layer="layout" svg:width="16.703cm" svg:height="0.412cm" svg:x="1.506cm" svg:y="7.155cm">
          <draw:text-box>
            <text:p text:style-name="P1"><text:span text:style-name="T8">la <text:s text:c="2"/>question <text:s text:c="2"/>est <text:s text:c="2"/>tout <text:s text:c="2"/>aussi <text:s text:c="2"/>important. <text:s text:c="2"/>Les <text:s text:c="2"/>utilisateurs <text:s text:c="2"/>doivent <text:s text:c="2"/>pouvoir <text:s text:c="2"/>modifier <text:s text:c="2"/>ou </text:span></text:p>
          </draw:text-box>
        </draw:frame>
        <draw:frame draw:style-name="gr4" draw:text-style-name="P5" draw:layer="layout" svg:width="10.446cm" svg:height="0.412cm" svg:x="1.506cm" svg:y="7.578cm">
          <draw:text-box>
            <text:p text:style-name="P1"><text:span text:style-name="T8">supprimer leurs données bancaires quand ils le souhaitent.</text:span></text:p>
          </draw:text-box>
        </draw:frame>
        <draw:frame draw:style-name="gr5" draw:text-style-name="P6" draw:layer="layout" svg:width="2.026cm" svg:height="0.454cm" svg:x="1.506cm" svg:y="8.20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98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26cm" svg:height="0.412cm" svg:x="2.007cm" svg:y="8.986cm">
          <draw:text-box>
            <text:p text:style-name="P1"><text:span text:style-name="T11">Prévenir les risques de fraude en permettant la suppression préventive des données.</text:span></text:p>
          </draw:text-box>
        </draw:frame>
        <draw:frame draw:style-name="gr4" draw:text-style-name="P5" draw:layer="layout" svg:width="0.352cm" svg:height="0.412cm" svg:x="1.506cm" svg:y="9.72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165cm" svg:height="0.412cm" svg:x="2.007cm" svg:y="9.723cm">
          <draw:text-box>
            <text:p text:style-name="P1"><text:span text:style-name="T11">Donner aux utilisateurs la maîtrise de leurs données bancaires.</text:span></text:p>
          </draw:text-box>
        </draw:frame>
        <draw:frame draw:style-name="gr4" draw:text-style-name="P5" draw:layer="layout" svg:width="0.352cm" svg:height="0.412cm" svg:x="1.506cm" svg:y="10.46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94cm" svg:height="0.412cm" svg:x="2.007cm" svg:y="10.464cm">
          <draw:text-box>
            <text:p text:style-name="P1"><text:span text:style-name="T11">Prévenir les erreurs de paiement en permettant la mise à jour préventive des données </text:span></text:p>
          </draw:text-box>
        </draw:frame>
        <draw:frame draw:style-name="gr4" draw:text-style-name="P5" draw:layer="layout" svg:width="1.827cm" svg:height="0.412cm" svg:x="2.007cm" svg:y="10.887cm">
          <draw:text-box>
            <text:p text:style-name="P1"><text:span text:style-name="T11">bancaires.</text:span></text:p>
          </draw:text-box>
        </draw:frame>
        <draw:frame draw:style-name="gr4" draw:text-style-name="P5" draw:layer="layout" svg:width="0.352cm" svg:height="0.412cm" svg:x="1.506cm" svg:y="11.6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1.625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4" draw:text-style-name="P5" draw:layer="layout" svg:width="7.516cm" svg:height="0.412cm" svg:x="1.506cm" svg:y="13.325cm">
          <draw:text-box>
            <text:p text:style-name="P1"><text:span text:style-name="T6">E-Commerce, Conception, Développement</text:span></text:p>
          </draw:text-box>
        </draw:frame>
        <draw:frame draw:style-name="gr4" draw:text-style-name="P5" draw:layer="layout" svg:width="1.712cm" svg:height="0.412cm" svg:x="14.721cm" svg:y="13.325cm">
          <draw:text-box>
            <text:p text:style-name="P1"><text:span text:style-name="T6">RÈGLE 60</text:span></text:p>
          </draw:text-box>
        </draw:frame>
        <draw:frame draw:style-name="gr1" draw:text-style-name="P2" draw:layer="layout" svg:width="16.402cm" svg:height="0.497cm" svg:x="1.506cm" svg:y="14.441cm">
          <draw:text-box>
            <text:p text:style-name="P1"><text:span text:style-name="T7">La référence de la transaction est affichée au client après la validation de sa </text:span></text:p>
          </draw:text-box>
        </draw:frame>
        <draw:frame draw:style-name="gr1" draw:text-style-name="P2" draw:layer="layout" svg:width="2.504cm" svg:height="0.497cm" svg:x="1.506cm" svg:y="14.949cm">
          <draw:text-box>
            <text:p text:style-name="P1"><text:span text:style-name="T7">commande.</text:span></text:p>
          </draw:text-box>
        </draw:frame>
        <draw:frame draw:style-name="gr4" draw:text-style-name="P5" draw:layer="layout" svg:width="15.869cm" svg:height="0.412cm" svg:x="1.506cm" svg:y="16.105cm">
          <draw:text-box>
            <text:p text:style-name="P1"><text:span text:style-name="T8">Sur Internet, chaque transaction a un identifiant ou une référence. Ce numéro permet de </text:span></text:p>
          </draw:text-box>
        </draw:frame>
        <draw:frame draw:style-name="gr4" draw:text-style-name="P5" draw:layer="layout" svg:width="15.877cm" svg:height="0.412cm" svg:x="1.506cm" svg:y="16.528cm">
          <draw:text-box>
            <text:p text:style-name="P1"><text:span text:style-name="T8">retracer l’historique d’une transaction bancaire. Autant dire qu’en cas de problème, c’est </text:span></text:p>
          </draw:text-box>
        </draw:frame>
        <draw:frame draw:style-name="gr4" draw:text-style-name="P5" draw:layer="layout" svg:width="4.773cm" svg:height="0.412cm" svg:x="1.506cm" svg:y="16.952cm">
          <draw:text-box>
            <text:p text:style-name="P1"><text:span text:style-name="T8">une donnée fondamentale.</text:span></text:p>
          </draw:text-box>
        </draw:frame>
        <draw:frame draw:style-name="gr5" draw:text-style-name="P6" draw:layer="layout" svg:width="2.026cm" svg:height="0.454cm" svg:x="1.506cm" svg:y="17.57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35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3cm" svg:height="0.412cm" svg:x="2.007cm" svg:y="18.356cm">
          <draw:text-box>
            <text:p text:style-name="P1"><text:span text:style-name="T11">Permettre aux utilisateurs d’afficher et éventuellement d’imprimer une trace de leur </text:span></text:p>
          </draw:text-box>
        </draw:frame>
        <draw:frame draw:style-name="gr4" draw:text-style-name="P5" draw:layer="layout" svg:width="2.199cm" svg:height="0.412cm" svg:x="2.007cm" svg:y="18.779cm">
          <draw:text-box>
            <text:p text:style-name="P1"><text:span text:style-name="T11">commande. </text:span></text:p>
          </draw:text-box>
        </draw:frame>
        <draw:frame draw:style-name="gr4" draw:text-style-name="P5" draw:layer="layout" svg:width="0.352cm" svg:height="0.412cm" svg:x="1.506cm" svg:y="19.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72cm" svg:height="0.412cm" svg:x="2.007cm" svg:y="19.52cm">
          <draw:text-box>
            <text:p text:style-name="P1"><text:span text:style-name="T11">Fournir aux utilisateurs une preuve écrite de l’opération effectuée. </text:span></text:p>
          </draw:text-box>
        </draw:frame>
        <draw:frame draw:style-name="gr4" draw:text-style-name="P5" draw:layer="layout" svg:width="0.352cm" svg:height="0.412cm" svg:x="1.506cm" svg:y="20.257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228cm" svg:height="0.412cm" svg:x="2.007cm" svg:y="20.257cm">
          <draw:text-box>
            <text:p text:style-name="P1"><text:span text:style-name="T11">Renforcer la traçabilité de la transaction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3.496cm" svg:x2="17.002cm" svg:y2="3.496cm">
          <text:p/>
        </draw:line>
        <draw:line draw:style-name="gr6" draw:text-style-name="P7" draw:layer="layout" svg:x1="17.002cm" svg:y1="4.058cm" svg:x2="1.502cm" svg:y2="4.058cm">
          <text:p/>
        </draw:line>
        <draw:line draw:style-name="gr6" draw:text-style-name="P7" draw:layer="layout" svg:x1="1.502cm" svg:y1="13.292cm" svg:x2="17.002cm" svg:y2="13.292cm">
          <text:p/>
        </draw:line>
        <draw:line draw:style-name="gr6" draw:text-style-name="P7" draw:layer="layout" svg:x1="17.002cm" svg:y1="13.855cm" svg:x2="1.502cm" svg:y2="13.855cm">
          <text:p/>
        </draw:line>
        <draw:line draw:style-name="gr6" draw:text-style-name="P7" draw:layer="layout" svg:x1="1.502cm" svg:y1="3.496cm" svg:x2="17.002cm" svg:y2="3.496cm">
          <text:p/>
        </draw:line>
        <draw:line draw:style-name="gr6" draw:text-style-name="P7" draw:layer="layout" svg:x1="17.002cm" svg:y1="4.058cm" svg:x2="1.502cm" svg:y2="4.058cm">
          <text:p/>
        </draw:line>
        <draw:line draw:style-name="gr6" draw:text-style-name="P7" draw:layer="layout" svg:x1="1.502cm" svg:y1="13.292cm" svg:x2="17.002cm" svg:y2="13.292cm">
          <text:p/>
        </draw:line>
        <draw:line draw:style-name="gr6" draw:text-style-name="P7" draw:layer="layout" svg:x1="17.002cm" svg:y1="13.855cm" svg:x2="1.502cm" svg:y2="13.85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31" draw:style-name="dp1" draw:master-page-name="master-page75">
        <draw:frame draw:style-name="gr4" draw:text-style-name="P5" draw:layer="layout" svg:width="5.298cm" svg:height="0.412cm" svg:x="1.506cm" svg:y="2.156cm">
          <draw:text-box>
            <text:p text:style-name="P1"><text:span text:style-name="T6">E-Commerce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61</text:span></text:p>
          </draw:text-box>
        </draw:frame>
        <draw:frame draw:style-name="gr1" draw:text-style-name="P2" draw:layer="layout" svg:width="12.02cm" svg:height="0.497cm" svg:x="1.506cm" svg:y="3.276cm">
          <draw:text-box>
            <text:p text:style-name="P1"><text:span text:style-name="T7">Les factures émises sont également disponibles en ligne</text:span></text:p>
          </draw:text-box>
        </draw:frame>
        <draw:frame draw:style-name="gr4" draw:text-style-name="P5" draw:layer="layout" svg:width="14.95cm" svg:height="0.412cm" svg:x="1.506cm" svg:y="4.428cm">
          <draw:text-box>
            <text:p text:style-name="P1"><text:span text:style-name="T8">Les factures sont des documents essentiels pour un très grand nombre d’actions en </text:span></text:p>
          </draw:text-box>
        </draw:frame>
        <draw:frame draw:style-name="gr4" draw:text-style-name="P5" draw:layer="layout" svg:width="15.725cm" svg:height="0.412cm" svg:x="1.506cm" svg:y="4.851cm">
          <draw:text-box>
            <text:p text:style-name="P1"><text:span text:style-name="T8">ligne, que ce soit dans la sphère privée ou professionnelle. L’accès aux factures en ligne </text:span></text:p>
          </draw:text-box>
        </draw:frame>
        <draw:frame draw:style-name="gr4" draw:text-style-name="P5" draw:layer="layout" svg:width="13.98cm" svg:height="0.412cm" svg:x="1.506cm" svg:y="5.275cm">
          <draw:text-box>
            <text:p text:style-name="P1"><text:span text:style-name="T8">est une fonctionnalité essentielle, souvent en complément d’un envoi par mail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6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29cm" svg:height="0.412cm" svg:x="2.007cm" svg:y="6.682cm">
          <draw:text-box>
            <text:p text:style-name="P1"><text:span text:style-name="T11">Faciliter les opérations de gestion et de rapprochement par les utilisateurs.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cm" svg:height="0.412cm" svg:x="2.007cm" svg:y="7.42cm">
          <draw:text-box>
            <text:p text:style-name="P1"><text:span text:style-name="T11">Fournir une sauvegarde des données nécessaires à la comptabilité.</text:span></text:p>
          </draw:text-box>
        </draw:frame>
        <draw:frame draw:style-name="gr4" draw:text-style-name="P5" draw:layer="layout" svg:width="5.298cm" svg:height="0.412cm" svg:x="1.506cm" svg:y="8.16cm">
          <draw:text-box>
            <text:p text:style-name="P1"><text:span text:style-name="T6">E-Commerce, Développement</text:span></text:p>
          </draw:text-box>
        </draw:frame>
        <draw:frame draw:style-name="gr4" draw:text-style-name="P5" draw:layer="layout" svg:width="1.712cm" svg:height="0.412cm" svg:x="14.721cm" svg:y="8.16cm">
          <draw:text-box>
            <text:p text:style-name="P1"><text:span text:style-name="T6">RÈGLE 62</text:span></text:p>
          </draw:text-box>
        </draw:frame>
        <draw:frame draw:style-name="gr1" draw:text-style-name="P2" draw:layer="layout" svg:width="11.898cm" svg:height="0.497cm" svg:x="1.506cm" svg:y="9.277cm">
          <draw:text-box>
            <text:p text:style-name="P1"><text:span text:style-name="T7">Chaque facturation fait l'objet d'un mail de confirmation</text:span></text:p>
          </draw:text-box>
        </draw:frame>
        <draw:frame draw:style-name="gr4" draw:text-style-name="P5" draw:layer="layout" svg:width="15.636cm" svg:height="0.412cm" svg:x="1.506cm" svg:y="10.432cm">
          <draw:text-box>
            <text:p text:style-name="P1"><text:span text:style-name="T8">La mise à disposition des factures en ligne est très pratique, mais il existe de nombreux </text:span></text:p>
          </draw:text-box>
        </draw:frame>
        <draw:frame draw:style-name="gr4" draw:text-style-name="P5" draw:layer="layout" svg:width="15.687cm" svg:height="0.412cm" svg:x="1.506cm" svg:y="10.856cm">
          <draw:text-box>
            <text:p text:style-name="P1"><text:span text:style-name="T8">cas dans lequel le document en ligne risque de ne plus être disponible. Temps légale de </text:span></text:p>
          </draw:text-box>
        </draw:frame>
        <draw:frame draw:style-name="gr4" draw:text-style-name="P5" draw:layer="layout" svg:width="15.013cm" svg:height="0.412cm" svg:x="1.506cm" svg:y="11.279cm">
          <draw:text-box>
            <text:p text:style-name="P1"><text:span text:style-name="T8">conservation des données, migration de données, fin d’exploitation du service. Il est </text:span></text:p>
          </draw:text-box>
        </draw:frame>
        <draw:frame draw:style-name="gr4" draw:text-style-name="P5" draw:layer="layout" svg:width="15.339cm" svg:height="0.412cm" svg:x="1.506cm" svg:y="11.702cm">
          <draw:text-box>
            <text:p text:style-name="P1"><text:span text:style-name="T8">donc assez prudent d’envoyer les factures par mail à l’utilisateur, ce qui lui permet de </text:span></text:p>
          </draw:text-box>
        </draw:frame>
        <draw:frame draw:style-name="gr4" draw:text-style-name="P5" draw:layer="layout" svg:width="9.066cm" svg:height="0.412cm" svg:x="1.506cm" svg:y="12.126cm">
          <draw:text-box>
            <text:p text:style-name="P1"><text:span text:style-name="T8">maîtriser lui-même la conservation de ses factures.</text:span></text:p>
          </draw:text-box>
        </draw:frame>
        <draw:frame draw:style-name="gr5" draw:text-style-name="P6" draw:layer="layout" svg:width="2.026cm" svg:height="0.454cm" svg:x="1.506cm" svg:y="12.75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53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6cm" svg:height="0.412cm" svg:x="2.007cm" svg:y="13.53cm">
          <draw:text-box>
            <text:p text:style-name="P1"><text:span text:style-name="T11">Prévenir les pertes d’information et de factures.</text:span></text:p>
          </draw:text-box>
        </draw:frame>
        <draw:frame draw:style-name="gr4" draw:text-style-name="P5" draw:layer="layout" svg:width="0.352cm" svg:height="0.412cm" svg:x="1.506cm" svg:y="14.271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86cm" svg:height="0.412cm" svg:x="2.007cm" svg:y="14.271cm">
          <draw:text-box>
            <text:p text:style-name="P1"><text:span text:style-name="T11">Améliorer la traçabilité des opérations.</text:span></text:p>
          </draw:text-box>
        </draw:frame>
        <draw:frame draw:style-name="gr4" draw:text-style-name="P5" draw:layer="layout" svg:width="3.939cm" svg:height="0.412cm" svg:x="1.506cm" svg:y="15.008cm">
          <draw:text-box>
            <text:p text:style-name="P1"><text:span text:style-name="T6">E-Commerce, Éditorial</text:span></text:p>
          </draw:text-box>
        </draw:frame>
        <draw:frame draw:style-name="gr4" draw:text-style-name="P5" draw:layer="layout" svg:width="1.712cm" svg:height="0.412cm" svg:x="14.721cm" svg:y="15.008cm">
          <draw:text-box>
            <text:p text:style-name="P1"><text:span text:style-name="T6">RÈGLE 63</text:span></text:p>
          </draw:text-box>
        </draw:frame>
        <draw:frame draw:style-name="gr1" draw:text-style-name="P2" draw:layer="layout" svg:width="16.36cm" svg:height="0.497cm" svg:x="1.506cm" svg:y="16.128cm">
          <draw:text-box>
            <text:p text:style-name="P1"><text:span text:style-name="T7">Les mentions d'appartenance à un ordre ou groupe professionnel, d'un label </text:span></text:p>
          </draw:text-box>
        </draw:frame>
        <draw:frame draw:style-name="gr1" draw:text-style-name="P2" draw:layer="layout" svg:width="14.158cm" svg:height="0.497cm" svg:x="1.506cm" svg:y="16.636cm">
          <draw:text-box>
            <text:p text:style-name="P1"><text:span text:style-name="T7">ou d'une récompense sont accompagnées d'un lien vers la source.</text:span></text:p>
          </draw:text-box>
        </draw:frame>
        <draw:frame draw:style-name="gr4" draw:text-style-name="P5" draw:layer="layout" svg:width="15.822cm" svg:height="0.412cm" svg:x="1.506cm" svg:y="17.788cm">
          <draw:text-box>
            <text:p text:style-name="P1"><text:span text:style-name="T8">Si vous voulez renforcer la confiance en mentionnant des tiers valorisants auxquels vous </text:span></text:p>
          </draw:text-box>
        </draw:frame>
        <draw:frame draw:style-name="gr4" draw:text-style-name="P5" draw:layer="layout" svg:width="14.285cm" svg:height="0.412cm" svg:x="1.506cm" svg:y="18.211cm">
          <draw:text-box>
            <text:p text:style-name="P1"><text:span text:style-name="T8">êtes liés, faites-en sorte que l’internaute puisse vérifier la crédibilité de ces tiers.</text:span></text:p>
          </draw:text-box>
        </draw:frame>
        <draw:frame draw:style-name="gr5" draw:text-style-name="P6" draw:layer="layout" svg:width="2.026cm" svg:height="0.454cm" svg:x="1.506cm" svg:y="18.84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9.6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49cm" svg:height="0.412cm" svg:x="2.007cm" svg:y="19.619cm">
          <draw:text-box>
            <text:p text:style-name="P1"><text:span text:style-name="T11">Donner un accès immédiat à l'utilisateur pour lui permettre de comprendre de quoi il </text:span></text:p>
          </draw:text-box>
        </draw:frame>
        <draw:frame draw:style-name="gr4" draw:text-style-name="P5" draw:layer="layout" svg:width="1.179cm" svg:height="0.412cm" svg:x="2.007cm" svg:y="20.042cm">
          <draw:text-box>
            <text:p text:style-name="P1"><text:span text:style-name="T11">s'agit. </text:span></text:p>
          </draw:text-box>
        </draw:frame>
        <draw:frame draw:style-name="gr4" draw:text-style-name="P5" draw:layer="layout" svg:width="0.352cm" svg:height="0.412cm" svg:x="1.506cm" svg:y="20.77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119cm" svg:height="0.412cm" svg:x="2.007cm" svg:y="20.779cm">
          <draw:text-box>
            <text:p text:style-name="P1"><text:span text:style-name="T11">Permettre à l'utilisateur de vérifier par lui-même l'information. </text:span></text:p>
          </draw:text-box>
        </draw:frame>
        <draw:frame draw:style-name="gr4" draw:text-style-name="P5" draw:layer="layout" svg:width="0.352cm" svg:height="0.412cm" svg:x="1.506cm" svg:y="21.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583cm" svg:height="0.412cm" svg:x="2.007cm" svg:y="21.52cm">
          <draw:text-box>
            <text:p text:style-name="P1"><text:span text:style-name="T11">Accroître le degré de confiance ou de crédibilité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128cm" svg:x2="17.002cm" svg:y2="8.128cm">
          <text:p/>
        </draw:line>
        <draw:line draw:style-name="gr6" draw:text-style-name="P7" draw:layer="layout" svg:x1="17.002cm" svg:y1="8.69cm" svg:x2="1.502cm" svg:y2="8.69cm">
          <text:p/>
        </draw:line>
        <draw:line draw:style-name="gr6" draw:text-style-name="P7" draw:layer="layout" svg:x1="1.502cm" svg:y1="14.975cm" svg:x2="17.002cm" svg:y2="14.975cm">
          <text:p/>
        </draw:line>
        <draw:line draw:style-name="gr6" draw:text-style-name="P7" draw:layer="layout" svg:x1="17.002cm" svg:y1="15.538cm" svg:x2="1.502cm" svg:y2="15.53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128cm" svg:x2="17.002cm" svg:y2="8.128cm">
          <text:p/>
        </draw:line>
        <draw:line draw:style-name="gr6" draw:text-style-name="P7" draw:layer="layout" svg:x1="17.002cm" svg:y1="8.69cm" svg:x2="1.502cm" svg:y2="8.69cm">
          <text:p/>
        </draw:line>
        <draw:line draw:style-name="gr6" draw:text-style-name="P7" draw:layer="layout" svg:x1="1.502cm" svg:y1="14.975cm" svg:x2="17.002cm" svg:y2="14.975cm">
          <text:p/>
        </draw:line>
        <draw:line draw:style-name="gr6" draw:text-style-name="P7" draw:layer="layout" svg:x1="17.002cm" svg:y1="15.538cm" svg:x2="1.502cm" svg:y2="15.53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32" draw:style-name="dp1" draw:master-page-name="master-page75">
        <draw:frame draw:style-name="gr4" draw:text-style-name="P5" draw:layer="layout" svg:width="4.485cm" svg:height="0.412cm" svg:x="1.506cm" svg:y="2.156cm">
          <draw:text-box>
            <text:p text:style-name="P1"><text:span text:style-name="T6">E-Commerce, Conception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64</text:span></text:p>
          </draw:text-box>
        </draw:frame>
        <draw:frame draw:style-name="gr1" draw:text-style-name="P2" draw:layer="layout" svg:width="17.037cm" svg:height="0.497cm" svg:x="1.506cm" svg:y="3.276cm">
          <draw:text-box>
            <text:p text:style-name="P1"><text:span text:style-name="T7">Les <text:s text:c="2"/>produits <text:s text:c="2"/>indisponibles <text:s text:c="2"/>font <text:s text:c="2"/>l'objet <text:s text:c="2"/>d'une <text:s text:c="2"/>différenciation <text:s text:c="2"/>visuelle <text:s text:c="2"/>et </text:span></text:p>
          </draw:text-box>
        </draw:frame>
        <draw:frame draw:style-name="gr1" draw:text-style-name="P2" draw:layer="layout" svg:width="2.009cm" svg:height="0.497cm" svg:x="1.506cm" svg:y="3.784cm">
          <draw:text-box>
            <text:p text:style-name="P1"><text:span text:style-name="T7">textuelle.</text:span></text:p>
          </draw:text-box>
        </draw:frame>
        <draw:frame draw:style-name="gr4" draw:text-style-name="P5" draw:layer="layout" svg:width="15.56cm" svg:height="0.412cm" svg:x="1.506cm" svg:y="4.936cm">
          <draw:text-box>
            <text:p text:style-name="P1"><text:span text:style-name="T8">Un produit qui n’est pas disponible doit pouvoir se distinguer d’un produit en stock. Les </text:span></text:p>
          </draw:text-box>
        </draw:frame>
        <draw:frame draw:style-name="gr4" draw:text-style-name="P5" draw:layer="layout" svg:width="12.71cm" svg:height="0.412cm" svg:x="1.506cm" svg:y="5.359cm">
          <draw:text-box>
            <text:p text:style-name="P1"><text:span text:style-name="T8">internautes vous seront toujours gré de votre honnêteté vis-à-vis d’eux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73cm" svg:height="0.412cm" svg:x="2.007cm" svg:y="6.767cm">
          <draw:text-box>
            <text:p text:style-name="P1"><text:span text:style-name="T11">Permettre à l'utilisateur d'identifier immédiatement et sans confusion possible les </text:span></text:p>
          </draw:text-box>
        </draw:frame>
        <draw:frame draw:style-name="gr4" draw:text-style-name="P5" draw:layer="layout" svg:width="4.091cm" svg:height="0.412cm" svg:x="2.007cm" svg:y="7.19cm">
          <draw:text-box>
            <text:p text:style-name="P1"><text:span text:style-name="T11">produits indisponibles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49cm" svg:height="0.412cm" svg:x="2.007cm" svg:y="7.928cm">
          <draw:text-box>
            <text:p text:style-name="P1"><text:span text:style-name="T11">Éviter l'effet de déception si un utilisateur débute une procédure de commande et </text:span></text:p>
          </draw:text-box>
        </draw:frame>
        <draw:frame draw:style-name="gr4" draw:text-style-name="P5" draw:layer="layout" svg:width="10.56cm" svg:height="0.412cm" svg:x="2.007cm" svg:y="8.351cm">
          <draw:text-box>
            <text:p text:style-name="P1"><text:span text:style-name="T11">s'aperçoit tardivement de l'indisponibilité du produit désiré.</text:span></text:p>
          </draw:text-box>
        </draw:frame>
        <draw:frame draw:style-name="gr4" draw:text-style-name="P5" draw:layer="layout" svg:width="5.298cm" svg:height="0.412cm" svg:x="1.506cm" svg:y="9.092cm">
          <draw:text-box>
            <text:p text:style-name="P1"><text:span text:style-name="T6">E-Commerce, Développement</text:span></text:p>
          </draw:text-box>
        </draw:frame>
        <draw:frame draw:style-name="gr4" draw:text-style-name="P5" draw:layer="layout" svg:width="1.712cm" svg:height="0.412cm" svg:x="14.721cm" svg:y="9.092cm">
          <draw:text-box>
            <text:p text:style-name="P1"><text:span text:style-name="T6">RÈGLE 65</text:span></text:p>
          </draw:text-box>
        </draw:frame>
        <draw:frame draw:style-name="gr1" draw:text-style-name="P2" draw:layer="layout" svg:width="17.939cm" svg:height="0.497cm" svg:x="1.506cm" svg:y="10.208cm">
          <draw:text-box>
            <text:p text:style-name="P1"><text:span text:style-name="T7">Un <text:s text:c="2"/>mail <text:s text:c="2"/>indiquant <text:s text:c="2"/>la <text:s text:c="2"/>référence <text:s text:c="2"/>de <text:s text:c="2"/>la <text:s text:c="2"/>transaction <text:s text:c="2"/>et <text:s text:c="2"/>les <text:s text:c="2"/>données <text:s text:c="2"/>de <text:s text:c="2"/>la </text:span></text:p>
          </draw:text-box>
        </draw:frame>
        <draw:frame draw:style-name="gr1" draw:text-style-name="P2" draw:layer="layout" svg:width="9.26cm" svg:height="0.497cm" svg:x="1.506cm" svg:y="10.716cm">
          <draw:text-box>
            <text:p text:style-name="P1"><text:span text:style-name="T7">commande est envoyé suite à la validation.</text:span></text:p>
          </draw:text-box>
        </draw:frame>
        <draw:frame draw:style-name="gr4" draw:text-style-name="P5" draw:layer="layout" svg:width="15.919cm" svg:height="0.412cm" svg:x="1.506cm" svg:y="11.872cm">
          <draw:text-box>
            <text:p text:style-name="P1"><text:span text:style-name="T8">Parmi les grands principes du management de la qualité, il y en a un qui est fondamental </text:span></text:p>
          </draw:text-box>
        </draw:frame>
        <draw:frame draw:style-name="gr4" draw:text-style-name="P5" draw:layer="layout" svg:width="15.521cm" svg:height="0.412cm" svg:x="1.506cm" svg:y="12.295cm">
          <draw:text-box>
            <text:p text:style-name="P1"><text:span text:style-name="T8">la traçabilité, c’est-à-dire la capacité à retracer un historique des opérations effectuées </text:span></text:p>
          </draw:text-box>
        </draw:frame>
        <draw:frame draw:style-name="gr4" draw:text-style-name="P5" draw:layer="layout" svg:width="13.46cm" svg:height="0.412cm" svg:x="1.506cm" svg:y="12.718cm">
          <draw:text-box>
            <text:p text:style-name="P1"><text:span text:style-name="T8">C’est de ce principe appliqué aux achats sur Internet dont il est question ici.</text:span></text:p>
          </draw:text-box>
        </draw:frame>
        <draw:frame draw:style-name="gr5" draw:text-style-name="P6" draw:layer="layout" svg:width="2.026cm" svg:height="0.454cm" svg:x="1.506cm" svg:y="13.34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1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73cm" svg:height="0.412cm" svg:x="2.007cm" svg:y="14.122cm">
          <draw:text-box>
            <text:p text:style-name="P1"><text:span text:style-name="T11">Donner à l'utilisateur une confirmation des informations relatives à la commande. </text:span></text:p>
          </draw:text-box>
        </draw:frame>
        <draw:frame draw:style-name="gr4" draw:text-style-name="P5" draw:layer="layout" svg:width="0.352cm" svg:height="0.412cm" svg:x="1.506cm" svg:y="14.86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22cm" svg:height="0.412cm" svg:x="2.007cm" svg:y="14.863cm">
          <draw:text-box>
            <text:p text:style-name="P1"><text:span text:style-name="T11">Permettre à l'utilisateur de conserver un historique de la transaction ailleurs que dans </text:span></text:p>
          </draw:text-box>
        </draw:frame>
        <draw:frame draw:style-name="gr4" draw:text-style-name="P5" draw:layer="layout" svg:width="1.17cm" svg:height="0.412cm" svg:x="2.007cm" svg:y="15.287cm">
          <draw:text-box>
            <text:p text:style-name="P1"><text:span text:style-name="T11">le site.</text:span></text:p>
          </draw:text-box>
        </draw:frame>
        <draw:frame draw:style-name="gr4" draw:text-style-name="P5" draw:layer="layout" svg:width="5.298cm" svg:height="0.412cm" svg:x="1.506cm" svg:y="16.024cm">
          <draw:text-box>
            <text:p text:style-name="P1"><text:span text:style-name="T6">E-Commerce, Développement</text:span></text:p>
          </draw:text-box>
        </draw:frame>
        <draw:frame draw:style-name="gr4" draw:text-style-name="P5" draw:layer="layout" svg:width="1.712cm" svg:height="0.412cm" svg:x="14.721cm" svg:y="16.024cm">
          <draw:text-box>
            <text:p text:style-name="P1"><text:span text:style-name="T6">RÈGLE 66</text:span></text:p>
          </draw:text-box>
        </draw:frame>
        <draw:frame draw:style-name="gr1" draw:text-style-name="P2" draw:layer="layout" svg:width="12.143cm" svg:height="0.497cm" svg:x="1.506cm" svg:y="17.144cm">
          <draw:text-box>
            <text:p text:style-name="P1"><text:span text:style-name="T7">Chaque réclamation fait l'objet d'un accusé de réception.</text:span></text:p>
          </draw:text-box>
        </draw:frame>
        <draw:frame draw:style-name="gr4" draw:text-style-name="P5" draw:layer="layout" svg:width="15.678cm" svg:height="0.412cm" svg:x="1.506cm" svg:y="18.296cm">
          <draw:text-box>
            <text:p text:style-name="P1"><text:span text:style-name="T8">Comme dans le cas d’un formulaire de contact, l’accusé de réception d’une réclamation </text:span></text:p>
          </draw:text-box>
        </draw:frame>
        <draw:frame draw:style-name="gr4" draw:text-style-name="P5" draw:layer="layout" svg:width="12.528cm" svg:height="0.412cm" svg:x="1.506cm" svg:y="18.719cm">
          <draw:text-box>
            <text:p text:style-name="P1"><text:span text:style-name="T8">est la certitude pour l’internaute que sa demande est prise en compte.</text:span></text:p>
          </draw:text-box>
        </draw:frame>
        <draw:frame draw:style-name="gr5" draw:text-style-name="P6" draw:layer="layout" svg:width="2.026cm" svg:height="0.454cm" svg:x="1.506cm" svg:y="19.3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12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809cm" svg:height="0.412cm" svg:x="2.007cm" svg:y="20.127cm">
          <draw:text-box>
            <text:p text:style-name="P1"><text:span text:style-name="T11">Permettre <text:s text:c="2"/>à <text:s/>l'utilisateur <text:s/>d'obtenir <text:s text:c="2"/>une <text:s/>confirmation <text:s text:c="2"/>de <text:s text:c="2"/>sa demande <text:s/>en-dehors <text:s/>du </text:span></text:p>
          </draw:text-box>
        </draw:frame>
        <draw:frame draw:style-name="gr4" draw:text-style-name="P5" draw:layer="layout" svg:width="6.551cm" svg:height="0.412cm" svg:x="2.007cm" svg:y="20.55cm">
          <draw:text-box>
            <text:p text:style-name="P1"><text:span text:style-name="T11">contexte de la navigation sur le site. </text:span></text:p>
          </draw:text-box>
        </draw:frame>
        <draw:frame draw:style-name="gr4" draw:text-style-name="P5" draw:layer="layout" svg:width="0.352cm" svg:height="0.412cm" svg:x="1.506cm" svg:y="21.2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95cm" svg:height="0.412cm" svg:x="2.007cm" svg:y="21.287cm">
          <draw:text-box>
            <text:p text:style-name="P1"><text:span text:style-name="T11">Éviter <text:s text:c="2"/>au <text:s text:c="2"/>service <text:s text:c="2"/>client <text:s text:c="2"/>de <text:s text:c="2"/>recevoir <text:s text:c="2"/>plusieurs <text:s text:c="2"/>demandes <text:s text:c="2"/>concernant <text:s text:c="2"/>une <text:s text:c="2"/>même </text:span></text:p>
          </draw:text-box>
        </draw:frame>
        <draw:frame draw:style-name="gr4" draw:text-style-name="P5" draw:layer="layout" svg:width="2.216cm" svg:height="0.412cm" svg:x="2.007cm" svg:y="21.711cm">
          <draw:text-box>
            <text:p text:style-name="P1"><text:span text:style-name="T11">réclamation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059cm" svg:x2="17.002cm" svg:y2="9.059cm">
          <text:p/>
        </draw:line>
        <draw:line draw:style-name="gr6" draw:text-style-name="P7" draw:layer="layout" svg:x1="17.002cm" svg:y1="9.622cm" svg:x2="1.502cm" svg:y2="9.622cm">
          <text:p/>
        </draw:line>
        <draw:line draw:style-name="gr6" draw:text-style-name="P7" draw:layer="layout" svg:x1="1.502cm" svg:y1="15.991cm" svg:x2="17.002cm" svg:y2="15.991cm">
          <text:p/>
        </draw:line>
        <draw:line draw:style-name="gr6" draw:text-style-name="P7" draw:layer="layout" svg:x1="17.002cm" svg:y1="16.554cm" svg:x2="1.502cm" svg:y2="16.55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059cm" svg:x2="17.002cm" svg:y2="9.059cm">
          <text:p/>
        </draw:line>
        <draw:line draw:style-name="gr6" draw:text-style-name="P7" draw:layer="layout" svg:x1="17.002cm" svg:y1="9.622cm" svg:x2="1.502cm" svg:y2="9.622cm">
          <text:p/>
        </draw:line>
        <draw:line draw:style-name="gr6" draw:text-style-name="P7" draw:layer="layout" svg:x1="1.502cm" svg:y1="15.991cm" svg:x2="17.002cm" svg:y2="15.991cm">
          <text:p/>
        </draw:line>
        <draw:line draw:style-name="gr6" draw:text-style-name="P7" draw:layer="layout" svg:x1="17.002cm" svg:y1="16.554cm" svg:x2="1.502cm" svg:y2="16.55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33" draw:style-name="dp1" draw:master-page-name="master-page49">
        <draw:frame draw:style-name="gr3" draw:text-style-name="P4" draw:layer="layout" svg:width="7.055cm" svg:height="1.148cm" svg:x="5.775cm" svg:y="2.481cm">
          <draw:text-box>
            <text:p text:style-name="P1"><text:span text:style-name="T5">FORMULAIR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34" draw:style-name="dp1" draw:master-page-name="master-page122">
        <draw:frame draw:style-name="gr4" draw:text-style-name="P5" draw:layer="layout" svg:width="9.506cm" svg:height="0.412cm" svg:x="1.506cm" svg:y="2.262cm">
          <draw:text-box>
            <text:p text:style-name="P1"><text:span text:style-name="T6">Formulaires, Développement, Accessibilité, Vie privée</text:span></text:p>
          </draw:text-box>
        </draw:frame>
        <draw:frame draw:style-name="gr4" draw:text-style-name="P5" draw:layer="layout" svg:width="1.712cm" svg:height="0.412cm" svg:x="14.721cm" svg:y="2.262cm">
          <draw:text-box>
            <text:p text:style-name="P1"><text:span text:style-name="T6">RÈGLE 67</text:span></text:p>
          </draw:text-box>
        </draw:frame>
        <draw:frame draw:style-name="gr1" draw:text-style-name="P2" draw:layer="layout" svg:width="17.477cm" svg:height="0.497cm" svg:x="1.506cm" svg:y="3.382cm">
          <draw:text-box>
            <text:p text:style-name="P1"><text:span text:style-name="T7">Chaque <text:s text:c="2"/>champ <text:s text:c="2"/>de <text:s text:c="2"/>formulaire <text:s text:c="2"/>est <text:s text:c="2"/>associé <text:s text:c="2"/>dans <text:s text:c="2"/>le <text:s text:c="2"/>code <text:s text:c="2"/>source <text:s text:c="2"/>à <text:s text:c="2"/>une </text:span></text:p>
          </draw:text-box>
        </draw:frame>
        <draw:frame draw:style-name="gr1" draw:text-style-name="P2" draw:layer="layout" svg:width="5.819cm" svg:height="0.497cm" svg:x="1.506cm" svg:y="3.89cm">
          <draw:text-box>
            <text:p text:style-name="P1"><text:span text:style-name="T7">étiquette qui lui est propre.</text:span></text:p>
          </draw:text-box>
        </draw:frame>
        <draw:frame draw:style-name="gr4" draw:text-style-name="P5" draw:layer="layout" svg:width="14.946cm" svg:height="0.412cm" svg:x="1.506cm" svg:y="5.042cm">
          <draw:text-box>
            <text:p text:style-name="P1"><text:span text:style-name="T8">Ne pas savoir à quoi sert un champ de formulaire peut être extrêmement déroutant.</text:span></text:p>
          </draw:text-box>
        </draw:frame>
        <draw:frame draw:style-name="gr5" draw:text-style-name="P6" draw:layer="layout" svg:width="2.026cm" svg:height="0.454cm" svg:x="1.506cm" svg:y="5.67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95cm" svg:height="0.412cm" svg:x="2.007cm" svg:y="6.45cm">
          <draw:text-box>
            <text:p text:style-name="P1"><text:span text:style-name="T11">Faciliter la compréhension des données attendues dans les formulaires. </text:span></text:p>
          </draw:text-box>
        </draw:frame>
        <draw:frame draw:style-name="gr4" draw:text-style-name="P5" draw:layer="layout" svg:width="0.352cm" svg:height="0.412cm" svg:x="1.506cm" svg:y="7.1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5cm" svg:height="0.412cm" svg:x="2.007cm" svg:y="7.187cm">
          <draw:text-box>
            <text:p text:style-name="P1"><text:span text:style-name="T11">Permettre aux aides techniques d'accessibilité de restituer les champs de formulaires </text:span></text:p>
          </draw:text-box>
        </draw:frame>
        <draw:frame draw:style-name="gr4" draw:text-style-name="P5" draw:layer="layout" svg:width="15.25cm" svg:height="0.412cm" svg:x="2.007cm" svg:y="7.61cm">
          <draw:text-box>
            <text:p text:style-name="P1"><text:span text:style-name="T11">en les associant systématiquement à une étiquette indiquant leur rôle et la nature de </text:span></text:p>
          </draw:text-box>
        </draw:frame>
        <draw:frame draw:style-name="gr4" draw:text-style-name="P5" draw:layer="layout" svg:width="3.236cm" svg:height="0.412cm" svg:x="2.007cm" svg:y="8.033cm">
          <draw:text-box>
            <text:p text:style-name="P1"><text:span text:style-name="T11">la saisie attendue.</text:span></text:p>
          </draw:text-box>
        </draw:frame>
        <draw:frame draw:style-name="gr4" draw:text-style-name="P5" draw:layer="layout" svg:width="0.352cm" svg:height="0.412cm" svg:x="1.506cm" svg:y="8.77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67cm" svg:height="0.412cm" svg:x="2.007cm" svg:y="8.774cm">
          <draw:text-box>
            <text:p text:style-name="P1"><text:span text:style-name="T11">Faciliter la saisie en permettant de sélectionner le champ via un clic sur son étiquette </text:span></text:p>
          </draw:text-box>
        </draw:frame>
        <draw:frame draw:style-name="gr4" draw:text-style-name="P5" draw:layer="layout" svg:width="15.458cm" svg:height="0.412cm" svg:x="2.007cm" svg:y="9.198cm">
          <draw:text-box>
            <text:p text:style-name="P1"><text:span text:style-name="T11">aussi bien que sur le champ lui-même (particulièrement en cas de case à cocher ou de </text:span></text:p>
          </draw:text-box>
        </draw:frame>
        <draw:frame draw:style-name="gr4" draw:text-style-name="P5" draw:layer="layout" svg:width="2.064cm" svg:height="0.412cm" svg:x="2.007cm" svg:y="9.621cm">
          <draw:text-box>
            <text:p text:style-name="P1"><text:span text:style-name="T11">case radio).</text:span></text:p>
          </draw:text-box>
        </draw:frame>
        <draw:frame draw:style-name="gr4" draw:text-style-name="P5" draw:layer="layout" svg:width="0.352cm" svg:height="0.412cm" svg:x="1.506cm" svg:y="10.3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0.358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9.506cm" svg:height="0.412cm" svg:x="1.506cm" svg:y="12.059cm">
          <draw:text-box>
            <text:p text:style-name="P1"><text:span text:style-name="T6">Formulaires, Développement, Accessibilité, Vie privée</text:span></text:p>
          </draw:text-box>
        </draw:frame>
        <draw:frame draw:style-name="gr4" draw:text-style-name="P5" draw:layer="layout" svg:width="1.712cm" svg:height="0.412cm" svg:x="14.721cm" svg:y="12.059cm">
          <draw:text-box>
            <text:p text:style-name="P1"><text:span text:style-name="T6">RÈGLE 68</text:span></text:p>
          </draw:text-box>
        </draw:frame>
        <draw:frame draw:style-name="gr1" draw:text-style-name="P2" draw:layer="layout" svg:width="15.898cm" svg:height="0.497cm" svg:x="1.506cm" svg:y="13.175cm">
          <draw:text-box>
            <text:p text:style-name="P1"><text:span text:style-name="T7">Les informations complétant l'étiquette d'un champ sont associées à celui-</text:span></text:p>
          </draw:text-box>
        </draw:frame>
        <draw:frame draw:style-name="gr1" draw:text-style-name="P2" draw:layer="layout" svg:width="4.739cm" svg:height="0.497cm" svg:x="1.506cm" svg:y="13.683cm">
          <draw:text-box>
            <text:p text:style-name="P1"><text:span text:style-name="T7">ci dans le code-source</text:span></text:p>
          </draw:text-box>
        </draw:frame>
        <draw:frame draw:style-name="gr4" draw:text-style-name="P5" draw:layer="layout" svg:width="15.839cm" svg:height="0.412cm" svg:x="1.506cm" svg:y="14.839cm">
          <draw:text-box>
            <text:p text:style-name="P1"><text:span text:style-name="T8">Les formulaires sont particulièrement importants pour les personnes handicapées, car ils </text:span></text:p>
          </draw:text-box>
        </draw:frame>
        <draw:frame draw:style-name="gr4" draw:text-style-name="P5" draw:layer="layout" svg:width="15.526cm" svg:height="0.412cm" svg:x="1.506cm" svg:y="15.262cm">
          <draw:text-box>
            <text:p text:style-name="P1"><text:span text:style-name="T8">sont souvent associés à des services à très haute valeur ajoutée : demande de service, </text:span></text:p>
          </draw:text-box>
        </draw:frame>
        <draw:frame draw:style-name="gr4" draw:text-style-name="P5" draw:layer="layout" svg:width="15.822cm" svg:height="0.412cm" svg:x="1.506cm" svg:y="15.685cm">
          <draw:text-box>
            <text:p text:style-name="P1"><text:span text:style-name="T8">achat en ligne, démarche administrative, etc. C’est la raison pour laquelle il est essentiel </text:span></text:p>
          </draw:text-box>
        </draw:frame>
        <draw:frame draw:style-name="gr4" draw:text-style-name="P5" draw:layer="layout" svg:width="15.377cm" svg:height="0.412cm" svg:x="1.506cm" svg:y="16.109cm">
          <draw:text-box>
            <text:p text:style-name="P1"><text:span text:style-name="T8">de veiller au fonctionnement de vos formulaires dans des lecteurs d’écran, utilisés par </text:span></text:p>
          </draw:text-box>
        </draw:frame>
        <draw:frame draw:style-name="gr4" draw:text-style-name="P5" draw:layer="layout" svg:width="15.517cm" svg:height="0.412cm" svg:x="1.506cm" svg:y="16.532cm">
          <draw:text-box>
            <text:p text:style-name="P1"><text:span text:style-name="T8">les non-voyants. Cette <text:s/>règle <text:s/>va contribuer au fait qu’ils deviennent utilisables dans ce </text:span></text:p>
          </draw:text-box>
        </draw:frame>
        <draw:frame draw:style-name="gr4" draw:text-style-name="P5" draw:layer="layout" svg:width="12.655cm" svg:height="0.412cm" svg:x="1.506cm" svg:y="16.955cm">
          <draw:text-box>
            <text:p text:style-name="P1"><text:span text:style-name="T8">contexte. Par la suite, son suivi lors des évolutions du site est essentiel.</text:span></text:p>
          </draw:text-box>
        </draw:frame>
        <draw:frame draw:style-name="gr5" draw:text-style-name="P6" draw:layer="layout" svg:width="2.026cm" svg:height="0.454cm" svg:x="1.506cm" svg:y="17.5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3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74cm" svg:height="0.412cm" svg:x="2.007cm" svg:y="18.359cm">
          <draw:text-box>
            <text:p text:style-name="P1"><text:span text:style-name="T11">Optimiser le rendu dans les lecteurs d’écran en permettant d’expliciter les étiquettes </text:span></text:p>
          </draw:text-box>
        </draw:frame>
        <draw:frame draw:style-name="gr4" draw:text-style-name="P5" draw:layer="layout" svg:width="4.709cm" svg:height="0.412cm" svg:x="2.007cm" svg:y="18.783cm">
          <draw:text-box>
            <text:p text:style-name="P1"><text:span text:style-name="T11">des champs de formulaire.</text:span></text:p>
          </draw:text-box>
        </draw:frame>
        <draw:frame draw:style-name="gr4" draw:text-style-name="P5" draw:layer="layout" svg:width="0.352cm" svg:height="0.412cm" svg:x="1.506cm" svg:y="19.52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9.523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2.026cm" svg:x2="17.002cm" svg:y2="12.026cm">
          <text:p/>
        </draw:line>
        <draw:line draw:style-name="gr6" draw:text-style-name="P7" draw:layer="layout" svg:x1="17.002cm" svg:y1="12.588cm" svg:x2="1.502cm" svg:y2="12.588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2.026cm" svg:x2="17.002cm" svg:y2="12.026cm">
          <text:p/>
        </draw:line>
        <draw:line draw:style-name="gr6" draw:text-style-name="P7" draw:layer="layout" svg:x1="17.002cm" svg:y1="12.588cm" svg:x2="1.502cm" svg:y2="12.58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35" draw:style-name="dp1" draw:master-page-name="master-page75">
        <draw:frame draw:style-name="gr4" draw:text-style-name="P5" draw:layer="layout" svg:width="11.724cm" svg:height="0.412cm" svg:x="1.506cm" svg:y="2.156cm">
          <draw:text-box>
            <text:p text:style-name="P1"><text:span text:style-name="T6">Formulaires, Conception, Développement, Accessibilité, Vie privée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69</text:span></text:p>
          </draw:text-box>
        </draw:frame>
        <draw:frame draw:style-name="gr1" draw:text-style-name="P2" draw:layer="layout" svg:width="16.851cm" svg:height="0.497cm" svg:x="1.506cm" svg:y="3.276cm">
          <draw:text-box>
            <text:p text:style-name="P1"><text:span text:style-name="T7">L'étiquette <text:s text:c="2"/>de <text:s text:c="2"/>chaque <text:s text:c="2"/>champ <text:s text:c="2"/>de <text:s text:c="2"/>formulaire <text:s text:c="2"/>indique <text:s text:c="2"/>si <text:s text:c="2"/>la <text:s text:c="2"/>saisie <text:s text:c="2"/>est </text:span></text:p>
          </draw:text-box>
        </draw:frame>
        <draw:frame draw:style-name="gr1" draw:text-style-name="P2" draw:layer="layout" svg:width="2.402cm" svg:height="0.497cm" svg:x="1.506cm" svg:y="3.784cm">
          <draw:text-box>
            <text:p text:style-name="P1"><text:span text:style-name="T7">obligatoire.</text:span></text:p>
          </draw:text-box>
        </draw:frame>
        <draw:frame draw:style-name="gr4" draw:text-style-name="P5" draw:layer="layout" svg:width="15.763cm" svg:height="0.412cm" svg:x="1.506cm" svg:y="4.936cm">
          <draw:text-box>
            <text:p text:style-name="P1"><text:span text:style-name="T8">Mieux vaut éviter à l’utilisateur de commettre une erreur parce qu’on ne lui a pas donné </text:span></text:p>
          </draw:text-box>
        </draw:frame>
        <draw:frame draw:style-name="gr4" draw:text-style-name="P5" draw:layer="layout" svg:width="7.618cm" svg:height="0.412cm" svg:x="1.506cm" svg:y="5.359cm">
          <draw:text-box>
            <text:p text:style-name="P1"><text:span text:style-name="T8">suffisamment d’informations dès le départ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354cm" svg:height="0.412cm" svg:x="2.007cm" svg:y="6.767cm">
          <draw:text-box>
            <text:p text:style-name="P1"><text:span text:style-name="T11">Permettre aux utilisateurs de savoir à l'avance si un champ est obligatoire. </text:span></text:p>
          </draw:text-box>
        </draw:frame>
        <draw:frame draw:style-name="gr4" draw:text-style-name="P5" draw:layer="layout" svg:width="0.352cm" svg:height="0.412cm" svg:x="1.506cm" svg:y="7.504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896cm" svg:height="0.412cm" svg:x="2.007cm" svg:y="7.504cm">
          <draw:text-box>
            <text:p text:style-name="P1"><text:span text:style-name="T11">Prévenir les erreurs avant qu'elles ne surviennent.</text:span></text:p>
          </draw:text-box>
        </draw:frame>
        <draw:frame draw:style-name="gr4" draw:text-style-name="P5" draw:layer="layout" svg:width="0.352cm" svg:height="0.412cm" svg:x="1.506cm" svg:y="8.2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833cm" svg:height="0.412cm" svg:x="2.007cm" svg:y="8.245cm">
          <draw:text-box>
            <text:p text:style-name="P1"><text:span text:style-name="T11">Renforcer la confiance des utilisateurs sur l’utilisation de leurs données. </text:span></text:p>
          </draw:text-box>
        </draw:frame>
        <draw:frame draw:style-name="gr4" draw:text-style-name="P5" draw:layer="layout" svg:width="0.352cm" svg:height="0.412cm" svg:x="1.506cm" svg:y="8.9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8.982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1.724cm" svg:height="0.412cm" svg:x="1.506cm" svg:y="10.683cm">
          <draw:text-box>
            <text:p text:style-name="P1"><text:span text:style-name="T6">Formulaires, Conception, Développement, Accessibilité, Vie privée</text:span></text:p>
          </draw:text-box>
        </draw:frame>
        <draw:frame draw:style-name="gr4" draw:text-style-name="P5" draw:layer="layout" svg:width="1.712cm" svg:height="0.412cm" svg:x="14.721cm" svg:y="10.683cm">
          <draw:text-box>
            <text:p text:style-name="P1"><text:span text:style-name="T6">RÈGLE 70</text:span></text:p>
          </draw:text-box>
        </draw:frame>
        <draw:frame draw:style-name="gr1" draw:text-style-name="P2" draw:layer="layout" svg:width="15.572cm" svg:height="0.497cm" svg:x="1.506cm" svg:y="11.799cm">
          <draw:text-box>
            <text:p text:style-name="P1"><text:span text:style-name="T7">L'étiquette de chaque champ de formulaire indique, le cas échéant, quel </text:span></text:p>
          </draw:text-box>
        </draw:frame>
        <draw:frame draw:style-name="gr1" draw:text-style-name="P2" draw:layer="layout" svg:width="7.474cm" svg:height="0.497cm" svg:x="1.506cm" svg:y="12.307cm">
          <draw:text-box>
            <text:p text:style-name="P1"><text:span text:style-name="T7">format de saisie doit être respecté.</text:span></text:p>
          </draw:text-box>
        </draw:frame>
        <draw:frame draw:style-name="gr4" draw:text-style-name="P5" draw:layer="layout" svg:width="16.008cm" svg:height="0.412cm" svg:x="1.506cm" svg:y="13.463cm">
          <draw:text-box>
            <text:p text:style-name="P1"><text:span text:style-name="T8">Évitons de transformer une saisie de date, de monnaie ou autre en jeu de devinette (avec </text:span></text:p>
          </draw:text-box>
        </draw:frame>
        <draw:frame draw:style-name="gr4" draw:text-style-name="P5" draw:layer="layout" svg:width="14.963cm" svg:height="0.412cm" svg:x="1.506cm" svg:y="13.886cm">
          <draw:text-box>
            <text:p text:style-name="P1"><text:span text:style-name="T8">ou sans tiret ? L’année ou le mois d’abord ? Avec ou sans les centimes ? Etc.). Et les </text:span></text:p>
          </draw:text-box>
        </draw:frame>
        <draw:frame draw:style-name="gr4" draw:text-style-name="P5" draw:layer="layout" svg:width="14.645cm" svg:height="0.412cm" svg:x="1.506cm" svg:y="14.309cm">
          <draw:text-box>
            <text:p text:style-name="P1"><text:span text:style-name="T8">champs de mots de passe, alors ? Faut-t-il un chiffre, une lettre en majuscule, une </text:span></text:p>
          </draw:text-box>
        </draw:frame>
        <draw:frame draw:style-name="gr4" draw:text-style-name="P5" draw:layer="layout" svg:width="3.787cm" svg:height="0.412cm" svg:x="1.506cm" svg:y="14.733cm">
          <draw:text-box>
            <text:p text:style-name="P1"><text:span text:style-name="T8">invocation magique ?</text:span></text:p>
          </draw:text-box>
        </draw:frame>
        <draw:frame draw:style-name="gr5" draw:text-style-name="P6" draw:layer="layout" svg:width="2.026cm" svg:height="0.454cm" svg:x="1.506cm" svg:y="15.3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1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428cm" svg:height="0.412cm" svg:x="2.007cm" svg:y="16.137cm">
          <draw:text-box>
            <text:p text:style-name="P1"><text:span text:style-name="T11">Limiter le risque d'erreurs de saisie. </text:span></text:p>
          </draw:text-box>
        </draw:frame>
        <draw:frame draw:style-name="gr4" draw:text-style-name="P5" draw:layer="layout" svg:width="0.352cm" svg:height="0.412cm" svg:x="1.506cm" svg:y="16.87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74cm" svg:height="0.412cm" svg:x="2.007cm" svg:y="16.878cm">
          <draw:text-box>
            <text:p text:style-name="P1"><text:span text:style-name="T11">Limiter les risques associés à l'envoi de données erronées ou impossibles à exploiter. </text:span></text:p>
          </draw:text-box>
        </draw:frame>
        <draw:frame draw:style-name="gr4" draw:text-style-name="P5" draw:layer="layout" svg:width="0.352cm" svg:height="0.412cm" svg:x="1.506cm" svg:y="17.6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512cm" svg:height="0.412cm" svg:x="2.007cm" svg:y="17.615cm">
          <draw:text-box>
            <text:p text:style-name="P1"><text:span text:style-name="T11">Éviter <text:s text:c="2"/>que <text:s text:c="2"/>l'utilisateur <text:s text:c="2"/>ne <text:s text:c="2"/>renonce <text:s text:c="2"/>à <text:s text:c="2"/>poursuivre <text:s text:c="2"/>faute <text:s text:c="2"/>d'information <text:s text:c="2"/>sur <text:s text:c="2"/>la <text:s text:c="2"/>saisie </text:span></text:p>
          </draw:text-box>
        </draw:frame>
        <draw:frame draw:style-name="gr4" draw:text-style-name="P5" draw:layer="layout" svg:width="1.712cm" svg:height="0.412cm" svg:x="2.007cm" svg:y="18.038cm">
          <draw:text-box>
            <text:p text:style-name="P1"><text:span text:style-name="T11">attendue.</text:span></text:p>
          </draw:text-box>
        </draw:frame>
        <draw:frame draw:style-name="gr4" draw:text-style-name="P5" draw:layer="layout" svg:width="0.352cm" svg:height="0.412cm" svg:x="1.506cm" svg:y="18.77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8.779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65cm" svg:x2="17.002cm" svg:y2="10.65cm">
          <text:p/>
        </draw:line>
        <draw:line draw:style-name="gr6" draw:text-style-name="P7" draw:layer="layout" svg:x1="17.002cm" svg:y1="11.213cm" svg:x2="1.502cm" svg:y2="11.213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65cm" svg:x2="17.002cm" svg:y2="10.65cm">
          <text:p/>
        </draw:line>
        <draw:line draw:style-name="gr6" draw:text-style-name="P7" draw:layer="layout" svg:x1="17.002cm" svg:y1="11.213cm" svg:x2="1.502cm" svg:y2="11.21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36" draw:style-name="dp1" draw:master-page-name="master-page75">
        <draw:frame draw:style-name="gr4" draw:text-style-name="P5" draw:layer="layout" svg:width="11.724cm" svg:height="0.412cm" svg:x="1.506cm" svg:y="2.156cm">
          <draw:text-box>
            <text:p text:style-name="P1"><text:span text:style-name="T6">Formulaires, Conception, Développement, Accessibilité, Vie privée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71</text:span></text:p>
          </draw:text-box>
        </draw:frame>
        <draw:frame draw:style-name="gr1" draw:text-style-name="P2" draw:layer="layout" svg:width="13.341cm" svg:height="0.497cm" svg:x="1.506cm" svg:y="3.276cm">
          <draw:text-box>
            <text:p text:style-name="P1"><text:span text:style-name="T7">L'utilisateur est averti lorsqu'une saisie est sensible à la casse.</text:span></text:p>
          </draw:text-box>
        </draw:frame>
        <draw:frame draw:style-name="gr4" draw:text-style-name="P5" draw:layer="layout" svg:width="15.441cm" svg:height="0.412cm" svg:x="1.506cm" svg:y="4.428cm">
          <draw:text-box>
            <text:p text:style-name="P1"><text:span text:style-name="T8">Il est agaçant de devoir recommencer une saisie pour une erreur aussi simple à éviter. </text:span></text:p>
          </draw:text-box>
        </draw:frame>
        <draw:frame draw:style-name="gr4" draw:text-style-name="P5" draw:layer="layout" svg:width="14.387cm" svg:height="0.412cm" svg:x="1.506cm" svg:y="4.851cm">
          <draw:text-box>
            <text:p text:style-name="P1"><text:span text:style-name="T8">Mais encore fallait-il être au courant qu’il fallait taper uniquement en majuscules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2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23cm" svg:height="0.412cm" svg:x="2.007cm" svg:y="6.259cm">
          <draw:text-box>
            <text:p text:style-name="P1"><text:span text:style-name="T11">Éviter le risque d'erreur et donc éviter à l'utilisateur de devoir remplir plusieurs fois </text:span></text:p>
          </draw:text-box>
        </draw:frame>
        <draw:frame draw:style-name="gr4" draw:text-style-name="P5" draw:layer="layout" svg:width="3.211cm" svg:height="0.412cm" svg:x="2.007cm" svg:y="6.682cm">
          <draw:text-box>
            <text:p text:style-name="P1"><text:span text:style-name="T11">un même champ. 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072cm" svg:height="0.412cm" svg:x="2.007cm" svg:y="7.42cm">
          <draw:text-box>
            <text:p text:style-name="P1"><text:span text:style-name="T11">Éviter <text:s text:c="2"/>l'incompréhension <text:s text:c="2"/>de <text:s text:c="2"/>l'utilisateur <text:s text:c="2"/>qui <text:s text:c="2"/>pense <text:s text:c="2"/>avoir <text:s text:c="2"/>rempli <text:s text:c="2"/>correctement <text:s text:c="2"/>le </text:span></text:p>
          </draw:text-box>
        </draw:frame>
        <draw:frame draw:style-name="gr4" draw:text-style-name="P5" draw:layer="layout" svg:width="6.746cm" svg:height="0.412cm" svg:x="2.007cm" svg:y="7.843cm">
          <draw:text-box>
            <text:p text:style-name="P1"><text:span text:style-name="T11">champ et qui le voit signalé en erreur.</text:span></text:p>
          </draw:text-box>
        </draw:frame>
        <draw:frame draw:style-name="gr4" draw:text-style-name="P5" draw:layer="layout" svg:width="0.352cm" svg:height="0.412cm" svg:x="1.506cm" svg:y="8.5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8.584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7.334cm" svg:height="0.412cm" svg:x="1.506cm" svg:y="10.281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10.281cm">
          <draw:text-box>
            <text:p text:style-name="P1"><text:span text:style-name="T6">RÈGLE 72</text:span></text:p>
          </draw:text-box>
        </draw:frame>
        <draw:frame draw:style-name="gr1" draw:text-style-name="P2" draw:layer="layout" svg:width="15.225cm" svg:height="0.497cm" svg:x="1.506cm" svg:y="11.401cm">
          <draw:text-box>
            <text:p text:style-name="P1"><text:span text:style-name="T7">L'étiquette de chaque champ de formulaire qui le nécessite indique les </text:span></text:p>
          </draw:text-box>
        </draw:frame>
        <draw:frame draw:style-name="gr1" draw:text-style-name="P2" draw:layer="layout" svg:width="6.894cm" svg:height="0.497cm" svg:x="1.506cm" svg:y="11.909cm">
          <draw:text-box>
            <text:p text:style-name="P1"><text:span text:style-name="T7">limites de nombre de caractères</text:span></text:p>
          </draw:text-box>
        </draw:frame>
        <draw:frame draw:style-name="gr4" draw:text-style-name="P5" draw:layer="layout" svg:width="15.61cm" svg:height="0.412cm" svg:x="1.506cm" svg:y="13.061cm">
          <draw:text-box>
            <text:p text:style-name="P1"><text:span text:style-name="T8">Vous est-t-il déjà arrivé de poster un message et d’avoir une erreur à l’envoi, ou pire de </text:span></text:p>
          </draw:text-box>
        </draw:frame>
        <draw:frame draw:style-name="gr4" draw:text-style-name="P5" draw:layer="layout" svg:width="15.881cm" svg:height="0.412cm" svg:x="1.506cm" svg:y="13.484cm">
          <draw:text-box>
            <text:p text:style-name="P1"><text:span text:style-name="T8">vous apercevoir après envoi que la moitié du texte que vous aviez écrit avait disparu ? Si </text:span></text:p>
          </draw:text-box>
        </draw:frame>
        <draw:frame draw:style-name="gr4" draw:text-style-name="P5" draw:layer="layout" svg:width="16.051cm" svg:height="0.412cm" svg:x="1.506cm" svg:y="13.907cm">
          <draw:text-box>
            <text:p text:style-name="P1"><text:span text:style-name="T8">c'est le cas, vous comprendrez aisément l’intérêt de cette règle qui consiste à préciser les </text:span></text:p>
          </draw:text-box>
        </draw:frame>
        <draw:frame draw:style-name="gr4" draw:text-style-name="P5" draw:layer="layout" svg:width="5.836cm" svg:height="0.412cm" svg:x="1.506cm" svg:y="14.331cm">
          <draw:text-box>
            <text:p text:style-name="P1"><text:span text:style-name="T8">limites en nombre de caractères.</text:span></text:p>
          </draw:text-box>
        </draw:frame>
        <draw:frame draw:style-name="gr5" draw:text-style-name="P6" draw:layer="layout" svg:width="2.026cm" svg:height="0.454cm" svg:x="1.506cm" svg:y="14.96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7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736cm" svg:height="0.412cm" svg:x="2.007cm" svg:y="15.738cm">
          <draw:text-box>
            <text:p text:style-name="P1"><text:span text:style-name="T11">Prévenir les erreurs d’envoi de formulaires. </text:span></text:p>
          </draw:text-box>
        </draw:frame>
        <draw:frame draw:style-name="gr4" draw:text-style-name="P5" draw:layer="layout" svg:width="0.352cm" svg:height="0.412cm" svg:x="1.506cm" svg:y="16.4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573cm" svg:height="0.412cm" svg:x="2.007cm" svg:y="16.475cm">
          <draw:text-box>
            <text:p text:style-name="P1"><text:span text:style-name="T11">Prévenir les pertes de données.</text:span></text:p>
          </draw:text-box>
        </draw:frame>
        <draw:frame draw:style-name="gr4" draw:text-style-name="P5" draw:layer="layout" svg:width="0.352cm" svg:height="0.412cm" svg:x="1.506cm" svg:y="17.2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997cm" svg:height="0.412cm" svg:x="2.007cm" svg:y="17.216cm">
          <draw:text-box>
            <text:p text:style-name="P1"><text:span text:style-name="T11">Éviter l'agacement et l'imcompréhension de l'utilisateur.</text:span></text:p>
          </draw:text-box>
        </draw:frame>
        <draw:frame draw:style-name="gr4" draw:text-style-name="P5" draw:layer="layout" svg:width="7.334cm" svg:height="0.412cm" svg:x="1.506cm" svg:y="18.913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18.913cm">
          <draw:text-box>
            <text:p text:style-name="P1"><text:span text:style-name="T6">RÈGLE 73</text:span></text:p>
          </draw:text-box>
        </draw:frame>
        <draw:frame draw:style-name="gr1" draw:text-style-name="P2" draw:layer="layout" svg:width="15.78cm" svg:height="0.497cm" svg:x="1.506cm" svg:y="20.033cm">
          <draw:text-box>
            <text:p text:style-name="P1"><text:span text:style-name="T7">La création d'un mot de passe par l'utilisateur fait l'objet d'un mécanisme </text:span></text:p>
          </draw:text-box>
        </draw:frame>
        <draw:frame draw:style-name="gr1" draw:text-style-name="P2" draw:layer="layout" svg:width="7.643cm" svg:height="0.497cm" svg:x="1.506cm" svg:y="20.541cm">
          <draw:text-box>
            <text:p text:style-name="P1"><text:span text:style-name="T7">de prévention des erreurs de saisie.</text:span></text:p>
          </draw:text-box>
        </draw:frame>
        <draw:frame draw:style-name="gr4" draw:text-style-name="P5" draw:layer="layout" svg:width="15.229cm" svg:height="0.412cm" svg:x="1.506cm" svg:y="21.693cm">
          <draw:text-box>
            <text:p text:style-name="P1"><text:span text:style-name="T8">Combien de mots de passe s’avèrent-ils finalement inutilisables à cause d’une simple </text:span></text:p>
          </draw:text-box>
        </draw:frame>
        <draw:frame draw:style-name="gr4" draw:text-style-name="P5" draw:layer="layout" svg:width="9.616cm" svg:height="0.412cm" svg:x="1.506cm" svg:y="22.116cm">
          <draw:text-box>
            <text:p text:style-name="P1"><text:span text:style-name="T8">erreur de saisie ou d’inattention lors de leur création ?</text:span></text:p>
          </draw:text-box>
        </draw:frame>
        <draw:frame draw:style-name="gr5" draw:text-style-name="P6" draw:layer="layout" svg:width="2.026cm" svg:height="0.454cm" svg:x="1.506cm" svg:y="22.747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7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248cm" svg:x2="17.002cm" svg:y2="10.248cm">
          <text:p/>
        </draw:line>
        <draw:line draw:style-name="gr6" draw:text-style-name="P7" draw:layer="layout" svg:x1="17.002cm" svg:y1="10.81cm" svg:x2="1.502cm" svg:y2="10.81cm">
          <text:p/>
        </draw:line>
        <draw:line draw:style-name="gr6" draw:text-style-name="P7" draw:layer="layout" svg:x1="1.502cm" svg:y1="18.88cm" svg:x2="17.002cm" svg:y2="18.88cm">
          <text:p/>
        </draw:line>
        <draw:line draw:style-name="gr6" draw:text-style-name="P7" draw:layer="layout" svg:x1="17.002cm" svg:y1="19.443cm" svg:x2="1.502cm" svg:y2="19.443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248cm" svg:x2="17.002cm" svg:y2="10.248cm">
          <text:p/>
        </draw:line>
        <draw:line draw:style-name="gr6" draw:text-style-name="P7" draw:layer="layout" svg:x1="17.002cm" svg:y1="10.81cm" svg:x2="1.502cm" svg:y2="10.81cm">
          <text:p/>
        </draw:line>
        <draw:line draw:style-name="gr6" draw:text-style-name="P7" draw:layer="layout" svg:x1="1.502cm" svg:y1="18.88cm" svg:x2="17.002cm" svg:y2="18.88cm">
          <text:p/>
        </draw:line>
        <draw:line draw:style-name="gr6" draw:text-style-name="P7" draw:layer="layout" svg:x1="17.002cm" svg:y1="19.443cm" svg:x2="1.502cm" svg:y2="19.44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37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39cm" svg:height="0.412cm" svg:x="2.007cm" svg:y="2.05cm">
          <draw:text-box>
            <text:p text:style-name="P1"><text:span text:style-name="T11">Éviter à l'utilisateur de saisir un mot de passe qui ne correspond finalement pas à </text:span></text:p>
          </draw:text-box>
        </draw:frame>
        <draw:frame draw:style-name="gr4" draw:text-style-name="P5" draw:layer="layout" svg:width="6.162cm" svg:height="0.412cm" svg:x="2.007cm" svg:y="2.474cm">
          <draw:text-box>
            <text:p text:style-name="P1"><text:span text:style-name="T11">celui qu'il a souhaité ou mémorisé.</text:span></text:p>
          </draw:text-box>
        </draw:frame>
        <draw:frame draw:style-name="gr4" draw:text-style-name="P5" draw:layer="layout" svg:width="7.334cm" svg:height="0.412cm" svg:x="1.506cm" svg:y="3.215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3.215cm">
          <draw:text-box>
            <text:p text:style-name="P1"><text:span text:style-name="T6">RÈGLE 74</text:span></text:p>
          </draw:text-box>
        </draw:frame>
        <draw:frame draw:style-name="gr1" draw:text-style-name="P2" draw:layer="layout" svg:width="16.233cm" svg:height="0.497cm" svg:x="1.506cm" svg:y="4.331cm">
          <draw:text-box>
            <text:p text:style-name="P1"><text:span text:style-name="T7">Les caractères saisis dans un champ de mot de passe peuvent être affichés </text:span></text:p>
          </draw:text-box>
        </draw:frame>
        <draw:frame draw:style-name="gr1" draw:text-style-name="P2" draw:layer="layout" svg:width="1.704cm" svg:height="0.497cm" svg:x="1.506cm" svg:y="4.839cm">
          <draw:text-box>
            <text:p text:style-name="P1"><text:span text:style-name="T7">en clair.</text:span></text:p>
          </draw:text-box>
        </draw:frame>
        <draw:frame draw:style-name="gr4" draw:text-style-name="P5" draw:layer="layout" svg:width="14.929cm" svg:height="0.412cm" svg:x="1.506cm" svg:y="5.994cm">
          <draw:text-box>
            <text:p text:style-name="P1"><text:span text:style-name="T8">Lorsque vous saisissez vos mots de passe, vous avez l’habitude de le faire dans des </text:span></text:p>
          </draw:text-box>
        </draw:frame>
        <draw:frame draw:style-name="gr4" draw:text-style-name="P5" draw:layer="layout" svg:width="15.716cm" svg:height="0.412cm" svg:x="1.506cm" svg:y="6.418cm">
          <draw:text-box>
            <text:p text:style-name="P1"><text:span text:style-name="T8">champs dédiés, où chaque caractère saisi est remplacé par un point ou une étoile. C’est </text:span></text:p>
          </draw:text-box>
        </draw:frame>
        <draw:frame draw:style-name="gr4" draw:text-style-name="P5" draw:layer="layout" svg:width="17.033cm" svg:height="0.412cm" svg:x="1.506cm" svg:y="6.841cm">
          <draw:text-box>
            <text:p text:style-name="P1"><text:span text:style-name="T8">bien, <text:s text:c="2"/>car <text:s text:c="2"/>cela <text:s text:c="2"/>évite <text:s text:c="2"/>la <text:s text:c="2"/>consultation <text:s text:c="2"/>au-dessus <text:s text:c="2"/>de <text:s text:c="2"/>votre <text:s text:c="2"/>épaule. <text:s text:c="2"/>Mais <text:s text:c="2"/>très <text:s text:c="2"/>souvent, </text:span></text:p>
          </draw:text-box>
        </draw:frame>
        <draw:frame draw:style-name="gr4" draw:text-style-name="P5" draw:layer="layout" svg:width="15.678cm" svg:height="0.412cm" svg:x="1.506cm" svg:y="7.264cm">
          <draw:text-box>
            <text:p text:style-name="P1"><text:span text:style-name="T8">notamment pour les mots de passe longs ou dans des contextes mobiles, cela peut être </text:span></text:p>
          </draw:text-box>
        </draw:frame>
        <draw:frame draw:style-name="gr4" draw:text-style-name="P5" draw:layer="layout" svg:width="15.132cm" svg:height="0.412cm" svg:x="1.506cm" svg:y="7.688cm">
          <draw:text-box>
            <text:p text:style-name="P1"><text:span text:style-name="T8">gênant. Dès lors, pourquoi ne pas donner la possibilité aux utilisateurs d’afficher leur </text:span></text:p>
          </draw:text-box>
        </draw:frame>
        <draw:frame draw:style-name="gr4" draw:text-style-name="P5" draw:layer="layout" svg:width="15.145cm" svg:height="0.412cm" svg:x="1.506cm" svg:y="8.111cm">
          <draw:text-box>
            <text:p text:style-name="P1"><text:span text:style-name="T8">mot <text:s/>de passe à leur <text:s/>demande, lorsqu’ils en ont besoin <text:s/>et qu’ils <text:s/>jugent que <text:s/>cela ne </text:span></text:p>
          </draw:text-box>
        </draw:frame>
        <draw:frame draw:style-name="gr4" draw:text-style-name="P5" draw:layer="layout" svg:width="9.37cm" svg:height="0.412cm" svg:x="1.506cm" svg:y="8.534cm">
          <draw:text-box>
            <text:p text:style-name="P1"><text:span text:style-name="T8">présente pas de risque en matière de confidentialité.</text:span></text:p>
          </draw:text-box>
        </draw:frame>
        <draw:frame draw:style-name="gr5" draw:text-style-name="P6" draw:layer="layout" svg:width="2.026cm" svg:height="0.454cm" svg:x="1.506cm" svg:y="9.16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9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5cm" svg:height="0.412cm" svg:x="2.007cm" svg:y="9.938cm">
          <draw:text-box>
            <text:p text:style-name="P1"><text:span text:style-name="T11">Faciliter <text:s text:c="2"/>la <text:s text:c="2"/>saisie <text:s text:c="2"/>des <text:s text:c="2"/>mots <text:s text:c="2"/>de <text:s text:c="2"/>passe, <text:s text:c="2"/>notamment <text:s text:c="2"/>sur <text:s text:c="2"/>les <text:s text:c="2"/>claviers <text:s text:c="2"/>virtuels <text:s text:c="2"/>des </text:span></text:p>
          </draw:text-box>
        </draw:frame>
        <draw:frame draw:style-name="gr4" draw:text-style-name="P5" draw:layer="layout" svg:width="3.52cm" svg:height="0.412cm" svg:x="2.007cm" svg:y="10.362cm">
          <draw:text-box>
            <text:p text:style-name="P1"><text:span text:style-name="T11">terminaux mobiles. </text:span></text:p>
          </draw:text-box>
        </draw:frame>
        <draw:frame draw:style-name="gr4" draw:text-style-name="P5" draw:layer="layout" svg:width="0.352cm" svg:height="0.412cm" svg:x="1.506cm" svg:y="11.103cm">
          <draw:text-box>
            <text:p text:style-name="P1"><text:span text:style-name="T10">•</text:span></text:p>
          </draw:text-box>
        </draw:frame>
        <draw:frame draw:style-name="gr4" draw:text-style-name="P5" draw:layer="layout" svg:width="3.558cm" svg:height="0.412cm" svg:x="2.007cm" svg:y="11.103cm">
          <draw:text-box>
            <text:p text:style-name="P1"><text:span text:style-name="T11">Prévenir les erreurs.</text:span></text:p>
          </draw:text-box>
        </draw:frame>
        <draw:frame draw:style-name="gr4" draw:text-style-name="P5" draw:layer="layout" svg:width="8.693cm" svg:height="0.412cm" svg:x="1.506cm" svg:y="11.84cm">
          <draw:text-box>
            <text:p text:style-name="P1"><text:span text:style-name="T6">Formulaires, Conception, Accessibilité, Vie privée</text:span></text:p>
          </draw:text-box>
        </draw:frame>
        <draw:frame draw:style-name="gr4" draw:text-style-name="P5" draw:layer="layout" svg:width="1.712cm" svg:height="0.412cm" svg:x="14.721cm" svg:y="11.84cm">
          <draw:text-box>
            <text:p text:style-name="P1"><text:span text:style-name="T6">RÈGLE 75</text:span></text:p>
          </draw:text-box>
        </draw:frame>
        <draw:frame draw:style-name="gr1" draw:text-style-name="P2" draw:layer="layout" svg:width="16.41cm" svg:height="0.497cm" svg:x="1.506cm" svg:y="12.96cm">
          <draw:text-box>
            <text:p text:style-name="P1"><text:span text:style-name="T7">Chaque étiquette de formulaire est visuellement rattachée au champ qu'elle </text:span></text:p>
          </draw:text-box>
        </draw:frame>
        <draw:frame draw:style-name="gr1" draw:text-style-name="P2" draw:layer="layout" svg:width="1.357cm" svg:height="0.497cm" svg:x="1.506cm" svg:y="13.468cm">
          <draw:text-box>
            <text:p text:style-name="P1"><text:span text:style-name="T7">décrit.</text:span></text:p>
          </draw:text-box>
        </draw:frame>
        <draw:frame draw:style-name="gr4" draw:text-style-name="P5" draw:layer="layout" svg:width="15.267cm" svg:height="0.412cm" svg:x="1.506cm" svg:y="14.62cm">
          <draw:text-box>
            <text:p text:style-name="P1"><text:span text:style-name="T8">Pour que l’utilisateur puisse immédiatement repérer l’étiquette explicative de chaque </text:span></text:p>
          </draw:text-box>
        </draw:frame>
        <draw:frame draw:style-name="gr4" draw:text-style-name="P5" draw:layer="layout" svg:width="10.099cm" svg:height="0.412cm" svg:x="1.506cm" svg:y="15.043cm">
          <draw:text-box>
            <text:p text:style-name="P1"><text:span text:style-name="T8">champ, son emplacement ne doit pas prêter à confusion.</text:span></text:p>
          </draw:text-box>
        </draw:frame>
        <draw:frame draw:style-name="gr5" draw:text-style-name="P6" draw:layer="layout" svg:width="2.026cm" svg:height="0.454cm" svg:x="1.506cm" svg:y="15.67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4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96cm" svg:height="0.412cm" svg:x="2.007cm" svg:y="16.451cm">
          <draw:text-box>
            <text:p text:style-name="P1"><text:span text:style-name="T11">Permettre aux utilisateurs d'identifier sans ambiguïté les champs de formulaire et la </text:span></text:p>
          </draw:text-box>
        </draw:frame>
        <draw:frame draw:style-name="gr4" draw:text-style-name="P5" draw:layer="layout" svg:width="5.806cm" svg:height="0.412cm" svg:x="2.007cm" svg:y="16.874cm">
          <draw:text-box>
            <text:p text:style-name="P1"><text:span text:style-name="T11">nature des informations à saisir. </text:span></text:p>
          </draw:text-box>
        </draw:frame>
        <draw:frame draw:style-name="gr4" draw:text-style-name="P5" draw:layer="layout" svg:width="0.352cm" svg:height="0.412cm" svg:x="1.506cm" svg:y="17.611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319cm" svg:height="0.412cm" svg:x="2.007cm" svg:y="17.611cm">
          <draw:text-box>
            <text:p text:style-name="P1"><text:span text:style-name="T11">Prévenir les erreurs de saisie. </text:span></text:p>
          </draw:text-box>
        </draw:frame>
        <draw:frame draw:style-name="gr4" draw:text-style-name="P5" draw:layer="layout" svg:width="0.352cm" svg:height="0.412cm" svg:x="1.506cm" svg:y="18.3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698cm" svg:height="0.412cm" svg:x="2.007cm" svg:y="18.352cm">
          <draw:text-box>
            <text:p text:style-name="P1"><text:span text:style-name="T11">Faciliter et accélérer l'usage du formulaire. </text:span></text:p>
          </draw:text-box>
        </draw:frame>
        <draw:frame draw:style-name="gr4" draw:text-style-name="P5" draw:layer="layout" svg:width="0.352cm" svg:height="0.412cm" svg:x="1.506cm" svg:y="19.0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9.09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3.182cm" svg:x2="17.002cm" svg:y2="3.182cm">
          <text:p/>
        </draw:line>
        <draw:line draw:style-name="gr6" draw:text-style-name="P7" draw:layer="layout" svg:x1="17.002cm" svg:y1="3.744cm" svg:x2="1.502cm" svg:y2="3.744cm">
          <text:p/>
        </draw:line>
        <draw:line draw:style-name="gr6" draw:text-style-name="P7" draw:layer="layout" svg:x1="1.502cm" svg:y1="11.807cm" svg:x2="17.002cm" svg:y2="11.807cm">
          <text:p/>
        </draw:line>
        <draw:line draw:style-name="gr6" draw:text-style-name="P7" draw:layer="layout" svg:x1="17.002cm" svg:y1="12.37cm" svg:x2="1.502cm" svg:y2="12.37cm">
          <text:p/>
        </draw:line>
        <draw:line draw:style-name="gr6" draw:text-style-name="P7" draw:layer="layout" svg:x1="1.502cm" svg:y1="3.182cm" svg:x2="17.002cm" svg:y2="3.182cm">
          <text:p/>
        </draw:line>
        <draw:line draw:style-name="gr6" draw:text-style-name="P7" draw:layer="layout" svg:x1="17.002cm" svg:y1="3.744cm" svg:x2="1.502cm" svg:y2="3.744cm">
          <text:p/>
        </draw:line>
        <draw:line draw:style-name="gr6" draw:text-style-name="P7" draw:layer="layout" svg:x1="1.502cm" svg:y1="11.807cm" svg:x2="17.002cm" svg:y2="11.807cm">
          <text:p/>
        </draw:line>
        <draw:line draw:style-name="gr6" draw:text-style-name="P7" draw:layer="layout" svg:x1="17.002cm" svg:y1="12.37cm" svg:x2="1.502cm" svg:y2="12.3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38" draw:style-name="dp1" draw:master-page-name="master-page75">
        <draw:frame draw:style-name="gr4" draw:text-style-name="P5" draw:layer="layout" svg:width="8.693cm" svg:height="0.412cm" svg:x="1.506cm" svg:y="2.156cm">
          <draw:text-box>
            <text:p text:style-name="P1"><text:span text:style-name="T6">Formulaires, Conception, Accessibilité, Vie privée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76</text:span></text:p>
          </draw:text-box>
        </draw:frame>
        <draw:frame draw:style-name="gr1" draw:text-style-name="P2" draw:layer="layout" svg:width="15.907cm" svg:height="0.497cm" svg:x="1.506cm" svg:y="3.276cm">
          <draw:text-box>
            <text:p text:style-name="P1"><text:span text:style-name="T7">Les informations contextuelles se rapportant à un champ de formulaire lui </text:span></text:p>
          </draw:text-box>
        </draw:frame>
        <draw:frame draw:style-name="gr1" draw:text-style-name="P2" draw:layer="layout" svg:width="6.17cm" svg:height="0.497cm" svg:x="1.506cm" svg:y="3.784cm">
          <draw:text-box>
            <text:p text:style-name="P1"><text:span text:style-name="T7">sont visuellement rattachées</text:span></text:p>
          </draw:text-box>
        </draw:frame>
        <draw:frame draw:style-name="gr4" draw:text-style-name="P5" draw:layer="layout" svg:width="15.162cm" svg:height="0.412cm" svg:x="1.506cm" svg:y="4.936cm">
          <draw:text-box>
            <text:p text:style-name="P1"><text:span text:style-name="T8">Certains champs de formulaire nécessitent de l’aide contextuelle, souvent une petite </text:span></text:p>
          </draw:text-box>
        </draw:frame>
        <draw:frame draw:style-name="gr4" draw:text-style-name="P5" draw:layer="layout" svg:width="15.077cm" svg:height="0.412cm" svg:x="1.506cm" svg:y="5.359cm">
          <draw:text-box>
            <text:p text:style-name="P1"><text:span text:style-name="T8">boîte modale d’explication disponible via un petit point d’interrogation. Alors, oui, ce </text:span></text:p>
          </draw:text-box>
        </draw:frame>
        <draw:frame draw:style-name="gr4" draw:text-style-name="P5" draw:layer="layout" svg:width="15.068cm" svg:height="0.412cm" svg:x="1.506cm" svg:y="5.783cm">
          <draw:text-box>
            <text:p text:style-name="P1"><text:span text:style-name="T8">n’est pas idéal, et si vous pouvez éviter tant mieux. Mais si par hasard vous devez le </text:span></text:p>
          </draw:text-box>
        </draw:frame>
        <draw:frame draw:style-name="gr4" draw:text-style-name="P5" draw:layer="layout" svg:width="17.236cm" svg:height="0.412cm" svg:x="1.506cm" svg:y="6.206cm">
          <draw:text-box>
            <text:p text:style-name="P1"><text:span text:style-name="T8">faire, <text:s text:c="2"/>veillez <text:s text:c="2"/>à <text:s text:c="2"/>la <text:s text:c="2"/>proximité <text:s text:c="2"/>visuelle <text:s text:c="2"/>de <text:s text:c="2"/>ces <text:s text:c="2"/>informations <text:s text:c="2"/>de <text:s text:c="2"/>contexte <text:s text:c="2"/>et <text:s text:c="2"/>du <text:s text:c="2"/>champ </text:span></text:p>
          </draw:text-box>
        </draw:frame>
        <draw:frame draw:style-name="gr4" draw:text-style-name="P5" draw:layer="layout" svg:width="15.394cm" svg:height="0.412cm" svg:x="1.506cm" svg:y="6.629cm">
          <draw:text-box>
            <text:p text:style-name="P1"><text:span text:style-name="T8">concerné. Les utilisateurs de mobile et de zoom d’écran vous remercieront. Les autres </text:span></text:p>
          </draw:text-box>
        </draw:frame>
        <draw:frame draw:style-name="gr4" draw:text-style-name="P5" draw:layer="layout" svg:width="12.139cm" svg:height="0.412cm" svg:x="1.506cm" svg:y="7.053cm">
          <draw:text-box>
            <text:p text:style-name="P1"><text:span text:style-name="T8">utilisateurs ne vous remercieront pas mais ils en bénéficieront aussi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3cm" svg:height="0.412cm" svg:x="2.007cm" svg:y="8.46cm">
          <draw:text-box>
            <text:p text:style-name="P1"><text:span text:style-name="T11">Faciliter l'utilisation des formulaires dans tous les contextes utilisateurs, notamment </text:span></text:p>
          </draw:text-box>
        </draw:frame>
        <draw:frame draw:style-name="gr4" draw:text-style-name="P5" draw:layer="layout" svg:width="16.584cm" svg:height="0.412cm" svg:x="2.007cm" svg:y="8.884cm">
          <draw:text-box>
            <text:p text:style-name="P1"><text:span text:style-name="T11">les <text:s text:c="2"/>utilisateurs <text:s text:c="2"/>de <text:s text:c="2"/>loupe <text:s text:c="2"/>d'écran <text:s text:c="2"/>ou <text:s text:c="2"/>ceux <text:s text:c="2"/>qui <text:s text:c="2"/>doivent <text:s text:c="2"/>grossir <text:s text:c="2"/>le <text:s text:c="2"/>texte <text:s text:c="2"/>de <text:s text:c="2"/>façon </text:span></text:p>
          </draw:text-box>
        </draw:frame>
        <draw:frame draw:style-name="gr4" draw:text-style-name="P5" draw:layer="layout" svg:width="2.182cm" svg:height="0.412cm" svg:x="2.007cm" svg:y="9.307cm">
          <draw:text-box>
            <text:p text:style-name="P1"><text:span text:style-name="T11">importante. </text:span></text:p>
          </draw:text-box>
        </draw:frame>
        <draw:frame draw:style-name="gr4" draw:text-style-name="P5" draw:layer="layout" svg:width="0.352cm" svg:height="0.412cm" svg:x="1.506cm" svg:y="10.0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209cm" svg:height="0.412cm" svg:x="2.007cm" svg:y="10.044cm">
          <draw:text-box>
            <text:p text:style-name="P1"><text:span text:style-name="T11">Prévenir les erreurs de saisie.</text:span></text:p>
          </draw:text-box>
        </draw:frame>
        <draw:frame draw:style-name="gr4" draw:text-style-name="P5" draw:layer="layout" svg:width="0.352cm" svg:height="0.412cm" svg:x="1.506cm" svg:y="10.7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0.785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11.724cm" svg:height="0.412cm" svg:x="1.506cm" svg:y="12.482cm">
          <draw:text-box>
            <text:p text:style-name="P1"><text:span text:style-name="T6">Formulaires, Conception, Développement, Accessibilité, Vie privée</text:span></text:p>
          </draw:text-box>
        </draw:frame>
        <draw:frame draw:style-name="gr4" draw:text-style-name="P5" draw:layer="layout" svg:width="1.712cm" svg:height="0.412cm" svg:x="14.721cm" svg:y="12.482cm">
          <draw:text-box>
            <text:p text:style-name="P1"><text:span text:style-name="T6">RÈGLE 77</text:span></text:p>
          </draw:text-box>
        </draw:frame>
        <draw:frame draw:style-name="gr1" draw:text-style-name="P2" draw:layer="layout" svg:width="17.46cm" svg:height="0.497cm" svg:x="1.506cm" svg:y="13.602cm">
          <draw:text-box>
            <text:p text:style-name="P1"><text:span text:style-name="T7">En <text:s text:c="2"/>cas <text:s text:c="2"/>de <text:s text:c="2"/>rejet <text:s text:c="2"/>des <text:s text:c="2"/>données <text:s text:c="2"/>saisies <text:s text:c="2"/>dans <text:s text:c="2"/>un <text:s text:c="2"/>formulaire, <text:s text:c="2"/>les <text:s text:c="2"/>champs </text:span></text:p>
          </draw:text-box>
        </draw:frame>
        <draw:frame draw:style-name="gr1" draw:text-style-name="P2" draw:layer="layout" svg:width="12.681cm" svg:height="0.497cm" svg:x="1.506cm" svg:y="14.11cm">
          <draw:text-box>
            <text:p text:style-name="P1"><text:span text:style-name="T7">contenant les données rejetées sont indiqués à l'utilisateur.</text:span></text:p>
          </draw:text-box>
        </draw:frame>
        <draw:frame draw:style-name="gr4" draw:text-style-name="P5" draw:layer="layout" svg:width="15.212cm" svg:height="0.412cm" svg:x="1.506cm" svg:y="15.262cm">
          <draw:text-box>
            <text:p text:style-name="P1"><text:span text:style-name="T8">Remplir un formulaire n’est pas toujours une tâche aisée : évitez à vos utilisateurs de </text:span></text:p>
          </draw:text-box>
        </draw:frame>
        <draw:frame draw:style-name="gr4" draw:text-style-name="P5" draw:layer="layout" svg:width="11.978cm" svg:height="0.412cm" svg:x="1.506cm" svg:y="15.685cm">
          <draw:text-box>
            <text:p text:style-name="P1"><text:span text:style-name="T8">devoir également partir à la recherche de leurs erreurs éventuelles.</text:span></text:p>
          </draw:text-box>
        </draw:frame>
        <draw:frame draw:style-name="gr5" draw:text-style-name="P6" draw:layer="layout" svg:width="2.026cm" svg:height="0.454cm" svg:x="1.506cm" svg:y="16.31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0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01cm" svg:height="0.412cm" svg:x="2.007cm" svg:y="17.093cm">
          <draw:text-box>
            <text:p text:style-name="P1"><text:span text:style-name="T11">Donner un retour à l'utilisateur sur l'action qu'il vient d'effectuer. </text:span></text:p>
          </draw:text-box>
        </draw:frame>
        <draw:frame draw:style-name="gr4" draw:text-style-name="P5" draw:layer="layout" svg:width="0.352cm" svg:height="0.412cm" svg:x="1.506cm" svg:y="17.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939cm" svg:height="0.412cm" svg:x="2.007cm" svg:y="17.83cm">
          <draw:text-box>
            <text:p text:style-name="P1"><text:span text:style-name="T11">Guider l'utilisateur directement vers les éléments sur lesquels il doit agir.</text:span></text:p>
          </draw:text-box>
        </draw:frame>
        <draw:frame draw:style-name="gr4" draw:text-style-name="P5" draw:layer="layout" svg:width="0.352cm" svg:height="0.412cm" svg:x="1.506cm" svg:y="18.57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8.571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449cm" svg:x2="17.002cm" svg:y2="12.449cm">
          <text:p/>
        </draw:line>
        <draw:line draw:style-name="gr6" draw:text-style-name="P7" draw:layer="layout" svg:x1="17.002cm" svg:y1="13.012cm" svg:x2="1.502cm" svg:y2="13.012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449cm" svg:x2="17.002cm" svg:y2="12.449cm">
          <text:p/>
        </draw:line>
        <draw:line draw:style-name="gr6" draw:text-style-name="P7" draw:layer="layout" svg:x1="17.002cm" svg:y1="13.012cm" svg:x2="1.502cm" svg:y2="13.01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39" draw:style-name="dp1" draw:master-page-name="master-page75">
        <draw:frame draw:style-name="gr4" draw:text-style-name="P5" draw:layer="layout" svg:width="11.724cm" svg:height="0.412cm" svg:x="1.506cm" svg:y="2.156cm">
          <draw:text-box>
            <text:p text:style-name="P1"><text:span text:style-name="T6">Formulaires, Conception, Développement, Accessibilité, Vie privée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78</text:span></text:p>
          </draw:text-box>
        </draw:frame>
        <draw:frame draw:style-name="gr1" draw:text-style-name="P2" draw:layer="layout" svg:width="16.127cm" svg:height="0.497cm" svg:x="1.506cm" svg:y="3.276cm">
          <draw:text-box>
            <text:p text:style-name="P1"><text:span text:style-name="T7">En cas de rejet des données saisies dans un formulaire, les raisons du rejet </text:span></text:p>
          </draw:text-box>
        </draw:frame>
        <draw:frame draw:style-name="gr1" draw:text-style-name="P2" draw:layer="layout" svg:width="6.128cm" svg:height="0.497cm" svg:x="1.506cm" svg:y="3.784cm">
          <draw:text-box>
            <text:p text:style-name="P1"><text:span text:style-name="T7">sont indiquées à l'utilisateur.</text:span></text:p>
          </draw:text-box>
        </draw:frame>
        <draw:frame draw:style-name="gr4" draw:text-style-name="P5" draw:layer="layout" svg:width="14.967cm" svg:height="0.412cm" svg:x="1.506cm" svg:y="4.936cm">
          <draw:text-box>
            <text:p text:style-name="P1"><text:span text:style-name="T8">Ce qui peut sembler évident pour l’auteur d’un formulaire risque de l’être beaucoup </text:span></text:p>
          </draw:text-box>
        </draw:frame>
        <draw:frame draw:style-name="gr4" draw:text-style-name="P5" draw:layer="layout" svg:width="11.542cm" svg:height="0.412cm" svg:x="1.506cm" svg:y="5.359cm">
          <draw:text-box>
            <text:p text:style-name="P1"><text:span text:style-name="T8">moins pour ses utilisateurs : aidez-les à chaque fois que possible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35cm" svg:height="0.412cm" svg:x="2.007cm" svg:y="6.767cm">
          <draw:text-box>
            <text:p text:style-name="P1"><text:span text:style-name="T11">Aider l'internaute à comprendre ce qu'on attend et, ainsi, faciliter le passage à l'étape </text:span></text:p>
          </draw:text-box>
        </draw:frame>
        <draw:frame draw:style-name="gr4" draw:text-style-name="P5" draw:layer="layout" svg:width="1.729cm" svg:height="0.412cm" svg:x="2.007cm" svg:y="7.19cm">
          <draw:text-box>
            <text:p text:style-name="P1"><text:span text:style-name="T11">suivante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62cm" svg:height="0.412cm" svg:x="2.007cm" svg:y="7.928cm">
          <draw:text-box>
            <text:p text:style-name="P1"><text:span text:style-name="T11">Éviter la frustration de l'utilisateur face à une erreur dont il n'aurait pas la solution </text:span></text:p>
          </draw:text-box>
        </draw:frame>
        <draw:frame draw:style-name="gr4" draw:text-style-name="P5" draw:layer="layout" svg:width="2.004cm" svg:height="0.412cm" svg:x="2.007cm" svg:y="8.351cm">
          <draw:text-box>
            <text:p text:style-name="P1"><text:span text:style-name="T11">immédiate.</text:span></text:p>
          </draw:text-box>
        </draw:frame>
        <draw:frame draw:style-name="gr4" draw:text-style-name="P5" draw:layer="layout" svg:width="0.352cm" svg:height="0.412cm" svg:x="1.506cm" svg:y="9.0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9.092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5.116cm" svg:height="0.412cm" svg:x="1.506cm" svg:y="10.789cm">
          <draw:text-box>
            <text:p text:style-name="P1"><text:span text:style-name="T6">Formulaires, Développement</text:span></text:p>
          </draw:text-box>
        </draw:frame>
        <draw:frame draw:style-name="gr4" draw:text-style-name="P5" draw:layer="layout" svg:width="1.712cm" svg:height="0.412cm" svg:x="14.721cm" svg:y="10.789cm">
          <draw:text-box>
            <text:p text:style-name="P1"><text:span text:style-name="T6">RÈGLE 79</text:span></text:p>
          </draw:text-box>
        </draw:frame>
        <draw:frame draw:style-name="gr1" draw:text-style-name="P2" draw:layer="layout" svg:width="16.101cm" svg:height="0.497cm" svg:x="1.506cm" svg:y="11.909cm">
          <draw:text-box>
            <text:p text:style-name="P1"><text:span text:style-name="T7">En cas de rejet des données saisies dans un formulaire, toutes les données </text:span></text:p>
          </draw:text-box>
        </draw:frame>
        <draw:frame draw:style-name="gr1" draw:text-style-name="P2" draw:layer="layout" svg:width="9.967cm" svg:height="0.497cm" svg:x="1.506cm" svg:y="12.417cm">
          <draw:text-box>
            <text:p text:style-name="P1"><text:span text:style-name="T7">saisies peuvent être modifiées par l'utilisateur.</text:span></text:p>
          </draw:text-box>
        </draw:frame>
        <draw:frame draw:style-name="gr4" draw:text-style-name="P5" draw:layer="layout" svg:width="15.361cm" svg:height="0.412cm" svg:x="1.506cm" svg:y="13.569cm">
          <draw:text-box>
            <text:p text:style-name="P1"><text:span text:style-name="T8">Il est déjà contrariant de s’être trompé. Mais si en plus il faut tout recommencer parce </text:span></text:p>
          </draw:text-box>
        </draw:frame>
        <draw:frame draw:style-name="gr4" draw:text-style-name="P5" draw:layer="layout" svg:width="8.884cm" svg:height="0.412cm" svg:x="1.506cm" svg:y="13.992cm">
          <draw:text-box>
            <text:p text:style-name="P1"><text:span text:style-name="T8">que l’ensemble des données saisies a été effacé…</text:span></text:p>
          </draw:text-box>
        </draw:frame>
        <draw:frame draw:style-name="gr5" draw:text-style-name="P6" draw:layer="layout" svg:width="2.026cm" svg:height="0.454cm" svg:x="1.506cm" svg:y="14.6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3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863cm" svg:height="0.412cm" svg:x="2.007cm" svg:y="15.399cm">
          <draw:text-box>
            <text:p text:style-name="P1"><text:span text:style-name="T11">Laisser la main à l'utilisateur sur la totalité des informations qu'il donne. </text:span></text:p>
          </draw:text-box>
        </draw:frame>
        <draw:frame draw:style-name="gr4" draw:text-style-name="P5" draw:layer="layout" svg:width="0.352cm" svg:height="0.412cm" svg:x="1.506cm" svg:y="16.1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721cm" svg:height="0.412cm" svg:x="2.007cm" svg:y="16.137cm">
          <draw:text-box>
            <text:p text:style-name="P1"><text:span text:style-name="T11">Faciliter la correction des erreurs commises par l'utilisateur. </text:span></text:p>
          </draw:text-box>
        </draw:frame>
        <draw:frame draw:style-name="gr4" draw:text-style-name="P5" draw:layer="layout" svg:width="0.352cm" svg:height="0.412cm" svg:x="1.506cm" svg:y="16.87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084cm" svg:height="0.412cm" svg:x="2.007cm" svg:y="16.878cm">
          <draw:text-box>
            <text:p text:style-name="P1"><text:span text:style-name="T11">Permettre <text:s text:c="2"/>à <text:s text:c="2"/>l'utilisateur <text:s text:c="2"/>de <text:s text:c="2"/>modifier <text:s text:c="2"/>des <text:s text:c="2"/>informations <text:s text:c="2"/>sur <text:s text:c="2"/>lesquelles <text:s text:c="2"/>il <text:s text:c="2"/>voudrait </text:span></text:p>
          </draw:text-box>
        </draw:frame>
        <draw:frame draw:style-name="gr4" draw:text-style-name="P5" draw:layer="layout" svg:width="1.471cm" svg:height="0.412cm" svg:x="2.007cm" svg:y="17.301cm">
          <draw:text-box>
            <text:p text:style-name="P1"><text:span text:style-name="T11">revenir. </text:span></text:p>
          </draw:text-box>
        </draw:frame>
        <draw:frame draw:style-name="gr4" draw:text-style-name="P5" draw:layer="layout" svg:width="0.352cm" svg:height="0.412cm" svg:x="1.506cm" svg:y="18.0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61cm" svg:height="0.412cm" svg:x="2.007cm" svg:y="18.038cm">
          <draw:text-box>
            <text:p text:style-name="P1"><text:span text:style-name="T11">Éviter que l'utilisateur ne quitte le formulaire avant validation définitive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56cm" svg:x2="17.002cm" svg:y2="10.756cm">
          <text:p/>
        </draw:line>
        <draw:line draw:style-name="gr6" draw:text-style-name="P7" draw:layer="layout" svg:x1="17.002cm" svg:y1="11.318cm" svg:x2="1.502cm" svg:y2="11.31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56cm" svg:x2="17.002cm" svg:y2="10.756cm">
          <text:p/>
        </draw:line>
        <draw:line draw:style-name="gr6" draw:text-style-name="P7" draw:layer="layout" svg:x1="17.002cm" svg:y1="11.318cm" svg:x2="1.502cm" svg:y2="11.31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40" draw:style-name="dp1" draw:master-page-name="master-page75">
        <draw:frame draw:style-name="gr4" draw:text-style-name="P5" draw:layer="layout" svg:width="9.506cm" svg:height="0.412cm" svg:x="1.506cm" svg:y="2.156cm">
          <draw:text-box>
            <text:p text:style-name="P1"><text:span text:style-name="T6">Formulaires, Développement, Accessibilité, Vie privée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80</text:span></text:p>
          </draw:text-box>
        </draw:frame>
        <draw:frame draw:style-name="gr1" draw:text-style-name="P2" draw:layer="layout" svg:width="17.477cm" svg:height="0.497cm" svg:x="1.506cm" svg:y="3.276cm">
          <draw:text-box>
            <text:p text:style-name="P1"><text:span text:style-name="T7">Les <text:s text:c="2"/>messages <text:s text:c="2"/>d'erreur <text:s text:c="2"/>personnalisés <text:s text:c="2"/>sont <text:s text:c="2"/>exprimés <text:s text:c="2"/>dans <text:s text:c="2"/>la <text:s text:c="2"/>langue <text:s text:c="2"/>du </text:span></text:p>
          </draw:text-box>
        </draw:frame>
        <draw:frame draw:style-name="gr1" draw:text-style-name="P2" draw:layer="layout" svg:width="2.191cm" svg:height="0.497cm" svg:x="1.506cm" svg:y="3.784cm">
          <draw:text-box>
            <text:p text:style-name="P1"><text:span text:style-name="T7">formulaire</text:span></text:p>
          </draw:text-box>
        </draw:frame>
        <draw:frame draw:style-name="gr4" draw:text-style-name="P5" draw:layer="layout" svg:width="15.403cm" svg:height="0.412cm" svg:x="1.506cm" svg:y="4.936cm">
          <draw:text-box>
            <text:p text:style-name="P1"><text:span text:style-name="T8">Lorsqu’ils conçoivent des formulaires, les professionnels s’occupent prioritairement du </text:span></text:p>
          </draw:text-box>
        </draw:frame>
        <draw:frame draw:style-name="gr4" draw:text-style-name="P5" draw:layer="layout" svg:width="15.665cm" svg:height="0.412cm" svg:x="1.506cm" svg:y="5.359cm">
          <draw:text-box>
            <text:p text:style-name="P1"><text:span text:style-name="T8">rendu visuel et de la facilité d’utilisation. La gestion des erreurs arrive souvent plus tard </text:span></text:p>
          </draw:text-box>
        </draw:frame>
        <draw:frame draw:style-name="gr4" draw:text-style-name="P5" draw:layer="layout" svg:width="15.809cm" svg:height="0.412cm" svg:x="1.506cm" svg:y="5.783cm">
          <draw:text-box>
            <text:p text:style-name="P1"><text:span text:style-name="T8">dans la conception. Quelquefois, ce sont les développeurs ou les systèmes de gestion de </text:span></text:p>
          </draw:text-box>
        </draw:frame>
        <draw:frame draw:style-name="gr4" draw:text-style-name="P5" draw:layer="layout" svg:width="14.793cm" svg:height="0.412cm" svg:x="1.506cm" svg:y="6.206cm">
          <draw:text-box>
            <text:p text:style-name="P1"><text:span text:style-name="T8">contenu qui prennent en charge la gestion <text:s/>des erreurs et c’est l’un des cas où l’on </text:span></text:p>
          </draw:text-box>
        </draw:frame>
        <draw:frame draw:style-name="gr4" draw:text-style-name="P5" draw:layer="layout" svg:width="15.818cm" svg:height="0.412cm" svg:x="1.506cm" svg:y="6.629cm">
          <draw:text-box>
            <text:p text:style-name="P1"><text:span text:style-name="T8">retrouve des messages d’erreurs dans une autre langue que le formulaire d’origine. Cela </text:span></text:p>
          </draw:text-box>
        </draw:frame>
        <draw:frame draw:style-name="gr4" draw:text-style-name="P5" draw:layer="layout" svg:width="10.789cm" svg:height="0.412cm" svg:x="1.506cm" svg:y="7.053cm">
          <draw:text-box>
            <text:p text:style-name="P1"><text:span text:style-name="T8">peut gêner les utilisateurs et nuire à l’image de votre service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1cm" svg:height="0.412cm" svg:x="2.007cm" svg:y="8.46cm">
          <draw:text-box>
            <text:p text:style-name="P1"><text:span text:style-name="T11">Prévenir les difficultés de saisie et améliorer la compréhension des messages d’erreur.</text:span></text:p>
          </draw:text-box>
        </draw:frame>
        <draw:frame draw:style-name="gr4" draw:text-style-name="P5" draw:layer="layout" svg:width="0.352cm" svg:height="0.412cm" svg:x="1.506cm" svg:y="9.1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9.198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7.334cm" svg:height="0.412cm" svg:x="1.506cm" svg:y="10.57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10.57cm">
          <draw:text-box>
            <text:p text:style-name="P1"><text:span text:style-name="T6">RÈGLE 81</text:span></text:p>
          </draw:text-box>
        </draw:frame>
        <draw:frame draw:style-name="gr1" draw:text-style-name="P2" draw:layer="layout" svg:width="16.211cm" svg:height="0.497cm" svg:x="1.506cm" svg:y="11.69cm">
          <draw:text-box>
            <text:p text:style-name="P1"><text:span text:style-name="T7">Lors de la saisie d'un formulaire réparti sur plusieurs pages, un récapitulatif </text:span></text:p>
          </draw:text-box>
        </draw:frame>
        <draw:frame draw:style-name="gr1" draw:text-style-name="P2" draw:layer="layout" svg:width="8.38cm" svg:height="0.497cm" svg:x="1.506cm" svg:y="12.198cm">
          <draw:text-box>
            <text:p text:style-name="P1"><text:span text:style-name="T7">global est affiché avant l'envoi définitif.</text:span></text:p>
          </draw:text-box>
        </draw:frame>
        <draw:frame draw:style-name="gr4" draw:text-style-name="P5" draw:layer="layout" svg:width="15.018cm" svg:height="0.412cm" svg:x="1.506cm" svg:y="13.35cm">
          <draw:text-box>
            <text:p text:style-name="P1"><text:span text:style-name="T8">Voyons, ne me suis-je pas trompé quelque part ? Ah, tant pis pour cette commande, </text:span></text:p>
          </draw:text-box>
        </draw:frame>
        <draw:frame draw:style-name="gr4" draw:text-style-name="P5" draw:layer="layout" svg:width="6.106cm" svg:height="0.412cm" svg:x="1.506cm" svg:y="13.773cm">
          <draw:text-box>
            <text:p text:style-name="P1"><text:span text:style-name="T8">dans le doute, je vais y renoncer…</text:span></text:p>
          </draw:text-box>
        </draw:frame>
        <draw:frame draw:style-name="gr5" draw:text-style-name="P6" draw:layer="layout" svg:width="2.026cm" svg:height="0.454cm" svg:x="1.506cm" svg:y="14.40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18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35cm" svg:height="0.412cm" svg:x="2.007cm" svg:y="15.181cm">
          <draw:text-box>
            <text:p text:style-name="P1"><text:span text:style-name="T11">Donner à l'utilisateur une vue globale de ce qu'il a saisi dans les pages précédentes. </text:span></text:p>
          </draw:text-box>
        </draw:frame>
        <draw:frame draw:style-name="gr4" draw:text-style-name="P5" draw:layer="layout" svg:width="0.352cm" svg:height="0.412cm" svg:x="1.506cm" svg:y="15.91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75cm" svg:height="0.412cm" svg:x="2.007cm" svg:y="15.918cm">
          <draw:text-box>
            <text:p text:style-name="P1"><text:span text:style-name="T11">Permettre <text:s text:c="2"/>à <text:s text:c="2"/>l'utilisateur <text:s text:c="2"/>de <text:s text:c="2"/>vérifier <text:s text:c="2"/>l'ensemble <text:s text:c="2"/>des <text:s text:c="2"/>informations <text:s text:c="2"/>d'une <text:s text:c="2"/>procédure </text:span></text:p>
          </draw:text-box>
        </draw:frame>
        <draw:frame draw:style-name="gr4" draw:text-style-name="P5" draw:layer="layout" svg:width="7.19cm" svg:height="0.412cm" svg:x="2.007cm" svg:y="16.341cm">
          <draw:text-box>
            <text:p text:style-name="P1"><text:span text:style-name="T11">complexe avant la soumission définitive.</text:span></text:p>
          </draw:text-box>
        </draw:frame>
        <draw:frame draw:style-name="gr4" draw:text-style-name="P5" draw:layer="layout" svg:width="5.116cm" svg:height="0.412cm" svg:x="1.506cm" svg:y="17.714cm">
          <draw:text-box>
            <text:p text:style-name="P1"><text:span text:style-name="T6">Formulaires, Développement</text:span></text:p>
          </draw:text-box>
        </draw:frame>
        <draw:frame draw:style-name="gr4" draw:text-style-name="P5" draw:layer="layout" svg:width="1.712cm" svg:height="0.412cm" svg:x="14.721cm" svg:y="17.714cm">
          <draw:text-box>
            <text:p text:style-name="P1"><text:span text:style-name="T6">RÈGLE 82</text:span></text:p>
          </draw:text-box>
        </draw:frame>
        <draw:frame draw:style-name="gr1" draw:text-style-name="P2" draw:layer="layout" svg:width="16.889cm" svg:height="0.497cm" svg:x="1.506cm" svg:y="18.834cm">
          <draw:text-box>
            <text:p text:style-name="P1"><text:span text:style-name="T7">La <text:s text:c="2"/>page <text:s text:c="2"/>affichée <text:s text:c="2"/>après <text:s text:c="2"/>l'envoi <text:s text:c="2"/>d'un <text:s text:c="2"/>formulaire <text:s text:c="2"/>permet <text:s text:c="2"/>de <text:s text:c="2"/>reprendre </text:span></text:p>
          </draw:text-box>
        </draw:frame>
        <draw:frame draw:style-name="gr1" draw:text-style-name="P2" draw:layer="layout" svg:width="5.598cm" svg:height="0.497cm" svg:x="1.506cm" svg:y="19.342cm">
          <draw:text-box>
            <text:p text:style-name="P1"><text:span text:style-name="T7">directement la navigation.</text:span></text:p>
          </draw:text-box>
        </draw:frame>
        <draw:frame draw:style-name="gr4" draw:text-style-name="P5" draw:layer="layout" svg:width="17.566cm" svg:height="0.412cm" svg:x="1.506cm" svg:y="20.494cm">
          <draw:text-box>
            <text:p text:style-name="P1"><text:span text:style-name="T8">Après <text:s text:c="2"/>avoir <text:s text:c="2"/>rempli <text:s text:c="2"/>un <text:s text:c="2"/>formulaire, <text:s text:c="2"/>la <text:s text:c="2"/>vie <text:s text:c="2"/>de <text:s text:c="2"/>votre <text:s text:c="2"/>visiteur <text:s text:c="2"/>ne <text:s text:c="2"/>s’arrête <text:s text:c="2"/>pas <text:s text:c="2"/>là, <text:s text:c="2"/>et <text:s text:c="2"/>sa </text:span></text:p>
          </draw:text-box>
        </draw:frame>
        <draw:frame draw:style-name="gr4" draw:text-style-name="P5" draw:layer="layout" svg:width="3.588cm" svg:height="0.412cm" svg:x="1.506cm" svg:y="20.917cm">
          <draw:text-box>
            <text:p text:style-name="P1"><text:span text:style-name="T8">navigation non plus.</text:span></text:p>
          </draw:text-box>
        </draw:frame>
        <draw:frame draw:style-name="gr5" draw:text-style-name="P6" draw:layer="layout" svg:width="2.026cm" svg:height="0.454cm" svg:x="1.506cm" svg:y="21.54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3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09cm" svg:height="0.412cm" svg:x="2.007cm" svg:y="22.325cm">
          <draw:text-box>
            <text:p text:style-name="P1"><text:span text:style-name="T11">Éviter de dérouter l’utilisateur en le menant à une page en impasse, y compris par </text:span></text:p>
          </draw:text-box>
        </draw:frame>
        <draw:frame draw:style-name="gr4" draw:text-style-name="P5" draw:layer="layout" svg:width="11.026cm" svg:height="0.412cm" svg:x="2.007cm" svg:y="22.748cm">
          <draw:text-box>
            <text:p text:style-name="P1"><text:span text:style-name="T11">l’utilisation de la fonction « page précédente » du navigateur. 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537cm" svg:x2="17.002cm" svg:y2="10.537cm">
          <text:p/>
        </draw:line>
        <draw:line draw:style-name="gr6" draw:text-style-name="P7" draw:layer="layout" svg:x1="17.002cm" svg:y1="11.1cm" svg:x2="1.502cm" svg:y2="11.1cm">
          <text:p/>
        </draw:line>
        <draw:line draw:style-name="gr6" draw:text-style-name="P7" draw:layer="layout" svg:x1="1.502cm" svg:y1="17.681cm" svg:x2="17.002cm" svg:y2="17.681cm">
          <text:p/>
        </draw:line>
        <draw:line draw:style-name="gr6" draw:text-style-name="P7" draw:layer="layout" svg:x1="17.002cm" svg:y1="18.243cm" svg:x2="1.502cm" svg:y2="18.243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537cm" svg:x2="17.002cm" svg:y2="10.537cm">
          <text:p/>
        </draw:line>
        <draw:line draw:style-name="gr6" draw:text-style-name="P7" draw:layer="layout" svg:x1="17.002cm" svg:y1="11.1cm" svg:x2="1.502cm" svg:y2="11.1cm">
          <text:p/>
        </draw:line>
        <draw:line draw:style-name="gr6" draw:text-style-name="P7" draw:layer="layout" svg:x1="1.502cm" svg:y1="17.681cm" svg:x2="17.002cm" svg:y2="17.681cm">
          <text:p/>
        </draw:line>
        <draw:line draw:style-name="gr6" draw:text-style-name="P7" draw:layer="layout" svg:x1="17.002cm" svg:y1="18.243cm" svg:x2="1.502cm" svg:y2="18.24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41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38cm" svg:height="0.412cm" svg:x="2.007cm" svg:y="2.05cm">
          <draw:text-box>
            <text:p text:style-name="P1"><text:span text:style-name="T11">Limiter le risque de double envoi de formulaire.</text:span></text:p>
          </draw:text-box>
        </draw:frame>
        <draw:frame draw:style-name="gr4" draw:text-style-name="P5" draw:layer="layout" svg:width="7.334cm" svg:height="0.412cm" svg:x="1.506cm" svg:y="3.751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3.751cm">
          <draw:text-box>
            <text:p text:style-name="P1"><text:span text:style-name="T6">RÈGLE 83</text:span></text:p>
          </draw:text-box>
        </draw:frame>
        <draw:frame draw:style-name="gr1" draw:text-style-name="P2" draw:layer="layout" svg:width="16.207cm" svg:height="0.497cm" svg:x="1.506cm" svg:y="4.867cm">
          <draw:text-box>
            <text:p text:style-name="P1"><text:span text:style-name="T7">La soumission d'un formulaire est suivie d'un message indiquant la réussite </text:span></text:p>
          </draw:text-box>
        </draw:frame>
        <draw:frame draw:style-name="gr1" draw:text-style-name="P2" draw:layer="layout" svg:width="6.136cm" svg:height="0.497cm" svg:x="1.506cm" svg:y="5.375cm">
          <draw:text-box>
            <text:p text:style-name="P1"><text:span text:style-name="T7">ou non de l'action souhaitée.</text:span></text:p>
          </draw:text-box>
        </draw:frame>
        <draw:frame draw:style-name="gr4" draw:text-style-name="P5" draw:layer="layout" svg:width="15.547cm" svg:height="0.412cm" svg:x="1.506cm" svg:y="6.531cm">
          <draw:text-box>
            <text:p text:style-name="P1"><text:span text:style-name="T8">Il arrive fréquemment qu’un internaute soit directement renvoyé vers la page d’accueil </text:span></text:p>
          </draw:text-box>
        </draw:frame>
        <draw:frame draw:style-name="gr4" draw:text-style-name="P5" draw:layer="layout" svg:width="14.975cm" svg:height="0.412cm" svg:x="1.506cm" svg:y="6.954cm">
          <draw:text-box>
            <text:p text:style-name="P1"><text:span text:style-name="T8">d’un site après l’envoi d’un formulaire. Dans ce cas, il peut subsister un doute sur la </text:span></text:p>
          </draw:text-box>
        </draw:frame>
        <draw:frame draw:style-name="gr4" draw:text-style-name="P5" draw:layer="layout" svg:width="12.85cm" svg:height="0.412cm" svg:x="1.506cm" svg:y="7.377cm">
          <draw:text-box>
            <text:p text:style-name="P1"><text:span text:style-name="T8">réussite de l’envoi du formulaire. Un simple message permet de le lever.</text:span></text:p>
          </draw:text-box>
        </draw:frame>
        <draw:frame draw:style-name="gr5" draw:text-style-name="P6" draw:layer="layout" svg:width="2.026cm" svg:height="0.454cm" svg:x="1.506cm" svg:y="8.00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78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699cm" svg:height="0.412cm" svg:x="2.007cm" svg:y="8.781cm">
          <draw:text-box>
            <text:p text:style-name="P1"><text:span text:style-name="T11">Fournir <text:s text:c="2"/>à <text:s text:c="2"/>l'utilisateur <text:s text:c="2"/>un <text:s text:c="2"/>retour <text:s text:c="2"/>immédiat <text:s text:c="2"/>et <text:s text:c="2"/>explicite <text:s text:c="2"/>sur <text:s text:c="2"/>l'action <text:s text:c="2"/>qu'il <text:s text:c="2"/>vient </text:span></text:p>
          </draw:text-box>
        </draw:frame>
        <draw:frame draw:style-name="gr4" draw:text-style-name="P5" draw:layer="layout" svg:width="2.136cm" svg:height="0.412cm" svg:x="2.007cm" svg:y="9.205cm">
          <draw:text-box>
            <text:p text:style-name="P1"><text:span text:style-name="T11">d'effectuer. </text:span></text:p>
          </draw:text-box>
        </draw:frame>
        <draw:frame draw:style-name="gr4" draw:text-style-name="P5" draw:layer="layout" svg:width="0.352cm" svg:height="0.412cm" svg:x="1.506cm" svg:y="9.9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1cm" svg:height="0.412cm" svg:x="2.007cm" svg:y="9.946cm">
          <draw:text-box>
            <text:p text:style-name="P1"><text:span text:style-name="T11">Éviter la frustration d'un utilisateur qui pense que le processus s'est déroulé avec </text:span></text:p>
          </draw:text-box>
        </draw:frame>
        <draw:frame draw:style-name="gr4" draw:text-style-name="P5" draw:layer="layout" svg:width="6.665cm" svg:height="0.412cm" svg:x="2.007cm" svg:y="10.369cm">
          <draw:text-box>
            <text:p text:style-name="P1"><text:span text:style-name="T11">succès alors qu'il y a eu un problème.</text:span></text:p>
          </draw:text-box>
        </draw:frame>
        <draw:frame draw:style-name="gr4" draw:text-style-name="P5" draw:layer="layout" svg:width="8.693cm" svg:height="0.412cm" svg:x="1.506cm" svg:y="12.066cm">
          <draw:text-box>
            <text:p text:style-name="P1"><text:span text:style-name="T6">Formulaires, Conception, Accessibilité, Vie privée</text:span></text:p>
          </draw:text-box>
        </draw:frame>
        <draw:frame draw:style-name="gr4" draw:text-style-name="P5" draw:layer="layout" svg:width="1.712cm" svg:height="0.412cm" svg:x="14.721cm" svg:y="12.066cm">
          <draw:text-box>
            <text:p text:style-name="P1"><text:span text:style-name="T6">RÈGLE 84</text:span></text:p>
          </draw:text-box>
        </draw:frame>
        <draw:frame draw:style-name="gr1" draw:text-style-name="P2" draw:layer="layout" svg:width="15.885cm" svg:height="0.497cm" svg:x="1.506cm" svg:y="13.186cm">
          <draw:text-box>
            <text:p text:style-name="P1"><text:span text:style-name="T7">L'utilisateur est averti au début d'un processus complexe de la nature des </text:span></text:p>
          </draw:text-box>
        </draw:frame>
        <draw:frame draw:style-name="gr1" draw:text-style-name="P2" draw:layer="layout" svg:width="6.631cm" svg:height="0.497cm" svg:x="1.506cm" svg:y="13.694cm">
          <draw:text-box>
            <text:p text:style-name="P1"><text:span text:style-name="T7">données et documents exigées</text:span></text:p>
          </draw:text-box>
        </draw:frame>
        <draw:frame draw:style-name="gr4" draw:text-style-name="P5" draw:layer="layout" svg:width="15.229cm" svg:height="0.412cm" svg:x="1.506cm" svg:y="14.846cm">
          <draw:text-box>
            <text:p text:style-name="P1"><text:span text:style-name="T8">Obtenir en quelques clics une évaluation du prix de votre voiture ou de votre maison, </text:span></text:p>
          </draw:text-box>
        </draw:frame>
        <draw:frame draw:style-name="gr4" draw:text-style-name="P5" draw:layer="layout" svg:width="15.035cm" svg:height="0.412cm" svg:x="1.506cm" svg:y="15.269cm">
          <draw:text-box>
            <text:p text:style-name="P1"><text:span text:style-name="T8">obtenir en quelques clics un devis pour une nouvelle mutuelle santé, c’est tellement </text:span></text:p>
          </draw:text-box>
        </draw:frame>
        <draw:frame draw:style-name="gr4" draw:text-style-name="P5" draw:layer="layout" svg:width="15.428cm" svg:height="0.412cm" svg:x="1.506cm" svg:y="15.692cm">
          <draw:text-box>
            <text:p text:style-name="P1"><text:span text:style-name="T8">alléchant, n’est-ce-pas ? Quelle sera la déception des utilisateurs lorsqu'ils se rendront </text:span></text:p>
          </draw:text-box>
        </draw:frame>
        <draw:frame draw:style-name="gr4" draw:text-style-name="P5" draw:layer="layout" svg:width="15.839cm" svg:height="0.412cm" svg:x="1.506cm" svg:y="16.116cm">
          <draw:text-box>
            <text:p text:style-name="P1"><text:span text:style-name="T8">compte qu’il est nécessaire de saisir son mail ou son numéro de carte bleue pour obtenir </text:span></text:p>
          </draw:text-box>
        </draw:frame>
        <draw:frame draw:style-name="gr4" draw:text-style-name="P5" draw:layer="layout" svg:width="15.839cm" svg:height="0.412cm" svg:x="1.506cm" svg:y="16.539cm">
          <draw:text-box>
            <text:p text:style-name="P1"><text:span text:style-name="T8">les informations promises. Pour éviter ça, soyez transparents, annoncez la couleur dès le </text:span></text:p>
          </draw:text-box>
        </draw:frame>
        <draw:frame draw:style-name="gr4" draw:text-style-name="P5" draw:layer="layout" svg:width="3.169cm" svg:height="0.412cm" svg:x="1.506cm" svg:y="16.962cm">
          <draw:text-box>
            <text:p text:style-name="P1"><text:span text:style-name="T8">début du process.</text:span></text:p>
          </draw:text-box>
        </draw:frame>
        <draw:frame draw:style-name="gr5" draw:text-style-name="P6" draw:layer="layout" svg:width="2.026cm" svg:height="0.454cm" svg:x="1.506cm" svg:y="17.59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836cm" svg:height="0.412cm" svg:x="2.007cm" svg:y="18.37cm">
          <draw:text-box>
            <text:p text:style-name="P1"><text:span text:style-name="T11">Augmenter le taux de réussite du processus complexe. </text:span></text:p>
          </draw:text-box>
        </draw:frame>
        <draw:frame draw:style-name="gr4" draw:text-style-name="P5" draw:layer="layout" svg:width="0.352cm" svg:height="0.412cm" svg:x="1.506cm" svg:y="19.1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482cm" svg:height="0.412cm" svg:x="2.007cm" svg:y="19.107cm">
          <draw:text-box>
            <text:p text:style-name="P1"><text:span text:style-name="T11">Maintenir et améliorer l’image de marque.</text:span></text:p>
          </draw:text-box>
        </draw:frame>
        <draw:frame draw:style-name="gr4" draw:text-style-name="P5" draw:layer="layout" svg:width="0.352cm" svg:height="0.412cm" svg:x="1.506cm" svg:y="19.84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72cm" svg:height="0.412cm" svg:x="2.007cm" svg:y="19.848cm">
          <draw:text-box>
            <text:p text:style-name="P1"><text:span text:style-name="T11">Permettre à l'utilisateur de préparer les éventuels documents nécessaire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3.718cm" svg:x2="17.002cm" svg:y2="3.718cm">
          <text:p/>
        </draw:line>
        <draw:line draw:style-name="gr6" draw:text-style-name="P7" draw:layer="layout" svg:x1="17.002cm" svg:y1="4.28cm" svg:x2="1.502cm" svg:y2="4.28cm">
          <text:p/>
        </draw:line>
        <draw:line draw:style-name="gr6" draw:text-style-name="P7" draw:layer="layout" svg:x1="1.502cm" svg:y1="12.033cm" svg:x2="17.002cm" svg:y2="12.033cm">
          <text:p/>
        </draw:line>
        <draw:line draw:style-name="gr6" draw:text-style-name="P7" draw:layer="layout" svg:x1="17.002cm" svg:y1="12.595cm" svg:x2="1.502cm" svg:y2="12.595cm">
          <text:p/>
        </draw:line>
        <draw:line draw:style-name="gr6" draw:text-style-name="P7" draw:layer="layout" svg:x1="1.502cm" svg:y1="3.718cm" svg:x2="17.002cm" svg:y2="3.718cm">
          <text:p/>
        </draw:line>
        <draw:line draw:style-name="gr6" draw:text-style-name="P7" draw:layer="layout" svg:x1="17.002cm" svg:y1="4.28cm" svg:x2="1.502cm" svg:y2="4.28cm">
          <text:p/>
        </draw:line>
        <draw:line draw:style-name="gr6" draw:text-style-name="P7" draw:layer="layout" svg:x1="1.502cm" svg:y1="12.033cm" svg:x2="17.002cm" svg:y2="12.033cm">
          <text:p/>
        </draw:line>
        <draw:line draw:style-name="gr6" draw:text-style-name="P7" draw:layer="layout" svg:x1="17.002cm" svg:y1="12.595cm" svg:x2="1.502cm" svg:y2="12.59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42" draw:style-name="dp1" draw:master-page-name="master-page75">
        <draw:frame draw:style-name="gr4" draw:text-style-name="P5" draw:layer="layout" svg:width="4.303cm" svg:height="0.412cm" svg:x="1.506cm" svg:y="2.156cm">
          <draw:text-box>
            <text:p text:style-name="P1"><text:span text:style-name="T6">Formulaires, Conception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85</text:span></text:p>
          </draw:text-box>
        </draw:frame>
        <draw:frame draw:style-name="gr1" draw:text-style-name="P2" draw:layer="layout" svg:width="15.255cm" svg:height="0.497cm" svg:x="1.506cm" svg:y="3.276cm">
          <draw:text-box>
            <text:p text:style-name="P1"><text:span text:style-name="T7">Les processus complexes sont accompagnés de la liste de leurs étapes.</text:span></text:p>
          </draw:text-box>
        </draw:frame>
        <draw:frame draw:style-name="gr4" draw:text-style-name="P5" draw:layer="layout" svg:width="17.532cm" svg:height="0.412cm" svg:x="1.506cm" svg:y="4.428cm">
          <draw:text-box>
            <text:p text:style-name="P1"><text:span text:style-name="T8">Il <text:s text:c="2"/>est <text:s text:c="2"/>toujours <text:s text:c="2"/>appréciable <text:s text:c="2"/>de <text:s text:c="2"/>connaître <text:s text:c="2"/>à <text:s text:c="2"/>l’avance <text:s text:c="2"/>le <text:s text:c="2"/>nombre <text:s text:c="2"/>d’étapes <text:s text:c="2"/>ou <text:s text:c="2"/>le <text:s text:c="2"/>temps </text:span></text:p>
          </draw:text-box>
        </draw:frame>
        <draw:frame draw:style-name="gr4" draw:text-style-name="P5" draw:layer="layout" svg:width="8.316cm" svg:height="0.412cm" svg:x="1.506cm" svg:y="4.851cm">
          <draw:text-box>
            <text:p text:style-name="P1"><text:span text:style-name="T8">nécessaire pour réaliser une longue démarche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2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56cm" svg:height="0.412cm" svg:x="2.007cm" svg:y="6.259cm">
          <draw:text-box>
            <text:p text:style-name="P1"><text:span text:style-name="T11">Donner de la visibilité à l'utilisateur sur les actions qu'il va réaliser (temps, ordre des </text:span></text:p>
          </draw:text-box>
        </draw:frame>
        <draw:frame draw:style-name="gr4" draw:text-style-name="P5" draw:layer="layout" svg:width="10.416cm" svg:height="0.412cm" svg:x="2.007cm" svg:y="6.682cm">
          <draw:text-box>
            <text:p text:style-name="P1"><text:span text:style-name="T11">étapes, informations nécessaires pour les accomplir, etc.). 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428cm" svg:height="0.412cm" svg:x="2.007cm" svg:y="7.42cm">
          <draw:text-box>
            <text:p text:style-name="P1"><text:span text:style-name="T11">Éviter que l'utilisateur ne se sente piégé dans un processus dont il n'avait pas prévu la </text:span></text:p>
          </draw:text-box>
        </draw:frame>
        <draw:frame draw:style-name="gr4" draw:text-style-name="P5" draw:layer="layout" svg:width="1.137cm" svg:height="0.412cm" svg:x="2.007cm" svg:y="7.843cm">
          <draw:text-box>
            <text:p text:style-name="P1"><text:span text:style-name="T11">durée.</text:span></text:p>
          </draw:text-box>
        </draw:frame>
        <draw:frame draw:style-name="gr4" draw:text-style-name="P5" draw:layer="layout" svg:width="4.303cm" svg:height="0.412cm" svg:x="1.506cm" svg:y="9.543cm">
          <draw:text-box>
            <text:p text:style-name="P1"><text:span text:style-name="T6">Formulaires, Conception</text:span></text:p>
          </draw:text-box>
        </draw:frame>
        <draw:frame draw:style-name="gr4" draw:text-style-name="P5" draw:layer="layout" svg:width="1.712cm" svg:height="0.412cm" svg:x="14.721cm" svg:y="9.543cm">
          <draw:text-box>
            <text:p text:style-name="P1"><text:span text:style-name="T6">RÈGLE 86</text:span></text:p>
          </draw:text-box>
        </draw:frame>
        <draw:frame draw:style-name="gr1" draw:text-style-name="P2" draw:layer="layout" svg:width="11.906cm" svg:height="0.497cm" svg:x="1.506cm" svg:y="10.66cm">
          <draw:text-box>
            <text:p text:style-name="P1"><text:span text:style-name="T7">L'étape en cours d'un processus complexe est indiquée.</text:span></text:p>
          </draw:text-box>
        </draw:frame>
        <draw:frame draw:style-name="gr4" draw:text-style-name="P5" draw:layer="layout" svg:width="14.865cm" svg:height="0.412cm" svg:x="1.506cm" svg:y="11.815cm">
          <draw:text-box>
            <text:p text:style-name="P1"><text:span text:style-name="T8">Ne vous êtes-vous jamais demandé, au beau milieu d’une démarche un peu longue </text:span></text:p>
          </draw:text-box>
        </draw:frame>
        <draw:frame draw:style-name="gr4" draw:text-style-name="P5" draw:layer="layout" svg:width="12.846cm" svg:height="0.412cm" svg:x="1.506cm" svg:y="12.239cm">
          <draw:text-box>
            <text:p text:style-name="P1"><text:span text:style-name="T8">répartie sur plusieurs formulaires successifs, où vous étiez exactement ?</text:span></text:p>
          </draw:text-box>
        </draw:frame>
        <draw:frame draw:style-name="gr5" draw:text-style-name="P6" draw:layer="layout" svg:width="2.026cm" svg:height="0.454cm" svg:x="1.506cm" svg:y="12.86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64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989cm" svg:height="0.412cm" svg:x="2.007cm" svg:y="13.643cm">
          <draw:text-box>
            <text:p text:style-name="P1"><text:span text:style-name="T11">Permettre à l'utilisateur d'identifier le degré d'avancement dans un processus. </text:span></text:p>
          </draw:text-box>
        </draw:frame>
        <draw:frame draw:style-name="gr4" draw:text-style-name="P5" draw:layer="layout" svg:width="0.352cm" svg:height="0.412cm" svg:x="1.506cm" svg:y="14.3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008cm" svg:height="0.412cm" svg:x="2.007cm" svg:y="14.383cm">
          <draw:text-box>
            <text:p text:style-name="P1"><text:span text:style-name="T11">Rassurer l'utilisateur lors de la réalisation d'un processus complexe.</text:span></text:p>
          </draw:text-box>
        </draw:frame>
        <draw:frame draw:style-name="gr4" draw:text-style-name="P5" draw:layer="layout" svg:width="7.334cm" svg:height="0.412cm" svg:x="1.506cm" svg:y="16.08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16.08cm">
          <draw:text-box>
            <text:p text:style-name="P1"><text:span text:style-name="T6">RÈGLE 87</text:span></text:p>
          </draw:text-box>
        </draw:frame>
        <draw:frame draw:style-name="gr1" draw:text-style-name="P2" draw:layer="layout" svg:width="17.007cm" svg:height="0.497cm" svg:x="1.506cm" svg:y="17.2cm">
          <draw:text-box>
            <text:p text:style-name="P1"><text:span text:style-name="T7">Chaque <text:s text:c="2"/>étape <text:s text:c="2"/>d'un <text:s text:c="2"/>processus <text:s text:c="2"/>complexe <text:s text:c="2"/>permet <text:s text:c="2"/>de <text:s text:c="2"/>revenir <text:s text:c="2"/>à <text:s text:c="2"/>l'étape </text:span></text:p>
          </draw:text-box>
        </draw:frame>
        <draw:frame draw:style-name="gr1" draw:text-style-name="P2" draw:layer="layout" svg:width="2.559cm" svg:height="0.497cm" svg:x="1.506cm" svg:y="17.708cm">
          <draw:text-box>
            <text:p text:style-name="P1"><text:span text:style-name="T7">précédente.</text:span></text:p>
          </draw:text-box>
        </draw:frame>
        <draw:frame draw:style-name="gr4" draw:text-style-name="P5" draw:layer="layout" svg:width="17.274cm" svg:height="0.412cm" svg:x="1.506cm" svg:y="18.86cm">
          <draw:text-box>
            <text:p text:style-name="P1"><text:span text:style-name="T8">Après <text:s text:c="2"/>avoir <text:s text:c="2"/>décidé <text:s text:c="2"/>de <text:s text:c="2"/>passer <text:s text:c="2"/>à <text:s text:c="2"/>l’étape <text:s text:c="2"/>suivante <text:s text:c="2"/>d’un <text:s text:c="2"/>processus <text:s text:c="2"/>complexe, <text:s text:c="2"/>il <text:s text:c="2"/>arrive </text:span></text:p>
          </draw:text-box>
        </draw:frame>
        <draw:frame draw:style-name="gr4" draw:text-style-name="P5" draw:layer="layout" svg:width="14.984cm" svg:height="0.412cm" svg:x="1.506cm" svg:y="19.284cm">
          <draw:text-box>
            <text:p text:style-name="P1"><text:span text:style-name="T8">souvent d’avoir besoin de vérifier ce qu’on a saisi précédemment. Laissez aux inter- </text:span></text:p>
          </draw:text-box>
        </draw:frame>
        <draw:frame draw:style-name="gr4" draw:text-style-name="P5" draw:layer="layout" svg:width="12.274cm" svg:height="0.412cm" svg:x="1.506cm" svg:y="19.707cm">
          <draw:text-box>
            <text:p text:style-name="P1"><text:span text:style-name="T8">nautes la possibilité de douter, de vérifier, et de se tromper, bien sûr.</text:span></text:p>
          </draw:text-box>
        </draw:frame>
        <draw:frame draw:style-name="gr5" draw:text-style-name="P6" draw:layer="layout" svg:width="2.026cm" svg:height="0.454cm" svg:x="1.506cm" svg:y="20.3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1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718cm" svg:height="0.412cm" svg:x="2.007cm" svg:y="21.114cm">
          <draw:text-box>
            <text:p text:style-name="P1"><text:span text:style-name="T11">Faciliter l’utilisation des formulaires répartis sur plusieurs pages successives. </text:span></text:p>
          </draw:text-box>
        </draw:frame>
        <draw:frame draw:style-name="gr4" draw:text-style-name="P5" draw:layer="layout" svg:width="0.352cm" svg:height="0.412cm" svg:x="1.506cm" svg:y="21.8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29cm" svg:height="0.412cm" svg:x="2.007cm" svg:y="21.852cm">
          <draw:text-box>
            <text:p text:style-name="P1"><text:span text:style-name="T11">Réduire les risques d’erreurs de saisie. Limiter les risques d’abandon en cours de </text:span></text:p>
          </draw:text-box>
        </draw:frame>
        <draw:frame draw:style-name="gr4" draw:text-style-name="P5" draw:layer="layout" svg:width="1.877cm" svg:height="0.412cm" svg:x="2.007cm" svg:y="22.275cm">
          <draw:text-box>
            <text:p text:style-name="P1"><text:span text:style-name="T11">processu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51cm" svg:x2="17.002cm" svg:y2="9.51cm">
          <text:p/>
        </draw:line>
        <draw:line draw:style-name="gr6" draw:text-style-name="P7" draw:layer="layout" svg:x1="17.002cm" svg:y1="10.073cm" svg:x2="1.502cm" svg:y2="10.073cm">
          <text:p/>
        </draw:line>
        <draw:line draw:style-name="gr6" draw:text-style-name="P7" draw:layer="layout" svg:x1="1.502cm" svg:y1="16.047cm" svg:x2="17.002cm" svg:y2="16.047cm">
          <text:p/>
        </draw:line>
        <draw:line draw:style-name="gr6" draw:text-style-name="P7" draw:layer="layout" svg:x1="17.002cm" svg:y1="16.61cm" svg:x2="1.502cm" svg:y2="16.61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51cm" svg:x2="17.002cm" svg:y2="9.51cm">
          <text:p/>
        </draw:line>
        <draw:line draw:style-name="gr6" draw:text-style-name="P7" draw:layer="layout" svg:x1="17.002cm" svg:y1="10.073cm" svg:x2="1.502cm" svg:y2="10.073cm">
          <text:p/>
        </draw:line>
        <draw:line draw:style-name="gr6" draw:text-style-name="P7" draw:layer="layout" svg:x1="1.502cm" svg:y1="16.047cm" svg:x2="17.002cm" svg:y2="16.047cm">
          <text:p/>
        </draw:line>
        <draw:line draw:style-name="gr6" draw:text-style-name="P7" draw:layer="layout" svg:x1="17.002cm" svg:y1="16.61cm" svg:x2="1.502cm" svg:y2="16.6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43" draw:style-name="dp1" draw:master-page-name="master-page75">
        <draw:frame draw:style-name="gr4" draw:text-style-name="P5" draw:layer="layout" svg:width="7.334cm" svg:height="0.412cm" svg:x="1.506cm" svg:y="2.156cm">
          <draw:text-box>
            <text:p text:style-name="P1"><text:span text:style-name="T6">Formulaires, Conception, Développement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88</text:span></text:p>
          </draw:text-box>
        </draw:frame>
        <draw:frame draw:style-name="gr1" draw:text-style-name="P2" draw:layer="layout" svg:width="17.376cm" svg:height="0.497cm" svg:x="1.506cm" svg:y="3.276cm">
          <draw:text-box>
            <text:p text:style-name="P1"><text:span text:style-name="T7">L'utilisateur <text:s text:c="2"/>est <text:s text:c="2"/>averti <text:s text:c="2"/>de <text:s text:c="2"/>la <text:s/>perte <text:s text:c="2"/>d'information <text:s text:c="2"/>en <text:s/>cas <text:s text:c="2"/>d'utilisation <text:s text:c="2"/>de </text:span></text:p>
          </draw:text-box>
        </draw:frame>
        <draw:frame draw:style-name="gr1" draw:text-style-name="P2" draw:layer="layout" svg:width="12.723cm" svg:height="0.497cm" svg:x="1.506cm" svg:y="3.784cm">
          <draw:text-box>
            <text:p text:style-name="P1"><text:span text:style-name="T7">l'historique de son navigateur dans un processus complexe.</text:span></text:p>
          </draw:text-box>
        </draw:frame>
        <draw:frame draw:style-name="gr4" draw:text-style-name="P5" draw:layer="layout" svg:width="15.86cm" svg:height="0.412cm" svg:x="1.506cm" svg:y="4.936cm">
          <draw:text-box>
            <text:p text:style-name="P1"><text:span text:style-name="T8">Ne vous est-il jamais arrivé de croire que vous pouviez tout simplement retourner voir ce </text:span></text:p>
          </draw:text-box>
        </draw:frame>
        <draw:frame draw:style-name="gr4" draw:text-style-name="P5" draw:layer="layout" svg:width="16.034cm" svg:height="0.412cm" svg:x="1.506cm" svg:y="5.359cm">
          <draw:text-box>
            <text:p text:style-name="P1"><text:span text:style-name="T8">que vous aviez saisi à l’étape précédente lors de votre déclaration d’impôts, par exemple, </text:span></text:p>
          </draw:text-box>
        </draw:frame>
        <draw:frame draw:style-name="gr4" draw:text-style-name="P5" draw:layer="layout" svg:width="15.996cm" svg:height="0.412cm" svg:x="1.506cm" svg:y="5.783cm">
          <draw:text-box>
            <text:p text:style-name="P1"><text:span text:style-name="T8">et de constater peu après que tout ce que vous aviez saisi avant ce remords était perdu ? </text:span></text:p>
          </draw:text-box>
        </draw:frame>
        <draw:frame draw:style-name="gr4" draw:text-style-name="P5" draw:layer="layout" svg:width="8.596cm" svg:height="0.412cm" svg:x="1.506cm" svg:y="6.206cm">
          <draw:text-box>
            <text:p text:style-name="P1"><text:span text:style-name="T8">Évitons ce genre de déception à nos utilisateurs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718cm" svg:height="0.412cm" svg:x="2.007cm" svg:y="7.614cm">
          <draw:text-box>
            <text:p text:style-name="P1"><text:span text:style-name="T11">Faciliter l’utilisation des formulaires répartis sur plusieurs pages successives. </text:span></text:p>
          </draw:text-box>
        </draw:frame>
        <draw:frame draw:style-name="gr4" draw:text-style-name="P5" draw:layer="layout" svg:width="0.352cm" svg:height="0.412cm" svg:x="1.506cm" svg:y="8.3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366cm" svg:height="0.412cm" svg:x="2.007cm" svg:y="8.351cm">
          <draw:text-box>
            <text:p text:style-name="P1"><text:span text:style-name="T11">Limiter les risques d’abandon en cours de processus.</text:span></text:p>
          </draw:text-box>
        </draw:frame>
        <draw:frame draw:style-name="gr4" draw:text-style-name="P5" draw:layer="layout" svg:width="5.116cm" svg:height="0.412cm" svg:x="1.506cm" svg:y="9.092cm">
          <draw:text-box>
            <text:p text:style-name="P1"><text:span text:style-name="T6">Formulaires, Développement</text:span></text:p>
          </draw:text-box>
        </draw:frame>
        <draw:frame draw:style-name="gr4" draw:text-style-name="P5" draw:layer="layout" svg:width="1.712cm" svg:height="0.412cm" svg:x="14.721cm" svg:y="9.092cm">
          <draw:text-box>
            <text:p text:style-name="P1"><text:span text:style-name="T6">RÈGLE 89</text:span></text:p>
          </draw:text-box>
        </draw:frame>
        <draw:frame draw:style-name="gr1" draw:text-style-name="P2" draw:layer="layout" svg:width="15.61cm" svg:height="0.497cm" svg:x="1.506cm" svg:y="10.208cm">
          <draw:text-box>
            <text:p text:style-name="P1"><text:span text:style-name="T7">La navigation dans un processus complexe ne provoque pas la perte des </text:span></text:p>
          </draw:text-box>
        </draw:frame>
        <draw:frame draw:style-name="gr1" draw:text-style-name="P2" draw:layer="layout" svg:width="7.432cm" svg:height="0.497cm" svg:x="1.506cm" svg:y="10.716cm">
          <draw:text-box>
            <text:p text:style-name="P1"><text:span text:style-name="T7">données précédemment soumises.</text:span></text:p>
          </draw:text-box>
        </draw:frame>
        <draw:frame draw:style-name="gr4" draw:text-style-name="P5" draw:layer="layout" svg:width="15.665cm" svg:height="0.412cm" svg:x="1.506cm" svg:y="11.872cm">
          <draw:text-box>
            <text:p text:style-name="P1"><text:span text:style-name="T8">Faciliter l’utilisation des formulaires répartis sur plusieurs pages successives. Limiter les </text:span></text:p>
          </draw:text-box>
        </draw:frame>
        <draw:frame draw:style-name="gr4" draw:text-style-name="P5" draw:layer="layout" svg:width="7.419cm" svg:height="0.412cm" svg:x="1.506cm" svg:y="12.295cm">
          <draw:text-box>
            <text:p text:style-name="P1"><text:span text:style-name="T8">risques d’abandon en cours de processus.</text:span></text:p>
          </draw:text-box>
        </draw:frame>
        <draw:frame draw:style-name="gr5" draw:text-style-name="P6" draw:layer="layout" svg:width="2.026cm" svg:height="0.454cm" svg:x="1.506cm" svg:y="12.9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6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68cm" svg:height="0.412cm" svg:x="2.007cm" svg:y="13.699cm">
          <draw:text-box>
            <text:p text:style-name="P1"><text:span text:style-name="T11">Faciliter la saisie et sa correction dans les formulaires répartis par étapes. </text:span></text:p>
          </draw:text-box>
        </draw:frame>
        <draw:frame draw:style-name="gr4" draw:text-style-name="P5" draw:layer="layout" svg:width="0.352cm" svg:height="0.412cm" svg:x="1.506cm" svg:y="14.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404cm" svg:height="0.412cm" svg:x="2.007cm" svg:y="14.44cm">
          <draw:text-box>
            <text:p text:style-name="P1"><text:span text:style-name="T11">Limiter les risques d’abandon en cours de procédure.</text:span></text:p>
          </draw:text-box>
        </draw:frame>
        <draw:frame draw:style-name="gr4" draw:text-style-name="P5" draw:layer="layout" svg:width="5.116cm" svg:height="0.412cm" svg:x="1.506cm" svg:y="15.177cm">
          <draw:text-box>
            <text:p text:style-name="P1"><text:span text:style-name="T6">Formulaires, Développement</text:span></text:p>
          </draw:text-box>
        </draw:frame>
        <draw:frame draw:style-name="gr4" draw:text-style-name="P5" draw:layer="layout" svg:width="1.712cm" svg:height="0.412cm" svg:x="14.721cm" svg:y="15.177cm">
          <draw:text-box>
            <text:p text:style-name="P1"><text:span text:style-name="T6">RÈGLE 90</text:span></text:p>
          </draw:text-box>
        </draw:frame>
        <draw:frame draw:style-name="gr1" draw:text-style-name="P2" draw:layer="layout" svg:width="12.715cm" svg:height="0.497cm" svg:x="1.506cm" svg:y="16.297cm">
          <draw:text-box>
            <text:p text:style-name="P1"><text:span text:style-name="T7">Le copier-coller est possible dans les champs de formulaire.</text:span></text:p>
          </draw:text-box>
        </draw:frame>
        <draw:frame draw:style-name="gr4" draw:text-style-name="P5" draw:layer="layout" svg:width="16.055cm" svg:height="0.412cm" svg:x="1.506cm" svg:y="17.449cm">
          <draw:text-box>
            <text:p text:style-name="P1"><text:span text:style-name="T8">Saisissez votre adresse e-mail. C’est bon, c’est fait ? Et si maintenant je vous demande de </text:span></text:p>
          </draw:text-box>
        </draw:frame>
        <draw:frame draw:style-name="gr4" draw:text-style-name="P5" draw:layer="layout" svg:width="15.733cm" svg:height="0.412cm" svg:x="1.506cm" svg:y="17.872cm">
          <draw:text-box>
            <text:p text:style-name="P1"><text:span text:style-name="T8">la saisir de nouveau, vous allez peut-être avoir la flemme de le faire et voudrez la copier </text:span></text:p>
          </draw:text-box>
        </draw:frame>
        <draw:frame draw:style-name="gr4" draw:text-style-name="P5" draw:layer="layout" svg:width="15.123cm" svg:height="0.412cm" svg:x="1.506cm" svg:y="18.296cm">
          <draw:text-box>
            <text:p text:style-name="P1"><text:span text:style-name="T8">depuis le premier champ pour la coller dans le deuxième. De quel droit certains sites </text:span></text:p>
          </draw:text-box>
        </draw:frame>
        <draw:frame draw:style-name="gr4" draw:text-style-name="P5" draw:layer="layout" svg:width="12.054cm" svg:height="0.412cm" svg:x="1.506cm" svg:y="18.719cm">
          <draw:text-box>
            <text:p text:style-name="P1"><text:span text:style-name="T8">voudraient vous empêcher de faire cela ? Vive le copier-coller libre !</text:span></text:p>
          </draw:text-box>
        </draw:frame>
        <draw:frame draw:style-name="gr5" draw:text-style-name="P6" draw:layer="layout" svg:width="2.026cm" svg:height="0.454cm" svg:x="1.506cm" svg:y="19.3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127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716cm" svg:height="0.412cm" svg:x="2.007cm" svg:y="20.127cm">
          <draw:text-box>
            <text:p text:style-name="P1"><text:span text:style-name="T11">Faciliter la saisie dans les formulaire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059cm" svg:x2="17.002cm" svg:y2="9.059cm">
          <text:p/>
        </draw:line>
        <draw:line draw:style-name="gr6" draw:text-style-name="P7" draw:layer="layout" svg:x1="17.002cm" svg:y1="9.622cm" svg:x2="1.502cm" svg:y2="9.622cm">
          <text:p/>
        </draw:line>
        <draw:line draw:style-name="gr6" draw:text-style-name="P7" draw:layer="layout" svg:x1="1.502cm" svg:y1="15.144cm" svg:x2="17.002cm" svg:y2="15.144cm">
          <text:p/>
        </draw:line>
        <draw:line draw:style-name="gr6" draw:text-style-name="P7" draw:layer="layout" svg:x1="17.002cm" svg:y1="15.707cm" svg:x2="1.502cm" svg:y2="15.70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059cm" svg:x2="17.002cm" svg:y2="9.059cm">
          <text:p/>
        </draw:line>
        <draw:line draw:style-name="gr6" draw:text-style-name="P7" draw:layer="layout" svg:x1="17.002cm" svg:y1="9.622cm" svg:x2="1.502cm" svg:y2="9.622cm">
          <text:p/>
        </draw:line>
        <draw:line draw:style-name="gr6" draw:text-style-name="P7" draw:layer="layout" svg:x1="1.502cm" svg:y1="15.144cm" svg:x2="17.002cm" svg:y2="15.144cm">
          <text:p/>
        </draw:line>
        <draw:line draw:style-name="gr6" draw:text-style-name="P7" draw:layer="layout" svg:x1="17.002cm" svg:y1="15.707cm" svg:x2="1.502cm" svg:y2="15.70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44" draw:style-name="dp1" draw:master-page-name="master-page75">
        <draw:frame draw:style-name="gr4" draw:text-style-name="P5" draw:layer="layout" svg:width="11.178cm" svg:height="0.412cm" svg:x="1.506cm" svg:y="2.156cm">
          <draw:text-box>
            <text:p text:style-name="P1"><text:span text:style-name="T6">Formulaires, Développement, Éditorial, Accessibilité, Vie privée</text:span></text:p>
          </draw:text-box>
        </draw:frame>
        <draw:frame draw:style-name="gr4" draw:text-style-name="P5" draw:layer="layout" svg:width="1.712cm" svg:height="0.412cm" svg:x="14.721cm" svg:y="2.156cm">
          <draw:text-box>
            <text:p text:style-name="P1"><text:span text:style-name="T6">RÈGLE 91</text:span></text:p>
          </draw:text-box>
        </draw:frame>
        <draw:frame draw:style-name="gr1" draw:text-style-name="P2" draw:layer="layout" svg:width="15.902cm" svg:height="0.497cm" svg:x="1.506cm" svg:y="3.276cm">
          <draw:text-box>
            <text:p text:style-name="P1"><text:span text:style-name="T7">Les éléments d'une liste déroulante qui peuvent être regroupés le sont de </text:span></text:p>
          </draw:text-box>
        </draw:frame>
        <draw:frame draw:style-name="gr1" draw:text-style-name="P2" draw:layer="layout" svg:width="4.333cm" svg:height="0.497cm" svg:x="1.506cm" svg:y="3.784cm">
          <draw:text-box>
            <text:p text:style-name="P1"><text:span text:style-name="T7">manière appropriée.</text:span></text:p>
          </draw:text-box>
        </draw:frame>
        <draw:frame draw:style-name="gr4" draw:text-style-name="P5" draw:layer="layout" svg:width="15.72cm" svg:height="0.412cm" svg:x="1.506cm" svg:y="4.936cm">
          <draw:text-box>
            <text:p text:style-name="P1"><text:span text:style-name="T8">Le contenu de certaines listes déroulantes est suffisamment homogène pour se suffire à </text:span></text:p>
          </draw:text-box>
        </draw:frame>
        <draw:frame draw:style-name="gr4" draw:text-style-name="P5" draw:layer="layout" svg:width="15.005cm" svg:height="0.412cm" svg:x="1.506cm" svg:y="5.359cm">
          <draw:text-box>
            <text:p text:style-name="P1"><text:span text:style-name="T8">lui-même, mais dans certains cas, la liste sera plus aisée à consulter en étant mieux </text:span></text:p>
          </draw:text-box>
        </draw:frame>
        <draw:frame draw:style-name="gr4" draw:text-style-name="P5" draw:layer="layout" svg:width="10.234cm" svg:height="0.412cm" svg:x="1.506cm" svg:y="5.783cm">
          <draw:text-box>
            <text:p text:style-name="P1"><text:span text:style-name="T8">organisée. Dans ce cas, l’élément optgroup est votre ami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69cm" svg:height="0.412cm" svg:x="2.007cm" svg:y="7.19cm">
          <draw:text-box>
            <text:p text:style-name="P1"><text:span text:style-name="T11">Permettre aux aides techniques de restituer à l’utilisateur une liste dont l’organisation </text:span></text:p>
          </draw:text-box>
        </draw:frame>
        <draw:frame draw:style-name="gr4" draw:text-style-name="P5" draw:layer="layout" svg:width="15.475cm" svg:height="0.412cm" svg:x="2.007cm" svg:y="7.614cm">
          <draw:text-box>
            <text:p text:style-name="P1"><text:span text:style-name="T11">est clairement perceptible et qui facilite le passage d’un élément de la liste à un autre. </text:span></text:p>
          </draw:text-box>
        </draw:frame>
        <draw:frame draw:style-name="gr4" draw:text-style-name="P5" draw:layer="layout" svg:width="0.352cm" svg:height="0.412cm" svg:x="1.506cm" svg:y="8.3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864cm" svg:height="0.412cm" svg:x="2.007cm" svg:y="8.351cm">
          <draw:text-box>
            <text:p text:style-name="P1"><text:span text:style-name="T11">Favoriser <text:s text:c="2"/>un <text:s text:c="2"/>rendu <text:s text:c="2"/>approprié <text:s text:c="2"/>des <text:s text:c="2"/>listes <text:s text:c="2"/>déroulantes <text:s text:c="2"/>complexes <text:s text:c="2"/>dans <text:s text:c="2"/>tous <text:s text:c="2"/>les </text:span></text:p>
          </draw:text-box>
        </draw:frame>
        <draw:frame draw:style-name="gr4" draw:text-style-name="P5" draw:layer="layout" svg:width="2.203cm" svg:height="0.412cm" svg:x="2.007cm" svg:y="8.774cm">
          <draw:text-box>
            <text:p text:style-name="P1"><text:span text:style-name="T11">navigateurs.</text:span></text:p>
          </draw:text-box>
        </draw:frame>
        <draw:frame draw:style-name="gr4" draw:text-style-name="P5" draw:layer="layout" svg:width="0.352cm" svg:height="0.412cm" svg:x="1.506cm" svg:y="9.5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9.515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9.506cm" svg:height="0.412cm" svg:x="1.506cm" svg:y="11.212cm">
          <draw:text-box>
            <text:p text:style-name="P1"><text:span text:style-name="T6">Formulaires, Développement, Accessibilité, Vie privée</text:span></text:p>
          </draw:text-box>
        </draw:frame>
        <draw:frame draw:style-name="gr4" draw:text-style-name="P5" draw:layer="layout" svg:width="1.712cm" svg:height="0.412cm" svg:x="14.721cm" svg:y="11.212cm">
          <draw:text-box>
            <text:p text:style-name="P1"><text:span text:style-name="T6">RÈGLE 92</text:span></text:p>
          </draw:text-box>
        </draw:frame>
        <draw:frame draw:style-name="gr1" draw:text-style-name="P2" draw:layer="layout" svg:width="16.444cm" svg:height="0.497cm" svg:x="1.506cm" svg:y="12.332cm">
          <draw:text-box>
            <text:p text:style-name="P1"><text:span text:style-name="T7">Les <text:s text:c="2"/>listes <text:s text:c="2"/>d'options <text:s text:c="2"/>de <text:s text:c="2"/>formulaires <text:s text:c="2"/>sont <text:s text:c="2"/>présentées <text:s text:c="2"/>dans <text:s text:c="2"/>un <text:s text:c="2"/>ordre </text:span></text:p>
          </draw:text-box>
        </draw:frame>
        <draw:frame draw:style-name="gr1" draw:text-style-name="P2" draw:layer="layout" svg:width="2.508cm" svg:height="0.497cm" svg:x="1.506cm" svg:y="12.84cm">
          <draw:text-box>
            <text:p text:style-name="P1"><text:span text:style-name="T7">identifiable.</text:span></text:p>
          </draw:text-box>
        </draw:frame>
        <draw:frame draw:style-name="gr4" draw:text-style-name="P5" draw:layer="layout" svg:width="15.31cm" svg:height="0.412cm" svg:x="1.506cm" svg:y="13.992cm">
          <draw:text-box>
            <text:p text:style-name="P1"><text:span text:style-name="T8">Il est difficile de s’y retrouver rapidement dans une liste présentée en vrac. Prévoir un </text:span></text:p>
          </draw:text-box>
        </draw:frame>
        <draw:frame draw:style-name="gr4" draw:text-style-name="P5" draw:layer="layout" svg:width="13.667cm" svg:height="0.412cm" svg:x="1.506cm" svg:y="14.415cm">
          <draw:text-box>
            <text:p text:style-name="P1"><text:span text:style-name="T8">classement logique constitue une aide simple et immédiate pour l’utilisateur.</text:span></text:p>
          </draw:text-box>
        </draw:frame>
        <draw:frame draw:style-name="gr5" draw:text-style-name="P6" draw:layer="layout" svg:width="2.026cm" svg:height="0.454cm" svg:x="1.506cm" svg:y="15.04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82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405cm" svg:height="0.412cm" svg:x="2.007cm" svg:y="15.823cm">
          <draw:text-box>
            <text:p text:style-name="P1"><text:span text:style-name="T11">Permettre aux utilisateurs d'accéder rapidement à l'item de liste recherché.</text:span></text:p>
          </draw:text-box>
        </draw:frame>
        <draw:frame draw:style-name="gr4" draw:text-style-name="P5" draw:layer="layout" svg:width="0.352cm" svg:height="0.412cm" svg:x="1.506cm" svg:y="16.5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6.56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6.602cm" svg:height="0.412cm" svg:x="1.506cm" svg:y="18.261cm">
          <draw:text-box>
            <text:p text:style-name="P1"><text:span text:style-name="T6">Formulaires, Développement, Mobile,</text:span></text:p>
          </draw:text-box>
        </draw:frame>
        <draw:frame draw:style-name="gr4" draw:text-style-name="P5" draw:layer="layout" svg:width="1.712cm" svg:height="0.412cm" svg:x="14.721cm" svg:y="18.261cm">
          <draw:text-box>
            <text:p text:style-name="P1"><text:span text:style-name="T6">RÈGLE 93</text:span></text:p>
          </draw:text-box>
        </draw:frame>
        <draw:frame draw:style-name="gr1" draw:text-style-name="P2" draw:layer="layout" svg:width="16.58cm" svg:height="0.497cm" svg:x="1.506cm" svg:y="19.377cm">
          <draw:text-box>
            <text:p text:style-name="P1"><text:span text:style-name="T7">Les champs de saisie de type mail, URL, téléphone, nombre, recherche, mots </text:span></text:p>
          </draw:text-box>
        </draw:frame>
        <draw:frame draw:style-name="gr1" draw:text-style-name="P2" draw:layer="layout" svg:width="11.466cm" svg:height="0.497cm" svg:x="1.506cm" svg:y="19.885cm">
          <draw:text-box>
            <text:p text:style-name="P1"><text:span text:style-name="T7">de passe, heure et date sont dotés du type approprié.</text:span></text:p>
          </draw:text-box>
        </draw:frame>
        <draw:frame draw:style-name="gr4" draw:text-style-name="P5" draw:layer="layout" svg:width="17.05cm" svg:height="0.412cm" svg:x="1.506cm" svg:y="21.04cm">
          <draw:text-box>
            <text:p text:style-name="P1"><text:span text:style-name="T8">Dans <text:s text:c="2"/>les <text:s text:c="2"/>formulaires, <text:s text:c="2"/>il <text:s text:c="2"/>est <text:s text:c="2"/>possible <text:s text:c="2"/>de <text:s text:c="2"/>préciser <text:s text:c="2"/>quels <text:s text:c="2"/>sont <text:s text:c="2"/>les <text:s text:c="2"/>types <text:s text:c="2"/>de <text:s text:c="2"/>données </text:span></text:p>
          </draw:text-box>
        </draw:frame>
        <draw:frame draw:style-name="gr4" draw:text-style-name="P5" draw:layer="layout" svg:width="16.957cm" svg:height="0.412cm" svg:x="1.506cm" svg:y="21.464cm">
          <draw:text-box>
            <text:p text:style-name="P1"><text:span text:style-name="T8">attendues. <text:s text:c="2"/>Cela <text:s/>a <text:s/>de <text:s text:c="2"/>nombreux <text:s/>avantages. <text:s text:c="2"/>Cela <text:s text:c="2"/>permet <text:s text:c="2"/>aux <text:s text:c="2"/>systèmes <text:s text:c="2"/>d’exploitation </text:span></text:p>
          </draw:text-box>
        </draw:frame>
        <draw:frame draw:style-name="gr4" draw:text-style-name="P5" draw:layer="layout" svg:width="15.039cm" svg:height="0.412cm" svg:x="1.506cm" svg:y="21.887cm">
          <draw:text-box>
            <text:p text:style-name="P1"><text:span text:style-name="T8">mobile d’afficher des claviers adaptés ou de vérifier que les données respectent une </text:span></text:p>
          </draw:text-box>
        </draw:frame>
        <draw:frame draw:style-name="gr4" draw:text-style-name="P5" draw:layer="layout" svg:width="10.391cm" svg:height="0.412cm" svg:x="1.506cm" svg:y="22.31cm">
          <draw:text-box>
            <text:p text:style-name="P1"><text:span text:style-name="T8">forme ou une syntaxe. Bref, c’est souvent très intéressant.</text:span></text:p>
          </draw:text-box>
        </draw:frame>
        <draw:frame draw:style-name="gr5" draw:text-style-name="P6" draw:layer="layout" svg:width="2.026cm" svg:height="0.454cm" svg:x="1.506cm" svg:y="22.937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179cm" svg:x2="17.002cm" svg:y2="11.179cm">
          <text:p/>
        </draw:line>
        <draw:line draw:style-name="gr6" draw:text-style-name="P7" draw:layer="layout" svg:x1="17.002cm" svg:y1="11.742cm" svg:x2="1.502cm" svg:y2="11.742cm">
          <text:p/>
        </draw:line>
        <draw:line draw:style-name="gr6" draw:text-style-name="P7" draw:layer="layout" svg:x1="1.502cm" svg:y1="18.228cm" svg:x2="17.002cm" svg:y2="18.228cm">
          <text:p/>
        </draw:line>
        <draw:line draw:style-name="gr6" draw:text-style-name="P7" draw:layer="layout" svg:x1="17.002cm" svg:y1="18.79cm" svg:x2="1.502cm" svg:y2="18.79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179cm" svg:x2="17.002cm" svg:y2="11.179cm">
          <text:p/>
        </draw:line>
        <draw:line draw:style-name="gr6" draw:text-style-name="P7" draw:layer="layout" svg:x1="17.002cm" svg:y1="11.742cm" svg:x2="1.502cm" svg:y2="11.742cm">
          <text:p/>
        </draw:line>
        <draw:line draw:style-name="gr6" draw:text-style-name="P7" draw:layer="layout" svg:x1="1.502cm" svg:y1="18.228cm" svg:x2="17.002cm" svg:y2="18.228cm">
          <text:p/>
        </draw:line>
        <draw:line draw:style-name="gr6" draw:text-style-name="P7" draw:layer="layout" svg:x1="17.002cm" svg:y1="18.79cm" svg:x2="1.502cm" svg:y2="18.7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45" draw:style-name="dp1" draw:master-page-name="master-page141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18cm" svg:height="0.412cm" svg:x="2.007cm" svg:y="2.05cm">
          <draw:text-box>
            <text:p text:style-name="P1"><text:span text:style-name="T11">Permettre l’utilisation des claviers virtuels adaptés aux différents types de saisie sur </text:span></text:p>
          </draw:text-box>
        </draw:frame>
        <draw:frame draw:style-name="gr4" draw:text-style-name="P5" draw:layer="layout" svg:width="4.015cm" svg:height="0.412cm" svg:x="2.007cm" svg:y="2.474cm">
          <draw:text-box>
            <text:p text:style-name="P1"><text:span text:style-name="T11">les terminaux mobiles.</text:span></text:p>
          </draw:text-box>
        </draw:frame>
        <draw:frame draw:style-name="gr4" draw:text-style-name="P5" draw:layer="layout" svg:width="0.352cm" svg:height="0.412cm" svg:x="1.506cm" svg:y="3.2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861cm" svg:height="0.412cm" svg:x="2.007cm" svg:y="3.215cm">
          <draw:text-box>
            <text:p text:style-name="P1"><text:span text:style-name="T11">Faciliter la validation de la saisie.</text:span></text:p>
          </draw:text-box>
        </draw:frame>
        <draw:frame draw:style-name="gr4" draw:text-style-name="P5" draw:layer="layout" svg:width="0.352cm" svg:height="0.412cm" svg:x="1.506cm" svg:y="3.9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62cm" svg:height="0.412cm" svg:x="2.007cm" svg:y="3.952cm">
          <draw:text-box>
            <text:p text:style-name="P1"><text:span text:style-name="T11">Améliorer la compatibilité avec les terminaux mobile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46" draw:style-name="dp1" draw:master-page-name="master-page20">
        <draw:frame draw:style-name="gr3" draw:text-style-name="P4" draw:layer="layout" svg:width="14.548cm" svg:height="1.148cm" svg:x="1.838cm" svg:y="2.481cm">
          <draw:text-box>
            <text:p text:style-name="P1"><text:span text:style-name="T5">IDENTIFICATION ET CONTACT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8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47" draw:style-name="dp1" draw:master-page-name="master-page122">
        <draw:frame draw:style-name="gr4" draw:text-style-name="P5" draw:layer="layout" svg:width="9.044cm" svg:height="0.412cm" svg:x="1.506cm" svg:y="2.262cm">
          <draw:text-box>
            <text:p text:style-name="P1"><text:span text:style-name="T6">Identification et contact, Conception, Éditorial, SEO</text:span></text:p>
          </draw:text-box>
        </draw:frame>
        <draw:frame draw:style-name="gr4" draw:text-style-name="P5" draw:layer="layout" svg:width="1.712cm" svg:height="0.412cm" svg:x="14.721cm" svg:y="2.262cm">
          <draw:text-box>
            <text:p text:style-name="P1"><text:span text:style-name="T6">RÈGLE 94</text:span></text:p>
          </draw:text-box>
        </draw:frame>
        <draw:frame draw:style-name="gr1" draw:text-style-name="P2" draw:layer="layout" svg:width="14.984cm" svg:height="0.497cm" svg:x="1.506cm" svg:y="3.382cm">
          <draw:text-box>
            <text:p text:style-name="P1"><text:span text:style-name="T7">La page d'accueil expose la nature des contenus et services proposés.</text:span></text:p>
          </draw:text-box>
        </draw:frame>
        <draw:frame draw:style-name="gr4" draw:text-style-name="P5" draw:layer="layout" svg:width="15.881cm" svg:height="0.412cm" svg:x="1.506cm" svg:y="4.534cm">
          <draw:text-box>
            <text:p text:style-name="P1"><text:span text:style-name="T8">Faites gagner du temps à vos internautes : expliquez-leur ce qu’ils pourront trouver dans </text:span></text:p>
          </draw:text-box>
        </draw:frame>
        <draw:frame draw:style-name="gr4" draw:text-style-name="P5" draw:layer="layout" svg:width="1.78cm" svg:height="0.412cm" svg:x="1.506cm" svg:y="4.957cm">
          <draw:text-box>
            <text:p text:style-name="P1"><text:span text:style-name="T8">votre site.</text:span></text:p>
          </draw:text-box>
        </draw:frame>
        <draw:frame draw:style-name="gr5" draw:text-style-name="P6" draw:layer="layout" svg:width="2.026cm" svg:height="0.454cm" svg:x="1.506cm" svg:y="5.58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36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28cm" svg:height="0.412cm" svg:x="2.007cm" svg:y="6.365cm">
          <draw:text-box>
            <text:p text:style-name="P1"><text:span text:style-name="T11">Donner aux utilisateurs une vision immédiate de la nature du site et des contenus </text:span></text:p>
          </draw:text-box>
        </draw:frame>
        <draw:frame draw:style-name="gr4" draw:text-style-name="P5" draw:layer="layout" svg:width="1.717cm" svg:height="0.412cm" svg:x="2.007cm" svg:y="6.788cm">
          <draw:text-box>
            <text:p text:style-name="P1"><text:span text:style-name="T11">proposés.</text:span></text:p>
          </draw:text-box>
        </draw:frame>
        <draw:frame draw:style-name="gr4" draw:text-style-name="P5" draw:layer="layout" svg:width="0.352cm" svg:height="0.412cm" svg:x="1.506cm" svg:y="7.5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196cm" svg:height="0.412cm" svg:x="2.007cm" svg:y="7.525cm">
          <draw:text-box>
            <text:p text:style-name="P1"><text:span text:style-name="T11">Éviter les recherches inutiles.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8.266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8.69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8.105cm" svg:height="0.412cm" svg:x="1.506cm" svg:y="9.427cm">
          <draw:text-box>
            <text:p text:style-name="P1"><text:span text:style-name="T6">Identification et contact, Conception, Éditorial</text:span></text:p>
          </draw:text-box>
        </draw:frame>
        <draw:frame draw:style-name="gr4" draw:text-style-name="P5" draw:layer="layout" svg:width="1.712cm" svg:height="0.412cm" svg:x="14.721cm" svg:y="9.427cm">
          <draw:text-box>
            <text:p text:style-name="P1"><text:span text:style-name="T6">RÈGLE 95</text:span></text:p>
          </draw:text-box>
        </draw:frame>
        <draw:frame draw:style-name="gr1" draw:text-style-name="P2" draw:layer="layout" svg:width="18.066cm" svg:height="0.497cm" svg:x="1.506cm" svg:y="10.547cm">
          <draw:text-box>
            <text:p text:style-name="P1"><text:span text:style-name="T7">Si <text:s text:c="2"/>le <text:s text:c="2"/>site <text:s text:c="2"/>est <text:s text:c="2"/>réservé <text:s text:c="2"/>ou <text:s text:c="2"/>destiné <text:s text:c="2"/>à <text:s text:c="2"/>un <text:s text:c="2"/>public <text:s text:c="2"/>spécifique, <text:s text:c="2"/>ce <text:s text:c="2"/>public <text:s text:c="2"/>est </text:span></text:p>
          </draw:text-box>
        </draw:frame>
        <draw:frame draw:style-name="gr1" draw:text-style-name="P2" draw:layer="layout" svg:width="8.989cm" svg:height="0.497cm" svg:x="1.506cm" svg:y="11.055cm">
          <draw:text-box>
            <text:p text:style-name="P1"><text:span text:style-name="T7">mentionné au moins sur la page d'accueil.</text:span></text:p>
          </draw:text-box>
        </draw:frame>
        <draw:frame draw:style-name="gr4" draw:text-style-name="P5" draw:layer="layout" svg:width="15.619cm" svg:height="0.412cm" svg:x="1.506cm" svg:y="12.207cm">
          <draw:text-box>
            <text:p text:style-name="P1"><text:span text:style-name="T8">Cette règle <text:s/>s’applique essentiellement lorsque la consultation des contenus peut poser </text:span></text:p>
          </draw:text-box>
        </draw:frame>
        <draw:frame draw:style-name="gr4" draw:text-style-name="P5" draw:layer="layout" svg:width="15.78cm" svg:height="0.412cm" svg:x="1.506cm" svg:y="12.63cm">
          <draw:text-box>
            <text:p text:style-name="P1"><text:span text:style-name="T8">des problèmes ou présenter des risques pour certaines catégories d’utilisateurs. Si votre </text:span></text:p>
          </draw:text-box>
        </draw:frame>
        <draw:frame draw:style-name="gr4" draw:text-style-name="P5" draw:layer="layout" svg:width="15.263cm" svg:height="0.412cm" svg:x="1.506cm" svg:y="13.054cm">
          <draw:text-box>
            <text:p text:style-name="P1"><text:span text:style-name="T8">site s’adresse à des plombiers, vous n’êtes pas obligé de le préciser. S’il présente des </text:span></text:p>
          </draw:text-box>
        </draw:frame>
        <draw:frame draw:style-name="gr4" draw:text-style-name="P5" draw:layer="layout" svg:width="10.331cm" svg:height="0.412cm" svg:x="1.506cm" svg:y="13.477cm">
          <draw:text-box>
            <text:p text:style-name="P1"><text:span text:style-name="T8">photos de plombiers nus, cela peut être en revanche utile.</text:span></text:p>
          </draw:text-box>
        </draw:frame>
        <draw:frame draw:style-name="gr5" draw:text-style-name="P6" draw:layer="layout" svg:width="2.026cm" svg:height="0.454cm" svg:x="1.506cm" svg:y="14.10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8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831cm" svg:height="0.412cm" svg:x="2.007cm" svg:y="14.884cm">
          <draw:text-box>
            <text:p text:style-name="P1"><text:span text:style-name="T11">Éviter des consultations inutiles. </text:span></text:p>
          </draw:text-box>
        </draw:frame>
        <draw:frame draw:style-name="gr4" draw:text-style-name="P5" draw:layer="layout" svg:width="0.352cm" svg:height="0.412cm" svg:x="1.506cm" svg:y="15.6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525cm" svg:height="0.412cm" svg:x="2.007cm" svg:y="15.622cm">
          <draw:text-box>
            <text:p text:style-name="P1"><text:span text:style-name="T11">Délivrer un avertissement aux utilisateurs.</text:span></text:p>
          </draw:text-box>
        </draw:frame>
        <draw:frame draw:style-name="gr4" draw:text-style-name="P5" draw:layer="layout" svg:width="9.044cm" svg:height="0.412cm" svg:x="1.506cm" svg:y="16.363cm">
          <draw:text-box>
            <text:p text:style-name="P1"><text:span text:style-name="T6">Identification et contact, Conception, Éditorial, SEO</text:span></text:p>
          </draw:text-box>
        </draw:frame>
        <draw:frame draw:style-name="gr4" draw:text-style-name="P5" draw:layer="layout" svg:width="1.712cm" svg:height="0.412cm" svg:x="14.721cm" svg:y="16.363cm">
          <draw:text-box>
            <text:p text:style-name="P1"><text:span text:style-name="T6">RÈGLE 96</text:span></text:p>
          </draw:text-box>
        </draw:frame>
        <draw:frame draw:style-name="gr1" draw:text-style-name="P2" draw:layer="layout" svg:width="14.577cm" svg:height="0.497cm" svg:x="1.506cm" svg:y="17.479cm">
          <draw:text-box>
            <text:p text:style-name="P1"><text:span text:style-name="T7">L'identité de l'auteur, de la société ou de l'organisation est indiquée.</text:span></text:p>
          </draw:text-box>
        </draw:frame>
        <draw:frame draw:style-name="gr4" draw:text-style-name="P5" draw:layer="layout" svg:width="17.338cm" svg:height="0.412cm" svg:x="1.506cm" svg:y="18.634cm">
          <draw:text-box>
            <text:p text:style-name="P1"><text:span text:style-name="T8">Dans <text:s text:c="2"/>de <text:s text:c="2"/>nombreux <text:s text:c="2"/>pays, <text:s text:c="2"/>il <text:s text:c="2"/>s’agit <text:s text:c="2"/>d’une <text:s text:c="2"/>obligation <text:s text:c="2"/>légale. <text:s text:c="2"/>Mais <text:s text:c="2"/>au-delà <text:s text:c="2"/>des <text:s text:c="2"/>aspects </text:span></text:p>
          </draw:text-box>
        </draw:frame>
        <draw:frame draw:style-name="gr4" draw:text-style-name="P5" draw:layer="layout" svg:width="15.318cm" svg:height="0.412cm" svg:x="1.506cm" svg:y="19.058cm">
          <draw:text-box>
            <text:p text:style-name="P1"><text:span text:style-name="T8">juridiques locaux, il est bon qu’une personne se porte garante des contenus du site et </text:span></text:p>
          </draw:text-box>
        </draw:frame>
        <draw:frame draw:style-name="gr4" draw:text-style-name="P5" draw:layer="layout" svg:width="6.056cm" svg:height="0.412cm" svg:x="1.506cm" svg:y="19.481cm">
          <draw:text-box>
            <text:p text:style-name="P1"><text:span text:style-name="T8">que cette personne soit identifiée.</text:span></text:p>
          </draw:text-box>
        </draw:frame>
        <draw:frame draw:style-name="gr5" draw:text-style-name="P6" draw:layer="layout" svg:width="2.026cm" svg:height="0.454cm" svg:x="1.506cm" svg:y="20.10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8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957cm" svg:height="0.412cm" svg:x="2.007cm" svg:y="20.885cm">
          <draw:text-box>
            <text:p text:style-name="P1"><text:span text:style-name="T11">Permettre <text:s text:c="2"/>aux <text:s text:c="2"/>utilisateurs <text:s text:c="2"/>d’identifier <text:s text:c="2"/>sans <text:s text:c="2"/>ambiguïté <text:s text:c="2"/>un <text:s text:c="2"/>interlocuteur <text:s text:c="2"/>physique </text:span></text:p>
          </draw:text-box>
        </draw:frame>
        <draw:frame draw:style-name="gr4" draw:text-style-name="P5" draw:layer="layout" svg:width="16.063cm" svg:height="0.412cm" svg:x="2.007cm" svg:y="21.309cm">
          <draw:text-box>
            <text:p text:style-name="P1"><text:span text:style-name="T11">capable <text:s text:c="2"/>de <text:s text:c="2"/>répondre <text:s text:c="2"/>aux <text:s text:c="2"/>questions <text:s text:c="2"/>éventuelles <text:s text:c="2"/>sur <text:s text:c="2"/>les <text:s text:c="2"/>contenus <text:s text:c="2"/>proposés, <text:s text:c="2"/>ou </text:span></text:p>
          </draw:text-box>
        </draw:frame>
        <draw:frame draw:style-name="gr4" draw:text-style-name="P5" draw:layer="layout" svg:width="9.006cm" svg:height="0.412cm" svg:x="2.007cm" svg:y="21.732cm">
          <draw:text-box>
            <text:p text:style-name="P1"><text:span text:style-name="T11">d’assumer les responsabilités liées à ces contenus.</text:span></text:p>
          </draw:text-box>
        </draw:frame>
        <draw:frame draw:style-name="gr4" draw:text-style-name="P5" draw:layer="layout" svg:width="0.352cm" svg:height="0.412cm" svg:x="1.506cm" svg:y="22.47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66cm" svg:height="0.412cm" svg:x="2.007cm" svg:y="22.473cm">
          <draw:text-box>
            <text:p text:style-name="P1"><text:span text:style-name="T11">Rassurer <text:s text:c="2"/>l'utilisateur <text:s text:c="2"/>en <text:s text:c="2"/>lui <text:s text:c="2"/>permettant <text:s text:c="2"/>d'identifier <text:s text:c="2"/>directement <text:s text:c="2"/>l'auteur <text:s text:c="2"/>(au <text:s text:c="2"/>sens </text:span></text:p>
          </draw:text-box>
        </draw:frame>
        <draw:frame draw:style-name="gr4" draw:text-style-name="P5" draw:layer="layout" svg:width="1.145cm" svg:height="0.412cm" svg:x="2.007cm" svg:y="22.896cm">
          <draw:text-box>
            <text:p text:style-name="P1"><text:span text:style-name="T11">large)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9.394cm" svg:x2="17.002cm" svg:y2="9.394cm">
          <text:p/>
        </draw:line>
        <draw:line draw:style-name="gr6" draw:text-style-name="P7" draw:layer="layout" svg:x1="17.002cm" svg:y1="9.957cm" svg:x2="1.502cm" svg:y2="9.957cm">
          <text:p/>
        </draw:line>
        <draw:line draw:style-name="gr6" draw:text-style-name="P7" draw:layer="layout" svg:x1="1.502cm" svg:y1="16.33cm" svg:x2="17.002cm" svg:y2="16.33cm">
          <text:p/>
        </draw:line>
        <draw:line draw:style-name="gr6" draw:text-style-name="P7" draw:layer="layout" svg:x1="17.002cm" svg:y1="16.892cm" svg:x2="1.502cm" svg:y2="16.892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9.394cm" svg:x2="17.002cm" svg:y2="9.394cm">
          <text:p/>
        </draw:line>
        <draw:line draw:style-name="gr6" draw:text-style-name="P7" draw:layer="layout" svg:x1="17.002cm" svg:y1="9.957cm" svg:x2="1.502cm" svg:y2="9.957cm">
          <text:p/>
        </draw:line>
        <draw:line draw:style-name="gr6" draw:text-style-name="P7" draw:layer="layout" svg:x1="1.502cm" svg:y1="16.33cm" svg:x2="17.002cm" svg:y2="16.33cm">
          <text:p/>
        </draw:line>
        <draw:line draw:style-name="gr6" draw:text-style-name="P7" draw:layer="layout" svg:x1="17.002cm" svg:y1="16.892cm" svg:x2="1.502cm" svg:y2="16.89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48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501cm" svg:height="0.412cm" svg:x="2.007cm" svg:y="2.05cm">
          <draw:text-box>
            <text:p text:style-name="P1"><text:span text:style-name="T11">Limiter les risques de défiance.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2.791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3.215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5.957cm" svg:height="0.412cm" svg:x="1.506cm" svg:y="4.911cm">
          <draw:text-box>
            <text:p text:style-name="P1"><text:span text:style-name="T6">Identification et contact, Développement, Éditorial, Accessibilité, Vie privée, SEORÈGLE 97</text:span></text:p>
          </draw:text-box>
        </draw:frame>
        <draw:frame draw:style-name="gr1" draw:text-style-name="P2" draw:layer="layout" svg:width="10.712cm" svg:height="0.497cm" svg:x="1.506cm" svg:y="6.031cm">
          <draw:text-box>
            <text:p text:style-name="P1"><text:span text:style-name="T7">Le titre de chaque page permet d'identifier le site.</text:span></text:p>
          </draw:text-box>
        </draw:frame>
        <draw:frame draw:style-name="gr4" draw:text-style-name="P5" draw:layer="layout" svg:width="15.979cm" svg:height="0.412cm" svg:x="1.506cm" svg:y="7.183cm">
          <draw:text-box>
            <text:p text:style-name="P1"><text:span text:style-name="T8">Le titre d’une page web est amené à s’afficher dans divers endroits : navigateurs, favoris, </text:span></text:p>
          </draw:text-box>
        </draw:frame>
        <draw:frame draw:style-name="gr4" draw:text-style-name="P5" draw:layer="layout" svg:width="15.949cm" svg:height="0.412cm" svg:x="1.506cm" svg:y="7.607cm">
          <draw:text-box>
            <text:p text:style-name="P1"><text:span text:style-name="T8">titre d’un contenu partagé via les réseaux sociaux, etc. Si chacun de ces titres contient le </text:span></text:p>
          </draw:text-box>
        </draw:frame>
        <draw:frame draw:style-name="gr4" draw:text-style-name="P5" draw:layer="layout" svg:width="17.012cm" svg:height="0.412cm" svg:x="1.506cm" svg:y="8.03cm">
          <draw:text-box>
            <text:p text:style-name="P1"><text:span text:style-name="T8">nom <text:s text:c="2"/>de <text:s text:c="2"/>votre <text:s text:c="2"/>site, <text:s text:c="2"/>les <text:s text:c="2"/>utilisateurs <text:s text:c="2"/>pourront <text:s text:c="2"/>l’identifier <text:s text:c="2"/>plus <text:s text:c="2"/>facilement <text:s text:c="2"/>et <text:s text:c="2"/>retrouver </text:span></text:p>
          </draw:text-box>
        </draw:frame>
        <draw:frame draw:style-name="gr4" draw:text-style-name="P5" draw:layer="layout" svg:width="7.757cm" svg:height="0.412cm" svg:x="1.506cm" svg:y="8.453cm">
          <draw:text-box>
            <text:p text:style-name="P1"><text:span text:style-name="T8">rapidement les contenus qui s’y rapportent.</text:span></text:p>
          </draw:text-box>
        </draw:frame>
        <draw:frame draw:style-name="gr5" draw:text-style-name="P6" draw:layer="layout" svg:width="2.026cm" svg:height="0.454cm" svg:x="1.506cm" svg:y="9.08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86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01cm" svg:height="0.412cm" svg:x="2.007cm" svg:y="9.861cm">
          <draw:text-box>
            <text:p text:style-name="P1"><text:span text:style-name="T11">Permettre aux utilisateurs d'identifier immédiatement le site dans les onglets, les </text:span></text:p>
          </draw:text-box>
        </draw:frame>
        <draw:frame draw:style-name="gr4" draw:text-style-name="P5" draw:layer="layout" svg:width="13.248cm" svg:height="0.412cm" svg:x="2.007cm" svg:y="10.284cm">
          <draw:text-box>
            <text:p text:style-name="P1"><text:span text:style-name="T11">favoris, dans la fenêtre du navigateur ou encore dans les lecteurs d'écran. </text:span></text:p>
          </draw:text-box>
        </draw:frame>
        <draw:frame draw:style-name="gr4" draw:text-style-name="P5" draw:layer="layout" svg:width="0.352cm" svg:height="0.412cm" svg:x="1.506cm" svg:y="11.0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74cm" svg:height="0.412cm" svg:x="2.007cm" svg:y="11.022cm">
          <draw:text-box>
            <text:p text:style-name="P1"><text:span text:style-name="T11">Améliorer le référencement du site et sa présentation dans les moteurs de recherche.</text:span></text:p>
          </draw:text-box>
        </draw:frame>
        <draw:frame draw:style-name="gr4" draw:text-style-name="P5" draw:layer="layout" svg:width="0.352cm" svg:height="0.412cm" svg:x="1.506cm" svg:y="11.7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11.762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2.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2.5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2.923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1.216cm" svg:height="0.412cm" svg:x="1.506cm" svg:y="14.623cm">
          <draw:text-box>
            <text:p text:style-name="P1"><text:span text:style-name="T6">Identification et contact, Éditorial, Accessibilité, Vie privée, SEO</text:span></text:p>
          </draw:text-box>
        </draw:frame>
        <draw:frame draw:style-name="gr4" draw:text-style-name="P5" draw:layer="layout" svg:width="1.712cm" svg:height="0.412cm" svg:x="14.721cm" svg:y="14.623cm">
          <draw:text-box>
            <text:p text:style-name="P1"><text:span text:style-name="T6">RÈGLE 98</text:span></text:p>
          </draw:text-box>
        </draw:frame>
        <draw:frame draw:style-name="gr1" draw:text-style-name="P2" draw:layer="layout" svg:width="12.029cm" svg:height="0.497cm" svg:x="1.506cm" svg:y="15.74cm">
          <draw:text-box>
            <text:p text:style-name="P1"><text:span text:style-name="T7">Le titre de chaque page permet d'identifier son contenu.</text:span></text:p>
          </draw:text-box>
        </draw:frame>
        <draw:frame draw:style-name="gr4" draw:text-style-name="P5" draw:layer="layout" svg:width="15.877cm" svg:height="0.412cm" svg:x="1.506cm" svg:y="16.895cm">
          <draw:text-box>
            <text:p text:style-name="P1"><text:span text:style-name="T8">Identifier le site en regardant le titre d’une page, c’est bien, mais comprendre très vite la </text:span></text:p>
          </draw:text-box>
        </draw:frame>
        <draw:frame draw:style-name="gr4" draw:text-style-name="P5" draw:layer="layout" svg:width="15.052cm" svg:height="0.412cm" svg:x="1.506cm" svg:y="17.319cm">
          <draw:text-box>
            <text:p text:style-name="P1"><text:span text:style-name="T8">nature du contenu d’une page, c’est encore mieux. Et ce ne sont pas les moteurs de </text:span></text:p>
          </draw:text-box>
        </draw:frame>
        <draw:frame draw:style-name="gr4" draw:text-style-name="P5" draw:layer="layout" svg:width="5.823cm" svg:height="0.412cm" svg:x="1.506cm" svg:y="17.742cm">
          <draw:text-box>
            <text:p text:style-name="P1"><text:span text:style-name="T8">recherche qui diront le contraire.</text:span></text:p>
          </draw:text-box>
        </draw:frame>
        <draw:frame draw:style-name="gr5" draw:text-style-name="P6" draw:layer="layout" svg:width="2.026cm" svg:height="0.454cm" svg:x="1.506cm" svg:y="18.36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9.1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38cm" svg:height="0.412cm" svg:x="2.007cm" svg:y="19.146cm">
          <draw:text-box>
            <text:p text:style-name="P1"><text:span text:style-name="T11">Permettre <text:s text:c="2"/>aux <text:s text:c="2"/>utilisateurs <text:s text:c="2"/>d'identifier <text:s text:c="2"/>immédiatement <text:s text:c="2"/>la <text:s text:c="2"/>nature <text:s text:c="2"/>des <text:s text:c="2"/>contenus <text:s text:c="2"/>de </text:span></text:p>
          </draw:text-box>
        </draw:frame>
        <draw:frame draw:style-name="gr4" draw:text-style-name="P5" draw:layer="layout" svg:width="14.713cm" svg:height="0.412cm" svg:x="2.007cm" svg:y="19.569cm">
          <draw:text-box>
            <text:p text:style-name="P1"><text:span text:style-name="T11">chaque page dans les onglets, les favoris, dans la fenêtre du navigateur ou encore </text:span></text:p>
          </draw:text-box>
        </draw:frame>
        <draw:frame draw:style-name="gr4" draw:text-style-name="P5" draw:layer="layout" svg:width="4.515cm" svg:height="0.412cm" svg:x="2.007cm" svg:y="19.993cm">
          <draw:text-box>
            <text:p text:style-name="P1"><text:span text:style-name="T11">dans les lecteurs d'écran.</text:span></text:p>
          </draw:text-box>
        </draw:frame>
        <draw:frame draw:style-name="gr4" draw:text-style-name="P5" draw:layer="layout" svg:width="0.352cm" svg:height="0.412cm" svg:x="1.506cm" svg:y="20.73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597cm" svg:height="0.412cm" svg:x="2.007cm" svg:y="20.733cm">
          <draw:text-box>
            <text:p text:style-name="P1"><text:span text:style-name="T11">Améliorer <text:s text:c="2"/>le <text:s text:c="2"/>référencement <text:s text:c="2"/>des <text:s text:c="2"/>pages <text:s text:c="2"/>et <text:s text:c="2"/>leur <text:s text:c="2"/>présentation <text:s text:c="2"/>dans <text:s text:c="2"/>les <text:s text:c="2"/>moteurs <text:s text:c="2"/>de </text:span></text:p>
          </draw:text-box>
        </draw:frame>
        <draw:frame draw:style-name="gr4" draw:text-style-name="P5" draw:layer="layout" svg:width="1.886cm" svg:height="0.412cm" svg:x="2.007cm" svg:y="21.157cm">
          <draw:text-box>
            <text:p text:style-name="P1"><text:span text:style-name="T11">recherche.</text:span></text:p>
          </draw:text-box>
        </draw:frame>
        <draw:frame draw:style-name="gr4" draw:text-style-name="P5" draw:layer="layout" svg:width="0.352cm" svg:height="0.412cm" svg:x="1.506cm" svg:y="21.89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21.894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22.63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22.635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23.058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878cm" svg:x2="17.002cm" svg:y2="4.878cm">
          <text:p/>
        </draw:line>
        <draw:line draw:style-name="gr6" draw:text-style-name="P7" draw:layer="layout" svg:x1="17.002cm" svg:y1="5.441cm" svg:x2="1.502cm" svg:y2="5.441cm">
          <text:p/>
        </draw:line>
        <draw:line draw:style-name="gr6" draw:text-style-name="P7" draw:layer="layout" svg:x1="1.502cm" svg:y1="14.59cm" svg:x2="17.002cm" svg:y2="14.59cm">
          <text:p/>
        </draw:line>
        <draw:line draw:style-name="gr6" draw:text-style-name="P7" draw:layer="layout" svg:x1="17.002cm" svg:y1="15.153cm" svg:x2="1.502cm" svg:y2="15.153cm">
          <text:p/>
        </draw:line>
        <draw:line draw:style-name="gr6" draw:text-style-name="P7" draw:layer="layout" svg:x1="1.502cm" svg:y1="4.878cm" svg:x2="17.002cm" svg:y2="4.878cm">
          <text:p/>
        </draw:line>
        <draw:line draw:style-name="gr6" draw:text-style-name="P7" draw:layer="layout" svg:x1="17.002cm" svg:y1="5.441cm" svg:x2="1.502cm" svg:y2="5.441cm">
          <text:p/>
        </draw:line>
        <draw:line draw:style-name="gr6" draw:text-style-name="P7" draw:layer="layout" svg:x1="1.502cm" svg:y1="14.59cm" svg:x2="17.002cm" svg:y2="14.59cm">
          <text:p/>
        </draw:line>
        <draw:line draw:style-name="gr6" draw:text-style-name="P7" draw:layer="layout" svg:x1="17.002cm" svg:y1="15.153cm" svg:x2="1.502cm" svg:y2="15.15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49" draw:style-name="dp1" draw:master-page-name="master-page65">
        <draw:frame draw:style-name="gr4" draw:text-style-name="P5" draw:layer="layout" svg:width="9.464cm" svg:height="0.412cm" svg:x="1.506cm" svg:y="3.01cm">
          <draw:text-box>
            <text:p text:style-name="P1"><text:span text:style-name="T6">Identification et contact, Conception, Développement</text:span></text:p>
          </draw:text-box>
        </draw:frame>
        <draw:frame draw:style-name="gr4" draw:text-style-name="P5" draw:layer="layout" svg:width="1.712cm" svg:height="0.412cm" svg:x="14.721cm" svg:y="3.01cm">
          <draw:text-box>
            <text:p text:style-name="P1"><text:span text:style-name="T6">RÈGLE 99</text:span></text:p>
          </draw:text-box>
        </draw:frame>
        <draw:frame draw:style-name="gr1" draw:text-style-name="P2" draw:layer="layout" svg:width="15.5cm" svg:height="0.497cm" svg:x="1.506cm" svg:y="4.126cm">
          <draw:text-box>
            <text:p text:style-name="P1"><text:span text:style-name="T7">Le code source des pages contient un appel valide à une icône de favori.</text:span></text:p>
          </draw:text-box>
        </draw:frame>
        <draw:frame draw:style-name="gr4" draw:text-style-name="P5" draw:layer="layout" svg:width="14.844cm" svg:height="0.412cm" svg:x="1.506cm" svg:y="5.282cm">
          <draw:text-box>
            <text:p text:style-name="P1"><text:span text:style-name="T8">L’icône de favori est la petite image qui s’affiche dans votre navigateur et dans vos </text:span></text:p>
          </draw:text-box>
        </draw:frame>
        <draw:frame draw:style-name="gr4" draw:text-style-name="P5" draw:layer="layout" svg:width="15.585cm" svg:height="0.412cm" svg:x="1.506cm" svg:y="5.705cm">
          <draw:text-box>
            <text:p text:style-name="P1"><text:span text:style-name="T8">marques-pages ou favoris. Elle mérite d’être bien traitée car elle joue un rôle important </text:span></text:p>
          </draw:text-box>
        </draw:frame>
        <draw:frame draw:style-name="gr4" draw:text-style-name="P5" draw:layer="layout" svg:width="7.368cm" svg:height="0.412cm" svg:x="1.506cm" svg:y="6.128cm">
          <draw:text-box>
            <text:p text:style-name="P1"><text:span text:style-name="T8">dans l’identification durable de votre site.</text:span></text:p>
          </draw:text-box>
        </draw:frame>
        <draw:frame draw:style-name="gr5" draw:text-style-name="P6" draw:layer="layout" svg:width="2.026cm" svg:height="0.454cm" svg:x="1.506cm" svg:y="6.75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53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179cm" svg:height="0.412cm" svg:x="2.007cm" svg:y="7.533cm">
          <draw:text-box>
            <text:p text:style-name="P1"><text:span text:style-name="T11">Améliorer l'identification visuelle du site et de ses pages. </text:span></text:p>
          </draw:text-box>
        </draw:frame>
        <draw:frame draw:style-name="gr4" draw:text-style-name="P5" draw:layer="layout" svg:width="0.352cm" svg:height="0.412cm" svg:x="1.506cm" svg:y="8.27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888cm" svg:height="0.412cm" svg:x="2.007cm" svg:y="8.273cm">
          <draw:text-box>
            <text:p text:style-name="P1"><text:span text:style-name="T11">Faciliter l'identification dans le navigateur et dans les favoris ou signets. </text:span></text:p>
          </draw:text-box>
        </draw:frame>
        <draw:frame draw:style-name="gr4" draw:text-style-name="P5" draw:layer="layout" svg:width="0.352cm" svg:height="0.412cm" svg:x="1.506cm" svg:y="9.01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78cm" svg:height="0.412cm" svg:x="2.007cm" svg:y="9.011cm">
          <draw:text-box>
            <text:p text:style-name="P1"><text:span text:style-name="T11">Permettre l'affichage, l'appel, et la mémorisation éventuelle de l'icône de favori par </text:span></text:p>
          </draw:text-box>
        </draw:frame>
        <draw:frame draw:style-name="gr4" draw:text-style-name="P5" draw:layer="layout" svg:width="3.681cm" svg:height="0.412cm" svg:x="2.007cm" svg:y="9.434cm">
          <draw:text-box>
            <text:p text:style-name="P1"><text:span text:style-name="T11">tous les navigateurs.</text:span></text:p>
          </draw:text-box>
        </draw:frame>
        <draw:frame draw:style-name="gr4" draw:text-style-name="P5" draw:layer="layout" svg:width="9.044cm" svg:height="0.412cm" svg:x="1.506cm" svg:y="11.134cm">
          <draw:text-box>
            <text:p text:style-name="P1"><text:span text:style-name="T6">Identification et contact, Conception, Éditorial, SEO</text:span></text:p>
          </draw:text-box>
        </draw:frame>
        <draw:frame draw:style-name="gr4" draw:text-style-name="P5" draw:layer="layout" svg:width="1.937cm" svg:height="0.412cm" svg:x="14.531cm" svg:y="11.134cm">
          <draw:text-box>
            <text:p text:style-name="P1"><text:span text:style-name="T6">RÈGLE 100</text:span></text:p>
          </draw:text-box>
        </draw:frame>
        <draw:frame draw:style-name="gr1" draw:text-style-name="P2" draw:layer="layout" svg:width="16.355cm" svg:height="0.497cm" svg:x="1.506cm" svg:y="12.251cm">
          <draw:text-box>
            <text:p text:style-name="P1"><text:span text:style-name="T7">L'adresse complète et le numéro de téléphone des sociétés et organisations </text:span></text:p>
          </draw:text-box>
        </draw:frame>
        <draw:frame draw:style-name="gr1" draw:text-style-name="P2" draw:layer="layout" svg:width="10.293cm" svg:height="0.497cm" svg:x="1.506cm" svg:y="12.759cm">
          <draw:text-box>
            <text:p text:style-name="P1"><text:span text:style-name="T7">sont disponibles depuis toutes les pages du site.</text:span></text:p>
          </draw:text-box>
        </draw:frame>
        <draw:frame draw:style-name="gr4" draw:text-style-name="P5" draw:layer="layout" svg:width="15.898cm" svg:height="0.412cm" svg:x="1.506cm" svg:y="13.914cm">
          <draw:text-box>
            <text:p text:style-name="P1"><text:span text:style-name="T8">De nombreux internautes se rendent sur un site pour chercher l’adresse ou le numéro de </text:span></text:p>
          </draw:text-box>
        </draw:frame>
        <draw:frame draw:style-name="gr4" draw:text-style-name="P5" draw:layer="layout" svg:width="15.073cm" svg:height="0.412cm" svg:x="1.506cm" svg:y="14.338cm">
          <draw:text-box>
            <text:p text:style-name="P1"><text:span text:style-name="T8">téléphone de l’entité. Faites-leur gagner du temps en donnant immédiatement cette </text:span></text:p>
          </draw:text-box>
        </draw:frame>
        <draw:frame draw:style-name="gr4" draw:text-style-name="P5" draw:layer="layout" svg:width="2.153cm" svg:height="0.412cm" svg:x="1.506cm" svg:y="14.761cm">
          <draw:text-box>
            <text:p text:style-name="P1"><text:span text:style-name="T8">information.</text:span></text:p>
          </draw:text-box>
        </draw:frame>
        <draw:frame draw:style-name="gr5" draw:text-style-name="P6" draw:layer="layout" svg:width="2.026cm" svg:height="0.454cm" svg:x="1.506cm" svg:y="15.38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16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64cm" svg:height="0.412cm" svg:x="2.007cm" svg:y="16.165cm">
          <draw:text-box>
            <text:p text:style-name="P1"><text:span text:style-name="T11">Donner aux utilisateurs qui le souhaitent la possibilité d'accéder sans difficulté aux </text:span></text:p>
          </draw:text-box>
        </draw:frame>
        <draw:frame draw:style-name="gr4" draw:text-style-name="P5" draw:layer="layout" svg:width="8.083cm" svg:height="0.412cm" svg:x="2.007cm" svg:y="16.588cm">
          <draw:text-box>
            <text:p text:style-name="P1"><text:span text:style-name="T11">moyens de contact téléphoniques et postaux.</text:span></text:p>
          </draw:text-box>
        </draw:frame>
        <draw:frame draw:style-name="gr4" draw:text-style-name="P5" draw:layer="layout" svg:width="0.352cm" svg:height="0.412cm" svg:x="1.506cm" svg:y="17.32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7.329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7.753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11.101cm" svg:x2="17.002cm" svg:y2="11.101cm">
          <text:p/>
        </draw:line>
        <draw:line draw:style-name="gr6" draw:text-style-name="P7" draw:layer="layout" svg:x1="17.002cm" svg:y1="11.664cm" svg:x2="1.502cm" svg:y2="11.664cm">
          <text:p/>
        </draw:lin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11.101cm" svg:x2="17.002cm" svg:y2="11.101cm">
          <text:p/>
        </draw:line>
        <draw:line draw:style-name="gr6" draw:text-style-name="P7" draw:layer="layout" svg:x1="17.002cm" svg:y1="11.664cm" svg:x2="1.502cm" svg:y2="11.66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50" draw:style-name="dp1" draw:master-page-name="master-page75">
        <draw:frame draw:style-name="gr4" draw:text-style-name="P5" draw:layer="layout" svg:width="5.886cm" svg:height="0.412cm" svg:x="1.506cm" svg:y="2.156cm">
          <draw:text-box>
            <text:p text:style-name="P1"><text:span text:style-name="T6">Identification et contact, Éditorial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01</text:span></text:p>
          </draw:text-box>
        </draw:frame>
        <draw:frame draw:style-name="gr1" draw:text-style-name="P2" draw:layer="layout" svg:width="17.113cm" svg:height="0.497cm" svg:x="1.506cm" svg:y="3.276cm">
          <draw:text-box>
            <text:p text:style-name="P1"><text:span text:style-name="T7">Le <text:s text:c="2"/>numéro <text:s text:c="2"/>d'immatriculation <text:s text:c="2"/>délivré <text:s text:c="2"/>aux <text:s text:c="2"/>sociétés <text:s text:c="2"/>ou <text:s text:c="2"/>organisations <text:s text:c="2"/>au </text:span></text:p>
          </draw:text-box>
        </draw:frame>
        <draw:frame draw:style-name="gr1" draw:text-style-name="P2" draw:layer="layout" svg:width="15.89cm" svg:height="0.497cm" svg:x="1.506cm" svg:y="3.784cm">
          <draw:text-box>
            <text:p text:style-name="P1"><text:span text:style-name="T7">terme des procédures légales d'enregistrement en vigueur dans leur pays </text:span></text:p>
          </draw:text-box>
        </draw:frame>
        <draw:frame draw:style-name="gr1" draw:text-style-name="P2" draw:layer="layout" svg:width="2.487cm" svg:height="0.497cm" svg:x="1.506cm" svg:y="4.292cm">
          <draw:text-box>
            <text:p text:style-name="P1"><text:span text:style-name="T7">est indiqué.</text:span></text:p>
          </draw:text-box>
        </draw:frame>
        <draw:frame draw:style-name="gr4" draw:text-style-name="P5" draw:layer="layout" svg:width="15.301cm" svg:height="0.412cm" svg:x="1.506cm" svg:y="5.444cm">
          <draw:text-box>
            <text:p text:style-name="P1"><text:span text:style-name="T8">Sur Internet, une société peut être totalement fictive. La simple mention d’un numéro </text:span></text:p>
          </draw:text-box>
        </draw:frame>
        <draw:frame draw:style-name="gr4" draw:text-style-name="P5" draw:layer="layout" svg:width="11.356cm" svg:height="0.412cm" svg:x="1.506cm" svg:y="5.867cm">
          <draw:text-box>
            <text:p text:style-name="P1"><text:span text:style-name="T8">officiel permet de donner un indice sur sa réalité administrative.</text:span></text:p>
          </draw:text-box>
        </draw:frame>
        <draw:frame draw:style-name="gr5" draw:text-style-name="P6" draw:layer="layout" svg:width="2.026cm" svg:height="0.454cm" svg:x="1.506cm" svg:y="6.49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2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864cm" svg:height="0.412cm" svg:x="2.007cm" svg:y="7.275cm">
          <draw:text-box>
            <text:p text:style-name="P1"><text:span text:style-name="T11">Fournir <text:s text:c="2"/>aux <text:s text:c="2"/>utilisateurs <text:s text:c="2"/>une <text:s text:c="2"/>indication <text:s text:c="2"/>vérifiable <text:s text:c="2"/>de <text:s text:c="2"/>l'existence <text:s text:c="2"/>officielle <text:s text:c="2"/>de <text:s text:c="2"/>la </text:span></text:p>
          </draw:text-box>
        </draw:frame>
        <draw:frame draw:style-name="gr4" draw:text-style-name="P5" draw:layer="layout" svg:width="8.587cm" svg:height="0.412cm" svg:x="2.007cm" svg:y="7.698cm">
          <draw:text-box>
            <text:p text:style-name="P1"><text:span text:style-name="T11">structure qui propose les contenus ou le service.</text:span></text:p>
          </draw:text-box>
        </draw:frame>
        <draw:frame draw:style-name="gr4" draw:text-style-name="P5" draw:layer="layout" svg:width="8.105cm" svg:height="0.412cm" svg:x="1.506cm" svg:y="9.395cm">
          <draw:text-box>
            <text:p text:style-name="P1"><text:span text:style-name="T6">Identification et contact, Conception, Éditorial</text:span></text:p>
          </draw:text-box>
        </draw:frame>
        <draw:frame draw:style-name="gr4" draw:text-style-name="P5" draw:layer="layout" svg:width="1.937cm" svg:height="0.412cm" svg:x="14.531cm" svg:y="9.395cm">
          <draw:text-box>
            <text:p text:style-name="P1"><text:span text:style-name="T6">RÈGLE 102</text:span></text:p>
          </draw:text-box>
        </draw:frame>
        <draw:frame draw:style-name="gr1" draw:text-style-name="P2" draw:layer="layout" svg:width="10.814cm" svg:height="0.497cm" svg:x="1.506cm" svg:y="10.515cm">
          <draw:text-box>
            <text:p text:style-name="P1"><text:span text:style-name="T7">Le site propose au moins deux moyens de contact.</text:span></text:p>
          </draw:text-box>
        </draw:frame>
        <draw:frame draw:style-name="gr4" draw:text-style-name="P5" draw:layer="layout" svg:width="15.416cm" svg:height="0.412cm" svg:x="1.506cm" svg:y="11.667cm">
          <draw:text-box>
            <text:p text:style-name="P1"><text:span text:style-name="T8">Mettre à la disposition des internautes un formulaire de contact ou un numéro de télé- </text:span></text:p>
          </draw:text-box>
        </draw:frame>
        <draw:frame draw:style-name="gr4" draw:text-style-name="P5" draw:layer="layout" svg:width="15.339cm" svg:height="0.412cm" svg:x="1.506cm" svg:y="12.09cm">
          <draw:text-box>
            <text:p text:style-name="P1"><text:span text:style-name="T8">phone, c’est une bonne chose. Cependant, l’un des deux peut être en défaut ou poser </text:span></text:p>
          </draw:text-box>
        </draw:frame>
        <draw:frame draw:style-name="gr4" draw:text-style-name="P5" draw:layer="layout" svg:width="4.049cm" svg:height="0.412cm" svg:x="1.506cm" svg:y="12.514cm">
          <draw:text-box>
            <text:p text:style-name="P1"><text:span text:style-name="T8">problème aux usagers.</text:span></text:p>
          </draw:text-box>
        </draw:frame>
        <draw:frame draw:style-name="gr5" draw:text-style-name="P6" draw:layer="layout" svg:width="2.026cm" svg:height="0.454cm" svg:x="1.506cm" svg:y="13.14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9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451cm" svg:height="0.412cm" svg:x="2.007cm" svg:y="13.921cm">
          <draw:text-box>
            <text:p text:style-name="P1"><text:span text:style-name="T11">Optimiser les possibilités de retour d’information de la part des utilisateurs. </text:span></text:p>
          </draw:text-box>
        </draw:frame>
        <draw:frame draw:style-name="gr4" draw:text-style-name="P5" draw:layer="layout" svg:width="0.352cm" svg:height="0.412cm" svg:x="1.506cm" svg:y="14.6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14cm" svg:height="0.412cm" svg:x="2.007cm" svg:y="14.659cm">
          <draw:text-box>
            <text:p text:style-name="P1"><text:span text:style-name="T11">Éviter de mettre l’utilisateur en difficulté en cas d’indisponibilité ou de problèmes </text:span></text:p>
          </draw:text-box>
        </draw:frame>
        <draw:frame draw:style-name="gr4" draw:text-style-name="P5" draw:layer="layout" svg:width="7.711cm" svg:height="0.412cm" svg:x="2.007cm" svg:y="15.082cm">
          <draw:text-box>
            <text:p text:style-name="P1"><text:span text:style-name="T11">d’utilisation de l’un des moyens de contact.</text:span></text:p>
          </draw:text-box>
        </draw:frame>
        <draw:frame draw:style-name="gr4" draw:text-style-name="P5" draw:layer="layout" svg:width="8.105cm" svg:height="0.412cm" svg:x="1.506cm" svg:y="16.782cm">
          <draw:text-box>
            <text:p text:style-name="P1"><text:span text:style-name="T6">Identification et contact, Conception, Éditorial</text:span></text:p>
          </draw:text-box>
        </draw:frame>
        <draw:frame draw:style-name="gr4" draw:text-style-name="P5" draw:layer="layout" svg:width="1.937cm" svg:height="0.412cm" svg:x="14.531cm" svg:y="16.782cm">
          <draw:text-box>
            <text:p text:style-name="P1"><text:span text:style-name="T6">RÈGLE 103</text:span></text:p>
          </draw:text-box>
        </draw:frame>
        <draw:frame draw:style-name="gr1" draw:text-style-name="P2" draw:layer="layout" svg:width="13.934cm" svg:height="0.497cm" svg:x="1.506cm" svg:y="17.899cm">
          <draw:text-box>
            <text:p text:style-name="P1"><text:span text:style-name="T7">Les délais de réponse aux demandes d'information sont indiqués.</text:span></text:p>
          </draw:text-box>
        </draw:frame>
        <draw:frame draw:style-name="gr4" draw:text-style-name="P5" draw:layer="layout" svg:width="15.847cm" svg:height="0.412cm" svg:x="1.506cm" svg:y="19.054cm">
          <draw:text-box>
            <text:p text:style-name="P1"><text:span text:style-name="T8">La simple mention d’un délai de réponse permet de lever beaucoup d’inquiétudes. Avant </text:span></text:p>
          </draw:text-box>
        </draw:frame>
        <draw:frame draw:style-name="gr4" draw:text-style-name="P5" draw:layer="layout" svg:width="17.583cm" svg:height="0.412cm" svg:x="1.506cm" svg:y="19.478cm">
          <draw:text-box>
            <text:p text:style-name="P1"><text:span text:style-name="T8">l’expiration <text:s text:c="2"/>de <text:s text:c="2"/>ce <text:s text:c="2"/>délai, <text:s text:c="2"/>un <text:s text:c="2"/>internaute <text:s text:c="2"/>ne <text:s text:c="2"/>s’inquiètera <text:s text:c="2"/>pas <text:s text:c="2"/>de <text:s text:c="2"/>ne <text:s text:c="2"/>pas <text:s text:c="2"/>avoir <text:s text:c="2"/>reçu <text:s text:c="2"/>de </text:span></text:p>
          </draw:text-box>
        </draw:frame>
        <draw:frame draw:style-name="gr4" draw:text-style-name="P5" draw:layer="layout" svg:width="1.534cm" svg:height="0.412cm" svg:x="1.506cm" svg:y="19.901cm">
          <draw:text-box>
            <text:p text:style-name="P1"><text:span text:style-name="T8">réponse.</text:span></text:p>
          </draw:text-box>
        </draw:frame>
        <draw:frame draw:style-name="gr5" draw:text-style-name="P6" draw:layer="layout" svg:width="2.026cm" svg:height="0.454cm" svg:x="1.506cm" svg:y="20.52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3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2cm" svg:height="0.412cm" svg:x="2.007cm" svg:y="21.305cm">
          <draw:text-box>
            <text:p text:style-name="P1"><text:span text:style-name="T11">Informer les utilisateurs sur les délais chiffrés de réponse.</text:span></text:p>
          </draw:text-box>
        </draw:frame>
        <draw:frame draw:style-name="gr4" draw:text-style-name="P5" draw:layer="layout" svg:width="0.352cm" svg:height="0.412cm" svg:x="1.506cm" svg:y="22.0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128cm" svg:height="0.412cm" svg:x="2.007cm" svg:y="22.046cm">
          <draw:text-box>
            <text:p text:style-name="P1"><text:span text:style-name="T11"><text:s/></text:span><text:span text:style-name="T11">Limiter les risques de relance de la part des utilisateurs. </text:span></text:p>
          </draw:text-box>
        </draw:frame>
        <draw:frame draw:style-name="gr4" draw:text-style-name="P5" draw:layer="layout" svg:width="0.352cm" svg:height="0.412cm" svg:x="1.506cm" svg:y="22.7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742cm" svg:height="0.412cm" svg:x="2.007cm" svg:y="22.783cm">
          <draw:text-box>
            <text:p text:style-name="P1"><text:span text:style-name="T11">Rassurer sur la capacité à prendre en compte les demandes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362cm" svg:x2="17.002cm" svg:y2="9.362cm">
          <text:p/>
        </draw:line>
        <draw:line draw:style-name="gr6" draw:text-style-name="P7" draw:layer="layout" svg:x1="17.002cm" svg:y1="9.925cm" svg:x2="1.502cm" svg:y2="9.925cm">
          <text:p/>
        </draw:line>
        <draw:line draw:style-name="gr6" draw:text-style-name="P7" draw:layer="layout" svg:x1="1.502cm" svg:y1="16.749cm" svg:x2="17.002cm" svg:y2="16.749cm">
          <text:p/>
        </draw:line>
        <draw:line draw:style-name="gr6" draw:text-style-name="P7" draw:layer="layout" svg:x1="17.002cm" svg:y1="17.312cm" svg:x2="1.502cm" svg:y2="17.312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362cm" svg:x2="17.002cm" svg:y2="9.362cm">
          <text:p/>
        </draw:line>
        <draw:line draw:style-name="gr6" draw:text-style-name="P7" draw:layer="layout" svg:x1="17.002cm" svg:y1="9.925cm" svg:x2="1.502cm" svg:y2="9.925cm">
          <text:p/>
        </draw:line>
        <draw:line draw:style-name="gr6" draw:text-style-name="P7" draw:layer="layout" svg:x1="1.502cm" svg:y1="16.749cm" svg:x2="17.002cm" svg:y2="16.749cm">
          <text:p/>
        </draw:line>
        <draw:line draw:style-name="gr6" draw:text-style-name="P7" draw:layer="layout" svg:x1="17.002cm" svg:y1="17.312cm" svg:x2="1.502cm" svg:y2="17.31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51" draw:style-name="dp1" draw:master-page-name="master-page65">
        <draw:frame draw:style-name="gr4" draw:text-style-name="P5" draw:layer="layout" svg:width="8.105cm" svg:height="0.412cm" svg:x="1.506cm" svg:y="3.01cm">
          <draw:text-box>
            <text:p text:style-name="P1"><text:span text:style-name="T6">Identification et contact, Conception, Éditorial</text:span></text:p>
          </draw:text-box>
        </draw:frame>
        <draw:frame draw:style-name="gr4" draw:text-style-name="P5" draw:layer="layout" svg:width="1.937cm" svg:height="0.412cm" svg:x="14.531cm" svg:y="3.01cm">
          <draw:text-box>
            <text:p text:style-name="P1"><text:span text:style-name="T6">RÈGLE 104</text:span></text:p>
          </draw:text-box>
        </draw:frame>
        <draw:frame draw:style-name="gr1" draw:text-style-name="P2" draw:layer="layout" svg:width="15.619cm" svg:height="0.497cm" svg:x="1.506cm" svg:y="4.126cm">
          <draw:text-box>
            <text:p text:style-name="P1"><text:span text:style-name="T7">Les horaires et tarifs de fonctionnement des services mis à la disposition </text:span></text:p>
          </draw:text-box>
        </draw:frame>
        <draw:frame draw:style-name="gr1" draw:text-style-name="P2" draw:layer="layout" svg:width="6.344cm" svg:height="0.497cm" svg:x="1.506cm" svg:y="4.634cm">
          <draw:text-box>
            <text:p text:style-name="P1"><text:span text:style-name="T7">des utilisateurs sont indiqués.</text:span></text:p>
          </draw:text-box>
        </draw:frame>
        <draw:frame draw:style-name="gr4" draw:text-style-name="P5" draw:layer="layout" svg:width="15.729cm" svg:height="0.412cm" svg:x="1.506cm" svg:y="5.79cm">
          <draw:text-box>
            <text:p text:style-name="P1"><text:span text:style-name="T8">Un site Internet est généralement ouvert 24 h/24. Les services d’assistance, les services </text:span></text:p>
          </draw:text-box>
        </draw:frame>
        <draw:frame draw:style-name="gr4" draw:text-style-name="P5" draw:layer="layout" svg:width="15.564cm" svg:height="0.412cm" svg:x="1.506cm" svg:y="6.213cm">
          <draw:text-box>
            <text:p text:style-name="P1"><text:span text:style-name="T8">après-vente et les hotlines ont rarement les mêmes horaires. Indiquez ces informations </text:span></text:p>
          </draw:text-box>
        </draw:frame>
        <draw:frame draw:style-name="gr4" draw:text-style-name="P5" draw:layer="layout" svg:width="9.51cm" svg:height="0.412cm" svg:x="1.506cm" svg:y="6.636cm">
          <draw:text-box>
            <text:p text:style-name="P1"><text:span text:style-name="T8">dans votre site, vous éviterez ainsi les appels inutiles.</text:span></text:p>
          </draw:text-box>
        </draw:frame>
        <draw:frame draw:style-name="gr5" draw:text-style-name="P6" draw:layer="layout" svg:width="2.026cm" svg:height="0.454cm" svg:x="1.506cm" svg:y="7.26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04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25cm" svg:height="0.412cm" svg:x="2.007cm" svg:y="8.041cm">
          <draw:text-box>
            <text:p text:style-name="P1"><text:span text:style-name="T11">Permettre aux utilisateurs de connaître les services mis à leur disposition <text:s/>et leur </text:span></text:p>
          </draw:text-box>
        </draw:frame>
        <draw:frame draw:style-name="gr4" draw:text-style-name="P5" draw:layer="layout" svg:width="2.91cm" svg:height="0.412cm" svg:x="2.007cm" svg:y="8.464cm">
          <draw:text-box>
            <text:p text:style-name="P1"><text:span text:style-name="T11">fonctionnement.</text:span></text:p>
          </draw:text-box>
        </draw:frame>
        <draw:frame draw:style-name="gr4" draw:text-style-name="P5" draw:layer="layout" svg:width="8.917cm" svg:height="0.412cm" svg:x="1.506cm" svg:y="10.164cm">
          <draw:text-box>
            <text:p text:style-name="P1"><text:span text:style-name="T6">Identification et contact, Développement, Éditorial</text:span></text:p>
          </draw:text-box>
        </draw:frame>
        <draw:frame draw:style-name="gr4" draw:text-style-name="P5" draw:layer="layout" svg:width="1.937cm" svg:height="0.412cm" svg:x="14.531cm" svg:y="10.164cm">
          <draw:text-box>
            <text:p text:style-name="P1"><text:span text:style-name="T6">RÈGLE 105</text:span></text:p>
          </draw:text-box>
        </draw:frame>
        <draw:frame draw:style-name="gr1" draw:text-style-name="P2" draw:layer="layout" svg:width="14.573cm" svg:height="0.497cm" svg:x="1.506cm" svg:y="11.281cm">
          <draw:text-box>
            <text:p text:style-name="P1"><text:span text:style-name="T7">Chaque demande d'information fait l'objet d'un accusé de réception.</text:span></text:p>
          </draw:text-box>
        </draw:frame>
        <draw:frame draw:style-name="gr4" draw:text-style-name="P5" draw:layer="layout" svg:width="16.647cm" svg:height="0.412cm" svg:x="1.506cm" svg:y="12.436cm">
          <draw:text-box>
            <text:p text:style-name="P1"><text:span text:style-name="T8">Après <text:s text:c="2"/>l’envoi <text:s text:c="2"/>d’un <text:s text:c="2"/>formulaire, <text:s text:c="2"/>un <text:s text:c="2"/>internaute <text:s text:c="2"/>peut-il <text:s text:c="2"/>être <text:s text:c="2"/>vraiment <text:s text:c="2"/>certain <text:s text:c="2"/>que <text:s text:c="2"/>sa </text:span></text:p>
          </draw:text-box>
        </draw:frame>
        <draw:frame draw:style-name="gr4" draw:text-style-name="P5" draw:layer="layout" svg:width="15.598cm" svg:height="0.412cm" svg:x="1.506cm" svg:y="12.859cm">
          <draw:text-box>
            <text:p text:style-name="P1"><text:span text:style-name="T8">demande a bien été prise en compte ? Un simple courriel d’accusé de réception lève ce </text:span></text:p>
          </draw:text-box>
        </draw:frame>
        <draw:frame draw:style-name="gr4" draw:text-style-name="P5" draw:layer="layout" svg:width="3.439cm" svg:height="0.412cm" svg:x="1.506cm" svg:y="13.283cm">
          <draw:text-box>
            <text:p text:style-name="P1"><text:span text:style-name="T8">doute et le rassure.</text:span></text:p>
          </draw:text-box>
        </draw:frame>
        <draw:frame draw:style-name="gr5" draw:text-style-name="P6" draw:layer="layout" svg:width="2.026cm" svg:height="0.454cm" svg:x="1.506cm" svg:y="13.9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6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466cm" svg:height="0.412cm" svg:x="2.007cm" svg:y="14.687cm">
          <draw:text-box>
            <text:p text:style-name="P1"><text:span text:style-name="T11">Informer les utilisateurs de la prise en compte de leur demande. </text:span></text:p>
          </draw:text-box>
        </draw:frame>
        <draw:frame draw:style-name="gr4" draw:text-style-name="P5" draw:layer="layout" svg:width="0.352cm" svg:height="0.412cm" svg:x="1.506cm" svg:y="15.4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653cm" svg:height="0.412cm" svg:x="2.007cm" svg:y="15.428cm">
          <draw:text-box>
            <text:p text:style-name="P1"><text:span text:style-name="T11">Permettre <text:s text:c="2"/>aux <text:s text:c="2"/>utilisateurs <text:s text:c="2"/>d’obtenir <text:s text:c="2"/>une <text:s text:c="2"/>confirmation <text:s text:c="2"/>archivable <text:s text:c="2"/>de <text:s text:c="2"/>la <text:s text:c="2"/>bonne </text:span></text:p>
          </draw:text-box>
        </draw:frame>
        <draw:frame draw:style-name="gr4" draw:text-style-name="P5" draw:layer="layout" svg:width="7.385cm" svg:height="0.412cm" svg:x="2.007cm" svg:y="15.851cm">
          <draw:text-box>
            <text:p text:style-name="P1"><text:span text:style-name="T11">réception de leur demande d’information.</text:span></text:p>
          </draw:text-box>
        </draw:frame>
        <draw:frame draw:style-name="gr4" draw:text-style-name="P5" draw:layer="layout" svg:width="8.917cm" svg:height="0.412cm" svg:x="1.506cm" svg:y="17.548cm">
          <draw:text-box>
            <text:p text:style-name="P1"><text:span text:style-name="T6">Identification et contact, Développement, Éditorial</text:span></text:p>
          </draw:text-box>
        </draw:frame>
        <draw:frame draw:style-name="gr4" draw:text-style-name="P5" draw:layer="layout" svg:width="1.937cm" svg:height="0.412cm" svg:x="14.531cm" svg:y="17.548cm">
          <draw:text-box>
            <text:p text:style-name="P1"><text:span text:style-name="T6">RÈGLE 106</text:span></text:p>
          </draw:text-box>
        </draw:frame>
        <draw:frame draw:style-name="gr1" draw:text-style-name="P2" draw:layer="layout" svg:width="12.207cm" svg:height="0.497cm" svg:x="1.506cm" svg:y="18.668cm">
          <draw:text-box>
            <text:p text:style-name="P1"><text:span text:style-name="T7">Tous les mails fournissent au moins un moyen de contact</text:span></text:p>
          </draw:text-box>
        </draw:frame>
        <draw:frame draw:style-name="gr4" draw:text-style-name="P5" draw:layer="layout" svg:width="15.293cm" svg:height="0.412cm" svg:x="1.506cm" svg:y="19.82cm">
          <draw:text-box>
            <text:p text:style-name="P1"><text:span text:style-name="T8">De nombreux services en ligne envoient des messages ne permettant pas la réponse. </text:span></text:p>
          </draw:text-box>
        </draw:frame>
        <draw:frame draw:style-name="gr4" draw:text-style-name="P5" draw:layer="layout" svg:width="15.75cm" svg:height="0.412cm" svg:x="1.506cm" svg:y="20.243cm">
          <draw:text-box>
            <text:p text:style-name="P1"><text:span text:style-name="T8">C’est ce que l’on appelle les messages en no-reply. Il est tout à fait possible de procéder </text:span></text:p>
          </draw:text-box>
        </draw:frame>
        <draw:frame draw:style-name="gr4" draw:text-style-name="P5" draw:layer="layout" svg:width="15.475cm" svg:height="0.412cm" svg:x="1.506cm" svg:y="20.666cm">
          <draw:text-box>
            <text:p text:style-name="P1"><text:span text:style-name="T8">comme cela, mais il y a un risque que vous ne pouvez pas prendre : laisser l’utilisateur </text:span></text:p>
          </draw:text-box>
        </draw:frame>
        <draw:frame draw:style-name="gr4" draw:text-style-name="P5" draw:layer="layout" svg:width="15.991cm" svg:height="0.412cm" svg:x="1.506cm" svg:y="21.09cm">
          <draw:text-box>
            <text:p text:style-name="P1"><text:span text:style-name="T8">dans l’incapacité totale de vous joindre ou de vous répondre. Alors pensez-y, prévoyez au </text:span></text:p>
          </draw:text-box>
        </draw:frame>
        <draw:frame draw:style-name="gr4" draw:text-style-name="P5" draw:layer="layout" svg:width="9.332cm" svg:height="0.412cm" svg:x="1.506cm" svg:y="21.513cm">
          <draw:text-box>
            <text:p text:style-name="P1"><text:span text:style-name="T8">moins un moyen de donner suite à l’un de vos mails.</text:span></text:p>
          </draw:text-box>
        </draw:frame>
        <draw:frame draw:style-name="gr5" draw:text-style-name="P6" draw:layer="layout" svg:width="2.026cm" svg:height="0.454cm" svg:x="1.506cm" svg:y="22.14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9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414cm" svg:height="0.412cm" svg:x="2.007cm" svg:y="22.921cm">
          <draw:text-box>
            <text:p text:style-name="P1"><text:span text:style-name="T11">Permettre à l’utilisateur de répondre aux mails ou de prendre contact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10.131cm" svg:x2="17.002cm" svg:y2="10.131cm">
          <text:p/>
        </draw:line>
        <draw:line draw:style-name="gr6" draw:text-style-name="P7" draw:layer="layout" svg:x1="17.002cm" svg:y1="10.694cm" svg:x2="1.502cm" svg:y2="10.694cm">
          <text:p/>
        </draw:line>
        <draw:line draw:style-name="gr6" draw:text-style-name="P7" draw:layer="layout" svg:x1="1.502cm" svg:y1="17.515cm" svg:x2="17.002cm" svg:y2="17.515cm">
          <text:p/>
        </draw:line>
        <draw:line draw:style-name="gr6" draw:text-style-name="P7" draw:layer="layout" svg:x1="17.002cm" svg:y1="18.078cm" svg:x2="1.502cm" svg:y2="18.078cm">
          <text:p/>
        </draw:lin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10.131cm" svg:x2="17.002cm" svg:y2="10.131cm">
          <text:p/>
        </draw:line>
        <draw:line draw:style-name="gr6" draw:text-style-name="P7" draw:layer="layout" svg:x1="17.002cm" svg:y1="10.694cm" svg:x2="1.502cm" svg:y2="10.694cm">
          <text:p/>
        </draw:line>
        <draw:line draw:style-name="gr6" draw:text-style-name="P7" draw:layer="layout" svg:x1="1.502cm" svg:y1="17.515cm" svg:x2="17.002cm" svg:y2="17.515cm">
          <text:p/>
        </draw:line>
        <draw:line draw:style-name="gr6" draw:text-style-name="P7" draw:layer="layout" svg:x1="17.002cm" svg:y1="18.078cm" svg:x2="1.502cm" svg:y2="18.07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52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493cm" svg:height="0.412cm" svg:x="2.007cm" svg:y="2.05cm">
          <draw:text-box>
            <text:p text:style-name="P1"><text:span text:style-name="T11">Maintenir ou améliorer l’image de marque du service.</text:span></text:p>
          </draw:text-box>
        </draw:frame>
        <draw:frame draw:style-name="gr4" draw:text-style-name="P5" draw:layer="layout" svg:width="8.105cm" svg:height="0.412cm" svg:x="1.506cm" svg:y="3.751cm">
          <draw:text-box>
            <text:p text:style-name="P1"><text:span text:style-name="T6">Identification et contact, Conception, Éditorial</text:span></text:p>
          </draw:text-box>
        </draw:frame>
        <draw:frame draw:style-name="gr4" draw:text-style-name="P5" draw:layer="layout" svg:width="1.937cm" svg:height="0.412cm" svg:x="14.531cm" svg:y="3.751cm">
          <draw:text-box>
            <text:p text:style-name="P1"><text:span text:style-name="T6">RÈGLE 107</text:span></text:p>
          </draw:text-box>
        </draw:frame>
        <draw:frame draw:style-name="gr1" draw:text-style-name="P2" draw:layer="layout" svg:width="17.608cm" svg:height="0.497cm" svg:x="1.506cm" svg:y="4.867cm">
          <draw:text-box>
            <text:p text:style-name="P1"><text:span text:style-name="T7">Le <text:s text:c="2"/>site <text:s text:c="2"/>propose <text:s text:c="2"/>au <text:s text:c="2"/>moins <text:s text:c="2"/>un <text:s text:c="2"/>moyen <text:s text:c="2"/>de <text:s text:c="2"/>contacter <text:s text:c="2"/>le <text:s text:c="2"/>responsable <text:s text:c="2"/>des </text:span></text:p>
          </draw:text-box>
        </draw:frame>
        <draw:frame draw:style-name="gr1" draw:text-style-name="P2" draw:layer="layout" svg:width="2.881cm" svg:height="0.497cm" svg:x="1.506cm" svg:y="5.375cm">
          <draw:text-box>
            <text:p text:style-name="P1"><text:span text:style-name="T7">réclamations.</text:span></text:p>
          </draw:text-box>
        </draw:frame>
        <draw:frame draw:style-name="gr4" draw:text-style-name="P5" draw:layer="layout" svg:width="15.191cm" svg:height="0.412cm" svg:x="1.506cm" svg:y="6.531cm">
          <draw:text-box>
            <text:p text:style-name="P1"><text:span text:style-name="T8">Un litige est toujours possible, une réclamation l’est tout autant. Prévoyez donc cette </text:span></text:p>
          </draw:text-box>
        </draw:frame>
        <draw:frame draw:style-name="gr4" draw:text-style-name="P5" draw:layer="layout" svg:width="7.707cm" svg:height="0.412cm" svg:x="1.506cm" svg:y="6.954cm">
          <draw:text-box>
            <text:p text:style-name="P1"><text:span text:style-name="T8">éventualité, sans en exagérer l’importance.</text:span></text:p>
          </draw:text-box>
        </draw:frame>
        <draw:frame draw:style-name="gr5" draw:text-style-name="P6" draw:layer="layout" svg:width="2.026cm" svg:height="0.454cm" svg:x="1.506cm" svg:y="7.58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3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14cm" svg:height="0.412cm" svg:x="2.007cm" svg:y="8.358cm">
          <draw:text-box>
            <text:p text:style-name="P1"><text:span text:style-name="T11">Permettre aux utilisateurs de s'adresser ou d'adresser directement leurs réclamations </text:span></text:p>
          </draw:text-box>
        </draw:frame>
        <draw:frame draw:style-name="gr4" draw:text-style-name="P5" draw:layer="layout" svg:width="3.825cm" svg:height="0.412cm" svg:x="2.007cm" svg:y="8.781cm">
          <draw:text-box>
            <text:p text:style-name="P1"><text:span text:style-name="T11">au bon interlocuteur. </text:span></text:p>
          </draw:text-box>
        </draw:frame>
        <draw:frame draw:style-name="gr4" draw:text-style-name="P5" draw:layer="layout" svg:width="0.352cm" svg:height="0.412cm" svg:x="1.506cm" svg:y="9.5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74cm" svg:height="0.412cm" svg:x="2.007cm" svg:y="9.522cm">
          <draw:text-box>
            <text:p text:style-name="P1"><text:span text:style-name="T11">Rassurer les internautes sur le fait qu'ils pourront facilement interagir avec le service </text:span></text:p>
          </draw:text-box>
        </draw:frame>
        <draw:frame draw:style-name="gr4" draw:text-style-name="P5" draw:layer="layout" svg:width="6.725cm" svg:height="0.412cm" svg:x="2.007cm" svg:y="9.946cm">
          <draw:text-box>
            <text:p text:style-name="P1"><text:span text:style-name="T11">des réclamations en cas de problème.</text:span></text:p>
          </draw:text-box>
        </draw:frame>
        <draw:frame draw:style-name="gr4" draw:text-style-name="P5" draw:layer="layout" svg:width="8.105cm" svg:height="0.412cm" svg:x="1.506cm" svg:y="11.642cm">
          <draw:text-box>
            <text:p text:style-name="P1"><text:span text:style-name="T6">Identification et contact, Conception, Éditorial</text:span></text:p>
          </draw:text-box>
        </draw:frame>
        <draw:frame draw:style-name="gr4" draw:text-style-name="P5" draw:layer="layout" svg:width="1.937cm" svg:height="0.412cm" svg:x="14.531cm" svg:y="11.642cm">
          <draw:text-box>
            <text:p text:style-name="P1"><text:span text:style-name="T6">RÈGLE 108</text:span></text:p>
          </draw:text-box>
        </draw:frame>
        <draw:frame draw:style-name="gr1" draw:text-style-name="P2" draw:layer="layout" svg:width="16.41cm" svg:height="0.497cm" svg:x="1.506cm" svg:y="12.762cm">
          <draw:text-box>
            <text:p text:style-name="P1"><text:span text:style-name="T7">Le site propose au moins un moyen de contacter le modérateur des espaces </text:span></text:p>
          </draw:text-box>
        </draw:frame>
        <draw:frame draw:style-name="gr1" draw:text-style-name="P2" draw:layer="layout" svg:width="1.628cm" svg:height="0.497cm" svg:x="1.506cm" svg:y="13.27cm">
          <draw:text-box>
            <text:p text:style-name="P1"><text:span text:style-name="T7">publics.</text:span></text:p>
          </draw:text-box>
        </draw:frame>
        <draw:frame draw:style-name="gr4" draw:text-style-name="P5" draw:layer="layout" svg:width="15.746cm" svg:height="0.412cm" svg:x="1.506cm" svg:y="14.422cm">
          <draw:text-box>
            <text:p text:style-name="P1"><text:span text:style-name="T8">Un commentaire envoyé un peu trop rapidement, un message injurieux présent dans un </text:span></text:p>
          </draw:text-box>
        </draw:frame>
        <draw:frame draw:style-name="gr4" draw:text-style-name="P5" draw:layer="layout" svg:width="15.974cm" svg:height="0.412cm" svg:x="1.506cm" svg:y="14.846cm">
          <draw:text-box>
            <text:p text:style-name="P1"><text:span text:style-name="T8">forum, cela peut arriver. Et souvent, les auteurs ou les internautes ne manqueront pas de </text:span></text:p>
          </draw:text-box>
        </draw:frame>
        <draw:frame draw:style-name="gr4" draw:text-style-name="P5" draw:layer="layout" svg:width="9.015cm" svg:height="0.412cm" svg:x="1.506cm" svg:y="15.269cm">
          <draw:text-box>
            <text:p text:style-name="P1"><text:span text:style-name="T8">vous prévenir, si vous leur en donnez la possibilité.</text:span></text:p>
          </draw:text-box>
        </draw:frame>
        <draw:frame draw:style-name="gr5" draw:text-style-name="P6" draw:layer="layout" svg:width="2.026cm" svg:height="0.454cm" svg:x="1.506cm" svg:y="15.8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67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89cm" svg:height="0.412cm" svg:x="2.007cm" svg:y="16.677cm">
          <draw:text-box>
            <text:p text:style-name="P1"><text:span text:style-name="T11">Permettre aux utilisateurs de contacter le modérateur pour demander une correction, </text:span></text:p>
          </draw:text-box>
        </draw:frame>
        <draw:frame draw:style-name="gr4" draw:text-style-name="P5" draw:layer="layout" svg:width="7.254cm" svg:height="0.412cm" svg:x="2.007cm" svg:y="17.1cm">
          <draw:text-box>
            <text:p text:style-name="P1"><text:span text:style-name="T11">poser une question ou signaler des abus.</text:span></text:p>
          </draw:text-box>
        </draw:frame>
        <draw:frame draw:style-name="gr4" draw:text-style-name="P5" draw:layer="layout" svg:width="0.352cm" svg:height="0.412cm" svg:x="1.506cm" svg:y="17.8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13cm" svg:height="0.412cm" svg:x="2.007cm" svg:y="17.837cm">
          <draw:text-box>
            <text:p text:style-name="P1"><text:span text:style-name="T11">Renforcer la confiance des utilisateurs sur l’utilisation de leurs donnée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3.718cm" svg:x2="17.002cm" svg:y2="3.718cm">
          <text:p/>
        </draw:line>
        <draw:line draw:style-name="gr6" draw:text-style-name="P7" draw:layer="layout" svg:x1="17.002cm" svg:y1="4.28cm" svg:x2="1.502cm" svg:y2="4.28cm">
          <text:p/>
        </draw:line>
        <draw:line draw:style-name="gr6" draw:text-style-name="P7" draw:layer="layout" svg:x1="1.502cm" svg:y1="11.609cm" svg:x2="17.002cm" svg:y2="11.609cm">
          <text:p/>
        </draw:line>
        <draw:line draw:style-name="gr6" draw:text-style-name="P7" draw:layer="layout" svg:x1="17.002cm" svg:y1="12.172cm" svg:x2="1.502cm" svg:y2="12.172cm">
          <text:p/>
        </draw:line>
        <draw:line draw:style-name="gr6" draw:text-style-name="P7" draw:layer="layout" svg:x1="1.502cm" svg:y1="3.718cm" svg:x2="17.002cm" svg:y2="3.718cm">
          <text:p/>
        </draw:line>
        <draw:line draw:style-name="gr6" draw:text-style-name="P7" draw:layer="layout" svg:x1="17.002cm" svg:y1="4.28cm" svg:x2="1.502cm" svg:y2="4.28cm">
          <text:p/>
        </draw:line>
        <draw:line draw:style-name="gr6" draw:text-style-name="P7" draw:layer="layout" svg:x1="1.502cm" svg:y1="11.609cm" svg:x2="17.002cm" svg:y2="11.609cm">
          <text:p/>
        </draw:line>
        <draw:line draw:style-name="gr6" draw:text-style-name="P7" draw:layer="layout" svg:x1="17.002cm" svg:y1="12.172cm" svg:x2="1.502cm" svg:y2="12.17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53" draw:style-name="dp1" draw:master-page-name="master-page75">
        <draw:frame draw:style-name="gr4" draw:text-style-name="P5" draw:layer="layout" svg:width="5.886cm" svg:height="0.412cm" svg:x="1.506cm" svg:y="2.156cm">
          <draw:text-box>
            <text:p text:style-name="P1"><text:span text:style-name="T6">Identification et contact, Éditorial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09</text:span></text:p>
          </draw:text-box>
        </draw:frame>
        <draw:frame draw:style-name="gr1" draw:text-style-name="P2" draw:layer="layout" svg:width="17.549cm" svg:height="0.497cm" svg:x="1.506cm" svg:y="3.276cm">
          <draw:text-box>
            <text:p text:style-name="P1"><text:span text:style-name="T7">L'identité <text:s text:c="2"/>de <text:s text:c="2"/>la <text:s text:c="2"/>personne <text:s text:c="2"/>ou <text:s text:c="2"/>du <text:s text:c="2"/>service <text:s text:c="2"/>responsable <text:s text:c="2"/>des <text:s text:c="2"/>contenus <text:s text:c="2"/>est </text:span></text:p>
          </draw:text-box>
        </draw:frame>
        <draw:frame draw:style-name="gr1" draw:text-style-name="P2" draw:layer="layout" svg:width="1.966cm" svg:height="0.497cm" svg:x="1.506cm" svg:y="3.784cm">
          <draw:text-box>
            <text:p text:style-name="P1"><text:span text:style-name="T7">indiquée.</text:span></text:p>
          </draw:text-box>
        </draw:frame>
        <draw:frame draw:style-name="gr4" draw:text-style-name="P5" draw:layer="layout" svg:width="17.338cm" svg:height="0.412cm" svg:x="1.506cm" svg:y="4.936cm">
          <draw:text-box>
            <text:p text:style-name="P1"><text:span text:style-name="T8">Dans <text:s text:c="2"/>de <text:s text:c="2"/>nombreux <text:s text:c="2"/>pays, <text:s text:c="2"/>il <text:s text:c="2"/>s’agit <text:s text:c="2"/>d’une <text:s text:c="2"/>obligation <text:s text:c="2"/>légale. <text:s text:c="2"/>Mais <text:s text:c="2"/>au-delà <text:s text:c="2"/>des <text:s text:c="2"/>aspects </text:span></text:p>
          </draw:text-box>
        </draw:frame>
        <draw:frame draw:style-name="gr4" draw:text-style-name="P5" draw:layer="layout" svg:width="15.318cm" svg:height="0.412cm" svg:x="1.506cm" svg:y="5.359cm">
          <draw:text-box>
            <text:p text:style-name="P1"><text:span text:style-name="T8">juridiques locaux, il est bon qu’une personne se porte garante des contenus du site et </text:span></text:p>
          </draw:text-box>
        </draw:frame>
        <draw:frame draw:style-name="gr4" draw:text-style-name="P5" draw:layer="layout" svg:width="6.056cm" svg:height="0.412cm" svg:x="1.506cm" svg:y="5.783cm">
          <draw:text-box>
            <text:p text:style-name="P1"><text:span text:style-name="T8">que cette personne soit identifiée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945cm" svg:height="0.412cm" svg:x="2.007cm" svg:y="7.19cm">
          <draw:text-box>
            <text:p text:style-name="P1"><text:span text:style-name="T11">Permettre <text:s text:c="2"/>aux <text:s text:c="2"/>utilisateurs <text:s text:c="2"/>d'identifier <text:s text:c="2"/>sans <text:s text:c="2"/>ambiguïté <text:s text:c="2"/>un <text:s text:c="2"/>interlocuteur <text:s text:c="2"/>physique </text:span></text:p>
          </draw:text-box>
        </draw:frame>
        <draw:frame draw:style-name="gr4" draw:text-style-name="P5" draw:layer="layout" svg:width="16.063cm" svg:height="0.412cm" svg:x="2.007cm" svg:y="7.614cm">
          <draw:text-box>
            <text:p text:style-name="P1"><text:span text:style-name="T11">capable <text:s text:c="2"/>de <text:s text:c="2"/>répondre <text:s text:c="2"/>aux <text:s text:c="2"/>questions <text:s text:c="2"/>éventuelles <text:s text:c="2"/>sur <text:s text:c="2"/>les <text:s text:c="2"/>contenus <text:s text:c="2"/>proposés, <text:s text:c="2"/>ou </text:span></text:p>
          </draw:text-box>
        </draw:frame>
        <draw:frame draw:style-name="gr4" draw:text-style-name="P5" draw:layer="layout" svg:width="8.994cm" svg:height="0.412cm" svg:x="2.007cm" svg:y="8.037cm">
          <draw:text-box>
            <text:p text:style-name="P1"><text:span text:style-name="T11">d'assumer les responsabilités liées à ces contenus.</text:span></text:p>
          </draw:text-box>
        </draw:frame>
        <draw:frame draw:style-name="gr4" draw:text-style-name="P5" draw:layer="layout" svg:width="5.886cm" svg:height="0.412cm" svg:x="1.506cm" svg:y="9.734cm">
          <draw:text-box>
            <text:p text:style-name="P1"><text:span text:style-name="T6">Identification et contact, Éditorial</text:span></text:p>
          </draw:text-box>
        </draw:frame>
        <draw:frame draw:style-name="gr4" draw:text-style-name="P5" draw:layer="layout" svg:width="1.937cm" svg:height="0.412cm" svg:x="14.531cm" svg:y="9.734cm">
          <draw:text-box>
            <text:p text:style-name="P1"><text:span text:style-name="T6">RÈGLE 110</text:span></text:p>
          </draw:text-box>
        </draw:frame>
        <draw:frame draw:style-name="gr1" draw:text-style-name="P2" draw:layer="layout" svg:width="16.351cm" svg:height="0.497cm" svg:x="1.506cm" svg:y="10.854cm">
          <draw:text-box>
            <text:p text:style-name="P1"><text:span text:style-name="T7">Si le site déclare respecter un ou plusieurs standards ou référentiels, un lien </text:span></text:p>
          </draw:text-box>
        </draw:frame>
        <draw:frame draw:style-name="gr1" draw:text-style-name="P2" draw:layer="layout" svg:width="7.889cm" svg:height="0.497cm" svg:x="1.506cm" svg:y="11.362cm">
          <draw:text-box>
            <text:p text:style-name="P1"><text:span text:style-name="T7">est proposé vers chacun d'entre eux.</text:span></text:p>
          </draw:text-box>
        </draw:frame>
        <draw:frame draw:style-name="gr4" draw:text-style-name="P5" draw:layer="layout" svg:width="15.488cm" svg:height="0.412cm" svg:x="1.506cm" svg:y="12.514cm">
          <draw:text-box>
            <text:p text:style-name="P1"><text:span text:style-name="T8">Imaginons que vous déclariez respecter un référentiel qualité web (règles <text:s/>d’assurance </text:span></text:p>
          </draw:text-box>
        </draw:frame>
        <draw:frame draw:style-name="gr4" draw:text-style-name="P5" draw:layer="layout" svg:width="17.325cm" svg:height="0.412cm" svg:x="1.506cm" svg:y="12.937cm">
          <draw:text-box>
            <text:p text:style-name="P1"><text:span text:style-name="T8">qualité <text:s text:c="2"/>web <text:s/>Opquast, <text:s text:c="2"/>par <text:s text:c="2"/>exemple). <text:s text:c="2"/>Pour <text:s text:c="2"/>des <text:s text:c="2"/>raisons <text:s text:c="2"/>de <text:s text:c="2"/>crédibilité, <text:s text:c="2"/>il <text:s text:c="2"/>est <text:s text:c="2"/>fortement </text:span></text:p>
          </draw:text-box>
        </draw:frame>
        <draw:frame draw:style-name="gr4" draw:text-style-name="P5" draw:layer="layout" svg:width="16.601cm" svg:height="0.412cm" svg:x="1.506cm" svg:y="13.36cm">
          <draw:text-box>
            <text:p text:style-name="P1"><text:span text:style-name="T8">conseillé <text:s text:c="2"/>de <text:s/>pointer <text:s/>vers <text:s/>ce <text:s text:c="2"/>référentiel <text:s/>ou <text:s/>d’en <text:s/>présenter <text:s text:c="2"/>les <text:s/>critères. <text:s text:c="2"/>Autrement, <text:s/>la </text:span></text:p>
          </draw:text-box>
        </draw:frame>
        <draw:frame draw:style-name="gr4" draw:text-style-name="P5" draw:layer="layout" svg:width="8.003cm" svg:height="0.412cm" svg:x="1.506cm" svg:y="13.784cm">
          <draw:text-box>
            <text:p text:style-name="P1"><text:span text:style-name="T8">mention pourrait au contraire vous desservir.</text:span></text:p>
          </draw:text-box>
        </draw:frame>
        <draw:frame draw:style-name="gr5" draw:text-style-name="P6" draw:layer="layout" svg:width="2.026cm" svg:height="0.454cm" svg:x="1.506cm" svg:y="14.41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1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94cm" svg:height="0.412cm" svg:x="2.007cm" svg:y="15.191cm">
          <draw:text-box>
            <text:p text:style-name="P1"><text:span text:style-name="T11">Faciliter la compréhension par l'utilisateur des règles de qualité, d'accessibilité ou </text:span></text:p>
          </draw:text-box>
        </draw:frame>
        <draw:frame draw:style-name="gr4" draw:text-style-name="P5" draw:layer="layout" svg:width="5.205cm" svg:height="0.412cm" svg:x="2.007cm" svg:y="15.615cm">
          <draw:text-box>
            <text:p text:style-name="P1"><text:span text:style-name="T11">autres appliquées sur le site. </text:span></text:p>
          </draw:text-box>
        </draw:frame>
        <draw:frame draw:style-name="gr4" draw:text-style-name="P5" draw:layer="layout" svg:width="0.352cm" svg:height="0.412cm" svg:x="1.506cm" svg:y="16.3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373cm" svg:height="0.412cm" svg:x="2.007cm" svg:y="16.352cm">
          <draw:text-box>
            <text:p text:style-name="P1"><text:span text:style-name="T11">Accroître la confiance dans les informations délivrées sur le site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701cm" svg:x2="17.002cm" svg:y2="9.701cm">
          <text:p/>
        </draw:line>
        <draw:line draw:style-name="gr6" draw:text-style-name="P7" draw:layer="layout" svg:x1="17.002cm" svg:y1="10.264cm" svg:x2="1.502cm" svg:y2="10.26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701cm" svg:x2="17.002cm" svg:y2="9.701cm">
          <text:p/>
        </draw:line>
        <draw:line draw:style-name="gr6" draw:text-style-name="P7" draw:layer="layout" svg:x1="17.002cm" svg:y1="10.264cm" svg:x2="1.502cm" svg:y2="10.26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54" draw:style-name="dp1" draw:master-page-name="master-page49">
        <draw:frame draw:style-name="gr3" draw:text-style-name="P4" draw:layer="layout" svg:width="9.506cm" svg:height="1.148cm" svg:x="4.544cm" svg:y="2.481cm">
          <draw:text-box>
            <text:p text:style-name="P1"><text:span text:style-name="T5">IMAGES ET MEDIAS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55" draw:style-name="dp1" draw:master-page-name="master-page122">
        <draw:frame draw:style-name="gr4" draw:text-style-name="P5" draw:layer="layout" svg:width="13.172cm" svg:height="0.412cm" svg:x="1.506cm" svg:y="2.262cm">
          <draw:text-box>
            <text:p text:style-name="P1"><text:span text:style-name="T6">Images et médias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111</text:span></text:p>
          </draw:text-box>
        </draw:frame>
        <draw:frame draw:style-name="gr1" draw:text-style-name="P2" draw:layer="layout" svg:width="15.919cm" svg:height="0.497cm" svg:x="1.506cm" svg:y="3.382cm">
          <draw:text-box>
            <text:p text:style-name="P1"><text:span text:style-name="T7">Chaque image décorative est dotée d'une alternative textuelle appropriée.</text:span></text:p>
          </draw:text-box>
        </draw:frame>
        <draw:frame draw:style-name="gr4" draw:text-style-name="P5" draw:layer="layout" svg:width="15.919cm" svg:height="0.412cm" svg:x="1.506cm" svg:y="4.534cm">
          <draw:text-box>
            <text:p text:style-name="P1"><text:span text:style-name="T8">Savez-vous qu’il est possible d’écouter une page ? C’est ce que font toutes les personnes </text:span></text:p>
          </draw:text-box>
        </draw:frame>
        <draw:frame draw:style-name="gr4" draw:text-style-name="P5" draw:layer="layout" svg:width="16.631cm" svg:height="0.412cm" svg:x="1.506cm" svg:y="4.957cm">
          <draw:text-box>
            <text:p text:style-name="P1"><text:span text:style-name="T8">équipées <text:s text:c="2"/>d’un <text:s text:c="2"/>logiciel <text:s text:c="2"/>lecteur <text:s text:c="2"/>d’écran, <text:s text:c="2"/>ce <text:s text:c="2"/>qui <text:s text:c="2"/>est <text:s text:c="2"/>souvent <text:s text:c="2"/>le <text:s text:c="2"/>cas <text:s text:c="2"/>des <text:s text:c="2"/>personnes </text:span></text:p>
          </draw:text-box>
        </draw:frame>
        <draw:frame draw:style-name="gr4" draw:text-style-name="P5" draw:layer="layout" svg:width="15.847cm" svg:height="0.412cm" svg:x="1.506cm" svg:y="5.381cm">
          <draw:text-box>
            <text:p text:style-name="P1"><text:span text:style-name="T8">malvoyantes et non-voyantes. Ce logiciel leur lit les pages web. Si vous avez indiqué une </text:span></text:p>
          </draw:text-box>
        </draw:frame>
        <draw:frame draw:style-name="gr4" draw:text-style-name="P5" draw:layer="layout" svg:width="15.712cm" svg:height="0.412cm" svg:x="1.506cm" svg:y="5.804cm">
          <draw:text-box>
            <text:p text:style-name="P1"><text:span text:style-name="T8">alternative textuelle pour chaque image décorative, celle-ci sera systématiquement lue. </text:span></text:p>
          </draw:text-box>
        </draw:frame>
        <draw:frame draw:style-name="gr4" draw:text-style-name="P5" draw:layer="layout" svg:width="15.492cm" svg:height="0.412cm" svg:x="1.506cm" svg:y="6.227cm">
          <draw:text-box>
            <text:p text:style-name="P1"><text:span text:style-name="T8">Mais au bout de la vingtième fois que le lecteur d’écran aura prononcé les mots « Puce </text:span></text:p>
          </draw:text-box>
        </draw:frame>
        <draw:frame draw:style-name="gr4" draw:text-style-name="P5" draw:layer="layout" svg:width="15.373cm" svg:height="0.412cm" svg:x="1.506cm" svg:y="6.651cm">
          <draw:text-box>
            <text:p text:style-name="P1"><text:span text:style-name="T8">bleue », l’utilisateur sera peut-être énervé. Si une image est décorative, il faudra donc </text:span></text:p>
          </draw:text-box>
        </draw:frame>
        <draw:frame draw:style-name="gr4" draw:text-style-name="P5" draw:layer="layout" svg:width="6.995cm" svg:height="0.412cm" svg:x="1.506cm" svg:y="7.074cm">
          <draw:text-box>
            <text:p text:style-name="P1"><text:span text:style-name="T8">proposer une alternative textuelle vide.</text:span></text:p>
          </draw:text-box>
        </draw:frame>
        <draw:frame draw:style-name="gr5" draw:text-style-name="P6" draw:layer="layout" svg:width="2.026cm" svg:height="0.454cm" svg:x="1.506cm" svg:y="7.70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08cm" svg:height="0.412cm" svg:x="2.007cm" svg:y="8.482cm">
          <draw:text-box>
            <text:p text:style-name="P1"><text:span text:style-name="T11">Éviter <text:s text:c="2"/>aux <text:s text:c="2"/>utilisateurs <text:s text:c="2"/>placés <text:s text:c="2"/>dans <text:s text:c="2"/>des <text:s text:c="2"/>contextes <text:s text:c="2"/>où <text:s text:c="2"/>les <text:s text:c="2"/>images <text:s text:c="2"/>ne <text:s text:c="2"/>sont <text:s text:c="2"/>pas </text:span></text:p>
          </draw:text-box>
        </draw:frame>
        <draw:frame draw:style-name="gr4" draw:text-style-name="P5" draw:layer="layout" svg:width="15.162cm" svg:height="0.412cm" svg:x="2.007cm" svg:y="8.905cm">
          <draw:text-box>
            <text:p text:style-name="P1"><text:span text:style-name="T11">perceptibles (navigateur texte, lecteur d’écran, navigateur avec images désactivées) </text:span></text:p>
          </draw:text-box>
        </draw:frame>
        <draw:frame draw:style-name="gr4" draw:text-style-name="P5" draw:layer="layout" svg:width="13.345cm" svg:height="0.412cm" svg:x="2.007cm" svg:y="9.328cm">
          <draw:text-box>
            <text:p text:style-name="P1"><text:span text:style-name="T11">d’être perturbés par des informations sur des images qui leur sont inutiles. </text:span></text:p>
          </draw:text-box>
        </draw:frame>
        <draw:frame draw:style-name="gr4" draw:text-style-name="P5" draw:layer="layout" svg:width="0.352cm" svg:height="0.412cm" svg:x="1.506cm" svg:y="10.06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04cm" svg:height="0.412cm" svg:x="2.007cm" svg:y="10.065cm">
          <draw:text-box>
            <text:p text:style-name="P1"><text:span text:style-name="T11">Fournir aux robots d’indexation uniquement des informations pertinentes.</text:span></text:p>
          </draw:text-box>
        </draw:frame>
        <draw:frame draw:style-name="gr4" draw:text-style-name="P5" draw:layer="layout" svg:width="0.352cm" svg:height="0.412cm" svg:x="1.506cm" svg:y="10.8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10.806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1.5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1.544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1.967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3.172cm" svg:height="0.412cm" svg:x="1.506cm" svg:y="13.667cm">
          <draw:text-box>
            <text:p text:style-name="P1"><text:span text:style-name="T6">Images et médias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13.667cm">
          <draw:text-box>
            <text:p text:style-name="P1"><text:span text:style-name="T6">RÈGLE 112</text:span></text:p>
          </draw:text-box>
        </draw:frame>
        <draw:frame draw:style-name="gr1" draw:text-style-name="P2" draw:layer="layout" svg:width="14.455cm" svg:height="0.497cm" svg:x="1.506cm" svg:y="14.784cm">
          <draw:text-box>
            <text:p text:style-name="P1"><text:span text:style-name="T7">Chaque image-lien est dotée d'une alternative textuelle appropriée.</text:span></text:p>
          </draw:text-box>
        </draw:frame>
        <draw:frame draw:style-name="gr4" draw:text-style-name="P5" draw:layer="layout" svg:width="15.835cm" svg:height="0.412cm" svg:x="1.506cm" svg:y="15.939cm">
          <draw:text-box>
            <text:p text:style-name="P1"><text:span text:style-name="T8">Aimeriez-vous naviguer sur un site dont les liens seraient libellés « 42.gif », « logo » ou « </text:span></text:p>
          </draw:text-box>
        </draw:frame>
        <draw:frame draw:style-name="gr4" draw:text-style-name="P5" draw:layer="layout" svg:width="16.25cm" svg:height="0.412cm" svg:x="1.506cm" svg:y="16.363cm">
          <draw:text-box>
            <text:p text:style-name="P1"><text:span text:style-name="T8">148572156725.jpg » ? Non, n’est-ce pas ? Alors, évitons d’imposer non seulement cela aux </text:span></text:p>
          </draw:text-box>
        </draw:frame>
        <draw:frame draw:style-name="gr4" draw:text-style-name="P5" draw:layer="layout" svg:width="17.359cm" svg:height="0.412cm" svg:x="1.506cm" svg:y="16.786cm">
          <draw:text-box>
            <text:p text:style-name="P1"><text:span text:style-name="T8">utilisateurs <text:s text:c="2"/>de <text:s text:c="2"/>lecteurs <text:s text:c="2"/>d’écran, <text:s text:c="2"/>mais <text:s text:c="2"/>aussi <text:s text:c="2"/>à <text:s text:c="2"/>Google, <text:s text:c="2"/>qui <text:s text:c="2"/>va, <text:s text:c="2"/>du <text:s text:c="2"/>coup, <text:s text:c="2"/>trouver <text:s text:c="2"/>vos </text:span></text:p>
          </draw:text-box>
        </draw:frame>
        <draw:frame draw:style-name="gr4" draw:text-style-name="P5" draw:layer="layout" svg:width="10.467cm" svg:height="0.412cm" svg:x="1.506cm" svg:y="17.209cm">
          <draw:text-box>
            <text:p text:style-name="P1"><text:span text:style-name="T8">contenus bien peu pertinents et bien difficiles à référencer.</text:span></text:p>
          </draw:text-box>
        </draw:frame>
        <draw:frame draw:style-name="gr5" draw:text-style-name="P6" draw:layer="layout" svg:width="2.026cm" svg:height="0.454cm" svg:x="1.506cm" svg:y="17.83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6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825cm" svg:height="0.412cm" svg:x="2.007cm" svg:y="18.613cm">
          <draw:text-box>
            <text:p text:style-name="P1"><text:span text:style-name="T11">Permettre <text:s text:c="2"/>aux <text:s text:c="2"/>utilisateurs <text:s text:c="2"/>placés <text:s text:c="2"/>dans <text:s text:c="2"/>des <text:s text:c="2"/>contextes <text:s text:c="2"/>où <text:s text:c="2"/>les <text:s text:c="2"/>images <text:s text:c="2"/>ne <text:s text:c="2"/>sont <text:s text:c="2"/>pas </text:span></text:p>
          </draw:text-box>
        </draw:frame>
        <draw:frame draw:style-name="gr4" draw:text-style-name="P5" draw:layer="layout" svg:width="15.712cm" svg:height="0.412cm" svg:x="2.007cm" svg:y="19.037cm">
          <draw:text-box>
            <text:p text:style-name="P1"><text:span text:style-name="T11">perceptibles (navigateur texte, lecteur d’écran, navigateur avec images désactivées) de </text:span></text:p>
          </draw:text-box>
        </draw:frame>
        <draw:frame draw:style-name="gr4" draw:text-style-name="P5" draw:layer="layout" svg:width="13.718cm" svg:height="0.412cm" svg:x="2.007cm" svg:y="19.46cm">
          <draw:text-box>
            <text:p text:style-name="P1"><text:span text:style-name="T11">comprendre le sens des liens présents sur des images qu’ils ne peuvent voir. </text:span></text:p>
          </draw:text-box>
        </draw:frame>
        <draw:frame draw:style-name="gr4" draw:text-style-name="P5" draw:layer="layout" svg:width="0.352cm" svg:height="0.412cm" svg:x="1.506cm" svg:y="20.20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45cm" svg:height="0.412cm" svg:x="2.007cm" svg:y="20.201cm">
          <draw:text-box>
            <text:p text:style-name="P1"><text:span text:style-name="T11">Permettre aux robots d’exploiter l’information véhiculée par les images-liens (pour le </text:span></text:p>
          </draw:text-box>
        </draw:frame>
        <draw:frame draw:style-name="gr4" draw:text-style-name="P5" draw:layer="layout" svg:width="16.068cm" svg:height="0.412cm" svg:x="2.007cm" svg:y="20.624cm">
          <draw:text-box>
            <text:p text:style-name="P1"><text:span text:style-name="T11">référencement, <text:s text:c="2"/>l’indexation, <text:s text:c="2"/>la <text:s text:c="2"/>traduction <text:s text:c="2"/>automatique <text:s text:c="2"/>des <text:s text:c="2"/>alternatives <text:s text:c="2"/>d’images-</text:span></text:p>
          </draw:text-box>
        </draw:frame>
        <draw:frame draw:style-name="gr4" draw:text-style-name="P5" draw:layer="layout" svg:width="1.276cm" svg:height="0.412cm" svg:x="2.007cm" svg:y="21.047cm">
          <draw:text-box>
            <text:p text:style-name="P1"><text:span text:style-name="T11">texte). </text:span></text:p>
          </draw:text-box>
        </draw:frame>
        <draw:frame draw:style-name="gr4" draw:text-style-name="P5" draw:layer="layout" svg:width="0.352cm" svg:height="0.412cm" svg:x="1.506cm" svg:y="21.7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862cm" svg:height="0.412cm" svg:x="2.007cm" svg:y="21.785cm">
          <draw:text-box>
            <text:p text:style-name="P1"><text:span text:style-name="T11">Permettre l’affichage d’un texte pertinent pendant le chargement des images.</text:span></text:p>
          </draw:text-box>
        </draw:frame>
        <draw:frame draw:style-name="gr4" draw:text-style-name="P5" draw:layer="layout" svg:width="0.352cm" svg:height="0.412cm" svg:x="1.506cm" svg:y="22.52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22.526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3.634cm" svg:x2="17.002cm" svg:y2="13.634cm">
          <text:p/>
        </draw:line>
        <draw:line draw:style-name="gr6" draw:text-style-name="P7" draw:layer="layout" svg:x1="17.002cm" svg:y1="14.197cm" svg:x2="1.502cm" svg:y2="14.197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3.634cm" svg:x2="17.002cm" svg:y2="13.634cm">
          <text:p/>
        </draw:line>
        <draw:line draw:style-name="gr6" draw:text-style-name="P7" draw:layer="layout" svg:x1="17.002cm" svg:y1="14.197cm" svg:x2="1.502cm" svg:y2="14.19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56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2.05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2.474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3.172cm" svg:height="0.412cm" svg:x="1.506cm" svg:y="4.174cm">
          <draw:text-box>
            <text:p text:style-name="P1"><text:span text:style-name="T6">Images et médias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4.174cm">
          <draw:text-box>
            <text:p text:style-name="P1"><text:span text:style-name="T6">RÈGLE 113</text:span></text:p>
          </draw:text-box>
        </draw:frame>
        <draw:frame draw:style-name="gr1" draw:text-style-name="P2" draw:layer="layout" svg:width="16.063cm" svg:height="0.497cm" svg:x="1.506cm" svg:y="5.29cm">
          <draw:text-box>
            <text:p text:style-name="P1"><text:span text:style-name="T7">Chaque image porteuse d'information est dotée d'une alternative textuelle </text:span></text:p>
          </draw:text-box>
        </draw:frame>
        <draw:frame draw:style-name="gr1" draw:text-style-name="P2" draw:layer="layout" svg:width="2.445cm" svg:height="0.497cm" svg:x="1.506cm" svg:y="5.798cm">
          <draw:text-box>
            <text:p text:style-name="P1"><text:span text:style-name="T7">appropriée.</text:span></text:p>
          </draw:text-box>
        </draw:frame>
        <draw:frame draw:style-name="gr4" draw:text-style-name="P5" draw:layer="layout" svg:width="15.839cm" svg:height="0.412cm" svg:x="1.506cm" svg:y="6.954cm">
          <draw:text-box>
            <text:p text:style-name="P1"><text:span text:style-name="T8">Certaines images ne se contentent pas d’être jolies ou moches. Elles apportent de vraies </text:span></text:p>
          </draw:text-box>
        </draw:frame>
        <draw:frame draw:style-name="gr4" draw:text-style-name="P5" draw:layer="layout" svg:width="15.212cm" svg:height="0.412cm" svg:x="1.506cm" svg:y="7.377cm">
          <draw:text-box>
            <text:p text:style-name="P1"><text:span text:style-name="T8">informations. C’est le cas du texte mis en image, mais aussi d’images présentant des </text:span></text:p>
          </draw:text-box>
        </draw:frame>
        <draw:frame draw:style-name="gr4" draw:text-style-name="P5" draw:layer="layout" svg:width="15.898cm" svg:height="0.412cm" svg:x="1.506cm" svg:y="7.801cm">
          <draw:text-box>
            <text:p text:style-name="P1"><text:span text:style-name="T8">informations visuelles nécessaires ou utiles à la compréhension du contenu. Dans ce cas, </text:span></text:p>
          </draw:text-box>
        </draw:frame>
        <draw:frame draw:style-name="gr4" draw:text-style-name="P5" draw:layer="layout" svg:width="15.877cm" svg:height="0.412cm" svg:x="1.506cm" svg:y="8.224cm">
          <draw:text-box>
            <text:p text:style-name="P1"><text:span text:style-name="T8">faites-en sorte que les informations ne soient pas perdues lorsque l’image est désactivée.</text:span></text:p>
          </draw:text-box>
        </draw:frame>
        <draw:frame draw:style-name="gr5" draw:text-style-name="P6" draw:layer="layout" svg:width="2.026cm" svg:height="0.454cm" svg:x="1.506cm" svg:y="8.85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6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825cm" svg:height="0.412cm" svg:x="2.007cm" svg:y="9.628cm">
          <draw:text-box>
            <text:p text:style-name="P1"><text:span text:style-name="T11">Permettre <text:s text:c="2"/>aux <text:s text:c="2"/>utilisateurs <text:s text:c="2"/>placés <text:s text:c="2"/>dans <text:s text:c="2"/>des <text:s text:c="2"/>contextes <text:s text:c="2"/>où <text:s text:c="2"/>les <text:s text:c="2"/>images <text:s text:c="2"/>ne <text:s text:c="2"/>sont <text:s text:c="2"/>pas </text:span></text:p>
          </draw:text-box>
        </draw:frame>
        <draw:frame draw:style-name="gr4" draw:text-style-name="P5" draw:layer="layout" svg:width="15.699cm" svg:height="0.412cm" svg:x="2.007cm" svg:y="10.051cm">
          <draw:text-box>
            <text:p text:style-name="P1"><text:span text:style-name="T11">perceptibles (navigateur texte, lecteur d'écran, navigateur avec images désactivées) de </text:span></text:p>
          </draw:text-box>
        </draw:frame>
        <draw:frame draw:style-name="gr4" draw:text-style-name="P5" draw:layer="layout" svg:width="9.747cm" svg:height="0.412cm" svg:x="2.007cm" svg:y="10.475cm">
          <draw:text-box>
            <text:p text:style-name="P1"><text:span text:style-name="T11">comprendre le sens des images qu'ils ne peuvent voir. </text:span></text:p>
          </draw:text-box>
        </draw:frame>
        <draw:frame draw:style-name="gr4" draw:text-style-name="P5" draw:layer="layout" svg:width="0.352cm" svg:height="0.412cm" svg:x="1.506cm" svg:y="11.2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.992cm" svg:height="0.412cm" svg:x="2.007cm" svg:y="11.216cm">
          <draw:text-box>
            <text:p text:style-name="P1"><text:span text:style-name="T11">Permettre <text:s/></text:span></text:p>
          </draw:text-box>
        </draw:frame>
        <draw:frame draw:style-name="gr4" draw:text-style-name="P5" draw:layer="layout" svg:width="0.87cm" svg:height="0.412cm" svg:x="4.153cm" svg:y="11.216cm">
          <draw:text-box>
            <text:p text:style-name="P1"><text:span text:style-name="T11">aux <text:s/></text:span></text:p>
          </draw:text-box>
        </draw:frame>
        <draw:frame draw:style-name="gr4" draw:text-style-name="P5" draw:layer="layout" svg:width="1.344cm" svg:height="0.412cm" svg:x="5.225cm" svg:y="11.216cm">
          <draw:text-box>
            <text:p text:style-name="P1"><text:span text:style-name="T11">robots <text:s/></text:span></text:p>
          </draw:text-box>
        </draw:frame>
        <draw:frame draw:style-name="gr4" draw:text-style-name="P5" draw:layer="layout" svg:width="2.102cm" svg:height="0.412cm" svg:x="6.744cm" svg:y="11.216cm">
          <draw:text-box>
            <text:p text:style-name="P1"><text:span text:style-name="T11">d'exploiter <text:s/></text:span></text:p>
          </draw:text-box>
        </draw:frame>
        <draw:frame draw:style-name="gr4" draw:text-style-name="P5" draw:layer="layout" svg:width="2.457cm" svg:height="0.412cm" svg:x="9.035cm" svg:y="11.216cm">
          <draw:text-box>
            <text:p text:style-name="P1"><text:span text:style-name="T11">l'information <text:s/></text:span></text:p>
          </draw:text-box>
        </draw:frame>
        <draw:frame draw:style-name="gr4" draw:text-style-name="P5" draw:layer="layout" svg:width="1.915cm" svg:height="0.412cm" svg:x="11.756cm" svg:y="11.216cm">
          <draw:text-box>
            <text:p text:style-name="P1"><text:span text:style-name="T11">véhiculée <text:s/></text:span></text:p>
          </draw:text-box>
        </draw:frame>
        <draw:frame draw:style-name="gr4" draw:text-style-name="P5" draw:layer="layout" svg:width="0.806cm" svg:height="0.412cm" svg:x="13.842cm" svg:y="11.216cm">
          <draw:text-box>
            <text:p text:style-name="P1"><text:span text:style-name="T11">par <text:s/></text:span></text:p>
          </draw:text-box>
        </draw:frame>
        <draw:frame draw:style-name="gr4" draw:text-style-name="P5" draw:layer="layout" svg:width="0.717cm" svg:height="0.412cm" svg:x="14.847cm" svg:y="11.216cm">
          <draw:text-box>
            <text:p text:style-name="P1"><text:span text:style-name="T11">les <text:s/></text:span></text:p>
          </draw:text-box>
        </draw:frame>
        <draw:frame draw:style-name="gr4" draw:text-style-name="P5" draw:layer="layout" svg:width="1.391cm" svg:height="0.412cm" svg:x="15.759cm" svg:y="11.216cm">
          <draw:text-box>
            <text:p text:style-name="P1"><text:span text:style-name="T11">images </text:span></text:p>
          </draw:text-box>
        </draw:frame>
        <draw:frame draw:style-name="gr4" draw:text-style-name="P5" draw:layer="layout" svg:width="15.195cm" svg:height="0.412cm" svg:x="2.007cm" svg:y="11.639cm">
          <draw:text-box>
            <text:p text:style-name="P1"><text:span text:style-name="T11">(référencement, indexation, traduction automatique des alternatives d’images-texte).</text:span></text:p>
          </draw:text-box>
        </draw:frame>
        <draw:frame draw:style-name="gr4" draw:text-style-name="P5" draw:layer="layout" svg:width="0.352cm" svg:height="0.412cm" svg:x="1.506cm" svg:y="12.3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101cm" svg:height="0.412cm" svg:x="2.007cm" svg:y="12.376cm">
          <draw:text-box>
            <text:p text:style-name="P1"><text:span text:style-name="T11">Permettre l'affichage d'un texte pendant le chargement des images.</text:span></text:p>
          </draw:text-box>
        </draw:frame>
        <draw:frame draw:style-name="gr4" draw:text-style-name="P5" draw:layer="layout" svg:width="0.352cm" svg:height="0.412cm" svg:x="1.506cm" svg:y="13.11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3.117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0.352cm" svg:height="0.412cm" svg:x="1.506cm" svg:y="13.85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42cm" svg:height="0.412cm" svg:x="2.007cm" svg:y="13.854cm">
          <draw:text-box>
            <text:p text:style-name="P1"><text:span text:style-name="T11"><text:s text:c="2"/></text:span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4.278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8.968cm" svg:height="0.412cm" svg:x="1.506cm" svg:y="15.018cm">
          <draw:text-box>
            <text:p text:style-name="P1"><text:span text:style-name="T6">Images et médias, Développement, Écoconception</text:span></text:p>
          </draw:text-box>
        </draw:frame>
        <draw:frame draw:style-name="gr4" draw:text-style-name="P5" draw:layer="layout" svg:width="1.937cm" svg:height="0.412cm" svg:x="14.531cm" svg:y="15.018cm">
          <draw:text-box>
            <text:p text:style-name="P1"><text:span text:style-name="T6">RÈGLE 114</text:span></text:p>
          </draw:text-box>
        </draw:frame>
        <draw:frame draw:style-name="gr1" draw:text-style-name="P2" draw:layer="layout" svg:width="17.727cm" svg:height="0.497cm" svg:x="1.506cm" svg:y="16.135cm">
          <draw:text-box>
            <text:p text:style-name="P1"><text:span text:style-name="T7">Les <text:s text:c="2"/>vignettes <text:s text:c="2"/>et <text:s text:c="2"/>aperçus <text:s text:c="2"/>ne <text:s text:c="2"/>sont <text:s text:c="2"/>pas <text:s text:c="2"/>des <text:s text:c="2"/>images <text:s text:c="2"/>de <text:s text:c="2"/>taille <text:s text:c="2"/>supérieure </text:span></text:p>
          </draw:text-box>
        </draw:frame>
        <draw:frame draw:style-name="gr1" draw:text-style-name="P2" draw:layer="layout" svg:width="6.128cm" svg:height="0.497cm" svg:x="1.506cm" svg:y="16.643cm">
          <draw:text-box>
            <text:p text:style-name="P1"><text:span text:style-name="T7">redimensionnées côté client.</text:span></text:p>
          </draw:text-box>
        </draw:frame>
        <draw:frame draw:style-name="gr4" draw:text-style-name="P5" draw:layer="layout" svg:width="15.852cm" svg:height="0.412cm" svg:x="1.506cm" svg:y="17.798cm">
          <draw:text-box>
            <text:p text:style-name="P1"><text:span text:style-name="T8">Le langage HTML permet d’indiquer pour une image des dimensions différentes de celles </text:span></text:p>
          </draw:text-box>
        </draw:frame>
        <draw:frame draw:style-name="gr4" draw:text-style-name="P5" draw:layer="layout" svg:width="15.763cm" svg:height="0.412cm" svg:x="1.506cm" svg:y="18.222cm">
          <draw:text-box>
            <text:p text:style-name="P1"><text:span text:style-name="T8">de l’image d’origine. Cela permet notamment de faire des vignettes et aperçus d’image. </text:span></text:p>
          </draw:text-box>
        </draw:frame>
        <draw:frame draw:style-name="gr4" draw:text-style-name="P5" draw:layer="layout" svg:width="15.716cm" svg:height="0.412cm" svg:x="1.506cm" svg:y="18.645cm">
          <draw:text-box>
            <text:p text:style-name="P1"><text:span text:style-name="T8">Par exemple, vous pouvez parfaitement afficher une image carrée de 100 pixels de côté </text:span></text:p>
          </draw:text-box>
        </draw:frame>
        <draw:frame draw:style-name="gr4" draw:text-style-name="P5" draw:layer="layout" svg:width="15.924cm" svg:height="0.412cm" svg:x="1.506cm" svg:y="19.068cm">
          <draw:text-box>
            <text:p text:style-name="P1"><text:span text:style-name="T8">alors qu’il s’agit d’une image carrée de 5000 pixels de côté dont vous vous êtes contenté </text:span></text:p>
          </draw:text-box>
        </draw:frame>
        <draw:frame draw:style-name="gr4" draw:text-style-name="P5" draw:layer="layout" svg:width="15.873cm" svg:height="0.412cm" svg:x="1.506cm" svg:y="19.492cm">
          <draw:text-box>
            <text:p text:style-name="P1"><text:span text:style-name="T8">de redimensionner l’affichage en HTML. L’affichage est petit mais la quantité de données </text:span></text:p>
          </draw:text-box>
        </draw:frame>
        <draw:frame draw:style-name="gr4" draw:text-style-name="P5" draw:layer="layout" svg:width="14.218cm" svg:height="0.412cm" svg:x="1.506cm" svg:y="19.915cm">
          <draw:text-box>
            <text:p text:style-name="P1"><text:span text:style-name="T8">à télécharger reste le même. Et cela nuit directement aux performances du site.</text:span></text:p>
          </draw:text-box>
        </draw:frame>
        <draw:frame draw:style-name="gr5" draw:text-style-name="P6" draw:layer="layout" svg:width="2.026cm" svg:height="0.454cm" svg:x="1.506cm" svg:y="20.54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3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86cm" svg:height="0.412cm" svg:x="2.007cm" svg:y="21.319cm">
          <draw:text-box>
            <text:p text:style-name="P1"><text:span text:style-name="T11">Diminuer la quantité de données à télécharger. </text:span></text:p>
          </draw:text-box>
        </draw:frame>
        <draw:frame draw:style-name="gr4" draw:text-style-name="P5" draw:layer="layout" svg:width="0.352cm" svg:height="0.412cm" svg:x="1.506cm" svg:y="22.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749cm" svg:height="0.412cm" svg:x="2.007cm" svg:y="22.06cm">
          <draw:text-box>
            <text:p text:style-name="P1"><text:span text:style-name="T11">Améliorer la vitesse d’affichage de la page. </text:span></text:p>
          </draw:text-box>
        </draw:frame>
        <draw:frame draw:style-name="gr4" draw:text-style-name="P5" draw:layer="layout" svg:width="0.352cm" svg:height="0.412cm" svg:x="1.506cm" svg:y="22.79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357cm" svg:height="0.412cm" svg:x="2.007cm" svg:y="22.797cm">
          <draw:text-box>
            <text:p text:style-name="P1"><text:span text:style-name="T11">Diminuer l'impact énergétique lié à la consultation du site.</text:span></text:p>
          </draw:text-box>
        </draw:frame>
        <draw:frame draw:style-name="gr2" draw:text-style-name="P3" draw:layer="layout" svg:width="16.537cm" svg:height="0.331cm" svg:x="1.506cm" svg:y="23.992cm">
          <draw:text-box>
            <text:p text:style-name="P1"><text:span text:style-name="T2">9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4.986cm" svg:x2="17.002cm" svg:y2="14.986cm">
          <text:p/>
        </draw:line>
        <draw:line draw:style-name="gr6" draw:text-style-name="P7" draw:layer="layout" svg:x1="17.002cm" svg:y1="15.548cm" svg:x2="1.502cm" svg:y2="15.548cm">
          <text:p/>
        </draw:lin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4.986cm" svg:x2="17.002cm" svg:y2="14.986cm">
          <text:p/>
        </draw:line>
        <draw:line draw:style-name="gr6" draw:text-style-name="P7" draw:layer="layout" svg:x1="17.002cm" svg:y1="15.548cm" svg:x2="1.502cm" svg:y2="15.54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57" draw:style-name="dp1" draw:master-page-name="master-page65">
        <draw:frame draw:style-name="gr4" draw:text-style-name="P5" draw:layer="layout" svg:width="13.172cm" svg:height="0.412cm" svg:x="1.506cm" svg:y="3.01cm">
          <draw:text-box>
            <text:p text:style-name="P1"><text:span text:style-name="T6">Images et médias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3.01cm">
          <draw:text-box>
            <text:p text:style-name="P1"><text:span text:style-name="T6">RÈGLE 115</text:span></text:p>
          </draw:text-box>
        </draw:frame>
        <draw:frame draw:style-name="gr1" draw:text-style-name="P2" draw:layer="layout" svg:width="14.192cm" svg:height="0.497cm" svg:x="1.506cm" svg:y="4.126cm">
          <draw:text-box>
            <text:p text:style-name="P1"><text:span text:style-name="T7">Les objets inclus sont dotés d'une alternative textuelle appropriée.</text:span></text:p>
          </draw:text-box>
        </draw:frame>
        <draw:frame draw:style-name="gr4" draw:text-style-name="P5" draw:layer="layout" svg:width="17.321cm" svg:height="0.412cm" svg:x="1.506cm" svg:y="5.282cm">
          <draw:text-box>
            <text:p text:style-name="P1"><text:span text:style-name="T8">Une <text:s text:c="2"/>vidéo, <text:s text:c="2"/>un <text:s text:c="2"/>objet <text:s text:c="2"/>Flash <text:s text:c="2"/>(oui <text:s text:c="2"/>il <text:s text:c="2"/>y <text:s text:c="2"/>en <text:s text:c="2"/>a <text:s text:c="2"/>encore), <text:s text:c="2"/>un <text:s text:c="2"/>contenu <text:s text:c="2"/>audio <text:s text:c="2"/>peuvent <text:s text:c="2"/>être </text:span></text:p>
          </draw:text-box>
        </draw:frame>
        <draw:frame draw:style-name="gr4" draw:text-style-name="P5" draw:layer="layout" svg:width="15.877cm" svg:height="0.412cm" svg:x="1.506cm" svg:y="5.705cm">
          <draw:text-box>
            <text:p text:style-name="P1"><text:span text:style-name="T8">impossibles à consulter dans certains contextes. Une alternative permet d’accéder à leur </text:span></text:p>
          </draw:text-box>
        </draw:frame>
        <draw:frame draw:style-name="gr4" draw:text-style-name="P5" draw:layer="layout" svg:width="1.551cm" svg:height="0.412cm" svg:x="1.506cm" svg:y="6.128cm">
          <draw:text-box>
            <text:p text:style-name="P1"><text:span text:style-name="T8">contenu.</text:span></text:p>
          </draw:text-box>
        </draw:frame>
        <draw:frame draw:style-name="gr5" draw:text-style-name="P6" draw:layer="layout" svg:width="2.026cm" svg:height="0.454cm" svg:x="1.506cm" svg:y="6.75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53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75cm" svg:height="0.412cm" svg:x="2.007cm" svg:y="7.533cm">
          <draw:text-box>
            <text:p text:style-name="P1"><text:span text:style-name="T11">Fournir <text:s text:c="2"/>un <text:s text:c="2"/>accès <text:s text:c="2"/>à <text:s text:c="2"/>l'information <text:s text:c="2"/>pour <text:s text:c="2"/>les <text:s text:c="2"/>utilisateurs <text:s text:c="2"/>dont <text:s text:c="2"/>le <text:s text:c="2"/>navigateur <text:s text:c="2"/>ou <text:s text:c="2"/>la </text:span></text:p>
          </draw:text-box>
        </draw:frame>
        <draw:frame draw:style-name="gr4" draw:text-style-name="P5" draw:layer="layout" svg:width="15.018cm" svg:height="0.412cm" svg:x="2.007cm" svg:y="7.956cm">
          <draw:text-box>
            <text:p text:style-name="P1"><text:span text:style-name="T11">plateforme ne supporte pas l'inclusion d'objets ou les technologies utilisées dans les </text:span></text:p>
          </draw:text-box>
        </draw:frame>
        <draw:frame draw:style-name="gr4" draw:text-style-name="P5" draw:layer="layout" svg:width="2.428cm" svg:height="0.412cm" svg:x="2.007cm" svg:y="8.379cm">
          <draw:text-box>
            <text:p text:style-name="P1"><text:span text:style-name="T11">objets inclus. </text:span></text:p>
          </draw:text-box>
        </draw:frame>
        <draw:frame draw:style-name="gr4" draw:text-style-name="P5" draw:layer="layout" svg:width="0.352cm" svg:height="0.412cm" svg:x="1.506cm" svg:y="9.1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82cm" svg:height="0.412cm" svg:x="2.007cm" svg:y="9.12cm">
          <draw:text-box>
            <text:p text:style-name="P1"><text:span text:style-name="T11">Faciliter l'exploitation de ces contenus par les robots (référencement en particulier).</text:span></text:p>
          </draw:text-box>
        </draw:frame>
        <draw:frame draw:style-name="gr4" draw:text-style-name="P5" draw:layer="layout" svg:width="0.352cm" svg:height="0.412cm" svg:x="1.506cm" svg:y="9.85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9.857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0.5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0.598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1.022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2.359cm" svg:height="0.412cm" svg:x="1.506cm" svg:y="11.759cm">
          <draw:text-box>
            <text:p text:style-name="P1"><text:span text:style-name="T6">Images et médias, Conception, Éditorial, Accessibilité, Vie privée, SEO</text:span></text:p>
          </draw:text-box>
        </draw:frame>
        <draw:frame draw:style-name="gr4" draw:text-style-name="P5" draw:layer="layout" svg:width="1.937cm" svg:height="0.412cm" svg:x="14.531cm" svg:y="11.759cm">
          <draw:text-box>
            <text:p text:style-name="P1"><text:span text:style-name="T6">RÈGLE 116</text:span></text:p>
          </draw:text-box>
        </draw:frame>
        <draw:frame draw:style-name="gr1" draw:text-style-name="P2" draw:layer="layout" svg:width="16.935cm" svg:height="0.497cm" svg:x="1.506cm" svg:y="12.879cm">
          <draw:text-box>
            <text:p text:style-name="P1"><text:span text:style-name="T7">Chaque <text:s text:c="2"/>contenu <text:s text:c="2"/>audio <text:s text:c="2"/>et <text:s text:c="2"/>vidéo <text:s text:c="2"/>est <text:s text:c="2"/>accompagné <text:s text:c="2"/>de <text:s text:c="2"/>sa <text:s text:c="2"/>transcription </text:span></text:p>
          </draw:text-box>
        </draw:frame>
        <draw:frame draw:style-name="gr1" draw:text-style-name="P2" draw:layer="layout" svg:width="2.009cm" svg:height="0.497cm" svg:x="1.506cm" svg:y="13.387cm">
          <draw:text-box>
            <text:p text:style-name="P1"><text:span text:style-name="T7">textuelle.</text:span></text:p>
          </draw:text-box>
        </draw:frame>
        <draw:frame draw:style-name="gr4" draw:text-style-name="P5" draw:layer="layout" svg:width="14.806cm" svg:height="0.412cm" svg:x="1.506cm" svg:y="14.539cm">
          <draw:text-box>
            <text:p text:style-name="P1"><text:span text:style-name="T8">Les vidéos et sons contiennent des textes qui ne sont pas perceptibles par les non- </text:span></text:p>
          </draw:text-box>
        </draw:frame>
        <draw:frame draw:style-name="gr4" draw:text-style-name="P5" draw:layer="layout" svg:width="15.488cm" svg:height="0.412cm" svg:x="1.506cm" svg:y="14.962cm">
          <draw:text-box>
            <text:p text:style-name="P1"><text:span text:style-name="T8">voyants, les sourds ou les moteurs de recherche. Cette règle montre comment faire en </text:span></text:p>
          </draw:text-box>
        </draw:frame>
        <draw:frame draw:style-name="gr4" draw:text-style-name="P5" draw:layer="layout" svg:width="8.651cm" svg:height="0.412cm" svg:x="1.506cm" svg:y="15.385cm">
          <draw:text-box>
            <text:p text:style-name="P1"><text:span text:style-name="T8">sorte que ces contenus soient lisibles et indexés.</text:span></text:p>
          </draw:text-box>
        </draw:frame>
        <draw:frame draw:style-name="gr5" draw:text-style-name="P6" draw:layer="layout" svg:width="2.026cm" svg:height="0.454cm" svg:x="1.506cm" svg:y="16.01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7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31cm" svg:height="0.412cm" svg:x="2.007cm" svg:y="16.793cm">
          <draw:text-box>
            <text:p text:style-name="P1"><text:span text:style-name="T11">Permettre aux utilisateurs qui ne peuvent accéder au son ou à l’image proposés de </text:span></text:p>
          </draw:text-box>
        </draw:frame>
        <draw:frame draw:style-name="gr4" draw:text-style-name="P5" draw:layer="layout" svg:width="10.509cm" svg:height="0.412cm" svg:x="2.007cm" svg:y="17.216cm">
          <draw:text-box>
            <text:p text:style-name="P1"><text:span text:style-name="T11">disposer d'une transcription textuelle servant d’alternative.</text:span></text:p>
          </draw:text-box>
        </draw:frame>
        <draw:frame draw:style-name="gr4" draw:text-style-name="P5" draw:layer="layout" svg:width="0.352cm" svg:height="0.412cm" svg:x="1.506cm" svg:y="17.95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57cm" svg:height="0.412cm" svg:x="2.007cm" svg:y="17.954cm">
          <draw:text-box>
            <text:p text:style-name="P1"><text:span text:style-name="T11">Permettre aux utilisateurs d’accéder à l’information contenue dans la vidéo. </text:span></text:p>
          </draw:text-box>
        </draw:frame>
        <draw:frame draw:style-name="gr4" draw:text-style-name="P5" draw:layer="layout" svg:width="0.352cm" svg:height="0.412cm" svg:x="1.506cm" svg:y="18.69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8cm" svg:height="0.412cm" svg:x="2.007cm" svg:y="18.694cm">
          <draw:text-box>
            <text:p text:style-name="P1"><text:span text:style-name="T11">Permettre l’exploitation de l’information par des robots pour améliorer son indexation </text:span></text:p>
          </draw:text-box>
        </draw:frame>
        <draw:frame draw:style-name="gr4" draw:text-style-name="P5" draw:layer="layout" svg:width="3.926cm" svg:height="0.412cm" svg:x="2.007cm" svg:y="19.118cm">
          <draw:text-box>
            <text:p text:style-name="P1"><text:span text:style-name="T11">et son référencement.</text:span></text:p>
          </draw:text-box>
        </draw:frame>
        <draw:frame draw:style-name="gr4" draw:text-style-name="P5" draw:layer="layout" svg:width="0.352cm" svg:height="0.412cm" svg:x="1.506cm" svg:y="19.85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59cm" svg:height="0.412cm" svg:x="2.007cm" svg:y="19.855cm">
          <draw:text-box>
            <text:p text:style-name="P1"><text:span text:style-name="T11">Permettre la traduction par des outils linguistiques en ligne.</text:span></text:p>
          </draw:text-box>
        </draw:frame>
        <draw:frame draw:style-name="gr4" draw:text-style-name="P5" draw:layer="layout" svg:width="0.352cm" svg:height="0.412cm" svg:x="1.506cm" svg:y="20.5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20.596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11.726cm" svg:x2="17.002cm" svg:y2="11.726cm">
          <text:p/>
        </draw:line>
        <draw:line draw:style-name="gr6" draw:text-style-name="P7" draw:layer="layout" svg:x1="17.002cm" svg:y1="12.289cm" svg:x2="1.502cm" svg:y2="12.289cm">
          <text:p/>
        </draw:line>
        <draw:line draw:style-name="gr6" draw:text-style-name="P7" draw:layer="layout" svg:x1="1.502cm" svg:y1="2.977cm" svg:x2="17.002cm" svg:y2="2.977cm">
          <text:p/>
        </draw:line>
        <draw:line draw:style-name="gr6" draw:text-style-name="P7" draw:layer="layout" svg:x1="17.002cm" svg:y1="3.54cm" svg:x2="1.502cm" svg:y2="3.54cm">
          <text:p/>
        </draw:line>
        <draw:line draw:style-name="gr6" draw:text-style-name="P7" draw:layer="layout" svg:x1="1.502cm" svg:y1="11.726cm" svg:x2="17.002cm" svg:y2="11.726cm">
          <text:p/>
        </draw:line>
        <draw:line draw:style-name="gr6" draw:text-style-name="P7" draw:layer="layout" svg:x1="17.002cm" svg:y1="12.289cm" svg:x2="1.502cm" svg:y2="12.28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58" draw:style-name="dp1" draw:master-page-name="master-page75">
        <draw:frame draw:style-name="gr4" draw:text-style-name="P5" draw:layer="layout" svg:width="9.201cm" svg:height="0.412cm" svg:x="1.506cm" svg:y="2.156cm">
          <draw:text-box>
            <text:p text:style-name="P1"><text:span text:style-name="T6">Images et médias, Éditorial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17</text:span></text:p>
          </draw:text-box>
        </draw:frame>
        <draw:frame draw:style-name="gr1" draw:text-style-name="P2" draw:layer="layout" svg:width="10.962cm" svg:height="0.497cm" svg:x="1.506cm" svg:y="3.276cm">
          <draw:text-box>
            <text:p text:style-name="P1"><text:span text:style-name="T7">Les vidéos comportent des sous-titres synchronisés</text:span></text:p>
          </draw:text-box>
        </draw:frame>
        <draw:frame draw:style-name="gr4" draw:text-style-name="P5" draw:layer="layout" svg:width="15.449cm" svg:height="0.412cm" svg:x="1.506cm" svg:y="4.428cm">
          <draw:text-box>
            <text:p text:style-name="P1"><text:span text:style-name="T8">Les sous-titres sont fondamentaux pour les utilisateurs sourds, mais pas que pour eux. </text:span></text:p>
          </draw:text-box>
        </draw:frame>
        <draw:frame draw:style-name="gr4" draw:text-style-name="P5" draw:layer="layout" svg:width="15.83cm" svg:height="0.412cm" svg:x="1.506cm" svg:y="4.851cm">
          <draw:text-box>
            <text:p text:style-name="P1"><text:span text:style-name="T8">Dès qu’un utilisateur est dans l’impossibilité d’accéder au son, les sous-titres deviennent </text:span></text:p>
          </draw:text-box>
        </draw:frame>
        <draw:frame draw:style-name="gr4" draw:text-style-name="P5" draw:layer="layout" svg:width="14.679cm" svg:height="0.412cm" svg:x="1.506cm" svg:y="5.275cm">
          <draw:text-box>
            <text:p text:style-name="P1"><text:span text:style-name="T8">irremplaçables. Ils donnent accès aux contenus, ils peuvent servir à tout le monde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6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941cm" svg:height="0.412cm" svg:x="2.007cm" svg:y="6.682cm">
          <draw:text-box>
            <text:p text:style-name="P1"><text:span text:style-name="T11">Permettre <text:s text:c="2"/>aux <text:s text:c="2"/>utilisateurs <text:s text:c="2"/>qui <text:s text:c="2"/>ne <text:s text:c="2"/>peuvent <text:s text:c="2"/>accéder <text:s text:c="2"/>au <text:s text:c="2"/>son <text:s text:c="2"/>de <text:s text:c="2"/>disposer <text:s text:c="2"/>d'une </text:span></text:p>
          </draw:text-box>
        </draw:frame>
        <draw:frame draw:style-name="gr4" draw:text-style-name="P5" draw:layer="layout" svg:width="15.276cm" svg:height="0.412cm" svg:x="2.007cm" svg:y="7.106cm">
          <draw:text-box>
            <text:p text:style-name="P1"><text:span text:style-name="T11">alternative visuelle synchronisée avec l'image suivre confortablement le déroulement </text:span></text:p>
          </draw:text-box>
        </draw:frame>
        <draw:frame draw:style-name="gr4" draw:text-style-name="P5" draw:layer="layout" svg:width="9.332cm" svg:height="0.412cm" svg:x="2.007cm" svg:y="7.529cm">
          <draw:text-box>
            <text:p text:style-name="P1"><text:span text:style-name="T11">de la vidéo sans devoir utiliser un transcript externe.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486cm" svg:height="0.412cm" svg:x="2.007cm" svg:y="8.266cm">
          <draw:text-box>
            <text:p text:style-name="P1"><text:span text:style-name="T11">Permettre aux utilisateurs sourds d’accéder aux contenus de la vidéo. </text:span></text:p>
          </draw:text-box>
        </draw:frame>
        <draw:frame draw:style-name="gr4" draw:text-style-name="P5" draw:layer="layout" svg:width="0.352cm" svg:height="0.412cm" svg:x="1.506cm" svg:y="9.0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139cm" svg:height="0.412cm" svg:x="2.007cm" svg:y="9.007cm">
          <draw:text-box>
            <text:p text:style-name="P1"><text:span text:style-name="T11">Permettre à tous les utilisateurs d’accéder aux contenus de la vidéo.</text:span></text:p>
          </draw:text-box>
        </draw:frame>
        <draw:frame draw:style-name="gr4" draw:text-style-name="P5" draw:layer="layout" svg:width="0.352cm" svg:height="0.412cm" svg:x="1.506cm" svg:y="9.7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9.744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2.778cm" svg:height="0.412cm" svg:x="1.506cm" svg:y="11.445cm">
          <draw:text-box>
            <text:p text:style-name="P1"><text:span text:style-name="T6">Images et médias, Conception, Développement, Accessibilité, Vie privée</text:span></text:p>
          </draw:text-box>
        </draw:frame>
        <draw:frame draw:style-name="gr4" draw:text-style-name="P5" draw:layer="layout" svg:width="1.937cm" svg:height="0.412cm" svg:x="14.531cm" svg:y="11.445cm">
          <draw:text-box>
            <text:p text:style-name="P1"><text:span text:style-name="T6">RÈGLE 118</text:span></text:p>
          </draw:text-box>
        </draw:frame>
        <draw:frame draw:style-name="gr1" draw:text-style-name="P2" draw:layer="layout" svg:width="10.962cm" svg:height="0.497cm" svg:x="1.506cm" svg:y="12.561cm">
          <draw:text-box>
            <text:p text:style-name="P1"><text:span text:style-name="T7">La durée des contenus vidéo ou audio est indiquée.</text:span></text:p>
          </draw:text-box>
        </draw:frame>
        <draw:frame draw:style-name="gr4" draw:text-style-name="P5" draw:layer="layout" svg:width="16.012cm" svg:height="0.412cm" svg:x="1.506cm" svg:y="13.717cm">
          <draw:text-box>
            <text:p text:style-name="P1"><text:span text:style-name="T8">C’est une mention de rien du tout, mais elle va rendre de grands services. L’internaute va </text:span></text:p>
          </draw:text-box>
        </draw:frame>
        <draw:frame draw:style-name="gr4" draw:text-style-name="P5" draw:layer="layout" svg:width="15.445cm" svg:height="0.412cm" svg:x="1.506cm" svg:y="14.14cm">
          <draw:text-box>
            <text:p text:style-name="P1"><text:span text:style-name="T8">notamment pouvoir décider de l’opportunité ou du meilleur moment pour consulter un </text:span></text:p>
          </draw:text-box>
        </draw:frame>
        <draw:frame draw:style-name="gr4" draw:text-style-name="P5" draw:layer="layout" svg:width="4.261cm" svg:height="0.412cm" svg:x="1.506cm" svg:y="14.563cm">
          <draw:text-box>
            <text:p text:style-name="P1"><text:span text:style-name="T8">contenu audio ou vidéo.</text:span></text:p>
          </draw:text-box>
        </draw:frame>
        <draw:frame draw:style-name="gr5" draw:text-style-name="P6" draw:layer="layout" svg:width="2.026cm" svg:height="0.454cm" svg:x="1.506cm" svg:y="15.1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9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3cm" svg:height="0.412cm" svg:x="2.007cm" svg:y="15.967cm">
          <draw:text-box>
            <text:p text:style-name="P1"><text:span text:style-name="T11">Informer l'utilisateur afin qu'il puisse décider en connaissance de cause de consulter </text:span></text:p>
          </draw:text-box>
        </draw:frame>
        <draw:frame draw:style-name="gr4" draw:text-style-name="P5" draw:layer="layout" svg:width="8.282cm" svg:height="0.412cm" svg:x="2.007cm" svg:y="16.391cm">
          <draw:text-box>
            <text:p text:style-name="P1"><text:span text:style-name="T11">ou de télécharger ou non le contenu concerné.</text:span></text:p>
          </draw:text-box>
        </draw:frame>
        <draw:frame draw:style-name="gr4" draw:text-style-name="P5" draw:layer="layout" svg:width="0.352cm" svg:height="0.412cm" svg:x="1.506cm" svg:y="17.13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7.132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412cm" svg:x2="17.002cm" svg:y2="11.412cm">
          <text:p/>
        </draw:line>
        <draw:line draw:style-name="gr6" draw:text-style-name="P7" draw:layer="layout" svg:x1="17.002cm" svg:y1="11.975cm" svg:x2="1.502cm" svg:y2="11.975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412cm" svg:x2="17.002cm" svg:y2="11.412cm">
          <text:p/>
        </draw:line>
        <draw:line draw:style-name="gr6" draw:text-style-name="P7" draw:layer="layout" svg:x1="17.002cm" svg:y1="11.975cm" svg:x2="1.502cm" svg:y2="11.97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59" draw:style-name="dp1" draw:master-page-name="master-page75">
        <draw:frame draw:style-name="gr4" draw:text-style-name="P5" draw:layer="layout" svg:width="10.56cm" svg:height="0.412cm" svg:x="1.506cm" svg:y="2.156cm">
          <draw:text-box>
            <text:p text:style-name="P1"><text:span text:style-name="T6">Images et médias, Développement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19</text:span></text:p>
          </draw:text-box>
        </draw:frame>
        <draw:frame draw:style-name="gr1" draw:text-style-name="P2" draw:layer="layout" svg:width="9.54cm" svg:height="0.497cm" svg:x="1.506cm" svg:y="3.276cm">
          <draw:text-box>
            <text:p text:style-name="P1"><text:span text:style-name="T7">Les vidéos sont déclenchées par l'utilisateur.</text:span></text:p>
          </draw:text-box>
        </draw:frame>
        <draw:frame draw:style-name="gr4" draw:text-style-name="P5" draw:layer="layout" svg:width="15.026cm" svg:height="0.412cm" svg:x="1.506cm" svg:y="4.428cm">
          <draw:text-box>
            <text:p text:style-name="P1"><text:span text:style-name="T8">Le déclenchement automatique des vidéos est à double tranchant. D’un côté vous « </text:span></text:p>
          </draw:text-box>
        </draw:frame>
        <draw:frame draw:style-name="gr4" draw:text-style-name="P5" draw:layer="layout" svg:width="15.631cm" svg:height="0.412cm" svg:x="1.506cm" svg:y="4.851cm">
          <draw:text-box>
            <text:p text:style-name="P1"><text:span text:style-name="T8">poussez » le contenu vidéo vers vos utilisateurs, vous rendez votre site plus dynamique </text:span></text:p>
          </draw:text-box>
        </draw:frame>
        <draw:frame draw:style-name="gr4" draw:text-style-name="P5" draw:layer="layout" svg:width="15.301cm" svg:height="0.412cm" svg:x="1.506cm" svg:y="5.275cm">
          <draw:text-box>
            <text:p text:style-name="P1"><text:span text:style-name="T8">(jeune, frais, sexy etc.). De l’autre, vous envoyez des données en quantité importante </text:span></text:p>
          </draw:text-box>
        </draw:frame>
        <draw:frame draw:style-name="gr4" draw:text-style-name="P5" draw:layer="layout" svg:width="15.081cm" svg:height="0.412cm" svg:x="1.506cm" svg:y="5.698cm">
          <draw:text-box>
            <text:p text:style-name="P1"><text:span text:style-name="T8">sans l’accord explicite des utilisateurs, vous prenez le risque d’augmenter le taux de </text:span></text:p>
          </draw:text-box>
        </draw:frame>
        <draw:frame draw:style-name="gr4" draw:text-style-name="P5" draw:layer="layout" svg:width="15.966cm" svg:height="0.412cm" svg:x="1.506cm" svg:y="6.121cm">
          <draw:text-box>
            <text:p text:style-name="P1"><text:span text:style-name="T8">rebond, de nuire à votre référencement. Si vous déclenchez vos vidéos automatiquement </text:span></text:p>
          </draw:text-box>
        </draw:frame>
        <draw:frame draw:style-name="gr4" draw:text-style-name="P5" draw:layer="layout" svg:width="15.047cm" svg:height="0.412cm" svg:x="1.506cm" svg:y="6.545cm">
          <draw:text-box>
            <text:p text:style-name="P1"><text:span text:style-name="T8">(en autoplay), comme le font certains réseaux sociaux, vous prenez le risque de voir </text:span></text:p>
          </draw:text-box>
        </draw:frame>
        <draw:frame draw:style-name="gr4" draw:text-style-name="P5" draw:layer="layout" svg:width="15.221cm" svg:height="0.412cm" svg:x="1.506cm" svg:y="6.968cm">
          <draw:text-box>
            <text:p text:style-name="P1"><text:span text:style-name="T8">certains utilisateurs accéder à des contenus dangereux ou inappropriés pour certains </text:span></text:p>
          </draw:text-box>
        </draw:frame>
        <draw:frame draw:style-name="gr4" draw:text-style-name="P5" draw:layer="layout" svg:width="17.02cm" svg:height="0.412cm" svg:x="1.506cm" svg:y="7.391cm">
          <draw:text-box>
            <text:p text:style-name="P1"><text:span text:style-name="T8">publics, <text:s text:c="2"/>surtout <text:s text:c="2"/>si <text:s text:c="2"/>vous <text:s text:c="2"/>diffusez <text:s text:c="2"/>de <text:s text:c="2"/>la <text:s text:c="2"/>vidéo <text:s text:c="2"/>en <text:s text:c="2"/>direct. <text:s text:c="2"/>Bref, <text:s text:c="2"/>avant <text:s text:c="2"/>de <text:s text:c="2"/>déclencher </text:span></text:p>
          </draw:text-box>
        </draw:frame>
        <draw:frame draw:style-name="gr4" draw:text-style-name="P5" draw:layer="layout" svg:width="8.431cm" svg:height="0.412cm" svg:x="1.506cm" svg:y="7.815cm">
          <draw:text-box>
            <text:p text:style-name="P1"><text:span text:style-name="T8">automatiquement vos vidéos, réfléchissez bien.</text:span></text:p>
          </draw:text-box>
        </draw:frame>
        <draw:frame draw:style-name="gr5" draw:text-style-name="P6" draw:layer="layout" svg:width="2.026cm" svg:height="0.454cm" svg:x="1.506cm" svg:y="8.44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2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52cm" svg:height="0.412cm" svg:x="2.007cm" svg:y="9.222cm">
          <draw:text-box>
            <text:p text:style-name="P1"><text:span text:style-name="T11">Laisser à l’utilisateur le contrôle de l’interface visuelle lors de la consultation du site. </text:span></text:p>
          </draw:text-box>
        </draw:frame>
        <draw:frame draw:style-name="gr4" draw:text-style-name="P5" draw:layer="layout" svg:width="0.352cm" svg:height="0.412cm" svg:x="1.506cm" svg:y="9.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19cm" svg:height="0.412cm" svg:x="2.007cm" svg:y="9.96cm">
          <draw:text-box>
            <text:p text:style-name="P1"><text:span text:style-name="T11">Ne pas imposer à l’utilisateur le déclenchement d’un contenu animé.</text:span></text:p>
          </draw:text-box>
        </draw:frame>
        <draw:frame draw:style-name="gr4" draw:text-style-name="P5" draw:layer="layout" svg:width="0.352cm" svg:height="0.412cm" svg:x="1.506cm" svg:y="10.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0.7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0.56cm" svg:height="0.412cm" svg:x="1.506cm" svg:y="12.397cm">
          <draw:text-box>
            <text:p text:style-name="P1"><text:span text:style-name="T6">Images et médias, Développement, Accessibilité, Vie privée</text:span></text:p>
          </draw:text-box>
        </draw:frame>
        <draw:frame draw:style-name="gr4" draw:text-style-name="P5" draw:layer="layout" svg:width="1.937cm" svg:height="0.412cm" svg:x="14.531cm" svg:y="12.397cm">
          <draw:text-box>
            <text:p text:style-name="P1"><text:span text:style-name="T6">RÈGLE 120</text:span></text:p>
          </draw:text-box>
        </draw:frame>
        <draw:frame draw:style-name="gr1" draw:text-style-name="P2" draw:layer="layout" svg:width="8.867cm" svg:height="0.497cm" svg:x="1.506cm" svg:y="13.517cm">
          <draw:text-box>
            <text:p text:style-name="P1"><text:span text:style-name="T7">Les sons sont déclenchés par l'utilisateur.</text:span></text:p>
          </draw:text-box>
        </draw:frame>
        <draw:frame draw:style-name="gr4" draw:text-style-name="P5" draw:layer="layout" svg:width="15.818cm" svg:height="0.412cm" svg:x="1.506cm" svg:y="14.669cm">
          <draw:text-box>
            <text:p text:style-name="P1"><text:span text:style-name="T8">Il est 23 heures, les enfants dorment, vous naviguez sur Internet et, brutalement, un site </text:span></text:p>
          </draw:text-box>
        </draw:frame>
        <draw:frame draw:style-name="gr4" draw:text-style-name="P5" draw:layer="layout" svg:width="15.53cm" svg:height="0.412cm" svg:x="1.506cm" svg:y="15.093cm">
          <draw:text-box>
            <text:p text:style-name="P1"><text:span text:style-name="T8">déclenche un son tonitruant. Vous sursautez, puis vous cherchez fébrilement comment </text:span></text:p>
          </draw:text-box>
        </draw:frame>
        <draw:frame draw:style-name="gr4" draw:text-style-name="P5" draw:layer="layout" svg:width="15.907cm" svg:height="0.412cm" svg:x="1.506cm" svg:y="15.516cm">
          <draw:text-box>
            <text:p text:style-name="P1"><text:span text:style-name="T8">couper le son car, oui, vous aviez oublié d’éteindre vos enceintes. C’est du vécu, n’est-ce-</text:span></text:p>
          </draw:text-box>
        </draw:frame>
        <draw:frame draw:style-name="gr4" draw:text-style-name="P5" draw:layer="layout" svg:width="15.289cm" svg:height="0.412cm" svg:x="1.506cm" svg:y="15.939cm">
          <draw:text-box>
            <text:p text:style-name="P1"><text:span text:style-name="T8">pas ? Alors ne déclenchez pas de son automatiquement dans votre site. S’il vous plaît.</text:span></text:p>
          </draw:text-box>
        </draw:frame>
        <draw:frame draw:style-name="gr5" draw:text-style-name="P6" draw:layer="layout" svg:width="2.026cm" svg:height="0.454cm" svg:x="1.506cm" svg:y="16.5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3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444cm" svg:height="0.412cm" svg:x="2.007cm" svg:y="17.347cm">
          <draw:text-box>
            <text:p text:style-name="P1"><text:span text:style-name="T11">Laisser à l'utilisateur le contrôle du son lors de la consultation du site. </text:span></text:p>
          </draw:text-box>
        </draw:frame>
        <draw:frame draw:style-name="gr4" draw:text-style-name="P5" draw:layer="layout" svg:width="0.352cm" svg:height="0.412cm" svg:x="1.506cm" svg:y="18.0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853cm" svg:height="0.412cm" svg:x="2.007cm" svg:y="18.084cm">
          <draw:text-box>
            <text:p text:style-name="P1"><text:span text:style-name="T11">Ne pas surprendre l'utilisateur par la diffusion inattendue d'un contenu audio. </text:span></text:p>
          </draw:text-box>
        </draw:frame>
        <draw:frame draw:style-name="gr4" draw:text-style-name="P5" draw:layer="layout" svg:width="0.352cm" svg:height="0.412cm" svg:x="1.506cm" svg:y="18.8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8.825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364cm" svg:x2="17.002cm" svg:y2="12.364cm">
          <text:p/>
        </draw:line>
        <draw:line draw:style-name="gr6" draw:text-style-name="P7" draw:layer="layout" svg:x1="17.002cm" svg:y1="12.927cm" svg:x2="1.502cm" svg:y2="12.92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364cm" svg:x2="17.002cm" svg:y2="12.364cm">
          <text:p/>
        </draw:line>
        <draw:line draw:style-name="gr6" draw:text-style-name="P7" draw:layer="layout" svg:x1="17.002cm" svg:y1="12.927cm" svg:x2="1.502cm" svg:y2="12.92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60" draw:style-name="dp1" draw:master-page-name="master-page75">
        <draw:frame draw:style-name="gr4" draw:text-style-name="P5" draw:layer="layout" svg:width="12.778cm" svg:height="0.412cm" svg:x="1.506cm" svg:y="2.156cm">
          <draw:text-box>
            <text:p text:style-name="P1"><text:span text:style-name="T6">Images et médias, Conception, Développement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21</text:span></text:p>
          </draw:text-box>
        </draw:frame>
        <draw:frame draw:style-name="gr1" draw:text-style-name="P2" draw:layer="layout" svg:width="14.116cm" svg:height="0.497cm" svg:x="1.506cm" svg:y="3.276cm">
          <draw:text-box>
            <text:p text:style-name="P1"><text:span text:style-name="T7">Les animations, sons et clignotements peuvent être mis en pause.</text:span></text:p>
          </draw:text-box>
        </draw:frame>
        <draw:frame draw:style-name="gr4" draw:text-style-name="P5" draw:layer="layout" svg:width="15.056cm" svg:height="0.412cm" svg:x="1.506cm" svg:y="4.428cm">
          <draw:text-box>
            <text:p text:style-name="P1"><text:span text:style-name="T8">Au début, ça va, et puis au bout d’un moment, ça énerve. Il fut un temps où dans au </text:span></text:p>
          </draw:text-box>
        </draw:frame>
        <draw:frame draw:style-name="gr4" draw:text-style-name="P5" draw:layer="layout" svg:width="15.627cm" svg:height="0.412cm" svg:x="1.506cm" svg:y="4.851cm">
          <draw:text-box>
            <text:p text:style-name="P1"><text:span text:style-name="T8">moins certains navigateurs, la touche Échap interrompait les GIF animés, sans toutefois </text:span></text:p>
          </draw:text-box>
        </draw:frame>
        <draw:frame draw:style-name="gr4" draw:text-style-name="P5" draw:layer="layout" svg:width="15.212cm" svg:height="0.412cm" svg:x="1.506cm" svg:y="5.275cm">
          <draw:text-box>
            <text:p text:style-name="P1"><text:span text:style-name="T8">permettre de les consulter pas à pas. Mais ce temps semble révolu, et surtout, mieux </text:span></text:p>
          </draw:text-box>
        </draw:frame>
        <draw:frame draw:style-name="gr4" draw:text-style-name="P5" draw:layer="layout" svg:width="14.798cm" svg:height="0.412cm" svg:x="1.506cm" svg:y="5.698cm">
          <draw:text-box>
            <text:p text:style-name="P1"><text:span text:style-name="T8">vaut demander aux administrateurs de sites de ne pas faire aux autres ce qu’ils ne </text:span></text:p>
          </draw:text-box>
        </draw:frame>
        <draw:frame draw:style-name="gr4" draw:text-style-name="P5" draw:layer="layout" svg:width="15.382cm" svg:height="0.412cm" svg:x="1.506cm" svg:y="6.121cm">
          <draw:text-box>
            <text:p text:style-name="P1"><text:span text:style-name="T8">voudraient pas qu’on leur fasse : outre les GIF animés, il y a les contenus défilants, les </text:span></text:p>
          </draw:text-box>
        </draw:frame>
        <draw:frame draw:style-name="gr4" draw:text-style-name="P5" draw:layer="layout" svg:width="15.013cm" svg:height="0.412cm" svg:x="1.506cm" svg:y="6.545cm">
          <draw:text-box>
            <text:p text:style-name="P1"><text:span text:style-name="T8">machins qui clignotent, etc. Sans compter les grosses basses qui font sursauter tout </text:span></text:p>
          </draw:text-box>
        </draw:frame>
        <draw:frame draw:style-name="gr4" draw:text-style-name="P5" draw:layer="layout" svg:width="2.343cm" svg:height="0.412cm" svg:x="1.506cm" svg:y="6.968cm">
          <draw:text-box>
            <text:p text:style-name="P1"><text:span text:style-name="T8">l’open space.</text:span></text:p>
          </draw:text-box>
        </draw:frame>
        <draw:frame draw:style-name="gr5" draw:text-style-name="P6" draw:layer="layout" svg:width="2.026cm" svg:height="0.454cm" svg:x="1.506cm" svg:y="7.5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3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55cm" svg:height="0.412cm" svg:x="2.007cm" svg:y="8.376cm">
          <draw:text-box>
            <text:p text:style-name="P1"><text:span text:style-name="T11">Laisser à l'utilisateur le contrôle des animations lors de la consultation du contenu. </text:span></text:p>
          </draw:text-box>
        </draw:frame>
        <draw:frame draw:style-name="gr4" draw:text-style-name="P5" draw:layer="layout" svg:width="0.352cm" svg:height="0.412cm" svg:x="1.506cm" svg:y="9.1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964cm" svg:height="0.412cm" svg:x="2.007cm" svg:y="9.113cm">
          <draw:text-box>
            <text:p text:style-name="P1"><text:span text:style-name="T11">Ne pas perturber l'attention en imposant des éléments pouvant gêner celle-ci. </text:span></text:p>
          </draw:text-box>
        </draw:frame>
        <draw:frame draw:style-name="gr4" draw:text-style-name="P5" draw:layer="layout" svg:width="0.352cm" svg:height="0.412cm" svg:x="1.506cm" svg:y="9.85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41cm" svg:height="0.412cm" svg:x="2.007cm" svg:y="9.854cm">
          <draw:text-box>
            <text:p text:style-name="P1"><text:span text:style-name="T11">Permettre <text:s text:c="2"/>la <text:s text:c="2"/>consultation <text:s text:c="2"/>pas <text:s text:c="2"/>à <text:s text:c="2"/>pas <text:s text:c="2"/>d'animations <text:s text:c="2"/>séquentielles <text:s text:c="2"/>ou <text:s text:c="2"/>de <text:s text:c="2"/>contenus </text:span></text:p>
          </draw:text-box>
        </draw:frame>
        <draw:frame draw:style-name="gr4" draw:text-style-name="P5" draw:layer="layout" svg:width="1.492cm" svg:height="0.412cm" svg:x="2.007cm" svg:y="10.277cm">
          <draw:text-box>
            <text:p text:style-name="P1"><text:span text:style-name="T11">sonores.</text:span></text:p>
          </draw:text-box>
        </draw:frame>
        <draw:frame draw:style-name="gr4" draw:text-style-name="P5" draw:layer="layout" svg:width="0.352cm" svg:height="0.412cm" svg:x="1.506cm" svg:y="11.0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1.014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6.17cm" svg:height="0.412cm" svg:x="1.506cm" svg:y="12.715cm">
          <draw:text-box>
            <text:p text:style-name="P1"><text:span text:style-name="T6">Images et médias, Développement</text:span></text:p>
          </draw:text-box>
        </draw:frame>
        <draw:frame draw:style-name="gr4" draw:text-style-name="P5" draw:layer="layout" svg:width="1.937cm" svg:height="0.412cm" svg:x="14.531cm" svg:y="12.715cm">
          <draw:text-box>
            <text:p text:style-name="P1"><text:span text:style-name="T6">RÈGLE 122</text:span></text:p>
          </draw:text-box>
        </draw:frame>
        <draw:frame draw:style-name="gr1" draw:text-style-name="P2" draw:layer="layout" svg:width="15.987cm" svg:height="0.497cm" svg:x="1.506cm" svg:y="13.831cm">
          <draw:text-box>
            <text:p text:style-name="P1"><text:span text:style-name="T7">Le déroulement des animations ne bloque pas la navigation ou l'accès aux </text:span></text:p>
          </draw:text-box>
        </draw:frame>
        <draw:frame draw:style-name="gr1" draw:text-style-name="P2" draw:layer="layout" svg:width="2.076cm" svg:height="0.497cm" svg:x="1.506cm" svg:y="14.339cm">
          <draw:text-box>
            <text:p text:style-name="P1"><text:span text:style-name="T7">contenus.</text:span></text:p>
          </draw:text-box>
        </draw:frame>
        <draw:frame draw:style-name="gr4" draw:text-style-name="P5" draw:layer="layout" svg:width="16cm" svg:height="0.412cm" svg:x="1.506cm" svg:y="15.495cm">
          <draw:text-box>
            <text:p text:style-name="P1"><text:span text:style-name="T8">Certaines animations imposées aux visiteurs retardent l’affichage de la page à laquelle ils </text:span></text:p>
          </draw:text-box>
        </draw:frame>
        <draw:frame draw:style-name="gr4" draw:text-style-name="P5" draw:layer="layout" svg:width="15.72cm" svg:height="0.412cm" svg:x="1.506cm" svg:y="15.918cm">
          <draw:text-box>
            <text:p text:style-name="P1"><text:span text:style-name="T8">souhaitent avant tout accéder et peuvent même les faire fuir : proposez mais n’imposez </text:span></text:p>
          </draw:text-box>
        </draw:frame>
        <draw:frame draw:style-name="gr4" draw:text-style-name="P5" draw:layer="layout" svg:width="0.734cm" svg:height="0.412cm" svg:x="1.506cm" svg:y="16.341cm">
          <draw:text-box>
            <text:p text:style-name="P1"><text:span text:style-name="T8">pas.</text:span></text:p>
          </draw:text-box>
        </draw:frame>
        <draw:frame draw:style-name="gr5" draw:text-style-name="P6" draw:layer="layout" svg:width="2.026cm" svg:height="0.454cm" svg:x="1.506cm" svg:y="16.96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7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84cm" svg:height="0.412cm" svg:x="2.007cm" svg:y="17.745cm">
          <draw:text-box>
            <text:p text:style-name="P1"><text:span text:style-name="T11">Fournir aux utilisateurs un accès direct et immédiat aux contenus, même lorsque </text:span></text:p>
          </draw:text-box>
        </draw:frame>
        <draw:frame draw:style-name="gr4" draw:text-style-name="P5" draw:layer="layout" svg:width="15.098cm" svg:height="0.412cm" svg:x="2.007cm" svg:y="18.169cm">
          <draw:text-box>
            <text:p text:style-name="P1"><text:span text:style-name="T11">l'administrateur du site décide de proposer une animation ou une publicité préalabl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682cm" svg:x2="17.002cm" svg:y2="12.682cm">
          <text:p/>
        </draw:line>
        <draw:line draw:style-name="gr6" draw:text-style-name="P7" draw:layer="layout" svg:x1="17.002cm" svg:y1="13.245cm" svg:x2="1.502cm" svg:y2="13.245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682cm" svg:x2="17.002cm" svg:y2="12.682cm">
          <text:p/>
        </draw:line>
        <draw:line draw:style-name="gr6" draw:text-style-name="P7" draw:layer="layout" svg:x1="17.002cm" svg:y1="13.245cm" svg:x2="1.502cm" svg:y2="13.24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61" draw:style-name="dp1" draw:master-page-name="master-page49">
        <draw:frame draw:style-name="gr3" draw:text-style-name="P4" draw:layer="layout" svg:width="11.974cm" svg:height="1.148cm" svg:x="3.062cm" svg:y="2.481cm">
          <draw:text-box>
            <text:p text:style-name="P1"><text:span text:style-name="T5">INTERNATIONALIS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62" draw:style-name="dp1" draw:master-page-name="master-page122">
        <draw:frame draw:style-name="gr4" draw:text-style-name="P5" draw:layer="layout" svg:width="5.103cm" svg:height="0.412cm" svg:x="1.506cm" svg:y="2.262cm">
          <draw:text-box>
            <text:p text:style-name="P1"><text:span text:style-name="T6">Internationalisation, Éditorial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123</text:span></text:p>
          </draw:text-box>
        </draw:frame>
        <draw:frame draw:style-name="gr1" draw:text-style-name="P2" draw:layer="layout" svg:width="15.902cm" svg:height="0.497cm" svg:x="1.506cm" svg:y="3.382cm">
          <draw:text-box>
            <text:p text:style-name="P1"><text:span text:style-name="T7">L'indicatif international est disponible pour tous les numéros de téléphone.</text:span></text:p>
          </draw:text-box>
        </draw:frame>
        <draw:frame draw:style-name="gr4" draw:text-style-name="P5" draw:layer="layout" svg:width="15.225cm" svg:height="0.412cm" svg:x="1.506cm" svg:y="4.534cm">
          <draw:text-box>
            <text:p text:style-name="P1"><text:span text:style-name="T8">Si votre cible est internationale, cette règle vous semblera d’emblée pertinente. Si ce </text:span></text:p>
          </draw:text-box>
        </draw:frame>
        <draw:frame draw:style-name="gr4" draw:text-style-name="P5" draw:layer="layout" svg:width="14.878cm" svg:height="0.412cm" svg:x="1.506cm" svg:y="4.957cm">
          <draw:text-box>
            <text:p text:style-name="P1"><text:span text:style-name="T8">n’est pas le cas, vous en douterez peut-être, et pourtant, sur le Web, un numéro de </text:span></text:p>
          </draw:text-box>
        </draw:frame>
        <draw:frame draw:style-name="gr4" draw:text-style-name="P5" draw:layer="layout" svg:width="13.951cm" svg:height="0.412cm" svg:x="1.506cm" svg:y="5.381cm">
          <draw:text-box>
            <text:p text:style-name="P1"><text:span text:style-name="T8">téléphone peut être cherché et composé depuis n’importe quel point du globe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23cm" svg:height="0.412cm" svg:x="2.007cm" svg:y="6.788cm">
          <draw:text-box>
            <text:p text:style-name="P1"><text:span text:style-name="T11">Permettre l'utilisation immédiate du contact téléphonique quel que soit le contexte </text:span></text:p>
          </draw:text-box>
        </draw:frame>
        <draw:frame draw:style-name="gr4" draw:text-style-name="P5" draw:layer="layout" svg:width="1.89cm" svg:height="0.412cm" svg:x="2.007cm" svg:y="7.212cm">
          <draw:text-box>
            <text:p text:style-name="P1"><text:span text:style-name="T11">utilisateur.</text:span></text:p>
          </draw:text-box>
        </draw:frame>
        <draw:frame draw:style-name="gr4" draw:text-style-name="P5" draw:layer="layout" svg:width="5.103cm" svg:height="0.412cm" svg:x="1.506cm" svg:y="8.908cm">
          <draw:text-box>
            <text:p text:style-name="P1"><text:span text:style-name="T6">Internationalisation, Éditorial</text:span></text:p>
          </draw:text-box>
        </draw:frame>
        <draw:frame draw:style-name="gr4" draw:text-style-name="P5" draw:layer="layout" svg:width="1.937cm" svg:height="0.412cm" svg:x="14.531cm" svg:y="8.908cm">
          <draw:text-box>
            <text:p text:style-name="P1"><text:span text:style-name="T6">RÈGLE 124</text:span></text:p>
          </draw:text-box>
        </draw:frame>
        <draw:frame draw:style-name="gr1" draw:text-style-name="P2" draw:layer="layout" svg:width="11.457cm" svg:height="0.497cm" svg:x="1.506cm" svg:y="10.028cm">
          <draw:text-box>
            <text:p text:style-name="P1"><text:span text:style-name="T7">Le pays est précisé pour toutes les adresses postales.</text:span></text:p>
          </draw:text-box>
        </draw:frame>
        <draw:frame draw:style-name="gr4" draw:text-style-name="P5" draw:layer="layout" svg:width="15.513cm" svg:height="0.412cm" svg:x="1.506cm" svg:y="11.18cm">
          <draw:text-box>
            <text:p text:style-name="P1"><text:span text:style-name="T8">Tous vos internautes ne savent peut-être pas que votre ville (qui est pourtant le centre </text:span></text:p>
          </draw:text-box>
        </draw:frame>
        <draw:frame draw:style-name="gr4" draw:text-style-name="P5" draw:layer="layout" svg:width="15.517cm" svg:height="0.412cm" svg:x="1.506cm" svg:y="11.604cm">
          <draw:text-box>
            <text:p text:style-name="P1"><text:span text:style-name="T8">du monde) se trouve en France. En le précisant, vous vous adressez vraiment à tous et </text:span></text:p>
          </draw:text-box>
        </draw:frame>
        <draw:frame draw:style-name="gr4" draw:text-style-name="P5" draw:layer="layout" svg:width="15.428cm" svg:height="0.412cm" svg:x="1.506cm" svg:y="12.027cm">
          <draw:text-box>
            <text:p text:style-name="P1"><text:span text:style-name="T8">vous montrez que vous savez adapter votre communication à un support international.</text:span></text:p>
          </draw:text-box>
        </draw:frame>
        <draw:frame draw:style-name="gr5" draw:text-style-name="P6" draw:layer="layout" svg:width="2.026cm" svg:height="0.454cm" svg:x="1.506cm" svg:y="12.65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43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415cm" svg:height="0.412cm" svg:x="2.007cm" svg:y="13.435cm">
          <draw:text-box>
            <text:p text:style-name="P1"><text:span text:style-name="T11">Permettre <text:s text:c="2"/>aux <text:s text:c="2"/>utilisateurs <text:s text:c="2"/>d'identifier <text:s text:c="2"/>immédiatement <text:s text:c="2"/>le <text:s text:c="2"/>pays <text:s text:c="2"/>associé <text:s text:c="2"/>à <text:s text:c="2"/>l'adresse </text:span></text:p>
          </draw:text-box>
        </draw:frame>
        <draw:frame draw:style-name="gr4" draw:text-style-name="P5" draw:layer="layout" svg:width="15.119cm" svg:height="0.412cm" svg:x="2.007cm" svg:y="13.858cm">
          <draw:text-box>
            <text:p text:style-name="P1"><text:span text:style-name="T11">postale, sans ambiguïté et sans avoir recours à d'autres éléments (ville, région, code </text:span></text:p>
          </draw:text-box>
        </draw:frame>
        <draw:frame draw:style-name="gr4" draw:text-style-name="P5" draw:layer="layout" svg:width="5.344cm" svg:height="0.412cm" svg:x="2.007cm" svg:y="14.281cm">
          <draw:text-box>
            <text:p text:style-name="P1"><text:span text:style-name="T11">postal, numéro de téléphone).</text:span></text:p>
          </draw:text-box>
        </draw:frame>
        <draw:frame draw:style-name="gr4" draw:text-style-name="P5" draw:layer="layout" svg:width="11.792cm" svg:height="0.412cm" svg:x="1.506cm" svg:y="15.978cm">
          <draw:text-box>
            <text:p text:style-name="P1"><text:span text:style-name="T6">Internationalisation, Développement, Accessibilité, Vie privée, SEO</text:span></text:p>
          </draw:text-box>
        </draw:frame>
        <draw:frame draw:style-name="gr4" draw:text-style-name="P5" draw:layer="layout" svg:width="1.937cm" svg:height="0.412cm" svg:x="14.531cm" svg:y="15.978cm">
          <draw:text-box>
            <text:p text:style-name="P1"><text:span text:style-name="T6">RÈGLE 125</text:span></text:p>
          </draw:text-box>
        </draw:frame>
        <draw:frame draw:style-name="gr1" draw:text-style-name="P2" draw:layer="layout" svg:width="15.416cm" svg:height="0.497cm" svg:x="1.506cm" svg:y="17.098cm">
          <draw:text-box>
            <text:p text:style-name="P1"><text:span text:style-name="T7">Le code source de chaque page indique la langue principale du contenu.</text:span></text:p>
          </draw:text-box>
        </draw:frame>
        <draw:frame draw:style-name="gr4" draw:text-style-name="P5" draw:layer="layout" svg:width="15.458cm" svg:height="0.412cm" svg:x="1.506cm" svg:y="18.25cm">
          <draw:text-box>
            <text:p text:style-name="P1"><text:span text:style-name="T8">Une page web est rédigée dans une langue qui n’est pas forcément identifiable par les </text:span></text:p>
          </draw:text-box>
        </draw:frame>
        <draw:frame draw:style-name="gr4" draw:text-style-name="P5" draw:layer="layout" svg:width="17.363cm" svg:height="0.412cm" svg:x="1.506cm" svg:y="18.673cm">
          <draw:text-box>
            <text:p text:style-name="P1"><text:span text:style-name="T8">outils <text:s text:c="2"/>qui <text:s text:c="2"/>analysent <text:s text:c="2"/>les <text:s text:c="2"/>pages. <text:s text:c="2"/>Cette <text:s text:c="2"/>information <text:s text:c="2"/>doit <text:s text:c="2"/>être <text:s text:c="2"/>fournie <text:s text:c="2"/>à <text:s text:c="2"/>tous <text:s text:c="2"/>les <text:s text:c="2"/>outils </text:span></text:p>
          </draw:text-box>
        </draw:frame>
        <draw:frame draw:style-name="gr4" draw:text-style-name="P5" draw:layer="layout" svg:width="8.261cm" svg:height="0.412cm" svg:x="1.506cm" svg:y="19.097cm">
          <draw:text-box>
            <text:p text:style-name="P1"><text:span text:style-name="T8">automatiques dans le code source de celles-ci.</text:span></text:p>
          </draw:text-box>
        </draw:frame>
        <draw:frame draw:style-name="gr5" draw:text-style-name="P6" draw:layer="layout" svg:width="2.026cm" svg:height="0.454cm" svg:x="1.506cm" svg:y="19.72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504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641cm" svg:height="0.412cm" svg:x="2.007cm" svg:y="20.504cm">
          <draw:text-box>
            <text:p text:style-name="P1"><text:span text:style-name="T11">Favoriser l’indexation des contenus selon leur langue. </text:span></text:p>
          </draw:text-box>
        </draw:frame>
        <draw:frame draw:style-name="gr4" draw:text-style-name="P5" draw:layer="layout" svg:width="0.352cm" svg:height="0.412cm" svg:x="1.506cm" svg:y="21.241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348cm" svg:height="0.412cm" svg:x="2.007cm" svg:y="21.241cm">
          <draw:text-box>
            <text:p text:style-name="P1"><text:span text:style-name="T11">Faciliter la traduction automatique. </text:span></text:p>
          </draw:text-box>
        </draw:frame>
        <draw:frame draw:style-name="gr4" draw:text-style-name="P5" draw:layer="layout" svg:width="0.352cm" svg:height="0.412cm" svg:x="1.506cm" svg:y="21.9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329cm" svg:height="0.412cm" svg:x="2.007cm" svg:y="21.982cm">
          <draw:text-box>
            <text:p text:style-name="P1"><text:span text:style-name="T11">Permettre une lecture correcte du contenu par un outil de synthèse vocale.</text:span></text:p>
          </draw:text-box>
        </draw:frame>
        <draw:frame draw:style-name="gr4" draw:text-style-name="P5" draw:layer="layout" svg:width="0.352cm" svg:height="0.412cm" svg:x="1.506cm" svg:y="22.7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22.72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8.875cm" svg:x2="17.002cm" svg:y2="8.875cm">
          <text:p/>
        </draw:line>
        <draw:line draw:style-name="gr6" draw:text-style-name="P7" draw:layer="layout" svg:x1="17.002cm" svg:y1="9.438cm" svg:x2="1.502cm" svg:y2="9.438cm">
          <text:p/>
        </draw:line>
        <draw:line draw:style-name="gr6" draw:text-style-name="P7" draw:layer="layout" svg:x1="1.502cm" svg:y1="15.945cm" svg:x2="17.002cm" svg:y2="15.945cm">
          <text:p/>
        </draw:line>
        <draw:line draw:style-name="gr6" draw:text-style-name="P7" draw:layer="layout" svg:x1="17.002cm" svg:y1="16.508cm" svg:x2="1.502cm" svg:y2="16.508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8.875cm" svg:x2="17.002cm" svg:y2="8.875cm">
          <text:p/>
        </draw:line>
        <draw:line draw:style-name="gr6" draw:text-style-name="P7" draw:layer="layout" svg:x1="17.002cm" svg:y1="9.438cm" svg:x2="1.502cm" svg:y2="9.438cm">
          <text:p/>
        </draw:line>
        <draw:line draw:style-name="gr6" draw:text-style-name="P7" draw:layer="layout" svg:x1="1.502cm" svg:y1="15.945cm" svg:x2="17.002cm" svg:y2="15.945cm">
          <text:p/>
        </draw:line>
        <draw:line draw:style-name="gr6" draw:text-style-name="P7" draw:layer="layout" svg:x1="17.002cm" svg:y1="16.508cm" svg:x2="1.502cm" svg:y2="16.50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63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2.05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2.474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8.134cm" svg:height="0.412cm" svg:x="1.506cm" svg:y="4.174cm">
          <draw:text-box>
            <text:p text:style-name="P1"><text:span text:style-name="T6">Internationalisation, Développement, Éditorial</text:span></text:p>
          </draw:text-box>
        </draw:frame>
        <draw:frame draw:style-name="gr4" draw:text-style-name="P5" draw:layer="layout" svg:width="1.937cm" svg:height="0.412cm" svg:x="14.531cm" svg:y="4.174cm">
          <draw:text-box>
            <text:p text:style-name="P1"><text:span text:style-name="T6">RÈGLE 126</text:span></text:p>
          </draw:text-box>
        </draw:frame>
        <draw:frame draw:style-name="gr1" draw:text-style-name="P2" draw:layer="layout" svg:width="15.483cm" svg:height="0.497cm" svg:x="1.506cm" svg:y="5.29cm">
          <draw:text-box>
            <text:p text:style-name="P1"><text:span text:style-name="T7">La langue principale de la page cible d'un lien est identifiable lorsqu'elle </text:span></text:p>
          </draw:text-box>
        </draw:frame>
        <draw:frame draw:style-name="gr1" draw:text-style-name="P2" draw:layer="layout" svg:width="7.656cm" svg:height="0.497cm" svg:x="1.506cm" svg:y="5.798cm">
          <draw:text-box>
            <text:p text:style-name="P1"><text:span text:style-name="T7">diffère de celle de la page d'origine.</text:span></text:p>
          </draw:text-box>
        </draw:frame>
        <draw:frame draw:style-name="gr4" draw:text-style-name="P5" draw:layer="layout" svg:width="15.272cm" svg:height="0.412cm" svg:x="1.506cm" svg:y="6.954cm">
          <draw:text-box>
            <text:p text:style-name="P1"><text:span text:style-name="T8">Arriver par surprise sur une page en klingon quand on ne parle pas cette langue n’est </text:span></text:p>
          </draw:text-box>
        </draw:frame>
        <draw:frame draw:style-name="gr4" draw:text-style-name="P5" draw:layer="layout" svg:width="15.67cm" svg:height="0.412cm" svg:x="1.506cm" svg:y="7.377cm">
          <draw:text-box>
            <text:p text:style-name="P1"><text:span text:style-name="T8">jamais très agréable. Peu d’informations permettent aux internautes de savoir ce qui se </text:span></text:p>
          </draw:text-box>
        </draw:frame>
        <draw:frame draw:style-name="gr4" draw:text-style-name="P5" draw:layer="layout" svg:width="15.843cm" svg:height="0.412cm" svg:x="1.506cm" svg:y="7.801cm">
          <draw:text-box>
            <text:p text:style-name="P1"><text:span text:style-name="T8">cache derrière un lien. Toutes les informations qui vont être transmises avant le clic sont </text:span></text:p>
          </draw:text-box>
        </draw:frame>
        <draw:frame draw:style-name="gr4" draw:text-style-name="P5" draw:layer="layout" svg:width="16.101cm" svg:height="0.412cm" svg:x="1.506cm" svg:y="8.224cm">
          <draw:text-box>
            <text:p text:style-name="P1"><text:span text:style-name="T8">donc de nature à limiter les clics inutiles. La langue en est une qui gagne à être précisée à </text:span></text:p>
          </draw:text-box>
        </draw:frame>
        <draw:frame draw:style-name="gr4" draw:text-style-name="P5" draw:layer="layout" svg:width="1.594cm" svg:height="0.412cm" svg:x="1.506cm" svg:y="8.647cm">
          <draw:text-box>
            <text:p text:style-name="P1"><text:span text:style-name="T8">l’avance.</text:span></text:p>
          </draw:text-box>
        </draw:frame>
        <draw:frame draw:style-name="gr5" draw:text-style-name="P6" draw:layer="layout" svg:width="2.026cm" svg:height="0.454cm" svg:x="1.506cm" svg:y="9.27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0.0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69cm" svg:height="0.412cm" svg:x="2.007cm" svg:y="10.051cm">
          <draw:text-box>
            <text:p text:style-name="P1"><text:span text:style-name="T11">Permettre aux utilisateurs et outils de navigation d'anticiper le changement de langue </text:span></text:p>
          </draw:text-box>
        </draw:frame>
        <draw:frame draw:style-name="gr4" draw:text-style-name="P5" draw:layer="layout" svg:width="4.257cm" svg:height="0.412cm" svg:x="2.007cm" svg:y="10.475cm">
          <draw:text-box>
            <text:p text:style-name="P1"><text:span text:style-name="T11">en cours de navigation. </text:span></text:p>
          </draw:text-box>
        </draw:frame>
        <draw:frame draw:style-name="gr4" draw:text-style-name="P5" draw:layer="layout" svg:width="0.352cm" svg:height="0.412cm" svg:x="1.506cm" svg:y="11.2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311cm" svg:height="0.412cm" svg:x="2.007cm" svg:y="11.216cm">
          <draw:text-box>
            <text:p text:style-name="P1"><text:span text:style-name="T11">Éviter aux utilisateurs de se rendre sur une page dont ils ne comprennent pas la </text:span></text:p>
          </draw:text-box>
        </draw:frame>
        <draw:frame draw:style-name="gr4" draw:text-style-name="P5" draw:layer="layout" svg:width="1.314cm" svg:height="0.412cm" svg:x="2.007cm" svg:y="11.639cm">
          <draw:text-box>
            <text:p text:style-name="P1"><text:span text:style-name="T11">langue.</text:span></text:p>
          </draw:text-box>
        </draw:frame>
        <draw:frame draw:style-name="gr4" draw:text-style-name="P5" draw:layer="layout" svg:width="12.524cm" svg:height="0.412cm" svg:x="1.506cm" svg:y="13.336cm">
          <draw:text-box>
            <text:p text:style-name="P1"><text:span text:style-name="T6">Internationalisation, Développement, Éditorial, Accessibilité, Vie privée</text:span></text:p>
          </draw:text-box>
        </draw:frame>
        <draw:frame draw:style-name="gr4" draw:text-style-name="P5" draw:layer="layout" svg:width="1.937cm" svg:height="0.412cm" svg:x="14.531cm" svg:y="13.336cm">
          <draw:text-box>
            <text:p text:style-name="P1"><text:span text:style-name="T6">RÈGLE 127</text:span></text:p>
          </draw:text-box>
        </draw:frame>
        <draw:frame draw:style-name="gr1" draw:text-style-name="P2" draw:layer="layout" svg:width="9.218cm" svg:height="0.497cm" svg:x="1.506cm" svg:y="14.456cm">
          <draw:text-box>
            <text:p text:style-name="P1"><text:span text:style-name="T7">Chaque changement de langue est signalé.</text:span></text:p>
          </draw:text-box>
        </draw:frame>
        <draw:frame draw:style-name="gr4" draw:text-style-name="P5" draw:layer="layout" svg:width="17.266cm" svg:height="0.412cm" svg:x="1.506cm" svg:y="15.608cm">
          <draw:text-box>
            <text:p text:style-name="P1"><text:span text:style-name="T8">Les <text:s text:c="2"/>outils <text:s text:c="2"/>automatiques <text:s text:c="2"/>et <text:s text:c="2"/>les <text:s text:c="2"/>robots <text:s text:c="2"/>qui <text:s text:c="2"/>parcourent <text:s text:c="2"/>vos <text:s text:c="2"/>contenus <text:s text:c="2"/>ne <text:s text:c="2"/>peuvent <text:s text:c="2"/>pas </text:span></text:p>
          </draw:text-box>
        </draw:frame>
        <draw:frame draw:style-name="gr4" draw:text-style-name="P5" draw:layer="layout" svg:width="15.869cm" svg:height="0.412cm" svg:x="1.506cm" svg:y="16.031cm">
          <draw:text-box>
            <text:p text:style-name="P1"><text:span text:style-name="T8">forcément en deviner la langue principale ni ses éventuelles variations. La présence d’un </text:span></text:p>
          </draw:text-box>
        </draw:frame>
        <draw:frame draw:style-name="gr4" draw:text-style-name="P5" draw:layer="layout" svg:width="11.965cm" svg:height="0.412cm" svg:x="1.506cm" svg:y="16.454cm">
          <draw:text-box>
            <text:p text:style-name="P1"><text:span text:style-name="T8">terme en langue étrangère dans une page peut et doit être signalé.</text:span></text:p>
          </draw:text-box>
        </draw:frame>
        <draw:frame draw:style-name="gr5" draw:text-style-name="P6" draw:layer="layout" svg:width="2.026cm" svg:height="0.454cm" svg:x="1.506cm" svg:y="17.08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8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873cm" svg:height="0.412cm" svg:x="2.007cm" svg:y="17.862cm">
          <draw:text-box>
            <text:p text:style-name="P1"><text:span text:style-name="T11">Permettre <text:s text:c="2"/>aux <text:s text:c="2"/>aides <text:s/>techniques d’interpréter <text:s/>correctement <text:s text:c="2"/>les <text:s/>contenus <text:s text:c="2"/>exprimés </text:span></text:p>
          </draw:text-box>
        </draw:frame>
        <draw:frame draw:style-name="gr4" draw:text-style-name="P5" draw:layer="layout" svg:width="4.206cm" svg:height="0.412cm" svg:x="2.007cm" svg:y="18.285cm">
          <draw:text-box>
            <text:p text:style-name="P1"><text:span text:style-name="T11">dans une autre langue. </text:span></text:p>
          </draw:text-box>
        </draw:frame>
        <draw:frame draw:style-name="gr4" draw:text-style-name="P5" draw:layer="layout" svg:width="0.352cm" svg:height="0.412cm" svg:x="1.506cm" svg:y="19.023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925cm" svg:height="0.412cm" svg:x="2.007cm" svg:y="19.023cm">
          <draw:text-box>
            <text:p text:style-name="P1"><text:span text:style-name="T11">Faciliter le travail des outils de traduction automatique. </text:span></text:p>
          </draw:text-box>
        </draw:frame>
        <draw:frame draw:style-name="gr4" draw:text-style-name="P5" draw:layer="layout" svg:width="0.352cm" svg:height="0.412cm" svg:x="1.506cm" svg:y="19.76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9.763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3.303cm" svg:x2="17.002cm" svg:y2="13.303cm">
          <text:p/>
        </draw:line>
        <draw:line draw:style-name="gr6" draw:text-style-name="P7" draw:layer="layout" svg:x1="17.002cm" svg:y1="13.865cm" svg:x2="1.502cm" svg:y2="13.865cm">
          <text:p/>
        </draw:lin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3.303cm" svg:x2="17.002cm" svg:y2="13.303cm">
          <text:p/>
        </draw:line>
        <draw:line draw:style-name="gr6" draw:text-style-name="P7" draw:layer="layout" svg:x1="17.002cm" svg:y1="13.865cm" svg:x2="1.502cm" svg:y2="13.86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64" draw:style-name="dp1" draw:master-page-name="master-page75">
        <draw:frame draw:style-name="gr4" draw:text-style-name="P5" draw:layer="layout" svg:width="8.134cm" svg:height="0.412cm" svg:x="1.506cm" svg:y="2.156cm">
          <draw:text-box>
            <text:p text:style-name="P1"><text:span text:style-name="T6">Internationalisation, Développement, Éditorial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28</text:span></text:p>
          </draw:text-box>
        </draw:frame>
        <draw:frame draw:style-name="gr1" draw:text-style-name="P2" draw:layer="layout" svg:width="17.168cm" svg:height="0.497cm" svg:x="1.506cm" svg:y="3.276cm">
          <draw:text-box>
            <text:p text:style-name="P1"><text:span text:style-name="T7">Les <text:s text:c="2"/>liens <text:s text:c="2"/>d'accès <text:s text:c="2"/>aux <text:s text:c="2"/>versions <text:s text:c="2"/>traduites <text:s text:c="2"/>pointent <text:s text:c="2"/>directement <text:s text:c="2"/>vers <text:s text:c="2"/>la </text:span></text:p>
          </draw:text-box>
        </draw:frame>
        <draw:frame draw:style-name="gr1" draw:text-style-name="P2" draw:layer="layout" svg:width="6.695cm" svg:height="0.497cm" svg:x="1.506cm" svg:y="3.784cm">
          <draw:text-box>
            <text:p text:style-name="P1"><text:span text:style-name="T7">traduction de la page courante.</text:span></text:p>
          </draw:text-box>
        </draw:frame>
        <draw:frame draw:style-name="gr4" draw:text-style-name="P5" draw:layer="layout" svg:width="15.534cm" svg:height="0.412cm" svg:x="1.506cm" svg:y="4.936cm">
          <draw:text-box>
            <text:p text:style-name="P1"><text:span text:style-name="T8">En matière d’internationalisation, cette <text:s/>règle <text:s/>représente le confort ultime. Sur chaque </text:span></text:p>
          </draw:text-box>
        </draw:frame>
        <draw:frame draw:style-name="gr4" draw:text-style-name="P5" draw:layer="layout" svg:width="15.416cm" svg:height="0.412cm" svg:x="1.506cm" svg:y="5.359cm">
          <draw:text-box>
            <text:p text:style-name="P1"><text:span text:style-name="T8">page, vous pouvez directement cliquer sur le lien de changement de langue et c’est la </text:span></text:p>
          </draw:text-box>
        </draw:frame>
        <draw:frame draw:style-name="gr4" draw:text-style-name="P5" draw:layer="layout" svg:width="15.242cm" svg:height="0.412cm" svg:x="1.506cm" svg:y="5.783cm">
          <draw:text-box>
            <text:p text:style-name="P1"><text:span text:style-name="T8">page traduite qui apparaît. C’est intéressant pour l’internaute et c’est également très </text:span></text:p>
          </draw:text-box>
        </draw:frame>
        <draw:frame draw:style-name="gr4" draw:text-style-name="P5" draw:layer="layout" svg:width="7.343cm" svg:height="0.412cm" svg:x="1.506cm" svg:y="6.206cm">
          <draw:text-box>
            <text:p text:style-name="P1"><text:span text:style-name="T8">pratique pour le contrôle des traductions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977cm" svg:height="0.412cm" svg:x="2.007cm" svg:y="7.614cm">
          <draw:text-box>
            <text:p text:style-name="P1"><text:span text:style-name="T11">Donner un accès direct et immédiat aux traductions de la page courante.</text:span></text:p>
          </draw:text-box>
        </draw:frame>
        <draw:frame draw:style-name="gr4" draw:text-style-name="P5" draw:layer="layout" svg:width="8.134cm" svg:height="0.412cm" svg:x="1.506cm" svg:y="8.351cm">
          <draw:text-box>
            <text:p text:style-name="P1"><text:span text:style-name="T6">Internationalisation, Développement, Éditorial</text:span></text:p>
          </draw:text-box>
        </draw:frame>
        <draw:frame draw:style-name="gr4" draw:text-style-name="P5" draw:layer="layout" svg:width="1.937cm" svg:height="0.412cm" svg:x="14.531cm" svg:y="8.351cm">
          <draw:text-box>
            <text:p text:style-name="P1"><text:span text:style-name="T6">RÈGLE 129</text:span></text:p>
          </draw:text-box>
        </draw:frame>
        <draw:frame draw:style-name="gr1" draw:text-style-name="P2" draw:layer="layout" svg:width="15.864cm" svg:height="0.497cm" svg:x="1.506cm" svg:y="9.471cm">
          <draw:text-box>
            <text:p text:style-name="P1"><text:span text:style-name="T7">Les liens vers les versions équivalentes de la page ou du site sont rédigés </text:span></text:p>
          </draw:text-box>
        </draw:frame>
        <draw:frame draw:style-name="gr1" draw:text-style-name="P2" draw:layer="layout" svg:width="4.815cm" svg:height="0.497cm" svg:x="1.506cm" svg:y="9.979cm">
          <draw:text-box>
            <text:p text:style-name="P1"><text:span text:style-name="T7">dans leur langue cible.</text:span></text:p>
          </draw:text-box>
        </draw:frame>
        <draw:frame draw:style-name="gr4" draw:text-style-name="P5" draw:layer="layout" svg:width="15.657cm" svg:height="0.412cm" svg:x="1.506cm" svg:y="11.131cm">
          <draw:text-box>
            <text:p text:style-name="P1"><text:span text:style-name="T8">Si vous faites un lien vers une page en hongrois, il y a de fortes chances que cette page </text:span></text:p>
          </draw:text-box>
        </draw:frame>
        <draw:frame draw:style-name="gr4" draw:text-style-name="P5" draw:layer="layout" svg:width="15.365cm" svg:height="0.412cm" svg:x="1.506cm" svg:y="11.554cm">
          <draw:text-box>
            <text:p text:style-name="P1"><text:span text:style-name="T8">s’adresse à des lecteurs qui comprennent le hongrois. Faites donc un libellé de lien en </text:span></text:p>
          </draw:text-box>
        </draw:frame>
        <draw:frame draw:style-name="gr4" draw:text-style-name="P5" draw:layer="layout" svg:width="11.631cm" svg:height="0.412cm" svg:x="1.506cm" svg:y="11.978cm">
          <draw:text-box>
            <text:p text:style-name="P1"><text:span text:style-name="T8">hongrois. Et ô merveille, ça marche aussi pour les autres langues.</text:span></text:p>
          </draw:text-box>
        </draw:frame>
        <draw:frame draw:style-name="gr5" draw:text-style-name="P6" draw:layer="layout" svg:width="2.026cm" svg:height="0.454cm" svg:x="1.506cm" svg:y="12.60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3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589cm" svg:height="0.412cm" svg:x="2.007cm" svg:y="13.385cm">
          <draw:text-box>
            <text:p text:style-name="P1"><text:span text:style-name="T11">Permettre <text:s text:c="2"/>l’identification <text:s text:c="2"/>immédiate <text:s text:c="2"/>du <text:s text:c="2"/>lien <text:s text:c="2"/>pertinent <text:s text:c="2"/>par <text:s text:c="2"/>l’utilisateur. <text:s text:c="2"/>Rendre </text:span></text:p>
          </draw:text-box>
        </draw:frame>
        <draw:frame draw:style-name="gr4" draw:text-style-name="P5" draw:layer="layout" svg:width="12.689cm" svg:height="0.412cm" svg:x="2.007cm" svg:y="13.808cm">
          <draw:text-box>
            <text:p text:style-name="P1"><text:span text:style-name="T11">compréhensible des liens spécialement créés pour un public spécifique.</text:span></text:p>
          </draw:text-box>
        </draw:frame>
        <draw:frame draw:style-name="gr4" draw:text-style-name="P5" draw:layer="layout" svg:width="6.462cm" svg:height="0.412cm" svg:x="1.506cm" svg:y="14.546cm">
          <draw:text-box>
            <text:p text:style-name="P1"><text:span text:style-name="T6">Internationalisation, Développement</text:span></text:p>
          </draw:text-box>
        </draw:frame>
        <draw:frame draw:style-name="gr4" draw:text-style-name="P5" draw:layer="layout" svg:width="1.937cm" svg:height="0.412cm" svg:x="14.531cm" svg:y="14.546cm">
          <draw:text-box>
            <text:p text:style-name="P1"><text:span text:style-name="T6">RÈGLE 130</text:span></text:p>
          </draw:text-box>
        </draw:frame>
        <draw:frame draw:style-name="gr1" draw:text-style-name="P2" draw:layer="layout" svg:width="16.211cm" svg:height="0.497cm" svg:x="1.506cm" svg:y="15.666cm">
          <draw:text-box>
            <text:p text:style-name="P1"><text:span text:style-name="T7">Le <text:s text:c="2"/>serveur <text:s text:c="2"/>respecte <text:s text:c="2"/>l'ordre <text:s text:c="2"/>préférentiel <text:s text:c="2"/>de <text:s text:c="2"/>langues <text:s text:c="2"/>des <text:s text:c="2"/>outils <text:s text:c="2"/>de </text:span></text:p>
          </draw:text-box>
        </draw:frame>
        <draw:frame draw:style-name="gr1" draw:text-style-name="P2" draw:layer="layout" svg:width="2.733cm" svg:height="0.497cm" svg:x="1.506cm" svg:y="16.174cm">
          <draw:text-box>
            <text:p text:style-name="P1"><text:span text:style-name="T7">consultation.</text:span></text:p>
          </draw:text-box>
        </draw:frame>
        <draw:frame draw:style-name="gr4" draw:text-style-name="P5" draw:layer="layout" svg:width="15.242cm" svg:height="0.412cm" svg:x="1.506cm" svg:y="17.326cm">
          <draw:text-box>
            <text:p text:style-name="P1"><text:span text:style-name="T8">Chaque requête auprès d’un serveur peut comporter des informations concernant les </text:span></text:p>
          </draw:text-box>
        </draw:frame>
        <draw:frame draw:style-name="gr4" draw:text-style-name="P5" draw:layer="layout" svg:width="15.517cm" svg:height="0.412cm" svg:x="1.506cm" svg:y="17.749cm">
          <draw:text-box>
            <text:p text:style-name="P1"><text:span text:style-name="T8">préférences de langue. Chaque internaute peut classer ses langues préférées dans son </text:span></text:p>
          </draw:text-box>
        </draw:frame>
        <draw:frame draw:style-name="gr4" draw:text-style-name="P5" draw:layer="layout" svg:width="15.183cm" svg:height="0.412cm" svg:x="1.506cm" svg:y="18.172cm">
          <draw:text-box>
            <text:p text:style-name="P1"><text:span text:style-name="T8">navigateur. Le serveur doit proposer les contenus en respectant l’ordre demandé par </text:span></text:p>
          </draw:text-box>
        </draw:frame>
        <draw:frame draw:style-name="gr4" draw:text-style-name="P5" draw:layer="layout" svg:width="15.83cm" svg:height="0.412cm" svg:x="1.506cm" svg:y="18.596cm">
          <draw:text-box>
            <text:p text:style-name="P1"><text:span text:style-name="T8">l’utilisateur. Si celui-ci indique le français, puis l’espagnol, puis l’anglais, le serveur devra </text:span></text:p>
          </draw:text-box>
        </draw:frame>
        <draw:frame draw:style-name="gr4" draw:text-style-name="P5" draw:layer="layout" svg:width="14.768cm" svg:height="0.412cm" svg:x="1.506cm" svg:y="19.019cm">
          <draw:text-box>
            <text:p text:style-name="P1"><text:span text:style-name="T8">servir la page en français si elle existe, sinon en espagnol si elle existe, et sinon en </text:span></text:p>
          </draw:text-box>
        </draw:frame>
        <draw:frame draw:style-name="gr4" draw:text-style-name="P5" draw:layer="layout" svg:width="3.664cm" svg:height="0.412cm" svg:x="1.506cm" svg:y="19.442cm">
          <draw:text-box>
            <text:p text:style-name="P1"><text:span text:style-name="T8">anglais si elle existe.</text:span></text:p>
          </draw:text-box>
        </draw:frame>
        <draw:frame draw:style-name="gr5" draw:text-style-name="P6" draw:layer="layout" svg:width="2.026cm" svg:height="0.454cm" svg:x="1.506cm" svg:y="20.07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59cm" svg:height="0.412cm" svg:x="2.007cm" svg:y="20.85cm">
          <draw:text-box>
            <text:p text:style-name="P1"><text:span text:style-name="T11">Envoyer prioritairement à l’utilisateur la version de la page correspondant à la langue </text:span></text:p>
          </draw:text-box>
        </draw:frame>
        <draw:frame draw:style-name="gr4" draw:text-style-name="P5" draw:layer="layout" svg:width="11.381cm" svg:height="0.412cm" svg:x="2.007cm" svg:y="21.273cm">
          <draw:text-box>
            <text:p text:style-name="P1"><text:span text:style-name="T11">qu’il a indiqué dans les préférences de son outil de consultation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318cm" svg:x2="17.002cm" svg:y2="8.318cm">
          <text:p/>
        </draw:line>
        <draw:line draw:style-name="gr6" draw:text-style-name="P7" draw:layer="layout" svg:x1="17.002cm" svg:y1="8.881cm" svg:x2="1.502cm" svg:y2="8.881cm">
          <text:p/>
        </draw:line>
        <draw:line draw:style-name="gr6" draw:text-style-name="P7" draw:layer="layout" svg:x1="1.502cm" svg:y1="14.513cm" svg:x2="17.002cm" svg:y2="14.513cm">
          <text:p/>
        </draw:line>
        <draw:line draw:style-name="gr6" draw:text-style-name="P7" draw:layer="layout" svg:x1="17.002cm" svg:y1="15.075cm" svg:x2="1.502cm" svg:y2="15.075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318cm" svg:x2="17.002cm" svg:y2="8.318cm">
          <text:p/>
        </draw:line>
        <draw:line draw:style-name="gr6" draw:text-style-name="P7" draw:layer="layout" svg:x1="17.002cm" svg:y1="8.881cm" svg:x2="1.502cm" svg:y2="8.881cm">
          <text:p/>
        </draw:line>
        <draw:line draw:style-name="gr6" draw:text-style-name="P7" draw:layer="layout" svg:x1="1.502cm" svg:y1="14.513cm" svg:x2="17.002cm" svg:y2="14.513cm">
          <text:p/>
        </draw:line>
        <draw:line draw:style-name="gr6" draw:text-style-name="P7" draw:layer="layout" svg:x1="17.002cm" svg:y1="15.075cm" svg:x2="1.502cm" svg:y2="15.07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65" draw:style-name="dp1" draw:master-page-name="master-page49">
        <draw:frame draw:style-name="gr3" draw:text-style-name="P4" draw:layer="layout" svg:width="2.83cm" svg:height="1.148cm" svg:x="7.856cm" svg:y="2.481cm">
          <draw:text-box>
            <text:p text:style-name="P1"><text:span text:style-name="T5">LIEN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66" draw:style-name="dp1" draw:master-page-name="master-page122">
        <draw:frame draw:style-name="gr4" draw:text-style-name="P5" draw:layer="layout" svg:width="8.337cm" svg:height="0.412cm" svg:x="1.506cm" svg:y="2.262cm">
          <draw:text-box>
            <text:p text:style-name="P1"><text:span text:style-name="T6">Liens, Développement, Accessibilité, Vie privée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131</text:span></text:p>
          </draw:text-box>
        </draw:frame>
        <draw:frame draw:style-name="gr1" draw:text-style-name="P2" draw:layer="layout" svg:width="11.563cm" svg:height="0.497cm" svg:x="1.506cm" svg:y="3.382cm">
          <draw:text-box>
            <text:p text:style-name="P1"><text:span text:style-name="T7">Chaque lien est doté d'un intitulé dans le code source.</text:span></text:p>
          </draw:text-box>
        </draw:frame>
        <draw:frame draw:style-name="gr4" draw:text-style-name="P5" draw:layer="layout" svg:width="15.081cm" svg:height="0.412cm" svg:x="1.506cm" svg:y="4.534cm">
          <draw:text-box>
            <text:p text:style-name="P1"><text:span text:style-name="T8">Un lien se compose au minimum d’une Url et d’un libellé. Si vous ne saisissez pas de </text:span></text:p>
          </draw:text-box>
        </draw:frame>
        <draw:frame draw:style-name="gr4" draw:text-style-name="P5" draw:layer="layout" svg:width="15.297cm" svg:height="0.412cm" svg:x="1.506cm" svg:y="4.957cm">
          <draw:text-box>
            <text:p text:style-name="P1"><text:span text:style-name="T8">libellé, vous avez un lien, certes, mais qui n'a pas de sens et qui risque de ne pas être </text:span></text:p>
          </draw:text-box>
        </draw:frame>
        <draw:frame draw:style-name="gr4" draw:text-style-name="P5" draw:layer="layout" svg:width="15.606cm" svg:height="0.412cm" svg:x="1.506cm" svg:y="5.381cm">
          <draw:text-box>
            <text:p text:style-name="P1"><text:span text:style-name="T8">perçu ou d’être incorrectement compris par les utilisateurs et les moteurs de recherche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63cm" svg:height="0.412cm" svg:x="2.007cm" svg:y="6.788cm">
          <draw:text-box>
            <text:p text:style-name="P1"><text:span text:style-name="T11">Éviter aux utilisateurs d'avoir uniquement une URL peu compréhensible en guise de </text:span></text:p>
          </draw:text-box>
        </draw:frame>
        <draw:frame draw:style-name="gr4" draw:text-style-name="P5" draw:layer="layout" svg:width="1.268cm" svg:height="0.412cm" svg:x="2.007cm" svg:y="7.212cm">
          <draw:text-box>
            <text:p text:style-name="P1"><text:span text:style-name="T11">libellé. </text:span></text:p>
          </draw:text-box>
        </draw:frame>
        <draw:frame draw:style-name="gr4" draw:text-style-name="P5" draw:layer="layout" svg:width="0.352cm" svg:height="0.412cm" svg:x="1.506cm" svg:y="7.94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89cm" svg:height="0.412cm" svg:x="2.007cm" svg:y="7.949cm">
          <draw:text-box>
            <text:p text:style-name="P1"><text:span text:style-name="T11">Éviter les liens qui deviennent invisibles lorsque les styles CSS ou les images d'arrière-</text:span></text:p>
          </draw:text-box>
        </draw:frame>
        <draw:frame draw:style-name="gr4" draw:text-style-name="P5" draw:layer="layout" svg:width="5.781cm" svg:height="0.412cm" svg:x="2.007cm" svg:y="8.372cm">
          <draw:text-box>
            <text:p text:style-name="P1"><text:span text:style-name="T11">plan ne sont pas pris en compte.</text:span></text:p>
          </draw:text-box>
        </draw:frame>
        <draw:frame draw:style-name="gr4" draw:text-style-name="P5" draw:layer="layout" svg:width="0.352cm" svg:height="0.412cm" svg:x="1.506cm" svg:y="9.1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9.113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7.918cm" svg:height="0.412cm" svg:x="1.506cm" svg:y="10.81cm">
          <draw:text-box>
            <text:p text:style-name="P1"><text:span text:style-name="T6">Liens, Éditorial, Accessibilité, Vie privée, SEO</text:span></text:p>
          </draw:text-box>
        </draw:frame>
        <draw:frame draw:style-name="gr4" draw:text-style-name="P5" draw:layer="layout" svg:width="1.937cm" svg:height="0.412cm" svg:x="14.531cm" svg:y="10.81cm">
          <draw:text-box>
            <text:p text:style-name="P1"><text:span text:style-name="T6">RÈGLE 132</text:span></text:p>
          </draw:text-box>
        </draw:frame>
        <draw:frame draw:style-name="gr1" draw:text-style-name="P2" draw:layer="layout" svg:width="15.377cm" svg:height="0.497cm" svg:x="1.506cm" svg:y="11.93cm">
          <draw:text-box>
            <text:p text:style-name="P1"><text:span text:style-name="T7">Le libellé de chaque lien décrit sa fonction ou la nature du contenu vers </text:span></text:p>
          </draw:text-box>
        </draw:frame>
        <draw:frame draw:style-name="gr1" draw:text-style-name="P2" draw:layer="layout" svg:width="3.279cm" svg:height="0.497cm" svg:x="1.506cm" svg:y="12.438cm">
          <draw:text-box>
            <text:p text:style-name="P1"><text:span text:style-name="T7">lequel il pointe.</text:span></text:p>
          </draw:text-box>
        </draw:frame>
        <draw:frame draw:style-name="gr4" draw:text-style-name="P5" draw:layer="layout" svg:width="15.386cm" svg:height="0.412cm" svg:x="1.506cm" svg:y="13.59cm">
          <draw:text-box>
            <text:p text:style-name="P1"><text:span text:style-name="T8">Pour s’en tenir à des contre-exemples fréquents de cette <text:s/>règle <text:s/>: les libellés de liens « </text:span></text:p>
          </draw:text-box>
        </draw:frame>
        <draw:frame draw:style-name="gr4" draw:text-style-name="P5" draw:layer="layout" svg:width="15.344cm" svg:height="0.412cm" svg:x="1.506cm" svg:y="14.013cm">
          <draw:text-box>
            <text:p text:style-name="P1"><text:span text:style-name="T8">Cliquer ici » et « Lire la suite » ne vous donnent aucune idée de l’endroit où vous allez </text:span></text:p>
          </draw:text-box>
        </draw:frame>
        <draw:frame draw:style-name="gr4" draw:text-style-name="P5" draw:layer="layout" svg:width="5.62cm" svg:height="0.412cm" svg:x="1.506cm" svg:y="14.436cm">
          <draw:text-box>
            <text:p text:style-name="P1"><text:span text:style-name="T8">vous rendre en cliquant dessus.</text:span></text:p>
          </draw:text-box>
        </draw:frame>
        <draw:frame draw:style-name="gr5" draw:text-style-name="P6" draw:layer="layout" svg:width="2.026cm" svg:height="0.454cm" svg:x="1.506cm" svg:y="15.06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8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79cm" svg:height="0.412cm" svg:x="2.007cm" svg:y="15.844cm">
          <draw:text-box>
            <text:p text:style-name="P1"><text:span text:style-name="T11">Permettre aux utilisateurs d'identifier précisément la nature du lien et d'éviter des </text:span></text:p>
          </draw:text-box>
        </draw:frame>
        <draw:frame draw:style-name="gr4" draw:text-style-name="P5" draw:layer="layout" svg:width="3.16cm" svg:height="0.412cm" svg:x="2.007cm" svg:y="16.267cm">
          <draw:text-box>
            <text:p text:style-name="P1"><text:span text:style-name="T11">actions erronées. </text:span></text:p>
          </draw:text-box>
        </draw:frame>
        <draw:frame draw:style-name="gr4" draw:text-style-name="P5" draw:layer="layout" svg:width="0.352cm" svg:height="0.412cm" svg:x="1.506cm" svg:y="17.0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634cm" svg:height="0.412cm" svg:x="2.007cm" svg:y="17.005cm">
          <draw:text-box>
            <text:p text:style-name="P1"><text:span text:style-name="T11">Permettre aux outils d'indexation d'associer un libellé à une ressource. </text:span></text:p>
          </draw:text-box>
        </draw:frame>
        <draw:frame draw:style-name="gr4" draw:text-style-name="P5" draw:layer="layout" svg:width="0.352cm" svg:height="0.412cm" svg:x="1.506cm" svg:y="17.7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9cm" svg:height="0.412cm" svg:x="2.007cm" svg:y="17.745cm">
          <draw:text-box>
            <text:p text:style-name="P1"><text:span text:style-name="T11">Permettre aux lecteurs d'écran d'en indiquer la cible de façon explicite et d'éviter de </text:span></text:p>
          </draw:text-box>
        </draw:frame>
        <draw:frame draw:style-name="gr4" draw:text-style-name="P5" draw:layer="layout" svg:width="4.807cm" svg:height="0.412cm" svg:x="2.007cm" svg:y="18.169cm">
          <draw:text-box>
            <text:p text:style-name="P1"><text:span text:style-name="T11">désorienter les utilisateurs.</text:span></text:p>
          </draw:text-box>
        </draw:frame>
        <draw:frame draw:style-name="gr4" draw:text-style-name="P5" draw:layer="layout" svg:width="0.352cm" svg:height="0.412cm" svg:x="1.506cm" svg:y="18.9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18.906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9.6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9.647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20.07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0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777cm" svg:x2="17.002cm" svg:y2="10.777cm">
          <text:p/>
        </draw:line>
        <draw:line draw:style-name="gr6" draw:text-style-name="P7" draw:layer="layout" svg:x1="17.002cm" svg:y1="11.34cm" svg:x2="1.502cm" svg:y2="11.34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777cm" svg:x2="17.002cm" svg:y2="10.777cm">
          <text:p/>
        </draw:line>
        <draw:line draw:style-name="gr6" draw:text-style-name="P7" draw:layer="layout" svg:x1="17.002cm" svg:y1="11.34cm" svg:x2="1.502cm" svg:y2="11.3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67" draw:style-name="dp1" draw:master-page-name="master-page75">
        <draw:frame draw:style-name="gr4" draw:text-style-name="P5" draw:layer="layout" svg:width="3.135cm" svg:height="0.412cm" svg:x="1.506cm" svg:y="2.156cm">
          <draw:text-box>
            <text:p text:style-name="P1"><text:span text:style-name="T6">Liens, Conception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33</text:span></text:p>
          </draw:text-box>
        </draw:frame>
        <draw:frame draw:style-name="gr1" draw:text-style-name="P2" draw:layer="layout" svg:width="16.355cm" svg:height="0.497cm" svg:x="1.506cm" svg:y="3.276cm">
          <draw:text-box>
            <text:p text:style-name="P1"><text:span text:style-name="T7">Les <text:s text:c="2"/>liens <text:s text:c="2"/>de <text:s text:c="2"/>même <text:s text:c="2"/>nature <text:s text:c="2"/>ont <text:s text:c="2"/>des <text:s text:c="2"/>couleurs, <text:s text:c="2"/>des <text:s text:c="2"/>formes <text:s text:c="2"/>et <text:s text:c="2"/>des </text:span></text:p>
          </draw:text-box>
        </draw:frame>
        <draw:frame draw:style-name="gr1" draw:text-style-name="P2" draw:layer="layout" svg:width="10.255cm" svg:height="0.497cm" svg:x="1.506cm" svg:y="3.784cm">
          <draw:text-box>
            <text:p text:style-name="P1"><text:span text:style-name="T7">comportements identiques sur toutes les pages.</text:span></text:p>
          </draw:text-box>
        </draw:frame>
        <draw:frame draw:style-name="gr4" draw:text-style-name="P5" draw:layer="layout" svg:width="14.734cm" svg:height="0.412cm" svg:x="1.506cm" svg:y="4.936cm">
          <draw:text-box>
            <text:p text:style-name="P1"><text:span text:style-name="T8">Dès l’arrivée sur votre site, que ce soit par l’accueil ou par une page intérieure, les </text:span></text:p>
          </draw:text-box>
        </draw:frame>
        <draw:frame draw:style-name="gr4" draw:text-style-name="P5" draw:layer="layout" svg:width="15.716cm" svg:height="0.412cm" svg:x="1.506cm" svg:y="5.359cm">
          <draw:text-box>
            <text:p text:style-name="P1"><text:span text:style-name="T8">internautes vont commencer à « apprendre » votre interface. Cette règle a pour objectif </text:span></text:p>
          </draw:text-box>
        </draw:frame>
        <draw:frame draw:style-name="gr4" draw:text-style-name="P5" draw:layer="layout" svg:width="5.493cm" svg:height="0.412cm" svg:x="1.506cm" svg:y="5.783cm">
          <draw:text-box>
            <text:p text:style-name="P1"><text:span text:style-name="T8">d’accélérer leur apprentissage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59cm" svg:height="0.412cm" svg:x="2.007cm" svg:y="7.19cm">
          <draw:text-box>
            <text:p text:style-name="P1"><text:span text:style-name="T11">Accélérer l'apprentissage du fonctionnement de l'interface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44cm" svg:height="0.412cm" svg:x="2.007cm" svg:y="7.928cm">
          <draw:text-box>
            <text:p text:style-name="P1"><text:span text:style-name="T11">Améliorer l'identification des liens et de leurs fonctions respectives.</text:span></text:p>
          </draw:text-box>
        </draw:frame>
        <draw:frame draw:style-name="gr4" draw:text-style-name="P5" draw:layer="layout" svg:width="4.807cm" svg:height="0.412cm" svg:x="1.506cm" svg:y="9.628cm">
          <draw:text-box>
            <text:p text:style-name="P1"><text:span text:style-name="T6">Liens, Conception, Éditorial</text:span></text:p>
          </draw:text-box>
        </draw:frame>
        <draw:frame draw:style-name="gr4" draw:text-style-name="P5" draw:layer="layout" svg:width="1.937cm" svg:height="0.412cm" svg:x="14.531cm" svg:y="9.628cm">
          <draw:text-box>
            <text:p text:style-name="P1"><text:span text:style-name="T6">RÈGLE 134</text:span></text:p>
          </draw:text-box>
        </draw:frame>
        <draw:frame draw:style-name="gr1" draw:text-style-name="P2" draw:layer="layout" svg:width="8.21cm" svg:height="0.497cm" svg:x="1.506cm" svg:y="10.744cm">
          <draw:text-box>
            <text:p text:style-name="P1"><text:span text:style-name="T7">Le soulignement est réservé aux liens.</text:span></text:p>
          </draw:text-box>
        </draw:frame>
        <draw:frame draw:style-name="gr4" draw:text-style-name="P5" draw:layer="layout" svg:width="15.945cm" svg:height="0.412cm" svg:x="1.506cm" svg:y="11.9cm">
          <draw:text-box>
            <text:p text:style-name="P1"><text:span text:style-name="T8">Les internautes sont habitués à associer les contenus soulignés à des liens. En soulignant </text:span></text:p>
          </draw:text-box>
        </draw:frame>
        <draw:frame draw:style-name="gr4" draw:text-style-name="P5" draw:layer="layout" svg:width="15.801cm" svg:height="0.412cm" svg:x="1.506cm" svg:y="12.323cm">
          <draw:text-box>
            <text:p text:style-name="P1"><text:span text:style-name="T8">des contenus qui ne sont pas des liens, vous allez provoquer des clics inutiles. Attention, </text:span></text:p>
          </draw:text-box>
        </draw:frame>
        <draw:frame draw:style-name="gr4" draw:text-style-name="P5" draw:layer="layout" svg:width="11.644cm" svg:height="0.412cm" svg:x="1.506cm" svg:y="12.747cm">
          <draw:text-box>
            <text:p text:style-name="P1"><text:span text:style-name="T8">cette règle ne vous impose pas pour autant de souligner vos liens</text:span></text:p>
          </draw:text-box>
        </draw:frame>
        <draw:frame draw:style-name="gr5" draw:text-style-name="P6" draw:layer="layout" svg:width="2.026cm" svg:height="0.454cm" svg:x="1.506cm" svg:y="13.37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1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08cm" svg:height="0.412cm" svg:x="2.007cm" svg:y="14.151cm">
          <draw:text-box>
            <text:p text:style-name="P1"><text:span text:style-name="T11">Éviter les clics inutiles sur des contenus soulignés perçus comme des hyperliens. </text:span></text:p>
          </draw:text-box>
        </draw:frame>
        <draw:frame draw:style-name="gr4" draw:text-style-name="P5" draw:layer="layout" svg:width="0.352cm" svg:height="0.412cm" svg:x="1.506cm" svg:y="14.8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802cm" svg:height="0.412cm" svg:x="2.007cm" svg:y="14.891cm">
          <draw:text-box>
            <text:p text:style-name="P1"><text:span text:style-name="T11">Faciliter l’identification des liens.</text:span></text:p>
          </draw:text-box>
        </draw:frame>
        <draw:frame draw:style-name="gr4" draw:text-style-name="P5" draw:layer="layout" svg:width="7.525cm" svg:height="0.412cm" svg:x="1.506cm" svg:y="16.588cm">
          <draw:text-box>
            <text:p text:style-name="P1"><text:span text:style-name="T6">Liens, Conception, Accessibilité, Vie privée</text:span></text:p>
          </draw:text-box>
        </draw:frame>
        <draw:frame draw:style-name="gr4" draw:text-style-name="P5" draw:layer="layout" svg:width="1.937cm" svg:height="0.412cm" svg:x="14.531cm" svg:y="16.588cm">
          <draw:text-box>
            <text:p text:style-name="P1"><text:span text:style-name="T6">RÈGLE 135</text:span></text:p>
          </draw:text-box>
        </draw:frame>
        <draw:frame draw:style-name="gr1" draw:text-style-name="P2" draw:layer="layout" svg:width="12.905cm" svg:height="0.497cm" svg:x="1.506cm" svg:y="17.708cm">
          <draw:text-box>
            <text:p text:style-name="P1"><text:span text:style-name="T7">Les liens sont visuellement différenciés du reste du contenu.</text:span></text:p>
          </draw:text-box>
        </draw:frame>
        <draw:frame draw:style-name="gr4" draw:text-style-name="P5" draw:layer="layout" svg:width="15.598cm" svg:height="0.412cm" svg:x="1.506cm" svg:y="18.86cm">
          <draw:text-box>
            <text:p text:style-name="P1"><text:span text:style-name="T8">Certains créateurs de sites adorent différencier les liens uniquement au survol. Dans ce </text:span></text:p>
          </draw:text-box>
        </draw:frame>
        <draw:frame draw:style-name="gr4" draw:text-style-name="P5" draw:layer="layout" svg:width="15.619cm" svg:height="0.412cm" svg:x="1.506cm" svg:y="19.284cm">
          <draw:text-box>
            <text:p text:style-name="P1"><text:span text:style-name="T8">cas, un utilisateur qui ne peut pas survoler une page avec son pointeur ne verra pas les </text:span></text:p>
          </draw:text-box>
        </draw:frame>
        <draw:frame draw:style-name="gr4" draw:text-style-name="P5" draw:layer="layout" svg:width="15.682cm" svg:height="0.412cm" svg:x="1.506cm" svg:y="19.707cm">
          <draw:text-box>
            <text:p text:style-name="P1"><text:span text:style-name="T8">liens. <text:s/>Est-ce si <text:s/>rare <text:s/>? Pensons par <text:s/>exemple <text:s/>aux <text:s/>utilisateurs <text:s/>d’écrans <text:s/>tactiles et à <text:s/>la </text:span></text:p>
          </draw:text-box>
        </draw:frame>
        <draw:frame draw:style-name="gr4" draw:text-style-name="P5" draw:layer="layout" svg:width="4.676cm" svg:height="0.412cm" svg:x="1.506cm" svg:y="20.13cm">
          <draw:text-box>
            <text:p text:style-name="P1"><text:span text:style-name="T8">navigation en mode vocal.</text:span></text:p>
          </draw:text-box>
        </draw:frame>
        <draw:frame draw:style-name="gr5" draw:text-style-name="P6" draw:layer="layout" svg:width="2.026cm" svg:height="0.454cm" svg:x="1.506cm" svg:y="20.76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5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15cm" svg:height="0.412cm" svg:x="2.007cm" svg:y="21.538cm">
          <draw:text-box>
            <text:p text:style-name="P1"><text:span text:style-name="T11">Permettre aux utilisateurs d’identifier facilement les liens au fil du texte ainsi que les </text:span></text:p>
          </draw:text-box>
        </draw:frame>
        <draw:frame draw:style-name="gr4" draw:text-style-name="P5" draw:layer="layout" svg:width="3.66cm" svg:height="0.412cm" svg:x="2.007cm" svg:y="21.961cm">
          <draw:text-box>
            <text:p text:style-name="P1"><text:span text:style-name="T11">blocs de navigation. </text:span></text:p>
          </draw:text-box>
        </draw:frame>
        <draw:frame draw:style-name="gr4" draw:text-style-name="P5" draw:layer="layout" svg:width="0.352cm" svg:height="0.412cm" svg:x="1.506cm" svg:y="22.6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51cm" svg:height="0.412cm" svg:x="2.007cm" svg:y="22.698cm">
          <draw:text-box>
            <text:p text:style-name="P1"><text:span text:style-name="T11">Améliorer la visibilité et l’affordance des lien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595cm" svg:x2="17.002cm" svg:y2="9.595cm">
          <text:p/>
        </draw:line>
        <draw:line draw:style-name="gr6" draw:text-style-name="P7" draw:layer="layout" svg:x1="17.002cm" svg:y1="10.158cm" svg:x2="1.502cm" svg:y2="10.158cm">
          <text:p/>
        </draw:line>
        <draw:line draw:style-name="gr6" draw:text-style-name="P7" draw:layer="layout" svg:x1="1.502cm" svg:y1="16.555cm" svg:x2="17.002cm" svg:y2="16.555cm">
          <text:p/>
        </draw:line>
        <draw:line draw:style-name="gr6" draw:text-style-name="P7" draw:layer="layout" svg:x1="17.002cm" svg:y1="17.118cm" svg:x2="1.502cm" svg:y2="17.11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595cm" svg:x2="17.002cm" svg:y2="9.595cm">
          <text:p/>
        </draw:line>
        <draw:line draw:style-name="gr6" draw:text-style-name="P7" draw:layer="layout" svg:x1="17.002cm" svg:y1="10.158cm" svg:x2="1.502cm" svg:y2="10.158cm">
          <text:p/>
        </draw:line>
        <draw:line draw:style-name="gr6" draw:text-style-name="P7" draw:layer="layout" svg:x1="1.502cm" svg:y1="16.555cm" svg:x2="17.002cm" svg:y2="16.555cm">
          <text:p/>
        </draw:line>
        <draw:line draw:style-name="gr6" draw:text-style-name="P7" draw:layer="layout" svg:x1="17.002cm" svg:y1="17.118cm" svg:x2="1.502cm" svg:y2="17.11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68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2.05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6.166cm" svg:height="0.412cm" svg:x="1.506cm" svg:y="3.751cm">
          <draw:text-box>
            <text:p text:style-name="P1"><text:span text:style-name="T6">Liens, Conception, Développement</text:span></text:p>
          </draw:text-box>
        </draw:frame>
        <draw:frame draw:style-name="gr4" draw:text-style-name="P5" draw:layer="layout" svg:width="1.937cm" svg:height="0.412cm" svg:x="14.531cm" svg:y="3.751cm">
          <draw:text-box>
            <text:p text:style-name="P1"><text:span text:style-name="T6">RÈGLE 136</text:span></text:p>
          </draw:text-box>
        </draw:frame>
        <draw:frame draw:style-name="gr1" draw:text-style-name="P2" draw:layer="layout" svg:width="14.412cm" svg:height="0.497cm" svg:x="1.506cm" svg:y="4.867cm">
          <draw:text-box>
            <text:p text:style-name="P1"><text:span text:style-name="T7">Le site n'applique pas le même style aux liens visités et non visités.</text:span></text:p>
          </draw:text-box>
        </draw:frame>
        <draw:frame draw:style-name="gr4" draw:text-style-name="P5" draw:layer="layout" svg:width="15.699cm" svg:height="0.412cm" svg:x="1.506cm" svg:y="6.023cm">
          <draw:text-box>
            <text:p text:style-name="P1"><text:span text:style-name="T8">Par défaut, les feuilles de styles des navigateurs prévoient des couleurs différentes pour </text:span></text:p>
          </draw:text-box>
        </draw:frame>
        <draw:frame draw:style-name="gr4" draw:text-style-name="P5" draw:layer="layout" svg:width="15.885cm" svg:height="0.412cm" svg:x="1.506cm" svg:y="6.446cm">
          <draw:text-box>
            <text:p text:style-name="P1"><text:span text:style-name="T8">les liens visités et non visités. Il est fort légitime de changer ce bleu et ce mauve fort peu </text:span></text:p>
          </draw:text-box>
        </draw:frame>
        <draw:frame draw:style-name="gr4" draw:text-style-name="P5" draw:layer="layout" svg:width="13.252cm" svg:height="0.412cm" svg:x="1.506cm" svg:y="6.869cm">
          <draw:text-box>
            <text:p text:style-name="P1"><text:span text:style-name="T8">seyants, mais pourquoi ne pas maintenir cette différence utile au visiteur ?</text:span></text:p>
          </draw:text-box>
        </draw:frame>
        <draw:frame draw:style-name="gr5" draw:text-style-name="P6" draw:layer="layout" svg:width="2.026cm" svg:height="0.454cm" svg:x="1.506cm" svg:y="7.49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273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799cm" svg:height="0.412cm" svg:x="2.007cm" svg:y="8.273cm">
          <draw:text-box>
            <text:p text:style-name="P1"><text:span text:style-name="T11">Faciliter l'identification des contenus déjà visités. </text:span></text:p>
          </draw:text-box>
        </draw:frame>
        <draw:frame draw:style-name="gr4" draw:text-style-name="P5" draw:layer="layout" svg:width="0.352cm" svg:height="0.412cm" svg:x="1.506cm" svg:y="9.0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179cm" svg:height="0.412cm" svg:x="2.007cm" svg:y="9.014cm">
          <draw:text-box>
            <text:p text:style-name="P1"><text:span text:style-name="T11">Faciliter l'identification des contenus restant à découvrir. </text:span></text:p>
          </draw:text-box>
        </draw:frame>
        <draw:frame draw:style-name="gr4" draw:text-style-name="P5" draw:layer="layout" svg:width="0.352cm" svg:height="0.412cm" svg:x="1.506cm" svg:y="9.7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05cm" svg:height="0.412cm" svg:x="2.007cm" svg:y="9.752cm">
          <draw:text-box>
            <text:p text:style-name="P1"><text:span text:style-name="T11">Inciter à la découverte de nouveaux contenus</text:span></text:p>
          </draw:text-box>
        </draw:frame>
        <draw:frame draw:style-name="gr4" draw:text-style-name="P5" draw:layer="layout" svg:width="6.166cm" svg:height="0.412cm" svg:x="1.506cm" svg:y="11.452cm">
          <draw:text-box>
            <text:p text:style-name="P1"><text:span text:style-name="T6">Liens, Conception, Développement</text:span></text:p>
          </draw:text-box>
        </draw:frame>
        <draw:frame draw:style-name="gr4" draw:text-style-name="P5" draw:layer="layout" svg:width="1.937cm" svg:height="0.412cm" svg:x="14.531cm" svg:y="11.452cm">
          <draw:text-box>
            <text:p text:style-name="P1"><text:span text:style-name="T6">RÈGLE 137</text:span></text:p>
          </draw:text-box>
        </draw:frame>
        <draw:frame draw:style-name="gr1" draw:text-style-name="P2" draw:layer="layout" svg:width="10.069cm" svg:height="0.497cm" svg:x="1.506cm" svg:y="12.568cm">
          <draw:text-box>
            <text:p text:style-name="P1"><text:span text:style-name="T7">Les liens internes et externes sont différenciés.</text:span></text:p>
          </draw:text-box>
        </draw:frame>
        <draw:frame draw:style-name="gr4" draw:text-style-name="P5" draw:layer="layout" svg:width="15.64cm" svg:height="0.412cm" svg:x="1.506cm" svg:y="13.724cm">
          <draw:text-box>
            <text:p text:style-name="P1"><text:span text:style-name="T8">Certains créateurs de sites aiment ouvrir des nouvelles fenêtres pour les liens externes. </text:span></text:p>
          </draw:text-box>
        </draw:frame>
        <draw:frame draw:style-name="gr4" draw:text-style-name="P5" draw:layer="layout" svg:width="15.166cm" svg:height="0.412cm" svg:x="1.506cm" svg:y="14.147cm">
          <draw:text-box>
            <text:p text:style-name="P1"><text:span text:style-name="T8">Certains utilisateurs adorent, d’autres détestent. Nous ne nous prononcerons pas. En </text:span></text:p>
          </draw:text-box>
        </draw:frame>
        <draw:frame draw:style-name="gr4" draw:text-style-name="P5" draw:layer="layout" svg:width="13.777cm" svg:height="0.412cm" svg:x="1.506cm" svg:y="14.57cm">
          <draw:text-box>
            <text:p text:style-name="P1"><text:span text:style-name="T8">revanche, si vous voulez différencier ces liens externes, c’est une bonne idée.</text:span></text:p>
          </draw:text-box>
        </draw:frame>
        <draw:frame draw:style-name="gr5" draw:text-style-name="P6" draw:layer="layout" svg:width="2.026cm" svg:height="0.454cm" svg:x="1.506cm" svg:y="15.19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9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68cm" svg:height="0.412cm" svg:x="2.007cm" svg:y="15.975cm">
          <draw:text-box>
            <text:p text:style-name="P1"><text:span text:style-name="T11">Avertir clairement l’internaute du fait qu’il va quitter le service en ligne qu’il est en </text:span></text:p>
          </draw:text-box>
        </draw:frame>
        <draw:frame draw:style-name="gr4" draw:text-style-name="P5" draw:layer="layout" svg:width="2.788cm" svg:height="0.412cm" svg:x="2.007cm" svg:y="16.398cm">
          <draw:text-box>
            <text:p text:style-name="P1"><text:span text:style-name="T11">train de visiter. </text:span></text:p>
          </draw:text-box>
        </draw:frame>
        <draw:frame draw:style-name="gr4" draw:text-style-name="P5" draw:layer="layout" svg:width="0.352cm" svg:height="0.412cm" svg:x="1.506cm" svg:y="17.1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966cm" svg:height="0.412cm" svg:x="2.007cm" svg:y="17.139cm">
          <draw:text-box>
            <text:p text:style-name="P1"><text:span text:style-name="T11">Faciliter le repérage des liens externes.</text:span></text:p>
          </draw:text-box>
        </draw:frame>
        <draw:frame draw:style-name="gr4" draw:text-style-name="P5" draw:layer="layout" svg:width="6.166cm" svg:height="0.412cm" svg:x="1.506cm" svg:y="18.836cm">
          <draw:text-box>
            <text:p text:style-name="P1"><text:span text:style-name="T6">Liens, Conception, Développement</text:span></text:p>
          </draw:text-box>
        </draw:frame>
        <draw:frame draw:style-name="gr4" draw:text-style-name="P5" draw:layer="layout" svg:width="1.937cm" svg:height="0.412cm" svg:x="14.531cm" svg:y="18.836cm">
          <draw:text-box>
            <text:p text:style-name="P1"><text:span text:style-name="T6">RÈGLE 138</text:span></text:p>
          </draw:text-box>
        </draw:frame>
        <draw:frame draw:style-name="gr1" draw:text-style-name="P2" draw:layer="layout" svg:width="14.29cm" svg:height="0.497cm" svg:x="1.506cm" svg:y="19.955cm">
          <draw:text-box>
            <text:p text:style-name="P1"><text:span text:style-name="T7">Les liens internes vers les contenus à accès limité sont différenciés</text:span></text:p>
          </draw:text-box>
        </draw:frame>
        <draw:frame draw:style-name="gr4" draw:text-style-name="P5" draw:layer="layout" svg:width="15.966cm" svg:height="0.412cm" svg:x="1.506cm" svg:y="21.107cm">
          <draw:text-box>
            <text:p text:style-name="P1"><text:span text:style-name="T8">Si votre site propose des liens qui ne sont pas disponibles pour tout le monde, que ce soit </text:span></text:p>
          </draw:text-box>
        </draw:frame>
        <draw:frame draw:style-name="gr4" draw:text-style-name="P5" draw:layer="layout" svg:width="15.809cm" svg:height="0.412cm" svg:x="1.506cm" svg:y="21.531cm">
          <draw:text-box>
            <text:p text:style-name="P1"><text:span text:style-name="T8">des liens réservés à des abonnés ou des liens demandant une authentification, prévoyez </text:span></text:p>
          </draw:text-box>
        </draw:frame>
        <draw:frame draw:style-name="gr4" draw:text-style-name="P5" draw:layer="layout" svg:width="13.257cm" svg:height="0.412cm" svg:x="1.506cm" svg:y="21.954cm">
          <draw:text-box>
            <text:p text:style-name="P1"><text:span text:style-name="T8">une vraie différenciation de ces liens par rapport à des liens en accès libre.</text:span></text:p>
          </draw:text-box>
        </draw:frame>
        <draw:frame draw:style-name="gr5" draw:text-style-name="P6" draw:layer="layout" svg:width="2.026cm" svg:height="0.454cm" svg:x="1.506cm" svg:y="22.585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3.718cm" svg:x2="17.002cm" svg:y2="3.718cm">
          <text:p/>
        </draw:line>
        <draw:line draw:style-name="gr6" draw:text-style-name="P7" draw:layer="layout" svg:x1="17.002cm" svg:y1="4.28cm" svg:x2="1.502cm" svg:y2="4.28cm">
          <text:p/>
        </draw:line>
        <draw:line draw:style-name="gr6" draw:text-style-name="P7" draw:layer="layout" svg:x1="1.502cm" svg:y1="11.419cm" svg:x2="17.002cm" svg:y2="11.419cm">
          <text:p/>
        </draw:line>
        <draw:line draw:style-name="gr6" draw:text-style-name="P7" draw:layer="layout" svg:x1="17.002cm" svg:y1="11.982cm" svg:x2="1.502cm" svg:y2="11.982cm">
          <text:p/>
        </draw:line>
        <draw:line draw:style-name="gr6" draw:text-style-name="P7" draw:layer="layout" svg:x1="1.502cm" svg:y1="18.803cm" svg:x2="17.002cm" svg:y2="18.803cm">
          <text:p/>
        </draw:line>
        <draw:line draw:style-name="gr6" draw:text-style-name="P7" draw:layer="layout" svg:x1="17.002cm" svg:y1="19.365cm" svg:x2="1.502cm" svg:y2="19.365cm">
          <text:p/>
        </draw:line>
        <draw:line draw:style-name="gr6" draw:text-style-name="P7" draw:layer="layout" svg:x1="1.502cm" svg:y1="3.718cm" svg:x2="17.002cm" svg:y2="3.718cm">
          <text:p/>
        </draw:line>
        <draw:line draw:style-name="gr6" draw:text-style-name="P7" draw:layer="layout" svg:x1="17.002cm" svg:y1="4.28cm" svg:x2="1.502cm" svg:y2="4.28cm">
          <text:p/>
        </draw:line>
        <draw:line draw:style-name="gr6" draw:text-style-name="P7" draw:layer="layout" svg:x1="1.502cm" svg:y1="11.419cm" svg:x2="17.002cm" svg:y2="11.419cm">
          <text:p/>
        </draw:line>
        <draw:line draw:style-name="gr6" draw:text-style-name="P7" draw:layer="layout" svg:x1="17.002cm" svg:y1="11.982cm" svg:x2="1.502cm" svg:y2="11.982cm">
          <text:p/>
        </draw:line>
        <draw:line draw:style-name="gr6" draw:text-style-name="P7" draw:layer="layout" svg:x1="1.502cm" svg:y1="18.803cm" svg:x2="17.002cm" svg:y2="18.803cm">
          <text:p/>
        </draw:line>
        <draw:line draw:style-name="gr6" draw:text-style-name="P7" draw:layer="layout" svg:x1="17.002cm" svg:y1="19.365cm" svg:x2="1.502cm" svg:y2="19.36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69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017cm" svg:height="0.412cm" svg:x="2.007cm" svg:y="2.05cm">
          <draw:text-box>
            <text:p text:style-name="P1"><text:span text:style-name="T11">Éviter aux utilisateurs des clics inutiles et une perte de temps.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661cm" svg:height="0.412cm" svg:x="2.007cm" svg:y="2.791cm">
          <draw:text-box>
            <text:p text:style-name="P1"><text:span text:style-name="T11">Prévenir la déception des utilisateurs.</text:span></text:p>
          </draw:text-box>
        </draw:frame>
        <draw:frame draw:style-name="gr4" draw:text-style-name="P5" draw:layer="layout" svg:width="9.197cm" svg:height="0.412cm" svg:x="1.506cm" svg:y="4.488cm">
          <draw:text-box>
            <text:p text:style-name="P1"><text:span text:style-name="T6">Liens, Conception, Éditorial, Accessibilité, Vie privée</text:span></text:p>
          </draw:text-box>
        </draw:frame>
        <draw:frame draw:style-name="gr4" draw:text-style-name="P5" draw:layer="layout" svg:width="1.937cm" svg:height="0.412cm" svg:x="14.531cm" svg:y="4.488cm">
          <draw:text-box>
            <text:p text:style-name="P1"><text:span text:style-name="T6">RÈGLE 139</text:span></text:p>
          </draw:text-box>
        </draw:frame>
        <draw:frame draw:style-name="gr1" draw:text-style-name="P2" draw:layer="layout" svg:width="16.783cm" svg:height="0.497cm" svg:x="1.506cm" svg:y="5.608cm">
          <draw:text-box>
            <text:p text:style-name="P1"><text:span text:style-name="T7">Les <text:s text:c="2"/>liens <text:s text:c="2"/>provoquant <text:s text:c="2"/>l'ouverture <text:s text:c="2"/>d'un <text:s text:c="2"/>logiciel <text:s text:c="2"/>externe <text:s text:c="2"/>ont <text:s text:c="2"/>un <text:s text:c="2"/>libellé </text:span></text:p>
          </draw:text-box>
        </draw:frame>
        <draw:frame draw:style-name="gr1" draw:text-style-name="P2" draw:layer="layout" svg:width="1.932cm" svg:height="0.497cm" svg:x="1.506cm" svg:y="6.116cm">
          <draw:text-box>
            <text:p text:style-name="P1"><text:span text:style-name="T7">explicite.</text:span></text:p>
          </draw:text-box>
        </draw:frame>
        <draw:frame draw:style-name="gr4" draw:text-style-name="P5" draw:layer="layout" svg:width="15.869cm" svg:height="0.412cm" svg:x="1.506cm" svg:y="7.268cm">
          <draw:text-box>
            <text:p text:style-name="P1"><text:span text:style-name="T8">Le cas le plus fréquent est l’ouverture imprévue de votre logiciel de messagerie après un </text:span></text:p>
          </draw:text-box>
        </draw:frame>
        <draw:frame draw:style-name="gr4" draw:text-style-name="P5" draw:layer="layout" svg:width="14.12cm" svg:height="0.412cm" svg:x="1.506cm" svg:y="7.691cm">
          <draw:text-box>
            <text:p text:style-name="P1"><text:span text:style-name="T8">clic sur un lien « Contact ». Efforcez-vous de prévenir les utilisateurs à l’avance.</text:span></text:p>
          </draw:text-box>
        </draw:frame>
        <draw:frame draw:style-name="gr5" draw:text-style-name="P6" draw:layer="layout" svg:width="2.026cm" svg:height="0.454cm" svg:x="1.506cm" svg:y="8.3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0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48cm" svg:height="0.412cm" svg:x="2.007cm" svg:y="9.099cm">
          <draw:text-box>
            <text:p text:style-name="P1"><text:span text:style-name="T11">Éviter sur le poste client l'ouverture inopinée d'un autre logiciel que le navigateur </text:span></text:p>
          </draw:text-box>
        </draw:frame>
        <draw:frame draw:style-name="gr4" draw:text-style-name="P5" draw:layer="layout" svg:width="0.899cm" svg:height="0.412cm" svg:x="2.007cm" svg:y="9.522cm">
          <draw:text-box>
            <text:p text:style-name="P1"><text:span text:style-name="T11">Web.</text:span></text:p>
          </draw:text-box>
        </draw:frame>
        <draw:frame draw:style-name="gr4" draw:text-style-name="P5" draw:layer="layout" svg:width="0.352cm" svg:height="0.412cm" svg:x="1.506cm" svg:y="10.2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0.26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5.433cm" svg:height="0.412cm" svg:x="1.506cm" svg:y="11.96cm">
          <draw:text-box>
            <text:p text:style-name="P1"><text:span text:style-name="T6">Liens, Développement, Mobile,</text:span></text:p>
          </draw:text-box>
        </draw:frame>
        <draw:frame draw:style-name="gr4" draw:text-style-name="P5" draw:layer="layout" svg:width="1.937cm" svg:height="0.412cm" svg:x="14.531cm" svg:y="11.96cm">
          <draw:text-box>
            <text:p text:style-name="P1"><text:span text:style-name="T6">RÈGLE 140</text:span></text:p>
          </draw:text-box>
        </draw:frame>
        <draw:frame draw:style-name="gr1" draw:text-style-name="P2" draw:layer="layout" svg:width="14.7cm" svg:height="0.497cm" svg:x="1.506cm" svg:y="13.076cm">
          <draw:text-box>
            <text:p text:style-name="P1"><text:span text:style-name="T7">Les numéros de téléphone sont activables via le protocole approprié.</text:span></text:p>
          </draw:text-box>
        </draw:frame>
        <draw:frame draw:style-name="gr4" draw:text-style-name="P5" draw:layer="layout" svg:width="15.89cm" svg:height="0.412cm" svg:x="1.506cm" svg:y="14.232cm">
          <draw:text-box>
            <text:p text:style-name="P1"><text:span text:style-name="T8">En contexte mobile, lorsque cette règle est respectée, le simple clic sur un numéro ouvre </text:span></text:p>
          </draw:text-box>
        </draw:frame>
        <draw:frame draw:style-name="gr4" draw:text-style-name="P5" draw:layer="layout" svg:width="17.168cm" svg:height="0.412cm" svg:x="1.506cm" svg:y="14.655cm">
          <draw:text-box>
            <text:p text:style-name="P1"><text:span text:style-name="T8">les <text:s text:c="2"/>fonctionnalités <text:s text:c="2"/>téléphoniques <text:s text:c="2"/>de <text:s text:c="2"/>votre <text:s text:c="2"/>mobile. <text:s text:c="2"/>C’est <text:s text:c="2"/>pratique <text:s text:c="2"/>! <text:s text:c="2"/>Alors, <text:s text:c="2"/>certes, <text:s text:c="2"/>en </text:span></text:p>
          </draw:text-box>
        </draw:frame>
        <draw:frame draw:style-name="gr4" draw:text-style-name="P5" draw:layer="layout" svg:width="15.483cm" svg:height="0.412cm" svg:x="1.506cm" svg:y="15.078cm">
          <draw:text-box>
            <text:p text:style-name="P1"><text:span text:style-name="T8">contexte desktop, l’inconvénient est que cela provoque l’ouverture de logiciels comme </text:span></text:p>
          </draw:text-box>
        </draw:frame>
        <draw:frame draw:style-name="gr4" draw:text-style-name="P5" draw:layer="layout" svg:width="10.742cm" svg:height="0.412cm" svg:x="1.506cm" svg:y="15.502cm">
          <draw:text-box>
            <text:p text:style-name="P1"><text:span text:style-name="T8">Skype. Mais il existe des ruses pour faire en sorte de l’éviter.</text:span></text:p>
          </draw:text-box>
        </draw:frame>
        <draw:frame draw:style-name="gr5" draw:text-style-name="P6" draw:layer="layout" svg:width="2.026cm" svg:height="0.454cm" svg:x="1.506cm" svg:y="16.1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9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843cm" svg:height="0.412cm" svg:x="2.007cm" svg:y="16.906cm">
          <draw:text-box>
            <text:p text:style-name="P1"><text:span text:style-name="T11">Faciliter <text:s text:c="2"/>l’utilisation <text:s text:c="2"/>des <text:s text:c="2"/>numéros <text:s text:c="2"/>de <text:s text:c="2"/>téléphone, <text:s text:c="2"/>notamment <text:s text:c="2"/>sur <text:s text:c="2"/>les <text:s text:c="2"/>terminaux </text:span></text:p>
          </draw:text-box>
        </draw:frame>
        <draw:frame draw:style-name="gr4" draw:text-style-name="P5" draw:layer="layout" svg:width="1.488cm" svg:height="0.412cm" svg:x="2.007cm" svg:y="17.329cm">
          <draw:text-box>
            <text:p text:style-name="P1"><text:span text:style-name="T11">mobiles.</text:span></text:p>
          </draw:text-box>
        </draw:frame>
        <draw:frame draw:style-name="gr4" draw:text-style-name="P5" draw:layer="layout" svg:width="10.01cm" svg:height="0.412cm" svg:x="1.506cm" svg:y="19.03cm">
          <draw:text-box>
            <text:p text:style-name="P1"><text:span text:style-name="T6">Liens, Développement, Éditorial, Accessibilité, Vie privée</text:span></text:p>
          </draw:text-box>
        </draw:frame>
        <draw:frame draw:style-name="gr4" draw:text-style-name="P5" draw:layer="layout" svg:width="1.937cm" svg:height="0.412cm" svg:x="14.531cm" svg:y="19.03cm">
          <draw:text-box>
            <text:p text:style-name="P1"><text:span text:style-name="T6">RÈGLE 141</text:span></text:p>
          </draw:text-box>
        </draw:frame>
        <draw:frame draw:style-name="gr1" draw:text-style-name="P2" draw:layer="layout" svg:width="12.808cm" svg:height="0.497cm" svg:x="1.506cm" svg:y="20.146cm">
          <draw:text-box>
            <text:p text:style-name="P1"><text:span text:style-name="T7">L'utilisateur est averti des ouvertures de nouvelles fenêtres.</text:span></text:p>
          </draw:text-box>
        </draw:frame>
        <draw:frame draw:style-name="gr4" draw:text-style-name="P5" draw:layer="layout" svg:width="17.041cm" svg:height="0.412cm" svg:x="1.506cm" svg:y="21.301cm">
          <draw:text-box>
            <text:p text:style-name="P1"><text:span text:style-name="T8">Contrairement <text:s text:c="2"/>à <text:s text:c="2"/>une <text:s text:c="2"/>légende <text:s text:c="2"/>répandue, <text:s text:c="2"/>ouvrir <text:s text:c="2"/>une <text:s text:c="2"/>nouvelle <text:s text:c="2"/>fenêtre <text:s text:c="2"/>n’est <text:s text:c="2"/>pas <text:s text:c="2"/>une </text:span></text:p>
          </draw:text-box>
        </draw:frame>
        <draw:frame draw:style-name="gr4" draw:text-style-name="P5" draw:layer="layout" svg:width="15.238cm" svg:height="0.412cm" svg:x="1.506cm" svg:y="21.725cm">
          <draw:text-box>
            <text:p text:style-name="P1"><text:span text:style-name="T8">technique proscrite sur le plan de l’accessibilité. En revanche, si vous choisissez de le </text:span></text:p>
          </draw:text-box>
        </draw:frame>
        <draw:frame draw:style-name="gr4" draw:text-style-name="P5" draw:layer="layout" svg:width="11.313cm" svg:height="0.412cm" svg:x="1.506cm" svg:y="22.148cm">
          <draw:text-box>
            <text:p text:style-name="P1"><text:span text:style-name="T8">faire, il faut absolument prévenir les utilisateurs. Et c’est facile !</text:span></text:p>
          </draw:text-box>
        </draw:frame>
        <draw:frame draw:style-name="gr5" draw:text-style-name="P6" draw:layer="layout" svg:width="2.026cm" svg:height="0.454cm" svg:x="1.506cm" svg:y="22.775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1.927cm" svg:x2="17.002cm" svg:y2="11.927cm">
          <text:p/>
        </draw:line>
        <draw:line draw:style-name="gr6" draw:text-style-name="P7" draw:layer="layout" svg:x1="17.002cm" svg:y1="12.49cm" svg:x2="1.502cm" svg:y2="12.49cm">
          <text:p/>
        </draw:line>
        <draw:line draw:style-name="gr6" draw:text-style-name="P7" draw:layer="layout" svg:x1="1.502cm" svg:y1="18.997cm" svg:x2="17.002cm" svg:y2="18.997cm">
          <text:p/>
        </draw:line>
        <draw:line draw:style-name="gr6" draw:text-style-name="P7" draw:layer="layout" svg:x1="17.002cm" svg:y1="19.559cm" svg:x2="1.502cm" svg:y2="19.559cm">
          <text:p/>
        </draw:lin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1.927cm" svg:x2="17.002cm" svg:y2="11.927cm">
          <text:p/>
        </draw:line>
        <draw:line draw:style-name="gr6" draw:text-style-name="P7" draw:layer="layout" svg:x1="17.002cm" svg:y1="12.49cm" svg:x2="1.502cm" svg:y2="12.49cm">
          <text:p/>
        </draw:line>
        <draw:line draw:style-name="gr6" draw:text-style-name="P7" draw:layer="layout" svg:x1="1.502cm" svg:y1="18.997cm" svg:x2="17.002cm" svg:y2="18.997cm">
          <text:p/>
        </draw:line>
        <draw:line draw:style-name="gr6" draw:text-style-name="P7" draw:layer="layout" svg:x1="17.002cm" svg:y1="19.559cm" svg:x2="1.502cm" svg:y2="19.55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70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507cm" svg:height="0.412cm" svg:x="2.007cm" svg:y="2.05cm">
          <draw:text-box>
            <text:p text:style-name="P1"><text:span text:style-name="T11">Permettre à l'utilisateur d'anticiper le résultat de l'activation d'un lien. 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847cm" svg:height="0.412cm" svg:x="2.007cm" svg:y="2.791cm">
          <draw:text-box>
            <text:p text:style-name="P1"><text:span text:style-name="T11">Éviter <text:s/>aux <text:s text:c="2"/>utilisateurs <text:s/>d'aides <text:s/>techniques <text:s/>d'être <text:s text:c="2"/>désorientés par <text:s text:c="2"/>l'ouverture <text:s text:c="2"/>d'une </text:span></text:p>
          </draw:text-box>
        </draw:frame>
        <draw:frame draw:style-name="gr4" draw:text-style-name="P5" draw:layer="layout" svg:width="15.331cm" svg:height="0.412cm" svg:x="2.007cm" svg:y="3.215cm">
          <draw:text-box>
            <text:p text:style-name="P1"><text:span text:style-name="T11">nouvelle fenêtre qui n'est pas toujours perceptible et perturbe notamment l'utilisation </text:span></text:p>
          </draw:text-box>
        </draw:frame>
        <draw:frame draw:style-name="gr4" draw:text-style-name="P5" draw:layer="layout" svg:width="5.146cm" svg:height="0.412cm" svg:x="2.007cm" svg:y="3.638cm">
          <draw:text-box>
            <text:p text:style-name="P1"><text:span text:style-name="T11">de l'historique de navigation.</text:span></text:p>
          </draw:text-box>
        </draw:frame>
        <draw:frame draw:style-name="gr4" draw:text-style-name="P5" draw:layer="layout" svg:width="0.352cm" svg:height="0.412cm" svg:x="1.506cm" svg:y="4.3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4.375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8.337cm" svg:height="0.412cm" svg:x="1.506cm" svg:y="6.076cm">
          <draw:text-box>
            <text:p text:style-name="P1"><text:span text:style-name="T6">Liens, Développement, Accessibilité, Vie privée</text:span></text:p>
          </draw:text-box>
        </draw:frame>
        <draw:frame draw:style-name="gr4" draw:text-style-name="P5" draw:layer="layout" svg:width="1.937cm" svg:height="0.412cm" svg:x="14.531cm" svg:y="6.076cm">
          <draw:text-box>
            <text:p text:style-name="P1"><text:span text:style-name="T6">RÈGLE 142</text:span></text:p>
          </draw:text-box>
        </draw:frame>
        <draw:frame draw:style-name="gr1" draw:text-style-name="P2" draw:layer="layout" svg:width="13.468cm" svg:height="0.497cm" svg:x="1.506cm" svg:y="7.192cm">
          <draw:text-box>
            <text:p text:style-name="P1"><text:span text:style-name="T7">Le format des fichiers proposés en téléchargement est indiqué.</text:span></text:p>
          </draw:text-box>
        </draw:frame>
        <draw:frame draw:style-name="gr4" draw:text-style-name="P5" draw:layer="layout" svg:width="15.691cm" svg:height="0.412cm" svg:x="1.506cm" svg:y="8.347cm">
          <draw:text-box>
            <text:p text:style-name="P1"><text:span text:style-name="T8">Pour un internaute, le fait de voir immédiatement le format d’un fichier proposé au télé- </text:span></text:p>
          </draw:text-box>
        </draw:frame>
        <draw:frame draw:style-name="gr4" draw:text-style-name="P5" draw:layer="layout" svg:width="15.581cm" svg:height="0.412cm" svg:x="1.506cm" svg:y="8.771cm">
          <draw:text-box>
            <text:p text:style-name="P1"><text:span text:style-name="T8">chargement (PDF, DOC, ODS, ODT, XLS, etc.) va lui permettre de savoir s’il peut ou non </text:span></text:p>
          </draw:text-box>
        </draw:frame>
        <draw:frame draw:style-name="gr4" draw:text-style-name="P5" draw:layer="layout" svg:width="15.03cm" svg:height="0.412cm" svg:x="1.506cm" svg:y="9.194cm">
          <draw:text-box>
            <text:p text:style-name="P1"><text:span text:style-name="T8">lire le fichier avec les logiciels dont il est équipé et le terminal de consultation utilisé.</text:span></text:p>
          </draw:text-box>
        </draw:frame>
        <draw:frame draw:style-name="gr5" draw:text-style-name="P6" draw:layer="layout" svg:width="2.026cm" svg:height="0.454cm" svg:x="1.506cm" svg:y="9.82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0.5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353cm" svg:height="0.412cm" svg:x="2.007cm" svg:y="10.598cm">
          <draw:text-box>
            <text:p text:style-name="P1"><text:span text:style-name="T11">Permettre aux utilisateurs de savoir en temps utile si leurs outils les autorisent à </text:span></text:p>
          </draw:text-box>
        </draw:frame>
        <draw:frame draw:style-name="gr4" draw:text-style-name="P5" draw:layer="layout" svg:width="9.04cm" svg:height="0.412cm" svg:x="2.007cm" svg:y="11.022cm">
          <draw:text-box>
            <text:p text:style-name="P1"><text:span text:style-name="T11">consulter les fichiers proposés en téléchargement. </text:span></text:p>
          </draw:text-box>
        </draw:frame>
        <draw:frame draw:style-name="gr4" draw:text-style-name="P5" draw:layer="layout" svg:width="0.352cm" svg:height="0.412cm" svg:x="1.506cm" svg:y="11.7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73cm" svg:height="0.412cm" svg:x="2.007cm" svg:y="11.762cm">
          <draw:text-box>
            <text:p text:style-name="P1"><text:span text:style-name="T11">Réduire la charge serveur en évitant les téléchargements inutiles.</text:span></text:p>
          </draw:text-box>
        </draw:frame>
        <draw:frame draw:style-name="gr4" draw:text-style-name="P5" draw:layer="layout" svg:width="0.352cm" svg:height="0.412cm" svg:x="1.506cm" svg:y="12.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2.5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0.01cm" svg:height="0.412cm" svg:x="1.506cm" svg:y="14.2cm">
          <draw:text-box>
            <text:p text:style-name="P1"><text:span text:style-name="T6">Liens, Développement, Éditorial, Accessibilité, Vie privée</text:span></text:p>
          </draw:text-box>
        </draw:frame>
        <draw:frame draw:style-name="gr4" draw:text-style-name="P5" draw:layer="layout" svg:width="1.937cm" svg:height="0.412cm" svg:x="14.531cm" svg:y="14.2cm">
          <draw:text-box>
            <text:p text:style-name="P1"><text:span text:style-name="T6">RÈGLE 143</text:span></text:p>
          </draw:text-box>
        </draw:frame>
        <draw:frame draw:style-name="gr1" draw:text-style-name="P2" draw:layer="layout" svg:width="15.225cm" svg:height="0.497cm" svg:x="1.506cm" svg:y="15.316cm">
          <draw:text-box>
            <text:p text:style-name="P1"><text:span text:style-name="T7">La taille des fichiers internes proposés en téléchargement est indiquée.</text:span></text:p>
          </draw:text-box>
        </draw:frame>
        <draw:frame draw:style-name="gr4" draw:text-style-name="P5" draw:layer="layout" svg:width="17.422cm" svg:height="0.412cm" svg:x="1.506cm" svg:y="16.472cm">
          <draw:text-box>
            <text:p text:style-name="P1"><text:span text:style-name="T8">Cette <text:s text:c="2"/>mention <text:s text:c="2"/>de <text:s text:c="2"/>la <text:s text:c="2"/>taille <text:s text:c="2"/>des <text:s text:c="2"/>fichiers <text:s text:c="2"/>va <text:s text:c="2"/>permettre <text:s text:c="2"/>aux <text:s text:c="2"/>internautes <text:s text:c="2"/>de <text:s text:c="2"/>décider <text:s text:c="2"/>du </text:span></text:p>
          </draw:text-box>
        </draw:frame>
        <draw:frame draw:style-name="gr4" draw:text-style-name="P5" draw:layer="layout" svg:width="15.208cm" svg:height="0.412cm" svg:x="1.506cm" svg:y="16.895cm">
          <draw:text-box>
            <text:p text:style-name="P1"><text:span text:style-name="T8">meilleur moment pour télécharger un document. Par exemple, un internaute dans un </text:span></text:p>
          </draw:text-box>
        </draw:frame>
        <draw:frame draw:style-name="gr4" draw:text-style-name="P5" draw:layer="layout" svg:width="15.665cm" svg:height="0.412cm" svg:x="1.506cm" svg:y="17.319cm">
          <draw:text-box>
            <text:p text:style-name="P1"><text:span text:style-name="T8">contexte de mobilité ou disposant d’une connexion bas débit pourra choisir de reporter, </text:span></text:p>
          </draw:text-box>
        </draw:frame>
        <draw:frame draw:style-name="gr4" draw:text-style-name="P5" draw:layer="layout" svg:width="9.582cm" svg:height="0.412cm" svg:x="1.506cm" svg:y="17.742cm">
          <draw:text-box>
            <text:p text:style-name="P1"><text:span text:style-name="T8">voire de ne pas lancer, le téléchargement d’un fichier.</text:span></text:p>
          </draw:text-box>
        </draw:frame>
        <draw:frame draw:style-name="gr5" draw:text-style-name="P6" draw:layer="layout" svg:width="2.026cm" svg:height="0.454cm" svg:x="1.506cm" svg:y="18.36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9.1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52cm" svg:height="0.412cm" svg:x="2.007cm" svg:y="19.146cm">
          <draw:text-box>
            <text:p text:style-name="P1"><text:span text:style-name="T11">Informer de façon préventive les utilisateurs sur la quantité de données à télécharger. </text:span></text:p>
          </draw:text-box>
        </draw:frame>
        <draw:frame draw:style-name="gr4" draw:text-style-name="P5" draw:layer="layout" svg:width="0.352cm" svg:height="0.412cm" svg:x="1.506cm" svg:y="19.8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72cm" svg:height="0.412cm" svg:x="2.007cm" svg:y="19.887cm">
          <draw:text-box>
            <text:p text:style-name="P1"><text:span text:style-name="T11">Permettre aux utilisateurs de différer le téléchargement en connexion bas débit ou </text:span></text:p>
          </draw:text-box>
        </draw:frame>
        <draw:frame draw:style-name="gr4" draw:text-style-name="P5" draw:layer="layout" svg:width="1.306cm" svg:height="0.412cm" svg:x="2.007cm" svg:y="20.31cm">
          <draw:text-box>
            <text:p text:style-name="P1"><text:span text:style-name="T11">mobile.</text:span></text:p>
          </draw:text-box>
        </draw:frame>
        <draw:frame draw:style-name="gr4" draw:text-style-name="P5" draw:layer="layout" svg:width="0.352cm" svg:height="0.412cm" svg:x="1.506cm" svg:y="21.0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21.047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6.043cm" svg:x2="17.002cm" svg:y2="6.043cm">
          <text:p/>
        </draw:line>
        <draw:line draw:style-name="gr6" draw:text-style-name="P7" draw:layer="layout" svg:x1="17.002cm" svg:y1="6.605cm" svg:x2="1.502cm" svg:y2="6.605cm">
          <text:p/>
        </draw:line>
        <draw:line draw:style-name="gr6" draw:text-style-name="P7" draw:layer="layout" svg:x1="1.502cm" svg:y1="14.167cm" svg:x2="17.002cm" svg:y2="14.167cm">
          <text:p/>
        </draw:line>
        <draw:line draw:style-name="gr6" draw:text-style-name="P7" draw:layer="layout" svg:x1="17.002cm" svg:y1="14.73cm" svg:x2="1.502cm" svg:y2="14.73cm">
          <text:p/>
        </draw:line>
        <draw:line draw:style-name="gr6" draw:text-style-name="P7" draw:layer="layout" svg:x1="1.502cm" svg:y1="6.043cm" svg:x2="17.002cm" svg:y2="6.043cm">
          <text:p/>
        </draw:line>
        <draw:line draw:style-name="gr6" draw:text-style-name="P7" draw:layer="layout" svg:x1="17.002cm" svg:y1="6.605cm" svg:x2="1.502cm" svg:y2="6.605cm">
          <text:p/>
        </draw:line>
        <draw:line draw:style-name="gr6" draw:text-style-name="P7" draw:layer="layout" svg:x1="1.502cm" svg:y1="14.167cm" svg:x2="17.002cm" svg:y2="14.167cm">
          <text:p/>
        </draw:line>
        <draw:line draw:style-name="gr6" draw:text-style-name="P7" draw:layer="layout" svg:x1="17.002cm" svg:y1="14.73cm" svg:x2="1.502cm" svg:y2="14.7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71" draw:style-name="dp1" draw:master-page-name="master-page75">
        <draw:frame draw:style-name="gr4" draw:text-style-name="P5" draw:layer="layout" svg:width="6.979cm" svg:height="0.412cm" svg:x="1.506cm" svg:y="2.156cm">
          <draw:text-box>
            <text:p text:style-name="P1"><text:span text:style-name="T6">Liens, Éditorial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44</text:span></text:p>
          </draw:text-box>
        </draw:frame>
        <draw:frame draw:style-name="gr1" draw:text-style-name="P2" draw:layer="layout" svg:width="16.152cm" svg:height="0.497cm" svg:x="1.506cm" svg:y="3.276cm">
          <draw:text-box>
            <text:p text:style-name="P1"><text:span text:style-name="T7">La langue des fichiers en téléchargement est précisée lorsqu'elle diffère de </text:span></text:p>
          </draw:text-box>
        </draw:frame>
        <draw:frame draw:style-name="gr1" draw:text-style-name="P2" draw:layer="layout" svg:width="5.48cm" svg:height="0.497cm" svg:x="1.506cm" svg:y="3.784cm">
          <draw:text-box>
            <text:p text:style-name="P1"><text:span text:style-name="T7">celle de la page d'origine.</text:span></text:p>
          </draw:text-box>
        </draw:frame>
        <draw:frame draw:style-name="gr4" draw:text-style-name="P5" draw:layer="layout" svg:width="15.631cm" svg:height="0.412cm" svg:x="1.506cm" svg:y="4.936cm">
          <draw:text-box>
            <text:p text:style-name="P1"><text:span text:style-name="T8">Il est impossible, pour un internaute, de consulter un fichier avant de l’avoir téléchargé. </text:span></text:p>
          </draw:text-box>
        </draw:frame>
        <draw:frame draw:style-name="gr4" draw:text-style-name="P5" draw:layer="layout" svg:width="14.751cm" svg:height="0.412cm" svg:x="1.506cm" svg:y="5.359cm">
          <draw:text-box>
            <text:p text:style-name="P1"><text:span text:style-name="T8">En conséquence, il est essentiel de lui fournir un maximum d’informations avant le </text:span></text:p>
          </draw:text-box>
        </draw:frame>
        <draw:frame draw:style-name="gr4" draw:text-style-name="P5" draw:layer="layout" svg:width="13.345cm" svg:height="0.412cm" svg:x="1.506cm" svg:y="5.783cm">
          <draw:text-box>
            <text:p text:style-name="P1"><text:span text:style-name="T8">téléchargement. La langue est bien sûr l’une des informations importante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298cm" svg:height="0.412cm" svg:x="2.007cm" svg:y="7.19cm">
          <draw:text-box>
            <text:p text:style-name="P1"><text:span text:style-name="T11">Éviter aux utilisateurs des téléchargements inutiles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99cm" svg:height="0.412cm" svg:x="2.007cm" svg:y="7.928cm">
          <draw:text-box>
            <text:p text:style-name="P1"><text:span text:style-name="T11">Informer les utilisateurs du contenu des fichiers en téléchargement.</text:span></text:p>
          </draw:text-box>
        </draw:frame>
        <draw:frame draw:style-name="gr4" draw:text-style-name="P5" draw:layer="layout" svg:width="0.352cm" svg:height="0.412cm" svg:x="1.506cm" svg:y="8.66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8.668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2.589cm" svg:height="0.412cm" svg:x="1.506cm" svg:y="10.365cm">
          <draw:text-box>
            <text:p text:style-name="P1"><text:span text:style-name="T6">Liens, Éditorial</text:span></text:p>
          </draw:text-box>
        </draw:frame>
        <draw:frame draw:style-name="gr4" draw:text-style-name="P5" draw:layer="layout" svg:width="1.937cm" svg:height="0.412cm" svg:x="14.531cm" svg:y="10.365cm">
          <draw:text-box>
            <text:p text:style-name="P1"><text:span text:style-name="T6">RÈGLE 145</text:span></text:p>
          </draw:text-box>
        </draw:frame>
        <draw:frame draw:style-name="gr1" draw:text-style-name="P2" draw:layer="layout" svg:width="16.296cm" svg:height="0.497cm" svg:x="1.506cm" svg:y="11.485cm">
          <draw:text-box>
            <text:p text:style-name="P1"><text:span text:style-name="T7">Le nommage des fichiers internes proposés en téléchargement permet d'en </text:span></text:p>
          </draw:text-box>
        </draw:frame>
        <draw:frame draw:style-name="gr1" draw:text-style-name="P2" draw:layer="layout" svg:width="7.982cm" svg:height="0.497cm" svg:x="1.506cm" svg:y="11.993cm">
          <draw:text-box>
            <text:p text:style-name="P1"><text:span text:style-name="T7">identifier le contenu et la provenance</text:span></text:p>
          </draw:text-box>
        </draw:frame>
        <draw:frame draw:style-name="gr4" draw:text-style-name="P5" draw:layer="layout" svg:width="15.89cm" svg:height="0.412cm" svg:x="1.506cm" svg:y="13.145cm">
          <draw:text-box>
            <text:p text:style-name="P1"><text:span text:style-name="T8">De nombreux fichiers proposés en téléchargement sont générés automatiquement. C’est </text:span></text:p>
          </draw:text-box>
        </draw:frame>
        <draw:frame draw:style-name="gr4" draw:text-style-name="P5" draw:layer="layout" svg:width="15.864cm" svg:height="0.412cm" svg:x="1.506cm" svg:y="13.569cm">
          <draw:text-box>
            <text:p text:style-name="P1"><text:span text:style-name="T8">ainsi que les systèmes de génération de factures vont proposer de télécharger toutes les </text:span></text:p>
          </draw:text-box>
        </draw:frame>
        <draw:frame draw:style-name="gr4" draw:text-style-name="P5" draw:layer="layout" svg:width="15.894cm" svg:height="0.412cm" svg:x="1.506cm" svg:y="13.992cm">
          <draw:text-box>
            <text:p text:style-name="P1"><text:span text:style-name="T8">factures de l’année sous le nom facture.pdf ou invoice.pdf. Dans les grands classiques, le </text:span></text:p>
          </draw:text-box>
        </draw:frame>
        <draw:frame draw:style-name="gr4" draw:text-style-name="P5" draw:layer="layout" svg:width="17.147cm" svg:height="0.412cm" svg:x="1.506cm" svg:y="14.415cm">
          <draw:text-box>
            <text:p text:style-name="P1"><text:span text:style-name="T8">fameux <text:s text:c="2"/>attestation.pdf <text:s text:c="2"/>n’est <text:s text:c="2"/>pas <text:s text:c="2"/>loin <text:s text:c="2"/>du <text:s text:c="2"/>podium <text:s text:c="2"/>de <text:s text:c="2"/>tête. <text:s text:c="2"/>Sur <text:s text:c="2"/>votre <text:s text:c="2"/>ordinateur, <text:s text:c="2"/>les </text:span></text:p>
          </draw:text-box>
        </draw:frame>
        <draw:frame draw:style-name="gr4" draw:text-style-name="P5" draw:layer="layout" svg:width="2.182cm" svg:height="0.412cm" svg:x="1.506cm" svg:y="14.839cm">
          <draw:text-box>
            <text:p text:style-name="P1"><text:span text:style-name="T8">utilisateurs <text:s/></text:span></text:p>
          </draw:text-box>
        </draw:frame>
        <draw:frame draw:style-name="gr4" draw:text-style-name="P5" draw:layer="layout" svg:width="0.717cm" svg:height="0.412cm" svg:x="3.987cm" svg:y="14.839cm">
          <draw:text-box>
            <text:p text:style-name="P1"><text:span text:style-name="T8">les <text:s/></text:span></text:p>
          </draw:text-box>
        </draw:frame>
        <draw:frame draw:style-name="gr4" draw:text-style-name="P5" draw:layer="layout" svg:width="1.873cm" svg:height="0.412cm" svg:x="4.988cm" svg:y="14.839cm">
          <draw:text-box>
            <text:p text:style-name="P1"><text:span text:style-name="T8">retrouvent</text:span></text:p>
          </draw:text-box>
        </draw:frame>
        <draw:frame draw:style-name="gr4" draw:text-style-name="P5" draw:layer="layout" svg:width="0.352cm" svg:height="0.412cm" svg:x="7.039cm" svg:y="14.839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1.869cm" svg:height="0.412cm" svg:x="7.349cm" svg:y="14.839cm">
          <draw:text-box>
            <text:p text:style-name="P1"><text:span text:style-name="T8">facilement</text:span></text:p>
          </draw:text-box>
        </draw:frame>
        <draw:frame draw:style-name="gr4" draw:text-style-name="P5" draw:layer="layout" svg:width="0.352cm" svg:height="0.412cm" svg:x="9.411cm" svg:y="14.839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1.026cm" svg:height="0.412cm" svg:x="9.717cm" svg:y="14.839cm">
          <draw:text-box>
            <text:p text:style-name="P1"><text:span text:style-name="T8">sous <text:s/></text:span></text:p>
          </draw:text-box>
        </draw:frame>
        <draw:frame draw:style-name="gr4" draw:text-style-name="P5" draw:layer="layout" svg:width="0.717cm" svg:height="0.412cm" svg:x="11.025cm" svg:y="14.839cm">
          <draw:text-box>
            <text:p text:style-name="P1"><text:span text:style-name="T8">les <text:s/></text:span></text:p>
          </draw:text-box>
        </draw:frame>
        <draw:frame draw:style-name="gr4" draw:text-style-name="P5" draw:layer="layout" svg:width="1.187cm" svg:height="0.412cm" svg:x="12.026cm" svg:y="14.839cm">
          <draw:text-box>
            <text:p text:style-name="P1"><text:span text:style-name="T8">noms <text:s/></text:span></text:p>
          </draw:text-box>
        </draw:frame>
        <draw:frame draw:style-name="gr4" draw:text-style-name="P5" draw:layer="layout" svg:width="2.661cm" svg:height="0.412cm" svg:x="13.517cm" svg:y="14.839cm">
          <draw:text-box>
            <text:p text:style-name="P1"><text:span text:style-name="T8">facture(28).pdf</text:span></text:p>
          </draw:text-box>
        </draw:frame>
        <draw:frame draw:style-name="gr4" draw:text-style-name="P5" draw:layer="layout" svg:width="0.352cm" svg:height="0.412cm" svg:x="16.241cm" svg:y="14.839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0.552cm" svg:height="0.412cm" svg:x="16.548cm" svg:y="14.839cm">
          <draw:text-box>
            <text:p text:style-name="P1"><text:span text:style-name="T8">ou </text:span></text:p>
          </draw:text-box>
        </draw:frame>
        <draw:frame draw:style-name="gr4" draw:text-style-name="P5" draw:layer="layout" svg:width="16.021cm" svg:height="0.412cm" svg:x="1.506cm" svg:y="15.262cm">
          <draw:text-box>
            <text:p text:style-name="P1"><text:span text:style-name="T8">attestation(14).pdf. Bref, pensez à nommer ces fichiers en tenant compte de leur contenu </text:span></text:p>
          </draw:text-box>
        </draw:frame>
        <draw:frame draw:style-name="gr4" draw:text-style-name="P5" draw:layer="layout" svg:width="4.003cm" svg:height="0.412cm" svg:x="1.506cm" svg:y="15.685cm">
          <draw:text-box>
            <text:p text:style-name="P1"><text:span text:style-name="T8">et de leur provenance.</text:span></text:p>
          </draw:text-box>
        </draw:frame>
        <draw:frame draw:style-name="gr5" draw:text-style-name="P6" draw:layer="layout" svg:width="2.026cm" svg:height="0.454cm" svg:x="1.506cm" svg:y="16.31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0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236cm" svg:height="0.412cm" svg:x="2.007cm" svg:y="17.093cm">
          <draw:text-box>
            <text:p text:style-name="P1"><text:span text:style-name="T11">Améliorer l’identification des fichiers internes. </text:span></text:p>
          </draw:text-box>
        </draw:frame>
        <draw:frame draw:style-name="gr4" draw:text-style-name="P5" draw:layer="layout" svg:width="0.352cm" svg:height="0.412cm" svg:x="1.506cm" svg:y="17.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75cm" svg:height="0.412cm" svg:x="2.007cm" svg:y="17.83cm">
          <draw:text-box>
            <text:p text:style-name="P1"><text:span text:style-name="T11">Eviter les confusions pour l’utilisateur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332cm" svg:x2="17.002cm" svg:y2="10.332cm">
          <text:p/>
        </draw:line>
        <draw:line draw:style-name="gr6" draw:text-style-name="P7" draw:layer="layout" svg:x1="17.002cm" svg:y1="10.895cm" svg:x2="1.502cm" svg:y2="10.895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332cm" svg:x2="17.002cm" svg:y2="10.332cm">
          <text:p/>
        </draw:line>
        <draw:line draw:style-name="gr6" draw:text-style-name="P7" draw:layer="layout" svg:x1="17.002cm" svg:y1="10.895cm" svg:x2="1.502cm" svg:y2="10.89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72" draw:style-name="dp1" draw:master-page-name="master-page75">
        <draw:frame draw:style-name="gr4" draw:text-style-name="P5" draw:layer="layout" svg:width="3.528cm" svg:height="0.412cm" svg:x="1.506cm" svg:y="2.156cm">
          <draw:text-box>
            <text:p text:style-name="P1"><text:span text:style-name="T6">Liens, Éditorial, SEO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46</text:span></text:p>
          </draw:text-box>
        </draw:frame>
        <draw:frame draw:style-name="gr1" draw:text-style-name="P2" draw:layer="layout" svg:width="15.894cm" svg:height="0.497cm" svg:x="1.506cm" svg:y="3.276cm">
          <draw:text-box>
            <text:p text:style-name="P1"><text:span text:style-name="T7">Le site n'impose pas d'interdiction ou de restriction à la mise en place des </text:span></text:p>
          </draw:text-box>
        </draw:frame>
        <draw:frame draw:style-name="gr1" draw:text-style-name="P2" draw:layer="layout" svg:width="3.037cm" svg:height="0.497cm" svg:x="1.506cm" svg:y="3.784cm">
          <draw:text-box>
            <text:p text:style-name="P1"><text:span text:style-name="T7">liens entrants.</text:span></text:p>
          </draw:text-box>
        </draw:frame>
        <draw:frame draw:style-name="gr4" draw:text-style-name="P5" draw:layer="layout" svg:width="15.83cm" svg:height="0.412cm" svg:x="1.506cm" svg:y="4.936cm">
          <draw:text-box>
            <text:p text:style-name="P1"><text:span text:style-name="T8">Le lien entrant, également appelé backlink, est le Graal du référencement. Des backlinks </text:span></text:p>
          </draw:text-box>
        </draw:frame>
        <draw:frame draw:style-name="gr4" draw:text-style-name="P5" draw:layer="layout" svg:width="15.636cm" svg:height="0.412cm" svg:x="1.506cm" svg:y="5.359cm">
          <draw:text-box>
            <text:p text:style-name="P1"><text:span text:style-name="T8">en pagaille et le positionnement de votre site s’améliorera. Oui, mais tapi dans l’ombre, </text:span></text:p>
          </draw:text-box>
        </draw:frame>
        <draw:frame draw:style-name="gr4" draw:text-style-name="P5" draw:layer="layout" svg:width="15.699cm" svg:height="0.412cm" svg:x="1.506cm" svg:y="5.783cm">
          <draw:text-box>
            <text:p text:style-name="P1"><text:span text:style-name="T8">le service juridique veille avec sa ceinture et ses bretelles et interdit la mise en place de </text:span></text:p>
          </draw:text-box>
        </draw:frame>
        <draw:frame draw:style-name="gr4" draw:text-style-name="P5" draw:layer="layout" svg:width="12.139cm" svg:height="0.412cm" svg:x="1.506cm" svg:y="6.206cm">
          <draw:text-box>
            <text:p text:style-name="P1"><text:span text:style-name="T8">liens entrants. Ne cherchez pas de logique là-dedans, il n’y en a pas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61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538cm" svg:height="0.412cm" svg:x="2.007cm" svg:y="7.614cm">
          <draw:text-box>
            <text:p text:style-name="P1"><text:span text:style-name="T11">Faciliter le référencement à travers l'obtention de liens entrants. </text:span></text:p>
          </draw:text-box>
        </draw:frame>
        <draw:frame draw:style-name="gr4" draw:text-style-name="P5" draw:layer="layout" svg:width="0.352cm" svg:height="0.412cm" svg:x="1.506cm" svg:y="8.3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972cm" svg:height="0.412cm" svg:x="2.007cm" svg:y="8.351cm">
          <draw:text-box>
            <text:p text:style-name="P1"><text:span text:style-name="T11">Augmenter la visibilité du site pour les utilisateurs.</text:span></text:p>
          </draw:text-box>
        </draw:frame>
        <draw:frame draw:style-name="gr4" draw:text-style-name="P5" draw:layer="layout" svg:width="0.352cm" svg:height="0.412cm" svg:x="1.506cm" svg:y="9.0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9.092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9.515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6.559cm" svg:height="0.412cm" svg:x="1.506cm" svg:y="10.824cm">
          <draw:text-box>
            <text:p text:style-name="P1"><text:span text:style-name="T6">Liens, Développement, Éditorial, SEO</text:span></text:p>
          </draw:text-box>
        </draw:frame>
        <draw:frame draw:style-name="gr4" draw:text-style-name="P5" draw:layer="layout" svg:width="1.937cm" svg:height="0.412cm" svg:x="14.531cm" svg:y="10.824cm">
          <draw:text-box>
            <text:p text:style-name="P1"><text:span text:style-name="T6">RÈGLE 147</text:span></text:p>
          </draw:text-box>
        </draw:frame>
        <draw:frame draw:style-name="gr1" draw:text-style-name="P2" draw:layer="layout" svg:width="9.116cm" svg:height="0.497cm" svg:x="1.506cm" svg:y="11.944cm">
          <draw:text-box>
            <text:p text:style-name="P1"><text:span text:style-name="T7">Tous les liens internes du site sont valides.</text:span></text:p>
          </draw:text-box>
        </draw:frame>
        <draw:frame draw:style-name="gr4" draw:text-style-name="P5" draw:layer="layout" svg:width="15.496cm" svg:height="0.412cm" svg:x="1.506cm" svg:y="13.096cm">
          <draw:text-box>
            <text:p text:style-name="P1"><text:span text:style-name="T8">Les erreurs 404 sont très fréquentes sur le Web. Autant il est difficile de les éviter avec </text:span></text:p>
          </draw:text-box>
        </draw:frame>
        <draw:frame draw:style-name="gr4" draw:text-style-name="P5" draw:layer="layout" svg:width="15.458cm" svg:height="0.412cm" svg:x="1.506cm" svg:y="13.519cm">
          <draw:text-box>
            <text:p text:style-name="P1"><text:span text:style-name="T8">certitude dans le cas des liens externes, autant c’est tout à fait possible dans celui des </text:span></text:p>
          </draw:text-box>
        </draw:frame>
        <draw:frame draw:style-name="gr4" draw:text-style-name="P5" draw:layer="layout" svg:width="2.483cm" svg:height="0.412cm" svg:x="1.506cm" svg:y="13.943cm">
          <draw:text-box>
            <text:p text:style-name="P1"><text:span text:style-name="T8">liens internes.</text:span></text:p>
          </draw:text-box>
        </draw:frame>
        <draw:frame draw:style-name="gr5" draw:text-style-name="P6" draw:layer="layout" svg:width="2.026cm" svg:height="0.454cm" svg:x="1.506cm" svg:y="14.57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3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6cm" svg:height="0.412cm" svg:x="2.007cm" svg:y="15.35cm">
          <draw:text-box>
            <text:p text:style-name="P1"><text:span text:style-name="T11">Éviter les erreurs 404 en cours de navigation. </text:span></text:p>
          </draw:text-box>
        </draw:frame>
        <draw:frame draw:style-name="gr4" draw:text-style-name="P5" draw:layer="layout" svg:width="0.352cm" svg:height="0.412cm" svg:x="1.506cm" svg:y="16.0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956cm" svg:height="0.412cm" svg:x="2.007cm" svg:y="16.087cm">
          <draw:text-box>
            <text:p text:style-name="P1"><text:span text:style-name="T11">Faciliter un accès rapide à tous les contenus.</text:span></text:p>
          </draw:text-box>
        </draw:frame>
        <draw:frame draw:style-name="gr4" draw:text-style-name="P5" draw:layer="layout" svg:width="0.352cm" svg:height="0.412cm" svg:x="1.506cm" svg:y="16.8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6.828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7.252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91cm" svg:x2="17.002cm" svg:y2="10.791cm">
          <text:p/>
        </draw:line>
        <draw:line draw:style-name="gr6" draw:text-style-name="P7" draw:layer="layout" svg:x1="17.002cm" svg:y1="11.354cm" svg:x2="1.502cm" svg:y2="11.35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91cm" svg:x2="17.002cm" svg:y2="10.791cm">
          <text:p/>
        </draw:line>
        <draw:line draw:style-name="gr6" draw:text-style-name="P7" draw:layer="layout" svg:x1="17.002cm" svg:y1="11.354cm" svg:x2="1.502cm" svg:y2="11.35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73" draw:style-name="dp1" draw:master-page-name="master-page49">
        <draw:frame draw:style-name="gr3" draw:text-style-name="P4" draw:layer="layout" svg:width="6.221cm" svg:height="1.148cm" svg:x="6.011cm" svg:y="2.481cm">
          <draw:text-box>
            <text:p text:style-name="P1"><text:span text:style-name="T5">NAVIG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74" draw:style-name="dp1" draw:master-page-name="master-page144">
        <draw:frame draw:style-name="gr4" draw:text-style-name="P5" draw:layer="layout" svg:width="6.733cm" svg:height="0.412cm" svg:x="1.506cm" svg:y="3.222cm">
          <draw:text-box>
            <text:p text:style-name="P1"><text:span text:style-name="T6">Navigation, Conception, Éditorial, SEO</text:span></text:p>
          </draw:text-box>
        </draw:frame>
        <draw:frame draw:style-name="gr4" draw:text-style-name="P5" draw:layer="layout" svg:width="1.937cm" svg:height="0.412cm" svg:x="14.531cm" svg:y="3.222cm">
          <draw:text-box>
            <text:p text:style-name="P1"><text:span text:style-name="T6">RÈGLE 148</text:span></text:p>
          </draw:text-box>
        </draw:frame>
        <draw:frame draw:style-name="gr1" draw:text-style-name="P2" draw:layer="layout" svg:width="15.97cm" svg:height="0.497cm" svg:x="1.506cm" svg:y="4.338cm">
          <draw:text-box>
            <text:p text:style-name="P1"><text:span text:style-name="T7">Si le site n'est pas réservé à un public spécifique, l'accès aux contenus est </text:span></text:p>
          </draw:text-box>
        </draw:frame>
        <draw:frame draw:style-name="gr1" draw:text-style-name="P2" draw:layer="layout" svg:width="2.148cm" svg:height="0.497cm" svg:x="1.506cm" svg:y="4.846cm">
          <draw:text-box>
            <text:p text:style-name="P1"><text:span text:style-name="T7">immédiat.</text:span></text:p>
          </draw:text-box>
        </draw:frame>
        <draw:frame draw:style-name="gr4" draw:text-style-name="P5" draw:layer="layout" svg:width="15.737cm" svg:height="0.412cm" svg:x="1.506cm" svg:y="6.001cm">
          <draw:text-box>
            <text:p text:style-name="P1"><text:span text:style-name="T8">Oh ! Qu’elle est magnifique cette page d’accueil dite « pré-home » avec le logo de notre </text:span></text:p>
          </draw:text-box>
        </draw:frame>
        <draw:frame draw:style-name="gr4" draw:text-style-name="P5" draw:layer="layout" svg:width="14.98cm" svg:height="0.412cm" svg:x="1.506cm" svg:y="6.425cm">
          <draw:text-box>
            <text:p text:style-name="P1"><text:span text:style-name="T8">société suivi d’un très beau bouton « Entrez ». Jolie, certes, mais elle ne sert à rien ! </text:span></text:p>
          </draw:text-box>
        </draw:frame>
        <draw:frame draw:style-name="gr4" draw:text-style-name="P5" draw:layer="layout" svg:width="3.334cm" svg:height="0.412cm" svg:x="1.506cm" svg:y="6.848cm">
          <draw:text-box>
            <text:p text:style-name="P1"><text:span text:style-name="T8">Vraiment ? Promis.</text:span></text:p>
          </draw:text-box>
        </draw:frame>
        <draw:frame draw:style-name="gr5" draw:text-style-name="P6" draw:layer="layout" svg:width="2.026cm" svg:height="0.454cm" svg:x="1.506cm" svg:y="7.47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2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16cm" svg:height="0.412cm" svg:x="2.007cm" svg:y="8.252cm">
          <draw:text-box>
            <text:p text:style-name="P1"><text:span text:style-name="T11">Permettre <text:s text:c="2"/>aux <text:s text:c="2"/>utilisateurs <text:s text:c="2"/>de <text:s text:c="2"/>commencer <text:s text:c="2"/>immédiatement <text:s text:c="2"/>leur <text:s text:c="2"/>navigation <text:s text:c="2"/>sur <text:s text:c="2"/>la </text:span></text:p>
          </draw:text-box>
        </draw:frame>
        <draw:frame draw:style-name="gr4" draw:text-style-name="P5" draw:layer="layout" svg:width="5.543cm" svg:height="0.412cm" svg:x="2.007cm" svg:y="8.676cm">
          <draw:text-box>
            <text:p text:style-name="P1"><text:span text:style-name="T11">ressource qu'ils ont demandée.</text:span></text:p>
          </draw:text-box>
        </draw:frame>
        <draw:frame draw:style-name="gr4" draw:text-style-name="P5" draw:layer="layout" svg:width="0.352cm" svg:height="0.412cm" svg:x="1.506cm" svg:y="9.4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9.416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9.84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8.511cm" svg:height="0.412cm" svg:x="1.506cm" svg:y="11.537cm">
          <draw:text-box>
            <text:p text:style-name="P1"><text:span text:style-name="T6">Navigation, Conception, Accessibilité, Vie privée</text:span></text:p>
          </draw:text-box>
        </draw:frame>
        <draw:frame draw:style-name="gr4" draw:text-style-name="P5" draw:layer="layout" svg:width="1.937cm" svg:height="0.412cm" svg:x="14.531cm" svg:y="11.537cm">
          <draw:text-box>
            <text:p text:style-name="P1"><text:span text:style-name="T6">RÈGLE 149</text:span></text:p>
          </draw:text-box>
        </draw:frame>
        <draw:frame draw:style-name="gr1" draw:text-style-name="P2" draw:layer="layout" svg:width="13.684cm" svg:height="0.497cm" svg:x="1.506cm" svg:y="12.656cm">
          <draw:text-box>
            <text:p text:style-name="P1"><text:span text:style-name="T7">La navigation sur le site ne provoque pas l'ouverture de popups.</text:span></text:p>
          </draw:text-box>
        </draw:frame>
        <draw:frame draw:style-name="gr4" draw:text-style-name="P5" draw:layer="layout" svg:width="15.784cm" svg:height="0.412cm" svg:x="1.506cm" svg:y="13.808cm">
          <draw:text-box>
            <text:p text:style-name="P1"><text:span text:style-name="T8">Vous les avez certainement reconnues, il s’agit de l’une des pestes du Web : les popups. </text:span></text:p>
          </draw:text-box>
        </draw:frame>
        <draw:frame draw:style-name="gr4" draw:text-style-name="P5" draw:layer="layout" svg:width="15.767cm" svg:height="0.412cm" svg:x="1.506cm" svg:y="14.232cm">
          <draw:text-box>
            <text:p text:style-name="P1"><text:span text:style-name="T8">Elles ont presque disparu et peu de gens les regrettent. Certes, elles ont été remplacées </text:span></text:p>
          </draw:text-box>
        </draw:frame>
        <draw:frame draw:style-name="gr4" draw:text-style-name="P5" draw:layer="layout" svg:width="15.792cm" svg:height="0.412cm" svg:x="1.506cm" svg:y="14.655cm">
          <draw:text-box>
            <text:p text:style-name="P1"><text:span text:style-name="T8">par les popins (interstitiels), qui viennent vous perturber dans les pages et non dans une </text:span></text:p>
          </draw:text-box>
        </draw:frame>
        <draw:frame draw:style-name="gr4" draw:text-style-name="P5" draw:layer="layout" svg:width="11.398cm" svg:height="0.412cm" svg:x="1.506cm" svg:y="15.078cm">
          <draw:text-box>
            <text:p text:style-name="P1"><text:span text:style-name="T8">nouvelle page… Mais occupons-nous d’une seule chose à la fois.</text:span></text:p>
          </draw:text-box>
        </draw:frame>
        <draw:frame draw:style-name="gr5" draw:text-style-name="P6" draw:layer="layout" svg:width="2.026cm" svg:height="0.454cm" svg:x="1.506cm" svg:y="15.70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48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99cm" svg:height="0.412cm" svg:x="2.007cm" svg:y="16.486cm">
          <draw:text-box>
            <text:p text:style-name="P1"><text:span text:style-name="T11">Permettre à l'utilisateur de naviguer sur le site sans avoir d'opération spécifique à </text:span></text:p>
          </draw:text-box>
        </draw:frame>
        <draw:frame draw:style-name="gr4" draw:text-style-name="P5" draw:layer="layout" svg:width="5.679cm" svg:height="0.412cm" svg:x="2.007cm" svg:y="16.909cm">
          <draw:text-box>
            <text:p text:style-name="P1"><text:span text:style-name="T11">effectuer pendant la navigation.</text:span></text:p>
          </draw:text-box>
        </draw:frame>
        <draw:frame draw:style-name="gr4" draw:text-style-name="P5" draw:layer="layout" svg:width="0.352cm" svg:height="0.412cm" svg:x="1.506cm" svg:y="17.6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27cm" svg:height="0.412cm" svg:x="2.007cm" svg:y="17.647cm">
          <draw:text-box>
            <text:p text:style-name="P1"><text:span text:style-name="T11">Éviter à des utilisateurs d'aides techniques d'être désorientés par l'ouverture d'une </text:span></text:p>
          </draw:text-box>
        </draw:frame>
        <draw:frame draw:style-name="gr4" draw:text-style-name="P5" draw:layer="layout" svg:width="16.393cm" svg:height="0.412cm" svg:x="2.007cm" svg:y="18.07cm">
          <draw:text-box>
            <text:p text:style-name="P1"><text:span text:style-name="T11">nouvelle <text:s text:c="2"/>fenêtre <text:s text:c="2"/>qui <text:s text:c="2"/>ne <text:s text:c="2"/>sera <text:s text:c="2"/>pas <text:s text:c="2"/>toujours <text:s text:c="2"/>aisément <text:s text:c="2"/>perceptible <text:s text:c="2"/>et <text:s text:c="2"/>qui <text:s text:c="2"/>perturbe </text:span></text:p>
          </draw:text-box>
        </draw:frame>
        <draw:frame draw:style-name="gr4" draw:text-style-name="P5" draw:layer="layout" svg:width="16.152cm" svg:height="0.412cm" svg:x="2.007cm" svg:y="18.493cm">
          <draw:text-box>
            <text:p text:style-name="P1"><text:span text:style-name="T11">notamment <text:s text:c="2"/>l'utilisation <text:s text:c="2"/>de <text:s text:c="2"/>l'historique <text:s text:c="2"/>de <text:s text:c="2"/>navigation <text:s text:c="2"/>ou <text:s text:c="2"/>qui <text:s text:c="2"/>masquera <text:s text:c="2"/>dans <text:s text:c="2"/>un </text:span></text:p>
          </draw:text-box>
        </draw:frame>
        <draw:frame draw:style-name="gr4" draw:text-style-name="P5" draw:layer="layout" svg:width="6.428cm" svg:height="0.412cm" svg:x="2.007cm" svg:y="18.917cm">
          <draw:text-box>
            <text:p text:style-name="P1"><text:span text:style-name="T11">lecteur d'écran la fenêtre principale.</text:span></text:p>
          </draw:text-box>
        </draw:frame>
        <draw:frame draw:style-name="gr4" draw:text-style-name="P5" draw:layer="layout" svg:width="0.352cm" svg:height="0.412cm" svg:x="1.506cm" svg:y="19.6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9.658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3.189cm" svg:x2="17.002cm" svg:y2="3.189cm">
          <text:p/>
        </draw:line>
        <draw:line draw:style-name="gr6" draw:text-style-name="P7" draw:layer="layout" svg:x1="17.002cm" svg:y1="3.751cm" svg:x2="1.502cm" svg:y2="3.751cm">
          <text:p/>
        </draw:line>
        <draw:line draw:style-name="gr6" draw:text-style-name="P7" draw:layer="layout" svg:x1="1.502cm" svg:y1="11.504cm" svg:x2="17.002cm" svg:y2="11.504cm">
          <text:p/>
        </draw:line>
        <draw:line draw:style-name="gr6" draw:text-style-name="P7" draw:layer="layout" svg:x1="17.002cm" svg:y1="12.066cm" svg:x2="1.502cm" svg:y2="12.066cm">
          <text:p/>
        </draw:line>
        <draw:line draw:style-name="gr6" draw:text-style-name="P7" draw:layer="layout" svg:x1="1.502cm" svg:y1="3.189cm" svg:x2="17.002cm" svg:y2="3.189cm">
          <text:p/>
        </draw:line>
        <draw:line draw:style-name="gr6" draw:text-style-name="P7" draw:layer="layout" svg:x1="17.002cm" svg:y1="3.751cm" svg:x2="1.502cm" svg:y2="3.751cm">
          <text:p/>
        </draw:line>
        <draw:line draw:style-name="gr6" draw:text-style-name="P7" draw:layer="layout" svg:x1="1.502cm" svg:y1="11.504cm" svg:x2="17.002cm" svg:y2="11.504cm">
          <text:p/>
        </draw:line>
        <draw:line draw:style-name="gr6" draw:text-style-name="P7" draw:layer="layout" svg:x1="17.002cm" svg:y1="12.066cm" svg:x2="1.502cm" svg:y2="12.06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75" draw:style-name="dp1" draw:master-page-name="master-page75">
        <draw:frame draw:style-name="gr4" draw:text-style-name="P5" draw:layer="layout" svg:width="4.121cm" svg:height="0.412cm" svg:x="1.506cm" svg:y="2.156cm">
          <draw:text-box>
            <text:p text:style-name="P1"><text:span text:style-name="T6">Navigation, Conception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50</text:span></text:p>
          </draw:text-box>
        </draw:frame>
        <draw:frame draw:style-name="gr1" draw:text-style-name="P2" draw:layer="layout" svg:width="14.594cm" svg:height="0.497cm" svg:x="1.506cm" svg:y="3.276cm">
          <draw:text-box>
            <text:p text:style-name="P1"><text:span text:style-name="T7">Il est possible de revenir à la page d'accueil depuis toutes les pages.</text:span></text:p>
          </draw:text-box>
        </draw:frame>
        <draw:frame draw:style-name="gr4" draw:text-style-name="P5" draw:layer="layout" svg:width="15.809cm" svg:height="0.412cm" svg:x="1.506cm" svg:y="4.428cm">
          <draw:text-box>
            <text:p text:style-name="P1"><text:span text:style-name="T8">Une page d’accueil bien conçue aide considérablement les internautes à s’orienter ou se </text:span></text:p>
          </draw:text-box>
        </draw:frame>
        <draw:frame draw:style-name="gr4" draw:text-style-name="P5" draw:layer="layout" svg:width="13.671cm" svg:height="0.412cm" svg:x="1.506cm" svg:y="4.851cm">
          <draw:text-box>
            <text:p text:style-name="P1"><text:span text:style-name="T8">réorienter. À tout moment de leur navigation, ils peuvent souhaiter y revenir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2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08cm" svg:height="0.412cm" svg:x="2.007cm" svg:y="6.259cm">
          <draw:text-box>
            <text:p text:style-name="P1"><text:span text:style-name="T11">Permettre aux utilisateurs de revenir en page d'accueil en cas de désorientation. </text:span></text:p>
          </draw:text-box>
        </draw:frame>
        <draw:frame draw:style-name="gr4" draw:text-style-name="P5" draw:layer="layout" svg:width="0.352cm" svg:height="0.412cm" svg:x="1.506cm" svg:y="6.9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739cm" svg:height="0.412cm" svg:x="2.007cm" svg:y="6.996cm">
          <draw:text-box>
            <text:p text:style-name="P1"><text:span text:style-name="T11">Identifier le lien principal permettant d'accéder au site.</text:span></text:p>
          </draw:text-box>
        </draw:frame>
        <draw:frame draw:style-name="gr4" draw:text-style-name="P5" draw:layer="layout" svg:width="4.121cm" svg:height="0.412cm" svg:x="1.506cm" svg:y="8.697cm">
          <draw:text-box>
            <text:p text:style-name="P1"><text:span text:style-name="T6">Navigation, Conception</text:span></text:p>
          </draw:text-box>
        </draw:frame>
        <draw:frame draw:style-name="gr4" draw:text-style-name="P5" draw:layer="layout" svg:width="1.937cm" svg:height="0.412cm" svg:x="14.531cm" svg:y="8.697cm">
          <draw:text-box>
            <text:p text:style-name="P1"><text:span text:style-name="T6">RÈGLE 151</text:span></text:p>
          </draw:text-box>
        </draw:frame>
        <draw:frame draw:style-name="gr1" draw:text-style-name="P2" draw:layer="layout" svg:width="16.402cm" svg:height="0.497cm" svg:x="1.506cm" svg:y="9.813cm">
          <draw:text-box>
            <text:p text:style-name="P1"><text:span text:style-name="T7">Chaque <text:s text:c="2"/>page <text:s text:c="2"/>affiche <text:s text:c="2"/>une <text:s text:c="2"/>information <text:s text:c="2"/>permettant <text:s text:c="2"/>de <text:s text:c="2"/>connaître <text:s text:c="2"/>son </text:span></text:p>
          </draw:text-box>
        </draw:frame>
        <draw:frame draw:style-name="gr1" draw:text-style-name="P2" draw:layer="layout" svg:width="9.011cm" svg:height="0.497cm" svg:x="1.506cm" svg:y="10.321cm">
          <draw:text-box>
            <text:p text:style-name="P1"><text:span text:style-name="T7">emplacement dans l'arborescence du site.</text:span></text:p>
          </draw:text-box>
        </draw:frame>
        <draw:frame draw:style-name="gr4" draw:text-style-name="P5" draw:layer="layout" svg:width="15.699cm" svg:height="0.412cm" svg:x="1.506cm" svg:y="11.477cm">
          <draw:text-box>
            <text:p text:style-name="P1"><text:span text:style-name="T8">Fil d’Ariane, breadcrumb, chemin de fer : il porte différents noms, mais il remplit bien sa </text:span></text:p>
          </draw:text-box>
        </draw:frame>
        <draw:frame draw:style-name="gr4" draw:text-style-name="P5" draw:layer="layout" svg:width="10.069cm" svg:height="0.412cm" svg:x="1.506cm" svg:y="11.9cm">
          <draw:text-box>
            <text:p text:style-name="P1"><text:span text:style-name="T8">fonction d’aide au repérage dans l’architecture d’un site.</text:span></text:p>
          </draw:text-box>
        </draw:frame>
        <draw:frame draw:style-name="gr5" draw:text-style-name="P6" draw:layer="layout" svg:width="2.026cm" svg:height="0.454cm" svg:x="1.506cm" svg:y="12.52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30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423cm" svg:height="0.412cm" svg:x="2.007cm" svg:y="13.304cm">
          <draw:text-box>
            <text:p text:style-name="P1"><text:span text:style-name="T11">Permettre à l'utilisateur de déterminer son emplacement dans le site. </text:span></text:p>
          </draw:text-box>
        </draw:frame>
        <draw:frame draw:style-name="gr4" draw:text-style-name="P5" draw:layer="layout" svg:width="0.352cm" svg:height="0.412cm" svg:x="1.506cm" svg:y="14.0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621cm" svg:height="0.412cm" svg:x="2.007cm" svg:y="14.045cm">
          <draw:text-box>
            <text:p text:style-name="P1"><text:span text:style-name="T11">Simplifier le passage des moteurs de recherche. </text:span></text:p>
          </draw:text-box>
        </draw:frame>
        <draw:frame draw:style-name="gr4" draw:text-style-name="P5" draw:layer="layout" svg:width="0.352cm" svg:height="0.412cm" svg:x="1.506cm" svg:y="14.7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027cm" svg:height="0.412cm" svg:x="2.007cm" svg:y="14.782cm">
          <draw:text-box>
            <text:p text:style-name="P1"><text:span text:style-name="T11">Faciliter la navigation dans l'arborescence des contenus.</text:span></text:p>
          </draw:text-box>
        </draw:frame>
        <draw:frame draw:style-name="gr4" draw:text-style-name="P5" draw:layer="layout" svg:width="11.542cm" svg:height="0.412cm" svg:x="1.506cm" svg:y="16.483cm">
          <draw:text-box>
            <text:p text:style-name="P1"><text:span text:style-name="T6">Navigation, Conception, Développement, Accessibilité, Vie privée</text:span></text:p>
          </draw:text-box>
        </draw:frame>
        <draw:frame draw:style-name="gr4" draw:text-style-name="P5" draw:layer="layout" svg:width="1.937cm" svg:height="0.412cm" svg:x="14.531cm" svg:y="16.483cm">
          <draw:text-box>
            <text:p text:style-name="P1"><text:span text:style-name="T6">RÈGLE 152</text:span></text:p>
          </draw:text-box>
        </draw:frame>
        <draw:frame draw:style-name="gr1" draw:text-style-name="P2" draw:layer="layout" svg:width="8.232cm" svg:height="0.497cm" svg:x="1.506cm" svg:y="17.599cm">
          <draw:text-box>
            <text:p text:style-name="P1"><text:span text:style-name="T7">Les items actifs de menu sont signalés</text:span></text:p>
          </draw:text-box>
        </draw:frame>
        <draw:frame draw:style-name="gr4" draw:text-style-name="P5" draw:layer="layout" svg:width="15.983cm" svg:height="0.412cm" svg:x="1.506cm" svg:y="18.754cm">
          <draw:text-box>
            <text:p text:style-name="P1"><text:span text:style-name="T8">Parmi les questions essentielles que peuvent se poser les internautes, Où suis-je est l’une </text:span></text:p>
          </draw:text-box>
        </draw:frame>
        <draw:frame draw:style-name="gr4" draw:text-style-name="P5" draw:layer="layout" svg:width="16.584cm" svg:height="0.412cm" svg:x="1.506cm" svg:y="19.178cm">
          <draw:text-box>
            <text:p text:style-name="P1"><text:span text:style-name="T8">des <text:s text:c="2"/>plus <text:s text:c="2"/>fréquente. <text:s text:c="2"/>Alors, <text:s text:c="2"/>pour <text:s text:c="2"/>répondre <text:s text:c="2"/>à <text:s text:c="2"/>cette <text:s text:c="2"/>question, <text:s text:c="2"/>vous <text:s text:c="2"/>pourriez <text:s text:c="2"/>penser </text:span></text:p>
          </draw:text-box>
        </draw:frame>
        <draw:frame draw:style-name="gr4" draw:text-style-name="P5" draw:layer="layout" svg:width="15.564cm" svg:height="0.412cm" svg:x="1.506cm" svg:y="19.601cm">
          <draw:text-box>
            <text:p text:style-name="P1"><text:span text:style-name="T8">spontanément au fil d’Ariane. Mais il y a plus simple : faire en sorte que l’item de menu </text:span></text:p>
          </draw:text-box>
        </draw:frame>
        <draw:frame draw:style-name="gr4" draw:text-style-name="P5" draw:layer="layout" svg:width="2.995cm" svg:height="0.412cm" svg:x="1.506cm" svg:y="20.024cm">
          <draw:text-box>
            <text:p text:style-name="P1"><text:span text:style-name="T8">actif soit signalé.</text:span></text:p>
          </draw:text-box>
        </draw:frame>
        <draw:frame draw:style-name="gr5" draw:text-style-name="P6" draw:layer="layout" svg:width="2.026cm" svg:height="0.454cm" svg:x="1.506cm" svg:y="20.65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1.4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69cm" svg:height="0.412cm" svg:x="2.007cm" svg:y="21.428cm">
          <draw:text-box>
            <text:p text:style-name="P1"><text:span text:style-name="T11">Donner aux utilisateurs un moyen supplémentaire de se repérer dans l'architecture </text:span></text:p>
          </draw:text-box>
        </draw:frame>
        <draw:frame draw:style-name="gr4" draw:text-style-name="P5" draw:layer="layout" svg:width="1.306cm" svg:height="0.412cm" svg:x="2.007cm" svg:y="21.852cm">
          <draw:text-box>
            <text:p text:style-name="P1"><text:span text:style-name="T11">du sit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664cm" svg:x2="17.002cm" svg:y2="8.664cm">
          <text:p/>
        </draw:line>
        <draw:line draw:style-name="gr6" draw:text-style-name="P7" draw:layer="layout" svg:x1="17.002cm" svg:y1="9.226cm" svg:x2="1.502cm" svg:y2="9.226cm">
          <text:p/>
        </draw:line>
        <draw:line draw:style-name="gr6" draw:text-style-name="P7" draw:layer="layout" svg:x1="1.502cm" svg:y1="16.45cm" svg:x2="17.002cm" svg:y2="16.45cm">
          <text:p/>
        </draw:line>
        <draw:line draw:style-name="gr6" draw:text-style-name="P7" draw:layer="layout" svg:x1="17.002cm" svg:y1="17.012cm" svg:x2="1.502cm" svg:y2="17.012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8.664cm" svg:x2="17.002cm" svg:y2="8.664cm">
          <text:p/>
        </draw:line>
        <draw:line draw:style-name="gr6" draw:text-style-name="P7" draw:layer="layout" svg:x1="17.002cm" svg:y1="9.226cm" svg:x2="1.502cm" svg:y2="9.226cm">
          <text:p/>
        </draw:line>
        <draw:line draw:style-name="gr6" draw:text-style-name="P7" draw:layer="layout" svg:x1="1.502cm" svg:y1="16.45cm" svg:x2="17.002cm" svg:y2="16.45cm">
          <text:p/>
        </draw:line>
        <draw:line draw:style-name="gr6" draw:text-style-name="P7" draw:layer="layout" svg:x1="17.002cm" svg:y1="17.012cm" svg:x2="1.502cm" svg:y2="17.01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76" draw:style-name="dp1" draw:master-page-name="master-page75">
        <draw:frame draw:style-name="gr4" draw:text-style-name="P5" draw:layer="layout" svg:width="8.511cm" svg:height="0.412cm" svg:x="1.506cm" svg:y="2.156cm">
          <draw:text-box>
            <text:p text:style-name="P1"><text:span text:style-name="T6">Navigation, Conception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53</text:span></text:p>
          </draw:text-box>
        </draw:frame>
        <draw:frame draw:style-name="gr1" draw:text-style-name="P2" draw:layer="layout" svg:width="16.944cm" svg:height="0.497cm" svg:x="1.506cm" svg:y="3.276cm">
          <draw:text-box>
            <text:p text:style-name="P1"><text:span text:style-name="T7">Les <text:s text:c="2"/>blocs <text:s text:c="2"/>de <text:s text:c="2"/>navigation <text:s text:c="2"/>de <text:s text:c="2"/>même <text:s text:c="2"/>nature <text:s text:c="2"/>sont <text:s text:c="2"/>affichés <text:s text:c="2"/>aux <text:s text:c="2"/>mêmes </text:span></text:p>
          </draw:text-box>
        </draw:frame>
        <draw:frame draw:style-name="gr1" draw:text-style-name="P2" draw:layer="layout" svg:width="7.69cm" svg:height="0.497cm" svg:x="1.506cm" svg:y="3.784cm">
          <draw:text-box>
            <text:p text:style-name="P1"><text:span text:style-name="T7">emplacements sur toutes les pages.</text:span></text:p>
          </draw:text-box>
        </draw:frame>
        <draw:frame draw:style-name="gr4" draw:text-style-name="P5" draw:layer="layout" svg:width="17.084cm" svg:height="0.412cm" svg:x="1.506cm" svg:y="4.936cm">
          <draw:text-box>
            <text:p text:style-name="P1"><text:span text:style-name="T8">Quelques <text:s/>minutes <text:s text:c="2"/>de <text:s text:c="2"/>navigation <text:s text:c="2"/>sur <text:s text:c="2"/>un <text:s text:c="2"/>site <text:s text:c="2"/>et <text:s text:c="2"/>vous <text:s text:c="2"/>déplacez <text:s text:c="2"/>instinctivement <text:s text:c="2"/>votre </text:span></text:p>
          </draw:text-box>
        </draw:frame>
        <draw:frame draw:style-name="gr4" draw:text-style-name="P5" draw:layer="layout" svg:width="15.742cm" svg:height="0.412cm" svg:x="1.506cm" svg:y="5.359cm">
          <draw:text-box>
            <text:p text:style-name="P1"><text:span text:style-name="T8">souris vers l’emplacement enregistré comme étant celui du menu. Et là, tout à coup, il a </text:span></text:p>
          </draw:text-box>
        </draw:frame>
        <draw:frame draw:style-name="gr4" draw:text-style-name="P5" draw:layer="layout" svg:width="11.013cm" svg:height="0.412cm" svg:x="1.506cm" svg:y="5.783cm">
          <draw:text-box>
            <text:p text:style-name="P1"><text:span text:style-name="T8">changé de place. Évitez de dérouter ou d’agacer vos visiteur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921cm" svg:height="0.412cm" svg:x="2.007cm" svg:y="7.19cm">
          <draw:text-box>
            <text:p text:style-name="P1"><text:span text:style-name="T11">Faciliter l'apprentissage de la navigation sur l'interface. 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547cm" svg:height="0.412cm" svg:x="2.007cm" svg:y="7.928cm">
          <draw:text-box>
            <text:p text:style-name="P1"><text:span text:style-name="T11">Faciliter le repérage de l'information.</text:span></text:p>
          </draw:text-box>
        </draw:frame>
        <draw:frame draw:style-name="gr4" draw:text-style-name="P5" draw:layer="layout" svg:width="0.352cm" svg:height="0.412cm" svg:x="1.506cm" svg:y="8.66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8.668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8.511cm" svg:height="0.412cm" svg:x="1.506cm" svg:y="10.365cm">
          <draw:text-box>
            <text:p text:style-name="P1"><text:span text:style-name="T6">Navigation, Conception, Accessibilité, Vie privée</text:span></text:p>
          </draw:text-box>
        </draw:frame>
        <draw:frame draw:style-name="gr4" draw:text-style-name="P5" draw:layer="layout" svg:width="1.937cm" svg:height="0.412cm" svg:x="14.531cm" svg:y="10.365cm">
          <draw:text-box>
            <text:p text:style-name="P1"><text:span text:style-name="T6">RÈGLE 154</text:span></text:p>
          </draw:text-box>
        </draw:frame>
        <draw:frame draw:style-name="gr1" draw:text-style-name="P2" draw:layer="layout" svg:width="14.84cm" svg:height="0.497cm" svg:x="1.506cm" svg:y="11.485cm">
          <draw:text-box>
            <text:p text:style-name="P1"><text:span text:style-name="T7">Les icônes de navigation sont accompagnées d'une légende explicite.</text:span></text:p>
          </draw:text-box>
        </draw:frame>
        <draw:frame draw:style-name="gr4" draw:text-style-name="P5" draw:layer="layout" svg:width="15.742cm" svg:height="0.412cm" svg:x="1.506cm" svg:y="12.637cm">
          <draw:text-box>
            <text:p text:style-name="P1"><text:span text:style-name="T8">Très peu de sites peuvent se permettre de fournir une navigation exclusivement à partir </text:span></text:p>
          </draw:text-box>
        </draw:frame>
        <draw:frame draw:style-name="gr4" draw:text-style-name="P5" draw:layer="layout" svg:width="14.819cm" svg:height="0.412cm" svg:x="1.506cm" svg:y="13.061cm">
          <draw:text-box>
            <text:p text:style-name="P1"><text:span text:style-name="T8">d’icônes. Dans la plupart des cas, même si la signification d’une icône vous semble </text:span></text:p>
          </draw:text-box>
        </draw:frame>
        <draw:frame draw:style-name="gr4" draw:text-style-name="P5" draw:layer="layout" svg:width="15.208cm" svg:height="0.412cm" svg:x="1.506cm" svg:y="13.484cm">
          <draw:text-box>
            <text:p text:style-name="P1"><text:span text:style-name="T8">évidente, elle ne le sera pas forcément pour vos utilisateurs. Soyez prudent : doublez </text:span></text:p>
          </draw:text-box>
        </draw:frame>
        <draw:frame draw:style-name="gr4" draw:text-style-name="P5" draw:layer="layout" svg:width="3.947cm" svg:height="0.412cm" svg:x="1.506cm" svg:y="13.907cm">
          <draw:text-box>
            <text:p text:style-name="P1"><text:span text:style-name="T8">l’image avec du texte.</text:span></text:p>
          </draw:text-box>
        </draw:frame>
        <draw:frame draw:style-name="gr5" draw:text-style-name="P6" draw:layer="layout" svg:width="2.026cm" svg:height="0.454cm" svg:x="1.506cm" svg:y="14.53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3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56cm" svg:height="0.412cm" svg:x="2.007cm" svg:y="15.315cm">
          <draw:text-box>
            <text:p text:style-name="P1"><text:span text:style-name="T11">Limiter le temps d'apprentissage de l'interface. </text:span></text:p>
          </draw:text-box>
        </draw:frame>
        <draw:frame draw:style-name="gr4" draw:text-style-name="P5" draw:layer="layout" svg:width="0.352cm" svg:height="0.412cm" svg:x="1.506cm" svg:y="16.0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856cm" svg:height="0.412cm" svg:x="2.007cm" svg:y="16.052cm">
          <draw:text-box>
            <text:p text:style-name="P1"><text:span text:style-name="T11">Faciliter la compréhension des icônes. </text:span></text:p>
          </draw:text-box>
        </draw:frame>
        <draw:frame draw:style-name="gr4" draw:text-style-name="P5" draw:layer="layout" svg:width="0.352cm" svg:height="0.412cm" svg:x="1.506cm" svg:y="16.7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4.667cm" svg:height="0.412cm" svg:x="2.007cm" svg:y="16.793cm">
          <draw:text-box>
            <text:p text:style-name="P1"><text:span text:style-name="T11">Limiter le risque d'erreur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1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332cm" svg:x2="17.002cm" svg:y2="10.332cm">
          <text:p/>
        </draw:line>
        <draw:line draw:style-name="gr6" draw:text-style-name="P7" draw:layer="layout" svg:x1="17.002cm" svg:y1="10.895cm" svg:x2="1.502cm" svg:y2="10.895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332cm" svg:x2="17.002cm" svg:y2="10.332cm">
          <text:p/>
        </draw:line>
        <draw:line draw:style-name="gr6" draw:text-style-name="P7" draw:layer="layout" svg:x1="17.002cm" svg:y1="10.895cm" svg:x2="1.502cm" svg:y2="10.89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77" draw:style-name="dp1" draw:master-page-name="master-page75">
        <draw:frame draw:style-name="gr4" draw:text-style-name="P5" draw:layer="layout" svg:width="4.121cm" svg:height="0.412cm" svg:x="1.506cm" svg:y="2.156cm">
          <draw:text-box>
            <text:p text:style-name="P1"><text:span text:style-name="T6">Navigation, Conception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55</text:span></text:p>
          </draw:text-box>
        </draw:frame>
        <draw:frame draw:style-name="gr1" draw:text-style-name="P2" draw:layer="layout" svg:width="15.839cm" svg:height="0.497cm" svg:x="1.506cm" svg:y="3.276cm">
          <draw:text-box>
            <text:p text:style-name="P1"><text:span text:style-name="T7">Les mécanismes de fermeture de fenêtres sont visuellement rattachées à </text:span></text:p>
          </draw:text-box>
        </draw:frame>
        <draw:frame draw:style-name="gr1" draw:text-style-name="P2" draw:layer="layout" svg:width="2.813cm" svg:height="0.497cm" svg:x="1.506cm" svg:y="3.784cm">
          <draw:text-box>
            <text:p text:style-name="P1"><text:span text:style-name="T7">leur contenu.</text:span></text:p>
          </draw:text-box>
        </draw:frame>
        <draw:frame draw:style-name="gr4" draw:text-style-name="P5" draw:layer="layout" svg:width="15.996cm" svg:height="0.412cm" svg:x="1.506cm" svg:y="4.936cm">
          <draw:text-box>
            <text:p text:style-name="P1"><text:span text:style-name="T8">Ces dernières années, les services publicité et marketing ont fait preuve d’une inventivité </text:span></text:p>
          </draw:text-box>
        </draw:frame>
        <draw:frame draw:style-name="gr4" draw:text-style-name="P5" draw:layer="layout" svg:width="15.962cm" svg:height="0.412cm" svg:x="1.506cm" svg:y="5.359cm">
          <draw:text-box>
            <text:p text:style-name="P1"><text:span text:style-name="T8">redoutable pour faire en sorte que vous soyez en contact le plus longtemps possible avec </text:span></text:p>
          </draw:text-box>
        </draw:frame>
        <draw:frame draw:style-name="gr4" draw:text-style-name="P5" draw:layer="layout" svg:width="16.393cm" svg:height="0.412cm" svg:x="1.506cm" svg:y="5.783cm">
          <draw:text-box>
            <text:p text:style-name="P1"><text:span text:style-name="T8">leurs <text:s text:c="2"/>contenus. <text:s text:c="2"/>Pour <text:s text:c="2"/>cela, <text:s text:c="2"/>il <text:s text:c="2"/>arrive <text:s text:c="2"/>que <text:s text:c="2"/>les <text:s text:c="2"/>boutons <text:s text:c="2"/>de <text:s text:c="2"/>fermeture <text:s text:c="2"/>des <text:s text:c="2"/>fenêtres </text:span></text:p>
          </draw:text-box>
        </draw:frame>
        <draw:frame draw:style-name="gr4" draw:text-style-name="P5" draw:layer="layout" svg:width="15.483cm" svg:height="0.412cm" svg:x="1.506cm" svg:y="6.206cm">
          <draw:text-box>
            <text:p text:style-name="P1"><text:span text:style-name="T8">publicitaires soient éloignés et même franchement séparés des contenus. Quelquefois, </text:span></text:p>
          </draw:text-box>
        </draw:frame>
        <draw:frame draw:style-name="gr4" draw:text-style-name="P5" draw:layer="layout" svg:width="15.09cm" svg:height="0.412cm" svg:x="1.506cm" svg:y="6.629cm">
          <draw:text-box>
            <text:p text:style-name="P1"><text:span text:style-name="T8">l’utilisation des transparences permet d’afficher la croix de fermeture dans une zone </text:span></text:p>
          </draw:text-box>
        </draw:frame>
        <draw:frame draw:style-name="gr4" draw:text-style-name="P5" draw:layer="layout" svg:width="15.005cm" svg:height="0.412cm" svg:x="1.506cm" svg:y="7.053cm">
          <draw:text-box>
            <text:p text:style-name="P1"><text:span text:style-name="T8">isolée de l’écran. Vous finissez toujours par les trouver, mais au bout de combien de </text:span></text:p>
          </draw:text-box>
        </draw:frame>
        <draw:frame draw:style-name="gr4" draw:text-style-name="P5" draw:layer="layout" svg:width="1.403cm" svg:height="0.412cm" svg:x="1.506cm" svg:y="7.476cm">
          <draw:text-box>
            <text:p text:style-name="P1"><text:span text:style-name="T8">temps ?</text:span></text:p>
          </draw:text-box>
        </draw:frame>
        <draw:frame draw:style-name="gr5" draw:text-style-name="P6" draw:layer="layout" svg:width="2.026cm" svg:height="0.454cm" svg:x="1.506cm" svg:y="8.10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8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81cm" svg:height="0.412cm" svg:x="2.007cm" svg:y="8.884cm">
          <draw:text-box>
            <text:p text:style-name="P1"><text:span text:style-name="T11">Limiter le temps d’apprentissage de l’interface. </text:span></text:p>
          </draw:text-box>
        </draw:frame>
        <draw:frame draw:style-name="gr4" draw:text-style-name="P5" draw:layer="layout" svg:width="0.352cm" svg:height="0.412cm" svg:x="1.506cm" svg:y="9.6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696cm" svg:height="0.412cm" svg:x="2.007cm" svg:y="9.621cm">
          <draw:text-box>
            <text:p text:style-name="P1"><text:span text:style-name="T11">Accélérer l’accès aux contenus. </text:span></text:p>
          </draw:text-box>
        </draw:frame>
        <draw:frame draw:style-name="gr4" draw:text-style-name="P5" draw:layer="layout" svg:width="0.352cm" svg:height="0.412cm" svg:x="1.506cm" svg:y="10.3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3.914cm" svg:height="0.412cm" svg:x="2.007cm" svg:y="10.362cm">
          <draw:text-box>
            <text:p text:style-name="P1"><text:span text:style-name="T11">Faciliter la navigation.</text:span></text:p>
          </draw:text-box>
        </draw:frame>
        <draw:frame draw:style-name="gr4" draw:text-style-name="P5" draw:layer="layout" svg:width="7.152cm" svg:height="0.412cm" svg:x="1.506cm" svg:y="12.059cm">
          <draw:text-box>
            <text:p text:style-name="P1"><text:span text:style-name="T6">Navigation, Conception, Développement</text:span></text:p>
          </draw:text-box>
        </draw:frame>
        <draw:frame draw:style-name="gr4" draw:text-style-name="P5" draw:layer="layout" svg:width="1.937cm" svg:height="0.412cm" svg:x="14.531cm" svg:y="12.059cm">
          <draw:text-box>
            <text:p text:style-name="P1"><text:span text:style-name="T6">RÈGLE 156</text:span></text:p>
          </draw:text-box>
        </draw:frame>
        <draw:frame draw:style-name="gr1" draw:text-style-name="P2" draw:layer="layout" svg:width="0.993cm" svg:height="0.497cm" svg:x="1.506cm" svg:y="13.179cm">
          <draw:text-box>
            <text:p text:style-name="P1"><text:span text:style-name="T7">Les <text:s/></text:span></text:p>
          </draw:text-box>
        </draw:frame>
        <draw:frame draw:style-name="gr1" draw:text-style-name="P2" draw:layer="layout" svg:width="2.936cm" svg:height="0.497cm" svg:x="2.631cm" svg:y="13.179cm">
          <draw:text-box>
            <text:p text:style-name="P1"><text:span text:style-name="T7">mécanismes <text:s/></text:span></text:p>
          </draw:text-box>
        </draw:frame>
        <draw:frame draw:style-name="gr1" draw:text-style-name="P2" draw:layer="layout" svg:width="0.802cm" svg:height="0.497cm" svg:x="5.65cm" svg:y="13.179cm">
          <draw:text-box>
            <text:p text:style-name="P1"><text:span text:style-name="T7">de <text:s/></text:span></text:p>
          </draw:text-box>
        </draw:frame>
        <draw:frame draw:style-name="gr1" draw:text-style-name="P2" draw:layer="layout" svg:width="2.618cm" svg:height="0.497cm" svg:x="6.598cm" svg:y="13.179cm">
          <draw:text-box>
            <text:p text:style-name="P1"><text:span text:style-name="T7">fermetures <text:s/></text:span></text:p>
          </draw:text-box>
        </draw:frame>
        <draw:frame draw:style-name="gr1" draw:text-style-name="P2" draw:layer="layout" svg:width="0.802cm" svg:height="0.497cm" svg:x="9.3cm" svg:y="13.179cm">
          <draw:text-box>
            <text:p text:style-name="P1"><text:span text:style-name="T7">de <text:s/></text:span></text:p>
          </draw:text-box>
        </draw:frame>
        <draw:frame draw:style-name="gr1" draw:text-style-name="P2" draw:layer="layout" svg:width="2.034cm" svg:height="0.497cm" svg:x="10.245cm" svg:y="13.179cm">
          <draw:text-box>
            <text:p text:style-name="P1"><text:span text:style-name="T7">fenêtres <text:s/></text:span></text:p>
          </draw:text-box>
        </draw:frame>
        <draw:frame draw:style-name="gr1" draw:text-style-name="P2" draw:layer="layout" svg:width="1.183cm" svg:height="0.497cm" svg:x="12.361cm" svg:y="13.179cm">
          <draw:text-box>
            <text:p text:style-name="P1"><text:span text:style-name="T7">sont <text:s/></text:span></text:p>
          </draw:text-box>
        </draw:frame>
        <draw:frame draw:style-name="gr1" draw:text-style-name="P2" draw:layer="layout" svg:width="3.516cm" svg:height="0.497cm" svg:x="13.704cm" svg:y="13.179cm">
          <draw:text-box>
            <text:p text:style-name="P1"><text:span text:style-name="T7">immédiatement </text:span></text:p>
          </draw:text-box>
        </draw:frame>
        <draw:frame draw:style-name="gr1" draw:text-style-name="P2" draw:layer="layout" svg:width="2.521cm" svg:height="0.497cm" svg:x="1.506cm" svg:y="13.687cm">
          <draw:text-box>
            <text:p text:style-name="P1"><text:span text:style-name="T7">disponibles.</text:span></text:p>
          </draw:text-box>
        </draw:frame>
        <draw:frame draw:style-name="gr4" draw:text-style-name="P5" draw:layer="layout" svg:width="15.606cm" svg:height="0.412cm" svg:x="1.506cm" svg:y="14.839cm">
          <draw:text-box>
            <text:p text:style-name="P1"><text:span text:style-name="T8">Certaines fenêtres, notamment de type publicitaires, ne peuvent être fermées qu’après </text:span></text:p>
          </draw:text-box>
        </draw:frame>
        <draw:frame draw:style-name="gr4" draw:text-style-name="P5" draw:layer="layout" svg:width="14.992cm" svg:height="0.412cm" svg:x="1.506cm" svg:y="15.262cm">
          <draw:text-box>
            <text:p text:style-name="P1"><text:span text:style-name="T8">un délai. Cette temporisation vous impose d’attendre pour les fermer. De nombreux </text:span></text:p>
          </draw:text-box>
        </draw:frame>
        <draw:frame draw:style-name="gr4" draw:text-style-name="P5" draw:layer="layout" svg:width="15.005cm" svg:height="0.412cm" svg:x="1.506cm" svg:y="15.685cm">
          <draw:text-box>
            <text:p text:style-name="P1"><text:span text:style-name="T8">utilisateurs fuient ce type de pratiques en fermant les onglets. D’autres subissent et </text:span></text:p>
          </draw:text-box>
        </draw:frame>
        <draw:frame draw:style-name="gr4" draw:text-style-name="P5" draw:layer="layout" svg:width="16.059cm" svg:height="0.412cm" svg:x="1.506cm" svg:y="16.109cm">
          <draw:text-box>
            <text:p text:style-name="P1"><text:span text:style-name="T8">attendent, mais l’image du site peut en être dégradée. Si vous proposez de la publicité ou </text:span></text:p>
          </draw:text-box>
        </draw:frame>
        <draw:frame draw:style-name="gr4" draw:text-style-name="P5" draw:layer="layout" svg:width="13.985cm" svg:height="0.412cm" svg:x="1.506cm" svg:y="16.532cm">
          <draw:text-box>
            <text:p text:style-name="P1"><text:span text:style-name="T8">des fenêtres de promotion sur votre site, soyez attentif à ce genre de pratique.</text:span></text:p>
          </draw:text-box>
        </draw:frame>
        <draw:frame draw:style-name="gr5" draw:text-style-name="P6" draw:layer="layout" svg:width="2.026cm" svg:height="0.454cm" svg:x="1.506cm" svg:y="17.16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9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81cm" svg:height="0.412cm" svg:x="2.007cm" svg:y="17.939cm">
          <draw:text-box>
            <text:p text:style-name="P1"><text:span text:style-name="T11">Limiter le temps d’apprentissage de l’interface. </text:span></text:p>
          </draw:text-box>
        </draw:frame>
        <draw:frame draw:style-name="gr4" draw:text-style-name="P5" draw:layer="layout" svg:width="0.352cm" svg:height="0.412cm" svg:x="1.506cm" svg:y="18.677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696cm" svg:height="0.412cm" svg:x="2.007cm" svg:y="18.677cm">
          <draw:text-box>
            <text:p text:style-name="P1"><text:span text:style-name="T11">Accélérer l’accès aux contenus. </text:span></text:p>
          </draw:text-box>
        </draw:frame>
        <draw:frame draw:style-name="gr4" draw:text-style-name="P5" draw:layer="layout" svg:width="0.352cm" svg:height="0.412cm" svg:x="1.506cm" svg:y="19.418cm">
          <draw:text-box>
            <text:p text:style-name="P1"><text:span text:style-name="T10">•</text:span></text:p>
          </draw:text-box>
        </draw:frame>
        <draw:frame draw:style-name="gr4" draw:text-style-name="P5" draw:layer="layout" svg:width="4.709cm" svg:height="0.412cm" svg:x="2.007cm" svg:y="19.418cm">
          <draw:text-box>
            <text:p text:style-name="P1"><text:span text:style-name="T11">Réduire le taux de rebond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026cm" svg:x2="17.002cm" svg:y2="12.026cm">
          <text:p/>
        </draw:line>
        <draw:line draw:style-name="gr6" draw:text-style-name="P7" draw:layer="layout" svg:x1="17.002cm" svg:y1="12.588cm" svg:x2="1.502cm" svg:y2="12.58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026cm" svg:x2="17.002cm" svg:y2="12.026cm">
          <text:p/>
        </draw:line>
        <draw:line draw:style-name="gr6" draw:text-style-name="P7" draw:layer="layout" svg:x1="17.002cm" svg:y1="12.588cm" svg:x2="1.502cm" svg:y2="12.58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78" draw:style-name="dp1" draw:master-page-name="master-page75">
        <draw:frame draw:style-name="gr4" draw:text-style-name="P5" draw:layer="layout" svg:width="7.152cm" svg:height="0.412cm" svg:x="1.506cm" svg:y="2.156cm">
          <draw:text-box>
            <text:p text:style-name="P1"><text:span text:style-name="T6">Navigation, Conception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57</text:span></text:p>
          </draw:text-box>
        </draw:frame>
        <draw:frame draw:style-name="gr1" draw:text-style-name="P2" draw:layer="layout" svg:width="15.991cm" svg:height="0.497cm" svg:x="1.506cm" svg:y="3.276cm">
          <draw:text-box>
            <text:p text:style-name="P1"><text:span text:style-name="T7">Les nouvelles fenêtres dimensionnées et les fenêtres modales sont dotées </text:span></text:p>
          </draw:text-box>
        </draw:frame>
        <draw:frame draw:style-name="gr1" draw:text-style-name="P2" draw:layer="layout" svg:width="7.525cm" svg:height="0.497cm" svg:x="1.506cm" svg:y="3.784cm">
          <draw:text-box>
            <text:p text:style-name="P1"><text:span text:style-name="T7">d'un bouton de fermeture explicite.</text:span></text:p>
          </draw:text-box>
        </draw:frame>
        <draw:frame draw:style-name="gr4" draw:text-style-name="P5" draw:layer="layout" svg:width="15.979cm" svg:height="0.412cm" svg:x="1.506cm" svg:y="4.936cm">
          <draw:text-box>
            <text:p text:style-name="P1"><text:span text:style-name="T8">Fermer une fenêtre de navigateur vous semble évident ? Ce n’est pas le cas pour tous les </text:span></text:p>
          </draw:text-box>
        </draw:frame>
        <draw:frame draw:style-name="gr4" draw:text-style-name="P5" draw:layer="layout" svg:width="15.716cm" svg:height="0.412cm" svg:x="1.506cm" svg:y="5.359cm">
          <draw:text-box>
            <text:p text:style-name="P1"><text:span text:style-name="T8">utilisateurs, certains (seniors, malvoyants, usagers mobiles ou débutants) peuvent avoir </text:span></text:p>
          </draw:text-box>
        </draw:frame>
        <draw:frame draw:style-name="gr4" draw:text-style-name="P5" draw:layer="layout" svg:width="6.102cm" svg:height="0.412cm" svg:x="1.506cm" svg:y="5.783cm">
          <draw:text-box>
            <text:p text:style-name="P1"><text:span text:style-name="T8">des difficultés. Alors pensez à eux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76cm" svg:height="0.412cm" svg:x="2.007cm" svg:y="7.19cm">
          <draw:text-box>
            <text:p text:style-name="P1"><text:span text:style-name="T11">Donner aux utilisateurs des indications explicites pour fermer une fenêtre ou une </text:span></text:p>
          </draw:text-box>
        </draw:frame>
        <draw:frame draw:style-name="gr4" draw:text-style-name="P5" draw:layer="layout" svg:width="2.538cm" svg:height="0.412cm" svg:x="2.007cm" svg:y="7.614cm">
          <draw:text-box>
            <text:p text:style-name="P1"><text:span text:style-name="T11">boîte modale. </text:span></text:p>
          </draw:text-box>
        </draw:frame>
        <draw:frame draw:style-name="gr4" draw:text-style-name="P5" draw:layer="layout" svg:width="0.352cm" svg:height="0.412cm" svg:x="1.506cm" svg:y="8.3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586cm" svg:height="0.412cm" svg:x="2.007cm" svg:y="8.351cm">
          <draw:text-box>
            <text:p text:style-name="P1"><text:span text:style-name="T11">Accélérer l’accès aux contenus.</text:span></text:p>
          </draw:text-box>
        </draw:frame>
        <draw:frame draw:style-name="gr4" draw:text-style-name="P5" draw:layer="layout" svg:width="4.121cm" svg:height="0.412cm" svg:x="1.506cm" svg:y="10.051cm">
          <draw:text-box>
            <text:p text:style-name="P1"><text:span text:style-name="T6">Navigation, Conception</text:span></text:p>
          </draw:text-box>
        </draw:frame>
        <draw:frame draw:style-name="gr4" draw:text-style-name="P5" draw:layer="layout" svg:width="1.937cm" svg:height="0.412cm" svg:x="14.531cm" svg:y="10.051cm">
          <draw:text-box>
            <text:p text:style-name="P1"><text:span text:style-name="T6">RÈGLE 158</text:span></text:p>
          </draw:text-box>
        </draw:frame>
        <draw:frame draw:style-name="gr1" draw:text-style-name="P2" draw:layer="layout" svg:width="17.244cm" svg:height="0.497cm" svg:x="1.506cm" svg:y="11.168cm">
          <draw:text-box>
            <text:p text:style-name="P1"><text:span text:style-name="T7">Les <text:s text:c="2"/>mécanismes <text:s text:c="2"/>de <text:s text:c="2"/>fermetures <text:s text:c="2"/>de <text:s text:c="2"/>fenêtres <text:s text:c="2"/>sont <text:s text:c="2"/>affichés <text:s text:c="2"/>aux <text:s text:c="2"/>mêmes </text:span></text:p>
          </draw:text-box>
        </draw:frame>
        <draw:frame draw:style-name="gr1" draw:text-style-name="P2" draw:layer="layout" svg:width="7.69cm" svg:height="0.497cm" svg:x="1.506cm" svg:y="11.676cm">
          <draw:text-box>
            <text:p text:style-name="P1"><text:span text:style-name="T7">emplacements sur toutes les pages.</text:span></text:p>
          </draw:text-box>
        </draw:frame>
        <draw:frame draw:style-name="gr4" draw:text-style-name="P5" draw:layer="layout" svg:width="15.64cm" svg:height="0.412cm" svg:x="1.506cm" svg:y="12.831cm">
          <draw:text-box>
            <text:p text:style-name="P1"><text:span text:style-name="T8">Les utilisateurs apprennent les interfaces. Chaque opération effectuée sur votre site est </text:span></text:p>
          </draw:text-box>
        </draw:frame>
        <draw:frame draw:style-name="gr4" draw:text-style-name="P5" draw:layer="layout" svg:width="15.208cm" svg:height="0.412cm" svg:x="1.506cm" svg:y="13.255cm">
          <draw:text-box>
            <text:p text:style-name="P1"><text:span text:style-name="T8">mémorisée et capitalisée. Chaque modification d’emplacement d’un bouton ou d’une </text:span></text:p>
          </draw:text-box>
        </draw:frame>
        <draw:frame draw:style-name="gr4" draw:text-style-name="P5" draw:layer="layout" svg:width="15.356cm" svg:height="0.412cm" svg:x="1.506cm" svg:y="13.678cm">
          <draw:text-box>
            <text:p text:style-name="P1"><text:span text:style-name="T8">croix de fermeture va imposer un travail de la part de vos utilisateurs, c’est ce que les </text:span></text:p>
          </draw:text-box>
        </draw:frame>
        <draw:frame draw:style-name="gr4" draw:text-style-name="P5" draw:layer="layout" svg:width="16.901cm" svg:height="0.412cm" svg:x="1.506cm" svg:y="14.101cm">
          <draw:text-box>
            <text:p text:style-name="P1"><text:span text:style-name="T8">ergonomes <text:s text:c="2"/>appellent <text:s text:c="2"/>la <text:s text:c="2"/>charge <text:s text:c="2"/>mentale. <text:s text:c="2"/>Un <text:s text:c="2"/>conseil <text:s text:c="2"/>: <text:s text:c="2"/>diminuez <text:s text:c="2"/>la <text:s text:c="2"/>charge <text:s text:c="2"/>mentale </text:span></text:p>
          </draw:text-box>
        </draw:frame>
        <draw:frame draw:style-name="gr4" draw:text-style-name="P5" draw:layer="layout" svg:width="5.103cm" svg:height="0.412cm" svg:x="1.506cm" svg:y="14.525cm">
          <draw:text-box>
            <text:p text:style-name="P1"><text:span text:style-name="T8">demandée à vos utilisateurs.</text:span></text:p>
          </draw:text-box>
        </draw:frame>
        <draw:frame draw:style-name="gr5" draw:text-style-name="P6" draw:layer="layout" svg:width="2.026cm" svg:height="0.454cm" svg:x="1.506cm" svg:y="15.15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929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481cm" svg:height="0.412cm" svg:x="2.007cm" svg:y="15.929cm">
          <draw:text-box>
            <text:p text:style-name="P1"><text:span text:style-name="T11">Limiter le temps d’apprentissage de l’interface. </text:span></text:p>
          </draw:text-box>
        </draw:frame>
        <draw:frame draw:style-name="gr4" draw:text-style-name="P5" draw:layer="layout" svg:width="0.352cm" svg:height="0.412cm" svg:x="1.506cm" svg:y="16.669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696cm" svg:height="0.412cm" svg:x="2.007cm" svg:y="16.669cm">
          <draw:text-box>
            <text:p text:style-name="P1"><text:span text:style-name="T11">Accélérer l’accès aux contenus. </text:span></text:p>
          </draw:text-box>
        </draw:frame>
        <draw:frame draw:style-name="gr4" draw:text-style-name="P5" draw:layer="layout" svg:width="0.352cm" svg:height="0.412cm" svg:x="1.506cm" svg:y="17.4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3.914cm" svg:height="0.412cm" svg:x="2.007cm" svg:y="17.407cm">
          <draw:text-box>
            <text:p text:style-name="P1"><text:span text:style-name="T11">Faciliter la navigation.</text:span></text:p>
          </draw:text-box>
        </draw:frame>
        <draw:frame draw:style-name="gr4" draw:text-style-name="P5" draw:layer="layout" svg:width="11.542cm" svg:height="0.412cm" svg:x="1.506cm" svg:y="19.107cm">
          <draw:text-box>
            <text:p text:style-name="P1"><text:span text:style-name="T6">Navigation, Conception, Développement, Accessibilité, Vie privée</text:span></text:p>
          </draw:text-box>
        </draw:frame>
        <draw:frame draw:style-name="gr4" draw:text-style-name="P5" draw:layer="layout" svg:width="1.937cm" svg:height="0.412cm" svg:x="14.531cm" svg:y="19.107cm">
          <draw:text-box>
            <text:p text:style-name="P1"><text:span text:style-name="T6">RÈGLE 159</text:span></text:p>
          </draw:text-box>
        </draw:frame>
        <draw:frame draw:style-name="gr1" draw:text-style-name="P2" draw:layer="layout" svg:width="15.369cm" svg:height="0.497cm" svg:x="1.506cm" svg:y="20.224cm">
          <draw:text-box>
            <text:p text:style-name="P1"><text:span text:style-name="T7">Chaque page contient des liens d'accès rapide placés au début du code </text:span></text:p>
          </draw:text-box>
        </draw:frame>
        <draw:frame draw:style-name="gr1" draw:text-style-name="P2" draw:layer="layout" svg:width="1.551cm" svg:height="0.497cm" svg:x="1.506cm" svg:y="20.732cm">
          <draw:text-box>
            <text:p text:style-name="P1"><text:span text:style-name="T7">source.</text:span></text:p>
          </draw:text-box>
        </draw:frame>
        <draw:frame draw:style-name="gr4" draw:text-style-name="P5" draw:layer="layout" svg:width="15.369cm" svg:height="0.412cm" svg:x="1.506cm" svg:y="21.887cm">
          <draw:text-box>
            <text:p text:style-name="P1"><text:span text:style-name="T8">Vous avez certainement vu ces liens en haut de certaines pages web. Ils permettent à </text:span></text:p>
          </draw:text-box>
        </draw:frame>
        <draw:frame draw:style-name="gr4" draw:text-style-name="P5" draw:layer="layout" svg:width="10.416cm" svg:height="0.412cm" svg:x="1.506cm" svg:y="22.31cm">
          <draw:text-box>
            <text:p text:style-name="P1"><text:span text:style-name="T8">certains utilisateurs d’accéder bien plus vite aux contenus.</text:span></text:p>
          </draw:text-box>
        </draw:frame>
        <draw:frame draw:style-name="gr5" draw:text-style-name="P6" draw:layer="layout" svg:width="2.026cm" svg:height="0.454cm" svg:x="1.506cm" svg:y="22.937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018cm" svg:x2="17.002cm" svg:y2="10.018cm">
          <text:p/>
        </draw:line>
        <draw:line draw:style-name="gr6" draw:text-style-name="P7" draw:layer="layout" svg:x1="17.002cm" svg:y1="10.581cm" svg:x2="1.502cm" svg:y2="10.581cm">
          <text:p/>
        </draw:line>
        <draw:line draw:style-name="gr6" draw:text-style-name="P7" draw:layer="layout" svg:x1="1.502cm" svg:y1="19.074cm" svg:x2="17.002cm" svg:y2="19.074cm">
          <text:p/>
        </draw:line>
        <draw:line draw:style-name="gr6" draw:text-style-name="P7" draw:layer="layout" svg:x1="17.002cm" svg:y1="19.637cm" svg:x2="1.502cm" svg:y2="19.63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018cm" svg:x2="17.002cm" svg:y2="10.018cm">
          <text:p/>
        </draw:line>
        <draw:line draw:style-name="gr6" draw:text-style-name="P7" draw:layer="layout" svg:x1="17.002cm" svg:y1="10.581cm" svg:x2="1.502cm" svg:y2="10.581cm">
          <text:p/>
        </draw:line>
        <draw:line draw:style-name="gr6" draw:text-style-name="P7" draw:layer="layout" svg:x1="1.502cm" svg:y1="19.074cm" svg:x2="17.002cm" svg:y2="19.074cm">
          <text:p/>
        </draw:line>
        <draw:line draw:style-name="gr6" draw:text-style-name="P7" draw:layer="layout" svg:x1="17.002cm" svg:y1="19.637cm" svg:x2="1.502cm" svg:y2="19.63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79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68cm" svg:height="0.412cm" svg:x="2.007cm" svg:y="2.05cm">
          <draw:text-box>
            <text:p text:style-name="P1"><text:span text:style-name="T11">Permettre aux utilisateurs qui consultent les pages de manière linéaire (mode vocal) </text:span></text:p>
          </draw:text-box>
        </draw:frame>
        <draw:frame draw:style-name="gr4" draw:text-style-name="P5" draw:layer="layout" svg:width="14.455cm" svg:height="0.412cm" svg:x="2.007cm" svg:y="2.474cm">
          <draw:text-box>
            <text:p text:style-name="P1"><text:span text:style-name="T11">ou semi-linéaire (écran de faible largeur) de ne pas avoir à défiler l'ensemble des </text:span></text:p>
          </draw:text-box>
        </draw:frame>
        <draw:frame draw:style-name="gr4" draw:text-style-name="P5" draw:layer="layout" svg:width="9.84cm" svg:height="0.412cm" svg:x="2.007cm" svg:y="2.897cm">
          <draw:text-box>
            <text:p text:style-name="P1"><text:span text:style-name="T11">éléments sur chaque page pour accéder aux contenus. </text:span></text:p>
          </draw:text-box>
        </draw:frame>
        <draw:frame draw:style-name="gr4" draw:text-style-name="P5" draw:layer="layout" svg:width="0.352cm" svg:height="0.412cm" svg:x="1.506cm" svg:y="3.6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92cm" svg:height="0.412cm" svg:x="2.007cm" svg:y="3.638cm">
          <draw:text-box>
            <text:p text:style-name="P1"><text:span text:style-name="T11">Fournir des raccourcis accélérant la navigation au clavier et évitant des actions au </text:span></text:p>
          </draw:text-box>
        </draw:frame>
        <draw:frame draw:style-name="gr4" draw:text-style-name="P5" draw:layer="layout" svg:width="12.406cm" svg:height="0.412cm" svg:x="2.007cm" svg:y="4.061cm">
          <draw:text-box>
            <text:p text:style-name="P1"><text:span text:style-name="T11">clavier répétées pour parcourir la page et atteindre la zone souhaitée.</text:span></text:p>
          </draw:text-box>
        </draw:frame>
        <draw:frame draw:style-name="gr4" draw:text-style-name="P5" draw:layer="layout" svg:width="0.352cm" svg:height="0.412cm" svg:x="1.506cm" svg:y="4.7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4.799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1.542cm" svg:height="0.412cm" svg:x="1.506cm" svg:y="6.499cm">
          <draw:text-box>
            <text:p text:style-name="P1"><text:span text:style-name="T6">Navigation, Conception, Développement, Accessibilité, Vie privée</text:span></text:p>
          </draw:text-box>
        </draw:frame>
        <draw:frame draw:style-name="gr4" draw:text-style-name="P5" draw:layer="layout" svg:width="1.937cm" svg:height="0.412cm" svg:x="14.531cm" svg:y="6.499cm">
          <draw:text-box>
            <text:p text:style-name="P1"><text:span text:style-name="T6">RÈGLE 160</text:span></text:p>
          </draw:text-box>
        </draw:frame>
        <draw:frame draw:style-name="gr1" draw:text-style-name="P2" draw:layer="layout" svg:width="9.595cm" svg:height="0.497cm" svg:x="1.506cm" svg:y="7.615cm">
          <draw:text-box>
            <text:p text:style-name="P1"><text:span text:style-name="T7">Le focus clavier n'est ni supprimé ni masqué.</text:span></text:p>
          </draw:text-box>
        </draw:frame>
        <draw:frame draw:style-name="gr4" draw:text-style-name="P5" draw:layer="layout" svg:width="15.691cm" svg:height="0.412cm" svg:x="1.506cm" svg:y="8.771cm">
          <draw:text-box>
            <text:p text:style-name="P1"><text:span text:style-name="T8">Le focus clavier signale où se trouve le curseur dans une page. Pour le voir pendant que </text:span></text:p>
          </draw:text-box>
        </draw:frame>
        <draw:frame draw:style-name="gr4" draw:text-style-name="P5" draw:layer="layout" svg:width="15.06cm" svg:height="0.412cm" svg:x="1.506cm" svg:y="9.194cm">
          <draw:text-box>
            <text:p text:style-name="P1"><text:span text:style-name="T8">vous naviguez sur un site, appuyez sur la touche Tabulation de votre clavier, vous le </text:span></text:p>
          </draw:text-box>
        </draw:frame>
        <draw:frame draw:style-name="gr4" draw:text-style-name="P5" draw:layer="layout" svg:width="15.949cm" svg:height="0.412cm" svg:x="1.506cm" svg:y="9.617cm">
          <draw:text-box>
            <text:p text:style-name="P1"><text:span text:style-name="T8">verrez changer d’emplacement dans la page. Si vous ne le voyez pas, c’est peut-être que </text:span></text:p>
          </draw:text-box>
        </draw:frame>
        <draw:frame draw:style-name="gr4" draw:text-style-name="P5" draw:layer="layout" svg:width="13.375cm" svg:height="0.412cm" svg:x="1.506cm" svg:y="10.041cm">
          <draw:text-box>
            <text:p text:style-name="P1"><text:span text:style-name="T8">le créateur du site a eu la mauvaise idée de le supprimer ou de le masquer.</text:span></text:p>
          </draw:text-box>
        </draw:frame>
        <draw:frame draw:style-name="gr5" draw:text-style-name="P6" draw:layer="layout" svg:width="2.026cm" svg:height="0.454cm" svg:x="1.506cm" svg:y="10.66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1.4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042cm" svg:height="0.412cm" svg:x="2.007cm" svg:y="11.445cm">
          <draw:text-box>
            <text:p text:style-name="P1"><text:span text:style-name="T11">Permettre <text:s text:c="2"/>la <text:s text:c="2"/>navigation <text:s text:c="2"/>au <text:s text:c="2"/>clavier <text:s text:c="2"/>ou <text:s text:c="2"/>via <text:s text:c="2"/>des <text:s text:c="2"/>périphériques <text:s text:c="2"/>d'entrées <text:s text:c="2"/>ou <text:s text:c="2"/>des </text:span></text:p>
          </draw:text-box>
        </draw:frame>
        <draw:frame draw:style-name="gr4" draw:text-style-name="P5" draw:layer="layout" svg:width="7.728cm" svg:height="0.412cm" svg:x="2.007cm" svg:y="11.868cm">
          <draw:text-box>
            <text:p text:style-name="P1"><text:span text:style-name="T11">dispositifs qui ne reposent pas sur la souris.</text:span></text:p>
          </draw:text-box>
        </draw:frame>
        <draw:frame draw:style-name="gr4" draw:text-style-name="P5" draw:layer="layout" svg:width="0.352cm" svg:height="0.412cm" svg:x="1.506cm" svg:y="12.60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2.609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9.324cm" svg:height="0.412cm" svg:x="1.506cm" svg:y="14.306cm">
          <draw:text-box>
            <text:p text:style-name="P1"><text:span text:style-name="T6">Navigation, Développement, Accessibilité, Vie privée</text:span></text:p>
          </draw:text-box>
        </draw:frame>
        <draw:frame draw:style-name="gr4" draw:text-style-name="P5" draw:layer="layout" svg:width="1.937cm" svg:height="0.412cm" svg:x="14.531cm" svg:y="14.306cm">
          <draw:text-box>
            <text:p text:style-name="P1"><text:span text:style-name="T6">RÈGLE 161</text:span></text:p>
          </draw:text-box>
        </draw:frame>
        <draw:frame draw:style-name="gr1" draw:text-style-name="P2" draw:layer="layout" svg:width="9.713cm" svg:height="0.497cm" svg:x="1.506cm" svg:y="15.426cm">
          <draw:text-box>
            <text:p text:style-name="P1"><text:span text:style-name="T7">Le site est intégralement utilisable au clavier.</text:span></text:p>
          </draw:text-box>
        </draw:frame>
        <draw:frame draw:style-name="gr4" draw:text-style-name="P5" draw:layer="layout" svg:width="14.954cm" svg:height="0.412cm" svg:x="1.506cm" svg:y="16.578cm">
          <draw:text-box>
            <text:p text:style-name="P1"><text:span text:style-name="T8">La souris n’est pas le mode exclusif de navigation sur un site. Les utilisateurs qui ne </text:span></text:p>
          </draw:text-box>
        </draw:frame>
        <draw:frame draw:style-name="gr4" draw:text-style-name="P5" draw:layer="layout" svg:width="15.543cm" svg:height="0.412cm" svg:x="1.506cm" svg:y="17.001cm">
          <draw:text-box>
            <text:p text:style-name="P1"><text:span text:style-name="T8">voient pas l’emplacement du pointeur visuel et ceux qui souhaitent naviguer au clavier </text:span></text:p>
          </draw:text-box>
        </draw:frame>
        <draw:frame draw:style-name="gr4" draw:text-style-name="P5" draw:layer="layout" svg:width="7.618cm" svg:height="0.412cm" svg:x="1.506cm" svg:y="17.424cm">
          <draw:text-box>
            <text:p text:style-name="P1"><text:span text:style-name="T8">doivent pouvoir eux aussi visiter votre site.</text:span></text:p>
          </draw:text-box>
        </draw:frame>
        <draw:frame draw:style-name="gr5" draw:text-style-name="P6" draw:layer="layout" svg:width="2.026cm" svg:height="0.454cm" svg:x="1.506cm" svg:y="18.05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83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39cm" svg:height="0.412cm" svg:x="2.007cm" svg:y="18.832cm">
          <draw:text-box>
            <text:p text:style-name="P1"><text:span text:style-name="T11">Permettre la navigation au clavier pour les utilisateurs ayant une préférence pour </text:span></text:p>
          </draw:text-box>
        </draw:frame>
        <draw:frame draw:style-name="gr4" draw:text-style-name="P5" draw:layer="layout" svg:width="2.724cm" svg:height="0.412cm" svg:x="2.007cm" svg:y="19.255cm">
          <draw:text-box>
            <text:p text:style-name="P1"><text:span text:style-name="T11">cette pratique. </text:span></text:p>
          </draw:text-box>
        </draw:frame>
        <draw:frame draw:style-name="gr4" draw:text-style-name="P5" draw:layer="layout" svg:width="0.352cm" svg:height="0.412cm" svg:x="1.506cm" svg:y="19.9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77cm" svg:height="0.412cm" svg:x="2.007cm" svg:y="19.993cm">
          <draw:text-box>
            <text:p text:style-name="P1"><text:span text:style-name="T11">Permettre la consultation des contenus et l'utilisation des services indépendamment </text:span></text:p>
          </draw:text-box>
        </draw:frame>
        <draw:frame draw:style-name="gr4" draw:text-style-name="P5" draw:layer="layout" svg:width="16.334cm" svg:height="0.412cm" svg:x="2.007cm" svg:y="20.416cm">
          <draw:text-box>
            <text:p text:style-name="P1"><text:span text:style-name="T11">du <text:s text:c="2"/>périphérique <text:s text:c="2"/>d'entrée, <text:s text:c="2"/>afin <text:s text:c="2"/>de <text:s text:c="2"/>les <text:s text:c="2"/>rendre <text:s text:c="2"/>accessibles <text:s text:c="2"/>aux <text:s text:c="2"/>utilisateurs <text:s text:c="2"/>d'aides </text:span></text:p>
          </draw:text-box>
        </draw:frame>
        <draw:frame draw:style-name="gr4" draw:text-style-name="P5" draw:layer="layout" svg:width="16.118cm" svg:height="0.412cm" svg:x="2.007cm" svg:y="20.839cm">
          <draw:text-box>
            <text:p text:style-name="P1"><text:span text:style-name="T11">techniques <text:s text:c="2"/>(lecteurs <text:s text:c="2"/>d'écran <text:s text:c="2"/>par <text:s text:c="2"/>exemple) <text:s text:c="2"/>qui <text:s text:c="2"/>n'utilisent <text:s text:c="2"/>que <text:s text:c="2"/>le <text:s text:c="2"/>clavier <text:s text:c="2"/>ou <text:s text:c="2"/>un </text:span></text:p>
          </draw:text-box>
        </draw:frame>
        <draw:frame draw:style-name="gr4" draw:text-style-name="P5" draw:layer="layout" svg:width="16.465cm" svg:height="0.412cm" svg:x="2.007cm" svg:y="21.263cm">
          <draw:text-box>
            <text:p text:style-name="P1"><text:span text:style-name="T11">périphérique <text:s text:c="2"/>plus <text:s text:c="2"/>spécifique <text:s text:c="2"/>reposant <text:s text:c="2"/>sur <text:s text:c="2"/>les <text:s text:c="2"/>mêmes <text:s text:c="2"/>mécanismes <text:s text:c="2"/>que <text:s text:c="2"/>le <text:s text:c="2"/>clavier </text:span></text:p>
          </draw:text-box>
        </draw:frame>
        <draw:frame draw:style-name="gr4" draw:text-style-name="P5" draw:layer="layout" svg:width="5.548cm" svg:height="0.412cm" svg:x="2.007cm" svg:y="21.686cm">
          <draw:text-box>
            <text:p text:style-name="P1"><text:span text:style-name="T11">(bouton poussoir par exemple).</text:span></text:p>
          </draw:text-box>
        </draw:frame>
        <draw:frame draw:style-name="gr4" draw:text-style-name="P5" draw:layer="layout" svg:width="0.352cm" svg:height="0.412cm" svg:x="1.506cm" svg:y="22.42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22.427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6.466cm" svg:x2="17.002cm" svg:y2="6.466cm">
          <text:p/>
        </draw:line>
        <draw:line draw:style-name="gr6" draw:text-style-name="P7" draw:layer="layout" svg:x1="17.002cm" svg:y1="7.029cm" svg:x2="1.502cm" svg:y2="7.029cm">
          <text:p/>
        </draw:line>
        <draw:line draw:style-name="gr6" draw:text-style-name="P7" draw:layer="layout" svg:x1="1.502cm" svg:y1="14.273cm" svg:x2="17.002cm" svg:y2="14.273cm">
          <text:p/>
        </draw:line>
        <draw:line draw:style-name="gr6" draw:text-style-name="P7" draw:layer="layout" svg:x1="17.002cm" svg:y1="14.836cm" svg:x2="1.502cm" svg:y2="14.836cm">
          <text:p/>
        </draw:line>
        <draw:line draw:style-name="gr6" draw:text-style-name="P7" draw:layer="layout" svg:x1="1.502cm" svg:y1="6.466cm" svg:x2="17.002cm" svg:y2="6.466cm">
          <text:p/>
        </draw:line>
        <draw:line draw:style-name="gr6" draw:text-style-name="P7" draw:layer="layout" svg:x1="17.002cm" svg:y1="7.029cm" svg:x2="1.502cm" svg:y2="7.029cm">
          <text:p/>
        </draw:line>
        <draw:line draw:style-name="gr6" draw:text-style-name="P7" draw:layer="layout" svg:x1="1.502cm" svg:y1="14.273cm" svg:x2="17.002cm" svg:y2="14.273cm">
          <text:p/>
        </draw:line>
        <draw:line draw:style-name="gr6" draw:text-style-name="P7" draw:layer="layout" svg:x1="17.002cm" svg:y1="14.836cm" svg:x2="1.502cm" svg:y2="14.83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80" draw:style-name="dp1" draw:master-page-name="master-page75">
        <draw:frame draw:style-name="gr4" draw:text-style-name="P5" draw:layer="layout" svg:width="9.324cm" svg:height="0.412cm" svg:x="1.506cm" svg:y="2.156cm">
          <draw:text-box>
            <text:p text:style-name="P1"><text:span text:style-name="T6">Navigation, Développement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62</text:span></text:p>
          </draw:text-box>
        </draw:frame>
        <draw:frame draw:style-name="gr1" draw:text-style-name="P2" draw:layer="layout" svg:width="12.698cm" svg:height="0.497cm" svg:x="1.506cm" svg:y="3.276cm">
          <draw:text-box>
            <text:p text:style-name="P1"><text:span text:style-name="T7">La navigation au clavier s'effectue dans un ordre prévisible.</text:span></text:p>
          </draw:text-box>
        </draw:frame>
        <draw:frame draw:style-name="gr4" draw:text-style-name="P5" draw:layer="layout" svg:width="17.194cm" svg:height="0.412cm" svg:x="1.506cm" svg:y="4.428cm">
          <draw:text-box>
            <text:p text:style-name="P1"><text:span text:style-name="T8">De <text:s text:c="2"/>nombreux <text:s text:c="2"/>utilisateurs <text:s text:c="2"/>naviguent <text:s text:c="2"/>sans <text:s text:c="2"/>souris, <text:s text:c="2"/>avec <text:s text:c="2"/>les <text:s text:c="2"/>touches <text:s text:c="2"/>de <text:s text:c="2"/>leur <text:s text:c="2"/>clavier <text:s text:c="2"/>: </text:span></text:p>
          </draw:text-box>
        </draw:frame>
        <draw:frame draw:style-name="gr4" draw:text-style-name="P5" draw:layer="layout" svg:width="3.342cm" svg:height="0.412cm" svg:x="1.506cm" svg:y="4.851cm">
          <draw:text-box>
            <text:p text:style-name="P1"><text:span text:style-name="T8">facilitez-leur la vie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2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747cm" svg:height="0.412cm" svg:x="2.007cm" svg:y="6.259cm">
          <draw:text-box>
            <text:p text:style-name="P1"><text:span text:style-name="T11">Faciliter la navigation au clavier.</text:span></text:p>
          </draw:text-box>
        </draw:frame>
        <draw:frame draw:style-name="gr4" draw:text-style-name="P5" draw:layer="layout" svg:width="0.352cm" svg:height="0.412cm" svg:x="1.506cm" svg:y="6.9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76cm" svg:height="0.412cm" svg:x="2.007cm" svg:y="6.996cm">
          <draw:text-box>
            <text:p text:style-name="P1"><text:span text:style-name="T11">Permettre aux utilisateurs de clavier de se doter de repères de navigation.</text:span></text:p>
          </draw:text-box>
        </draw:frame>
        <draw:frame draw:style-name="gr4" draw:text-style-name="P5" draw:layer="layout" svg:width="0.352cm" svg:height="0.412cm" svg:x="1.506cm" svg:y="7.7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7.737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1.309cm" svg:height="0.412cm" svg:x="1.506cm" svg:y="9.434cm">
          <draw:text-box>
            <text:p text:style-name="P1"><text:span text:style-name="T6">Navigation, Conception, Accessibilité, Vie privée, Écoconception</text:span></text:p>
          </draw:text-box>
        </draw:frame>
        <draw:frame draw:style-name="gr4" draw:text-style-name="P5" draw:layer="layout" svg:width="1.937cm" svg:height="0.412cm" svg:x="14.531cm" svg:y="9.434cm">
          <draw:text-box>
            <text:p text:style-name="P1"><text:span text:style-name="T6">RÈGLE 163</text:span></text:p>
          </draw:text-box>
        </draw:frame>
        <draw:frame draw:style-name="gr1" draw:text-style-name="P2" draw:layer="layout" svg:width="10.306cm" svg:height="0.497cm" svg:x="1.506cm" svg:y="10.554cm">
          <draw:text-box>
            <text:p text:style-name="P1"><text:span text:style-name="T7">Le site propose un moteur de recherche interne.</text:span></text:p>
          </draw:text-box>
        </draw:frame>
        <draw:frame draw:style-name="gr4" draw:text-style-name="P5" draw:layer="layout" svg:width="16.038cm" svg:height="0.412cm" svg:x="1.506cm" svg:y="11.706cm">
          <draw:text-box>
            <text:p text:style-name="P1"><text:span text:style-name="T8">Le moteur de recherche est, avec le plan du site, les menus et le lien de retour à l’accueil, </text:span></text:p>
          </draw:text-box>
        </draw:frame>
        <draw:frame draw:style-name="gr4" draw:text-style-name="P5" draw:layer="layout" svg:width="15.217cm" svg:height="0.412cm" svg:x="1.506cm" svg:y="12.129cm">
          <draw:text-box>
            <text:p text:style-name="P1"><text:span text:style-name="T8">un des moyens fondamentaux de réorientation <text:s/>et d’accès à l’information. <text:s/>Rendez-le </text:span></text:p>
          </draw:text-box>
        </draw:frame>
        <draw:frame draw:style-name="gr4" draw:text-style-name="P5" draw:layer="layout" svg:width="4.426cm" svg:height="0.412cm" svg:x="1.506cm" svg:y="12.553cm">
          <draw:text-box>
            <text:p text:style-name="P1"><text:span text:style-name="T8">présent et facile d’accès.</text:span></text:p>
          </draw:text-box>
        </draw:frame>
        <draw:frame draw:style-name="gr5" draw:text-style-name="P6" draw:layer="layout" svg:width="2.026cm" svg:height="0.454cm" svg:x="1.506cm" svg:y="13.1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12cm" svg:height="0.412cm" svg:x="2.007cm" svg:y="13.96cm">
          <draw:text-box>
            <text:p text:style-name="P1"><text:span text:style-name="T11">Fournir aux utilisateurs une solution de navigation alternative et d'accès rapide aux </text:span></text:p>
          </draw:text-box>
        </draw:frame>
        <draw:frame draw:style-name="gr4" draw:text-style-name="P5" draw:layer="layout" svg:width="8.824cm" svg:height="0.412cm" svg:x="2.007cm" svg:y="14.383cm">
          <draw:text-box>
            <text:p text:style-name="P1"><text:span text:style-name="T11">contenus liés à des mots-clés retenus par ceux-ci.</text:span></text:p>
          </draw:text-box>
        </draw:frame>
        <draw:frame draw:style-name="gr4" draw:text-style-name="P5" draw:layer="layout" svg:width="0.352cm" svg:height="0.412cm" svg:x="1.506cm" svg:y="15.1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67cm" svg:height="0.412cm" svg:x="2.007cm" svg:y="15.121cm">
          <draw:text-box>
            <text:p text:style-name="P1"><text:span text:style-name="T11">Diminuer l'impact énergétique lié à la consultation du site. </text:span></text:p>
          </draw:text-box>
        </draw:frame>
        <draw:frame draw:style-name="gr4" draw:text-style-name="P5" draw:layer="layout" svg:width="0.352cm" svg:height="0.412cm" svg:x="1.506cm" svg:y="15.8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5.862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401cm" svg:x2="17.002cm" svg:y2="9.401cm">
          <text:p/>
        </draw:line>
        <draw:line draw:style-name="gr6" draw:text-style-name="P7" draw:layer="layout" svg:x1="17.002cm" svg:y1="9.964cm" svg:x2="1.502cm" svg:y2="9.96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401cm" svg:x2="17.002cm" svg:y2="9.401cm">
          <text:p/>
        </draw:line>
        <draw:line draw:style-name="gr6" draw:text-style-name="P7" draw:layer="layout" svg:x1="17.002cm" svg:y1="9.964cm" svg:x2="1.502cm" svg:y2="9.96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81" draw:style-name="dp1" draw:master-page-name="master-page75">
        <draw:frame draw:style-name="gr4" draw:text-style-name="P5" draw:layer="layout" svg:width="7.732cm" svg:height="0.412cm" svg:x="1.506cm" svg:y="2.156cm">
          <draw:text-box>
            <text:p text:style-name="P1"><text:span text:style-name="T6">Navigation, Développement, Écoconception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64</text:span></text:p>
          </draw:text-box>
        </draw:frame>
        <draw:frame draw:style-name="gr1" draw:text-style-name="P2" draw:layer="layout" svg:width="15.653cm" svg:height="0.497cm" svg:x="1.506cm" svg:y="3.276cm">
          <draw:text-box>
            <text:p text:style-name="P1"><text:span text:style-name="T7">Chaque page de résultats de recherche peut être atteint via une adresse </text:span></text:p>
          </draw:text-box>
        </draw:frame>
        <draw:frame draw:style-name="gr1" draw:text-style-name="P2" draw:layer="layout" svg:width="1.086cm" svg:height="0.497cm" svg:x="1.506cm" svg:y="3.784cm">
          <draw:text-box>
            <text:p text:style-name="P1"><text:span text:style-name="T7">Web.</text:span></text:p>
          </draw:text-box>
        </draw:frame>
        <draw:frame draw:style-name="gr4" draw:text-style-name="P5" draw:layer="layout" svg:width="14.975cm" svg:height="0.412cm" svg:x="1.506cm" svg:y="4.936cm">
          <draw:text-box>
            <text:p text:style-name="P1"><text:span text:style-name="T8">Vous avez fait une recherche sur un site web. Vous avez testé 10 requêtes avant de </text:span></text:p>
          </draw:text-box>
        </draw:frame>
        <draw:frame draw:style-name="gr4" draw:text-style-name="P5" draw:layer="layout" svg:width="16.402cm" svg:height="0.412cm" svg:x="1.506cm" svg:y="5.359cm">
          <draw:text-box>
            <text:p text:style-name="P1"><text:span text:style-name="T8">trouver <text:s text:c="2"/>exactement <text:s text:c="2"/>celle <text:s text:c="2"/>qui <text:s text:c="2"/>permet <text:s text:c="2"/>d’obtenir <text:s text:c="2"/>la <text:s text:c="2"/>liste <text:s text:c="2"/>idéale <text:s text:c="2"/>de <text:s text:c="2"/>produits. <text:s text:c="2"/>C’est </text:span></text:p>
          </draw:text-box>
        </draw:frame>
        <draw:frame draw:style-name="gr4" draw:text-style-name="P5" draw:layer="layout" svg:width="15.602cm" svg:height="0.412cm" svg:x="1.506cm" svg:y="5.783cm">
          <draw:text-box>
            <text:p text:style-name="P1"><text:span text:style-name="T8">magnifique. Mais lorsque vous voulez envoyer cette liste de résultats à quelqu’un, c’est </text:span></text:p>
          </draw:text-box>
        </draw:frame>
        <draw:frame draw:style-name="gr4" draw:text-style-name="P5" draw:layer="layout" svg:width="15.856cm" svg:height="0.412cm" svg:x="1.506cm" svg:y="6.206cm">
          <draw:text-box>
            <text:p text:style-name="P1"><text:span text:style-name="T8">impossible car le lien est générique et ne permet pas d’afficher les résultats. C’est que le </text:span></text:p>
          </draw:text-box>
        </draw:frame>
        <draw:frame draw:style-name="gr4" draw:text-style-name="P5" draw:layer="layout" svg:width="15.661cm" svg:height="0.412cm" svg:x="1.506cm" svg:y="6.629cm">
          <draw:text-box>
            <text:p text:style-name="P1"><text:span text:style-name="T8">site sur lequel vous vous trouvez ne respecte pas cette règle. C’est bien dommage pour </text:span></text:p>
          </draw:text-box>
        </draw:frame>
        <draw:frame draw:style-name="gr4" draw:text-style-name="P5" draw:layer="layout" svg:width="3.977cm" svg:height="0.412cm" svg:x="1.506cm" svg:y="7.053cm">
          <draw:text-box>
            <text:p text:style-name="P1"><text:span text:style-name="T8">vous, et pour lui aussi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43cm" svg:height="0.412cm" svg:x="2.007cm" svg:y="8.46cm">
          <draw:text-box>
            <text:p text:style-name="P1"><text:span text:style-name="T11">Permettre à l’utilisateur de partager ou de conserver dans ses signets un résultat de </text:span></text:p>
          </draw:text-box>
        </draw:frame>
        <draw:frame draw:style-name="gr4" draw:text-style-name="P5" draw:layer="layout" svg:width="1.886cm" svg:height="0.412cm" svg:x="2.007cm" svg:y="8.884cm">
          <draw:text-box>
            <text:p text:style-name="P1"><text:span text:style-name="T11">recherche.</text:span></text:p>
          </draw:text-box>
        </draw:frame>
        <draw:frame draw:style-name="gr4" draw:text-style-name="P5" draw:layer="layout" svg:width="0.352cm" svg:height="0.412cm" svg:x="1.506cm" svg:y="9.6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357cm" svg:height="0.412cm" svg:x="2.007cm" svg:y="9.621cm">
          <draw:text-box>
            <text:p text:style-name="P1"><text:span text:style-name="T11">Diminuer l'impact énergétique lié à la consultation du site.</text:span></text:p>
          </draw:text-box>
        </draw:frame>
        <draw:frame draw:style-name="gr4" draw:text-style-name="P5" draw:layer="layout" svg:width="7.152cm" svg:height="0.412cm" svg:x="1.506cm" svg:y="11.321cm">
          <draw:text-box>
            <text:p text:style-name="P1"><text:span text:style-name="T6">Navigation, Conception, Développement</text:span></text:p>
          </draw:text-box>
        </draw:frame>
        <draw:frame draw:style-name="gr4" draw:text-style-name="P5" draw:layer="layout" svg:width="1.937cm" svg:height="0.412cm" svg:x="14.531cm" svg:y="11.321cm">
          <draw:text-box>
            <text:p text:style-name="P1"><text:span text:style-name="T6">RÈGLE 165</text:span></text:p>
          </draw:text-box>
        </draw:frame>
        <draw:frame draw:style-name="gr1" draw:text-style-name="P2" draw:layer="layout" svg:width="14.632cm" svg:height="0.497cm" svg:x="1.506cm" svg:y="12.438cm">
          <draw:text-box>
            <text:p text:style-name="P1"><text:span text:style-name="T7">Il est possible de relancer une recherche depuis sa page de résultats</text:span></text:p>
          </draw:text-box>
        </draw:frame>
        <draw:frame draw:style-name="gr4" draw:text-style-name="P5" draw:layer="layout" svg:width="15.416cm" svg:height="0.412cm" svg:x="1.506cm" svg:y="13.593cm">
          <draw:text-box>
            <text:p text:style-name="P1"><text:span text:style-name="T8">Utiliser un moteur de recherche ne donne pas forcément à tous les coups une réponse </text:span></text:p>
          </draw:text-box>
        </draw:frame>
        <draw:frame draw:style-name="gr4" draw:text-style-name="P5" draw:layer="layout" svg:width="15.974cm" svg:height="0.412cm" svg:x="1.506cm" svg:y="14.017cm">
          <draw:text-box>
            <text:p text:style-name="P1"><text:span text:style-name="T8">correcte et adaptée. Très souvent les utilisateurs reformulent leur recherche ou changent </text:span></text:p>
          </draw:text-box>
        </draw:frame>
        <draw:frame draw:style-name="gr4" draw:text-style-name="P5" draw:layer="layout" svg:width="17.088cm" svg:height="0.412cm" svg:x="1.506cm" svg:y="14.44cm">
          <draw:text-box>
            <text:p text:style-name="P1"><text:span text:style-name="T8">certains <text:s text:c="2"/>paramètres. <text:s text:c="2"/>La <text:s text:c="2"/>présence <text:s text:c="2"/>d’un <text:s text:c="2"/>lien <text:s text:c="2"/>permettant <text:s text:c="2"/>de <text:s text:c="2"/>relancer <text:s text:c="2"/>voire <text:s text:c="2"/>même <text:s text:c="2"/>de </text:span></text:p>
          </draw:text-box>
        </draw:frame>
        <draw:frame draw:style-name="gr4" draw:text-style-name="P5" draw:layer="layout" svg:width="15.56cm" svg:height="0.412cm" svg:x="1.506cm" svg:y="14.863cm">
          <draw:text-box>
            <text:p text:style-name="P1"><text:span text:style-name="T8">modifier ses paramètres peut faire gagner du temps et éviter de fausses manipulations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2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41cm" svg:height="0.412cm" svg:x="2.007cm" svg:y="16.267cm">
          <draw:text-box>
            <text:p text:style-name="P1"><text:span text:style-name="T11">Améliorer et accélérer les opérations de recherche par les utilisateurs en évitant les </text:span></text:p>
          </draw:text-box>
        </draw:frame>
        <draw:frame draw:style-name="gr4" draw:text-style-name="P5" draw:layer="layout" svg:width="6.847cm" svg:height="0.412cm" svg:x="2.007cm" svg:y="16.691cm">
          <draw:text-box>
            <text:p text:style-name="P1"><text:span text:style-name="T11">retours à la page de recherche initiale.</text:span></text:p>
          </draw:text-box>
        </draw:frame>
        <draw:frame draw:style-name="gr4" draw:text-style-name="P5" draw:layer="layout" svg:width="9.451cm" svg:height="0.412cm" svg:x="1.506cm" svg:y="18.391cm">
          <draw:text-box>
            <text:p text:style-name="P1"><text:span text:style-name="T6">Navigation, Conception, Accessibilité, Vie privée, SEO</text:span></text:p>
          </draw:text-box>
        </draw:frame>
        <draw:frame draw:style-name="gr4" draw:text-style-name="P5" draw:layer="layout" svg:width="1.937cm" svg:height="0.412cm" svg:x="14.531cm" svg:y="18.391cm">
          <draw:text-box>
            <text:p text:style-name="P1"><text:span text:style-name="T6">RÈGLE 166</text:span></text:p>
          </draw:text-box>
        </draw:frame>
        <draw:frame draw:style-name="gr1" draw:text-style-name="P2" draw:layer="layout" svg:width="10.827cm" svg:height="0.497cm" svg:x="1.506cm" svg:y="19.507cm">
          <draw:text-box>
            <text:p text:style-name="P1"><text:span text:style-name="T7">Un plan du site est disponible depuis chaque page.</text:span></text:p>
          </draw:text-box>
        </draw:frame>
        <draw:frame draw:style-name="gr4" draw:text-style-name="P5" draw:layer="layout" svg:width="15.416cm" svg:height="0.412cm" svg:x="1.506cm" svg:y="20.663cm">
          <draw:text-box>
            <text:p text:style-name="P1"><text:span text:style-name="T8">Dès qu’un site est un peu complexe, un plan du site est toujours utile pour s’y orienter.</text:span></text:p>
          </draw:text-box>
        </draw:frame>
        <draw:frame draw:style-name="gr5" draw:text-style-name="P6" draw:layer="layout" svg:width="2.026cm" svg:height="0.454cm" svg:x="1.506cm" svg:y="21.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0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07cm" svg:height="0.412cm" svg:x="2.007cm" svg:y="22.067cm">
          <draw:text-box>
            <text:p text:style-name="P1"><text:span text:style-name="T11">Fournir aux utilisateurs une solution en cas de désorientation, pour naviguer et se </text:span></text:p>
          </draw:text-box>
        </draw:frame>
        <draw:frame draw:style-name="gr4" draw:text-style-name="P5" draw:layer="layout" svg:width="13.997cm" svg:height="0.412cm" svg:x="2.007cm" svg:y="22.49cm">
          <draw:text-box>
            <text:p text:style-name="P1"><text:span text:style-name="T11">repérer dans le site, pour visualiser l'ensemble des contenus et la taille du sit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288cm" svg:x2="17.002cm" svg:y2="11.288cm">
          <text:p/>
        </draw:line>
        <draw:line draw:style-name="gr6" draw:text-style-name="P7" draw:layer="layout" svg:x1="17.002cm" svg:y1="11.851cm" svg:x2="1.502cm" svg:y2="11.851cm">
          <text:p/>
        </draw:line>
        <draw:line draw:style-name="gr6" draw:text-style-name="P7" draw:layer="layout" svg:x1="1.502cm" svg:y1="18.358cm" svg:x2="17.002cm" svg:y2="18.358cm">
          <text:p/>
        </draw:line>
        <draw:line draw:style-name="gr6" draw:text-style-name="P7" draw:layer="layout" svg:x1="17.002cm" svg:y1="18.921cm" svg:x2="1.502cm" svg:y2="18.921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288cm" svg:x2="17.002cm" svg:y2="11.288cm">
          <text:p/>
        </draw:line>
        <draw:line draw:style-name="gr6" draw:text-style-name="P7" draw:layer="layout" svg:x1="17.002cm" svg:y1="11.851cm" svg:x2="1.502cm" svg:y2="11.851cm">
          <text:p/>
        </draw:line>
        <draw:line draw:style-name="gr6" draw:text-style-name="P7" draw:layer="layout" svg:x1="1.502cm" svg:y1="18.358cm" svg:x2="17.002cm" svg:y2="18.358cm">
          <text:p/>
        </draw:line>
        <draw:line draw:style-name="gr6" draw:text-style-name="P7" draw:layer="layout" svg:x1="17.002cm" svg:y1="18.921cm" svg:x2="1.502cm" svg:y2="18.92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82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9cm" svg:height="0.412cm" svg:x="2.007cm" svg:y="2.05cm">
          <draw:text-box>
            <text:p text:style-name="P1"><text:span text:style-name="T11">Inciter les responsables du contenu à représenter graphiquement et à rationaliser leur </text:span></text:p>
          </draw:text-box>
        </draw:frame>
        <draw:frame draw:style-name="gr4" draw:text-style-name="P5" draw:layer="layout" svg:width="1.551cm" svg:height="0.412cm" svg:x="2.007cm" svg:y="2.474cm">
          <draw:text-box>
            <text:p text:style-name="P1"><text:span text:style-name="T11">contenu.</text:span></text:p>
          </draw:text-box>
        </draw:frame>
        <draw:frame draw:style-name="gr4" draw:text-style-name="P5" draw:layer="layout" svg:width="0.352cm" svg:height="0.412cm" svg:x="1.506cm" svg:y="3.2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3.215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0.352cm" svg:height="0.412cm" svg:x="1.506cm" svg:y="3.9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3.952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4.375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7.152cm" svg:height="0.412cm" svg:x="1.506cm" svg:y="6.076cm">
          <draw:text-box>
            <text:p text:style-name="P1"><text:span text:style-name="T6">Navigation, Conception, Développement</text:span></text:p>
          </draw:text-box>
        </draw:frame>
        <draw:frame draw:style-name="gr4" draw:text-style-name="P5" draw:layer="layout" svg:width="1.937cm" svg:height="0.412cm" svg:x="14.531cm" svg:y="6.076cm">
          <draw:text-box>
            <text:p text:style-name="P1"><text:span text:style-name="T6">RÈGLE 167</text:span></text:p>
          </draw:text-box>
        </draw:frame>
        <draw:frame draw:style-name="gr1" draw:text-style-name="P2" draw:layer="layout" svg:width="15.212cm" svg:height="0.497cm" svg:x="1.506cm" svg:y="7.192cm">
          <draw:text-box>
            <text:p text:style-name="P1"><text:span text:style-name="T7">Les limites de temps imposées à une action ou un accès sont indiquées</text:span></text:p>
          </draw:text-box>
        </draw:frame>
        <draw:frame draw:style-name="gr4" draw:text-style-name="P5" draw:layer="layout" svg:width="17.211cm" svg:height="0.412cm" svg:x="1.506cm" svg:y="8.347cm">
          <draw:text-box>
            <text:p text:style-name="P1"><text:span text:style-name="T8">Il <text:s text:c="2"/>arrive <text:s text:c="2"/>que <text:s text:c="2"/>certaines <text:s text:c="2"/>actions <text:s text:c="2"/>ou <text:s text:c="2"/>l’accès <text:s text:c="2"/>à <text:s text:c="2"/>certaines <text:s text:c="2"/>pages <text:s text:c="2"/>ou <text:s text:c="2"/>données <text:s text:c="2"/>ne <text:s text:c="2"/>soient </text:span></text:p>
          </draw:text-box>
        </draw:frame>
        <draw:frame draw:style-name="gr4" draw:text-style-name="P5" draw:layer="layout" svg:width="16.893cm" svg:height="0.412cm" svg:x="1.506cm" svg:y="8.771cm">
          <draw:text-box>
            <text:p text:style-name="P1"><text:span text:style-name="T8">disponibles <text:s/>que <text:s text:c="2"/>pendant <text:s text:c="2"/>un <text:s text:c="2"/>laps <text:s text:c="2"/>de <text:s text:c="2"/>temps donné. <text:s/>Par <text:s text:c="2"/>exemple, <text:s text:c="2"/>les <text:s/>réservations <text:s text:c="2"/>de </text:span></text:p>
          </draw:text-box>
        </draw:frame>
        <draw:frame draw:style-name="gr4" draw:text-style-name="P5" draw:layer="layout" svg:width="15.674cm" svg:height="0.412cm" svg:x="1.506cm" svg:y="9.194cm">
          <draw:text-box>
            <text:p text:style-name="P1"><text:span text:style-name="T8">transport ou de concert ne peuvent être garanties de manière limitées. Dans ces cas-là, </text:span></text:p>
          </draw:text-box>
        </draw:frame>
        <draw:frame draw:style-name="gr4" draw:text-style-name="P5" draw:layer="layout" svg:width="15.691cm" svg:height="0.412cm" svg:x="1.506cm" svg:y="9.617cm">
          <draw:text-box>
            <text:p text:style-name="P1"><text:span text:style-name="T8">votre panier ne sera valable que pendant un certain temps et l’achat devra être mené à </text:span></text:p>
          </draw:text-box>
        </draw:frame>
        <draw:frame draw:style-name="gr4" draw:text-style-name="P5" draw:layer="layout" svg:width="17.562cm" svg:height="0.412cm" svg:x="1.506cm" svg:y="10.041cm">
          <draw:text-box>
            <text:p text:style-name="P1"><text:span text:style-name="T8">bien <text:s text:c="2"/>avant <text:s text:c="2"/>ce <text:s text:c="2"/>délai. <text:s text:c="2"/>Cela <text:s text:c="2"/>ne <text:s text:c="2"/>pose <text:s text:c="2"/>pas <text:s text:c="2"/>de <text:s text:c="2"/>problème <text:s text:c="2"/>majeur <text:s text:c="2"/>à <text:s text:c="2"/>la <text:s text:c="2"/>condition <text:s text:c="2"/>que <text:s text:c="2"/>les </text:span></text:p>
          </draw:text-box>
        </draw:frame>
        <draw:frame draw:style-name="gr4" draw:text-style-name="P5" draw:layer="layout" svg:width="5.12cm" svg:height="0.412cm" svg:x="1.506cm" svg:y="10.464cm">
          <draw:text-box>
            <text:p text:style-name="P1"><text:span text:style-name="T8">utilisateurs en soient avertis.</text:span></text:p>
          </draw:text-box>
        </draw:frame>
        <draw:frame draw:style-name="gr5" draw:text-style-name="P6" draw:layer="layout" svg:width="2.026cm" svg:height="0.454cm" svg:x="1.506cm" svg:y="11.09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1.86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427cm" svg:height="0.412cm" svg:x="2.007cm" svg:y="11.868cm">
          <draw:text-box>
            <text:p text:style-name="P1"><text:span text:style-name="T11">Avertir <text:s text:c="2"/>des <text:s text:c="2"/>utilisateurs <text:s text:c="2"/>ayant <text:s text:c="2"/>des <text:s text:c="2"/>contraintes <text:s text:c="2"/>spécifiques <text:s text:c="2"/>de <text:s text:c="2"/>manipulation <text:s text:c="2"/>ou <text:s text:c="2"/>de </text:span></text:p>
          </draw:text-box>
        </draw:frame>
        <draw:frame draw:style-name="gr4" draw:text-style-name="P5" draw:layer="layout" svg:width="1.327cm" svg:height="0.412cm" svg:x="2.007cm" svg:y="12.292cm">
          <draw:text-box>
            <text:p text:style-name="P1"><text:span text:style-name="T11">temps. </text:span></text:p>
          </draw:text-box>
        </draw:frame>
        <draw:frame draw:style-name="gr4" draw:text-style-name="P5" draw:layer="layout" svg:width="0.352cm" svg:height="0.412cm" svg:x="1.506cm" svg:y="13.03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92cm" svg:height="0.412cm" svg:x="2.007cm" svg:y="13.032cm">
          <draw:text-box>
            <text:p text:style-name="P1"><text:span text:style-name="T11">Éviter les pertes de données et de temps pour l’utilisateur. </text:span></text:p>
          </draw:text-box>
        </draw:frame>
        <draw:frame draw:style-name="gr4" draw:text-style-name="P5" draw:layer="layout" svg:width="0.352cm" svg:height="0.412cm" svg:x="1.506cm" svg:y="13.77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153cm" svg:height="0.412cm" svg:x="2.007cm" svg:y="13.77cm">
          <draw:text-box>
            <text:p text:style-name="P1"><text:span text:style-name="T11">Prévenir les échecs de command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6.043cm" svg:x2="17.002cm" svg:y2="6.043cm">
          <text:p/>
        </draw:line>
        <draw:line draw:style-name="gr6" draw:text-style-name="P7" draw:layer="layout" svg:x1="17.002cm" svg:y1="6.605cm" svg:x2="1.502cm" svg:y2="6.605cm">
          <text:p/>
        </draw:line>
        <draw:line draw:style-name="gr6" draw:text-style-name="P7" draw:layer="layout" svg:x1="1.502cm" svg:y1="6.043cm" svg:x2="17.002cm" svg:y2="6.043cm">
          <text:p/>
        </draw:line>
        <draw:line draw:style-name="gr6" draw:text-style-name="P7" draw:layer="layout" svg:x1="17.002cm" svg:y1="6.605cm" svg:x2="1.502cm" svg:y2="6.605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83" draw:style-name="dp1" draw:master-page-name="master-page49">
        <draw:frame draw:style-name="gr3" draw:text-style-name="P4" draw:layer="layout" svg:width="6.644cm" svg:height="1.148cm" svg:x="5.955cm" svg:y="2.481cm">
          <draw:text-box>
            <text:p text:style-name="P1"><text:span text:style-name="T5">NEWSLETTER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84" draw:style-name="dp1" draw:master-page-name="master-page122">
        <draw:frame draw:style-name="gr4" draw:text-style-name="P5" draw:layer="layout" svg:width="6.606cm" svg:height="0.412cm" svg:x="1.506cm" svg:y="2.262cm">
          <draw:text-box>
            <text:p text:style-name="P1"><text:span text:style-name="T6">Newsletter, Développement, Éditorial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168</text:span></text:p>
          </draw:text-box>
        </draw:frame>
        <draw:frame draw:style-name="gr1" draw:text-style-name="P2" draw:layer="layout" svg:width="15.674cm" svg:height="0.497cm" svg:x="1.506cm" svg:y="3.382cm">
          <draw:text-box>
            <text:p text:style-name="P1"><text:span text:style-name="T7">L'inscription aux newsletters est soumise à un processus de confirmation.</text:span></text:p>
          </draw:text-box>
        </draw:frame>
        <draw:frame draw:style-name="gr4" draw:text-style-name="P5" draw:layer="layout" svg:width="15.83cm" svg:height="0.412cm" svg:x="1.506cm" svg:y="4.534cm">
          <draw:text-box>
            <text:p text:style-name="P1"><text:span text:style-name="T8">Le spam est suffisamment pénible, ne lui donnons pas un coup de pouce. Faites-en sorte </text:span></text:p>
          </draw:text-box>
        </draw:frame>
        <draw:frame draw:style-name="gr4" draw:text-style-name="P5" draw:layer="layout" svg:width="14.853cm" svg:height="0.412cm" svg:x="1.506cm" svg:y="4.957cm">
          <draw:text-box>
            <text:p text:style-name="P1"><text:span text:style-name="T8">que l’inscription à votre newsletter ne puisse être faite que par le vrai détenteur de </text:span></text:p>
          </draw:text-box>
        </draw:frame>
        <draw:frame draw:style-name="gr4" draw:text-style-name="P5" draw:layer="layout" svg:width="2.906cm" svg:height="0.412cm" svg:x="1.506cm" svg:y="5.381cm">
          <draw:text-box>
            <text:p text:style-name="P1"><text:span text:style-name="T8">l’adresse e-mail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537cm" svg:height="0.412cm" svg:x="2.007cm" svg:y="6.788cm">
          <draw:text-box>
            <text:p text:style-name="P1"><text:span text:style-name="T11">Éviter l'inscription à une newsletter par un tiers usurpant une identité. </text:span></text:p>
          </draw:text-box>
        </draw:frame>
        <draw:frame draw:style-name="gr4" draw:text-style-name="P5" draw:layer="layout" svg:width="0.352cm" svg:height="0.412cm" svg:x="1.506cm" svg:y="7.5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277cm" svg:height="0.412cm" svg:x="2.007cm" svg:y="7.525cm">
          <draw:text-box>
            <text:p text:style-name="P1"><text:span text:style-name="T11">Vérifier que l'adresse e-mail a été saisie sans erreur.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23cm" svg:height="0.412cm" svg:x="2.007cm" svg:y="8.266cm">
          <draw:text-box>
            <text:p text:style-name="P1"><text:span text:style-name="T11">Renforcer la confiance des utilisateurs sur l’utilisation de leurs données.</text:span></text:p>
          </draw:text-box>
        </draw:frame>
        <draw:frame draw:style-name="gr4" draw:text-style-name="P5" draw:layer="layout" svg:width="7.152cm" svg:height="0.412cm" svg:x="1.506cm" svg:y="9.963cm">
          <draw:text-box>
            <text:p text:style-name="P1"><text:span text:style-name="T6">Newsletter, Conception, Développement</text:span></text:p>
          </draw:text-box>
        </draw:frame>
        <draw:frame draw:style-name="gr4" draw:text-style-name="P5" draw:layer="layout" svg:width="1.937cm" svg:height="0.412cm" svg:x="14.531cm" svg:y="9.963cm">
          <draw:text-box>
            <text:p text:style-name="P1"><text:span text:style-name="T6">RÈGLE 169</text:span></text:p>
          </draw:text-box>
        </draw:frame>
        <draw:frame draw:style-name="gr1" draw:text-style-name="P2" draw:layer="layout" svg:width="13.121cm" svg:height="0.497cm" svg:x="1.506cm" svg:y="11.083cm">
          <draw:text-box>
            <text:p text:style-name="P1"><text:span text:style-name="T7">Un lien de désinscription est présent dans chaque newsletter.</text:span></text:p>
          </draw:text-box>
        </draw:frame>
        <draw:frame draw:style-name="gr4" draw:text-style-name="P5" draw:layer="layout" svg:width="16.69cm" svg:height="0.412cm" svg:x="1.506cm" svg:y="12.235cm">
          <draw:text-box>
            <text:p text:style-name="P1"><text:span text:style-name="T8">Pouvoir <text:s text:c="2"/>se <text:s text:c="2"/>désinscrire <text:s text:c="2"/>facilement <text:s text:c="2"/>d’une <text:s text:c="2"/>newsletter <text:s text:c="2"/>est <text:s text:c="2"/>fortement <text:s text:c="2"/>apprécié <text:s text:c="2"/>par <text:s text:c="2"/>les </text:span></text:p>
          </draw:text-box>
        </draw:frame>
        <draw:frame draw:style-name="gr4" draw:text-style-name="P5" draw:layer="layout" svg:width="15.521cm" svg:height="0.412cm" svg:x="1.506cm" svg:y="12.658cm">
          <draw:text-box>
            <text:p text:style-name="P1"><text:span text:style-name="T8">utilisateurs. Vous pouvez essayer de les en empêcher, mais vous vous exposerez à des </text:span></text:p>
          </draw:text-box>
        </draw:frame>
        <draw:frame draw:style-name="gr4" draw:text-style-name="P5" draw:layer="layout" svg:width="4.663cm" svg:height="0.412cm" svg:x="1.506cm" svg:y="13.082cm">
          <draw:text-box>
            <text:p text:style-name="P1"><text:span text:style-name="T8">plaintes ou des reproches.</text:span></text:p>
          </draw:text-box>
        </draw:frame>
        <draw:frame draw:style-name="gr5" draw:text-style-name="P6" draw:layer="layout" svg:width="2.026cm" svg:height="0.454cm" svg:x="1.506cm" svg:y="13.71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48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84cm" svg:height="0.412cm" svg:x="2.007cm" svg:y="14.489cm">
          <draw:text-box>
            <text:p text:style-name="P1"><text:span text:style-name="T11">Permettre aux abonnés de ne plus recevoir une newsletter.</text:span></text:p>
          </draw:text-box>
        </draw:frame>
        <draw:frame draw:style-name="gr4" draw:text-style-name="P5" draw:layer="layout" svg:width="0.352cm" svg:height="0.412cm" svg:x="1.506cm" svg:y="15.22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23cm" svg:height="0.412cm" svg:x="2.007cm" svg:y="15.227cm">
          <draw:text-box>
            <text:p text:style-name="P1"><text:span text:style-name="T11">Renforcer la confiance des utilisateurs sur l’utilisation de leurs données.</text:span></text:p>
          </draw:text-box>
        </draw:frame>
        <draw:frame draw:style-name="gr4" draw:text-style-name="P5" draw:layer="layout" svg:width="7.732cm" svg:height="0.412cm" svg:x="1.506cm" svg:y="16.927cm">
          <draw:text-box>
            <text:p text:style-name="P1"><text:span text:style-name="T6">Newsletter, Développement, Écoconception</text:span></text:p>
          </draw:text-box>
        </draw:frame>
        <draw:frame draw:style-name="gr4" draw:text-style-name="P5" draw:layer="layout" svg:width="1.937cm" svg:height="0.412cm" svg:x="14.531cm" svg:y="16.927cm">
          <draw:text-box>
            <text:p text:style-name="P1"><text:span text:style-name="T6">RÈGLE 170</text:span></text:p>
          </draw:text-box>
        </draw:frame>
        <draw:frame draw:style-name="gr1" draw:text-style-name="P2" draw:layer="layout" svg:width="15.72cm" svg:height="0.497cm" svg:x="1.506cm" svg:y="18.043cm">
          <draw:text-box>
            <text:p text:style-name="P1"><text:span text:style-name="T7">La désinscription depuis une newsletter ne demande pas de confirmation </text:span></text:p>
          </draw:text-box>
        </draw:frame>
        <draw:frame draw:style-name="gr1" draw:text-style-name="P2" draw:layer="layout" svg:width="2.576cm" svg:height="0.497cm" svg:x="1.506cm" svg:y="18.551cm">
          <draw:text-box>
            <text:p text:style-name="P1"><text:span text:style-name="T7">par courriel.</text:span></text:p>
          </draw:text-box>
        </draw:frame>
        <draw:frame draw:style-name="gr4" draw:text-style-name="P5" draw:layer="layout" svg:width="15.784cm" svg:height="0.412cm" svg:x="1.506cm" svg:y="19.707cm">
          <draw:text-box>
            <text:p text:style-name="P1"><text:span text:style-name="T8">Lorsqu’il s’agit de se désinscrire d’un envoi de newsletter ou de courriels publicitaires, le </text:span></text:p>
          </draw:text-box>
        </draw:frame>
        <draw:frame draw:style-name="gr4" draw:text-style-name="P5" draw:layer="layout" svg:width="15.784cm" svg:height="0.412cm" svg:x="1.506cm" svg:y="20.13cm">
          <draw:text-box>
            <text:p text:style-name="P1"><text:span text:style-name="T8">clic sur lien de désinscription doit permettre de confirmer celle-ci. Toute autre demande, </text:span></text:p>
          </draw:text-box>
        </draw:frame>
        <draw:frame draw:style-name="gr4" draw:text-style-name="P5" draw:layer="layout" svg:width="15.627cm" svg:height="0.412cm" svg:x="1.506cm" svg:y="20.554cm">
          <draw:text-box>
            <text:p text:style-name="P1"><text:span text:style-name="T8">comme la saisie de l’adresse e-mail ou l’envoi d’un e-mail de demande d’annulation est </text:span></text:p>
          </draw:text-box>
        </draw:frame>
        <draw:frame draw:style-name="gr4" draw:text-style-name="P5" draw:layer="layout" svg:width="11.157cm" svg:height="0.412cm" svg:x="1.506cm" svg:y="20.977cm">
          <draw:text-box>
            <text:p text:style-name="P1"><text:span text:style-name="T8">passablement agaçante pour les utilisateurs. C’est tout simple.</text:span></text:p>
          </draw:text-box>
        </draw:frame>
        <draw:frame draw:style-name="gr5" draw:text-style-name="P6" draw:layer="layout" svg:width="2.026cm" svg:height="0.454cm" svg:x="1.506cm" svg:y="21.60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38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83cm" svg:height="0.412cm" svg:x="2.007cm" svg:y="22.381cm">
          <draw:text-box>
            <text:p text:style-name="P1"><text:span text:style-name="T11">Ne pas imposer à l’utilisateur une étape qui n’est pas nécessaire dans ce context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9.93cm" svg:x2="17.002cm" svg:y2="9.93cm">
          <text:p/>
        </draw:line>
        <draw:line draw:style-name="gr6" draw:text-style-name="P7" draw:layer="layout" svg:x1="17.002cm" svg:y1="10.493cm" svg:x2="1.502cm" svg:y2="10.493cm">
          <text:p/>
        </draw:line>
        <draw:line draw:style-name="gr6" draw:text-style-name="P7" draw:layer="layout" svg:x1="1.502cm" svg:y1="16.894cm" svg:x2="17.002cm" svg:y2="16.894cm">
          <text:p/>
        </draw:line>
        <draw:line draw:style-name="gr6" draw:text-style-name="P7" draw:layer="layout" svg:x1="17.002cm" svg:y1="17.457cm" svg:x2="1.502cm" svg:y2="17.457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9.93cm" svg:x2="17.002cm" svg:y2="9.93cm">
          <text:p/>
        </draw:line>
        <draw:line draw:style-name="gr6" draw:text-style-name="P7" draw:layer="layout" svg:x1="17.002cm" svg:y1="10.493cm" svg:x2="1.502cm" svg:y2="10.493cm">
          <text:p/>
        </draw:line>
        <draw:line draw:style-name="gr6" draw:text-style-name="P7" draw:layer="layout" svg:x1="1.502cm" svg:y1="16.894cm" svg:x2="17.002cm" svg:y2="16.894cm">
          <text:p/>
        </draw:line>
        <draw:line draw:style-name="gr6" draw:text-style-name="P7" draw:layer="layout" svg:x1="17.002cm" svg:y1="17.457cm" svg:x2="1.502cm" svg:y2="17.45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85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67cm" svg:height="0.412cm" svg:x="2.007cm" svg:y="2.05cm">
          <draw:text-box>
            <text:p text:style-name="P1"><text:span text:style-name="T11">Diminuer l'impact énergétique lié à la consultation du site. 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23cm" svg:height="0.412cm" svg:x="2.007cm" svg:y="2.791cm">
          <draw:text-box>
            <text:p text:style-name="P1"><text:span text:style-name="T11">Renforcer la confiance des utilisateurs sur l’utilisation de leurs données.</text:span></text:p>
          </draw:text-box>
        </draw:frame>
        <draw:frame draw:style-name="gr4" draw:text-style-name="P5" draw:layer="layout" svg:width="7.152cm" svg:height="0.412cm" svg:x="1.506cm" svg:y="4.488cm">
          <draw:text-box>
            <text:p text:style-name="P1"><text:span text:style-name="T6">Newsletter, Conception, Développement</text:span></text:p>
          </draw:text-box>
        </draw:frame>
        <draw:frame draw:style-name="gr4" draw:text-style-name="P5" draw:layer="layout" svg:width="1.937cm" svg:height="0.412cm" svg:x="14.531cm" svg:y="4.488cm">
          <draw:text-box>
            <text:p text:style-name="P1"><text:span text:style-name="T6">RÈGLE 171</text:span></text:p>
          </draw:text-box>
        </draw:frame>
        <draw:frame draw:style-name="gr1" draw:text-style-name="P2" draw:layer="layout" svg:width="12.837cm" svg:height="0.497cm" svg:x="1.506cm" svg:y="5.608cm">
          <draw:text-box>
            <text:p text:style-name="P1"><text:span text:style-name="T7">La désinscription aux newsletters est possible depuis le site.</text:span></text:p>
          </draw:text-box>
        </draw:frame>
        <draw:frame draw:style-name="gr4" draw:text-style-name="P5" draw:layer="layout" svg:width="15.449cm" svg:height="0.412cm" svg:x="1.506cm" svg:y="6.76cm">
          <draw:text-box>
            <text:p text:style-name="P1"><text:span text:style-name="T8">La désinscription ne doit pas seulement être possible depuis la newsletter, mais égale- </text:span></text:p>
          </draw:text-box>
        </draw:frame>
        <draw:frame draw:style-name="gr4" draw:text-style-name="P5" draw:layer="layout" svg:width="5.37cm" svg:height="0.412cm" svg:x="1.506cm" svg:y="7.183cm">
          <draw:text-box>
            <text:p text:style-name="P1"><text:span text:style-name="T8">ment depuis le site qui l’émet.</text:span></text:p>
          </draw:text-box>
        </draw:frame>
        <draw:frame draw:style-name="gr5" draw:text-style-name="P6" draw:layer="layout" svg:width="2.026cm" svg:height="0.454cm" svg:x="1.506cm" svg:y="7.81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5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07cm" svg:height="0.412cm" svg:x="2.007cm" svg:y="8.591cm">
          <draw:text-box>
            <text:p text:style-name="P1"><text:span text:style-name="T11">Permettre à l'utilisateur de se désinscrire sans nécessairement passer par un mail.</text:span></text:p>
          </draw:text-box>
        </draw:frame>
        <draw:frame draw:style-name="gr4" draw:text-style-name="P5" draw:layer="layout" svg:width="0.352cm" svg:height="0.412cm" svg:x="1.506cm" svg:y="9.3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723cm" svg:height="0.412cm" svg:x="2.007cm" svg:y="9.328cm">
          <draw:text-box>
            <text:p text:style-name="P1"><text:span text:style-name="T11">Renforcer la confiance des utilisateurs sur l’utilisation de leurs données.</text:span></text:p>
          </draw:text-box>
        </draw:frame>
        <draw:frame draw:style-name="gr4" draw:text-style-name="P5" draw:layer="layout" svg:width="4.121cm" svg:height="0.412cm" svg:x="1.506cm" svg:y="11.029cm">
          <draw:text-box>
            <text:p text:style-name="P1"><text:span text:style-name="T6">Newsletter, Conception</text:span></text:p>
          </draw:text-box>
        </draw:frame>
        <draw:frame draw:style-name="gr4" draw:text-style-name="P5" draw:layer="layout" svg:width="1.937cm" svg:height="0.412cm" svg:x="14.531cm" svg:y="11.029cm">
          <draw:text-box>
            <text:p text:style-name="P1"><text:span text:style-name="T6">RÈGLE 172</text:span></text:p>
          </draw:text-box>
        </draw:frame>
        <draw:frame draw:style-name="gr1" draw:text-style-name="P2" draw:layer="layout" svg:width="11.796cm" svg:height="0.497cm" svg:x="1.506cm" svg:y="12.145cm">
          <draw:text-box>
            <text:p text:style-name="P1"><text:span text:style-name="T7">La dernière newsletter envoyée est disponible en ligne.</text:span></text:p>
          </draw:text-box>
        </draw:frame>
        <draw:frame draw:style-name="gr4" draw:text-style-name="P5" draw:layer="layout" svg:width="15.496cm" svg:height="0.412cm" svg:x="1.506cm" svg:y="13.3cm">
          <draw:text-box>
            <text:p text:style-name="P1"><text:span text:style-name="T8">Certains utilisateurs ne peuvent pas consulter votre newsletter sur leur mobile ou avec </text:span></text:p>
          </draw:text-box>
        </draw:frame>
        <draw:frame draw:style-name="gr4" draw:text-style-name="P5" draw:layer="layout" svg:width="15.839cm" svg:height="0.412cm" svg:x="1.506cm" svg:y="13.724cm">
          <draw:text-box>
            <text:p text:style-name="P1"><text:span text:style-name="T8">leur logiciel de messagerie. Un lien vers une version en ligne fournit une solution de repli </text:span></text:p>
          </draw:text-box>
        </draw:frame>
        <draw:frame draw:style-name="gr4" draw:text-style-name="P5" draw:layer="layout" svg:width="9.591cm" svg:height="0.412cm" svg:x="1.506cm" svg:y="14.147cm">
          <draw:text-box>
            <text:p text:style-name="P1"><text:span text:style-name="T8">et peut contribuer au référencement de vos contenus.</text:span></text:p>
          </draw:text-box>
        </draw:frame>
        <draw:frame draw:style-name="gr5" draw:text-style-name="P6" draw:layer="layout" svg:width="2.026cm" svg:height="0.454cm" svg:x="1.506cm" svg:y="14.77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5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52cm" svg:height="0.412cm" svg:x="2.007cm" svg:y="15.551cm">
          <draw:text-box>
            <text:p text:style-name="P1"><text:span text:style-name="T11">Permettre aux utilisateurs de se faire une idée de la newsletter envoyée aux abonnés. </text:span></text:p>
          </draw:text-box>
        </draw:frame>
        <draw:frame draw:style-name="gr4" draw:text-style-name="P5" draw:layer="layout" svg:width="0.352cm" svg:height="0.412cm" svg:x="1.506cm" svg:y="16.2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58cm" svg:height="0.412cm" svg:x="2.007cm" svg:y="16.292cm">
          <draw:text-box>
            <text:p text:style-name="P1"><text:span text:style-name="T11">Permettre aux utilisateurs de consulter la newsletter en dehors des contraintes de </text:span></text:p>
          </draw:text-box>
        </draw:frame>
        <draw:frame draw:style-name="gr4" draw:text-style-name="P5" draw:layer="layout" svg:width="1.386cm" svg:height="0.412cm" svg:x="2.007cm" svg:y="16.715cm">
          <draw:text-box>
            <text:p text:style-name="P1"><text:span text:style-name="T11">l'email. </text:span></text:p>
          </draw:text-box>
        </draw:frame>
        <draw:frame draw:style-name="gr4" draw:text-style-name="P5" draw:layer="layout" svg:width="0.352cm" svg:height="0.412cm" svg:x="1.506cm" svg:y="17.453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846cm" svg:height="0.412cm" svg:x="2.007cm" svg:y="17.453cm">
          <draw:text-box>
            <text:p text:style-name="P1"><text:span text:style-name="T11">Accroître le référencement de vos contenus.</text:span></text:p>
          </draw:text-box>
        </draw:frame>
        <draw:frame draw:style-name="gr4" draw:text-style-name="P5" draw:layer="layout" svg:width="8.092cm" svg:height="0.412cm" svg:x="1.506cm" svg:y="19.153cm">
          <draw:text-box>
            <text:p text:style-name="P1"><text:span text:style-name="T6">Newsletter, Conception, Développement, SEO</text:span></text:p>
          </draw:text-box>
        </draw:frame>
        <draw:frame draw:style-name="gr4" draw:text-style-name="P5" draw:layer="layout" svg:width="1.937cm" svg:height="0.412cm" svg:x="14.531cm" svg:y="19.153cm">
          <draw:text-box>
            <text:p text:style-name="P1"><text:span text:style-name="T6">RÈGLE 173</text:span></text:p>
          </draw:text-box>
        </draw:frame>
        <draw:frame draw:style-name="gr1" draw:text-style-name="P2" draw:layer="layout" svg:width="11.436cm" svg:height="0.497cm" svg:x="1.506cm" svg:y="20.269cm">
          <draw:text-box>
            <text:p text:style-name="P1"><text:span text:style-name="T7">Les archives de newsletters sont disponibles en ligne.</text:span></text:p>
          </draw:text-box>
        </draw:frame>
        <draw:frame draw:style-name="gr4" draw:text-style-name="P5" draw:layer="layout" svg:width="15.052cm" svg:height="0.412cm" svg:x="1.506cm" svg:y="21.425cm">
          <draw:text-box>
            <text:p text:style-name="P1"><text:span text:style-name="T8">Les archives de vos anciennes lettres d’information peuvent vous servir de stockage </text:span></text:p>
          </draw:text-box>
        </draw:frame>
        <draw:frame draw:style-name="gr4" draw:text-style-name="P5" draw:layer="layout" svg:width="15.488cm" svg:height="0.412cm" svg:x="1.506cm" svg:y="21.848cm">
          <draw:text-box>
            <text:p text:style-name="P1"><text:span text:style-name="T8">d’information. Elles donnent un aperçu et témoignent également de la qualité de votre </text:span></text:p>
          </draw:text-box>
        </draw:frame>
        <draw:frame draw:style-name="gr4" draw:text-style-name="P5" draw:layer="layout" svg:width="6.094cm" svg:height="0.412cm" svg:x="1.506cm" svg:y="22.272cm">
          <draw:text-box>
            <text:p text:style-name="P1"><text:span text:style-name="T8">newsletter auprès des utilisateurs.</text:span></text:p>
          </draw:text-box>
        </draw:frame>
        <draw:frame draw:style-name="gr5" draw:text-style-name="P6" draw:layer="layout" svg:width="2.026cm" svg:height="0.454cm" svg:x="1.506cm" svg:y="22.899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0.996cm" svg:x2="17.002cm" svg:y2="10.996cm">
          <text:p/>
        </draw:line>
        <draw:line draw:style-name="gr6" draw:text-style-name="P7" draw:layer="layout" svg:x1="17.002cm" svg:y1="11.558cm" svg:x2="1.502cm" svg:y2="11.558cm">
          <text:p/>
        </draw:line>
        <draw:line draw:style-name="gr6" draw:text-style-name="P7" draw:layer="layout" svg:x1="1.502cm" svg:y1="19.12cm" svg:x2="17.002cm" svg:y2="19.12cm">
          <text:p/>
        </draw:line>
        <draw:line draw:style-name="gr6" draw:text-style-name="P7" draw:layer="layout" svg:x1="17.002cm" svg:y1="19.683cm" svg:x2="1.502cm" svg:y2="19.683cm">
          <text:p/>
        </draw:lin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0.996cm" svg:x2="17.002cm" svg:y2="10.996cm">
          <text:p/>
        </draw:line>
        <draw:line draw:style-name="gr6" draw:text-style-name="P7" draw:layer="layout" svg:x1="17.002cm" svg:y1="11.558cm" svg:x2="1.502cm" svg:y2="11.558cm">
          <text:p/>
        </draw:line>
        <draw:line draw:style-name="gr6" draw:text-style-name="P7" draw:layer="layout" svg:x1="1.502cm" svg:y1="19.12cm" svg:x2="17.002cm" svg:y2="19.12cm">
          <text:p/>
        </draw:line>
        <draw:line draw:style-name="gr6" draw:text-style-name="P7" draw:layer="layout" svg:x1="17.002cm" svg:y1="19.683cm" svg:x2="1.502cm" svg:y2="19.68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86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544cm" svg:height="0.412cm" svg:x="2.007cm" svg:y="2.05cm">
          <draw:text-box>
            <text:p text:style-name="P1"><text:span text:style-name="T11">Faciliter la consultation des archives des newsletters. 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52cm" svg:height="0.412cm" svg:x="2.007cm" svg:y="2.791cm">
          <draw:text-box>
            <text:p text:style-name="P1"><text:span text:style-name="T11">Permettre aux utilisateurs de se faire une idée de la newsletter envoyée aux abonnés. </text:span></text:p>
          </draw:text-box>
        </draw:frame>
        <draw:frame draw:style-name="gr4" draw:text-style-name="P5" draw:layer="layout" svg:width="0.352cm" svg:height="0.412cm" svg:x="1.506cm" svg:y="3.529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884cm" svg:height="0.412cm" svg:x="2.007cm" svg:y="3.529cm">
          <draw:text-box>
            <text:p text:style-name="P1"><text:span text:style-name="T11">Favoriser le référencement de vos contenus.</text:span></text:p>
          </draw:text-box>
        </draw:frame>
        <draw:frame draw:style-name="gr4" draw:text-style-name="P5" draw:layer="layout" svg:width="0.352cm" svg:height="0.412cm" svg:x="1.506cm" svg:y="4.26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4.269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4.693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4.121cm" svg:height="0.412cm" svg:x="1.506cm" svg:y="6.39cm">
          <draw:text-box>
            <text:p text:style-name="P1"><text:span text:style-name="T6">Newsletter, Conception</text:span></text:p>
          </draw:text-box>
        </draw:frame>
        <draw:frame draw:style-name="gr4" draw:text-style-name="P5" draw:layer="layout" svg:width="1.937cm" svg:height="0.412cm" svg:x="14.531cm" svg:y="6.39cm">
          <draw:text-box>
            <text:p text:style-name="P1"><text:span text:style-name="T6">RÈGLE 174</text:span></text:p>
          </draw:text-box>
        </draw:frame>
        <draw:frame draw:style-name="gr1" draw:text-style-name="P2" draw:layer="layout" svg:width="15.805cm" svg:height="0.497cm" svg:x="1.506cm" svg:y="7.509cm">
          <draw:text-box>
            <text:p text:style-name="P1"><text:span text:style-name="T7">La fréquence d'envoi des newsletters est consultable avant l'abonnement.</text:span></text:p>
          </draw:text-box>
        </draw:frame>
        <draw:frame draw:style-name="gr4" draw:text-style-name="P5" draw:layer="layout" svg:width="16.559cm" svg:height="0.412cm" svg:x="1.506cm" svg:y="8.661cm">
          <draw:text-box>
            <text:p text:style-name="P1"><text:span text:style-name="T8">Certains <text:s text:c="2"/>utilisateurs <text:s text:c="2"/>détestent <text:s text:c="2"/>recevoir <text:s text:c="2"/>des <text:s text:c="2"/>messages <text:s text:c="2"/>trop <text:s text:c="2"/>fréquents, <text:s text:c="2"/>d’autres, <text:s text:c="2"/>au </text:span></text:p>
          </draw:text-box>
        </draw:frame>
        <draw:frame draw:style-name="gr4" draw:text-style-name="P5" draw:layer="layout" svg:width="16.741cm" svg:height="0.412cm" svg:x="1.506cm" svg:y="9.085cm">
          <draw:text-box>
            <text:p text:style-name="P1"><text:span text:style-name="T8">contraire, <text:s text:c="2"/>attendent <text:s text:c="2"/>une <text:s text:c="2"/>grande <text:s text:c="2"/>fréquence <text:s text:c="2"/>d’envoi. <text:s text:c="2"/>Faites-leur <text:s text:c="2"/>gagner <text:s text:c="2"/>du <text:s text:c="2"/>temps <text:s text:c="2"/>: </text:span></text:p>
          </draw:text-box>
        </draw:frame>
        <draw:frame draw:style-name="gr4" draw:text-style-name="P5" draw:layer="layout" svg:width="3.664cm" svg:height="0.412cm" svg:x="1.506cm" svg:y="9.508cm">
          <draw:text-box>
            <text:p text:style-name="P1"><text:span text:style-name="T8">annoncez la couleur.</text:span></text:p>
          </draw:text-box>
        </draw:frame>
        <draw:frame draw:style-name="gr5" draw:text-style-name="P6" draw:layer="layout" svg:width="2.026cm" svg:height="0.454cm" svg:x="1.506cm" svg:y="10.13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0.9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39cm" svg:height="0.412cm" svg:x="2.007cm" svg:y="10.916cm">
          <draw:text-box>
            <text:p text:style-name="P1"><text:span text:style-name="T11">Permettre aux utilisateurs de connaître avant leur inscription la fréquence à laquelle </text:span></text:p>
          </draw:text-box>
        </draw:frame>
        <draw:frame draw:style-name="gr4" draw:text-style-name="P5" draw:layer="layout" svg:width="4.697cm" svg:height="0.412cm" svg:x="2.007cm" svg:y="11.339cm">
          <draw:text-box>
            <text:p text:style-name="P1"><text:span text:style-name="T11">ils recevront la newsletter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2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6.357cm" svg:x2="17.002cm" svg:y2="6.357cm">
          <text:p/>
        </draw:line>
        <draw:line draw:style-name="gr6" draw:text-style-name="P7" draw:layer="layout" svg:x1="17.002cm" svg:y1="6.919cm" svg:x2="1.502cm" svg:y2="6.919cm">
          <text:p/>
        </draw:line>
        <draw:line draw:style-name="gr6" draw:text-style-name="P7" draw:layer="layout" svg:x1="1.502cm" svg:y1="6.357cm" svg:x2="17.002cm" svg:y2="6.357cm">
          <text:p/>
        </draw:line>
        <draw:line draw:style-name="gr6" draw:text-style-name="P7" draw:layer="layout" svg:x1="17.002cm" svg:y1="6.919cm" svg:x2="1.502cm" svg:y2="6.91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87" draw:style-name="dp1" draw:master-page-name="master-page49">
        <draw:frame draw:style-name="gr3" draw:text-style-name="P4" draw:layer="layout" svg:width="7.571cm" svg:height="1.148cm" svg:x="5.468cm" svg:y="2.481cm">
          <draw:text-box>
            <text:p text:style-name="P1"><text:span text:style-name="T5">PRÉSENT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88" draw:style-name="dp1" draw:master-page-name="master-page122">
        <draw:frame draw:style-name="gr4" draw:text-style-name="P5" draw:layer="layout" svg:width="4.447cm" svg:height="0.412cm" svg:x="1.506cm" svg:y="2.262cm">
          <draw:text-box>
            <text:p text:style-name="P1"><text:span text:style-name="T6">Présentation, Conception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175</text:span></text:p>
          </draw:text-box>
        </draw:frame>
        <draw:frame draw:style-name="gr1" draw:text-style-name="P2" draw:layer="layout" svg:width="12.283cm" svg:height="0.497cm" svg:x="1.506cm" svg:y="3.382cm">
          <draw:text-box>
            <text:p text:style-name="P1"><text:span text:style-name="T7">La charte graphique est cohérente sur l'ensemble du site.</text:span></text:p>
          </draw:text-box>
        </draw:frame>
        <draw:frame draw:style-name="gr4" draw:text-style-name="P5" draw:layer="layout" svg:width="15.703cm" svg:height="0.412cm" svg:x="1.506cm" svg:y="4.534cm">
          <draw:text-box>
            <text:p text:style-name="P1"><text:span text:style-name="T8">Un site peut être beau ou moche, c’est subjectif. Son univers graphique doit en tous cas </text:span></text:p>
          </draw:text-box>
        </draw:frame>
        <draw:frame draw:style-name="gr4" draw:text-style-name="P5" draw:layer="layout" svg:width="16.931cm" svg:height="0.412cm" svg:x="1.506cm" svg:y="4.957cm">
          <draw:text-box>
            <text:p text:style-name="P1"><text:span text:style-name="T8">être <text:s text:c="2"/>cohérent, <text:s text:c="2"/>pour <text:s text:c="2"/>ne <text:s text:c="2"/>pas <text:s text:c="2"/>donner <text:s text:c="2"/>l’impression <text:s text:c="2"/>aux <text:s text:c="2"/>utilisateurs <text:s text:c="2"/>qu’ils <text:s text:c="2"/>viennent <text:s text:c="2"/>de </text:span></text:p>
          </draw:text-box>
        </draw:frame>
        <draw:frame draw:style-name="gr4" draw:text-style-name="P5" draw:layer="layout" svg:width="4.625cm" svg:height="0.412cm" svg:x="1.506cm" svg:y="5.381cm">
          <draw:text-box>
            <text:p text:style-name="P1"><text:span text:style-name="T8">basculer sur un autre site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625cm" svg:height="0.412cm" svg:x="2.007cm" svg:y="6.788cm">
          <draw:text-box>
            <text:p text:style-name="P1"><text:span text:style-name="T11">Permettre une homogénéité et une continuité dans la visite et la navigation. </text:span></text:p>
          </draw:text-box>
        </draw:frame>
        <draw:frame draw:style-name="gr4" draw:text-style-name="P5" draw:layer="layout" svg:width="0.352cm" svg:height="0.412cm" svg:x="1.506cm" svg:y="7.5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43cm" svg:height="0.412cm" svg:x="2.007cm" svg:y="7.525cm">
          <draw:text-box>
            <text:p text:style-name="P1"><text:span text:style-name="T11">Permettre une identification permanente du service en ligne visité.</text:span></text:p>
          </draw:text-box>
        </draw:frame>
        <draw:frame draw:style-name="gr4" draw:text-style-name="P5" draw:layer="layout" svg:width="8.837cm" svg:height="0.412cm" svg:x="1.506cm" svg:y="9.226cm">
          <draw:text-box>
            <text:p text:style-name="P1"><text:span text:style-name="T6">Présentation, Conception, Accessibilité, Vie privée</text:span></text:p>
          </draw:text-box>
        </draw:frame>
        <draw:frame draw:style-name="gr4" draw:text-style-name="P5" draw:layer="layout" svg:width="1.937cm" svg:height="0.412cm" svg:x="14.531cm" svg:y="9.226cm">
          <draw:text-box>
            <text:p text:style-name="P1"><text:span text:style-name="T6">RÈGLE 176</text:span></text:p>
          </draw:text-box>
        </draw:frame>
        <draw:frame draw:style-name="gr1" draw:text-style-name="P2" draw:layer="layout" svg:width="12.901cm" svg:height="0.497cm" svg:x="1.506cm" svg:y="10.342cm">
          <draw:text-box>
            <text:p text:style-name="P1"><text:span text:style-name="T7">L'information n'est pas véhiculée uniquement par la couleur.</text:span></text:p>
          </draw:text-box>
        </draw:frame>
        <draw:frame draw:style-name="gr4" draw:text-style-name="P5" draw:layer="layout" svg:width="17.659cm" svg:height="0.412cm" svg:x="1.506cm" svg:y="11.498cm">
          <draw:text-box>
            <text:p text:style-name="P1"><text:span text:style-name="T8">Cette <text:s text:c="2"/>règle <text:s text:c="2"/>consiste <text:s text:c="2"/>à <text:s text:c="2"/>ne <text:s text:c="2"/>pas <text:s text:c="2"/>faire <text:s text:c="2"/>référence <text:s text:c="2"/>à <text:s text:c="2"/>un <text:s text:c="2"/>contenu <text:s text:c="2"/>ou <text:s text:c="2"/>à <text:s text:c="2"/>une <text:s text:c="2"/>fonctionnalité </text:span></text:p>
          </draw:text-box>
        </draw:frame>
        <draw:frame draw:style-name="gr4" draw:text-style-name="P5" draw:layer="layout" svg:width="16.796cm" svg:height="0.412cm" svg:x="1.506cm" svg:y="11.921cm">
          <draw:text-box>
            <text:p text:style-name="P1"><text:span text:style-name="T8">uniquement <text:s text:c="2"/>par <text:s text:c="2"/>sa <text:s text:c="2"/>couleur. <text:s text:c="2"/>Par <text:s text:c="2"/>exemple, <text:s text:c="2"/>le <text:s text:c="2"/>caractère <text:s text:c="2"/>obligatoire <text:s text:c="2"/>d’un <text:s text:c="2"/>champ <text:s text:c="2"/>de </text:span></text:p>
          </draw:text-box>
        </draw:frame>
        <draw:frame draw:style-name="gr4" draw:text-style-name="P5" draw:layer="layout" svg:width="11.051cm" svg:height="0.412cm" svg:x="1.506cm" svg:y="12.344cm">
          <draw:text-box>
            <text:p text:style-name="P1"><text:span text:style-name="T8">formulaire signalé en rouge pourra ne pas être perçu par tous.</text:span></text:p>
          </draw:text-box>
        </draw:frame>
        <draw:frame draw:style-name="gr5" draw:text-style-name="P6" draw:layer="layout" svg:width="2.026cm" svg:height="0.454cm" svg:x="1.506cm" svg:y="12.97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74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391cm" svg:height="0.412cm" svg:x="2.007cm" svg:y="13.748cm">
          <draw:text-box>
            <text:p text:style-name="P1"><text:span text:style-name="T11">Permettre l’accès à l’information pour les utilisateurs dont le navigateur, la plate-</text:span></text:p>
          </draw:text-box>
        </draw:frame>
        <draw:frame draw:style-name="gr4" draw:text-style-name="P5" draw:layer="layout" svg:width="15.077cm" svg:height="0.412cm" svg:x="2.007cm" svg:y="14.172cm">
          <draw:text-box>
            <text:p text:style-name="P1"><text:span text:style-name="T11">forme, l’aide technique ou encore le handicap (comme le daltonisme) ne permettent </text:span></text:p>
          </draw:text-box>
        </draw:frame>
        <draw:frame draw:style-name="gr4" draw:text-style-name="P5" draw:layer="layout" svg:width="8.608cm" svg:height="0.412cm" svg:x="2.007cm" svg:y="14.595cm">
          <draw:text-box>
            <text:p text:style-name="P1"><text:span text:style-name="T11">pas de visualiser ou de différencier les couleurs. </text:span></text:p>
          </draw:text-box>
        </draw:frame>
        <draw:frame draw:style-name="gr4" draw:text-style-name="P5" draw:layer="layout" svg:width="0.352cm" svg:height="0.412cm" svg:x="1.506cm" svg:y="15.336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967cm" svg:height="0.412cm" svg:x="2.007cm" svg:y="15.336cm">
          <draw:text-box>
            <text:p text:style-name="P1"><text:span text:style-name="T11">Rendre l’information accessible aux robots d’indexation.</text:span></text:p>
          </draw:text-box>
        </draw:frame>
        <draw:frame draw:style-name="gr4" draw:text-style-name="P5" draw:layer="layout" svg:width="0.352cm" svg:height="0.412cm" svg:x="1.506cm" svg:y="16.07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6.073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8.837cm" svg:height="0.412cm" svg:x="1.506cm" svg:y="17.774cm">
          <draw:text-box>
            <text:p text:style-name="P1"><text:span text:style-name="T6">Présentation, Conception, Accessibilité, Vie privée</text:span></text:p>
          </draw:text-box>
        </draw:frame>
        <draw:frame draw:style-name="gr4" draw:text-style-name="P5" draw:layer="layout" svg:width="1.937cm" svg:height="0.412cm" svg:x="14.531cm" svg:y="17.774cm">
          <draw:text-box>
            <text:p text:style-name="P1"><text:span text:style-name="T6">RÈGLE 177</text:span></text:p>
          </draw:text-box>
        </draw:frame>
        <draw:frame draw:style-name="gr1" draw:text-style-name="P2" draw:layer="layout" svg:width="15.983cm" svg:height="0.497cm" svg:x="1.506cm" svg:y="18.89cm">
          <draw:text-box>
            <text:p text:style-name="P1"><text:span text:style-name="T7">Les contenus sont présentés avec un contraste suffisant par rapport à leur </text:span></text:p>
          </draw:text-box>
        </draw:frame>
        <draw:frame draw:style-name="gr1" draw:text-style-name="P2" draw:layer="layout" svg:width="2.622cm" svg:height="0.497cm" svg:x="1.506cm" svg:y="19.398cm">
          <draw:text-box>
            <text:p text:style-name="P1"><text:span text:style-name="T7">arrière-plan.</text:span></text:p>
          </draw:text-box>
        </draw:frame>
        <draw:frame draw:style-name="gr4" draw:text-style-name="P5" draw:layer="layout" svg:width="16.406cm" svg:height="0.412cm" svg:x="1.506cm" svg:y="20.554cm">
          <draw:text-box>
            <text:p text:style-name="P1"><text:span text:style-name="T8">À <text:s text:c="2"/>première <text:s text:c="2"/>vue <text:s text:c="2"/>(sic), <text:s text:c="2"/>il <text:s text:c="2"/>s’agit <text:s text:c="2"/>d’une <text:s text:c="2"/>règle <text:s text:c="2"/>destinée <text:s text:c="2"/>uniquement <text:s text:c="2"/>aux <text:s text:c="2"/>utilisateurs </text:span></text:p>
          </draw:text-box>
        </draw:frame>
        <draw:frame draw:style-name="gr4" draw:text-style-name="P5" draw:layer="layout" svg:width="15.403cm" svg:height="0.412cm" svg:x="1.506cm" svg:y="20.977cm">
          <draw:text-box>
            <text:p text:style-name="P1"><text:span text:style-name="T8">handicapés, daltoniens ou malvoyants. Mais détrompez-vous : une page web avec des </text:span></text:p>
          </draw:text-box>
        </draw:frame>
        <draw:frame draw:style-name="gr4" draw:text-style-name="P5" draw:layer="layout" svg:width="10.42cm" svg:height="0.412cm" svg:x="1.506cm" svg:y="21.4cm">
          <draw:text-box>
            <text:p text:style-name="P1"><text:span text:style-name="T8">contrastes suffisants est plus agréable pour tout le monde.</text:span></text:p>
          </draw:text-box>
        </draw:frame>
        <draw:frame draw:style-name="gr5" draw:text-style-name="P6" draw:layer="layout" svg:width="2.026cm" svg:height="0.454cm" svg:x="1.506cm" svg:y="22.02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804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901cm" svg:height="0.412cm" svg:x="2.007cm" svg:y="22.804cm">
          <draw:text-box>
            <text:p text:style-name="P1"><text:span text:style-name="T11">Permettre une bonne lisibilité des contenus. 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9.193cm" svg:x2="17.002cm" svg:y2="9.193cm">
          <text:p/>
        </draw:line>
        <draw:line draw:style-name="gr6" draw:text-style-name="P7" draw:layer="layout" svg:x1="17.002cm" svg:y1="9.756cm" svg:x2="1.502cm" svg:y2="9.756cm">
          <text:p/>
        </draw:line>
        <draw:line draw:style-name="gr6" draw:text-style-name="P7" draw:layer="layout" svg:x1="1.502cm" svg:y1="17.741cm" svg:x2="17.002cm" svg:y2="17.741cm">
          <text:p/>
        </draw:line>
        <draw:line draw:style-name="gr6" draw:text-style-name="P7" draw:layer="layout" svg:x1="17.002cm" svg:y1="18.303cm" svg:x2="1.502cm" svg:y2="18.303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9.193cm" svg:x2="17.002cm" svg:y2="9.193cm">
          <text:p/>
        </draw:line>
        <draw:line draw:style-name="gr6" draw:text-style-name="P7" draw:layer="layout" svg:x1="17.002cm" svg:y1="9.756cm" svg:x2="1.502cm" svg:y2="9.756cm">
          <text:p/>
        </draw:line>
        <draw:line draw:style-name="gr6" draw:text-style-name="P7" draw:layer="layout" svg:x1="1.502cm" svg:y1="17.741cm" svg:x2="17.002cm" svg:y2="17.741cm">
          <text:p/>
        </draw:line>
        <draw:line draw:style-name="gr6" draw:text-style-name="P7" draw:layer="layout" svg:x1="17.002cm" svg:y1="18.303cm" svg:x2="1.502cm" svg:y2="18.303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89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663cm" svg:height="0.412cm" svg:x="2.007cm" svg:y="2.05cm">
          <draw:text-box>
            <text:p text:style-name="P1"><text:span text:style-name="T11">Limiter la charge mentale lors de la consultation.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2.791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9.65cm" svg:height="0.412cm" svg:x="1.506cm" svg:y="4.488cm">
          <draw:text-box>
            <text:p text:style-name="P1"><text:span text:style-name="T6">Présentation, Développement, Accessibilité, Vie privée</text:span></text:p>
          </draw:text-box>
        </draw:frame>
        <draw:frame draw:style-name="gr4" draw:text-style-name="P5" draw:layer="layout" svg:width="1.937cm" svg:height="0.412cm" svg:x="14.531cm" svg:y="4.488cm">
          <draw:text-box>
            <text:p text:style-name="P1"><text:span text:style-name="T6">RÈGLE 178</text:span></text:p>
          </draw:text-box>
        </draw:frame>
        <draw:frame draw:style-name="gr1" draw:text-style-name="P2" draw:layer="layout" svg:width="16.216cm" svg:height="0.497cm" svg:x="1.506cm" svg:y="5.608cm">
          <draw:text-box>
            <text:p text:style-name="P1"><text:span text:style-name="T7">Le contenu et le sens de chaque page ne sont pas altérés lorsque les styles </text:span></text:p>
          </draw:text-box>
        </draw:frame>
        <draw:frame draw:style-name="gr1" draw:text-style-name="P2" draw:layer="layout" svg:width="3.439cm" svg:height="0.497cm" svg:x="1.506cm" svg:y="6.116cm">
          <draw:text-box>
            <text:p text:style-name="P1"><text:span text:style-name="T7">sont désactivés.</text:span></text:p>
          </draw:text-box>
        </draw:frame>
        <draw:frame draw:style-name="gr4" draw:text-style-name="P5" draw:layer="layout" svg:width="15.902cm" svg:height="0.412cm" svg:x="1.506cm" svg:y="7.268cm">
          <draw:text-box>
            <text:p text:style-name="P1"><text:span text:style-name="T8">Les styles constituent une couche de présentation. Les contenus doivent rester lisibles et </text:span></text:p>
          </draw:text-box>
        </draw:frame>
        <draw:frame draw:style-name="gr4" draw:text-style-name="P5" draw:layer="layout" svg:width="12.689cm" svg:height="0.412cm" svg:x="1.506cm" svg:y="7.691cm">
          <draw:text-box>
            <text:p text:style-name="P1"><text:span text:style-name="T8">compréhensibles lorsque cette couche ne peut pas se voir ou s’afficher.</text:span></text:p>
          </draw:text-box>
        </draw:frame>
        <draw:frame draw:style-name="gr5" draw:text-style-name="P6" draw:layer="layout" svg:width="2.026cm" svg:height="0.454cm" svg:x="1.506cm" svg:y="8.3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0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529cm" svg:height="0.412cm" svg:x="2.007cm" svg:y="9.099cm">
          <draw:text-box>
            <text:p text:style-name="P1"><text:span text:style-name="T11">Permettre <text:s text:c="2"/>la <text:s text:c="2"/>compréhension <text:s text:c="2"/>des <text:s text:c="2"/>contenus <text:s text:c="2"/>par <text:s text:c="2"/>les <text:s text:c="2"/>utilisateurs <text:s text:c="2"/>dont <text:s text:c="2"/>le <text:s text:c="2"/>navigateur </text:span></text:p>
          </draw:text-box>
        </draw:frame>
        <draw:frame draw:style-name="gr4" draw:text-style-name="P5" draw:layer="layout" svg:width="15.276cm" svg:height="0.412cm" svg:x="2.007cm" svg:y="9.522cm">
          <draw:text-box>
            <text:p text:style-name="P1"><text:span text:style-name="T11">n'appliquera pas les feuilles de styles du site ou dont le mode d'accès n'est pas visuel.</text:span></text:p>
          </draw:text-box>
        </draw:frame>
        <draw:frame draw:style-name="gr4" draw:text-style-name="P5" draw:layer="layout" svg:width="0.352cm" svg:height="0.412cm" svg:x="1.506cm" svg:y="10.2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568cm" svg:height="0.412cm" svg:x="2.007cm" svg:y="10.26cm">
          <draw:text-box>
            <text:p text:style-name="P1"><text:span text:style-name="T11">Séparer <text:s text:c="2"/>rigoureusement <text:s text:c="2"/>les <text:s text:c="2"/>contenus <text:s text:c="2"/>de <text:s text:c="2"/>la <text:s text:c="2"/>présentation <text:s text:c="2"/>pour <text:s text:c="2"/>améliorer <text:s text:c="2"/>leur </text:span></text:p>
          </draw:text-box>
        </draw:frame>
        <draw:frame draw:style-name="gr4" draw:text-style-name="P5" draw:layer="layout" svg:width="2.821cm" svg:height="0.412cm" svg:x="2.007cm" svg:y="10.683cm">
          <draw:text-box>
            <text:p text:style-name="P1"><text:span text:style-name="T11">interopérabilité.</text:span></text:p>
          </draw:text-box>
        </draw:frame>
        <draw:frame draw:style-name="gr4" draw:text-style-name="P5" draw:layer="layout" svg:width="0.352cm" svg:height="0.412cm" svg:x="1.506cm" svg:y="11.424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995cm" svg:height="0.412cm" svg:x="2.007cm" svg:y="11.424cm">
          <draw:text-box>
            <text:p text:style-name="P1"><text:span text:style-name="T11">Favoriser le référencement du contenu.</text:span></text:p>
          </draw:text-box>
        </draw:frame>
        <draw:frame draw:style-name="gr4" draw:text-style-name="P5" draw:layer="layout" svg:width="0.352cm" svg:height="0.412cm" svg:x="1.506cm" svg:y="12.16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2.161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0.509cm" svg:height="0.412cm" svg:x="1.506cm" svg:y="13.861cm">
          <draw:text-box>
            <text:p text:style-name="P1"><text:span text:style-name="T6">Présentation, Conception, Éditorial, Accessibilité, Vie privée</text:span></text:p>
          </draw:text-box>
        </draw:frame>
        <draw:frame draw:style-name="gr4" draw:text-style-name="P5" draw:layer="layout" svg:width="1.937cm" svg:height="0.412cm" svg:x="14.531cm" svg:y="13.861cm">
          <draw:text-box>
            <text:p text:style-name="P1"><text:span text:style-name="T6">RÈGLE 179</text:span></text:p>
          </draw:text-box>
        </draw:frame>
        <draw:frame draw:style-name="gr1" draw:text-style-name="P2" draw:layer="layout" svg:width="16.245cm" svg:height="0.497cm" svg:x="1.506cm" svg:y="14.978cm">
          <draw:text-box>
            <text:p text:style-name="P1"><text:span text:style-name="T7">Un contenu n'est pas désigné uniquement par sa forme ou par sa position à </text:span></text:p>
          </draw:text-box>
        </draw:frame>
        <draw:frame draw:style-name="gr1" draw:text-style-name="P2" draw:layer="layout" svg:width="1.564cm" svg:height="0.497cm" svg:x="1.506cm" svg:y="15.486cm">
          <draw:text-box>
            <text:p text:style-name="P1"><text:span text:style-name="T7">l'écran.</text:span></text:p>
          </draw:text-box>
        </draw:frame>
        <draw:frame draw:style-name="gr4" draw:text-style-name="P5" draw:layer="layout" svg:width="17.663cm" svg:height="0.412cm" svg:x="1.506cm" svg:y="16.641cm">
          <draw:text-box>
            <text:p text:style-name="P1"><text:span text:style-name="T8">L’un <text:s text:c="2"/>des <text:s text:c="2"/>fondements <text:s text:c="2"/>du <text:s text:c="2"/>Web <text:s text:c="2"/>de <text:s text:c="2"/>qualité <text:s text:c="2"/>est <text:s text:c="2"/>la <text:s text:c="2"/>séparation <text:s text:c="2"/>du <text:s text:c="2"/>fond <text:s text:c="2"/>et <text:s text:c="2"/>de <text:s text:c="2"/>la <text:s text:c="2"/>forme. </text:span></text:p>
          </draw:text-box>
        </draw:frame>
        <draw:frame draw:style-name="gr4" draw:text-style-name="P5" draw:layer="layout" svg:width="15.86cm" svg:height="0.412cm" svg:x="1.506cm" svg:y="17.065cm">
          <draw:text-box>
            <text:p text:style-name="P1"><text:span text:style-name="T8">Désigner un contenu par sa forme ou sa position, c’est préjuger de la capacité du lecteur </text:span></text:p>
          </draw:text-box>
        </draw:frame>
        <draw:frame draw:style-name="gr4" draw:text-style-name="P5" draw:layer="layout" svg:width="9.857cm" svg:height="0.412cm" svg:x="1.506cm" svg:y="17.488cm">
          <draw:text-box>
            <text:p text:style-name="P1"><text:span text:style-name="T8">à distinguer cette forme ou à trouver cet emplacement.</text:span></text:p>
          </draw:text-box>
        </draw:frame>
        <draw:frame draw:style-name="gr5" draw:text-style-name="P6" draw:layer="layout" svg:width="2.026cm" svg:height="0.454cm" svg:x="1.506cm" svg:y="18.11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8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56cm" svg:height="0.412cm" svg:x="2.007cm" svg:y="18.892cm">
          <draw:text-box>
            <text:p text:style-name="P1"><text:span text:style-name="T11">Permettre <text:s text:c="2"/>la <text:s text:c="2"/>compréhension <text:s text:c="2"/>de <text:s text:c="2"/>l'information <text:s text:c="2"/>sans <text:s text:c="2"/>l'accès <text:s text:c="2"/>au <text:s text:c="2"/>support <text:s text:c="2"/>visuel <text:s text:c="2"/>ou </text:span></text:p>
          </draw:text-box>
        </draw:frame>
        <draw:frame draw:style-name="gr4" draw:text-style-name="P5" draw:layer="layout" svg:width="6.678cm" svg:height="0.412cm" svg:x="2.007cm" svg:y="19.315cm">
          <draw:text-box>
            <text:p text:style-name="P1"><text:span text:style-name="T11">lorsque le rendu de celui-ci est altéré.</text:span></text:p>
          </draw:text-box>
        </draw:frame>
        <draw:frame draw:style-name="gr4" draw:text-style-name="P5" draw:layer="layout" svg:width="0.352cm" svg:height="0.412cm" svg:x="1.506cm" svg:y="20.05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20.056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3.828cm" svg:x2="17.002cm" svg:y2="13.828cm">
          <text:p/>
        </draw:line>
        <draw:line draw:style-name="gr6" draw:text-style-name="P7" draw:layer="layout" svg:x1="17.002cm" svg:y1="14.391cm" svg:x2="1.502cm" svg:y2="14.391cm">
          <text:p/>
        </draw:lin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3.828cm" svg:x2="17.002cm" svg:y2="13.828cm">
          <text:p/>
        </draw:line>
        <draw:line draw:style-name="gr6" draw:text-style-name="P7" draw:layer="layout" svg:x1="17.002cm" svg:y1="14.391cm" svg:x2="1.502cm" svg:y2="14.39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90" draw:style-name="dp1" draw:master-page-name="master-page75">
        <draw:frame draw:style-name="gr4" draw:text-style-name="P5" draw:layer="layout" svg:width="9.65cm" svg:height="0.412cm" svg:x="1.506cm" svg:y="2.156cm">
          <draw:text-box>
            <text:p text:style-name="P1"><text:span text:style-name="T6">Présentation, Développement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80</text:span></text:p>
          </draw:text-box>
        </draw:frame>
        <draw:frame draw:style-name="gr1" draw:text-style-name="P2" draw:layer="layout" svg:width="15.179cm" svg:height="0.497cm" svg:x="1.506cm" svg:y="3.276cm">
          <draw:text-box>
            <text:p text:style-name="P1"><text:span text:style-name="T7">Un contenu qui doit être restitué dans un lecteur d'écran ne lui est pas </text:span></text:p>
          </draw:text-box>
        </draw:frame>
        <draw:frame draw:style-name="gr1" draw:text-style-name="P2" draw:layer="layout" svg:width="2.14cm" svg:height="0.497cm" svg:x="1.506cm" svg:y="3.784cm">
          <draw:text-box>
            <text:p text:style-name="P1"><text:span text:style-name="T7">dissimulé.</text:span></text:p>
          </draw:text-box>
        </draw:frame>
        <draw:frame draw:style-name="gr4" draw:text-style-name="P5" draw:layer="layout" svg:width="15.712cm" svg:height="0.412cm" svg:x="1.506cm" svg:y="4.936cm">
          <draw:text-box>
            <text:p text:style-name="P1"><text:span text:style-name="T8">Certaines propriétés CSS permettent de rendre certains contenus invisibles à l’écran. Le </text:span></text:p>
          </draw:text-box>
        </draw:frame>
        <draw:frame draw:style-name="gr4" draw:text-style-name="P5" draw:layer="layout" svg:width="15.852cm" svg:height="0.412cm" svg:x="1.506cm" svg:y="5.359cm">
          <draw:text-box>
            <text:p text:style-name="P1"><text:span text:style-name="T8">problème est que ces contenus risquent de disparaître aussi pour des utilisateurs qui ont </text:span></text:p>
          </draw:text-box>
        </draw:frame>
        <draw:frame draw:style-name="gr4" draw:text-style-name="P5" draw:layer="layout" svg:width="12.465cm" svg:height="0.412cm" svg:x="1.506cm" svg:y="5.783cm">
          <draw:text-box>
            <text:p text:style-name="P1"><text:span text:style-name="T8">besoin de les consulter. Sachez donc les masquer avec les bons outil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34cm" svg:height="0.412cm" svg:x="2.007cm" svg:y="7.19cm">
          <draw:text-box>
            <text:p text:style-name="P1"><text:span text:style-name="T11">Faciliter <text:s text:c="2"/>l’adaptation <text:s text:c="2"/>du <text:s text:c="2"/>rendu <text:s text:c="2"/>au <text:s text:c="2"/>media <text:s text:c="2"/>(mobile <text:s text:c="2"/>ou <text:s text:c="2"/>autre) <text:s text:c="2"/>ou <text:s text:c="2"/>aux <text:s text:c="2"/>besoins <text:s text:c="2"/>de </text:span></text:p>
          </draw:text-box>
        </draw:frame>
        <draw:frame draw:style-name="gr4" draw:text-style-name="P5" draw:layer="layout" svg:width="15.255cm" svg:height="0.412cm" svg:x="2.007cm" svg:y="7.614cm">
          <draw:text-box>
            <text:p text:style-name="P1"><text:span text:style-name="T11">l’utilisateur (agrandissement de la taille des caractères, modification des couleurs, de </text:span></text:p>
          </draw:text-box>
        </draw:frame>
        <draw:frame draw:style-name="gr4" draw:text-style-name="P5" draw:layer="layout" svg:width="8.405cm" svg:height="0.412cm" svg:x="2.007cm" svg:y="8.037cm">
          <draw:text-box>
            <text:p text:style-name="P1"><text:span text:style-name="T11">la police, de la graisse, de la justification, etc.). </text:span></text:p>
          </draw:text-box>
        </draw:frame>
        <draw:frame draw:style-name="gr4" draw:text-style-name="P5" draw:layer="layout" svg:width="0.352cm" svg:height="0.412cm" svg:x="1.506cm" svg:y="8.77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8.774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0.323cm" svg:height="0.412cm" svg:x="1.506cm" svg:y="10.475cm">
          <draw:text-box>
            <text:p text:style-name="P1"><text:span text:style-name="T6">Présentation, Conception, Accessibilité, Vie privée, Mobile,</text:span></text:p>
          </draw:text-box>
        </draw:frame>
        <draw:frame draw:style-name="gr4" draw:text-style-name="P5" draw:layer="layout" svg:width="1.937cm" svg:height="0.412cm" svg:x="14.531cm" svg:y="10.475cm">
          <draw:text-box>
            <text:p text:style-name="P1"><text:span text:style-name="T6">RÈGLE 181</text:span></text:p>
          </draw:text-box>
        </draw:frame>
        <draw:frame draw:style-name="gr1" draw:text-style-name="P2" draw:layer="layout" svg:width="10.052cm" svg:height="0.497cm" svg:x="1.506cm" svg:y="11.591cm">
          <draw:text-box>
            <text:p text:style-name="P1"><text:span text:style-name="T7">La taille des éléments cliquables est suffisante.</text:span></text:p>
          </draw:text-box>
        </draw:frame>
        <draw:frame draw:style-name="gr4" draw:text-style-name="P5" draw:layer="layout" svg:width="15.547cm" svg:height="0.412cm" svg:x="1.506cm" svg:y="12.747cm">
          <draw:text-box>
            <text:p text:style-name="P1"><text:span text:style-name="T8">Les écrans tactiles ont apporté leur lot de contraintes. Parmi celles-ci, le fait de pouvoir </text:span></text:p>
          </draw:text-box>
        </draw:frame>
        <draw:frame draw:style-name="gr4" draw:text-style-name="P5" draw:layer="layout" svg:width="15.932cm" svg:height="0.412cm" svg:x="1.506cm" svg:y="13.17cm">
          <draw:text-box>
            <text:p text:style-name="P1"><text:span text:style-name="T8">cliquer sans difficultés avec les doigts n’est pas la moindre. Il se trouve que les standards </text:span></text:p>
          </draw:text-box>
        </draw:frame>
        <draw:frame draw:style-name="gr4" draw:text-style-name="P5" draw:layer="layout" svg:width="15.733cm" svg:height="0.412cm" svg:x="1.506cm" svg:y="13.593cm">
          <draw:text-box>
            <text:p text:style-name="P1"><text:span text:style-name="T8">internationaux en matière d’accessibilité des contenus Web aux personnes handicapées </text:span></text:p>
          </draw:text-box>
        </draw:frame>
        <draw:frame draw:style-name="gr4" draw:text-style-name="P5" draw:layer="layout" svg:width="15.56cm" svg:height="0.412cm" svg:x="1.506cm" svg:y="14.017cm">
          <draw:text-box>
            <text:p text:style-name="P1"><text:span text:style-name="T8">précisent même une valeur numérique pour la taille minimum des éléments cliquables. </text:span></text:p>
          </draw:text-box>
        </draw:frame>
        <draw:frame draw:style-name="gr4" draw:text-style-name="P5" draw:layer="layout" svg:width="15.818cm" svg:height="0.412cm" svg:x="1.506cm" svg:y="14.44cm">
          <draw:text-box>
            <text:p text:style-name="P1"><text:span text:style-name="T8">Comme dans le cas des contrastes, cela nous permet de proposer une règle qui s’appuie </text:span></text:p>
          </draw:text-box>
        </draw:frame>
        <draw:frame draw:style-name="gr4" draw:text-style-name="P5" draw:layer="layout" svg:width="7.478cm" svg:height="0.412cm" svg:x="1.506cm" svg:y="14.863cm">
          <draw:text-box>
            <text:p text:style-name="P1"><text:span text:style-name="T8">sur l’existence de cette valeur numérique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2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48cm" svg:height="0.412cm" svg:x="2.007cm" svg:y="16.267cm">
          <draw:text-box>
            <text:p text:style-name="P1"><text:span text:style-name="T11">Permettre à l’utilisateur de cliquer sur les éléments interactifs. Limiter les fausses </text:span></text:p>
          </draw:text-box>
        </draw:frame>
        <draw:frame draw:style-name="gr4" draw:text-style-name="P5" draw:layer="layout" svg:width="7.686cm" svg:height="0.412cm" svg:x="2.007cm" svg:y="16.691cm">
          <draw:text-box>
            <text:p text:style-name="P1"><text:span text:style-name="T11">manipulations et les manipulations inutiles.</text:span></text:p>
          </draw:text-box>
        </draw:frame>
        <draw:frame draw:style-name="gr4" draw:text-style-name="P5" draw:layer="layout" svg:width="0.352cm" svg:height="0.412cm" svg:x="1.506cm" svg:y="17.431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73cm" svg:height="0.412cm" svg:x="2.007cm" svg:y="17.431cm">
          <draw:text-box>
            <text:p text:style-name="P1"><text:span text:style-name="T11">Améliorer la compatibilité avec les terminaux mobiles. </text:span></text:p>
          </draw:text-box>
        </draw:frame>
        <draw:frame draw:style-name="gr4" draw:text-style-name="P5" draw:layer="layout" svg:width="0.352cm" svg:height="0.412cm" svg:x="1.506cm" svg:y="18.16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8.169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442cm" svg:x2="17.002cm" svg:y2="10.442cm">
          <text:p/>
        </draw:line>
        <draw:line draw:style-name="gr6" draw:text-style-name="P7" draw:layer="layout" svg:x1="17.002cm" svg:y1="11.004cm" svg:x2="1.502cm" svg:y2="11.00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442cm" svg:x2="17.002cm" svg:y2="10.442cm">
          <text:p/>
        </draw:line>
        <draw:line draw:style-name="gr6" draw:text-style-name="P7" draw:layer="layout" svg:x1="17.002cm" svg:y1="11.004cm" svg:x2="1.502cm" svg:y2="11.00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91" draw:style-name="dp1" draw:master-page-name="master-page75">
        <draw:frame draw:style-name="gr4" draw:text-style-name="P5" draw:layer="layout" svg:width="12.262cm" svg:height="0.412cm" svg:x="1.506cm" svg:y="2.156cm">
          <draw:text-box>
            <text:p text:style-name="P1"><text:span text:style-name="T6">Présentation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82</text:span></text:p>
          </draw:text-box>
        </draw:frame>
        <draw:frame draw:style-name="gr1" draw:text-style-name="P2" draw:layer="layout" svg:width="16.072cm" svg:height="0.497cm" svg:x="1.506cm" svg:y="3.276cm">
          <draw:text-box>
            <text:p text:style-name="P1"><text:span text:style-name="T7">Les textes pouvant être mis en forme via des styles ne sont pas remplacés </text:span></text:p>
          </draw:text-box>
        </draw:frame>
        <draw:frame draw:style-name="gr1" draw:text-style-name="P2" draw:layer="layout" svg:width="3.393cm" svg:height="0.497cm" svg:x="1.506cm" svg:y="3.784cm">
          <draw:text-box>
            <text:p text:style-name="P1"><text:span text:style-name="T7">par des images.</text:span></text:p>
          </draw:text-box>
        </draw:frame>
        <draw:frame draw:style-name="gr4" draw:text-style-name="P5" draw:layer="layout" svg:width="16.034cm" svg:height="0.412cm" svg:x="1.506cm" svg:y="4.936cm">
          <draw:text-box>
            <text:p text:style-name="P1"><text:span text:style-name="T8">Un très beau texte dans une belle police, c’est maintenant possible sur le Web. Il est donc </text:span></text:p>
          </draw:text-box>
        </draw:frame>
        <draw:frame draw:style-name="gr4" draw:text-style-name="P5" draw:layer="layout" svg:width="11.665cm" svg:height="0.412cm" svg:x="1.506cm" svg:y="5.359cm">
          <draw:text-box>
            <text:p text:style-name="P1"><text:span text:style-name="T8">temps d’abandonner la plupart des images reproduisant du texte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3cm" svg:height="0.352cm" svg:x="1.506cm" svg:y="6.714cm">
          <draw:text-box>
            <text:p text:style-name="P1"><text:span text:style-name="T13"></text:span></text:p>
          </draw:text-box>
        </draw:frame>
        <draw:frame draw:style-name="gr4" draw:text-style-name="P5" draw:layer="layout" svg:width="16.334cm" svg:height="0.412cm" svg:x="2.106cm" svg:y="6.661cm">
          <draw:text-box>
            <text:p text:style-name="P1"><text:span text:style-name="T11">Faciliter <text:s text:c="2"/>l’adaptation <text:s text:c="2"/>du <text:s text:c="2"/>rendu <text:s text:c="2"/>au <text:s text:c="2"/>media <text:s text:c="2"/>(mobile <text:s text:c="2"/>ou <text:s text:c="2"/>autre) <text:s text:c="2"/>ou <text:s text:c="2"/>aux <text:s text:c="2"/>besoins <text:s text:c="2"/>de </text:span></text:p>
          </draw:text-box>
        </draw:frame>
        <draw:frame draw:style-name="gr4" draw:text-style-name="P5" draw:layer="layout" svg:width="15.255cm" svg:height="0.412cm" svg:x="2.106cm" svg:y="7.085cm">
          <draw:text-box>
            <text:p text:style-name="P1"><text:span text:style-name="T11">l’utilisateur (agrandissement de la taille des caractères, modification des couleurs, de </text:span></text:p>
          </draw:text-box>
        </draw:frame>
        <draw:frame draw:style-name="gr4" draw:text-style-name="P5" draw:layer="layout" svg:width="8.295cm" svg:height="0.412cm" svg:x="2.106cm" svg:y="7.508cm">
          <draw:text-box>
            <text:p text:style-name="P1"><text:span text:style-name="T11">la police, de la graisse, de la justification, etc.).</text:span></text:p>
          </draw:text-box>
        </draw:frame>
        <draw:frame draw:style-name="gr4" draw:text-style-name="P5" draw:layer="layout" svg:width="0.353cm" svg:height="0.352cm" svg:x="1.506cm" svg:y="8.192cm">
          <draw:text-box>
            <text:p text:style-name="P1"><text:span text:style-name="T13"></text:span></text:p>
          </draw:text-box>
        </draw:frame>
        <draw:frame draw:style-name="gr4" draw:text-style-name="P5" draw:layer="layout" svg:width="11.805cm" svg:height="0.412cm" svg:x="2.106cm" svg:y="8.139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0.353cm" svg:height="0.352cm" svg:x="1.506cm" svg:y="8.827cm">
          <draw:text-box>
            <text:p text:style-name="P1"><text:span text:style-name="T13"></text:span></text:p>
          </draw:text-box>
        </draw:frame>
        <draw:frame draw:style-name="gr4" draw:text-style-name="P5" draw:layer="layout" svg:width="14.522cm" svg:height="0.412cm" svg:x="2.106cm" svg:y="8.774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309cm" svg:height="0.412cm" svg:x="2.106cm" svg:y="9.198cm">
          <draw:text-box>
            <text:p text:style-name="P1"><text:span text:style-name="T11">d’indexation.</text:span></text:p>
          </draw:text-box>
        </draw:frame>
        <draw:frame draw:style-name="gr4" draw:text-style-name="P5" draw:layer="layout" svg:width="10.59cm" svg:height="0.412cm" svg:x="1.506cm" svg:y="10.895cm">
          <draw:text-box>
            <text:p text:style-name="P1"><text:span text:style-name="T6">Présentation, Développement, Accessibilité, Vie privée, SEO</text:span></text:p>
          </draw:text-box>
        </draw:frame>
        <draw:frame draw:style-name="gr4" draw:text-style-name="P5" draw:layer="layout" svg:width="1.937cm" svg:height="0.412cm" svg:x="14.531cm" svg:y="10.895cm">
          <draw:text-box>
            <text:p text:style-name="P1"><text:span text:style-name="T6">RÈGLE 183</text:span></text:p>
          </draw:text-box>
        </draw:frame>
        <draw:frame draw:style-name="gr1" draw:text-style-name="P2" draw:layer="layout" svg:width="16.195cm" svg:height="0.497cm" svg:x="1.506cm" svg:y="12.014cm">
          <draw:text-box>
            <text:p text:style-name="P1"><text:span text:style-name="T7">Les contenus générés via les styles sont dotés d'une alternative appropriée.</text:span></text:p>
          </draw:text-box>
        </draw:frame>
        <draw:frame draw:style-name="gr4" draw:text-style-name="P5" draw:layer="layout" svg:width="15.957cm" svg:height="0.412cm" svg:x="1.506cm" svg:y="13.166cm">
          <draw:text-box>
            <text:p text:style-name="P1"><text:span text:style-name="T8">Certaines instructions CSS permettent d’afficher des textes et des images qui sont de fait </text:span></text:p>
          </draw:text-box>
        </draw:frame>
        <draw:frame draw:style-name="gr4" draw:text-style-name="P5" draw:layer="layout" svg:width="15.53cm" svg:height="0.412cm" svg:x="1.506cm" svg:y="13.59cm">
          <draw:text-box>
            <text:p text:style-name="P1"><text:span text:style-name="T8">invisibles pour les utilisateurs et les outils qui ne prennent pas en charge les feuilles de </text:span></text:p>
          </draw:text-box>
        </draw:frame>
        <draw:frame draw:style-name="gr4" draw:text-style-name="P5" draw:layer="layout" svg:width="15.606cm" svg:height="0.412cm" svg:x="1.506cm" svg:y="14.013cm">
          <draw:text-box>
            <text:p text:style-name="P1"><text:span text:style-name="T8">styles. Par exemple, en cas de désactivation des couleurs ou des styles CSS, une image </text:span></text:p>
          </draw:text-box>
        </draw:frame>
        <draw:frame draw:style-name="gr4" draw:text-style-name="P5" draw:layer="layout" svg:width="15.911cm" svg:height="0.412cm" svg:x="1.506cm" svg:y="14.436cm">
          <draw:text-box>
            <text:p text:style-name="P1"><text:span text:style-name="T8">CSS (propriété background-image) ne sera pas visible alors qu’une image HTML (élément </text:span></text:p>
          </draw:text-box>
        </draw:frame>
        <draw:frame draw:style-name="gr4" draw:text-style-name="P5" draw:layer="layout" svg:width="3.541cm" svg:height="0.412cm" svg:x="1.506cm" svg:y="14.86cm">
          <draw:text-box>
            <text:p text:style-name="P1"><text:span text:style-name="T8">&lt;img&gt;) l’aurait été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2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571cm" svg:height="0.412cm" svg:x="2.007cm" svg:y="16.267cm">
          <draw:text-box>
            <text:p text:style-name="P1"><text:span text:style-name="T11">Permettre <text:s text:c="2"/>aux <text:s text:c="2"/>utilisateurs <text:s text:c="2"/>placés <text:s text:c="2"/>dans <text:s text:c="2"/>des <text:s text:c="2"/>contextes <text:s text:c="2"/>où <text:s text:c="2"/>les <text:s text:c="2"/>styles <text:s text:c="2"/>ne <text:s text:c="2"/>sont <text:s text:c="2"/>pas </text:span></text:p>
          </draw:text-box>
        </draw:frame>
        <draw:frame draw:style-name="gr4" draw:text-style-name="P5" draw:layer="layout" svg:width="15.805cm" svg:height="0.412cm" svg:x="2.007cm" svg:y="16.691cm">
          <draw:text-box>
            <text:p text:style-name="P1"><text:span text:style-name="T11">restitués <text:s text:c="2"/>(navigateur <text:s text:c="2"/>texte, <text:s text:c="2"/>lecteur <text:s text:c="2"/>d'écran, <text:s text:c="2"/>navigateur <text:s text:c="2"/>avec <text:s text:c="2"/>styles <text:s text:c="2"/>désactivés) </text:span></text:p>
          </draw:text-box>
        </draw:frame>
        <draw:frame draw:style-name="gr4" draw:text-style-name="P5" draw:layer="layout" svg:width="14.967cm" svg:height="0.412cm" svg:x="2.007cm" svg:y="17.114cm">
          <draw:text-box>
            <text:p text:style-name="P1"><text:span text:style-name="T11">d’accéder à l’information présente sous forme de contenus générés en CSS (images </text:span></text:p>
          </draw:text-box>
        </draw:frame>
        <draw:frame draw:style-name="gr4" draw:text-style-name="P5" draw:layer="layout" svg:width="4.93cm" svg:height="0.412cm" svg:x="2.007cm" svg:y="17.537cm">
          <draw:text-box>
            <text:p text:style-name="P1"><text:span text:style-name="T11">d’arrière-plan notamment). </text:span></text:p>
          </draw:text-box>
        </draw:frame>
        <draw:frame draw:style-name="gr4" draw:text-style-name="P5" draw:layer="layout" svg:width="0.352cm" svg:height="0.412cm" svg:x="1.506cm" svg:y="18.2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29cm" svg:height="0.412cm" svg:x="2.007cm" svg:y="18.275cm">
          <draw:text-box>
            <text:p text:style-name="P1"><text:span text:style-name="T11">Permettre <text:s text:c="2"/>aux <text:s text:c="2"/>robots <text:s text:c="2"/>d'exploiter <text:s text:c="2"/>l'information <text:s text:c="2"/>véhiculée <text:s text:c="2"/>par <text:s text:c="2"/>les <text:s text:c="2"/>styles <text:s text:c="2"/>CSS </text:span></text:p>
          </draw:text-box>
        </draw:frame>
        <draw:frame draw:style-name="gr4" draw:text-style-name="P5" draw:layer="layout" svg:width="12.427cm" svg:height="0.412cm" svg:x="2.007cm" svg:y="18.698cm">
          <draw:text-box>
            <text:p text:style-name="P1"><text:span text:style-name="T11">(référencement, indexation, traduction automatique des alternatives).</text:span></text:p>
          </draw:text-box>
        </draw:frame>
        <draw:frame draw:style-name="gr4" draw:text-style-name="P5" draw:layer="layout" svg:width="0.352cm" svg:height="0.412cm" svg:x="1.506cm" svg:y="19.4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36cm" svg:height="0.412cm" svg:x="2.007cm" svg:y="19.439cm">
          <draw:text-box>
            <text:p text:style-name="P1"><text:span text:style-name="T11">Améliorer l’accessibilité des contenus aux personnes handicapées. Améliorer la prise </text:span></text:p>
          </draw:text-box>
        </draw:frame>
        <draw:frame draw:style-name="gr4" draw:text-style-name="P5" draw:layer="layout" svg:width="13.498cm" svg:height="0.412cm" svg:x="2.007cm" svg:y="19.862cm">
          <draw:text-box>
            <text:p text:style-name="P1"><text:span text:style-name="T11">en compte des contenus par les moteurs de recherche et outils d’index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862cm" svg:x2="17.002cm" svg:y2="10.862cm">
          <text:p/>
        </draw:line>
        <draw:line draw:style-name="gr6" draw:text-style-name="P7" draw:layer="layout" svg:x1="17.002cm" svg:y1="11.424cm" svg:x2="1.502cm" svg:y2="11.42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862cm" svg:x2="17.002cm" svg:y2="10.862cm">
          <text:p/>
        </draw:line>
        <draw:line draw:style-name="gr6" draw:text-style-name="P7" draw:layer="layout" svg:x1="17.002cm" svg:y1="11.424cm" svg:x2="1.502cm" svg:y2="11.42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92" draw:style-name="dp1" draw:master-page-name="master-page75">
        <draw:frame draw:style-name="gr4" draw:text-style-name="P5" draw:layer="layout" svg:width="10.59cm" svg:height="0.412cm" svg:x="1.506cm" svg:y="2.156cm">
          <draw:text-box>
            <text:p text:style-name="P1"><text:span text:style-name="T6">Présentation, Développement, Accessibilité, Vie privée, SEO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84</text:span></text:p>
          </draw:text-box>
        </draw:frame>
        <draw:frame draw:style-name="gr1" draw:text-style-name="P2" draw:layer="layout" svg:width="16.021cm" svg:height="0.497cm" svg:x="1.506cm" svg:y="3.276cm">
          <draw:text-box>
            <text:p text:style-name="P1"><text:span text:style-name="T7">Les pictogrammes typographiques sont dotés d'une alternative appropriée.</text:span></text:p>
          </draw:text-box>
        </draw:frame>
        <draw:frame draw:style-name="gr4" draw:text-style-name="P5" draw:layer="layout" svg:width="15.661cm" svg:height="0.412cm" svg:x="1.506cm" svg:y="4.428cm">
          <draw:text-box>
            <text:p text:style-name="P1"><text:span text:style-name="T8">Le <text:s/>recours aux web fonts <text:s/>(polices de caractères téléchargeables) <text:s/>a <text:s/>considérablement </text:span></text:p>
          </draw:text-box>
        </draw:frame>
        <draw:frame draw:style-name="gr4" draw:text-style-name="P5" draw:layer="layout" svg:width="16.525cm" svg:height="0.412cm" svg:x="1.506cm" svg:y="4.851cm">
          <draw:text-box>
            <text:p text:style-name="P1"><text:span text:style-name="T8">facilité <text:s text:c="2"/>le <text:s text:c="2"/>recours <text:s text:c="2"/>à <text:s text:c="2"/>une <text:s text:c="2"/>astuce <text:s text:c="2"/>technique <text:s text:c="2"/>très <text:s text:c="2"/>appréciée <text:s text:c="2"/>du <text:s text:c="2"/>point <text:s text:c="2"/>de <text:s text:c="2"/>vue <text:s text:c="2"/>des </text:span></text:p>
          </draw:text-box>
        </draw:frame>
        <draw:frame draw:style-name="gr4" draw:text-style-name="P5" draw:layer="layout" svg:width="16.656cm" svg:height="0.412cm" svg:x="1.506cm" svg:y="5.275cm">
          <draw:text-box>
            <text:p text:style-name="P1"><text:span text:style-name="T8">performances <text:s text:c="2"/>: <text:s text:c="2"/>remplacer <text:s text:c="2"/>les <text:s text:c="2"/>images <text:s text:c="2"/>de <text:s text:c="2"/>diverses <text:s text:c="2"/>icônes <text:s text:c="2"/>par <text:s text:c="2"/>un <text:s text:c="2"/>caractère <text:s text:c="2"/>UTF-8 </text:span></text:p>
          </draw:text-box>
        </draw:frame>
        <draw:frame draw:style-name="gr4" draw:text-style-name="P5" draw:layer="layout" svg:width="15.411cm" svg:height="0.412cm" svg:x="1.506cm" svg:y="5.698cm">
          <draw:text-box>
            <text:p text:style-name="P1"><text:span text:style-name="T8">graphique obtenu grâce à une police spécifique. Ceci comporte cependant des risques </text:span></text:p>
          </draw:text-box>
        </draw:frame>
        <draw:frame draw:style-name="gr4" draw:text-style-name="P5" draw:layer="layout" svg:width="15.695cm" svg:height="0.412cm" svg:x="1.506cm" svg:y="6.121cm">
          <draw:text-box>
            <text:p text:style-name="P1"><text:span text:style-name="T8">importants, notamment en matière d’accessibilité, si vous ne veillez pas à ménager une </text:span></text:p>
          </draw:text-box>
        </draw:frame>
        <draw:frame draw:style-name="gr4" draw:text-style-name="P5" draw:layer="layout" svg:width="12.186cm" svg:height="0.412cm" svg:x="1.506cm" svg:y="6.545cm">
          <draw:text-box>
            <text:p text:style-name="P1"><text:span text:style-name="T8">alternative textuelle à ce caractère détourné de son sens par défaut.</text:span></text:p>
          </draw:text-box>
        </draw:frame>
        <draw:frame draw:style-name="gr5" draw:text-style-name="P6" draw:layer="layout" svg:width="2.026cm" svg:height="0.454cm" svg:x="1.506cm" svg:y="7.17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9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7.952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8.6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8.69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309cm" svg:height="0.412cm" svg:x="2.007cm" svg:y="9.113cm">
          <draw:text-box>
            <text:p text:style-name="P1"><text:span text:style-name="T11">d’indexation.</text:span></text:p>
          </draw:text-box>
        </draw:frame>
        <draw:frame draw:style-name="gr4" draw:text-style-name="P5" draw:layer="layout" svg:width="5.26cm" svg:height="0.412cm" svg:x="1.506cm" svg:y="10.813cm">
          <draw:text-box>
            <text:p text:style-name="P1"><text:span text:style-name="T6">Présentation, Développement</text:span></text:p>
          </draw:text-box>
        </draw:frame>
        <draw:frame draw:style-name="gr4" draw:text-style-name="P5" draw:layer="layout" svg:width="1.937cm" svg:height="0.412cm" svg:x="14.531cm" svg:y="10.813cm">
          <draw:text-box>
            <text:p text:style-name="P1"><text:span text:style-name="T6">RÈGLE 185</text:span></text:p>
          </draw:text-box>
        </draw:frame>
        <draw:frame draw:style-name="gr1" draw:text-style-name="P2" draw:layer="layout" svg:width="15.551cm" svg:height="0.497cm" svg:x="1.506cm" svg:y="11.93cm">
          <draw:text-box>
            <text:p text:style-name="P1"><text:span text:style-name="T7">Une famille générique de police est indiquée comme dernier élément de </text:span></text:p>
          </draw:text-box>
        </draw:frame>
        <draw:frame draw:style-name="gr1" draw:text-style-name="P2" draw:layer="layout" svg:width="2.635cm" svg:height="0.497cm" svg:x="1.506cm" svg:y="12.438cm">
          <draw:text-box>
            <text:p text:style-name="P1"><text:span text:style-name="T7">substitution.</text:span></text:p>
          </draw:text-box>
        </draw:frame>
        <draw:frame draw:style-name="gr4" draw:text-style-name="P5" draw:layer="layout" svg:width="15.818cm" svg:height="0.412cm" svg:x="1.506cm" svg:y="13.593cm">
          <draw:text-box>
            <text:p text:style-name="P1"><text:span text:style-name="T8">Sur votre système, tout va bien, l’affichage de vos polices est parfait. Mais que se passe- </text:span></text:p>
          </draw:text-box>
        </draw:frame>
        <draw:frame draw:style-name="gr4" draw:text-style-name="P5" draw:layer="layout" svg:width="15.064cm" svg:height="0.412cm" svg:x="1.506cm" svg:y="14.017cm">
          <draw:text-box>
            <text:p text:style-name="P1"><text:span text:style-name="T8">t-il pour les utilisateurs qui n’ont pas une de vos polices installées sur leur matériel ? </text:span></text:p>
          </draw:text-box>
        </draw:frame>
        <draw:frame draw:style-name="gr4" draw:text-style-name="P5" draw:layer="layout" svg:width="15.581cm" svg:height="0.412cm" svg:x="1.506cm" svg:y="14.44cm">
          <draw:text-box>
            <text:p text:style-name="P1"><text:span text:style-name="T8">C’est le moment d’appeler la police de substitution (serif, sans-serif ou autre, à vous de </text:span></text:p>
          </draw:text-box>
        </draw:frame>
        <draw:frame draw:style-name="gr4" draw:text-style-name="P5" draw:layer="layout" svg:width="1.403cm" svg:height="0.412cm" svg:x="1.506cm" svg:y="14.863cm">
          <draw:text-box>
            <text:p text:style-name="P1"><text:span text:style-name="T8">choisir)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2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61cm" svg:height="0.412cm" svg:x="2.007cm" svg:y="16.267cm">
          <draw:text-box>
            <text:p text:style-name="P1"><text:span text:style-name="T11">Permettre aux contenus de s'afficher correctement, même lorsque les polices prévues </text:span></text:p>
          </draw:text-box>
        </draw:frame>
        <draw:frame draw:style-name="gr4" draw:text-style-name="P5" draw:layer="layout" svg:width="9.324cm" svg:height="0.412cm" svg:x="2.007cm" svg:y="16.691cm">
          <draw:text-box>
            <text:p text:style-name="P1"><text:span text:style-name="T11">ne sont pas présentes sur le système de l'utilisateur.</text:span></text:p>
          </draw:text-box>
        </draw:frame>
        <draw:frame draw:style-name="gr4" draw:text-style-name="P5" draw:layer="layout" svg:width="11.868cm" svg:height="0.412cm" svg:x="1.506cm" svg:y="18.391cm">
          <draw:text-box>
            <text:p text:style-name="P1"><text:span text:style-name="T6">Présentation, Conception, Développement, Accessibilité, Vie privée</text:span></text:p>
          </draw:text-box>
        </draw:frame>
        <draw:frame draw:style-name="gr4" draw:text-style-name="P5" draw:layer="layout" svg:width="1.937cm" svg:height="0.412cm" svg:x="14.531cm" svg:y="18.391cm">
          <draw:text-box>
            <text:p text:style-name="P1"><text:span text:style-name="T6">RÈGLE 186</text:span></text:p>
          </draw:text-box>
        </draw:frame>
        <draw:frame draw:style-name="gr1" draw:text-style-name="P2" draw:layer="layout" svg:width="7.516cm" svg:height="0.497cm" svg:x="1.506cm" svg:y="19.507cm">
          <draw:text-box>
            <text:p text:style-name="P1"><text:span text:style-name="T7">Les styles ne justifient pas le texte.</text:span></text:p>
          </draw:text-box>
        </draw:frame>
        <draw:frame draw:style-name="gr4" draw:text-style-name="P5" draw:layer="layout" svg:width="16.423cm" svg:height="0.412cm" svg:x="1.506cm" svg:y="20.663cm">
          <draw:text-box>
            <text:p text:style-name="P1"><text:span text:style-name="T8">La <text:s text:c="2"/>justification <text:s text:c="2"/>de <text:s text:c="2"/>texte, <text:s text:c="2"/>c’est <text:s text:c="2"/>souvent <text:s text:c="2"/>très <text:s text:c="2"/>joli, <text:s text:c="2"/>notamment <text:s text:c="2"/>sur <text:s text:c="2"/>support <text:s text:c="2"/>papier. </text:span></text:p>
          </draw:text-box>
        </draw:frame>
        <draw:frame draw:style-name="gr4" draw:text-style-name="P5" draw:layer="layout" svg:width="15.416cm" svg:height="0.412cm" svg:x="1.506cm" svg:y="21.086cm">
          <draw:text-box>
            <text:p text:style-name="P1"><text:span text:style-name="T8">Malheureusement, sur le Web, plusieurs études ont montré qu’elle rend la lecture plus </text:span></text:p>
          </draw:text-box>
        </draw:frame>
        <draw:frame draw:style-name="gr4" draw:text-style-name="P5" draw:layer="layout" svg:width="15.83cm" svg:height="0.412cm" svg:x="1.506cm" svg:y="21.51cm">
          <draw:text-box>
            <text:p text:style-name="P1"><text:span text:style-name="T8">difficile pour de nombreux publics tels que les dyslexiques. Pensez à eux, ne justifiez pas </text:span></text:p>
          </draw:text-box>
        </draw:frame>
        <draw:frame draw:style-name="gr4" draw:text-style-name="P5" draw:layer="layout" svg:width="1.928cm" svg:height="0.412cm" svg:x="1.506cm" svg:y="21.933cm">
          <draw:text-box>
            <text:p text:style-name="P1"><text:span text:style-name="T8">vos textes.</text:span></text:p>
          </draw:text-box>
        </draw:frame>
        <draw:frame draw:style-name="gr5" draw:text-style-name="P6" draw:layer="layout" svg:width="2.026cm" svg:height="0.454cm" svg:x="1.506cm" svg:y="22.56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8cm" svg:x2="17.002cm" svg:y2="10.78cm">
          <text:p/>
        </draw:line>
        <draw:line draw:style-name="gr6" draw:text-style-name="P7" draw:layer="layout" svg:x1="17.002cm" svg:y1="11.343cm" svg:x2="1.502cm" svg:y2="11.343cm">
          <text:p/>
        </draw:line>
        <draw:line draw:style-name="gr6" draw:text-style-name="P7" draw:layer="layout" svg:x1="1.502cm" svg:y1="18.358cm" svg:x2="17.002cm" svg:y2="18.358cm">
          <text:p/>
        </draw:line>
        <draw:line draw:style-name="gr6" draw:text-style-name="P7" draw:layer="layout" svg:x1="17.002cm" svg:y1="18.921cm" svg:x2="1.502cm" svg:y2="18.921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78cm" svg:x2="17.002cm" svg:y2="10.78cm">
          <text:p/>
        </draw:line>
        <draw:line draw:style-name="gr6" draw:text-style-name="P7" draw:layer="layout" svg:x1="17.002cm" svg:y1="11.343cm" svg:x2="1.502cm" svg:y2="11.343cm">
          <text:p/>
        </draw:line>
        <draw:line draw:style-name="gr6" draw:text-style-name="P7" draw:layer="layout" svg:x1="1.502cm" svg:y1="18.358cm" svg:x2="17.002cm" svg:y2="18.358cm">
          <text:p/>
        </draw:line>
        <draw:line draw:style-name="gr6" draw:text-style-name="P7" draw:layer="layout" svg:x1="17.002cm" svg:y1="18.921cm" svg:x2="1.502cm" svg:y2="18.92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93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854cm" svg:height="0.412cm" svg:x="2.007cm" svg:y="2.05cm">
          <draw:text-box>
            <text:p text:style-name="P1"><text:span text:style-name="T11">Faciliter la lecture à l’écran, notamment pour les personnes dyslexiques.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2.791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6.932cm" svg:height="0.412cm" svg:x="1.506cm" svg:y="4.488cm">
          <draw:text-box>
            <text:p text:style-name="P1"><text:span text:style-name="T6">Présentation, Développement, Éditorial</text:span></text:p>
          </draw:text-box>
        </draw:frame>
        <draw:frame draw:style-name="gr4" draw:text-style-name="P5" draw:layer="layout" svg:width="1.937cm" svg:height="0.412cm" svg:x="14.531cm" svg:y="4.488cm">
          <draw:text-box>
            <text:p text:style-name="P1"><text:span text:style-name="T6">RÈGLE 187</text:span></text:p>
          </draw:text-box>
        </draw:frame>
        <draw:frame draw:style-name="gr1" draw:text-style-name="P2" draw:layer="layout" svg:width="16.131cm" svg:height="0.497cm" svg:x="1.506cm" svg:y="5.608cm">
          <draw:text-box>
            <text:p text:style-name="P1"><text:span text:style-name="T7">Les mises en majuscules à des fins décoratives sont effectuées à l'aide des </text:span></text:p>
          </draw:text-box>
        </draw:frame>
        <draw:frame draw:style-name="gr1" draw:text-style-name="P2" draw:layer="layout" svg:width="1.238cm" svg:height="0.497cm" svg:x="1.506cm" svg:y="6.116cm">
          <draw:text-box>
            <text:p text:style-name="P1"><text:span text:style-name="T7">styles</text:span></text:p>
          </draw:text-box>
        </draw:frame>
        <draw:frame draw:style-name="gr4" draw:text-style-name="P5" draw:layer="layout" svg:width="17.084cm" svg:height="0.412cm" svg:x="1.506cm" svg:y="7.268cm">
          <draw:text-box>
            <text:p text:style-name="P1"><text:span text:style-name="T8">Il <text:s text:c="2"/>est <text:s text:c="2"/>parfaitement <text:s text:c="2"/>possible <text:s text:c="2"/>d’écrire <text:s text:c="2"/>un <text:s text:c="2"/>texte <text:s/>web <text:s/>en <text:s/>minuscules <text:s/>et <text:s text:c="2"/>de <text:s text:c="2"/>l’afficher <text:s text:c="2"/>en </text:span></text:p>
          </draw:text-box>
        </draw:frame>
        <draw:frame draw:style-name="gr4" draw:text-style-name="P5" draw:layer="layout" svg:width="15.661cm" svg:height="0.412cm" svg:x="1.506cm" svg:y="7.691cm">
          <draw:text-box>
            <text:p text:style-name="P1"><text:span text:style-name="T8">majuscules avec les styles CSS. De cette façon, l’utilisateur reste libre d’en faire ce qu’il </text:span></text:p>
          </draw:text-box>
        </draw:frame>
        <draw:frame draw:style-name="gr4" draw:text-style-name="P5" draw:layer="layout" svg:width="15.094cm" svg:height="0.412cm" svg:x="1.506cm" svg:y="8.115cm">
          <draw:text-box>
            <text:p text:style-name="P1"><text:span text:style-name="T8">veut. Sachez également qu’un texte en majuscules se lit environ 30 % moins rapide- </text:span></text:p>
          </draw:text-box>
        </draw:frame>
        <draw:frame draw:style-name="gr4" draw:text-style-name="P5" draw:layer="layout" svg:width="5.188cm" svg:height="0.412cm" svg:x="1.506cm" svg:y="8.538cm">
          <draw:text-box>
            <text:p text:style-name="P1"><text:span text:style-name="T8">ment (source : Jakob Nielsen)</text:span></text:p>
          </draw:text-box>
        </draw:frame>
        <draw:frame draw:style-name="gr5" draw:text-style-name="P6" draw:layer="layout" svg:width="2.026cm" svg:height="0.454cm" svg:x="1.506cm" svg:y="9.16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9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266cm" svg:height="0.412cm" svg:x="2.007cm" svg:y="9.946cm">
          <draw:text-box>
            <text:p text:style-name="P1"><text:span text:style-name="T11">Permettre <text:s text:c="2"/>un <text:s text:c="2"/>copier-coller <text:s text:c="2"/>des <text:s text:c="2"/>contenus <text:s text:c="2"/>indépendamment <text:s text:c="2"/>de <text:s text:c="2"/>la <text:s text:c="2"/>mise <text:s text:c="2"/>en <text:s text:c="2"/>forme </text:span></text:p>
          </draw:text-box>
        </draw:frame>
        <draw:frame draw:style-name="gr4" draw:text-style-name="P5" draw:layer="layout" svg:width="5.035cm" svg:height="0.412cm" svg:x="2.007cm" svg:y="10.369cm">
          <draw:text-box>
            <text:p text:style-name="P1"><text:span text:style-name="T11">entièrement en majuscules. </text:span></text:p>
          </draw:text-box>
        </draw:frame>
        <draw:frame draw:style-name="gr4" draw:text-style-name="P5" draw:layer="layout" svg:width="0.352cm" svg:height="0.412cm" svg:x="1.506cm" svg:y="11.1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74cm" svg:height="0.412cm" svg:x="2.007cm" svg:y="11.106cm">
          <draw:text-box>
            <text:p text:style-name="P1"><text:span text:style-name="T11">Faciliter l'adaptation de la mise en forme pour les utilisateurs ayant des difficultés de </text:span></text:p>
          </draw:text-box>
        </draw:frame>
        <draw:frame draw:style-name="gr4" draw:text-style-name="P5" draw:layer="layout" svg:width="8.21cm" svg:height="0.412cm" svg:x="2.007cm" svg:y="11.53cm">
          <draw:text-box>
            <text:p text:style-name="P1"><text:span text:style-name="T11">lecture des textes entièrement en majuscules.</text:span></text:p>
          </draw:text-box>
        </draw:frame>
        <draw:frame draw:style-name="gr4" draw:text-style-name="P5" draw:layer="layout" svg:width="11.136cm" svg:height="0.412cm" svg:x="1.506cm" svg:y="13.23cm">
          <draw:text-box>
            <text:p text:style-name="P1"><text:span text:style-name="T6">Présentation, Développement, Accessibilité, Vie privée, Mobile,</text:span></text:p>
          </draw:text-box>
        </draw:frame>
        <draw:frame draw:style-name="gr4" draw:text-style-name="P5" draw:layer="layout" svg:width="1.937cm" svg:height="0.412cm" svg:x="14.531cm" svg:y="13.23cm">
          <draw:text-box>
            <text:p text:style-name="P1"><text:span text:style-name="T6">RÈGLE 188</text:span></text:p>
          </draw:text-box>
        </draw:frame>
        <draw:frame draw:style-name="gr1" draw:text-style-name="P2" draw:layer="layout" svg:width="13.693cm" svg:height="0.497cm" svg:x="1.506cm" svg:y="14.346cm">
          <draw:text-box>
            <text:p text:style-name="P1"><text:span text:style-name="T7">Le site ne bloque pas les fonctionnalités de zoom du navigateur.</text:span></text:p>
          </draw:text-box>
        </draw:frame>
        <draw:frame draw:style-name="gr4" draw:text-style-name="P5" draw:layer="layout" svg:width="14.946cm" svg:height="0.412cm" svg:x="1.506cm" svg:y="15.502cm">
          <draw:text-box>
            <text:p text:style-name="P1"><text:span text:style-name="T8">Il est toujours très décevant, face à un texte trop petit affiché sur sa tablette ou son </text:span></text:p>
          </draw:text-box>
        </draw:frame>
        <draw:frame draw:style-name="gr4" draw:text-style-name="P5" draw:layer="layout" svg:width="10.293cm" svg:height="0.412cm" svg:x="1.506cm" svg:y="15.925cm">
          <draw:text-box>
            <text:p text:style-name="P1"><text:span text:style-name="T8">smartphone, de s’apercevoir qu’on ne peut pas l’agrandir.</text:span></text:p>
          </draw:text-box>
        </draw:frame>
        <draw:frame draw:style-name="gr5" draw:text-style-name="P6" draw:layer="layout" svg:width="2.026cm" svg:height="0.454cm" svg:x="1.506cm" svg:y="16.55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32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462cm" svg:height="0.412cm" svg:x="2.007cm" svg:y="17.329cm">
          <draw:text-box>
            <text:p text:style-name="P1"><text:span text:style-name="T11">Permettre aux utilisateurs d’adapter le rendu à leurs besoins ou à leurs préférences en </text:span></text:p>
          </draw:text-box>
        </draw:frame>
        <draw:frame draw:style-name="gr4" draw:text-style-name="P5" draw:layer="layout" svg:width="5.357cm" svg:height="0.412cm" svg:x="2.007cm" svg:y="17.753cm">
          <draw:text-box>
            <text:p text:style-name="P1"><text:span text:style-name="T11">recourant au zoom graphique.</text:span></text:p>
          </draw:text-box>
        </draw:frame>
        <draw:frame draw:style-name="gr4" draw:text-style-name="P5" draw:layer="layout" svg:width="0.352cm" svg:height="0.412cm" svg:x="1.506cm" svg:y="18.4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73cm" svg:height="0.412cm" svg:x="2.007cm" svg:y="18.493cm">
          <draw:text-box>
            <text:p text:style-name="P1"><text:span text:style-name="T11">Améliorer la compatibilité avec les terminaux mobiles. </text:span></text:p>
          </draw:text-box>
        </draw:frame>
        <draw:frame draw:style-name="gr4" draw:text-style-name="P5" draw:layer="layout" svg:width="0.352cm" svg:height="0.412cm" svg:x="1.506cm" svg:y="19.23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9.231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3.197cm" svg:x2="17.002cm" svg:y2="13.197cm">
          <text:p/>
        </draw:line>
        <draw:line draw:style-name="gr6" draw:text-style-name="P7" draw:layer="layout" svg:x1="17.002cm" svg:y1="13.76cm" svg:x2="1.502cm" svg:y2="13.76cm">
          <text:p/>
        </draw:lin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3.197cm" svg:x2="17.002cm" svg:y2="13.197cm">
          <text:p/>
        </draw:line>
        <draw:line draw:style-name="gr6" draw:text-style-name="P7" draw:layer="layout" svg:x1="17.002cm" svg:y1="13.76cm" svg:x2="1.502cm" svg:y2="13.7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94" draw:style-name="dp1" draw:master-page-name="master-page75">
        <draw:frame draw:style-name="gr4" draw:text-style-name="P5" draw:layer="layout" svg:width="8.964cm" svg:height="0.412cm" svg:x="1.506cm" svg:y="2.156cm">
          <draw:text-box>
            <text:p text:style-name="P1"><text:span text:style-name="T6">Présentation, Conception, Développement, Mobile,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89</text:span></text:p>
          </draw:text-box>
        </draw:frame>
        <draw:frame draw:style-name="gr1" draw:text-style-name="P2" draw:layer="layout" svg:width="17.075cm" svg:height="0.497cm" svg:x="1.506cm" svg:y="3.276cm">
          <draw:text-box>
            <text:p text:style-name="P1"><text:span text:style-name="T7">Le <text:s text:c="2"/>site <text:s text:c="2"/>propose <text:s/>un <text:s/>ou <text:s text:c="2"/>plusieurs <text:s/>mécanismes <text:s text:c="2"/>dédiés <text:s text:c="2"/>à <text:s/>l'adaptation <text:s/>aux </text:span></text:p>
          </draw:text-box>
        </draw:frame>
        <draw:frame draw:style-name="gr1" draw:text-style-name="P2" draw:layer="layout" svg:width="4.1cm" svg:height="0.497cm" svg:x="1.506cm" svg:y="3.784cm">
          <draw:text-box>
            <text:p text:style-name="P1"><text:span text:style-name="T7">terminaux mobiles.</text:span></text:p>
          </draw:text-box>
        </draw:frame>
        <draw:frame draw:style-name="gr4" draw:text-style-name="P5" draw:layer="layout" svg:width="16.55cm" svg:height="0.412cm" svg:x="1.506cm" svg:y="4.936cm">
          <draw:text-box>
            <text:p text:style-name="P1"><text:span text:style-name="T8">Chaque <text:s text:c="2"/>site <text:s text:c="2"/>se <text:s text:c="2"/>doit <text:s text:c="2"/>aujourd’hui <text:s text:c="2"/>d’être <text:s text:c="2"/>consultable <text:s text:c="2"/>dans <text:s text:c="2"/>les <text:s text:c="2"/>meilleures <text:s text:c="2"/>conditions </text:span></text:p>
          </draw:text-box>
        </draw:frame>
        <draw:frame draw:style-name="gr4" draw:text-style-name="P5" draw:layer="layout" svg:width="12.761cm" svg:height="0.412cm" svg:x="1.506cm" svg:y="5.359cm">
          <draw:text-box>
            <text:p text:style-name="P1"><text:span text:style-name="T8">possibles quel que soit le terminal (desktop, smartphone, tablette, etc.)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767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006cm" svg:height="0.412cm" svg:x="2.007cm" svg:y="6.767cm">
          <draw:text-box>
            <text:p text:style-name="P1"><text:span text:style-name="T11">Faciliter la consultation sur les terminaux mobiles. </text:span></text:p>
          </draw:text-box>
        </draw:frame>
        <draw:frame draw:style-name="gr4" draw:text-style-name="P5" draw:layer="layout" svg:width="0.352cm" svg:height="0.412cm" svg:x="1.506cm" svg:y="7.50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68cm" svg:height="0.412cm" svg:x="2.007cm" svg:y="7.504cm">
          <draw:text-box>
            <text:p text:style-name="P1"><text:span text:style-name="T11">Améliorer le positionnement dans les outils d’indexation qui prennent ce critère en </text:span></text:p>
          </draw:text-box>
        </draw:frame>
        <draw:frame draw:style-name="gr4" draw:text-style-name="P5" draw:layer="layout" svg:width="1.446cm" svg:height="0.412cm" svg:x="2.007cm" svg:y="7.928cm">
          <draw:text-box>
            <text:p text:style-name="P1"><text:span text:style-name="T11">compte.</text:span></text:p>
          </draw:text-box>
        </draw:frame>
        <draw:frame draw:style-name="gr4" draw:text-style-name="P5" draw:layer="layout" svg:width="7.478cm" svg:height="0.412cm" svg:x="1.506cm" svg:y="9.628cm">
          <draw:text-box>
            <text:p text:style-name="P1"><text:span text:style-name="T6">Présentation, Conception, Développement</text:span></text:p>
          </draw:text-box>
        </draw:frame>
        <draw:frame draw:style-name="gr4" draw:text-style-name="P5" draw:layer="layout" svg:width="1.937cm" svg:height="0.412cm" svg:x="14.531cm" svg:y="9.628cm">
          <draw:text-box>
            <text:p text:style-name="P1"><text:span text:style-name="T6">RÈGLE 190</text:span></text:p>
          </draw:text-box>
        </draw:frame>
        <draw:frame draw:style-name="gr1" draw:text-style-name="P2" draw:layer="layout" svg:width="10.247cm" svg:height="0.497cm" svg:x="1.506cm" svg:y="10.744cm">
          <draw:text-box>
            <text:p text:style-name="P1"><text:span text:style-name="T7">Le site propose des styles dédiés à l'impression.</text:span></text:p>
          </draw:text-box>
        </draw:frame>
        <draw:frame draw:style-name="gr4" draw:text-style-name="P5" draw:layer="layout" svg:width="14.946cm" svg:height="0.412cm" svg:x="1.506cm" svg:y="11.9cm">
          <draw:text-box>
            <text:p text:style-name="P1"><text:span text:style-name="T8">Il est parfaitement possible de prévoir la façon dont le contenu web d’une page doit </text:span></text:p>
          </draw:text-box>
        </draw:frame>
        <draw:frame draw:style-name="gr4" draw:text-style-name="P5" draw:layer="layout" svg:width="13.989cm" svg:height="0.412cm" svg:x="1.506cm" svg:y="12.323cm">
          <draw:text-box>
            <text:p text:style-name="P1"><text:span text:style-name="T8">s’imprimer sur papier. Les feuilles de styles pour le media print sont là pour ça.</text:span></text:p>
          </draw:text-box>
        </draw:frame>
        <draw:frame draw:style-name="gr5" draw:text-style-name="P6" draw:layer="layout" svg:width="2.026cm" svg:height="0.454cm" svg:x="1.506cm" svg:y="12.9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3.72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464cm" svg:height="0.412cm" svg:x="2.007cm" svg:y="13.727cm">
          <draw:text-box>
            <text:p text:style-name="P1"><text:span text:style-name="T11">Permettre l'impression des contenus sous une forme appropriée au support.</text:span></text:p>
          </draw:text-box>
        </draw:frame>
        <draw:frame draw:style-name="gr4" draw:text-style-name="P5" draw:layer="layout" svg:width="8.058cm" svg:height="0.412cm" svg:x="1.506cm" svg:y="15.428cm">
          <draw:text-box>
            <text:p text:style-name="P1"><text:span text:style-name="T6">Présentation, Développement, Écoconception</text:span></text:p>
          </draw:text-box>
        </draw:frame>
        <draw:frame draw:style-name="gr4" draw:text-style-name="P5" draw:layer="layout" svg:width="1.937cm" svg:height="0.412cm" svg:x="14.531cm" svg:y="15.428cm">
          <draw:text-box>
            <text:p text:style-name="P1"><text:span text:style-name="T6">RÈGLE 191</text:span></text:p>
          </draw:text-box>
        </draw:frame>
        <draw:frame draw:style-name="gr1" draw:text-style-name="P2" draw:layer="layout" svg:width="15.191cm" svg:height="0.497cm" svg:x="1.506cm" svg:y="16.544cm">
          <draw:text-box>
            <text:p text:style-name="P1"><text:span text:style-name="T7">Le contenu de chaque page est disponible à l'impression sans blocs de </text:span></text:p>
          </draw:text-box>
        </draw:frame>
        <draw:frame draw:style-name="gr1" draw:text-style-name="P2" draw:layer="layout" svg:width="2.364cm" svg:height="0.497cm" svg:x="1.506cm" svg:y="17.052cm">
          <draw:text-box>
            <text:p text:style-name="P1"><text:span text:style-name="T7">navigation.</text:span></text:p>
          </draw:text-box>
        </draw:frame>
        <draw:frame draw:style-name="gr4" draw:text-style-name="P5" draw:layer="layout" svg:width="15.458cm" svg:height="0.412cm" svg:x="1.506cm" svg:y="18.208cm">
          <draw:text-box>
            <text:p text:style-name="P1"><text:span text:style-name="T8">Imprimez une page web sur une feuille A4. Mettez votre doigt sur un des éléments des </text:span></text:p>
          </draw:text-box>
        </draw:frame>
        <draw:frame draw:style-name="gr4" draw:text-style-name="P5" draw:layer="layout" svg:width="15.797cm" svg:height="0.412cm" svg:x="1.506cm" svg:y="18.631cm">
          <draw:text-box>
            <text:p text:style-name="P1"><text:span text:style-name="T8">menus. Il ne se passe rien. C’est normal, à l’impression, les menus ne servent à rien. Pas </text:span></text:p>
          </draw:text-box>
        </draw:frame>
        <draw:frame draw:style-name="gr4" draw:text-style-name="P5" draw:layer="layout" svg:width="4.388cm" svg:height="0.412cm" svg:x="1.506cm" svg:y="19.054cm">
          <draw:text-box>
            <text:p text:style-name="P1"><text:span text:style-name="T8">la peine de les imprimer.</text:span></text:p>
          </draw:text-box>
        </draw:frame>
        <draw:frame draw:style-name="gr5" draw:text-style-name="P6" draw:layer="layout" svg:width="2.026cm" svg:height="0.454cm" svg:x="1.506cm" svg:y="19.68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4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932cm" svg:height="0.412cm" svg:x="2.007cm" svg:y="20.458cm">
          <draw:text-box>
            <text:p text:style-name="P1"><text:span text:style-name="T11">Améliorer la lisibilité et la pertinence des contenus imprimés. </text:span></text:p>
          </draw:text-box>
        </draw:frame>
        <draw:frame draw:style-name="gr4" draw:text-style-name="P5" draw:layer="layout" svg:width="0.352cm" svg:height="0.412cm" svg:x="1.506cm" svg:y="21.1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77cm" svg:height="0.412cm" svg:x="2.007cm" svg:y="21.199cm">
          <draw:text-box>
            <text:p text:style-name="P1"><text:span text:style-name="T11">Rationaliser l'espace utilisé par les contenus imprimés pour économiser du papier.</text:span></text:p>
          </draw:text-box>
        </draw:frame>
        <draw:frame draw:style-name="gr4" draw:text-style-name="P5" draw:layer="layout" svg:width="0.352cm" svg:height="0.412cm" svg:x="1.506cm" svg:y="21.93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247cm" svg:height="0.412cm" svg:x="2.007cm" svg:y="21.936cm">
          <draw:text-box>
            <text:p text:style-name="P1"><text:span text:style-name="T11">Diminuer l'impact énergétique lié à la consultation du site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595cm" svg:x2="17.002cm" svg:y2="9.595cm">
          <text:p/>
        </draw:line>
        <draw:line draw:style-name="gr6" draw:text-style-name="P7" draw:layer="layout" svg:x1="17.002cm" svg:y1="10.158cm" svg:x2="1.502cm" svg:y2="10.158cm">
          <text:p/>
        </draw:line>
        <draw:line draw:style-name="gr6" draw:text-style-name="P7" draw:layer="layout" svg:x1="1.502cm" svg:y1="15.395cm" svg:x2="17.002cm" svg:y2="15.395cm">
          <text:p/>
        </draw:line>
        <draw:line draw:style-name="gr6" draw:text-style-name="P7" draw:layer="layout" svg:x1="17.002cm" svg:y1="15.957cm" svg:x2="1.502cm" svg:y2="15.95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595cm" svg:x2="17.002cm" svg:y2="9.595cm">
          <text:p/>
        </draw:line>
        <draw:line draw:style-name="gr6" draw:text-style-name="P7" draw:layer="layout" svg:x1="17.002cm" svg:y1="10.158cm" svg:x2="1.502cm" svg:y2="10.158cm">
          <text:p/>
        </draw:line>
        <draw:line draw:style-name="gr6" draw:text-style-name="P7" draw:layer="layout" svg:x1="1.502cm" svg:y1="15.395cm" svg:x2="17.002cm" svg:y2="15.395cm">
          <text:p/>
        </draw:line>
        <draw:line draw:style-name="gr6" draw:text-style-name="P7" draw:layer="layout" svg:x1="17.002cm" svg:y1="15.957cm" svg:x2="1.502cm" svg:y2="15.95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95" draw:style-name="dp1" draw:master-page-name="master-page49">
        <draw:frame draw:style-name="gr3" draw:text-style-name="P4" draw:layer="layout" svg:width="4.866cm" svg:height="1.148cm" svg:x="6.883cm" svg:y="2.481cm">
          <draw:text-box>
            <text:p text:style-name="P1"><text:span text:style-name="T5">SÉCURITÉ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96" draw:style-name="dp1" draw:master-page-name="master-page122">
        <draw:frame draw:style-name="gr4" draw:text-style-name="P5" draw:layer="layout" svg:width="4.489cm" svg:height="0.412cm" svg:x="1.506cm" svg:y="2.262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192</text:span></text:p>
          </draw:text-box>
        </draw:frame>
        <draw:frame draw:style-name="gr1" draw:text-style-name="P2" draw:layer="layout" svg:width="9.688cm" svg:height="0.497cm" svg:x="1.506cm" svg:y="3.382cm">
          <draw:text-box>
            <text:p text:style-name="P1"><text:span text:style-name="T7">Toutes les pages utilisent le protocole HTTPS.</text:span></text:p>
          </draw:text-box>
        </draw:frame>
        <draw:frame draw:style-name="gr4" draw:text-style-name="P5" draw:layer="layout" svg:width="15.475cm" svg:height="0.412cm" svg:x="1.506cm" svg:y="4.534cm">
          <draw:text-box>
            <text:p text:style-name="P1"><text:span text:style-name="T8">Le HTTPS qui se trouve au début de la majorité des adresses web actuellement signifie </text:span></text:p>
          </draw:text-box>
        </draw:frame>
        <draw:frame draw:style-name="gr4" draw:text-style-name="P5" draw:layer="layout" svg:width="15.217cm" svg:height="0.412cm" svg:x="1.506cm" svg:y="4.957cm">
          <draw:text-box>
            <text:p text:style-name="P1"><text:span text:style-name="T8">que la page est envoyée par le serveur avec le protocole HyperText Transfer Protocol </text:span></text:p>
          </draw:text-box>
        </draw:frame>
        <draw:frame draw:style-name="gr4" draw:text-style-name="P5" draw:layer="layout" svg:width="15.521cm" svg:height="0.412cm" svg:x="1.506cm" svg:y="5.381cm">
          <draw:text-box>
            <text:p text:style-name="P1"><text:span text:style-name="T8">Secure ou « protocole de transfert hypertextuel sécurisé » Cela signifie que la page est </text:span></text:p>
          </draw:text-box>
        </draw:frame>
        <draw:frame draw:style-name="gr4" draw:text-style-name="P5" draw:layer="layout" svg:width="16.715cm" svg:height="0.412cm" svg:x="1.506cm" svg:y="5.804cm">
          <draw:text-box>
            <text:p text:style-name="P1"><text:span text:style-name="T8">envoyée <text:s text:c="2"/>avec <text:s text:c="2"/>http <text:s text:c="2"/>et <text:s text:c="2"/>qu’elle <text:s text:c="2"/>est <text:s text:c="2"/>chiffrée <text:s text:c="2"/>pour <text:s text:c="2"/>éviter <text:s text:c="2"/>qu’elle <text:s text:c="2"/>ne <text:s text:c="2"/>puisse <text:s text:c="2"/>être <text:s text:c="2"/>lue </text:span></text:p>
          </draw:text-box>
        </draw:frame>
        <draw:frame draw:style-name="gr4" draw:text-style-name="P5" draw:layer="layout" svg:width="15.344cm" svg:height="0.412cm" svg:x="1.506cm" svg:y="6.227cm">
          <draw:text-box>
            <text:p text:style-name="P1"><text:span text:style-name="T8">directement sur le réseau. Au début réservée au transfert de données sensibles, cette </text:span></text:p>
          </draw:text-box>
        </draw:frame>
        <draw:frame draw:style-name="gr4" draw:text-style-name="P5" draw:layer="layout" svg:width="15.293cm" svg:height="0.412cm" svg:x="1.506cm" svg:y="6.651cm">
          <draw:text-box>
            <text:p text:style-name="P1"><text:span text:style-name="T8">approche est maintenant généralisée pour toutes les pages web. Pour les utilisateurs, </text:span></text:p>
          </draw:text-box>
        </draw:frame>
        <draw:frame draw:style-name="gr4" draw:text-style-name="P5" draw:layer="layout" svg:width="9.9cm" svg:height="0.412cm" svg:x="1.506cm" svg:y="7.074cm">
          <draw:text-box>
            <text:p text:style-name="P1"><text:span text:style-name="T8">cela signifie que vos échanges avec le site sont chiffrés.</text:span></text:p>
          </draw:text-box>
        </draw:frame>
        <draw:frame draw:style-name="gr5" draw:text-style-name="P6" draw:layer="layout" svg:width="2.026cm" svg:height="0.454cm" svg:x="1.506cm" svg:y="7.70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692cm" svg:height="0.412cm" svg:x="2.007cm" svg:y="8.482cm">
          <draw:text-box>
            <text:p text:style-name="P1"><text:span text:style-name="T11">Prévenir le risque d’interception et de vol de données. </text:span></text:p>
          </draw:text-box>
        </draw:frame>
        <draw:frame draw:style-name="gr4" draw:text-style-name="P5" draw:layer="layout" svg:width="0.352cm" svg:height="0.412cm" svg:x="1.506cm" svg:y="9.2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085cm" svg:height="0.412cm" svg:x="2.007cm" svg:y="9.219cm">
          <draw:text-box>
            <text:p text:style-name="P1"><text:span text:style-name="T11">Améliorer la sécurité du site Web. </text:span></text:p>
          </draw:text-box>
        </draw:frame>
        <draw:frame draw:style-name="gr4" draw:text-style-name="P5" draw:layer="layout" svg:width="0.352cm" svg:height="0.412cm" svg:x="1.506cm" svg:y="9.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4.341cm" svg:height="0.412cm" svg:x="2.007cm" svg:y="9.96cm">
          <draw:text-box>
            <text:p text:style-name="P1"><text:span text:style-name="T11">Rassurer les utilisateurs.</text:span></text:p>
          </draw:text-box>
        </draw:frame>
        <draw:frame draw:style-name="gr4" draw:text-style-name="P5" draw:layer="layout" svg:width="4.489cm" svg:height="0.412cm" svg:x="1.506cm" svg:y="11.657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1.657cm">
          <draw:text-box>
            <text:p text:style-name="P1"><text:span text:style-name="T6">RÈGLE 193</text:span></text:p>
          </draw:text-box>
        </draw:frame>
        <draw:frame draw:style-name="gr1" draw:text-style-name="P2" draw:layer="layout" svg:width="12.998cm" svg:height="0.497cm" svg:x="1.506cm" svg:y="12.776cm">
          <draw:text-box>
            <text:p text:style-name="P1"><text:span text:style-name="T7">Les certificats de sécurité sont signés et en cours de validité.</text:span></text:p>
          </draw:text-box>
        </draw:frame>
        <draw:frame draw:style-name="gr4" draw:text-style-name="P5" draw:layer="layout" svg:width="15.957cm" svg:height="0.412cm" svg:x="1.506cm" svg:y="13.928cm">
          <draw:text-box>
            <text:p text:style-name="P1"><text:span text:style-name="T8">La rencontre d’un site dont le certificat est invalide ou périmé provoque des alertes sur le </text:span></text:p>
          </draw:text-box>
        </draw:frame>
        <draw:frame draw:style-name="gr4" draw:text-style-name="P5" draw:layer="layout" svg:width="17.384cm" svg:height="0.412cm" svg:x="1.506cm" svg:y="14.352cm">
          <draw:text-box>
            <text:p text:style-name="P1"><text:span text:style-name="T8">poste <text:s text:c="2"/>de <text:s text:c="2"/>l’internaute. <text:s text:c="2"/>Dans <text:s/>un <text:s text:c="2"/>certain <text:s text:c="2"/>nombre <text:s text:c="2"/>de <text:s text:c="2"/>cas, <text:s text:c="2"/>elles <text:s text:c="2"/>le <text:s text:c="2"/>conduiront <text:s text:c="2"/>à <text:s text:c="2"/>quitter </text:span></text:p>
          </draw:text-box>
        </draw:frame>
        <draw:frame draw:style-name="gr4" draw:text-style-name="P5" draw:layer="layout" svg:width="4.096cm" svg:height="0.412cm" svg:x="1.506cm" svg:y="14.775cm">
          <draw:text-box>
            <text:p text:style-name="P1"><text:span text:style-name="T8">immédiatement le site.</text:span></text:p>
          </draw:text-box>
        </draw:frame>
        <draw:frame draw:style-name="gr5" draw:text-style-name="P6" draw:layer="layout" svg:width="2.026cm" svg:height="0.454cm" svg:x="1.506cm" svg:y="15.40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1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682cm" svg:height="0.412cm" svg:x="2.007cm" svg:y="16.183cm">
          <draw:text-box>
            <text:p text:style-name="P1"><text:span text:style-name="T11">Permettre <text:s text:c="2"/>aux <text:s/>utilisateurs de <text:s/>connaître <text:s/>la <text:s/>validité <text:s text:c="2"/>du <text:s/>certificat <text:s/>et <text:s/>contribuer <text:s/>à <text:s/>la </text:span></text:p>
          </draw:text-box>
        </draw:frame>
        <draw:frame draw:style-name="gr4" draw:text-style-name="P5" draw:layer="layout" svg:width="5.323cm" svg:height="0.412cm" svg:x="2.007cm" svg:y="16.606cm">
          <draw:text-box>
            <text:p text:style-name="P1"><text:span text:style-name="T11">sécurisation de la transaction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3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1.624cm" svg:x2="17.002cm" svg:y2="11.624cm">
          <text:p/>
        </draw:line>
        <draw:line draw:style-name="gr6" draw:text-style-name="P7" draw:layer="layout" svg:x1="17.002cm" svg:y1="12.186cm" svg:x2="1.502cm" svg:y2="12.186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1.624cm" svg:x2="17.002cm" svg:y2="11.624cm">
          <text:p/>
        </draw:line>
        <draw:line draw:style-name="gr6" draw:text-style-name="P7" draw:layer="layout" svg:x1="17.002cm" svg:y1="12.186cm" svg:x2="1.502cm" svg:y2="12.18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97" draw:style-name="dp1" draw:master-page-name="master-page75">
        <draw:frame draw:style-name="gr4" draw:text-style-name="P5" draw:layer="layout" svg:width="4.489cm" svg:height="0.412cm" svg:x="1.506cm" svg:y="2.156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94</text:span></text:p>
          </draw:text-box>
        </draw:frame>
        <draw:frame draw:style-name="gr1" draw:text-style-name="P2" draw:layer="layout" svg:width="12.715cm" svg:height="0.497cm" svg:x="1.506cm" svg:y="3.276cm">
          <draw:text-box>
            <text:p text:style-name="P1"><text:span text:style-name="T7">Les pages utilisant HTTPS ont un en-tête de transport strict.</text:span></text:p>
          </draw:text-box>
        </draw:frame>
        <draw:frame draw:style-name="gr4" draw:text-style-name="P5" draw:layer="layout" svg:width="14.865cm" svg:height="0.412cm" svg:x="1.506cm" svg:y="4.428cm">
          <draw:text-box>
            <text:p text:style-name="P1"><text:span text:style-name="T8">Selon Wikipédia, que nous nous refusons à paraphraser ici : « HTTP Strict Transport </text:span></text:p>
          </draw:text-box>
        </draw:frame>
        <draw:frame draw:style-name="gr4" draw:text-style-name="P5" draw:layer="layout" svg:width="16.487cm" svg:height="0.412cm" svg:x="1.506cm" svg:y="4.851cm">
          <draw:text-box>
            <text:p text:style-name="P1"><text:span text:style-name="T8">Security <text:s text:c="2"/>(HSTS) <text:s text:c="2"/>est <text:s text:c="2"/>un <text:s text:c="2"/>mécanisme <text:s text:c="2"/>de <text:s text:c="2"/>politique <text:s text:c="2"/>de <text:s text:c="2"/>sécurité <text:s text:c="2"/>proposé <text:s text:c="2"/>pour <text:s text:c="2"/>HTTP, </text:span></text:p>
          </draw:text-box>
        </draw:frame>
        <draw:frame draw:style-name="gr4" draw:text-style-name="P5" draw:layer="layout" svg:width="15.433cm" svg:height="0.412cm" svg:x="1.506cm" svg:y="5.275cm">
          <draw:text-box>
            <text:p text:style-name="P1"><text:span text:style-name="T8">permettant à un serveur web de déclarer à un agent utilisateur (comme un navigateur </text:span></text:p>
          </draw:text-box>
        </draw:frame>
        <draw:frame draw:style-name="gr4" draw:text-style-name="P5" draw:layer="layout" svg:width="16.986cm" svg:height="0.412cm" svg:x="1.506cm" svg:y="5.698cm">
          <draw:text-box>
            <text:p text:style-name="P1"><text:span text:style-name="T8">web), <text:s text:c="2"/>compatible, <text:s text:c="2"/>qu'il <text:s text:c="2"/>doit <text:s text:c="2"/>interagir <text:s text:c="2"/>avec <text:s text:c="2"/>lui <text:s text:c="2"/>en <text:s text:c="2"/>utilisant <text:s text:c="2"/>une <text:s text:c="2"/>connexion <text:s text:c="2"/>sécurisée </text:span></text:p>
          </draw:text-box>
        </draw:frame>
        <draw:frame draw:style-name="gr4" draw:text-style-name="P5" draw:layer="layout" svg:width="17.35cm" svg:height="0.412cm" svg:x="1.506cm" svg:y="6.121cm">
          <draw:text-box>
            <text:p text:style-name="P1"><text:span text:style-name="T8">(comme <text:s/>HTTPS) <text:s text:c="2"/>». <text:s text:c="2"/>En <text:s text:c="2"/>résumé, <text:s text:c="2"/>cela <text:s text:c="2"/>signifie <text:s/>que <text:s text:c="2"/>votre <text:s/>serveur <text:s text:c="2"/>est <text:s text:c="2"/>configuré <text:s text:c="2"/>pour <text:s text:c="2"/>ne </text:span></text:p>
          </draw:text-box>
        </draw:frame>
        <draw:frame draw:style-name="gr4" draw:text-style-name="P5" draw:layer="layout" svg:width="15.145cm" svg:height="0.412cm" svg:x="1.506cm" svg:y="6.545cm">
          <draw:text-box>
            <text:p text:style-name="P1"><text:span text:style-name="T8">communiquer avec l’utilisateur que de manière chiffrée. Il s’agit donc d’un niveau de </text:span></text:p>
          </draw:text-box>
        </draw:frame>
        <draw:frame draw:style-name="gr4" draw:text-style-name="P5" draw:layer="layout" svg:width="15.39cm" svg:height="0.412cm" svg:x="1.506cm" svg:y="6.968cm">
          <draw:text-box>
            <text:p text:style-name="P1"><text:span text:style-name="T8">sécurité supplémentaire par rapport au fait d’utiliser HTTPS. Non seulement le serveur </text:span></text:p>
          </draw:text-box>
        </draw:frame>
        <draw:frame draw:style-name="gr4" draw:text-style-name="P5" draw:layer="layout" svg:width="10.81cm" svg:height="0.412cm" svg:x="1.506cm" svg:y="7.391cm">
          <draw:text-box>
            <text:p text:style-name="P1"><text:span text:style-name="T8">parle en HTTPS, mais il refuse de parler de toute autre façon.</text:span></text:p>
          </draw:text-box>
        </draw:frame>
        <draw:frame draw:style-name="gr5" draw:text-style-name="P6" draw:layer="layout" svg:width="2.026cm" svg:height="0.454cm" svg:x="1.506cm" svg:y="8.0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7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424cm" svg:height="0.412cm" svg:x="2.007cm" svg:y="8.799cm">
          <draw:text-box>
            <text:p text:style-name="P1"><text:span text:style-name="T11">Améliorer la sécurité des échanges. </text:span></text:p>
          </draw:text-box>
        </draw:frame>
        <draw:frame draw:style-name="gr4" draw:text-style-name="P5" draw:layer="layout" svg:width="0.352cm" svg:height="0.412cm" svg:x="1.506cm" svg:y="9.536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56cm" svg:height="0.412cm" svg:x="2.007cm" svg:y="9.536cm">
          <draw:text-box>
            <text:p text:style-name="P1"><text:span text:style-name="T11">Prévenir les risques d’attaques.</text:span></text:p>
          </draw:text-box>
        </draw:frame>
        <draw:frame draw:style-name="gr4" draw:text-style-name="P5" draw:layer="layout" svg:width="4.489cm" svg:height="0.412cm" svg:x="1.506cm" svg:y="11.237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1.237cm">
          <draw:text-box>
            <text:p text:style-name="P1"><text:span text:style-name="T6">RÈGLE 195</text:span></text:p>
          </draw:text-box>
        </draw:frame>
        <draw:frame draw:style-name="gr1" draw:text-style-name="P2" draw:layer="layout" svg:width="16.233cm" svg:height="0.497cm" svg:x="1.506cm" svg:y="12.353cm">
          <draw:text-box>
            <text:p text:style-name="P1"><text:span text:style-name="T7">Les pages utilisant le protocole HTTPS ne proposent pas de ressources HTTP</text:span></text:p>
          </draw:text-box>
        </draw:frame>
        <draw:frame draw:style-name="gr4" draw:text-style-name="P5" draw:layer="layout" svg:width="15.399cm" svg:height="0.412cm" svg:x="1.506cm" svg:y="13.509cm">
          <draw:text-box>
            <text:p text:style-name="P1"><text:span text:style-name="T8">Lorsque les utilisateurs naviguent sur les sites proposant HTTPS, les utilisateurs voient </text:span></text:p>
          </draw:text-box>
        </draw:frame>
        <draw:frame draw:style-name="gr4" draw:text-style-name="P5" draw:layer="layout" svg:width="16.101cm" svg:height="0.412cm" svg:x="1.506cm" svg:y="13.932cm">
          <draw:text-box>
            <text:p text:style-name="P1"><text:span text:style-name="T8">s’afficher un cadenas. Lorsque le site propose dans la même page certaines ressources en </text:span></text:p>
          </draw:text-box>
        </draw:frame>
        <draw:frame draw:style-name="gr4" draw:text-style-name="P5" draw:layer="layout" svg:width="16.567cm" svg:height="0.412cm" svg:x="1.506cm" svg:y="14.355cm">
          <draw:text-box>
            <text:p text:style-name="P1"><text:span text:style-name="T8">http <text:s text:c="2"/>et <text:s text:c="2"/>d’autres <text:s text:c="2"/>en <text:s text:c="2"/>HTTPS, <text:s text:c="2"/>le <text:s text:c="2"/>navigateur <text:s text:c="2"/>pourra <text:s text:c="2"/>afficher <text:s text:c="2"/>une <text:s text:c="2"/>alerte <text:s text:c="2"/>de <text:s text:c="2"/>sécurité </text:span></text:p>
          </draw:text-box>
        </draw:frame>
        <draw:frame draw:style-name="gr4" draw:text-style-name="P5" draw:layer="layout" svg:width="15.53cm" svg:height="0.412cm" svg:x="1.506cm" svg:y="14.779cm">
          <draw:text-box>
            <text:p text:style-name="P1"><text:span text:style-name="T8">concernant le site visité. Lorsque vous proposez un site en HTTPS, veillez bien à ce que </text:span></text:p>
          </draw:text-box>
        </draw:frame>
        <draw:frame draw:style-name="gr4" draw:text-style-name="P5" draw:layer="layout" svg:width="10.416cm" svg:height="0.412cm" svg:x="1.506cm" svg:y="15.202cm">
          <draw:text-box>
            <text:p text:style-name="P1"><text:span text:style-name="T8">toutes les ressources appelées soient également en HTTPS</text:span></text:p>
          </draw:text-box>
        </draw:frame>
        <draw:frame draw:style-name="gr5" draw:text-style-name="P6" draw:layer="layout" svg:width="2.026cm" svg:height="0.454cm" svg:x="1.506cm" svg:y="15.8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6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815cm" svg:height="0.412cm" svg:x="2.007cm" svg:y="16.606cm">
          <draw:text-box>
            <text:p text:style-name="P1"><text:span text:style-name="T11">Prévenir les alertes de type "site non sécurisé" dans les outils de consultation.</text:span></text:p>
          </draw:text-box>
        </draw:frame>
        <draw:frame draw:style-name="gr4" draw:text-style-name="P5" draw:layer="layout" svg:width="0.352cm" svg:height="0.412cm" svg:x="1.506cm" svg:y="17.3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776cm" svg:height="0.412cm" svg:x="2.007cm" svg:y="17.347cm">
          <draw:text-box>
            <text:p text:style-name="P1"><text:span text:style-name="T11">Améliorer la sécurité pour l’ensemble des ressources du sit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204cm" svg:x2="17.002cm" svg:y2="11.204cm">
          <text:p/>
        </draw:line>
        <draw:line draw:style-name="gr6" draw:text-style-name="P7" draw:layer="layout" svg:x1="17.002cm" svg:y1="11.766cm" svg:x2="1.502cm" svg:y2="11.76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204cm" svg:x2="17.002cm" svg:y2="11.204cm">
          <text:p/>
        </draw:line>
        <draw:line draw:style-name="gr6" draw:text-style-name="P7" draw:layer="layout" svg:x1="17.002cm" svg:y1="11.766cm" svg:x2="1.502cm" svg:y2="11.76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98" draw:style-name="dp1" draw:master-page-name="master-page75">
        <draw:frame draw:style-name="gr4" draw:text-style-name="P5" draw:layer="layout" svg:width="6.708cm" svg:height="0.412cm" svg:x="1.506cm" svg:y="2.156cm">
          <draw:text-box>
            <text:p text:style-name="P1"><text:span text:style-name="T6">Sécurité, Conception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196</text:span></text:p>
          </draw:text-box>
        </draw:frame>
        <draw:frame draw:style-name="gr1" draw:text-style-name="P2" draw:layer="layout" svg:width="17.007cm" svg:height="0.497cm" svg:x="1.506cm" svg:y="3.276cm">
          <draw:text-box>
            <text:p text:style-name="P1"><text:span text:style-name="T7">Les <text:s text:c="2"/>opérations <text:s text:c="2"/>relatives <text:s text:c="2"/>aux <text:s text:c="2"/>mots <text:s text:c="2"/>de <text:s text:c="2"/>passe <text:s text:c="2"/>peuvent <text:s text:c="2"/>être <text:s text:c="2"/>effectuées </text:span></text:p>
          </draw:text-box>
        </draw:frame>
        <draw:frame draw:style-name="gr1" draw:text-style-name="P2" draw:layer="layout" svg:width="4.832cm" svg:height="0.497cm" svg:x="1.506cm" svg:y="3.784cm">
          <draw:text-box>
            <text:p text:style-name="P1"><text:span text:style-name="T7">intégralement en ligne</text:span></text:p>
          </draw:text-box>
        </draw:frame>
        <draw:frame draw:style-name="gr4" draw:text-style-name="P5" draw:layer="layout" svg:width="15.885cm" svg:height="0.412cm" svg:x="1.506cm" svg:y="4.936cm">
          <draw:text-box>
            <text:p text:style-name="P1"><text:span text:style-name="T8">Vous ne retrouvez plus votre mot de passe, pas de problème ! Saisissez votre nom, votre </text:span></text:p>
          </draw:text-box>
        </draw:frame>
        <draw:frame draw:style-name="gr4" draw:text-style-name="P5" draw:layer="layout" svg:width="16.084cm" svg:height="0.412cm" svg:x="1.506cm" svg:y="5.359cm">
          <draw:text-box>
            <text:p text:style-name="P1"><text:span text:style-name="T8">prénom, votre date de naissance, le nom de jeune fille de votre grand-père, vous recevrez </text:span></text:p>
          </draw:text-box>
        </draw:frame>
        <draw:frame draw:style-name="gr4" draw:text-style-name="P5" draw:layer="layout" svg:width="14.903cm" svg:height="0.412cm" svg:x="1.506cm" svg:y="5.783cm">
          <draw:text-box>
            <text:p text:style-name="P1"><text:span text:style-name="T8">votre nouveau de passe dans quelques jours par courrier postal. <text:s/>D’ici là, nous vous </text:span></text:p>
          </draw:text-box>
        </draw:frame>
        <draw:frame draw:style-name="gr4" draw:text-style-name="P5" draw:layer="layout" svg:width="15.242cm" svg:height="0.412cm" svg:x="1.506cm" svg:y="6.206cm">
          <draw:text-box>
            <text:p text:style-name="P1"><text:span text:style-name="T8">souhaitons de ne pas avoir trop besoin de notre service. Si ce message plus ou moins </text:span></text:p>
          </draw:text-box>
        </draw:frame>
        <draw:frame draw:style-name="gr4" draw:text-style-name="P5" draw:layer="layout" svg:width="15.488cm" svg:height="0.412cm" svg:x="1.506cm" svg:y="6.629cm">
          <draw:text-box>
            <text:p text:style-name="P1"><text:span text:style-name="T8">imaginaire fait écho à vos propres expériences – bancaires, par exemple -, vous n’avez </text:span></text:p>
          </draw:text-box>
        </draw:frame>
        <draw:frame draw:style-name="gr4" draw:text-style-name="P5" draw:layer="layout" svg:width="15.314cm" svg:height="0.412cm" svg:x="1.506cm" svg:y="7.053cm">
          <draw:text-box>
            <text:p text:style-name="P1"><text:span text:style-name="T8">même pas besoin qu’on vous explique l’intérêt de pouvoir modifier ou réinitialiser son </text:span></text:p>
          </draw:text-box>
        </draw:frame>
        <draw:frame draw:style-name="gr4" draw:text-style-name="P5" draw:layer="layout" svg:width="4.011cm" svg:height="0.412cm" svg:x="1.506cm" svg:y="7.476cm">
          <draw:text-box>
            <text:p text:style-name="P1"><text:span text:style-name="T8">mot de passe en ligne.</text:span></text:p>
          </draw:text-box>
        </draw:frame>
        <draw:frame draw:style-name="gr5" draw:text-style-name="P6" draw:layer="layout" svg:width="2.026cm" svg:height="0.454cm" svg:x="1.506cm" svg:y="8.10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8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746cm" svg:height="0.412cm" svg:x="2.007cm" svg:y="8.884cm">
          <draw:text-box>
            <text:p text:style-name="P1"><text:span text:style-name="T11">Fournir une solution immédiate au problème de l’utilisateur. </text:span></text:p>
          </draw:text-box>
        </draw:frame>
        <draw:frame draw:style-name="gr4" draw:text-style-name="P5" draw:layer="layout" svg:width="0.352cm" svg:height="0.412cm" svg:x="1.506cm" svg:y="9.6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316cm" svg:height="0.412cm" svg:x="2.007cm" svg:y="9.621cm">
          <draw:text-box>
            <text:p text:style-name="P1"><text:span text:style-name="T11">Limiter les difficultés liées à l’utilisation d’autres modes de communication.</text:span></text:p>
          </draw:text-box>
        </draw:frame>
        <draw:frame draw:style-name="gr4" draw:text-style-name="P5" draw:layer="layout" svg:width="4.489cm" svg:height="0.412cm" svg:x="1.506cm" svg:y="11.321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1.321cm">
          <draw:text-box>
            <text:p text:style-name="P1"><text:span text:style-name="T6">RÈGLE 197</text:span></text:p>
          </draw:text-box>
        </draw:frame>
        <draw:frame draw:style-name="gr1" draw:text-style-name="P2" draw:layer="layout" svg:width="14.425cm" svg:height="0.497cm" svg:x="1.506cm" svg:y="12.438cm">
          <draw:text-box>
            <text:p text:style-name="P1"><text:span text:style-name="T7">Les mots de passe peuvent être choisis ou changés par l'utilisateur.</text:span></text:p>
          </draw:text-box>
        </draw:frame>
        <draw:frame draw:style-name="gr4" draw:text-style-name="P5" draw:layer="layout" svg:width="15.788cm" svg:height="0.412cm" svg:x="1.506cm" svg:y="13.593cm">
          <draw:text-box>
            <text:p text:style-name="P1"><text:span text:style-name="T8">Pour de nombreux utilisateurs, les mots de passe choisis par défaut sont trop complexes </text:span></text:p>
          </draw:text-box>
        </draw:frame>
        <draw:frame draw:style-name="gr4" draw:text-style-name="P5" draw:layer="layout" svg:width="15.674cm" svg:height="0.412cm" svg:x="1.506cm" svg:y="14.017cm">
          <draw:text-box>
            <text:p text:style-name="P1"><text:span text:style-name="T8">à mémoriser. Le fait de pouvoir choisir ou changer son mot de passe présente une vraie </text:span></text:p>
          </draw:text-box>
        </draw:frame>
        <draw:frame draw:style-name="gr4" draw:text-style-name="P5" draw:layer="layout" svg:width="6.407cm" svg:height="0.412cm" svg:x="1.506cm" svg:y="14.44cm">
          <draw:text-box>
            <text:p text:style-name="P1"><text:span text:style-name="T8">valeur ajoutée pour ces internautes.</text:span></text:p>
          </draw:text-box>
        </draw:frame>
        <draw:frame draw:style-name="gr5" draw:text-style-name="P6" draw:layer="layout" svg:width="2.026cm" svg:height="0.454cm" svg:x="1.506cm" svg:y="15.06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8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033cm" svg:height="0.412cm" svg:x="2.007cm" svg:y="15.844cm">
          <draw:text-box>
            <text:p text:style-name="P1"><text:span text:style-name="T11">Permettre aux utilisateurs de choisir un mot de passe personnalisé. </text:span></text:p>
          </draw:text-box>
        </draw:frame>
        <draw:frame draw:style-name="gr4" draw:text-style-name="P5" draw:layer="layout" svg:width="0.352cm" svg:height="0.412cm" svg:x="1.506cm" svg:y="16.5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489cm" svg:height="0.412cm" svg:x="2.007cm" svg:y="16.585cm">
          <draw:text-box>
            <text:p text:style-name="P1"><text:span text:style-name="T11">Éviter aux utilisateurs de rechercher leur mot de passe à chaque connexion.</text:span></text:p>
          </draw:text-box>
        </draw:frame>
        <draw:frame draw:style-name="gr4" draw:text-style-name="P5" draw:layer="layout" svg:width="6.708cm" svg:height="0.412cm" svg:x="1.506cm" svg:y="18.282cm">
          <draw:text-box>
            <text:p text:style-name="P1"><text:span text:style-name="T6">Sécurité, Conception, Développement</text:span></text:p>
          </draw:text-box>
        </draw:frame>
        <draw:frame draw:style-name="gr4" draw:text-style-name="P5" draw:layer="layout" svg:width="1.937cm" svg:height="0.412cm" svg:x="14.531cm" svg:y="18.282cm">
          <draw:text-box>
            <text:p text:style-name="P1"><text:span text:style-name="T6">RÈGLE 198</text:span></text:p>
          </draw:text-box>
        </draw:frame>
        <draw:frame draw:style-name="gr1" draw:text-style-name="P2" draw:layer="layout" svg:width="15.924cm" svg:height="0.497cm" svg:x="1.506cm" svg:y="19.402cm">
          <draw:text-box>
            <text:p text:style-name="P1"><text:span text:style-name="T7">Un dispositif sensibilise l'utilisateur sur le degré de sécurisation du mot de </text:span></text:p>
          </draw:text-box>
        </draw:frame>
        <draw:frame draw:style-name="gr1" draw:text-style-name="P2" draw:layer="layout" svg:width="3.765cm" svg:height="0.497cm" svg:x="1.506cm" svg:y="19.91cm">
          <draw:text-box>
            <text:p text:style-name="P1"><text:span text:style-name="T7">passe qu'il choisit</text:span></text:p>
          </draw:text-box>
        </draw:frame>
        <draw:frame draw:style-name="gr4" draw:text-style-name="P5" draw:layer="layout" svg:width="17.219cm" svg:height="0.412cm" svg:x="1.506cm" svg:y="21.062cm">
          <draw:text-box>
            <text:p text:style-name="P1"><text:span text:style-name="T8">Un <text:s text:c="2"/>mot <text:s text:c="2"/>de <text:s text:c="2"/>passe <text:s text:c="2"/>doit <text:s text:c="2"/>avoir <text:s text:c="2"/>un <text:s text:c="2"/>niveau <text:s text:c="2"/>minimum <text:s text:c="2"/>de <text:s text:c="2"/>complexité <text:s text:c="2"/>pour <text:s text:c="2"/>ne <text:s text:c="2"/>pas <text:s text:c="2"/>être </text:span></text:p>
          </draw:text-box>
        </draw:frame>
        <draw:frame draw:style-name="gr4" draw:text-style-name="P5" draw:layer="layout" svg:width="15.276cm" svg:height="0.412cm" svg:x="1.506cm" svg:y="21.485cm">
          <draw:text-box>
            <text:p text:style-name="P1"><text:span text:style-name="T8">facilement deviné à des fins malveillantes. Il est souhaitable d’avertir l’utilisateur si le </text:span></text:p>
          </draw:text-box>
        </draw:frame>
        <draw:frame draw:style-name="gr4" draw:text-style-name="P5" draw:layer="layout" svg:width="15.009cm" svg:height="0.412cm" svg:x="1.506cm" svg:y="21.908cm">
          <draw:text-box>
            <text:p text:style-name="P1"><text:span text:style-name="T8">mot de passe qu’il a choisi n’est pas assez complexe. Certains systèmes permettent </text:span></text:p>
          </draw:text-box>
        </draw:frame>
        <draw:frame draw:style-name="gr4" draw:text-style-name="P5" draw:layer="layout" svg:width="8.934cm" svg:height="0.412cm" svg:x="1.506cm" svg:y="22.332cm">
          <draw:text-box>
            <text:p text:style-name="P1"><text:span text:style-name="T8">même de l’en informer en direct pendant la saisie.</text:span></text:p>
          </draw:text-box>
        </draw:frame>
        <draw:frame draw:style-name="gr5" draw:text-style-name="P6" draw:layer="layout" svg:width="2.026cm" svg:height="0.454cm" svg:x="1.506cm" svg:y="22.962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288cm" svg:x2="17.002cm" svg:y2="11.288cm">
          <text:p/>
        </draw:line>
        <draw:line draw:style-name="gr6" draw:text-style-name="P7" draw:layer="layout" svg:x1="17.002cm" svg:y1="11.851cm" svg:x2="1.502cm" svg:y2="11.851cm">
          <text:p/>
        </draw:line>
        <draw:line draw:style-name="gr6" draw:text-style-name="P7" draw:layer="layout" svg:x1="1.502cm" svg:y1="18.249cm" svg:x2="17.002cm" svg:y2="18.249cm">
          <text:p/>
        </draw:line>
        <draw:line draw:style-name="gr6" draw:text-style-name="P7" draw:layer="layout" svg:x1="17.002cm" svg:y1="18.811cm" svg:x2="1.502cm" svg:y2="18.811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288cm" svg:x2="17.002cm" svg:y2="11.288cm">
          <text:p/>
        </draw:line>
        <draw:line draw:style-name="gr6" draw:text-style-name="P7" draw:layer="layout" svg:x1="17.002cm" svg:y1="11.851cm" svg:x2="1.502cm" svg:y2="11.851cm">
          <text:p/>
        </draw:line>
        <draw:line draw:style-name="gr6" draw:text-style-name="P7" draw:layer="layout" svg:x1="1.502cm" svg:y1="18.249cm" svg:x2="17.002cm" svg:y2="18.249cm">
          <text:p/>
        </draw:line>
        <draw:line draw:style-name="gr6" draw:text-style-name="P7" draw:layer="layout" svg:x1="17.002cm" svg:y1="18.811cm" svg:x2="1.502cm" svg:y2="18.81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99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18cm" svg:height="0.412cm" svg:x="2.007cm" svg:y="2.05cm">
          <draw:text-box>
            <text:p text:style-name="P1"><text:span text:style-name="T11">Informer les utilisateurs sur le niveau de sécurité du mot de passe choisi et donc sur </text:span></text:p>
          </draw:text-box>
        </draw:frame>
        <draw:frame draw:style-name="gr4" draw:text-style-name="P5" draw:layer="layout" svg:width="5.175cm" svg:height="0.412cm" svg:x="2.007cm" svg:y="2.474cm">
          <draw:text-box>
            <text:p text:style-name="P1"><text:span text:style-name="T11">les risques de détournement.</text:span></text:p>
          </draw:text-box>
        </draw:frame>
        <draw:frame draw:style-name="gr4" draw:text-style-name="P5" draw:layer="layout" svg:width="4.489cm" svg:height="0.412cm" svg:x="1.506cm" svg:y="4.174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4.174cm">
          <draw:text-box>
            <text:p text:style-name="P1"><text:span text:style-name="T6">RÈGLE 199</text:span></text:p>
          </draw:text-box>
        </draw:frame>
        <draw:frame draw:style-name="gr1" draw:text-style-name="P2" draw:layer="layout" svg:width="14.082cm" svg:height="0.497cm" svg:x="1.506cm" svg:y="5.29cm">
          <draw:text-box>
            <text:p text:style-name="P1"><text:span text:style-name="T7">Le site propose une procédure de réinitialisation du mot de passe.</text:span></text:p>
          </draw:text-box>
        </draw:frame>
        <draw:frame draw:style-name="gr4" draw:text-style-name="P5" draw:layer="layout" svg:width="15.78cm" svg:height="0.412cm" svg:x="1.506cm" svg:y="6.446cm">
          <draw:text-box>
            <text:p text:style-name="P1"><text:span text:style-name="T8">Perdre son identifiant ou son mot de passe arrive à tout le monde. La procédure à suivre </text:span></text:p>
          </draw:text-box>
        </draw:frame>
        <draw:frame draw:style-name="gr4" draw:text-style-name="P5" draw:layer="layout" svg:width="15.026cm" svg:height="0.412cm" svg:x="1.506cm" svg:y="6.869cm">
          <draw:text-box>
            <text:p text:style-name="P1"><text:span text:style-name="T8">pour le réinitialiser doit être simple, possible à faire en ligne et sécurisée. Un mot de </text:span></text:p>
          </draw:text-box>
        </draw:frame>
        <draw:frame draw:style-name="gr4" draw:text-style-name="P5" draw:layer="layout" svg:width="9.311cm" svg:height="0.412cm" svg:x="1.506cm" svg:y="7.293cm">
          <draw:text-box>
            <text:p text:style-name="P1"><text:span text:style-name="T8">passe perdu peut être synonyme d’utilisateur perdu.</text:span></text:p>
          </draw:text-box>
        </draw:frame>
        <draw:frame draw:style-name="gr5" draw:text-style-name="P6" draw:layer="layout" svg:width="2.026cm" svg:height="0.454cm" svg:x="1.506cm" svg:y="7.9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69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497cm" svg:height="0.412cm" svg:x="2.007cm" svg:y="8.697cm">
          <draw:text-box>
            <text:p text:style-name="P1"><text:span text:style-name="T11">Permette à l'utilisateur d'accéder à son compte en cas de perte du mot de passe. </text:span></text:p>
          </draw:text-box>
        </draw:frame>
        <draw:frame draw:style-name="gr4" draw:text-style-name="P5" draw:layer="layout" svg:width="0.352cm" svg:height="0.412cm" svg:x="1.506cm" svg:y="9.4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47cm" svg:height="0.412cm" svg:x="2.007cm" svg:y="9.438cm">
          <draw:text-box>
            <text:p text:style-name="P1"><text:span text:style-name="T11">Simplifier la gestion des comptes utilisateurs. </text:span></text:p>
          </draw:text-box>
        </draw:frame>
        <draw:frame draw:style-name="gr4" draw:text-style-name="P5" draw:layer="layout" svg:width="0.352cm" svg:height="0.412cm" svg:x="1.506cm" svg:y="10.17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44cm" svg:height="0.412cm" svg:x="2.007cm" svg:y="10.175cm">
          <draw:text-box>
            <text:p text:style-name="P1"><text:span text:style-name="T11">Renforcer la sécurité en évitant le stockage de mots de passe non cryptés afin de </text:span></text:p>
          </draw:text-box>
        </draw:frame>
        <draw:frame draw:style-name="gr4" draw:text-style-name="P5" draw:layer="layout" svg:width="9.205cm" svg:height="0.412cm" svg:x="2.007cm" svg:y="10.598cm">
          <draw:text-box>
            <text:p text:style-name="P1"><text:span text:style-name="T11">pouvoir les communiquer de nouveau à l'utilisateur.</text:span></text:p>
          </draw:text-box>
        </draw:frame>
        <draw:frame draw:style-name="gr4" draw:text-style-name="P5" draw:layer="layout" svg:width="4.489cm" svg:height="0.412cm" svg:x="1.506cm" svg:y="12.299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2.299cm">
          <draw:text-box>
            <text:p text:style-name="P1"><text:span text:style-name="T6">RÈGLE 200</text:span></text:p>
          </draw:text-box>
        </draw:frame>
        <draw:frame draw:style-name="gr1" draw:text-style-name="P2" draw:layer="layout" svg:width="11.381cm" svg:height="0.497cm" svg:x="1.506cm" svg:y="13.415cm">
          <draw:text-box>
            <text:p text:style-name="P1"><text:span text:style-name="T7">Le site ne communique pas de mot de passe par mail</text:span></text:p>
          </draw:text-box>
        </draw:frame>
        <draw:frame draw:style-name="gr4" draw:text-style-name="P5" draw:layer="layout" svg:width="15.615cm" svg:height="0.412cm" svg:x="1.506cm" svg:y="14.57cm">
          <draw:text-box>
            <text:p text:style-name="P1"><text:span text:style-name="T8">Le risque qu’un mail puisse être intercepté ou piraté ne peut jamais être complètement </text:span></text:p>
          </draw:text-box>
        </draw:frame>
        <draw:frame draw:style-name="gr4" draw:text-style-name="P5" draw:layer="layout" svg:width="17.249cm" svg:height="0.412cm" svg:x="1.506cm" svg:y="14.994cm">
          <draw:text-box>
            <text:p text:style-name="P1"><text:span text:style-name="T8">écarté. <text:s text:c="2"/>En <text:s text:c="2"/>conséquence, <text:s text:c="2"/>les <text:s text:c="2"/>mots <text:s text:c="2"/>de <text:s text:c="2"/>passe <text:s text:c="2"/>ne <text:s text:c="2"/>doivent <text:s text:c="2"/>jamais <text:s text:c="2"/>circuler <text:s text:c="2"/>en <text:s text:c="2"/>clair, <text:s text:c="2"/>et </text:span></text:p>
          </draw:text-box>
        </draw:frame>
        <draw:frame draw:style-name="gr4" draw:text-style-name="P5" draw:layer="layout" svg:width="15.792cm" svg:height="0.412cm" svg:x="1.506cm" svg:y="15.417cm">
          <draw:text-box>
            <text:p text:style-name="P1"><text:span text:style-name="T8">notamment dans les emails. Certains services peuvent faire exception à la règle en vous </text:span></text:p>
          </draw:text-box>
        </draw:frame>
        <draw:frame draw:style-name="gr4" draw:text-style-name="P5" draw:layer="layout" svg:width="15.377cm" svg:height="0.412cm" svg:x="1.506cm" svg:y="15.84cm">
          <draw:text-box>
            <text:p text:style-name="P1"><text:span text:style-name="T8">proposant des mots de passe temporaires, mais ce n’est pas la solution la plus sûre et </text:span></text:p>
          </draw:text-box>
        </draw:frame>
        <draw:frame draw:style-name="gr4" draw:text-style-name="P5" draw:layer="layout" svg:width="10.725cm" svg:height="0.412cm" svg:x="1.506cm" svg:y="16.264cm">
          <draw:text-box>
            <text:p text:style-name="P1"><text:span text:style-name="T8">cela doit strictement être réservé aux solutions temporaires.</text:span></text:p>
          </draw:text-box>
        </draw:frame>
        <draw:frame draw:style-name="gr5" draw:text-style-name="P6" draw:layer="layout" svg:width="2.026cm" svg:height="0.454cm" svg:x="1.506cm" svg:y="16.89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668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311cm" svg:height="0.412cm" svg:x="2.007cm" svg:y="17.668cm">
          <draw:text-box>
            <text:p text:style-name="P1"><text:span text:style-name="T11">Limiter les risques d’interception des mots de pass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2.266cm" svg:x2="17.002cm" svg:y2="12.266cm">
          <text:p/>
        </draw:line>
        <draw:line draw:style-name="gr6" draw:text-style-name="P7" draw:layer="layout" svg:x1="17.002cm" svg:y1="12.828cm" svg:x2="1.502cm" svg:y2="12.828cm">
          <text:p/>
        </draw:line>
        <draw:line draw:style-name="gr6" draw:text-style-name="P7" draw:layer="layout" svg:x1="1.502cm" svg:y1="4.141cm" svg:x2="17.002cm" svg:y2="4.141cm">
          <text:p/>
        </draw:line>
        <draw:line draw:style-name="gr6" draw:text-style-name="P7" draw:layer="layout" svg:x1="17.002cm" svg:y1="4.704cm" svg:x2="1.502cm" svg:y2="4.704cm">
          <text:p/>
        </draw:line>
        <draw:line draw:style-name="gr6" draw:text-style-name="P7" draw:layer="layout" svg:x1="1.502cm" svg:y1="12.266cm" svg:x2="17.002cm" svg:y2="12.266cm">
          <text:p/>
        </draw:line>
        <draw:line draw:style-name="gr6" draw:text-style-name="P7" draw:layer="layout" svg:x1="17.002cm" svg:y1="12.828cm" svg:x2="1.502cm" svg:y2="12.82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00" draw:style-name="dp1" draw:master-page-name="master-page75">
        <draw:frame draw:style-name="gr4" draw:text-style-name="P5" draw:layer="layout" svg:width="4.489cm" svg:height="0.412cm" svg:x="1.506cm" svg:y="2.156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01</text:span></text:p>
          </draw:text-box>
        </draw:frame>
        <draw:frame draw:style-name="gr1" draw:text-style-name="P2" draw:layer="layout" svg:width="16.499cm" svg:height="0.497cm" svg:x="1.506cm" svg:y="3.276cm">
          <draw:text-box>
            <text:p text:style-name="P1"><text:span text:style-name="T7">Les en-têtes envoyés par le serveur désactivent la détection automatique du </text:span></text:p>
          </draw:text-box>
        </draw:frame>
        <draw:frame draw:style-name="gr1" draw:text-style-name="P2" draw:layer="layout" svg:width="6.894cm" svg:height="0.497cm" svg:x="1.506cm" svg:y="3.784cm">
          <draw:text-box>
            <text:p text:style-name="P1"><text:span text:style-name="T7">type MIME de chaque ressource.</text:span></text:p>
          </draw:text-box>
        </draw:frame>
        <draw:frame draw:style-name="gr4" draw:text-style-name="P5" draw:layer="layout" svg:width="14.895cm" svg:height="0.412cm" svg:x="1.506cm" svg:y="4.936cm">
          <draw:text-box>
            <text:p text:style-name="P1"><text:span text:style-name="T8">Ne cherchez pas, le mime n’a rien à voir avec Marcel Marceau, c’est simplement un </text:span></text:p>
          </draw:text-box>
        </draw:frame>
        <draw:frame draw:style-name="gr4" draw:text-style-name="P5" draw:layer="layout" svg:width="16.766cm" svg:height="0.412cm" svg:x="1.506cm" svg:y="5.359cm">
          <draw:text-box>
            <text:p text:style-name="P1"><text:span text:style-name="T8">identifiant <text:s text:c="2"/>permettant <text:s text:c="2"/>d’indiquer <text:s text:c="2"/>le <text:s text:c="2"/>format <text:s text:c="2"/>des <text:s text:c="2"/>données <text:s text:c="2"/>sur <text:s text:c="2"/>Internet. <text:s text:c="2"/>La <text:s text:c="2"/>détection </text:span></text:p>
          </draw:text-box>
        </draw:frame>
        <draw:frame draw:style-name="gr4" draw:text-style-name="P5" draw:layer="layout" svg:width="15.322cm" svg:height="0.412cm" svg:x="1.506cm" svg:y="5.783cm">
          <draw:text-box>
            <text:p text:style-name="P1"><text:span text:style-name="T8">automatique de ce format peut rendre possible l’envoi de contenus dangereux vers le </text:span></text:p>
          </draw:text-box>
        </draw:frame>
        <draw:frame draw:style-name="gr4" draw:text-style-name="P5" draw:layer="layout" svg:width="15.483cm" svg:height="0.412cm" svg:x="1.506cm" svg:y="6.206cm">
          <draw:text-box>
            <text:p text:style-name="P1"><text:span text:style-name="T8">poste des utilisateurs. Dans la mesure où cette détection automatique n’est pas vitale, </text:span></text:p>
          </draw:text-box>
        </draw:frame>
        <draw:frame draw:style-name="gr4" draw:text-style-name="P5" draw:layer="layout" svg:width="2.432cm" svg:height="0.412cm" svg:x="1.506cm" svg:y="6.629cm">
          <draw:text-box>
            <text:p text:style-name="P1"><text:span text:style-name="T8">désactivez-la.</text:span></text:p>
          </draw:text-box>
        </draw:frame>
        <draw:frame draw:style-name="gr5" draw:text-style-name="P6" draw:layer="layout" svg:width="2.026cm" svg:height="0.454cm" svg:x="1.506cm" svg:y="7.2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0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59cm" svg:height="0.412cm" svg:x="2.007cm" svg:y="8.037cm">
          <draw:text-box>
            <text:p text:style-name="P1"><text:span text:style-name="T11">Réduire les risques de téléchargement d’un contenu dangereux dissimulé.</text:span></text:p>
          </draw:text-box>
        </draw:frame>
        <draw:frame draw:style-name="gr4" draw:text-style-name="P5" draw:layer="layout" svg:width="4.489cm" svg:height="0.412cm" svg:x="1.506cm" svg:y="9.734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9.734cm">
          <draw:text-box>
            <text:p text:style-name="P1"><text:span text:style-name="T6">RÈGLE 202</text:span></text:p>
          </draw:text-box>
        </draw:frame>
        <draw:frame draw:style-name="gr1" draw:text-style-name="P2" draw:layer="layout" svg:width="11.491cm" svg:height="0.497cm" svg:x="1.506cm" svg:y="10.854cm">
          <draw:text-box>
            <text:p text:style-name="P1"><text:span text:style-name="T7">Le serveur indique le type MIME de chaque ressource.</text:span></text:p>
          </draw:text-box>
        </draw:frame>
        <draw:frame draw:style-name="gr4" draw:text-style-name="P5" draw:layer="layout" svg:width="15.864cm" svg:height="0.412cm" svg:x="1.506cm" svg:y="12.006cm">
          <draw:text-box>
            <text:p text:style-name="P1"><text:span text:style-name="T8">Le fait d’indiquer le type MIME de chaque ressource permet au navigateur de l’utilisateur </text:span></text:p>
          </draw:text-box>
        </draw:frame>
        <draw:frame draw:style-name="gr4" draw:text-style-name="P5" draw:layer="layout" svg:width="15.123cm" svg:height="0.412cm" svg:x="1.506cm" svg:y="12.429cm">
          <draw:text-box>
            <text:p text:style-name="P1"><text:span text:style-name="T8">de récupérer des contenus correctement identifiés, et de fermer la porte à l’envoi de </text:span></text:p>
          </draw:text-box>
        </draw:frame>
        <draw:frame draw:style-name="gr4" draw:text-style-name="P5" draw:layer="layout" svg:width="5.264cm" svg:height="0.412cm" svg:x="1.506cm" svg:y="12.852cm">
          <draw:text-box>
            <text:p text:style-name="P1"><text:span text:style-name="T8">certains contenus dangereux.</text:span></text:p>
          </draw:text-box>
        </draw:frame>
        <draw:frame draw:style-name="gr5" draw:text-style-name="P6" draw:layer="layout" svg:width="2.026cm" svg:height="0.454cm" svg:x="1.506cm" svg:y="13.4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2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59cm" svg:height="0.412cm" svg:x="2.007cm" svg:y="14.26cm">
          <draw:text-box>
            <text:p text:style-name="P1"><text:span text:style-name="T11">Réduire les risques de téléchargement d’un contenu dangereux dissimulé.</text:span></text:p>
          </draw:text-box>
        </draw:frame>
        <draw:frame draw:style-name="gr4" draw:text-style-name="P5" draw:layer="layout" svg:width="3.13cm" svg:height="0.412cm" svg:x="1.506cm" svg:y="15.957cm">
          <draw:text-box>
            <text:p text:style-name="P1"><text:span text:style-name="T6">Sécurité, Éditorial</text:span></text:p>
          </draw:text-box>
        </draw:frame>
        <draw:frame draw:style-name="gr4" draw:text-style-name="P5" draw:layer="layout" svg:width="1.937cm" svg:height="0.412cm" svg:x="14.531cm" svg:y="15.957cm">
          <draw:text-box>
            <text:p text:style-name="P1"><text:span text:style-name="T6">RÈGLE 203</text:span></text:p>
          </draw:text-box>
        </draw:frame>
        <draw:frame draw:style-name="gr1" draw:text-style-name="P2" draw:layer="layout" svg:width="13.655cm" svg:height="0.497cm" svg:x="1.506cm" svg:y="17.077cm">
          <draw:text-box>
            <text:p text:style-name="P1"><text:span text:style-name="T7">Les informations sur la sécurité des transactions sont indiquées.</text:span></text:p>
          </draw:text-box>
        </draw:frame>
        <draw:frame draw:style-name="gr4" draw:text-style-name="P5" draw:layer="layout" svg:width="15.873cm" svg:height="0.412cm" svg:x="1.506cm" svg:y="18.229cm">
          <draw:text-box>
            <text:p text:style-name="P1"><text:span text:style-name="T8">Sur Internet, les transactions impliquent généralement le transfert de données sensibles, </text:span></text:p>
          </draw:text-box>
        </draw:frame>
        <draw:frame draw:style-name="gr4" draw:text-style-name="P5" draw:layer="layout" svg:width="15.339cm" svg:height="0.412cm" svg:x="1.506cm" svg:y="18.652cm">
          <draw:text-box>
            <text:p text:style-name="P1"><text:span text:style-name="T8">notamment les numéros de cartes bleues. Pour éviter l’interception de ces données, il </text:span></text:p>
          </draw:text-box>
        </draw:frame>
        <draw:frame draw:style-name="gr4" draw:text-style-name="P5" draw:layer="layout" svg:width="15.517cm" svg:height="0.412cm" svg:x="1.506cm" svg:y="19.075cm">
          <draw:text-box>
            <text:p text:style-name="P1"><text:span text:style-name="T8">importe de les chiffrer. Il est également utile d’informer l’internaute sur les mesures de </text:span></text:p>
          </draw:text-box>
        </draw:frame>
        <draw:frame draw:style-name="gr4" draw:text-style-name="P5" draw:layer="layout" svg:width="1.526cm" svg:height="0.412cm" svg:x="1.506cm" svg:y="19.499cm">
          <draw:text-box>
            <text:p text:style-name="P1"><text:span text:style-name="T8">sécurité.</text:span></text:p>
          </draw:text-box>
        </draw:frame>
        <draw:frame draw:style-name="gr5" draw:text-style-name="P6" draw:layer="layout" svg:width="2.026cm" svg:height="0.454cm" svg:x="1.506cm" svg:y="20.1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0.9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08cm" svg:height="0.412cm" svg:x="2.007cm" svg:y="20.906cm">
          <draw:text-box>
            <text:p text:style-name="P1"><text:span text:style-name="T11">Contribuer <text:s text:c="2"/>à <text:s text:c="2"/>l'information <text:s text:c="2"/>des <text:s text:c="2"/>utilisateurs <text:s text:c="2"/>sur <text:s text:c="2"/>la <text:s text:c="2"/>sécurisation <text:s text:c="2"/>des <text:s text:c="2"/>échanges <text:s text:c="2"/>de </text:span></text:p>
          </draw:text-box>
        </draw:frame>
        <draw:frame draw:style-name="gr4" draw:text-style-name="P5" draw:layer="layout" svg:width="3.346cm" svg:height="0.412cm" svg:x="2.007cm" svg:y="21.33cm">
          <draw:text-box>
            <text:p text:style-name="P1"><text:span text:style-name="T11">données sensibl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701cm" svg:x2="17.002cm" svg:y2="9.701cm">
          <text:p/>
        </draw:line>
        <draw:line draw:style-name="gr6" draw:text-style-name="P7" draw:layer="layout" svg:x1="17.002cm" svg:y1="10.264cm" svg:x2="1.502cm" svg:y2="10.264cm">
          <text:p/>
        </draw:line>
        <draw:line draw:style-name="gr6" draw:text-style-name="P7" draw:layer="layout" svg:x1="1.502cm" svg:y1="15.924cm" svg:x2="17.002cm" svg:y2="15.924cm">
          <text:p/>
        </draw:line>
        <draw:line draw:style-name="gr6" draw:text-style-name="P7" draw:layer="layout" svg:x1="17.002cm" svg:y1="16.487cm" svg:x2="1.502cm" svg:y2="16.48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701cm" svg:x2="17.002cm" svg:y2="9.701cm">
          <text:p/>
        </draw:line>
        <draw:line draw:style-name="gr6" draw:text-style-name="P7" draw:layer="layout" svg:x1="17.002cm" svg:y1="10.264cm" svg:x2="1.502cm" svg:y2="10.264cm">
          <text:p/>
        </draw:line>
        <draw:line draw:style-name="gr6" draw:text-style-name="P7" draw:layer="layout" svg:x1="1.502cm" svg:y1="15.924cm" svg:x2="17.002cm" svg:y2="15.924cm">
          <text:p/>
        </draw:line>
        <draw:line draw:style-name="gr6" draw:text-style-name="P7" draw:layer="layout" svg:x1="17.002cm" svg:y1="16.487cm" svg:x2="1.502cm" svg:y2="16.48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01" draw:style-name="dp1" draw:master-page-name="master-page75">
        <draw:frame draw:style-name="gr4" draw:text-style-name="P5" draw:layer="layout" svg:width="4.489cm" svg:height="0.412cm" svg:x="1.506cm" svg:y="2.156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04</text:span></text:p>
          </draw:text-box>
        </draw:frame>
        <draw:frame draw:style-name="gr1" draw:text-style-name="P2" draw:layer="layout" svg:width="15.907cm" svg:height="0.497cm" svg:x="1.506cm" svg:y="3.276cm">
          <draw:text-box>
            <text:p text:style-name="P1"><text:span text:style-name="T7">Le serveur n'envoie pas la liste des fichiers des répertoires n'ayant pas de </text:span></text:p>
          </draw:text-box>
        </draw:frame>
        <draw:frame draw:style-name="gr1" draw:text-style-name="P2" draw:layer="layout" svg:width="2.872cm" svg:height="0.497cm" svg:x="1.506cm" svg:y="3.784cm">
          <draw:text-box>
            <text:p text:style-name="P1"><text:span text:style-name="T7">page d'index.</text:span></text:p>
          </draw:text-box>
        </draw:frame>
        <draw:frame draw:style-name="gr4" draw:text-style-name="P5" draw:layer="layout" svg:width="15.763cm" svg:height="0.412cm" svg:x="1.506cm" svg:y="4.936cm">
          <draw:text-box>
            <text:p text:style-name="P1"><text:span text:style-name="T8">Lorsqu’un répertoire du site ne contient pas de page d’accueil en front (le répertoire des </text:span></text:p>
          </draw:text-box>
        </draw:frame>
        <draw:frame draw:style-name="gr4" draw:text-style-name="P5" draw:layer="layout" svg:width="14.933cm" svg:height="0.412cm" svg:x="1.506cm" svg:y="5.359cm">
          <draw:text-box>
            <text:p text:style-name="P1"><text:span text:style-name="T8">images du site, par exemple), il arrive qu’il soit possible <text:s/>d’afficher son contenu. Par </text:span></text:p>
          </draw:text-box>
        </draw:frame>
        <draw:frame draw:style-name="gr4" draw:text-style-name="P5" draw:layer="layout" svg:width="15.661cm" svg:height="0.412cm" svg:x="1.506cm" svg:y="5.783cm">
          <draw:text-box>
            <text:p text:style-name="P1"><text:span text:style-name="T8">exemple, en cas de non-respect de cette règle, une Url comme domaine.com/ doc/ peut </text:span></text:p>
          </draw:text-box>
        </draw:frame>
        <draw:frame draw:style-name="gr4" draw:text-style-name="P5" draw:layer="layout" svg:width="16.042cm" svg:height="0.412cm" svg:x="1.506cm" svg:y="6.206cm">
          <draw:text-box>
            <text:p text:style-name="P1"><text:span text:style-name="T8">permettre l’accès à la liste complète des documents du site, et ce, même s’ils ne sont pas </text:span></text:p>
          </draw:text-box>
        </draw:frame>
        <draw:frame draw:style-name="gr4" draw:text-style-name="P5" draw:layer="layout" svg:width="7.029cm" svg:height="0.412cm" svg:x="1.506cm" svg:y="6.629cm">
          <draw:text-box>
            <text:p text:style-name="P1"><text:span text:style-name="T8">en ligne. C’est embêtant, n’est-ce-pas ?</text:span></text:p>
          </draw:text-box>
        </draw:frame>
        <draw:frame draw:style-name="gr5" draw:text-style-name="P6" draw:layer="layout" svg:width="2.026cm" svg:height="0.454cm" svg:x="1.506cm" svg:y="7.2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0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9cm" svg:height="0.412cm" svg:x="2.007cm" svg:y="8.037cm">
          <draw:text-box>
            <text:p text:style-name="P1"><text:span text:style-name="T11">Éviter l'affichage de listes de fichiers contenus dans un répertoire. </text:span></text:p>
          </draw:text-box>
        </draw:frame>
        <draw:frame draw:style-name="gr4" draw:text-style-name="P5" draw:layer="layout" svg:width="0.352cm" svg:height="0.412cm" svg:x="1.506cm" svg:y="8.774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886cm" svg:height="0.412cm" svg:x="2.007cm" svg:y="8.774cm">
          <draw:text-box>
            <text:p text:style-name="P1"><text:span text:style-name="T11">Améliorer la sécurité du serveur. </text:span></text:p>
          </draw:text-box>
        </draw:frame>
        <draw:frame draw:style-name="gr4" draw:text-style-name="P5" draw:layer="layout" svg:width="0.352cm" svg:height="0.412cm" svg:x="1.506cm" svg:y="9.5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311cm" svg:height="0.412cm" svg:x="2.007cm" svg:y="9.515cm">
          <draw:text-box>
            <text:p text:style-name="P1"><text:span text:style-name="T11">Limiter les risques d'intrusion.</text:span></text:p>
          </draw:text-box>
        </draw:frame>
        <draw:frame draw:style-name="gr4" draw:text-style-name="P5" draw:layer="layout" svg:width="4.489cm" svg:height="0.412cm" svg:x="1.506cm" svg:y="11.212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1.212cm">
          <draw:text-box>
            <text:p text:style-name="P1"><text:span text:style-name="T6">RÈGLE 205</text:span></text:p>
          </draw:text-box>
        </draw:frame>
        <draw:frame draw:style-name="gr1" draw:text-style-name="P2" draw:layer="layout" svg:width="16.948cm" svg:height="0.497cm" svg:x="1.506cm" svg:y="12.332cm">
          <draw:text-box>
            <text:p text:style-name="P1"><text:span text:style-name="T7">Le <text:s text:c="2"/>serveur <text:s/>envoie <text:s/>les <text:s/>informations <text:s/>d'activation <text:s text:c="2"/>de <text:s/>protection <text:s text:c="2"/>cross <text:s text:c="2"/>site </text:span></text:p>
          </draw:text-box>
        </draw:frame>
        <draw:frame draw:style-name="gr1" draw:text-style-name="P2" draw:layer="layout" svg:width="1.966cm" svg:height="0.497cm" svg:x="1.506cm" svg:y="12.84cm">
          <draw:text-box>
            <text:p text:style-name="P1"><text:span text:style-name="T7">scripting.</text:span></text:p>
          </draw:text-box>
        </draw:frame>
        <draw:frame draw:style-name="gr4" draw:text-style-name="P5" draw:layer="layout" svg:width="15.263cm" svg:height="0.412cm" svg:x="1.506cm" svg:y="13.992cm">
          <draw:text-box>
            <text:p text:style-name="P1"><text:span text:style-name="T8">Le cross-site scripting est une attaque qui consiste à injecter et exécuter un contenu –</text:span></text:p>
          </draw:text-box>
        </draw:frame>
        <draw:frame draw:style-name="gr4" draw:text-style-name="P5" draw:layer="layout" svg:width="15.623cm" svg:height="0.412cm" svg:x="1.506cm" svg:y="14.415cm">
          <draw:text-box>
            <text:p text:style-name="P1"><text:span text:style-name="T8">malveillant – sur une page. Certains navigateurs ont des mécanismes intégrés de filtres </text:span></text:p>
          </draw:text-box>
        </draw:frame>
        <draw:frame draw:style-name="gr4" draw:text-style-name="P5" draw:layer="layout" svg:width="16.178cm" svg:height="0.412cm" svg:x="1.506cm" svg:y="14.839cm">
          <draw:text-box>
            <text:p text:style-name="P1"><text:span text:style-name="T8">pour <text:s text:c="2"/>protéger <text:s text:c="2"/>contre <text:s text:c="2"/>certains <text:s text:c="2"/>types <text:s text:c="2"/>de <text:s text:c="2"/>ces <text:s text:c="2"/>attaques, <text:s text:c="2"/>mécanismes <text:s text:c="2"/>qui <text:s text:c="2"/>peuvent </text:span></text:p>
          </draw:text-box>
        </draw:frame>
        <draw:frame draw:style-name="gr4" draw:text-style-name="P5" draw:layer="layout" svg:width="15.399cm" svg:height="0.412cm" svg:x="1.506cm" svg:y="15.262cm">
          <draw:text-box>
            <text:p text:style-name="P1"><text:span text:style-name="T8">malheureusement être désactivés. Pour empêcher que votre site puisse faire courir ce </text:span></text:p>
          </draw:text-box>
        </draw:frame>
        <draw:frame draw:style-name="gr4" draw:text-style-name="P5" draw:layer="layout" svg:width="15.572cm" svg:height="0.412cm" svg:x="1.506cm" svg:y="15.685cm">
          <draw:text-box>
            <text:p text:style-name="P1"><text:span text:style-name="T8">genre de risques aux utilisateurs, il est donc conseillé de forcer la présence de l’en-tête </text:span></text:p>
          </draw:text-box>
        </draw:frame>
        <draw:frame draw:style-name="gr4" draw:text-style-name="P5" draw:layer="layout" svg:width="15.631cm" svg:height="0.412cm" svg:x="1.506cm" svg:y="16.109cm">
          <draw:text-box>
            <text:p text:style-name="P1"><text:span text:style-name="T8">de protection et de jouer la sécurité maximale pour le visiteur en bloquant la totalité du </text:span></text:p>
          </draw:text-box>
        </draw:frame>
        <draw:frame draw:style-name="gr4" draw:text-style-name="P5" draw:layer="layout" svg:width="3.516cm" svg:height="0.412cm" svg:x="1.506cm" svg:y="16.532cm">
          <draw:text-box>
            <text:p text:style-name="P1"><text:span text:style-name="T8">contenu de la page.</text:span></text:p>
          </draw:text-box>
        </draw:frame>
        <draw:frame draw:style-name="gr5" draw:text-style-name="P6" draw:layer="layout" svg:width="2.026cm" svg:height="0.454cm" svg:x="1.506cm" svg:y="17.16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93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59cm" svg:height="0.412cm" svg:x="2.007cm" svg:y="17.939cm">
          <draw:text-box>
            <text:p text:style-name="P1"><text:span text:style-name="T11">Réduire les risques de téléchargement d’un contenu dangereux dissimulé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179cm" svg:x2="17.002cm" svg:y2="11.179cm">
          <text:p/>
        </draw:line>
        <draw:line draw:style-name="gr6" draw:text-style-name="P7" draw:layer="layout" svg:x1="17.002cm" svg:y1="11.742cm" svg:x2="1.502cm" svg:y2="11.742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179cm" svg:x2="17.002cm" svg:y2="11.179cm">
          <text:p/>
        </draw:line>
        <draw:line draw:style-name="gr6" draw:text-style-name="P7" draw:layer="layout" svg:x1="17.002cm" svg:y1="11.742cm" svg:x2="1.502cm" svg:y2="11.74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02" draw:style-name="dp1" draw:master-page-name="master-page75">
        <draw:frame draw:style-name="gr4" draw:text-style-name="P5" draw:layer="layout" svg:width="4.489cm" svg:height="0.412cm" svg:x="1.506cm" svg:y="2.156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06</text:span></text:p>
          </draw:text-box>
        </draw:frame>
        <draw:frame draw:style-name="gr1" draw:text-style-name="P2" draw:layer="layout" svg:width="17.443cm" svg:height="0.497cm" svg:x="1.506cm" svg:y="3.276cm">
          <draw:text-box>
            <text:p text:style-name="P1"><text:span text:style-name="T7">Le <text:s text:c="2"/>serveur <text:s text:c="2"/>envoie <text:s text:c="2"/>les <text:s text:c="2"/>informations <text:s text:c="2"/>indiquant <text:s text:c="2"/>les <text:s text:c="2"/>domaines <text:s text:c="2"/>autorisés <text:s text:c="2"/>à </text:span></text:p>
          </draw:text-box>
        </draw:frame>
        <draw:frame draw:style-name="gr1" draw:text-style-name="P2" draw:layer="layout" svg:width="7.656cm" svg:height="0.497cm" svg:x="1.506cm" svg:y="3.784cm">
          <draw:text-box>
            <text:p text:style-name="P1"><text:span text:style-name="T7">intégrer ses pages dans des cadres.</text:span></text:p>
          </draw:text-box>
        </draw:frame>
        <draw:frame draw:style-name="gr4" draw:text-style-name="P5" draw:layer="layout" svg:width="15.293cm" svg:height="0.412cm" svg:x="1.506cm" svg:y="4.936cm">
          <draw:text-box>
            <text:p text:style-name="P1"><text:span text:style-name="T8">Les cadres permettent d’afficher des morceaux de pages web à l’intérieur d’une page </text:span></text:p>
          </draw:text-box>
        </draw:frame>
        <draw:frame draw:style-name="gr4" draw:text-style-name="P5" draw:layer="layout" svg:width="15.238cm" svg:height="0.412cm" svg:x="1.506cm" svg:y="5.359cm">
          <draw:text-box>
            <text:p text:style-name="P1"><text:span text:style-name="T8">web. C’est par exemple le cas d’un cadre affichant une publicité dans une autre page </text:span></text:p>
          </draw:text-box>
        </draw:frame>
        <draw:frame draw:style-name="gr4" draw:text-style-name="P5" draw:layer="layout" svg:width="15.869cm" svg:height="0.412cm" svg:x="1.506cm" svg:y="5.783cm">
          <draw:text-box>
            <text:p text:style-name="P1"><text:span text:style-name="T8">web. Votre site peut également être embarqué depuis une autre page, par exemple pour </text:span></text:p>
          </draw:text-box>
        </draw:frame>
        <draw:frame draw:style-name="gr4" draw:text-style-name="P5" draw:layer="layout" svg:width="15.492cm" svg:height="0.412cm" svg:x="1.506cm" svg:y="6.206cm">
          <draw:text-box>
            <text:p text:style-name="P1"><text:span text:style-name="T8">le tester avec certains services. Cela peut aussi être fait avec de mauvaises intentions, </text:span></text:p>
          </draw:text-box>
        </draw:frame>
        <draw:frame draw:style-name="gr4" draw:text-style-name="P5" draw:layer="layout" svg:width="15.53cm" svg:height="0.412cm" svg:x="1.506cm" svg:y="6.629cm">
          <draw:text-box>
            <text:p text:style-name="P1"><text:span text:style-name="T8">notamment pour faire croire à un utilisateur peu prudent qu’il est bien sur votre site : il </text:span></text:p>
          </draw:text-box>
        </draw:frame>
        <draw:frame draw:style-name="gr4" draw:text-style-name="P5" draw:layer="layout" svg:width="5.391cm" svg:height="0.412cm" svg:x="1.506cm" svg:y="7.053cm">
          <draw:text-box>
            <text:p text:style-name="P1"><text:span text:style-name="T8">faut donc empêcher ce risque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764cm" svg:height="0.412cm" svg:x="2.007cm" svg:y="8.46cm">
          <draw:text-box>
            <text:p text:style-name="P1"><text:span text:style-name="T11">Réduire les risques d’utilisation trompeuse du contenu.</text:span></text:p>
          </draw:text-box>
        </draw:frame>
        <draw:frame draw:style-name="gr4" draw:text-style-name="P5" draw:layer="layout" svg:width="4.489cm" svg:height="0.412cm" svg:x="1.506cm" svg:y="10.157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0.157cm">
          <draw:text-box>
            <text:p text:style-name="P1"><text:span text:style-name="T6">RÈGLE 207</text:span></text:p>
          </draw:text-box>
        </draw:frame>
        <draw:frame draw:style-name="gr1" draw:text-style-name="P2" draw:layer="layout" svg:width="17.244cm" svg:height="0.497cm" svg:x="1.506cm" svg:y="11.277cm">
          <draw:text-box>
            <text:p text:style-name="P1"><text:span text:style-name="T7">Le <text:s text:c="2"/>site <text:s text:c="2"/>propose <text:s text:c="2"/>un <text:s text:c="2"/>mécanisme <text:s text:c="2"/>de <text:s text:c="2"/>sécurité <text:s text:c="2"/>permettant <text:s text:c="2"/>de <text:s text:c="2"/>restreindre </text:span></text:p>
          </draw:text-box>
        </draw:frame>
        <draw:frame draw:style-name="gr1" draw:text-style-name="P2" draw:layer="layout" svg:width="4.794cm" svg:height="0.497cm" svg:x="1.506cm" svg:y="11.785cm">
          <draw:text-box>
            <text:p text:style-name="P1"><text:span text:style-name="T7">l'origine des contenus.</text:span></text:p>
          </draw:text-box>
        </draw:frame>
        <draw:frame draw:style-name="gr4" draw:text-style-name="P5" draw:layer="layout" svg:width="16.474cm" svg:height="0.412cm" svg:x="1.506cm" svg:y="12.937cm">
          <draw:text-box>
            <text:p text:style-name="P1"><text:span text:style-name="T8">Le <text:s text:c="2"/>serveur <text:s text:c="2"/>envoie <text:s text:c="2"/>une <text:s text:c="2"/>page <text:s text:c="2"/>contenant <text:s text:c="2"/>divers <text:s text:c="2"/>éléments <text:s text:c="2"/>(fichiers <text:s text:c="2"/>JavaScript, <text:s text:c="2"/>CSS, </text:span></text:p>
          </draw:text-box>
        </draw:frame>
        <draw:frame draw:style-name="gr4" draw:text-style-name="P5" draw:layer="layout" svg:width="15.314cm" svg:height="0.412cm" svg:x="1.506cm" svg:y="13.36cm">
          <draw:text-box>
            <text:p text:style-name="P1"><text:span text:style-name="T8">webfonts, etc.) au navigateur, qui va se charger de télécharger et d’afficher le tout, le </text:span></text:p>
          </draw:text-box>
        </draw:frame>
        <draw:frame draw:style-name="gr4" draw:text-style-name="P5" draw:layer="layout" svg:width="15.276cm" svg:height="0.412cm" svg:x="1.506cm" svg:y="13.784cm">
          <draw:text-box>
            <text:p text:style-name="P1"><text:span text:style-name="T8">mieux et le plus vite possible… sans se poser de questions sur la légitimité de ce qu’il </text:span></text:p>
          </draw:text-box>
        </draw:frame>
        <draw:frame draw:style-name="gr4" draw:text-style-name="P5" draw:layer="layout" svg:width="15.166cm" svg:height="0.412cm" svg:x="1.506cm" svg:y="14.207cm">
          <draw:text-box>
            <text:p text:style-name="P1"><text:span text:style-name="T8">fait. Le système nommé Content Security Policy permet d’indiquer au navigateur des </text:span></text:p>
          </draw:text-box>
        </draw:frame>
        <draw:frame draw:style-name="gr4" draw:text-style-name="P5" draw:layer="layout" svg:width="15.657cm" svg:height="0.412cm" svg:x="1.506cm" svg:y="14.63cm">
          <draw:text-box>
            <text:p text:style-name="P1"><text:span text:style-name="T8">règles concernant l’origine de ces contenus. Cela permet de déterminer précisément ce </text:span></text:p>
          </draw:text-box>
        </draw:frame>
        <draw:frame draw:style-name="gr4" draw:text-style-name="P5" draw:layer="layout" svg:width="14.899cm" svg:height="0.412cm" svg:x="1.506cm" svg:y="15.054cm">
          <draw:text-box>
            <text:p text:style-name="P1"><text:span text:style-name="T8">qu’il aura le droit d’exécuter ou d’afficher, et cela renforce donc la sécurité pour les </text:span></text:p>
          </draw:text-box>
        </draw:frame>
        <draw:frame draw:style-name="gr4" draw:text-style-name="P5" draw:layer="layout" svg:width="2.072cm" svg:height="0.412cm" svg:x="1.506cm" svg:y="15.477cm">
          <draw:text-box>
            <text:p text:style-name="P1"><text:span text:style-name="T8">utilisateurs.</text:span></text:p>
          </draw:text-box>
        </draw:frame>
        <draw:frame draw:style-name="gr5" draw:text-style-name="P6" draw:layer="layout" svg:width="2.026cm" svg:height="0.454cm" svg:x="1.506cm" svg:y="16.10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8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74cm" svg:height="0.412cm" svg:x="2.007cm" svg:y="16.885cm">
          <draw:text-box>
            <text:p text:style-name="P1"><text:span text:style-name="T11">Réduire les risques d’exécution ou d’affichage d’un contenu non désirable ou d’une </text:span></text:p>
          </draw:text-box>
        </draw:frame>
        <draw:frame draw:style-name="gr4" draw:text-style-name="P5" draw:layer="layout" svg:width="3.825cm" svg:height="0.412cm" svg:x="2.007cm" svg:y="17.308cm">
          <draw:text-box>
            <text:p text:style-name="P1"><text:span text:style-name="T11">source non autorisée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124cm" svg:x2="17.002cm" svg:y2="10.124cm">
          <text:p/>
        </draw:line>
        <draw:line draw:style-name="gr6" draw:text-style-name="P7" draw:layer="layout" svg:x1="17.002cm" svg:y1="10.687cm" svg:x2="1.502cm" svg:y2="10.68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124cm" svg:x2="17.002cm" svg:y2="10.124cm">
          <text:p/>
        </draw:line>
        <draw:line draw:style-name="gr6" draw:text-style-name="P7" draw:layer="layout" svg:x1="17.002cm" svg:y1="10.687cm" svg:x2="1.502cm" svg:y2="10.68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03" draw:style-name="dp1" draw:master-page-name="master-page75">
        <draw:frame draw:style-name="gr4" draw:text-style-name="P5" draw:layer="layout" svg:width="4.489cm" svg:height="0.412cm" svg:x="1.506cm" svg:y="2.156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08</text:span></text:p>
          </draw:text-box>
        </draw:frame>
        <draw:frame draw:style-name="gr1" draw:text-style-name="P2" draw:layer="layout" svg:width="16cm" svg:height="0.497cm" svg:x="1.506cm" svg:y="3.276cm">
          <draw:text-box>
            <text:p text:style-name="P1"><text:span text:style-name="T7">Le serveur ne communique pas d'informations sur les logiciels et langages </text:span></text:p>
          </draw:text-box>
        </draw:frame>
        <draw:frame draw:style-name="gr1" draw:text-style-name="P2" draw:layer="layout" svg:width="1.492cm" svg:height="0.497cm" svg:x="1.506cm" svg:y="3.784cm">
          <draw:text-box>
            <text:p text:style-name="P1"><text:span text:style-name="T7">utilisés</text:span></text:p>
          </draw:text-box>
        </draw:frame>
        <draw:frame draw:style-name="gr4" draw:text-style-name="P5" draw:layer="layout" svg:width="17.367cm" svg:height="0.412cm" svg:x="1.506cm" svg:y="4.936cm">
          <draw:text-box>
            <text:p text:style-name="P1"><text:span text:style-name="T8">Les <text:s text:c="2"/>vrais <text:s text:c="2"/>informaticiens <text:s text:c="2"/>connaissent <text:s text:c="2"/>la <text:s text:c="2"/>vérité <text:s text:c="2"/>: <text:s text:c="2"/>il <text:s text:c="2"/>n’existe <text:s text:c="2"/>pas <text:s text:c="2"/>de <text:s text:c="2"/>logiciel <text:s text:c="2"/>ou <text:s text:c="2"/>d’outil </text:span></text:p>
          </draw:text-box>
        </draw:frame>
        <draw:frame draw:style-name="gr4" draw:text-style-name="P5" draw:layer="layout" svg:width="15.733cm" svg:height="0.412cm" svg:x="1.506cm" svg:y="5.359cm">
          <draw:text-box>
            <text:p text:style-name="P1"><text:span text:style-name="T8">informatique sécurisé à 100%. Chaque version de logiciel utilisé de manière importante -</text:span></text:p>
          </draw:text-box>
        </draw:frame>
        <draw:frame draw:style-name="gr4" draw:text-style-name="P5" draw:layer="layout" svg:width="15.386cm" svg:height="0.412cm" svg:x="1.506cm" svg:y="5.783cm">
          <draw:text-box>
            <text:p text:style-name="P1"><text:span text:style-name="T8">et c’est le cas de la plupart des logiciels serveurs, systèmes de gestion de contenus et </text:span></text:p>
          </draw:text-box>
        </draw:frame>
        <draw:frame draw:style-name="gr4" draw:text-style-name="P5" draw:layer="layout" svg:width="15.665cm" svg:height="0.412cm" svg:x="1.506cm" svg:y="6.206cm">
          <draw:text-box>
            <text:p text:style-name="P1"><text:span text:style-name="T8">même des formats utilisés sur le Web. Le fait d’utiliser telle ou telle version d’un logiciel </text:span></text:p>
          </draw:text-box>
        </draw:frame>
        <draw:frame draw:style-name="gr4" draw:text-style-name="P5" draw:layer="layout" svg:width="15.013cm" svg:height="0.412cm" svg:x="1.506cm" svg:y="6.629cm">
          <draw:text-box>
            <text:p text:style-name="P1"><text:span text:style-name="T8">peut aiguiller directement une personne mal intentionnée vers une faille de sécurité </text:span></text:p>
          </draw:text-box>
        </draw:frame>
        <draw:frame draw:style-name="gr4" draw:text-style-name="P5" draw:layer="layout" svg:width="14.925cm" svg:height="0.412cm" svg:x="1.506cm" svg:y="7.053cm">
          <draw:text-box>
            <text:p text:style-name="P1"><text:span text:style-name="T8">documentée. Votre serveur peut être configuré pour annoncer à tout le monde qu’il </text:span></text:p>
          </draw:text-box>
        </draw:frame>
        <draw:frame draw:style-name="gr4" draw:text-style-name="P5" draw:layer="layout" svg:width="15.496cm" svg:height="0.412cm" svg:x="1.506cm" svg:y="7.476cm">
          <draw:text-box>
            <text:p text:style-name="P1"><text:span text:style-name="T8">tourne avec la version X du logiciel Y. Ou alors, vous veillez à respecter cette règle et il </text:span></text:p>
          </draw:text-box>
        </draw:frame>
        <draw:frame draw:style-name="gr4" draw:text-style-name="P5" draw:layer="layout" svg:width="4.989cm" svg:height="0.412cm" svg:x="1.506cm" svg:y="7.899cm">
          <draw:text-box>
            <text:p text:style-name="P1"><text:span text:style-name="T8">sera muet comme un carpe.</text:span></text:p>
          </draw:text-box>
        </draw:frame>
        <draw:frame draw:style-name="gr5" draw:text-style-name="P6" draw:layer="layout" svg:width="2.026cm" svg:height="0.454cm" svg:x="1.506cm" svg:y="8.5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3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89cm" svg:height="0.412cm" svg:x="2.007cm" svg:y="9.307cm">
          <draw:text-box>
            <text:p text:style-name="P1"><text:span text:style-name="T11">Prévenir les risques d’intrusion sur le serveur. </text:span></text:p>
          </draw:text-box>
        </draw:frame>
        <draw:frame draw:style-name="gr4" draw:text-style-name="P5" draw:layer="layout" svg:width="0.352cm" svg:height="0.412cm" svg:x="1.506cm" svg:y="10.0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68cm" svg:height="0.412cm" svg:x="2.007cm" svg:y="10.044cm">
          <draw:text-box>
            <text:p text:style-name="P1"><text:span text:style-name="T11">Prévenir l’apparition de contenus ou scripts malveillants sur le site.</text:span></text:p>
          </draw:text-box>
        </draw:frame>
        <draw:frame draw:style-name="gr4" draw:text-style-name="P5" draw:layer="layout" svg:width="4.489cm" svg:height="0.412cm" svg:x="1.506cm" svg:y="11.745cm">
          <draw:text-box>
            <text:p text:style-name="P1"><text:span text:style-name="T6">Sécurité, Développement</text:span></text:p>
          </draw:text-box>
        </draw:frame>
        <draw:frame draw:style-name="gr4" draw:text-style-name="P5" draw:layer="layout" svg:width="1.937cm" svg:height="0.412cm" svg:x="14.531cm" svg:y="11.745cm">
          <draw:text-box>
            <text:p text:style-name="P1"><text:span text:style-name="T6">RÈGLE 209</text:span></text:p>
          </draw:text-box>
        </draw:frame>
        <draw:frame draw:style-name="gr1" draw:text-style-name="P2" draw:layer="layout" svg:width="14.078cm" svg:height="0.497cm" svg:x="1.506cm" svg:y="12.861cm">
          <draw:text-box>
            <text:p text:style-name="P1"><text:span text:style-name="T7">Le contrôle d'intégrité des ressources tierces est présent et valide</text:span></text:p>
          </draw:text-box>
        </draw:frame>
        <draw:frame draw:style-name="gr4" draw:text-style-name="P5" draw:layer="layout" svg:width="15.365cm" svg:height="0.412cm" svg:x="1.506cm" svg:y="14.017cm">
          <draw:text-box>
            <text:p text:style-name="P1"><text:span text:style-name="T8">Il est possible de vérifier que les ressources tierces (fichiers scripts, feuilles de style…) </text:span></text:p>
          </draw:text-box>
        </draw:frame>
        <draw:frame draw:style-name="gr4" draw:text-style-name="P5" draw:layer="layout" svg:width="14.755cm" svg:height="0.412cm" svg:x="1.506cm" svg:y="14.44cm">
          <draw:text-box>
            <text:p text:style-name="P1"><text:span text:style-name="T8">n’ont pas été modifiées pour y insérer du code malveillant. Pour ceci, le serveur va </text:span></text:p>
          </draw:text-box>
        </draw:frame>
        <draw:frame draw:style-name="gr4" draw:text-style-name="P5" draw:layer="layout" svg:width="15.996cm" svg:height="0.412cm" svg:x="1.506cm" svg:y="14.863cm">
          <draw:text-box>
            <text:p text:style-name="P1"><text:span text:style-name="T8">vérifier en permanence que les fichiers envoyés sont les bons fichiers. Cette règle incite à </text:span></text:p>
          </draw:text-box>
        </draw:frame>
        <draw:frame draw:style-name="gr4" draw:text-style-name="P5" draw:layer="layout" svg:width="8.058cm" svg:height="0.412cm" svg:x="1.506cm" svg:y="15.287cm">
          <draw:text-box>
            <text:p text:style-name="P1"><text:span text:style-name="T8">la mise en place de cette mesure de sécurité.</text:span></text:p>
          </draw:text-box>
        </draw:frame>
        <draw:frame draw:style-name="gr5" draw:text-style-name="P6" draw:layer="layout" svg:width="2.026cm" svg:height="0.454cm" svg:x="1.506cm" svg:y="15.91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6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408cm" svg:height="0.412cm" svg:x="2.007cm" svg:y="16.691cm">
          <draw:text-box>
            <text:p text:style-name="P1"><text:span text:style-name="T11">Prévenir les risques de diffusion de code malveillant. </text:span></text:p>
          </draw:text-box>
        </draw:frame>
        <draw:frame draw:style-name="gr4" draw:text-style-name="P5" draw:layer="layout" svg:width="0.352cm" svg:height="0.412cm" svg:x="1.506cm" svg:y="17.43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771cm" svg:height="0.412cm" svg:x="2.007cm" svg:y="17.431cm">
          <draw:text-box>
            <text:p text:style-name="P1"><text:span text:style-name="T11">Limiter <text:s text:c="2"/>les <text:s text:c="2"/>risques <text:s text:c="2"/>associés <text:s text:c="2"/>à <text:s text:c="2"/>la <text:s text:c="2"/>diffusion <text:s text:c="2"/>de <text:s text:c="2"/>code <text:s text:c="2"/>malveillant <text:s text:c="2"/>désindexation, </text:span></text:p>
          </draw:text-box>
        </draw:frame>
        <draw:frame draw:style-name="gr4" draw:text-style-name="P5" draw:layer="layout" svg:width="1.75cm" svg:height="0.412cm" svg:x="2.007cm" svg:y="17.855cm">
          <draw:text-box>
            <text:p text:style-name="P1"><text:span text:style-name="T11">plaintes…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712cm" svg:x2="17.002cm" svg:y2="11.712cm">
          <text:p/>
        </draw:line>
        <draw:line draw:style-name="gr6" draw:text-style-name="P7" draw:layer="layout" svg:x1="17.002cm" svg:y1="12.274cm" svg:x2="1.502cm" svg:y2="12.274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712cm" svg:x2="17.002cm" svg:y2="11.712cm">
          <text:p/>
        </draw:line>
        <draw:line draw:style-name="gr6" draw:text-style-name="P7" draw:layer="layout" svg:x1="17.002cm" svg:y1="12.274cm" svg:x2="1.502cm" svg:y2="12.27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04" draw:style-name="dp1" draw:master-page-name="master-page75">
        <draw:frame draw:style-name="gr4" draw:text-style-name="P5" draw:layer="layout" svg:width="6.708cm" svg:height="0.412cm" svg:x="1.506cm" svg:y="2.156cm">
          <draw:text-box>
            <text:p text:style-name="P1"><text:span text:style-name="T6">Sécurité, Conception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10</text:span></text:p>
          </draw:text-box>
        </draw:frame>
        <draw:frame draw:style-name="gr1" draw:text-style-name="P2" draw:layer="layout" svg:width="15.208cm" svg:height="0.497cm" svg:x="1.506cm" svg:y="3.276cm">
          <draw:text-box>
            <text:p text:style-name="P1"><text:span text:style-name="T7">Le site propose au moins deux mécanismes pour valider une opération </text:span></text:p>
          </draw:text-box>
        </draw:frame>
        <draw:frame draw:style-name="gr1" draw:text-style-name="P2" draw:layer="layout" svg:width="2.021cm" svg:height="0.497cm" svg:x="1.506cm" svg:y="3.784cm">
          <draw:text-box>
            <text:p text:style-name="P1"><text:span text:style-name="T7">sécurisée</text:span></text:p>
          </draw:text-box>
        </draw:frame>
        <draw:frame draw:style-name="gr4" draw:text-style-name="P5" draw:layer="layout" svg:width="17.054cm" svg:height="0.412cm" svg:x="1.506cm" svg:y="4.936cm">
          <draw:text-box>
            <text:p text:style-name="P1"><text:span text:style-name="T8">Le <text:s text:c="2"/>web <text:s text:c="2"/>étant <text:s text:c="2"/>ce <text:s text:c="2"/>qu’il <text:s text:c="2"/>est, <text:s text:c="2"/>les <text:s text:c="2"/>serveurs <text:s text:c="2"/>demandent <text:s text:c="2"/>de <text:s text:c="2"/>plus <text:s text:c="2"/>en <text:s text:c="2"/>plus <text:s text:c="2"/>souvent <text:s text:c="2"/>aux </text:span></text:p>
          </draw:text-box>
        </draw:frame>
        <draw:frame draw:style-name="gr4" draw:text-style-name="P5" draw:layer="layout" svg:width="15.67cm" svg:height="0.412cm" svg:x="1.506cm" svg:y="5.359cm">
          <draw:text-box>
            <text:p text:style-name="P1"><text:span text:style-name="T8">utilisateurs de valider certaines opérations en utilisant leur mobile, notamment. Il arrive </text:span></text:p>
          </draw:text-box>
        </draw:frame>
        <draw:frame draw:style-name="gr4" draw:text-style-name="P5" draw:layer="layout" svg:width="15.5cm" svg:height="0.412cm" svg:x="1.506cm" svg:y="5.783cm">
          <draw:text-box>
            <text:p text:style-name="P1"><text:span text:style-name="T8">cependant que les utilisateurs n’aient pas accès à leur mobile et ne soient donc pas en </text:span></text:p>
          </draw:text-box>
        </draw:frame>
        <draw:frame draw:style-name="gr4" draw:text-style-name="P5" draw:layer="layout" svg:width="15.949cm" svg:height="0.412cm" svg:x="1.506cm" svg:y="6.206cm">
          <draw:text-box>
            <text:p text:style-name="P1"><text:span text:style-name="T8">mesure de valider les opérations en question. C’est notamment le cas pour les personnes </text:span></text:p>
          </draw:text-box>
        </draw:frame>
        <draw:frame draw:style-name="gr4" draw:text-style-name="P5" draw:layer="layout" svg:width="15.568cm" svg:height="0.412cm" svg:x="1.506cm" svg:y="6.629cm">
          <draw:text-box>
            <text:p text:style-name="P1"><text:span text:style-name="T8">en déplacement à l’étranger. Pour <text:s/>éviter <text:s/>cela, <text:s/>proposez une <text:s/>solution <text:s/>de secours <text:s/>qui </text:span></text:p>
          </draw:text-box>
        </draw:frame>
        <draw:frame draw:style-name="gr4" draw:text-style-name="P5" draw:layer="layout" svg:width="8.376cm" svg:height="0.412cm" svg:x="1.506cm" svg:y="7.053cm">
          <draw:text-box>
            <text:p text:style-name="P1"><text:span text:style-name="T8">permettra tout de même de valider l’opération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766cm" svg:height="0.412cm" svg:x="2.007cm" svg:y="8.46cm">
          <draw:text-box>
            <text:p text:style-name="P1"><text:span text:style-name="T11">Prévenir les risques d’échec des opérations.</text:span></text:p>
          </draw:text-box>
        </draw:frame>
        <draw:frame draw:style-name="gr4" draw:text-style-name="P5" draw:layer="layout" svg:width="0.352cm" svg:height="0.412cm" svg:x="1.506cm" svg:y="9.1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193cm" svg:height="0.412cm" svg:x="2.007cm" svg:y="9.198cm">
          <draw:text-box>
            <text:p text:style-name="P1"><text:span text:style-name="T11">Éviter l'exclusion d'utilisateurs pour des raisons techniques ou matériell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05" draw:style-name="dp1" draw:master-page-name="master-page149">
        <draw:frame draw:style-name="gr3" draw:text-style-name="P4" draw:layer="layout" svg:width="14.624cm" svg:height="1.148cm" svg:x="2.205cm" svg:y="2.481cm">
          <draw:text-box>
            <text:p text:style-name="P1"><text:span text:style-name="T5">SERVEUR ET PERFORMANC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06" draw:style-name="dp1" draw:master-page-name="master-page122">
        <draw:frame draw:style-name="gr4" draw:text-style-name="P5" draw:layer="layout" svg:width="10.213cm" svg:height="0.412cm" svg:x="1.506cm" svg:y="2.262cm">
          <draw:text-box>
            <text:p text:style-name="P1"><text:span text:style-name="T6">Serveur et Performances, Développement, Écoconception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211</text:span></text:p>
          </draw:text-box>
        </draw:frame>
        <draw:frame draw:style-name="gr1" draw:text-style-name="P2" draw:layer="layout" svg:width="11.699cm" svg:height="0.497cm" svg:x="1.506cm" svg:y="3.382cm">
          <draw:text-box>
            <text:p text:style-name="P1"><text:span text:style-name="T7">L'adresse du site fonctionne avec et sans préfixe www.</text:span></text:p>
          </draw:text-box>
        </draw:frame>
        <draw:frame draw:style-name="gr4" draw:text-style-name="P5" draw:layer="layout" svg:width="15.83cm" svg:height="0.412cm" svg:x="1.506cm" svg:y="4.534cm">
          <draw:text-box>
            <text:p text:style-name="P1"><text:span text:style-name="T8">Lorsque l’on saisit directement des termes de format domaine.com, certains navigateurs </text:span></text:p>
          </draw:text-box>
        </draw:frame>
        <draw:frame draw:style-name="gr4" draw:text-style-name="P5" draw:layer="layout" svg:width="16.195cm" svg:height="0.412cm" svg:x="1.506cm" svg:y="4.957cm">
          <draw:text-box>
            <text:p text:style-name="P1"><text:span text:style-name="T8">transforment <text:s text:c="2"/>en <text:s text:c="2"/>http//www.example.com, <text:s text:c="2"/>d’autres <text:s text:c="2"/>en <text:s text:c="2"/>http://example.com <text:s text:c="2"/>Il <text:s text:c="2"/>arrive </text:span></text:p>
          </draw:text-box>
        </draw:frame>
        <draw:frame draw:style-name="gr4" draw:text-style-name="P5" draw:layer="layout" svg:width="16.055cm" svg:height="0.412cm" svg:x="1.506cm" svg:y="5.381cm">
          <draw:text-box>
            <text:p text:style-name="P1"><text:span text:style-name="T8">fréquemment que cette dernière adresse renvoie une erreur, même sur de très gros sites. </text:span></text:p>
          </draw:text-box>
        </draw:frame>
        <draw:frame draw:style-name="gr4" draw:text-style-name="P5" draw:layer="layout" svg:width="1.683cm" svg:height="0.412cm" svg:x="1.506cm" svg:y="5.804cm">
          <draw:text-box>
            <text:p text:style-name="P1"><text:span text:style-name="T8">Pensez-y.</text:span></text:p>
          </draw:text-box>
        </draw:frame>
        <draw:frame draw:style-name="gr5" draw:text-style-name="P6" draw:layer="layout" svg:width="2.026cm" svg:height="0.454cm" svg:x="1.506cm" svg:y="6.43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21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66cm" svg:height="0.412cm" svg:x="2.007cm" svg:y="7.212cm">
          <draw:text-box>
            <text:p text:style-name="P1"><text:span text:style-name="T11">Permettre <text:s text:c="2"/>aux <text:s text:c="2"/>utilisateurs <text:s text:c="2"/>de <text:s text:c="2"/>rejoindre <text:s text:c="2"/>la <text:s text:c="2"/>page <text:s text:c="2"/>d'accueil <text:s text:c="2"/>du <text:s text:c="2"/>site <text:s text:c="2"/>même <text:s text:c="2"/>lorsqu'ils </text:span></text:p>
          </draw:text-box>
        </draw:frame>
        <draw:frame draw:style-name="gr4" draw:text-style-name="P5" draw:layer="layout" svg:width="5.886cm" svg:height="0.412cm" svg:x="2.007cm" svg:y="7.635cm">
          <draw:text-box>
            <text:p text:style-name="P1"><text:span text:style-name="T11">oublient de taper le préfixe www.</text:span></text:p>
          </draw:text-box>
        </draw:frame>
        <draw:frame draw:style-name="gr4" draw:text-style-name="P5" draw:layer="layout" svg:width="0.352cm" svg:height="0.412cm" svg:x="1.506cm" svg:y="8.37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357cm" svg:height="0.412cm" svg:x="2.007cm" svg:y="8.372cm">
          <draw:text-box>
            <text:p text:style-name="P1"><text:span text:style-name="T11">Diminuer l'impact énergétique lié à la consultation du site.</text:span></text:p>
          </draw:text-box>
        </draw:frame>
        <draw:frame draw:style-name="gr4" draw:text-style-name="P5" draw:layer="layout" svg:width="11.153cm" svg:height="0.412cm" svg:x="1.506cm" svg:y="10.073cm">
          <draw:text-box>
            <text:p text:style-name="P1"><text:span text:style-name="T6">Serveur et Performances, Développement, Écoconception, SEO</text:span></text:p>
          </draw:text-box>
        </draw:frame>
        <draw:frame draw:style-name="gr4" draw:text-style-name="P5" draw:layer="layout" svg:width="1.937cm" svg:height="0.412cm" svg:x="14.531cm" svg:y="10.073cm">
          <draw:text-box>
            <text:p text:style-name="P1"><text:span text:style-name="T6">RÈGLE 212</text:span></text:p>
          </draw:text-box>
        </draw:frame>
        <draw:frame draw:style-name="gr1" draw:text-style-name="P2" draw:layer="layout" svg:width="15.077cm" svg:height="0.497cm" svg:x="1.506cm" svg:y="11.189cm">
          <draw:text-box>
            <text:p text:style-name="P1"><text:span text:style-name="T7">La racine du site contient des instructions pour les robots d'indexation.</text:span></text:p>
          </draw:text-box>
        </draw:frame>
        <draw:frame draw:style-name="gr4" draw:text-style-name="P5" draw:layer="layout" svg:width="15.466cm" svg:height="0.412cm" svg:x="1.506cm" svg:y="12.344cm">
          <draw:text-box>
            <text:p text:style-name="P1"><text:span text:style-name="T8">Les robots sont des programmes informatiques qui analysent et parcourent vos pages. </text:span></text:p>
          </draw:text-box>
        </draw:frame>
        <draw:frame draw:style-name="gr4" draw:text-style-name="P5" draw:layer="layout" svg:width="15.111cm" svg:height="0.412cm" svg:x="1.506cm" svg:y="12.768cm">
          <draw:text-box>
            <text:p text:style-name="P1"><text:span text:style-name="T8">Les plus connus sont ceux des moteurs de recherche, qui indexent les contenus. Ces </text:span></text:p>
          </draw:text-box>
        </draw:frame>
        <draw:frame draw:style-name="gr4" draw:text-style-name="P5" draw:layer="layout" svg:width="15.695cm" svg:height="0.412cm" svg:x="1.506cm" svg:y="13.191cm">
          <draw:text-box>
            <text:p text:style-name="P1"><text:span text:style-name="T8">robots peuvent recevoir des instructions pour les guider dans leur indexation, il suffit de </text:span></text:p>
          </draw:text-box>
        </draw:frame>
        <draw:frame draw:style-name="gr4" draw:text-style-name="P5" draw:layer="layout" svg:width="15.674cm" svg:height="0.412cm" svg:x="1.506cm" svg:y="13.614cm">
          <draw:text-box>
            <text:p text:style-name="P1"><text:span text:style-name="T8">mettre en place un fichier appelé robots.txt à la racine de votre site et de respecter une </text:span></text:p>
          </draw:text-box>
        </draw:frame>
        <draw:frame draw:style-name="gr4" draw:text-style-name="P5" draw:layer="layout" svg:width="6.31cm" svg:height="0.412cm" svg:x="1.506cm" svg:y="14.038cm">
          <draw:text-box>
            <text:p text:style-name="P1"><text:span text:style-name="T8">syntaxe particulière dans ce fichier.</text:span></text:p>
          </draw:text-box>
        </draw:frame>
        <draw:frame draw:style-name="gr5" draw:text-style-name="P6" draw:layer="layout" svg:width="2.026cm" svg:height="0.454cm" svg:x="1.506cm" svg:y="14.66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4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217cm" svg:height="0.412cm" svg:x="2.007cm" svg:y="15.442cm">
          <draw:text-box>
            <text:p text:style-name="P1"><text:span text:style-name="T11">Permettre un référencement ciblé. </text:span></text:p>
          </draw:text-box>
        </draw:frame>
        <draw:frame draw:style-name="gr4" draw:text-style-name="P5" draw:layer="layout" svg:width="0.352cm" svg:height="0.412cm" svg:x="1.506cm" svg:y="16.1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3cm" svg:height="0.412cm" svg:x="2.007cm" svg:y="16.183cm">
          <draw:text-box>
            <text:p text:style-name="P1"><text:span text:style-name="T11">Améliorer le guidage des outils de recherche. </text:span></text:p>
          </draw:text-box>
        </draw:frame>
        <draw:frame draw:style-name="gr4" draw:text-style-name="P5" draw:layer="layout" svg:width="0.352cm" svg:height="0.412cm" svg:x="1.506cm" svg:y="16.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67cm" svg:height="0.412cm" svg:x="2.007cm" svg:y="16.92cm">
          <draw:text-box>
            <text:p text:style-name="P1"><text:span text:style-name="T11">Diminuer l'impact énergétique lié à la consultation du site. </text:span></text:p>
          </draw:text-box>
        </draw:frame>
        <draw:frame draw:style-name="gr4" draw:text-style-name="P5" draw:layer="layout" svg:width="0.352cm" svg:height="0.412cm" svg:x="1.506cm" svg:y="17.66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7.661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309cm" svg:height="0.412cm" svg:x="2.007cm" svg:y="18.084cm">
          <draw:text-box>
            <text:p text:style-name="P1"><text:span text:style-name="T11">d’indexation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4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04cm" svg:x2="17.002cm" svg:y2="10.04cm">
          <text:p/>
        </draw:line>
        <draw:line draw:style-name="gr6" draw:text-style-name="P7" draw:layer="layout" svg:x1="17.002cm" svg:y1="10.602cm" svg:x2="1.502cm" svg:y2="10.602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04cm" svg:x2="17.002cm" svg:y2="10.04cm">
          <text:p/>
        </draw:line>
        <draw:line draw:style-name="gr6" draw:text-style-name="P7" draw:layer="layout" svg:x1="17.002cm" svg:y1="10.602cm" svg:x2="1.502cm" svg:y2="10.60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07" draw:style-name="dp1" draw:master-page-name="master-page75">
        <draw:frame draw:style-name="gr4" draw:text-style-name="P5" draw:layer="layout" svg:width="12.825cm" svg:height="0.412cm" svg:x="1.506cm" svg:y="2.156cm">
          <draw:text-box>
            <text:p text:style-name="P1"><text:span text:style-name="T6">Serveur et Performances, Développement, Éditorial, Écoconception, SEO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13</text:span></text:p>
          </draw:text-box>
        </draw:frame>
        <draw:frame draw:style-name="gr1" draw:text-style-name="P2" draw:layer="layout" svg:width="14.577cm" svg:height="0.497cm" svg:x="1.506cm" svg:y="3.276cm">
          <draw:text-box>
            <text:p text:style-name="P1"><text:span text:style-name="T7">Le site propose un fichier sitemap indiquant les contenus à explorer.</text:span></text:p>
          </draw:text-box>
        </draw:frame>
        <draw:frame draw:style-name="gr4" draw:text-style-name="P5" draw:layer="layout" svg:width="17.007cm" svg:height="0.412cm" svg:x="1.506cm" svg:y="4.428cm">
          <draw:text-box>
            <text:p text:style-name="P1"><text:span text:style-name="T8">Un <text:s text:c="2"/>fichier <text:s text:c="2"/>sitemap <text:s text:c="2"/>présente <text:s text:c="2"/>aux <text:s text:c="2"/>moteurs <text:s text:c="2"/>de <text:s text:c="2"/>recherche <text:s text:c="2"/>les <text:s text:c="2"/>contenus <text:s text:c="2"/>qu’ils <text:s text:c="2"/>doivent </text:span></text:p>
          </draw:text-box>
        </draw:frame>
        <draw:frame draw:style-name="gr4" draw:text-style-name="P5" draw:layer="layout" svg:width="12.753cm" svg:height="0.412cm" svg:x="1.506cm" svg:y="4.851cm">
          <draw:text-box>
            <text:p text:style-name="P1"><text:span text:style-name="T8">explorer. C’est en quelque sorte un plan du site écrit pour les machines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2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6.259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309cm" svg:height="0.412cm" svg:x="2.007cm" svg:y="6.682cm">
          <draw:text-box>
            <text:p text:style-name="P1"><text:span text:style-name="T11">d’indexation.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357cm" svg:height="0.412cm" svg:x="2.007cm" svg:y="7.42cm">
          <draw:text-box>
            <text:p text:style-name="P1"><text:span text:style-name="T11">Diminuer l'impact énergétique lié à la consultation du site.</text:span></text:p>
          </draw:text-box>
        </draw:frame>
        <draw:frame draw:style-name="gr4" draw:text-style-name="P5" draw:layer="layout" svg:width="8.9cm" svg:height="0.412cm" svg:x="1.506cm" svg:y="9.12cm">
          <draw:text-box>
            <text:p text:style-name="P1"><text:span text:style-name="T6">Serveur et Performances, Développement, Mobile,</text:span></text:p>
          </draw:text-box>
        </draw:frame>
        <draw:frame draw:style-name="gr4" draw:text-style-name="P5" draw:layer="layout" svg:width="1.937cm" svg:height="0.412cm" svg:x="14.531cm" svg:y="9.12cm">
          <draw:text-box>
            <text:p text:style-name="P1"><text:span text:style-name="T6">RÈGLE 214</text:span></text:p>
          </draw:text-box>
        </draw:frame>
        <draw:frame draw:style-name="gr1" draw:text-style-name="P2" draw:layer="layout" svg:width="16.25cm" svg:height="0.497cm" svg:x="1.506cm" svg:y="10.236cm">
          <draw:text-box>
            <text:p text:style-name="P1"><text:span text:style-name="T7">Le serveur ne force pas la redirection vers la version ou l'application mobile.</text:span></text:p>
          </draw:text-box>
        </draw:frame>
        <draw:frame draw:style-name="gr4" draw:text-style-name="P5" draw:layer="layout" svg:width="16.889cm" svg:height="0.412cm" svg:x="1.506cm" svg:y="11.392cm">
          <draw:text-box>
            <text:p text:style-name="P1"><text:span text:style-name="T8">Il <text:s text:c="2"/>est <text:s text:c="2"/>parfaitement <text:s text:c="2"/>possible <text:s text:c="2"/>de <text:s text:c="2"/>détecter <text:s text:c="2"/>un <text:s text:c="2"/>contexte <text:s text:c="2"/>d’usage <text:s text:c="2"/>et <text:s text:c="2"/>de <text:s text:c="2"/>proposer <text:s text:c="2"/>aux </text:span></text:p>
          </draw:text-box>
        </draw:frame>
        <draw:frame draw:style-name="gr4" draw:text-style-name="P5" draw:layer="layout" svg:width="15.538cm" svg:height="0.412cm" svg:x="1.506cm" svg:y="11.815cm">
          <draw:text-box>
            <text:p text:style-name="P1"><text:span text:style-name="T8">utilisateurs de terminaux mobiles une version du site dédiée, et de faire de même pour </text:span></text:p>
          </draw:text-box>
        </draw:frame>
        <draw:frame draw:style-name="gr4" draw:text-style-name="P5" draw:layer="layout" svg:width="16.851cm" svg:height="0.412cm" svg:x="1.506cm" svg:y="12.239cm">
          <draw:text-box>
            <text:p text:style-name="P1"><text:span text:style-name="T8">les <text:s text:c="2"/>utilisateurs <text:s text:c="2"/>desktop, <text:s text:c="2"/>équipés <text:s text:c="2"/>d’un <text:s text:c="2"/>ordinateur <text:s text:c="2"/>classique. <text:s text:c="2"/>Le <text:s text:c="2"/>problème, <text:s text:c="2"/>c’est <text:s text:c="2"/>que </text:span></text:p>
          </draw:text-box>
        </draw:frame>
        <draw:frame draw:style-name="gr4" draw:text-style-name="P5" draw:layer="layout" svg:width="15.907cm" svg:height="0.412cm" svg:x="1.506cm" svg:y="12.662cm">
          <draw:text-box>
            <text:p text:style-name="P1"><text:span text:style-name="T8">certains utilisateurs peuvent avoir besoin d’une version spécifique, soit qu’ils ne trouvent </text:span></text:p>
          </draw:text-box>
        </draw:frame>
        <draw:frame draw:style-name="gr4" draw:text-style-name="P5" draw:layer="layout" svg:width="17.329cm" svg:height="0.412cm" svg:x="1.506cm" svg:y="13.085cm">
          <draw:text-box>
            <text:p text:style-name="P1"><text:span text:style-name="T8">pas <text:s text:c="2"/>ce <text:s text:c="2"/>qu’ils <text:s text:c="2"/>cherchent <text:s text:c="2"/>sur <text:s text:c="2"/>la <text:s text:c="2"/>version <text:s text:c="2"/>mobile, <text:s text:c="2"/>soit <text:s text:c="2"/>que <text:s text:c="2"/>celle-ci <text:s/>soit <text:s text:c="2"/>moins <text:s text:c="2"/>pratique. </text:span></text:p>
          </draw:text-box>
        </draw:frame>
        <draw:frame draw:style-name="gr4" draw:text-style-name="P5" draw:layer="layout" svg:width="15.763cm" svg:height="0.412cm" svg:x="1.506cm" svg:y="13.509cm">
          <draw:text-box>
            <text:p text:style-name="P1"><text:span text:style-name="T8">Laissez vos utilisateurs libres de passer outre le choix que vous leur proposez par défaut.</text:span></text:p>
          </draw:text-box>
        </draw:frame>
        <draw:frame draw:style-name="gr5" draw:text-style-name="P6" draw:layer="layout" svg:width="2.026cm" svg:height="0.454cm" svg:x="1.506cm" svg:y="14.13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9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23cm" svg:height="0.412cm" svg:x="2.007cm" svg:y="14.913cm">
          <draw:text-box>
            <text:p text:style-name="P1"><text:span text:style-name="T11">Laisser le choix à l’utilisateur de la version ayant ses préférences.</text:span></text:p>
          </draw:text-box>
        </draw:frame>
        <draw:frame draw:style-name="gr4" draw:text-style-name="P5" draw:layer="layout" svg:width="0.352cm" svg:height="0.412cm" svg:x="1.506cm" svg:y="15.653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62cm" svg:height="0.412cm" svg:x="2.007cm" svg:y="15.653cm">
          <draw:text-box>
            <text:p text:style-name="P1"><text:span text:style-name="T11">Améliorer la compatibilité avec les terminaux mobiles.</text:span></text:p>
          </draw:text-box>
        </draw:frame>
        <draw:frame draw:style-name="gr4" draw:text-style-name="P5" draw:layer="layout" svg:width="11.153cm" svg:height="0.412cm" svg:x="1.506cm" svg:y="17.35cm">
          <draw:text-box>
            <text:p text:style-name="P1"><text:span text:style-name="T6">Serveur et Performances, Développement, Écoconception, SEO</text:span></text:p>
          </draw:text-box>
        </draw:frame>
        <draw:frame draw:style-name="gr4" draw:text-style-name="P5" draw:layer="layout" svg:width="1.937cm" svg:height="0.412cm" svg:x="14.531cm" svg:y="17.35cm">
          <draw:text-box>
            <text:p text:style-name="P1"><text:span text:style-name="T6">RÈGLE 215</text:span></text:p>
          </draw:text-box>
        </draw:frame>
        <draw:frame draw:style-name="gr1" draw:text-style-name="P2" draw:layer="layout" svg:width="15.115cm" svg:height="0.497cm" svg:x="1.506cm" svg:y="18.47cm">
          <draw:text-box>
            <text:p text:style-name="P1"><text:span text:style-name="T7">Le serveur envoie un code HTTP 404 pour les ressources non trouvées.</text:span></text:p>
          </draw:text-box>
        </draw:frame>
        <draw:frame draw:style-name="gr4" draw:text-style-name="P5" draw:layer="layout" svg:width="15.369cm" svg:height="0.412cm" svg:x="1.506cm" svg:y="19.622cm">
          <draw:text-box>
            <text:p text:style-name="P1"><text:span text:style-name="T8">Il ne s’agit pas seulement d’informer votre visiteur d’une erreur d’adresse : c’est aussi </text:span></text:p>
          </draw:text-box>
        </draw:frame>
        <draw:frame draw:style-name="gr4" draw:text-style-name="P5" draw:layer="layout" svg:width="15.454cm" svg:height="0.412cm" svg:x="1.506cm" svg:y="20.046cm">
          <draw:text-box>
            <text:p text:style-name="P1"><text:span text:style-name="T8">utile pour différents outils tels que les moteurs de recherche. L’appel d’une adresse en </text:span></text:p>
          </draw:text-box>
        </draw:frame>
        <draw:frame draw:style-name="gr4" draw:text-style-name="P5" draw:layer="layout" svg:width="17.338cm" svg:height="0.412cm" svg:x="1.506cm" svg:y="20.469cm">
          <draw:text-box>
            <text:p text:style-name="P1"><text:span text:style-name="T8">erreur <text:s text:c="2"/>devrait <text:s text:c="2"/>systématiquement <text:s text:c="2"/>donner <text:s text:c="2"/>lieu <text:s text:c="2"/>à <text:s text:c="2"/>une <text:s text:c="2"/>réponse <text:s text:c="2"/>404 <text:s text:c="2"/>(not <text:s text:c="2"/>found) <text:s text:c="2"/>par <text:s text:c="2"/>le </text:span></text:p>
          </draw:text-box>
        </draw:frame>
        <draw:frame draw:style-name="gr4" draw:text-style-name="P5" draw:layer="layout" svg:width="15.991cm" svg:height="0.412cm" svg:x="1.506cm" svg:y="20.892cm">
          <draw:text-box>
            <text:p text:style-name="P1"><text:span text:style-name="T8">serveur. Curieusement, dans certains cas, le serveur ou le CMS utilisé renvoient une page </text:span></text:p>
          </draw:text-box>
        </draw:frame>
        <draw:frame draw:style-name="gr4" draw:text-style-name="P5" draw:layer="layout" svg:width="13.46cm" svg:height="0.412cm" svg:x="1.506cm" svg:y="21.316cm">
          <draw:text-box>
            <text:p text:style-name="P1"><text:span text:style-name="T8">d’erreur 404 accompagnée d’un code 200 (qui signifie « OK, tout va bien »).</text:span></text:p>
          </draw:text-box>
        </draw:frame>
        <draw:frame draw:style-name="gr5" draw:text-style-name="P6" draw:layer="layout" svg:width="2.026cm" svg:height="0.454cm" svg:x="1.506cm" svg:y="21.94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22.723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607cm" svg:height="0.412cm" svg:x="2.007cm" svg:y="22.723cm">
          <draw:text-box>
            <text:p text:style-name="P1"><text:span text:style-name="T11">Permettre la détection automatisée des URL erroné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087cm" svg:x2="17.002cm" svg:y2="9.087cm">
          <text:p/>
        </draw:line>
        <draw:line draw:style-name="gr6" draw:text-style-name="P7" draw:layer="layout" svg:x1="17.002cm" svg:y1="9.65cm" svg:x2="1.502cm" svg:y2="9.65cm">
          <text:p/>
        </draw:line>
        <draw:line draw:style-name="gr6" draw:text-style-name="P7" draw:layer="layout" svg:x1="1.502cm" svg:y1="17.317cm" svg:x2="17.002cm" svg:y2="17.317cm">
          <text:p/>
        </draw:line>
        <draw:line draw:style-name="gr6" draw:text-style-name="P7" draw:layer="layout" svg:x1="17.002cm" svg:y1="17.88cm" svg:x2="1.502cm" svg:y2="17.8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087cm" svg:x2="17.002cm" svg:y2="9.087cm">
          <text:p/>
        </draw:line>
        <draw:line draw:style-name="gr6" draw:text-style-name="P7" draw:layer="layout" svg:x1="17.002cm" svg:y1="9.65cm" svg:x2="1.502cm" svg:y2="9.65cm">
          <text:p/>
        </draw:line>
        <draw:line draw:style-name="gr6" draw:text-style-name="P7" draw:layer="layout" svg:x1="1.502cm" svg:y1="17.317cm" svg:x2="17.002cm" svg:y2="17.317cm">
          <text:p/>
        </draw:line>
        <draw:line draw:style-name="gr6" draw:text-style-name="P7" draw:layer="layout" svg:x1="17.002cm" svg:y1="17.88cm" svg:x2="1.502cm" svg:y2="17.8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08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663cm" svg:height="0.412cm" svg:x="2.007cm" svg:y="2.05cm">
          <draw:text-box>
            <text:p text:style-name="P1"><text:span text:style-name="T11">Transmettre au navigateur une information sûre.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67cm" svg:height="0.412cm" svg:x="2.007cm" svg:y="2.791cm">
          <draw:text-box>
            <text:p text:style-name="P1"><text:span text:style-name="T11">Diminuer l'impact énergétique lié à la consultation du site. </text:span></text:p>
          </draw:text-box>
        </draw:frame>
        <draw:frame draw:style-name="gr4" draw:text-style-name="P5" draw:layer="layout" svg:width="0.352cm" svg:height="0.412cm" svg:x="1.506cm" svg:y="3.52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3.529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3.952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9.633cm" svg:height="0.412cm" svg:x="1.506cm" svg:y="5.652cm">
          <draw:text-box>
            <text:p text:style-name="P1"><text:span text:style-name="T6">Serveur et Performances, Conception, Développement</text:span></text:p>
          </draw:text-box>
        </draw:frame>
        <draw:frame draw:style-name="gr4" draw:text-style-name="P5" draw:layer="layout" svg:width="1.937cm" svg:height="0.412cm" svg:x="14.531cm" svg:y="5.652cm">
          <draw:text-box>
            <text:p text:style-name="P1"><text:span text:style-name="T6">RÈGLE 216</text:span></text:p>
          </draw:text-box>
        </draw:frame>
        <draw:frame draw:style-name="gr1" draw:text-style-name="P2" draw:layer="layout" svg:width="11.923cm" svg:height="0.497cm" svg:x="1.506cm" svg:y="6.769cm">
          <draw:text-box>
            <text:p text:style-name="P1"><text:span text:style-name="T7">Le serveur envoie une page d'erreur 404 personnalisée.</text:span></text:p>
          </draw:text-box>
        </draw:frame>
        <draw:frame draw:style-name="gr4" draw:text-style-name="P5" draw:layer="layout" svg:width="14.84cm" svg:height="0.412cm" svg:x="1.506cm" svg:y="7.924cm">
          <draw:text-box>
            <text:p text:style-name="P1"><text:span text:style-name="T8">Les erreurs sont inévitables. <text:s/>Même en vérifiant vos liens toutes les dix minutes, un </text:span></text:p>
          </draw:text-box>
        </draw:frame>
        <draw:frame draw:style-name="gr4" draw:text-style-name="P5" draw:layer="layout" svg:width="15.89cm" svg:height="0.412cm" svg:x="1.506cm" svg:y="8.347cm">
          <draw:text-box>
            <text:p text:style-name="P1"><text:span text:style-name="T8">internaute peut toujours taper indxe.html au lieu de index.html. La page d’erreur 404 est </text:span></text:p>
          </draw:text-box>
        </draw:frame>
        <draw:frame draw:style-name="gr4" draw:text-style-name="P5" draw:layer="layout" svg:width="16.097cm" svg:height="0.412cm" svg:x="1.506cm" svg:y="8.771cm">
          <draw:text-box>
            <text:p text:style-name="P1"><text:span text:style-name="T8">donc l’une des pages les plus importantes de votre site. Certaines agences y apportent un </text:span></text:p>
          </draw:text-box>
        </draw:frame>
        <draw:frame draw:style-name="gr4" draw:text-style-name="P5" draw:layer="layout" svg:width="13.113cm" svg:height="0.412cm" svg:x="1.506cm" svg:y="9.194cm">
          <draw:text-box>
            <text:p text:style-name="P1"><text:span text:style-name="T8">soin tout particulier. Ne l’oubliez pas, c’est un signe de professionnalisme.</text:span></text:p>
          </draw:text-box>
        </draw:frame>
        <draw:frame draw:style-name="gr5" draw:text-style-name="P6" draw:layer="layout" svg:width="2.026cm" svg:height="0.454cm" svg:x="1.506cm" svg:y="9.82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0.5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99cm" svg:height="0.412cm" svg:x="2.007cm" svg:y="10.598cm">
          <draw:text-box>
            <text:p text:style-name="P1"><text:span text:style-name="T11">Informer l'utilisateur sur l'erreur rencontrée, sur la continuité de fonctionnement du </text:span></text:p>
          </draw:text-box>
        </draw:frame>
        <draw:frame draw:style-name="gr4" draw:text-style-name="P5" draw:layer="layout" svg:width="1.336cm" svg:height="0.412cm" svg:x="2.007cm" svg:y="11.022cm">
          <draw:text-box>
            <text:p text:style-name="P1"><text:span text:style-name="T11">serveur</text:span></text:p>
          </draw:text-box>
        </draw:frame>
        <draw:frame draw:style-name="gr4" draw:text-style-name="P5" draw:layer="layout" svg:width="0.352cm" svg:height="0.412cm" svg:x="1.506cm" svg:y="11.76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59cm" svg:height="0.412cm" svg:x="2.007cm" svg:y="11.762cm">
          <draw:text-box>
            <text:p text:style-name="P1"><text:span text:style-name="T11">Lever le doute sur un éventuel problème lié à sa connexion.</text:span></text:p>
          </draw:text-box>
        </draw:frame>
        <draw:frame draw:style-name="gr4" draw:text-style-name="P5" draw:layer="layout" svg:width="9.633cm" svg:height="0.412cm" svg:x="1.506cm" svg:y="13.459cm">
          <draw:text-box>
            <text:p text:style-name="P1"><text:span text:style-name="T6">Serveur et Performances, Conception, Développement</text:span></text:p>
          </draw:text-box>
        </draw:frame>
        <draw:frame draw:style-name="gr4" draw:text-style-name="P5" draw:layer="layout" svg:width="1.937cm" svg:height="0.412cm" svg:x="14.531cm" svg:y="13.459cm">
          <draw:text-box>
            <text:p text:style-name="P1"><text:span text:style-name="T6">RÈGLE 217</text:span></text:p>
          </draw:text-box>
        </draw:frame>
        <draw:frame draw:style-name="gr1" draw:text-style-name="P2" draw:layer="layout" svg:width="13.024cm" svg:height="0.497cm" svg:x="1.506cm" svg:y="14.579cm">
          <draw:text-box>
            <text:p text:style-name="P1"><text:span text:style-name="T7">Le serveur envoie une page d'interdiction 403 personnalisée.</text:span></text:p>
          </draw:text-box>
        </draw:frame>
        <draw:frame draw:style-name="gr4" draw:text-style-name="P5" draw:layer="layout" svg:width="15.217cm" svg:height="0.412cm" svg:x="1.506cm" svg:y="15.731cm">
          <draw:text-box>
            <text:p text:style-name="P1"><text:span text:style-name="T8">Lorsque l’internaute essaye de consulter une page interdite (demande d’affichage du </text:span></text:p>
          </draw:text-box>
        </draw:frame>
        <draw:frame draw:style-name="gr4" draw:text-style-name="P5" draw:layer="layout" svg:width="15.843cm" svg:height="0.412cm" svg:x="1.506cm" svg:y="16.154cm">
          <draw:text-box>
            <text:p text:style-name="P1"><text:span text:style-name="T8">contenu d’un répertoire, par exemple), le serveur n’envoie pas une page 404 (not found) </text:span></text:p>
          </draw:text-box>
        </draw:frame>
        <draw:frame draw:style-name="gr4" draw:text-style-name="P5" draw:layer="layout" svg:width="15.365cm" svg:height="0.412cm" svg:x="1.506cm" svg:y="16.578cm">
          <draw:text-box>
            <text:p text:style-name="P1"><text:span text:style-name="T8">mais 403 (forbidden), fort peu sympathique. Comme dans le cas de l’erreur 404, cette </text:span></text:p>
          </draw:text-box>
        </draw:frame>
        <draw:frame draw:style-name="gr4" draw:text-style-name="P5" draw:layer="layout" svg:width="10.018cm" svg:height="0.412cm" svg:x="1.506cm" svg:y="17.001cm">
          <draw:text-box>
            <text:p text:style-name="P1"><text:span text:style-name="T8">page peut être personnalisée aux couleurs du site visité.</text:span></text:p>
          </draw:text-box>
        </draw:frame>
        <draw:frame draw:style-name="gr5" draw:text-style-name="P6" draw:layer="layout" svg:width="2.026cm" svg:height="0.454cm" svg:x="1.506cm" svg:y="17.63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40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2.097cm" svg:height="0.412cm" svg:x="2.007cm" svg:y="18.409cm">
          <draw:text-box>
            <text:p text:style-name="P1"><text:span text:style-name="T11">Rassurer l'internaute sur le fait qu'il est toujours dans le même site. </text:span></text:p>
          </draw:text-box>
        </draw:frame>
        <draw:frame draw:style-name="gr4" draw:text-style-name="P5" draw:layer="layout" svg:width="0.352cm" svg:height="0.412cm" svg:x="1.506cm" svg:y="19.1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86cm" svg:height="0.412cm" svg:x="2.007cm" svg:y="19.146cm">
          <draw:text-box>
            <text:p text:style-name="P1"><text:span text:style-name="T11">Permettre <text:s text:c="2"/>à <text:s text:c="2"/>l'administrateur <text:s text:c="2"/>du <text:s text:c="2"/>site <text:s text:c="2"/>de <text:s text:c="2"/>mettre <text:s text:c="2"/>des <text:s text:c="2"/>éléments <text:s text:c="2"/>de <text:s text:c="2"/>guidage <text:s text:c="2"/>pour </text:span></text:p>
          </draw:text-box>
        </draw:frame>
        <draw:frame draw:style-name="gr4" draw:text-style-name="P5" draw:layer="layout" svg:width="2.195cm" svg:height="0.412cm" svg:x="2.007cm" svg:y="19.569cm">
          <draw:text-box>
            <text:p text:style-name="P1"><text:span text:style-name="T11">l'utilisateur. </text:span></text:p>
          </draw:text-box>
        </draw:frame>
        <draw:frame draw:style-name="gr4" draw:text-style-name="P5" draw:layer="layout" svg:width="0.352cm" svg:height="0.412cm" svg:x="1.506cm" svg:y="20.3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899cm" svg:height="0.412cm" svg:x="2.007cm" svg:y="20.31cm">
          <draw:text-box>
            <text:p text:style-name="P1"><text:span text:style-name="T11">Informer l'utilisateur sur l'erreur rencontrée, sur la continuité de fonctionnement du </text:span></text:p>
          </draw:text-box>
        </draw:frame>
        <draw:frame draw:style-name="gr4" draw:text-style-name="P5" draw:layer="layout" svg:width="8.227cm" svg:height="0.412cm" svg:x="2.007cm" svg:y="20.733cm">
          <draw:text-box>
            <text:p text:style-name="P1"><text:span text:style-name="T11">serveur et mettre hors de cause sa connexion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5.619cm" svg:x2="17.002cm" svg:y2="5.619cm">
          <text:p/>
        </draw:line>
        <draw:line draw:style-name="gr6" draw:text-style-name="P7" draw:layer="layout" svg:x1="17.002cm" svg:y1="6.182cm" svg:x2="1.502cm" svg:y2="6.182cm">
          <text:p/>
        </draw:line>
        <draw:line draw:style-name="gr6" draw:text-style-name="P7" draw:layer="layout" svg:x1="1.502cm" svg:y1="13.426cm" svg:x2="17.002cm" svg:y2="13.426cm">
          <text:p/>
        </draw:line>
        <draw:line draw:style-name="gr6" draw:text-style-name="P7" draw:layer="layout" svg:x1="17.002cm" svg:y1="13.989cm" svg:x2="1.502cm" svg:y2="13.989cm">
          <text:p/>
        </draw:line>
        <draw:line draw:style-name="gr6" draw:text-style-name="P7" draw:layer="layout" svg:x1="1.502cm" svg:y1="5.619cm" svg:x2="17.002cm" svg:y2="5.619cm">
          <text:p/>
        </draw:line>
        <draw:line draw:style-name="gr6" draw:text-style-name="P7" draw:layer="layout" svg:x1="17.002cm" svg:y1="6.182cm" svg:x2="1.502cm" svg:y2="6.182cm">
          <text:p/>
        </draw:line>
        <draw:line draw:style-name="gr6" draw:text-style-name="P7" draw:layer="layout" svg:x1="1.502cm" svg:y1="13.426cm" svg:x2="17.002cm" svg:y2="13.426cm">
          <text:p/>
        </draw:line>
        <draw:line draw:style-name="gr6" draw:text-style-name="P7" draw:layer="layout" svg:x1="17.002cm" svg:y1="13.989cm" svg:x2="1.502cm" svg:y2="13.98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09" draw:style-name="dp1" draw:master-page-name="master-page75">
        <draw:frame draw:style-name="gr4" draw:text-style-name="P5" draw:layer="layout" svg:width="9.633cm" svg:height="0.412cm" svg:x="1.506cm" svg:y="2.156cm">
          <draw:text-box>
            <text:p text:style-name="P1"><text:span text:style-name="T6">Serveur et Performances, Conception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18</text:span></text:p>
          </draw:text-box>
        </draw:frame>
        <draw:frame draw:style-name="gr1" draw:text-style-name="P2" draw:layer="layout" svg:width="0.772cm" svg:height="0.497cm" svg:x="1.506cm" svg:y="3.276cm">
          <draw:text-box>
            <text:p text:style-name="P1"><text:span text:style-name="T7">Le <text:s/></text:span></text:p>
          </draw:text-box>
        </draw:frame>
        <draw:frame draw:style-name="gr1" draw:text-style-name="P2" draw:layer="layout" svg:width="1.479cm" svg:height="0.497cm" svg:x="2.433cm" svg:y="3.276cm">
          <draw:text-box>
            <text:p text:style-name="P1"><text:span text:style-name="T7">menu <text:s/></text:span></text:p>
          </draw:text-box>
        </draw:frame>
        <draw:frame draw:style-name="gr1" draw:text-style-name="P2" draw:layer="layout" svg:width="1.822cm" svg:height="0.497cm" svg:x="4.094cm" svg:y="3.276cm">
          <draw:text-box>
            <text:p text:style-name="P1"><text:span text:style-name="T7">principal</text:span></text:p>
          </draw:text-box>
        </draw:frame>
        <draw:frame draw:style-name="gr1" draw:text-style-name="P2" draw:layer="layout" svg:width="0.422cm" svg:height="0.497cm" svg:x="6.079cm" svg:y="3.27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02cm" svg:height="0.497cm" svg:x="6.368cm" svg:y="3.276cm">
          <draw:text-box>
            <text:p text:style-name="P1"><text:span text:style-name="T7">de <text:s/></text:span></text:p>
          </draw:text-box>
        </draw:frame>
        <draw:frame draw:style-name="gr1" draw:text-style-name="P2" draw:layer="layout" svg:width="2.5cm" svg:height="0.497cm" svg:x="7.327cm" svg:y="3.276cm">
          <draw:text-box>
            <text:p text:style-name="P1"><text:span text:style-name="T7">navigation <text:s/></text:span></text:p>
          </draw:text-box>
        </draw:frame>
        <draw:frame draw:style-name="gr1" draw:text-style-name="P2" draw:layer="layout" svg:width="1.509cm" svg:height="0.497cm" svg:x="9.95cm" svg:y="3.276cm">
          <draw:text-box>
            <text:p text:style-name="P1"><text:span text:style-name="T7">figure <text:s/></text:span></text:p>
          </draw:text-box>
        </draw:frame>
        <draw:frame draw:style-name="gr1" draw:text-style-name="P2" draw:layer="layout" svg:width="0.933cm" svg:height="0.497cm" svg:x="11.575cm" svg:y="3.276cm">
          <draw:text-box>
            <text:p text:style-name="P1"><text:span text:style-name="T7">sur <text:s/></text:span></text:p>
          </draw:text-box>
        </draw:frame>
        <draw:frame draw:style-name="gr1" draw:text-style-name="P2" draw:layer="layout" svg:width="0.874cm" svg:height="0.497cm" svg:x="12.693cm" svg:y="3.276cm">
          <draw:text-box>
            <text:p text:style-name="P1"><text:span text:style-name="T7">les <text:s/></text:span></text:p>
          </draw:text-box>
        </draw:frame>
        <draw:frame draw:style-name="gr1" draw:text-style-name="P2" draw:layer="layout" svg:width="1.547cm" svg:height="0.497cm" svg:x="13.722cm" svg:y="3.276cm">
          <draw:text-box>
            <text:p text:style-name="P1"><text:span text:style-name="T7">pages <text:s/></text:span></text:p>
          </draw:text-box>
        </draw:frame>
        <draw:frame draw:style-name="gr1" draw:text-style-name="P2" draw:layer="layout" svg:width="1.831cm" svg:height="0.497cm" svg:x="15.354cm" svg:y="3.276cm">
          <draw:text-box>
            <text:p text:style-name="P1"><text:span text:style-name="T7">d'erreur </text:span></text:p>
          </draw:text-box>
        </draw:frame>
        <draw:frame draw:style-name="gr1" draw:text-style-name="P2" draw:layer="layout" svg:width="3.312cm" svg:height="0.497cm" svg:x="1.506cm" svg:y="3.784cm">
          <draw:text-box>
            <text:p text:style-name="P1"><text:span text:style-name="T7">personnalisées.</text:span></text:p>
          </draw:text-box>
        </draw:frame>
        <draw:frame draw:style-name="gr4" draw:text-style-name="P5" draw:layer="layout" svg:width="15.458cm" svg:height="0.412cm" svg:x="1.506cm" svg:y="4.936cm">
          <draw:text-box>
            <text:p text:style-name="P1"><text:span text:style-name="T8">La survenue d’erreurs est non seulement fréquente mais sans doute inévitable. Autant </text:span></text:p>
          </draw:text-box>
        </draw:frame>
        <draw:frame draw:style-name="gr4" draw:text-style-name="P5" draw:layer="layout" svg:width="15.576cm" svg:height="0.412cm" svg:x="1.506cm" svg:y="5.359cm">
          <draw:text-box>
            <text:p text:style-name="P1"><text:span text:style-name="T8">faire en sorte que la navigation reprenne immédiatement, et pour ça, le menu principal </text:span></text:p>
          </draw:text-box>
        </draw:frame>
        <draw:frame draw:style-name="gr4" draw:text-style-name="P5" draw:layer="layout" svg:width="3.054cm" svg:height="0.412cm" svg:x="1.506cm" svg:y="5.783cm">
          <draw:text-box>
            <text:p text:style-name="P1"><text:span text:style-name="T8">est un outil idéal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86cm" svg:height="0.412cm" svg:x="2.007cm" svg:y="7.19cm">
          <draw:text-box>
            <text:p text:style-name="P1"><text:span text:style-name="T11">Éviter aux utilisateurs les ruptures de navigation, l'arrivée sur des pages cul-de-sac ou </text:span></text:p>
          </draw:text-box>
        </draw:frame>
        <draw:frame draw:style-name="gr4" draw:text-style-name="P5" draw:layer="layout" svg:width="9.942cm" svg:height="0.412cm" svg:x="2.007cm" svg:y="7.614cm">
          <draw:text-box>
            <text:p text:style-name="P1"><text:span text:style-name="T11">l'obligation d'utiliser le bouton Précédent du navigateur.</text:span></text:p>
          </draw:text-box>
        </draw:frame>
        <draw:frame draw:style-name="gr4" draw:text-style-name="P5" draw:layer="layout" svg:width="10.213cm" svg:height="0.412cm" svg:x="1.506cm" svg:y="9.311cm">
          <draw:text-box>
            <text:p text:style-name="P1"><text:span text:style-name="T6">Serveur et Performances, Développement, Écoconception</text:span></text:p>
          </draw:text-box>
        </draw:frame>
        <draw:frame draw:style-name="gr4" draw:text-style-name="P5" draw:layer="layout" svg:width="1.937cm" svg:height="0.412cm" svg:x="14.531cm" svg:y="9.311cm">
          <draw:text-box>
            <text:p text:style-name="P1"><text:span text:style-name="T6">RÈGLE 219</text:span></text:p>
          </draw:text-box>
        </draw:frame>
        <draw:frame draw:style-name="gr1" draw:text-style-name="P2" draw:layer="layout" svg:width="16.262cm" svg:height="0.497cm" svg:x="1.506cm" svg:y="10.43cm">
          <draw:text-box>
            <text:p text:style-name="P1"><text:span text:style-name="T7">Le serveur transmet des contenus compressés aux clients qui les acceptent.</text:span></text:p>
          </draw:text-box>
        </draw:frame>
        <draw:frame draw:style-name="gr4" draw:text-style-name="P5" draw:layer="layout" svg:width="15.856cm" svg:height="0.412cm" svg:x="1.506cm" svg:y="11.582cm">
          <draw:text-box>
            <text:p text:style-name="P1"><text:span text:style-name="T8">Il s’agit d’un moyen particulièrement efficace d’accélérer le temps d’accès à une page et </text:span></text:p>
          </draw:text-box>
        </draw:frame>
        <draw:frame draw:style-name="gr4" draw:text-style-name="P5" draw:layer="layout" svg:width="15.695cm" svg:height="0.412cm" svg:x="1.506cm" svg:y="12.006cm">
          <draw:text-box>
            <text:p text:style-name="P1"><text:span text:style-name="T8">de réduire le coût de bande passante : il est possible de configurer un serveur pour qu’il </text:span></text:p>
          </draw:text-box>
        </draw:frame>
        <draw:frame draw:style-name="gr4" draw:text-style-name="P5" draw:layer="layout" svg:width="15.576cm" svg:height="0.412cm" svg:x="1.506cm" svg:y="12.429cm">
          <draw:text-box>
            <text:p text:style-name="P1"><text:span text:style-name="T8">envoie des pages compressées (dans un format proche de celui d’une archive .zip). Les </text:span></text:p>
          </draw:text-box>
        </draw:frame>
        <draw:frame draw:style-name="gr4" draw:text-style-name="P5" draw:layer="layout" svg:width="15.835cm" svg:height="0.412cm" svg:x="1.506cm" svg:y="12.852cm">
          <draw:text-box>
            <text:p text:style-name="P1"><text:span text:style-name="T8">contenus sont alors « dézippés » à la volée et de manière totalement transparente sur le </text:span></text:p>
          </draw:text-box>
        </draw:frame>
        <draw:frame draw:style-name="gr4" draw:text-style-name="P5" draw:layer="layout" svg:width="3.736cm" svg:height="0.412cm" svg:x="1.506cm" svg:y="13.276cm">
          <draw:text-box>
            <text:p text:style-name="P1"><text:span text:style-name="T8">poste de l’utilisateur.</text:span></text:p>
          </draw:text-box>
        </draw:frame>
        <draw:frame draw:style-name="gr5" draw:text-style-name="P6" draw:layer="layout" svg:width="2.026cm" svg:height="0.454cm" svg:x="1.506cm" svg:y="13.90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6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368cm" svg:height="0.412cm" svg:x="2.007cm" svg:y="14.683cm">
          <draw:text-box>
            <text:p text:style-name="P1"><text:span text:style-name="T11">Améliorer la vitesse de rendu de la page. </text:span></text:p>
          </draw:text-box>
        </draw:frame>
        <draw:frame draw:style-name="gr4" draw:text-style-name="P5" draw:layer="layout" svg:width="0.352cm" svg:height="0.412cm" svg:x="1.506cm" svg:y="15.4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877cm" svg:height="0.412cm" svg:x="2.007cm" svg:y="15.421cm">
          <draw:text-box>
            <text:p text:style-name="P1"><text:span text:style-name="T11">Diminuer les coûts de bande passante.</text:span></text:p>
          </draw:text-box>
        </draw:frame>
        <draw:frame draw:style-name="gr4" draw:text-style-name="P5" draw:layer="layout" svg:width="0.352cm" svg:height="0.412cm" svg:x="1.506cm" svg:y="16.16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247cm" svg:height="0.412cm" svg:x="2.007cm" svg:y="16.161cm">
          <draw:text-box>
            <text:p text:style-name="P1"><text:span text:style-name="T11">Diminuer l'impact énergétique lié à la consultation du site</text:span></text:p>
          </draw:text-box>
        </draw:frame>
        <draw:frame draw:style-name="gr4" draw:text-style-name="P5" draw:layer="layout" svg:width="7.415cm" svg:height="0.412cm" svg:x="1.506cm" svg:y="17.858cm">
          <draw:text-box>
            <text:p text:style-name="P1"><text:span text:style-name="T6">Serveur et Performances, Développement</text:span></text:p>
          </draw:text-box>
        </draw:frame>
        <draw:frame draw:style-name="gr4" draw:text-style-name="P5" draw:layer="layout" svg:width="1.937cm" svg:height="0.412cm" svg:x="14.531cm" svg:y="17.858cm">
          <draw:text-box>
            <text:p text:style-name="P1"><text:span text:style-name="T6">RÈGLE 220</text:span></text:p>
          </draw:text-box>
        </draw:frame>
        <draw:frame draw:style-name="gr1" draw:text-style-name="P2" draw:layer="layout" svg:width="17.308cm" svg:height="0.497cm" svg:x="1.506cm" svg:y="18.978cm">
          <draw:text-box>
            <text:p text:style-name="P1"><text:span text:style-name="T7">Le <text:s text:c="2"/>serveur <text:s text:c="2"/>envoie <text:s text:c="2"/>les <text:s text:c="2"/>informations <text:s text:c="2"/>permettant <text:s text:c="2"/>la <text:s text:c="2"/>mise <text:s text:c="2"/>en <text:s text:c="2"/>cache <text:s text:c="2"/>des </text:span></text:p>
          </draw:text-box>
        </draw:frame>
        <draw:frame draw:style-name="gr1" draw:text-style-name="P2" draw:layer="layout" svg:width="2.076cm" svg:height="0.497cm" svg:x="1.506cm" svg:y="19.486cm">
          <draw:text-box>
            <text:p text:style-name="P1"><text:span text:style-name="T7">contenus.</text:span></text:p>
          </draw:text-box>
        </draw:frame>
        <draw:frame draw:style-name="gr4" draw:text-style-name="P5" draw:layer="layout" svg:width="14.886cm" svg:height="0.412cm" svg:x="1.506cm" svg:y="20.638cm">
          <draw:text-box>
            <text:p text:style-name="P1"><text:span text:style-name="T8">Un serveur peut accompagner l’envoi d’une page HTML ou d’un fichier image, Java- </text:span></text:p>
          </draw:text-box>
        </draw:frame>
        <draw:frame draw:style-name="gr4" draw:text-style-name="P5" draw:layer="layout" svg:width="15.17cm" svg:height="0.412cm" svg:x="1.506cm" svg:y="21.062cm">
          <draw:text-box>
            <text:p text:style-name="P1"><text:span text:style-name="T8">Script, CSS ou autre, ainsi que des informations permettant leur mise en cache sur le </text:span></text:p>
          </draw:text-box>
        </draw:frame>
        <draw:frame draw:style-name="gr4" draw:text-style-name="P5" draw:layer="layout" svg:width="15.107cm" svg:height="0.412cm" svg:x="1.506cm" svg:y="21.485cm">
          <draw:text-box>
            <text:p text:style-name="P1"><text:span text:style-name="T8">poste utilisateur. Pour cela, il est nécessaire de le configurer correctement, et tout le </text:span></text:p>
          </draw:text-box>
        </draw:frame>
        <draw:frame draw:style-name="gr4" draw:text-style-name="P5" draw:layer="layout" svg:width="2.868cm" svg:height="0.412cm" svg:x="1.506cm" svg:y="21.908cm">
          <draw:text-box>
            <text:p text:style-name="P1"><text:span text:style-name="T8">monde y gagne.</text:span></text:p>
          </draw:text-box>
        </draw:frame>
        <draw:frame draw:style-name="gr5" draw:text-style-name="P6" draw:layer="layout" svg:width="2.026cm" svg:height="0.454cm" svg:x="1.506cm" svg:y="22.539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278cm" svg:x2="17.002cm" svg:y2="9.278cm">
          <text:p/>
        </draw:line>
        <draw:line draw:style-name="gr6" draw:text-style-name="P7" draw:layer="layout" svg:x1="17.002cm" svg:y1="9.84cm" svg:x2="1.502cm" svg:y2="9.84cm">
          <text:p/>
        </draw:line>
        <draw:line draw:style-name="gr6" draw:text-style-name="P7" draw:layer="layout" svg:x1="1.502cm" svg:y1="17.825cm" svg:x2="17.002cm" svg:y2="17.825cm">
          <text:p/>
        </draw:line>
        <draw:line draw:style-name="gr6" draw:text-style-name="P7" draw:layer="layout" svg:x1="17.002cm" svg:y1="18.388cm" svg:x2="1.502cm" svg:y2="18.38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278cm" svg:x2="17.002cm" svg:y2="9.278cm">
          <text:p/>
        </draw:line>
        <draw:line draw:style-name="gr6" draw:text-style-name="P7" draw:layer="layout" svg:x1="17.002cm" svg:y1="9.84cm" svg:x2="1.502cm" svg:y2="9.84cm">
          <text:p/>
        </draw:line>
        <draw:line draw:style-name="gr6" draw:text-style-name="P7" draw:layer="layout" svg:x1="1.502cm" svg:y1="17.825cm" svg:x2="17.002cm" svg:y2="17.825cm">
          <text:p/>
        </draw:line>
        <draw:line draw:style-name="gr6" draw:text-style-name="P7" draw:layer="layout" svg:x1="17.002cm" svg:y1="18.388cm" svg:x2="1.502cm" svg:y2="18.38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10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32cm" svg:height="0.412cm" svg:x="2.007cm" svg:y="2.05cm">
          <draw:text-box>
            <text:p text:style-name="P1"><text:span text:style-name="T11">Accélérer l'affichage des contenus et permettre une navigation plus fluide. </text:span></text:p>
          </draw:text-box>
        </draw:frame>
        <draw:frame draw:style-name="gr4" draw:text-style-name="P5" draw:layer="layout" svg:width="0.352cm" svg:height="0.412cm" svg:x="1.506cm" svg:y="2.7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6.627cm" svg:height="0.412cm" svg:x="2.007cm" svg:y="2.791cm">
          <draw:text-box>
            <text:p text:style-name="P1"><text:span text:style-name="T11">Réduire les coûts de bande passante.</text:span></text:p>
          </draw:text-box>
        </draw:frame>
        <draw:frame draw:style-name="gr4" draw:text-style-name="P5" draw:layer="layout" svg:width="8.354cm" svg:height="0.412cm" svg:x="1.506cm" svg:y="4.488cm">
          <draw:text-box>
            <text:p text:style-name="P1"><text:span text:style-name="T6">Serveur et Performances, Développement, SEO</text:span></text:p>
          </draw:text-box>
        </draw:frame>
        <draw:frame draw:style-name="gr4" draw:text-style-name="P5" draw:layer="layout" svg:width="1.937cm" svg:height="0.412cm" svg:x="14.531cm" svg:y="4.488cm">
          <draw:text-box>
            <text:p text:style-name="P1"><text:span text:style-name="T6">RÈGLE 221</text:span></text:p>
          </draw:text-box>
        </draw:frame>
        <draw:frame draw:style-name="gr1" draw:text-style-name="P2" draw:layer="layout" svg:width="15.915cm" svg:height="0.497cm" svg:x="1.506cm" svg:y="5.608cm">
          <draw:text-box>
            <text:p text:style-name="P1"><text:span text:style-name="T7">Les en-têtes envoyés par le serveur contiennent les informations relatives </text:span></text:p>
          </draw:text-box>
        </draw:frame>
        <draw:frame draw:style-name="gr1" draw:text-style-name="P2" draw:layer="layout" svg:width="6.449cm" svg:height="0.497cm" svg:x="1.506cm" svg:y="6.116cm">
          <draw:text-box>
            <text:p text:style-name="P1"><text:span text:style-name="T7">au jeu de caractères employé.</text:span></text:p>
          </draw:text-box>
        </draw:frame>
        <draw:frame draw:style-name="gr4" draw:text-style-name="P5" draw:layer="layout" svg:width="15.022cm" svg:height="0.412cm" svg:x="1.506cm" svg:y="7.268cm">
          <draw:text-box>
            <text:p text:style-name="P1"><text:span text:style-name="T8">Un serveur web ne peut pas vous servir un verre, il va vous servir des pages web. Et </text:span></text:p>
          </draw:text-box>
        </draw:frame>
        <draw:frame draw:style-name="gr4" draw:text-style-name="P5" draw:layer="layout" svg:width="15.703cm" svg:height="0.412cm" svg:x="1.506cm" svg:y="7.691cm">
          <draw:text-box>
            <text:p text:style-name="P1"><text:span text:style-name="T8">avant de vous les servir, il va vous donner des tas d’informations, dans ce qu’on appelle </text:span></text:p>
          </draw:text-box>
        </draw:frame>
        <draw:frame draw:style-name="gr4" draw:text-style-name="P5" draw:layer="layout" svg:width="15.394cm" svg:height="0.412cm" svg:x="1.506cm" svg:y="8.115cm">
          <draw:text-box>
            <text:p text:style-name="P1"><text:span text:style-name="T8">les en-têtes (headers). Ici est exposée une des informations que doit contenir l’en-tête </text:span></text:p>
          </draw:text-box>
        </draw:frame>
        <draw:frame draw:style-name="gr4" draw:text-style-name="P5" draw:layer="layout" svg:width="7.321cm" svg:height="0.412cm" svg:x="1.506cm" svg:y="8.538cm">
          <draw:text-box>
            <text:p text:style-name="P1"><text:span text:style-name="T8">d’une page pour garantir un rendu fiable.</text:span></text:p>
          </draw:text-box>
        </draw:frame>
        <draw:frame draw:style-name="gr5" draw:text-style-name="P6" draw:layer="layout" svg:width="2.026cm" svg:height="0.454cm" svg:x="1.506cm" svg:y="9.168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9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798cm" svg:height="0.412cm" svg:x="2.007cm" svg:y="9.946cm">
          <draw:text-box>
            <text:p text:style-name="P1"><text:span text:style-name="T11">Permettre au navigateur de choisir le bon encodage des caractères pour afficher la </text:span></text:p>
          </draw:text-box>
        </draw:frame>
        <draw:frame draw:style-name="gr4" draw:text-style-name="P5" draw:layer="layout" svg:width="0.993cm" svg:height="0.412cm" svg:x="2.007cm" svg:y="10.369cm">
          <draw:text-box>
            <text:p text:style-name="P1"><text:span text:style-name="T11">page.</text:span></text:p>
          </draw:text-box>
        </draw:frame>
        <draw:frame draw:style-name="gr4" draw:text-style-name="P5" draw:layer="layout" svg:width="0.352cm" svg:height="0.412cm" svg:x="1.506cm" svg:y="11.1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1.106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1.53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0.213cm" svg:height="0.412cm" svg:x="1.506cm" svg:y="13.23cm">
          <draw:text-box>
            <text:p text:style-name="P1"><text:span text:style-name="T6">Serveur et Performances, Développement, Écoconception</text:span></text:p>
          </draw:text-box>
        </draw:frame>
        <draw:frame draw:style-name="gr4" draw:text-style-name="P5" draw:layer="layout" svg:width="1.937cm" svg:height="0.412cm" svg:x="14.531cm" svg:y="13.23cm">
          <draw:text-box>
            <text:p text:style-name="P1"><text:span text:style-name="T6">RÈGLE 222</text:span></text:p>
          </draw:text-box>
        </draw:frame>
        <draw:frame draw:style-name="gr1" draw:text-style-name="P2" draw:layer="layout" svg:width="9.002cm" svg:height="0.497cm" svg:x="1.506cm" svg:y="14.346cm">
          <draw:text-box>
            <text:p text:style-name="P1"><text:span text:style-name="T7">Les feuilles de style du site sont minifiées.</text:span></text:p>
          </draw:text-box>
        </draw:frame>
        <draw:frame draw:style-name="gr4" draw:text-style-name="P5" draw:layer="layout" svg:width="15.322cm" svg:height="0.412cm" svg:x="1.506cm" svg:y="15.502cm">
          <draw:text-box>
            <text:p text:style-name="P1"><text:span text:style-name="T8">Il est possible de diminuer la taille des feuilles de styles CSS sans nuire au rendu final. </text:span></text:p>
          </draw:text-box>
        </draw:frame>
        <draw:frame draw:style-name="gr4" draw:text-style-name="P5" draw:layer="layout" svg:width="15.615cm" svg:height="0.412cm" svg:x="1.506cm" svg:y="15.925cm">
          <draw:text-box>
            <text:p text:style-name="P1"><text:span text:style-name="T8">Cette opération, appelée minification, minimise la quantité de données à télécharger et </text:span></text:p>
          </draw:text-box>
        </draw:frame>
        <draw:frame draw:style-name="gr4" draw:text-style-name="P5" draw:layer="layout" svg:width="7.076cm" svg:height="0.412cm" svg:x="1.506cm" svg:y="16.348cm">
          <draw:text-box>
            <text:p text:style-name="P1"><text:span text:style-name="T8">contribue à améliorer les performances.</text:span></text:p>
          </draw:text-box>
        </draw:frame>
        <draw:frame draw:style-name="gr5" draw:text-style-name="P6" draw:layer="layout" svg:width="2.026cm" svg:height="0.454cm" svg:x="1.506cm" svg:y="16.97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75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352cm" svg:height="0.412cm" svg:x="2.007cm" svg:y="17.753cm">
          <draw:text-box>
            <text:p text:style-name="P1"><text:span text:style-name="T11">Minimiser la quantité de données à télécharger par l'utilisateur. </text:span></text:p>
          </draw:text-box>
        </draw:frame>
        <draw:frame draw:style-name="gr4" draw:text-style-name="P5" draw:layer="layout" svg:width="0.352cm" svg:height="0.412cm" svg:x="1.506cm" svg:y="18.4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4.985cm" svg:height="0.412cm" svg:x="2.007cm" svg:y="18.493cm">
          <draw:text-box>
            <text:p text:style-name="P1"><text:span text:style-name="T11">Améliorer les performances.</text:span></text:p>
          </draw:text-box>
        </draw:frame>
        <draw:frame draw:style-name="gr4" draw:text-style-name="P5" draw:layer="layout" svg:width="0.352cm" svg:height="0.412cm" svg:x="1.506cm" svg:y="19.23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247cm" svg:height="0.412cm" svg:x="2.007cm" svg:y="19.231cm">
          <draw:text-box>
            <text:p text:style-name="P1"><text:span text:style-name="T11">Diminuer l'impact énergétique lié à la consultation du site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3.197cm" svg:x2="17.002cm" svg:y2="13.197cm">
          <text:p/>
        </draw:line>
        <draw:line draw:style-name="gr6" draw:text-style-name="P7" draw:layer="layout" svg:x1="17.002cm" svg:y1="13.76cm" svg:x2="1.502cm" svg:y2="13.76cm">
          <text:p/>
        </draw:line>
        <draw:line draw:style-name="gr6" draw:text-style-name="P7" draw:layer="layout" svg:x1="1.502cm" svg:y1="4.455cm" svg:x2="17.002cm" svg:y2="4.455cm">
          <text:p/>
        </draw:line>
        <draw:line draw:style-name="gr6" draw:text-style-name="P7" draw:layer="layout" svg:x1="17.002cm" svg:y1="5.018cm" svg:x2="1.502cm" svg:y2="5.018cm">
          <text:p/>
        </draw:line>
        <draw:line draw:style-name="gr6" draw:text-style-name="P7" draw:layer="layout" svg:x1="1.502cm" svg:y1="13.197cm" svg:x2="17.002cm" svg:y2="13.197cm">
          <text:p/>
        </draw:line>
        <draw:line draw:style-name="gr6" draw:text-style-name="P7" draw:layer="layout" svg:x1="17.002cm" svg:y1="13.76cm" svg:x2="1.502cm" svg:y2="13.7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11" draw:style-name="dp1" draw:master-page-name="master-page75">
        <draw:frame draw:style-name="gr4" draw:text-style-name="P5" draw:layer="layout" svg:width="10.213cm" svg:height="0.412cm" svg:x="1.506cm" svg:y="2.156cm">
          <draw:text-box>
            <text:p text:style-name="P1"><text:span text:style-name="T6">Serveur et Performances, Développement, Écoconception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23</text:span></text:p>
          </draw:text-box>
        </draw:frame>
        <draw:frame draw:style-name="gr1" draw:text-style-name="P2" draw:layer="layout" svg:width="6.805cm" svg:height="0.497cm" svg:x="1.506cm" svg:y="3.276cm">
          <draw:text-box>
            <text:p text:style-name="P1"><text:span text:style-name="T7">Les scripts du site sont minifiés.</text:span></text:p>
          </draw:text-box>
        </draw:frame>
        <draw:frame draw:style-name="gr4" draw:text-style-name="P5" draw:layer="layout" svg:width="15.911cm" svg:height="0.412cm" svg:x="1.506cm" svg:y="4.428cm">
          <draw:text-box>
            <text:p text:style-name="P1"><text:span text:style-name="T8">La minification : une pratique simple pour réduire le volume de données à télécharger, et </text:span></text:p>
          </draw:text-box>
        </draw:frame>
        <draw:frame draw:style-name="gr4" draw:text-style-name="P5" draw:layer="layout" svg:width="7.647cm" svg:height="0.412cm" svg:x="1.506cm" svg:y="4.851cm">
          <draw:text-box>
            <text:p text:style-name="P1"><text:span text:style-name="T8">par là-même, accélérer l’accès à votre site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259cm">
          <draw:text-box>
            <text:p text:style-name="P1"><text:span text:style-name="T10">•</text:span></text:p>
          </draw:text-box>
        </draw:frame>
        <draw:frame draw:style-name="gr4" draw:text-style-name="P5" draw:layer="layout" svg:width="7.626cm" svg:height="0.412cm" svg:x="2.007cm" svg:y="6.259cm">
          <draw:text-box>
            <text:p text:style-name="P1"><text:span text:style-name="T11">Accélérer la vitesse d'affichage des pages. </text:span></text:p>
          </draw:text-box>
        </draw:frame>
        <draw:frame draw:style-name="gr4" draw:text-style-name="P5" draw:layer="layout" svg:width="0.352cm" svg:height="0.412cm" svg:x="1.506cm" svg:y="6.9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095cm" svg:height="0.412cm" svg:x="2.007cm" svg:y="6.996cm">
          <draw:text-box>
            <text:p text:style-name="P1"><text:span text:style-name="T11">Améliorer les performances. </text:span></text:p>
          </draw:text-box>
        </draw:frame>
        <draw:frame draw:style-name="gr4" draw:text-style-name="P5" draw:layer="layout" svg:width="0.352cm" svg:height="0.412cm" svg:x="1.506cm" svg:y="7.737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376cm" svg:height="0.412cm" svg:x="2.007cm" svg:y="7.737cm">
          <draw:text-box>
            <text:p text:style-name="P1"><text:span text:style-name="T11">Diminuer la quantité de données à télécharger.</text:span></text:p>
          </draw:text-box>
        </draw:frame>
        <draw:frame draw:style-name="gr4" draw:text-style-name="P5" draw:layer="layout" svg:width="0.352cm" svg:height="0.412cm" svg:x="1.506cm" svg:y="8.47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247cm" svg:height="0.412cm" svg:x="2.007cm" svg:y="8.474cm">
          <draw:text-box>
            <text:p text:style-name="P1"><text:span text:style-name="T11">Diminuer l'impact énergétique lié à la consultation du site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4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12" draw:style-name="dp1" draw:master-page-name="master-page49">
        <draw:frame draw:style-name="gr3" draw:text-style-name="P4" draw:layer="layout" svg:width="10.657cm" svg:height="1.148cm" svg:x="4.071cm" svg:y="2.481cm">
          <draw:text-box>
            <text:p text:style-name="P1"><text:span text:style-name="T5">STRUCTURE ET CODE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13" draw:style-name="dp1" draw:master-page-name="master-page122">
        <draw:frame draw:style-name="gr4" draw:text-style-name="P5" draw:layer="layout" svg:width="7.051cm" svg:height="0.412cm" svg:x="1.506cm" svg:y="2.262cm">
          <draw:text-box>
            <text:p text:style-name="P1"><text:span text:style-name="T6">Structure et code, Développement, SEO</text:span></text:p>
          </draw:text-box>
        </draw:frame>
        <draw:frame draw:style-name="gr4" draw:text-style-name="P5" draw:layer="layout" svg:width="1.937cm" svg:height="0.412cm" svg:x="14.531cm" svg:y="2.262cm">
          <draw:text-box>
            <text:p text:style-name="P1"><text:span text:style-name="T6">RÈGLE 224</text:span></text:p>
          </draw:text-box>
        </draw:frame>
        <draw:frame draw:style-name="gr1" draw:text-style-name="P2" draw:layer="layout" svg:width="16.372cm" svg:height="0.497cm" svg:x="1.506cm" svg:y="3.382cm">
          <draw:text-box>
            <text:p text:style-name="P1"><text:span text:style-name="T7">La date de publication ou de mise à jour des contenus est mise à disposition </text:span></text:p>
          </draw:text-box>
        </draw:frame>
        <draw:frame draw:style-name="gr1" draw:text-style-name="P2" draw:layer="layout" svg:width="6.047cm" svg:height="0.497cm" svg:x="1.506cm" svg:y="3.89cm">
          <draw:text-box>
            <text:p text:style-name="P1"><text:span text:style-name="T7">sous forme programmatique</text:span></text:p>
          </draw:text-box>
        </draw:frame>
        <draw:frame draw:style-name="gr4" draw:text-style-name="P5" draw:layer="layout" svg:width="15.555cm" svg:height="0.412cm" svg:x="1.506cm" svg:y="5.042cm">
          <draw:text-box>
            <text:p text:style-name="P1"><text:span text:style-name="T8">Nous vous conseillons d’indiquer une date de publication dans vos pages. Mais puisque </text:span></text:p>
          </draw:text-box>
        </draw:frame>
        <draw:frame draw:style-name="gr4" draw:text-style-name="P5" draw:layer="layout" svg:width="14.738cm" svg:height="0.412cm" svg:x="1.506cm" svg:y="5.465cm">
          <draw:text-box>
            <text:p text:style-name="P1"><text:span text:style-name="T8">vous ne parlez pas seulement à des humains mais aussi aux machines que ceux-ci </text:span></text:p>
          </draw:text-box>
        </draw:frame>
        <draw:frame draw:style-name="gr4" draw:text-style-name="P5" draw:layer="layout" svg:width="15.17cm" svg:height="0.412cm" svg:x="1.506cm" svg:y="5.889cm">
          <draw:text-box>
            <text:p text:style-name="P1"><text:span text:style-name="T8">utilisent, nous vous conseillons également d’indiquer une date de publication dans le </text:span></text:p>
          </draw:text-box>
        </draw:frame>
        <draw:frame draw:style-name="gr4" draw:text-style-name="P5" draw:layer="layout" svg:width="16.237cm" svg:height="0.412cm" svg:x="1.506cm" svg:y="6.312cm">
          <draw:text-box>
            <text:p text:style-name="P1"><text:span text:style-name="T8">code de vos pages. Cela peut avoir des avantages en termes de référencement, c’est aussi </text:span></text:p>
          </draw:text-box>
        </draw:frame>
        <draw:frame draw:style-name="gr4" draw:text-style-name="P5" draw:layer="layout" svg:width="9.62cm" svg:height="0.412cm" svg:x="1.506cm" svg:y="6.735cm">
          <draw:text-box>
            <text:p text:style-name="P1"><text:span text:style-name="T8">une façon d’aider les machines à classer les contenus.</text:span></text:p>
          </draw:text-box>
        </draw:frame>
        <draw:frame draw:style-name="gr5" draw:text-style-name="P6" draw:layer="layout" svg:width="2.026cm" svg:height="0.454cm" svg:x="1.506cm" svg:y="7.36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14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268cm" svg:height="0.412cm" svg:x="2.007cm" svg:y="8.143cm">
          <draw:text-box>
            <text:p text:style-name="P1"><text:span text:style-name="T11">Fournir une date de publication aux moteurs de recherche et outils d’indexation.</text:span></text:p>
          </draw:text-box>
        </draw:frame>
        <draw:frame draw:style-name="gr4" draw:text-style-name="P5" draw:layer="layout" svg:width="0.352cm" svg:height="0.412cm" svg:x="1.506cm" svg:y="8.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8.88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9.303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11.44cm" svg:height="0.412cm" svg:x="1.506cm" svg:y="11.004cm">
          <draw:text-box>
            <text:p text:style-name="P1"><text:span text:style-name="T6">Structure et code, Développement, Accessibilité, Vie privée, SEO</text:span></text:p>
          </draw:text-box>
        </draw:frame>
        <draw:frame draw:style-name="gr4" draw:text-style-name="P5" draw:layer="layout" svg:width="1.937cm" svg:height="0.412cm" svg:x="14.531cm" svg:y="11.004cm">
          <draw:text-box>
            <text:p text:style-name="P1"><text:span text:style-name="T6">RÈGLE 225</text:span></text:p>
          </draw:text-box>
        </draw:frame>
        <draw:frame draw:style-name="gr1" draw:text-style-name="P2" draw:layer="layout" svg:width="16.072cm" svg:height="0.497cm" svg:x="1.506cm" svg:y="12.12cm">
          <draw:text-box>
            <text:p text:style-name="P1"><text:span text:style-name="T7">Le code source de chaque page contient une métadonnée qui définit le jeu </text:span></text:p>
          </draw:text-box>
        </draw:frame>
        <draw:frame draw:style-name="gr1" draw:text-style-name="P2" draw:layer="layout" svg:width="3.042cm" svg:height="0.497cm" svg:x="1.506cm" svg:y="12.628cm">
          <draw:text-box>
            <text:p text:style-name="P1"><text:span text:style-name="T7">de caractères.</text:span></text:p>
          </draw:text-box>
        </draw:frame>
        <draw:frame draw:style-name="gr4" draw:text-style-name="P5" draw:layer="layout" svg:width="16.656cm" svg:height="0.412cm" svg:x="1.506cm" svg:y="13.784cm">
          <draw:text-box>
            <text:p text:style-name="P1"><text:span text:style-name="T8">Au <text:s text:c="2"/>hasard <text:s text:c="2"/>de <text:s text:c="2"/>votre <text:s text:c="2"/>navigation, <text:s text:c="2"/>vous <text:s text:c="2"/>avez <text:s text:c="2"/>certainement <text:s text:c="2"/>rencontré <text:s text:c="2"/>des <text:s text:c="2"/>bizarreries </text:span></text:p>
          </draw:text-box>
        </draw:frame>
        <draw:frame draw:style-name="gr4" draw:text-style-name="P5" draw:layer="layout" svg:width="15.822cm" svg:height="0.412cm" svg:x="1.506cm" svg:y="14.207cm">
          <draw:text-box>
            <text:p text:style-name="P1"><text:span text:style-name="T8">d’affichage sur certains caractères, des points d’interrogation dans des petits carrés, par </text:span></text:p>
          </draw:text-box>
        </draw:frame>
        <draw:frame draw:style-name="gr4" draw:text-style-name="P5" draw:layer="layout" svg:width="15.966cm" svg:height="0.412cm" svg:x="1.506cm" svg:y="14.63cm">
          <draw:text-box>
            <text:p text:style-name="P1"><text:span text:style-name="T8">exemple. C’est sans doute que les administrateurs des sites où vous les avez trouvées ne </text:span></text:p>
          </draw:text-box>
        </draw:frame>
        <draw:frame draw:style-name="gr4" draw:text-style-name="P5" draw:layer="layout" svg:width="5.078cm" svg:height="0.412cm" svg:x="1.506cm" svg:y="15.054cm">
          <draw:text-box>
            <text:p text:style-name="P1"><text:span text:style-name="T8">respectaient pas cette règle.</text:span></text:p>
          </draw:text-box>
        </draw:frame>
        <draw:frame draw:style-name="gr5" draw:text-style-name="P6" draw:layer="layout" svg:width="2.026cm" svg:height="0.454cm" svg:x="1.506cm" svg:y="15.68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4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064cm" svg:height="0.412cm" svg:x="2.007cm" svg:y="16.458cm">
          <draw:text-box>
            <text:p text:style-name="P1"><text:span text:style-name="T11">Permettre un affichage hors ligne correct des pages en indiquant au navigateur quel </text:span></text:p>
          </draw:text-box>
        </draw:frame>
        <draw:frame draw:style-name="gr4" draw:text-style-name="P5" draw:layer="layout" svg:width="5.408cm" svg:height="0.412cm" svg:x="2.007cm" svg:y="16.881cm">
          <draw:text-box>
            <text:p text:style-name="P1"><text:span text:style-name="T11">est le jeu de caractères utilisé.</text:span></text:p>
          </draw:text-box>
        </draw:frame>
        <draw:frame draw:style-name="gr4" draw:text-style-name="P5" draw:layer="layout" svg:width="0.352cm" svg:height="0.412cm" svg:x="1.506cm" svg:y="17.6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628cm" svg:height="0.412cm" svg:x="2.007cm" svg:y="17.622cm">
          <draw:text-box>
            <text:p text:style-name="P1"><text:span text:style-name="T11">Prévenir le risque de problèmes d’affichage de caractères lié à un fonctionnement </text:span></text:p>
          </draw:text-box>
        </draw:frame>
        <draw:frame draw:style-name="gr4" draw:text-style-name="P5" draw:layer="layout" svg:width="16.271cm" svg:height="0.412cm" svg:x="2.007cm" svg:y="18.045cm">
          <draw:text-box>
            <text:p text:style-name="P1"><text:span text:style-name="T11">parfois <text:s text:c="2"/>hasardeux <text:s text:c="2"/>des <text:s text:c="2"/>mécanismes <text:s text:c="2"/>de <text:s text:c="2"/>rattrapage <text:s text:c="2"/>des <text:s text:c="2"/>navigateurs <text:s text:c="2"/>quand <text:s text:c="2"/>ils <text:s text:c="2"/>ne </text:span></text:p>
          </draw:text-box>
        </draw:frame>
        <draw:frame draw:style-name="gr4" draw:text-style-name="P5" draw:layer="layout" svg:width="13.079cm" svg:height="0.412cm" svg:x="2.007cm" svg:y="18.469cm">
          <draw:text-box>
            <text:p text:style-name="P1"><text:span text:style-name="T11">disposent pas de l’information nécessaire via l’en-tête HTTP content-type.</text:span></text:p>
          </draw:text-box>
        </draw:frame>
        <draw:frame draw:style-name="gr4" draw:text-style-name="P5" draw:layer="layout" svg:width="0.352cm" svg:height="0.412cm" svg:x="1.506cm" svg:y="19.2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19.206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9.9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9.947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20.37cm">
          <draw:text-box>
            <text:p text:style-name="P1"><text:span text:style-name="T11">d’index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6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971cm" svg:x2="17.002cm" svg:y2="10.971cm">
          <text:p/>
        </draw:line>
        <draw:line draw:style-name="gr6" draw:text-style-name="P7" draw:layer="layout" svg:x1="17.002cm" svg:y1="11.534cm" svg:x2="1.502cm" svg:y2="11.534cm">
          <text:p/>
        </draw:line>
        <draw:line draw:style-name="gr6" draw:text-style-name="P7" draw:layer="layout" svg:x1="1.502cm" svg:y1="2.229cm" svg:x2="17.002cm" svg:y2="2.229cm">
          <text:p/>
        </draw:line>
        <draw:line draw:style-name="gr6" draw:text-style-name="P7" draw:layer="layout" svg:x1="17.002cm" svg:y1="2.792cm" svg:x2="1.502cm" svg:y2="2.792cm">
          <text:p/>
        </draw:line>
        <draw:line draw:style-name="gr6" draw:text-style-name="P7" draw:layer="layout" svg:x1="1.502cm" svg:y1="10.971cm" svg:x2="17.002cm" svg:y2="10.971cm">
          <text:p/>
        </draw:line>
        <draw:line draw:style-name="gr6" draw:text-style-name="P7" draw:layer="layout" svg:x1="17.002cm" svg:y1="11.534cm" svg:x2="1.502cm" svg:y2="11.534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14" draw:style-name="dp1" draw:master-page-name="master-page75">
        <draw:frame draw:style-name="gr4" draw:text-style-name="P5" draw:layer="layout" svg:width="6.111cm" svg:height="0.412cm" svg:x="1.506cm" svg:y="2.156cm">
          <draw:text-box>
            <text:p text:style-name="P1"><text:span text:style-name="T6">Structure et code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26</text:span></text:p>
          </draw:text-box>
        </draw:frame>
        <draw:frame draw:style-name="gr1" draw:text-style-name="P2" draw:layer="layout" svg:width="8.917cm" svg:height="0.497cm" svg:x="1.506cm" svg:y="3.276cm">
          <draw:text-box>
            <text:p text:style-name="P1"><text:span text:style-name="T7">Le codage de caractères utilisé est UTF-8.</text:span></text:p>
          </draw:text-box>
        </draw:frame>
        <draw:frame draw:style-name="gr4" draw:text-style-name="P5" draw:layer="layout" svg:width="16.554cm" svg:height="0.412cm" svg:x="1.506cm" svg:y="4.428cm">
          <draw:text-box>
            <text:p text:style-name="P1"><text:span text:style-name="T8">UTF-8 <text:s/>est <text:s/>le <text:s/>codage <text:s text:c="2"/>de <text:s text:c="2"/>caractères <text:s/>universel <text:s/>par <text:s/>excellence. <text:s/>Il <text:s/>permet <text:s/>d’afficher <text:s text:c="2"/>une </text:span></text:p>
          </draw:text-box>
        </draw:frame>
        <draw:frame draw:style-name="gr4" draw:text-style-name="P5" draw:layer="layout" svg:width="15.822cm" svg:height="0.412cm" svg:x="1.506cm" svg:y="4.851cm">
          <draw:text-box>
            <text:p text:style-name="P1"><text:span text:style-name="T8">quantité considérable de caractères. En l’utilisant systématiquement, vous vous éviterez </text:span></text:p>
          </draw:text-box>
        </draw:frame>
        <draw:frame draw:style-name="gr4" draw:text-style-name="P5" draw:layer="layout" svg:width="3.579cm" svg:height="0.412cm" svg:x="1.506cm" svg:y="5.275cm">
          <draw:text-box>
            <text:p text:style-name="P1"><text:span text:style-name="T8">bien des problèmes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6.682cm">
          <draw:text-box>
            <text:p text:style-name="P1"><text:span text:style-name="T10">•</text:span></text:p>
          </draw:text-box>
        </draw:frame>
        <draw:frame draw:style-name="gr4" draw:text-style-name="P5" draw:layer="layout" svg:width="8.122cm" svg:height="0.412cm" svg:x="2.007cm" svg:y="6.682cm">
          <draw:text-box>
            <text:p text:style-name="P1"><text:span text:style-name="T11">Recourir à un jeu de caractères international. </text:span></text:p>
          </draw:text-box>
        </draw:frame>
        <draw:frame draw:style-name="gr4" draw:text-style-name="P5" draw:layer="layout" svg:width="0.352cm" svg:height="0.412cm" svg:x="1.506cm" svg:y="7.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5.797cm" svg:height="0.412cm" svg:x="2.007cm" svg:y="7.42cm">
          <draw:text-box>
            <text:p text:style-name="P1"><text:span text:style-name="T11">Prévenir les défauts d’affichage. </text:span></text:p>
          </draw:text-box>
        </draw:frame>
        <draw:frame draw:style-name="gr4" draw:text-style-name="P5" draw:layer="layout" svg:width="0.352cm" svg:height="0.412cm" svg:x="1.506cm" svg:y="8.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777cm" svg:height="0.412cm" svg:x="2.007cm" svg:y="8.16cm">
          <draw:text-box>
            <text:p text:style-name="P1"><text:span text:style-name="T11">Faciliter la manipulation des contenus par les utilisateurs et les développeurs.</text:span></text:p>
          </draw:text-box>
        </draw:frame>
        <draw:frame draw:style-name="gr4" draw:text-style-name="P5" draw:layer="layout" svg:width="13.113cm" svg:height="0.412cm" svg:x="1.506cm" svg:y="9.857cm">
          <draw:text-box>
            <text:p text:style-name="P1"><text:span text:style-name="T6">Structure et code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9.857cm">
          <draw:text-box>
            <text:p text:style-name="P1"><text:span text:style-name="T6">RÈGLE 227</text:span></text:p>
          </draw:text-box>
        </draw:frame>
        <draw:frame draw:style-name="gr1" draw:text-style-name="P2" draw:layer="layout" svg:width="15.5cm" svg:height="0.497cm" svg:x="1.506cm" svg:y="10.977cm">
          <draw:text-box>
            <text:p text:style-name="P1"><text:span text:style-name="T7">Le contenu de chaque page est organisé selon une structure de titres et </text:span></text:p>
          </draw:text-box>
        </draw:frame>
        <draw:frame draw:style-name="gr1" draw:text-style-name="P2" draw:layer="layout" svg:width="5.112cm" svg:height="0.497cm" svg:x="1.506cm" svg:y="11.485cm">
          <draw:text-box>
            <text:p text:style-name="P1"><text:span text:style-name="T7">sous-titres hiérarchisée.</text:span></text:p>
          </draw:text-box>
        </draw:frame>
        <draw:frame draw:style-name="gr4" draw:text-style-name="P5" draw:layer="layout" svg:width="15.763cm" svg:height="0.412cm" svg:x="1.506cm" svg:y="12.637cm">
          <draw:text-box>
            <text:p text:style-name="P1"><text:span text:style-name="T8">Les titres et sous-titres permettent aux navigateurs, moteurs et outils de vocalisation de </text:span></text:p>
          </draw:text-box>
        </draw:frame>
        <draw:frame draw:style-name="gr4" draw:text-style-name="P5" draw:layer="layout" svg:width="15.598cm" svg:height="0.412cm" svg:x="1.506cm" svg:y="13.061cm">
          <draw:text-box>
            <text:p text:style-name="P1"><text:span text:style-name="T8">restituer la structure d’une page. Ainsi, les utilisateurs peuvent accéder directement au </text:span></text:p>
          </draw:text-box>
        </draw:frame>
        <draw:frame draw:style-name="gr4" draw:text-style-name="P5" draw:layer="layout" svg:width="4.54cm" svg:height="0.412cm" svg:x="1.506cm" svg:y="13.484cm">
          <draw:text-box>
            <text:p text:style-name="P1"><text:span text:style-name="T8">contenu qui les intéresse.</text:span></text:p>
          </draw:text-box>
        </draw:frame>
        <draw:frame draw:style-name="gr5" draw:text-style-name="P6" draw:layer="layout" svg:width="2.026cm" svg:height="0.454cm" svg:x="1.506cm" svg:y="14.11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89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27cm" svg:height="0.412cm" svg:x="2.007cm" svg:y="14.891cm">
          <draw:text-box>
            <text:p text:style-name="P1"><text:span text:style-name="T11">Permettre aux utilisateurs qui le souhaitent de visualiser la structure du contenu de la </text:span></text:p>
          </draw:text-box>
        </draw:frame>
        <draw:frame draw:style-name="gr4" draw:text-style-name="P5" draw:layer="layout" svg:width="3.884cm" svg:height="0.412cm" svg:x="2.007cm" svg:y="15.315cm">
          <draw:text-box>
            <text:p text:style-name="P1"><text:span text:style-name="T11">page et d’y naviguer. </text:span></text:p>
          </draw:text-box>
        </draw:frame>
        <draw:frame draw:style-name="gr4" draw:text-style-name="P5" draw:layer="layout" svg:width="0.352cm" svg:height="0.412cm" svg:x="1.506cm" svg:y="16.05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25cm" svg:height="0.412cm" svg:x="2.007cm" svg:y="16.052cm">
          <draw:text-box>
            <text:p text:style-name="P1"><text:span text:style-name="T11">Permettre aux machines et aux outils d’indexation d’extraire le plan de chaque page. </text:span></text:p>
          </draw:text-box>
        </draw:frame>
        <draw:frame draw:style-name="gr4" draw:text-style-name="P5" draw:layer="layout" svg:width="0.352cm" svg:height="0.412cm" svg:x="1.506cm" svg:y="16.79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77cm" svg:height="0.412cm" svg:x="2.007cm" svg:y="16.793cm">
          <draw:text-box>
            <text:p text:style-name="P1"><text:span text:style-name="T11">Améliorer le référencement en facilitant l’interprétation du contenu par les robots </text:span></text:p>
          </draw:text-box>
        </draw:frame>
        <draw:frame draw:style-name="gr4" draw:text-style-name="P5" draw:layer="layout" svg:width="2.309cm" svg:height="0.412cm" svg:x="2.007cm" svg:y="17.216cm">
          <draw:text-box>
            <text:p text:style-name="P1"><text:span text:style-name="T11">d’indexation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7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824cm" svg:x2="17.002cm" svg:y2="9.824cm">
          <text:p/>
        </draw:line>
        <draw:line draw:style-name="gr6" draw:text-style-name="P7" draw:layer="layout" svg:x1="17.002cm" svg:y1="10.387cm" svg:x2="1.502cm" svg:y2="10.38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9.824cm" svg:x2="17.002cm" svg:y2="9.824cm">
          <text:p/>
        </draw:line>
        <draw:line draw:style-name="gr6" draw:text-style-name="P7" draw:layer="layout" svg:x1="17.002cm" svg:y1="10.387cm" svg:x2="1.502cm" svg:y2="10.38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15" draw:style-name="dp1" draw:master-page-name="master-page75">
        <draw:frame draw:style-name="gr4" draw:text-style-name="P5" draw:layer="layout" svg:width="12.173cm" svg:height="0.412cm" svg:x="1.506cm" svg:y="2.156cm">
          <draw:text-box>
            <text:p text:style-name="P1"><text:span text:style-name="T6">Structure et code, Développement, Éditorial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28</text:span></text:p>
          </draw:text-box>
        </draw:frame>
        <draw:frame draw:style-name="gr1" draw:text-style-name="P2" draw:layer="layout" svg:width="15.538cm" svg:height="0.497cm" svg:x="1.506cm" svg:y="3.276cm">
          <draw:text-box>
            <text:p text:style-name="P1"><text:span text:style-name="T7">Les éléments visuellement présentés sous forme de liste sont balisés de </text:span></text:p>
          </draw:text-box>
        </draw:frame>
        <draw:frame draw:style-name="gr1" draw:text-style-name="P2" draw:layer="layout" svg:width="8.113cm" svg:height="0.497cm" svg:x="1.506cm" svg:y="3.784cm">
          <draw:text-box>
            <text:p text:style-name="P1"><text:span text:style-name="T7">façon appropriée dans le code source.</text:span></text:p>
          </draw:text-box>
        </draw:frame>
        <draw:frame draw:style-name="gr4" draw:text-style-name="P5" draw:layer="layout" svg:width="15.145cm" svg:height="0.412cm" svg:x="1.506cm" svg:y="4.936cm">
          <draw:text-box>
            <text:p text:style-name="P1"><text:span text:style-name="T8">Pour un producteur de contenu, ajouter des tirets, des « * » ou des puces sous forme </text:span></text:p>
          </draw:text-box>
        </draw:frame>
        <draw:frame draw:style-name="gr4" draw:text-style-name="P5" draw:layer="layout" svg:width="15.5cm" svg:height="0.412cm" svg:x="1.506cm" svg:y="5.359cm">
          <draw:text-box>
            <text:p text:style-name="P1"><text:span text:style-name="T8">d’images est fort tentant. Oui, mais la magie des éléments HTML et la compétence des </text:span></text:p>
          </draw:text-box>
        </draw:frame>
        <draw:frame draw:style-name="gr4" draw:text-style-name="P5" draw:layer="layout" svg:width="14.353cm" svg:height="0.412cm" svg:x="1.506cm" svg:y="5.783cm">
          <draw:text-box>
            <text:p text:style-name="P1"><text:span text:style-name="T8">navigateurs vous permettent déjà de faire des listes propres. Il suffit de le savoir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69cm" svg:height="0.412cm" svg:x="2.007cm" svg:y="7.19cm">
          <draw:text-box>
            <text:p text:style-name="P1"><text:span text:style-name="T11">Permettre l’identification des listes par les navigateurs et les aides techniques et donc </text:span></text:p>
          </draw:text-box>
        </draw:frame>
        <draw:frame draw:style-name="gr4" draw:text-style-name="P5" draw:layer="layout" svg:width="14.505cm" svg:height="0.412cm" svg:x="2.007cm" svg:y="7.614cm">
          <draw:text-box>
            <text:p text:style-name="P1"><text:span text:style-name="T11">leur restitution appropriée afin de faciliter leur compréhension par les utilisateurs.</text:span></text:p>
          </draw:text-box>
        </draw:frame>
        <draw:frame draw:style-name="gr4" draw:text-style-name="P5" draw:layer="layout" svg:width="0.352cm" svg:height="0.412cm" svg:x="1.506cm" svg:y="8.35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26cm" svg:height="0.412cm" svg:x="2.007cm" svg:y="8.351cm">
          <draw:text-box>
            <text:p text:style-name="P1"><text:span text:style-name="T11">Améliorer la sémantique du contenu des pages et sa réutilisabilité.</text:span></text:p>
          </draw:text-box>
        </draw:frame>
        <draw:frame draw:style-name="gr4" draw:text-style-name="P5" draw:layer="layout" svg:width="10.501cm" svg:height="0.412cm" svg:x="1.506cm" svg:y="10.051cm">
          <draw:text-box>
            <text:p text:style-name="P1"><text:span text:style-name="T6">Structure et code, Développement, Accessibilité, Vie privée</text:span></text:p>
          </draw:text-box>
        </draw:frame>
        <draw:frame draw:style-name="gr4" draw:text-style-name="P5" draw:layer="layout" svg:width="1.937cm" svg:height="0.412cm" svg:x="14.531cm" svg:y="10.051cm">
          <draw:text-box>
            <text:p text:style-name="P1"><text:span text:style-name="T6">RÈGLE 229</text:span></text:p>
          </draw:text-box>
        </draw:frame>
        <draw:frame draw:style-name="gr1" draw:text-style-name="P2" draw:layer="layout" svg:width="13.676cm" svg:height="0.497cm" svg:x="1.506cm" svg:y="11.168cm">
          <draw:text-box>
            <text:p text:style-name="P1"><text:span text:style-name="T7">Chaque identifiant HTML n'est utilisé qu'une seule fois par page.</text:span></text:p>
          </draw:text-box>
        </draw:frame>
        <draw:frame draw:style-name="gr4" draw:text-style-name="P5" draw:layer="layout" svg:width="15.636cm" svg:height="0.412cm" svg:x="1.506cm" svg:y="12.323cm">
          <draw:text-box>
            <text:p text:style-name="P1"><text:span text:style-name="T8">Un site web n’est pas prévu pour un navigateur particulier. Il va être affiché dans divers </text:span></text:p>
          </draw:text-box>
        </draw:frame>
        <draw:frame draw:style-name="gr4" draw:text-style-name="P5" draw:layer="layout" svg:width="15.699cm" svg:height="0.412cm" svg:x="1.506cm" svg:y="12.747cm">
          <draw:text-box>
            <text:p text:style-name="P1"><text:span text:style-name="T8">outils de consultation dont les comportements, en cas d’erreur dans le code, seront très </text:span></text:p>
          </draw:text-box>
        </draw:frame>
        <draw:frame draw:style-name="gr4" draw:text-style-name="P5" draw:layer="layout" svg:width="15.394cm" svg:height="0.412cm" svg:x="1.506cm" svg:y="13.17cm">
          <draw:text-box>
            <text:p text:style-name="P1"><text:span text:style-name="T8">variés. Éviter les erreurs de code, c’est donc prévenir les problèmes d’affichage. Alors, </text:span></text:p>
          </draw:text-box>
        </draw:frame>
        <draw:frame draw:style-name="gr4" draw:text-style-name="P5" draw:layer="layout" svg:width="15.284cm" svg:height="0.412cm" svg:x="1.506cm" svg:y="13.593cm">
          <draw:text-box>
            <text:p text:style-name="P1"><text:span text:style-name="T8">certes, la conformité absolue aux standards du W3C n’est pas toujours nécessaire. En </text:span></text:p>
          </draw:text-box>
        </draw:frame>
        <draw:frame draw:style-name="gr4" draw:text-style-name="P5" draw:layer="layout" svg:width="16.101cm" svg:height="0.412cm" svg:x="1.506cm" svg:y="14.017cm">
          <draw:text-box>
            <text:p text:style-name="P1"><text:span text:style-name="T8">revanche, <text:s/>la présence <text:s/>multiple <text:s text:c="2"/>d’un <text:s/>même <text:s/>identifiant <text:s text:c="2"/>dans <text:s/>une page <text:s/>peut <text:s/>avoir <text:s/>un </text:span></text:p>
          </draw:text-box>
        </draw:frame>
        <draw:frame draw:style-name="gr4" draw:text-style-name="P5" draw:layer="layout" svg:width="9.226cm" svg:height="0.412cm" svg:x="1.506cm" svg:y="14.44cm">
          <draw:text-box>
            <text:p text:style-name="P1"><text:span text:style-name="T8">impact bloquant au moins en termes d’accessibilité.</text:span></text:p>
          </draw:text-box>
        </draw:frame>
        <draw:frame draw:style-name="gr5" draw:text-style-name="P6" draw:layer="layout" svg:width="2.026cm" svg:height="0.454cm" svg:x="1.506cm" svg:y="15.067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5.8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235cm" svg:height="0.412cm" svg:x="2.007cm" svg:y="15.844cm">
          <draw:text-box>
            <text:p text:style-name="P1"><text:span text:style-name="T11">Éviter les erreurs de restitution du contenu ou d’interaction via les scripts. </text:span></text:p>
          </draw:text-box>
        </draw:frame>
        <draw:frame draw:style-name="gr4" draw:text-style-name="P5" draw:layer="layout" svg:width="0.352cm" svg:height="0.412cm" svg:x="1.506cm" svg:y="16.5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17cm" svg:height="0.412cm" svg:x="2.007cm" svg:y="16.585cm">
          <draw:text-box>
            <text:p text:style-name="P1"><text:span text:style-name="T11">Limiter les risques d’interprétation hasardeuse du Document Object Model (DOM) par </text:span></text:p>
          </draw:text-box>
        </draw:frame>
        <draw:frame draw:style-name="gr4" draw:text-style-name="P5" draw:layer="layout" svg:width="5.912cm" svg:height="0.412cm" svg:x="2.007cm" svg:y="17.008cm">
          <draw:text-box>
            <text:p text:style-name="P1"><text:span text:style-name="T11">des agents utilisateurs différents.</text:span></text:p>
          </draw:text-box>
        </draw:frame>
        <draw:frame draw:style-name="gr4" draw:text-style-name="P5" draw:layer="layout" svg:width="0.352cm" svg:height="0.412cm" svg:x="1.506cm" svg:y="17.74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7.745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8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018cm" svg:x2="17.002cm" svg:y2="10.018cm">
          <text:p/>
        </draw:line>
        <draw:line draw:style-name="gr6" draw:text-style-name="P7" draw:layer="layout" svg:x1="17.002cm" svg:y1="10.581cm" svg:x2="1.502cm" svg:y2="10.581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018cm" svg:x2="17.002cm" svg:y2="10.018cm">
          <text:p/>
        </draw:line>
        <draw:line draw:style-name="gr6" draw:text-style-name="P7" draw:layer="layout" svg:x1="17.002cm" svg:y1="10.581cm" svg:x2="1.502cm" svg:y2="10.581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16" draw:style-name="dp1" draw:master-page-name="master-page75">
        <draw:frame draw:style-name="gr4" draw:text-style-name="P5" draw:layer="layout" svg:width="6.111cm" svg:height="0.412cm" svg:x="1.506cm" svg:y="2.156cm">
          <draw:text-box>
            <text:p text:style-name="P1"><text:span text:style-name="T6">Structure et code, Développement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30</text:span></text:p>
          </draw:text-box>
        </draw:frame>
        <draw:frame draw:style-name="gr1" draw:text-style-name="P2" draw:layer="layout" svg:width="8.829cm" svg:height="0.497cm" svg:x="1.506cm" svg:y="3.276cm">
          <draw:text-box>
            <text:p text:style-name="P1"><text:span text:style-name="T7">Le site ne bloque pas la copie de contenu</text:span></text:p>
          </draw:text-box>
        </draw:frame>
        <draw:frame draw:style-name="gr4" draw:text-style-name="P5" draw:layer="layout" svg:width="15.619cm" svg:height="0.412cm" svg:x="1.506cm" svg:y="4.428cm">
          <draw:text-box>
            <text:p text:style-name="P1"><text:span text:style-name="T8">Mon contenu est précieux, je ne veux pas qu’on me le vole. Mais je veux qu’il soit sur le </text:span></text:p>
          </draw:text-box>
        </draw:frame>
        <draw:frame draw:style-name="gr4" draw:text-style-name="P5" draw:layer="layout" svg:width="15.644cm" svg:height="0.412cm" svg:x="1.506cm" svg:y="4.851cm">
          <draw:text-box>
            <text:p text:style-name="P1"><text:span text:style-name="T8">Web, parce que sinon, personne ne le voit. Pas de problème, il suffit de mettre un script </text:span></text:p>
          </draw:text-box>
        </draw:frame>
        <draw:frame draw:style-name="gr4" draw:text-style-name="P5" draw:layer="layout" svg:width="15.585cm" svg:height="0.412cm" svg:x="1.506cm" svg:y="5.275cm">
          <draw:text-box>
            <text:p text:style-name="P1"><text:span text:style-name="T8">qui va bloquer l’affichage de code source ou le copier-coller. Alors, oui, mais non. Il faut </text:span></text:p>
          </draw:text-box>
        </draw:frame>
        <draw:frame draw:style-name="gr4" draw:text-style-name="P5" draw:layer="layout" svg:width="16.021cm" svg:height="0.412cm" svg:x="1.506cm" svg:y="5.698cm">
          <draw:text-box>
            <text:p text:style-name="P1"><text:span text:style-name="T8">savoir quelque chose : lorsqu’un contenu est sur le Web, il peut de toute façon être copié. </text:span></text:p>
          </draw:text-box>
        </draw:frame>
        <draw:frame draw:style-name="gr4" draw:text-style-name="P5" draw:layer="layout" svg:width="16.825cm" svg:height="0.412cm" svg:x="1.506cm" svg:y="6.121cm">
          <draw:text-box>
            <text:p text:style-name="P1"><text:span text:style-name="T8">Vous <text:s text:c="2"/>pouvez <text:s text:c="2"/>ralentir <text:s text:c="2"/>la <text:s text:c="2"/>copie, <text:s text:c="2"/>mais <text:s text:c="2"/>vous <text:s text:c="2"/>risquerez <text:s text:c="2"/>de <text:s text:c="2"/>gêner <text:s text:c="2"/>d’autres <text:s text:c="2"/>utilisateurs. </text:span></text:p>
          </draw:text-box>
        </draw:frame>
        <draw:frame draw:style-name="gr4" draw:text-style-name="P5" draw:layer="layout" svg:width="15.712cm" svg:height="0.412cm" svg:x="1.506cm" svg:y="6.545cm">
          <draw:text-box>
            <text:p text:style-name="P1"><text:span text:style-name="T8">Désactiver le clic droit ne gênera certainement pas les personnes qui veulent copier vos </text:span></text:p>
          </draw:text-box>
        </draw:frame>
        <draw:frame draw:style-name="gr4" draw:text-style-name="P5" draw:layer="layout" svg:width="15.284cm" svg:height="0.412cm" svg:x="1.506cm" svg:y="6.968cm">
          <draw:text-box>
            <text:p text:style-name="P1"><text:span text:style-name="T8">contenus et gênera probablement certains utilisateurs qui veulent les consulter ou en </text:span></text:p>
          </draw:text-box>
        </draw:frame>
        <draw:frame draw:style-name="gr4" draw:text-style-name="P5" draw:layer="layout" svg:width="3.774cm" svg:height="0.412cm" svg:x="1.506cm" svg:y="7.391cm">
          <draw:text-box>
            <text:p text:style-name="P1"><text:span text:style-name="T8">assurer la promotion.</text:span></text:p>
          </draw:text-box>
        </draw:frame>
        <draw:frame draw:style-name="gr5" draw:text-style-name="P6" draw:layer="layout" svg:width="2.026cm" svg:height="0.454cm" svg:x="1.506cm" svg:y="8.022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8.7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56cm" svg:height="0.412cm" svg:x="2.007cm" svg:y="8.799cm">
          <draw:text-box>
            <text:p text:style-name="P1"><text:span text:style-name="T11">Faciliter l'utilisation du contenu par les utilisateurs (traduction, référence, citation </text:span></text:p>
          </draw:text-box>
        </draw:frame>
        <draw:frame draw:style-name="gr4" draw:text-style-name="P5" draw:layer="layout" svg:width="0.908cm" svg:height="0.412cm" svg:x="2.007cm" svg:y="9.222cm">
          <draw:text-box>
            <text:p text:style-name="P1"><text:span text:style-name="T11">etc.) </text:span></text:p>
          </draw:text-box>
        </draw:frame>
        <draw:frame draw:style-name="gr4" draw:text-style-name="P5" draw:layer="layout" svg:width="0.352cm" svg:height="0.412cm" svg:x="1.506cm" svg:y="9.96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502cm" svg:height="0.412cm" svg:x="2.007cm" svg:y="9.96cm">
          <draw:text-box>
            <text:p text:style-name="P1"><text:span text:style-name="T11">Laisser aux utilisateurs la maîtrise de leur navigateur.</text:span></text:p>
          </draw:text-box>
        </draw:frame>
        <draw:frame draw:style-name="gr4" draw:text-style-name="P5" draw:layer="layout" svg:width="6.111cm" svg:height="0.412cm" svg:x="1.506cm" svg:y="11.66cm">
          <draw:text-box>
            <text:p text:style-name="P1"><text:span text:style-name="T6">Structure et code, Développement</text:span></text:p>
          </draw:text-box>
        </draw:frame>
        <draw:frame draw:style-name="gr4" draw:text-style-name="P5" draw:layer="layout" svg:width="1.937cm" svg:height="0.412cm" svg:x="14.531cm" svg:y="11.66cm">
          <draw:text-box>
            <text:p text:style-name="P1"><text:span text:style-name="T6">RÈGLE 231</text:span></text:p>
          </draw:text-box>
        </draw:frame>
        <draw:frame draw:style-name="gr1" draw:text-style-name="P2" draw:layer="layout" svg:width="10.484cm" svg:height="0.497cm" svg:x="1.506cm" svg:y="12.776cm">
          <draw:text-box>
            <text:p text:style-name="P1"><text:span text:style-name="T7">Le site ne bloque pas l'accès au menu contextuel</text:span></text:p>
          </draw:text-box>
        </draw:frame>
        <draw:frame draw:style-name="gr4" draw:text-style-name="P5" draw:layer="layout" svg:width="16.025cm" svg:height="0.412cm" svg:x="1.506cm" svg:y="13.932cm">
          <draw:text-box>
            <text:p text:style-name="P1"><text:span text:style-name="T8">Le menu contextuel, c’est le menu qui s’affiche « en contexte » dans la page Web lorsque </text:span></text:p>
          </draw:text-box>
        </draw:frame>
        <draw:frame draw:style-name="gr4" draw:text-style-name="P5" draw:layer="layout" svg:width="15.53cm" svg:height="0.412cm" svg:x="1.506cm" svg:y="14.355cm">
          <draw:text-box>
            <text:p text:style-name="P1"><text:span text:style-name="T8">vous utilisez le clic droit de votre souris, ou que vous utilisez certains raccourcis clavier </text:span></text:p>
          </draw:text-box>
        </draw:frame>
        <draw:frame draw:style-name="gr4" draw:text-style-name="P5" draw:layer="layout" svg:width="16.77cm" svg:height="0.412cm" svg:x="1.506cm" svg:y="14.779cm">
          <draw:text-box>
            <text:p text:style-name="P1"><text:span text:style-name="T8">pour <text:s text:c="2"/>votre <text:s text:c="2"/>système <text:s text:c="2"/>d’exploitation. <text:s text:c="2"/>Suivant <text:s text:c="2"/>les <text:s text:c="2"/>navigateurs <text:s text:c="2"/>et <text:s text:c="2"/>logiciels, <text:s text:c="2"/>les <text:s text:c="2"/>options </text:span></text:p>
          </draw:text-box>
        </draw:frame>
        <draw:frame draw:style-name="gr4" draw:text-style-name="P5" draw:layer="layout" svg:width="16.88cm" svg:height="0.412cm" svg:x="1.506cm" svg:y="15.202cm">
          <draw:text-box>
            <text:p text:style-name="P1"><text:span text:style-name="T8">disponibles <text:s text:c="2"/>différent, <text:s text:c="2"/>mais <text:s text:c="2"/>sont <text:s text:c="2"/>souvent <text:s text:c="2"/>très <text:s text:c="2"/>pratiques. <text:s text:c="2"/>Certains <text:s text:c="2"/>créateurs <text:s text:c="2"/>de <text:s text:c="2"/>sites </text:span></text:p>
          </draw:text-box>
        </draw:frame>
        <draw:frame draw:style-name="gr4" draw:text-style-name="P5" draw:layer="layout" svg:width="15.703cm" svg:height="0.412cm" svg:x="1.506cm" svg:y="15.625cm">
          <draw:text-box>
            <text:p text:style-name="P1"><text:span text:style-name="T8">s’amusent à désactiver la possibilité d’afficher ce menu contextuel. Ça ne sert à rien, ça </text:span></text:p>
          </draw:text-box>
        </draw:frame>
        <draw:frame draw:style-name="gr4" draw:text-style-name="P5" draw:layer="layout" svg:width="15.534cm" svg:height="0.412cm" svg:x="1.506cm" svg:y="16.049cm">
          <draw:text-box>
            <text:p text:style-name="P1"><text:span text:style-name="T8">n’empêche pas grand-chose car l’ensemble des menus restent accessibles. En gros, ne </text:span></text:p>
          </draw:text-box>
        </draw:frame>
        <draw:frame draw:style-name="gr4" draw:text-style-name="P5" draw:layer="layout" svg:width="15.619cm" svg:height="0.412cm" svg:x="1.506cm" svg:y="16.472cm">
          <draw:text-box>
            <text:p text:style-name="P1"><text:span text:style-name="T8">faites pas ça. Si c’est sur le Web, ça peut être copié. C’est comme ça. Si quelqu’un veut </text:span></text:p>
          </draw:text-box>
        </draw:frame>
        <draw:frame draw:style-name="gr4" draw:text-style-name="P5" draw:layer="layout" svg:width="15.475cm" svg:height="0.412cm" svg:x="1.506cm" svg:y="16.895cm">
          <draw:text-box>
            <text:p text:style-name="P1"><text:span text:style-name="T8">vous voler un contenu Web il le fera. Et rien ne sert de pourrir la vie aux utilisateurs de </text:span></text:p>
          </draw:text-box>
        </draw:frame>
        <draw:frame draw:style-name="gr4" draw:text-style-name="P5" draw:layer="layout" svg:width="15.297cm" svg:height="0.412cm" svg:x="1.506cm" svg:y="17.319cm">
          <draw:text-box>
            <text:p text:style-name="P1"><text:span text:style-name="T8">bonne foi en mettant en place des techniques qui ne nuisent même pas aux quelques </text:span></text:p>
          </draw:text-box>
        </draw:frame>
        <draw:frame draw:style-name="gr4" draw:text-style-name="P5" draw:layer="layout" svg:width="5.15cm" svg:height="0.412cm" svg:x="1.506cm" svg:y="17.742cm">
          <draw:text-box>
            <text:p text:style-name="P1"><text:span text:style-name="T8">utilisateurs mal intentionnés.</text:span></text:p>
          </draw:text-box>
        </draw:frame>
        <draw:frame draw:style-name="gr5" draw:text-style-name="P6" draw:layer="layout" svg:width="2.026cm" svg:height="0.454cm" svg:x="1.506cm" svg:y="18.36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9.1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3.976cm" svg:height="0.412cm" svg:x="2.007cm" svg:y="19.146cm">
          <draw:text-box>
            <text:p text:style-name="P1"><text:span text:style-name="T11">Faciliter la navigation et l'accès aux fonctionnalités des outils de consultations.</text:span></text:p>
          </draw:text-box>
        </draw:frame>
        <draw:frame draw:style-name="gr4" draw:text-style-name="P5" draw:layer="layout" svg:width="0.352cm" svg:height="0.412cm" svg:x="1.506cm" svg:y="19.88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822cm" svg:height="0.412cm" svg:x="2.007cm" svg:y="19.887cm">
          <draw:text-box>
            <text:p text:style-name="P1"><text:span text:style-name="T11">Laisser aux utilisateurs le contrôle de leurs menus et action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59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627cm" svg:x2="17.002cm" svg:y2="11.627cm">
          <text:p/>
        </draw:line>
        <draw:line draw:style-name="gr6" draw:text-style-name="P7" draw:layer="layout" svg:x1="17.002cm" svg:y1="12.19cm" svg:x2="1.502cm" svg:y2="12.19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1.627cm" svg:x2="17.002cm" svg:y2="11.627cm">
          <text:p/>
        </draw:line>
        <draw:line draw:style-name="gr6" draw:text-style-name="P7" draw:layer="layout" svg:x1="17.002cm" svg:y1="12.19cm" svg:x2="1.502cm" svg:y2="12.19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17" draw:style-name="dp1" draw:master-page-name="master-page75">
        <draw:frame draw:style-name="gr4" draw:text-style-name="P5" draw:layer="layout" svg:width="10.501cm" svg:height="0.412cm" svg:x="1.506cm" svg:y="2.156cm">
          <draw:text-box>
            <text:p text:style-name="P1"><text:span text:style-name="T6">Structure et code, Développement, Accessibilité, Vie privée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32</text:span></text:p>
          </draw:text-box>
        </draw:frame>
        <draw:frame draw:style-name="gr1" draw:text-style-name="P2" draw:layer="layout" svg:width="15.42cm" svg:height="0.497cm" svg:x="1.506cm" svg:y="3.276cm">
          <draw:text-box>
            <text:p text:style-name="P1"><text:span text:style-name="T7">Le site n'impose pas de redirection ou de rafraîchissement automatique </text:span></text:p>
          </draw:text-box>
        </draw:frame>
        <draw:frame draw:style-name="gr1" draw:text-style-name="P2" draw:layer="layout" svg:width="2.356cm" svg:height="0.497cm" svg:x="1.506cm" svg:y="3.784cm">
          <draw:text-box>
            <text:p text:style-name="P1"><text:span text:style-name="T7">côté client.</text:span></text:p>
          </draw:text-box>
        </draw:frame>
        <draw:frame draw:style-name="gr4" draw:text-style-name="P5" draw:layer="layout" svg:width="16.834cm" svg:height="0.412cm" svg:x="1.506cm" svg:y="4.936cm">
          <draw:text-box>
            <text:p text:style-name="P1"><text:span text:style-name="T8">Les <text:s text:c="2"/>redirections <text:s text:c="2"/>côté <text:s text:c="2"/>client <text:s text:c="2"/>affichent <text:s text:c="2"/>brièvement <text:s text:c="2"/>une <text:s text:c="2"/>première <text:s text:c="2"/>page <text:s text:c="2"/>puis <text:s text:c="2"/>envoient </text:span></text:p>
          </draw:text-box>
        </draw:frame>
        <draw:frame draw:style-name="gr4" draw:text-style-name="P5" draw:layer="layout" svg:width="16.228cm" svg:height="0.412cm" svg:x="1.506cm" svg:y="5.359cm">
          <draw:text-box>
            <text:p text:style-name="P1"><text:span text:style-name="T8">automatiquement <text:s text:c="2"/>l’utilisateur <text:s/>vers <text:s/>une <text:s text:c="2"/>autre <text:s/>page. <text:s/>Le <text:s/>rafraîchissement <text:s/>automatique </text:span></text:p>
          </draw:text-box>
        </draw:frame>
        <draw:frame draw:style-name="gr4" draw:text-style-name="P5" draw:layer="layout" svg:width="15.64cm" svg:height="0.412cm" svg:x="1.506cm" svg:y="5.783cm">
          <draw:text-box>
            <text:p text:style-name="P1"><text:span text:style-name="T8">recharge automatiquement la page courante sans que l’utilisateur en fasse la demande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9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87cm" svg:height="0.412cm" svg:x="2.007cm" svg:y="7.19cm">
          <draw:text-box>
            <text:p text:style-name="P1"><text:span text:style-name="T11">Laisser à l'utilisateur le contrôle de son navigateur et de son interface de consultation</text:span></text:p>
          </draw:text-box>
        </draw:frame>
        <draw:frame draw:style-name="gr4" draw:text-style-name="P5" draw:layer="layout" svg:width="0.352cm" svg:height="0.412cm" svg:x="1.506cm" svg:y="7.9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18cm" svg:height="0.412cm" svg:x="2.007cm" svg:y="7.928cm">
          <draw:text-box>
            <text:p text:style-name="P1"><text:span text:style-name="T11">Éviter des coupures ou des pertes d’information en cours de lecture, notamment pour </text:span></text:p>
          </draw:text-box>
        </draw:frame>
        <draw:frame draw:style-name="gr4" draw:text-style-name="P5" draw:layer="layout" svg:width="15.221cm" svg:height="0.412cm" svg:x="2.007cm" svg:y="8.351cm">
          <draw:text-box>
            <text:p text:style-name="P1"><text:span text:style-name="T11">les utilisateurs équipés de lecteurs d’écran qu’un rafraîchissement ou une redirection </text:span></text:p>
          </draw:text-box>
        </draw:frame>
        <draw:frame draw:style-name="gr4" draw:text-style-name="P5" draw:layer="layout" svg:width="8.566cm" svg:height="0.412cm" svg:x="2.007cm" svg:y="8.774cm">
          <draw:text-box>
            <text:p text:style-name="P1"><text:span text:style-name="T11">temporisée interromprait lors de la consultation.</text:span></text:p>
          </draw:text-box>
        </draw:frame>
        <draw:frame draw:style-name="gr4" draw:text-style-name="P5" draw:layer="layout" svg:width="0.352cm" svg:height="0.412cm" svg:x="1.506cm" svg:y="9.51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84cm" svg:height="0.412cm" svg:x="2.007cm" svg:y="9.515cm">
          <draw:text-box>
            <text:p text:style-name="P1"><text:span text:style-name="T11">Ne pas pénaliser la consultation du contenu en mobilité lorsque la qualité du réseau </text:span></text:p>
          </draw:text-box>
        </draw:frame>
        <draw:frame draw:style-name="gr4" draw:text-style-name="P5" draw:layer="layout" svg:width="7.995cm" svg:height="0.412cm" svg:x="2.007cm" svg:y="9.938cm">
          <draw:text-box>
            <text:p text:style-name="P1"><text:span text:style-name="T11">est variable sur une courte échelle de temps.</text:span></text:p>
          </draw:text-box>
        </draw:frame>
        <draw:frame draw:style-name="gr4" draw:text-style-name="P5" draw:layer="layout" svg:width="0.352cm" svg:height="0.412cm" svg:x="1.506cm" svg:y="10.6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508cm" svg:height="0.412cm" svg:x="2.007cm" svg:y="10.676cm">
          <draw:text-box>
            <text:p text:style-name="P1"><text:span text:style-name="T11">Permettre <text:s text:c="2"/>à <text:s text:c="2"/>l’utilisateur <text:s text:c="2"/>d’éviter <text:s text:c="2"/>un <text:s text:c="2"/>surcroît <text:s text:c="2"/>non <text:s text:c="2"/>désiré <text:s text:c="2"/>de <text:s text:c="2"/>coût <text:s text:c="2"/>d’utilisation <text:s text:c="2"/>des </text:span></text:p>
          </draw:text-box>
        </draw:frame>
        <draw:frame draw:style-name="gr4" draw:text-style-name="P5" draw:layer="layout" svg:width="3.101cm" svg:height="0.412cm" svg:x="2.007cm" svg:y="11.099cm">
          <draw:text-box>
            <text:p text:style-name="P1"><text:span text:style-name="T11">données mobiles.</text:span></text:p>
          </draw:text-box>
        </draw:frame>
        <draw:frame draw:style-name="gr4" draw:text-style-name="P5" draw:layer="layout" svg:width="0.352cm" svg:height="0.412cm" svg:x="1.506cm" svg:y="11.8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11.84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4" draw:text-style-name="P5" draw:layer="layout" svg:width="10.082cm" svg:height="0.412cm" svg:x="1.506cm" svg:y="13.537cm">
          <draw:text-box>
            <text:p text:style-name="P1"><text:span text:style-name="T6">Structure et code, Éditorial, Accessibilité, Vie privée, SEO</text:span></text:p>
          </draw:text-box>
        </draw:frame>
        <draw:frame draw:style-name="gr4" draw:text-style-name="P5" draw:layer="layout" svg:width="1.937cm" svg:height="0.412cm" svg:x="14.531cm" svg:y="13.537cm">
          <draw:text-box>
            <text:p text:style-name="P1"><text:span text:style-name="T6">RÈGLE 233</text:span></text:p>
          </draw:text-box>
        </draw:frame>
        <draw:frame draw:style-name="gr1" draw:text-style-name="P2" draw:layer="layout" svg:width="12.075cm" svg:height="0.497cm" svg:x="1.506cm" svg:y="14.657cm">
          <draw:text-box>
            <text:p text:style-name="P1"><text:span text:style-name="T7">Le texte des documents PDF internes est sélectionnable.</text:span></text:p>
          </draw:text-box>
        </draw:frame>
        <draw:frame draw:style-name="gr4" draw:text-style-name="P5" draw:layer="layout" svg:width="15.445cm" svg:height="0.412cm" svg:x="1.506cm" svg:y="15.809cm">
          <draw:text-box>
            <text:p text:style-name="P1"><text:span text:style-name="T8">Un document PDF peut contenir du texte soit sous forme de texte réel, soit sous forme </text:span></text:p>
          </draw:text-box>
        </draw:frame>
        <draw:frame draw:style-name="gr4" draw:text-style-name="P5" draw:layer="layout" svg:width="15.504cm" svg:height="0.412cm" svg:x="1.506cm" svg:y="16.232cm">
          <draw:text-box>
            <text:p text:style-name="P1"><text:span text:style-name="T8">d’image, dans le cas, par exemple, où il s’agirait d’un document scanné. Sachez que le </text:span></text:p>
          </draw:text-box>
        </draw:frame>
        <draw:frame draw:style-name="gr4" draw:text-style-name="P5" draw:layer="layout" svg:width="16.758cm" svg:height="0.412cm" svg:x="1.506cm" svg:y="16.655cm">
          <draw:text-box>
            <text:p text:style-name="P1"><text:span text:style-name="T8">contenu <text:s text:c="2"/>d’un <text:s text:c="2"/>tel <text:s text:c="2"/>document <text:s text:c="2"/>ne <text:s text:c="2"/>sera <text:s text:c="2"/>ni <text:s text:c="2"/>indexé <text:s text:c="2"/>par <text:s text:c="2"/>les <text:s text:c="2"/>moteurs <text:s text:c="2"/>de <text:s text:c="2"/>recherche, <text:s text:c="2"/>ni </text:span></text:p>
          </draw:text-box>
        </draw:frame>
        <draw:frame draw:style-name="gr4" draw:text-style-name="P5" draw:layer="layout" svg:width="13.439cm" svg:height="0.412cm" svg:x="1.506cm" svg:y="17.079cm">
          <draw:text-box>
            <text:p text:style-name="P1"><text:span text:style-name="T8">manipulable (pour la copie, notamment), ni accessible aux lecteurs d’écran.</text:span></text:p>
          </draw:text-box>
        </draw:frame>
        <draw:frame draw:style-name="gr5" draw:text-style-name="P6" draw:layer="layout" svg:width="2.026cm" svg:height="0.454cm" svg:x="1.506cm" svg:y="17.70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8.48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208cm" svg:height="0.412cm" svg:x="2.007cm" svg:y="18.486cm">
          <draw:text-box>
            <text:p text:style-name="P1"><text:span text:style-name="T11">Permettre le référencement des contenus des documents PDF. </text:span></text:p>
          </draw:text-box>
        </draw:frame>
        <draw:frame draw:style-name="gr4" draw:text-style-name="P5" draw:layer="layout" svg:width="0.352cm" svg:height="0.412cm" svg:x="1.506cm" svg:y="19.22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73cm" svg:height="0.412cm" svg:x="2.007cm" svg:y="19.224cm">
          <draw:text-box>
            <text:p text:style-name="P1"><text:span text:style-name="T11">Faciliter <text:s text:c="2"/>la <text:s text:c="2"/>manipulation <text:s text:c="2"/>et <text:s text:c="2"/>la <text:s text:c="2"/>réutilisation <text:s text:c="2"/>du <text:s text:c="2"/>contenu <text:s text:c="2"/>des <text:s text:c="2"/>documents <text:s text:c="2"/>PDF </text:span></text:p>
          </draw:text-box>
        </draw:frame>
        <draw:frame draw:style-name="gr4" draw:text-style-name="P5" draw:layer="layout" svg:width="5.069cm" svg:height="0.412cm" svg:x="2.007cm" svg:y="19.647cm">
          <draw:text-box>
            <text:p text:style-name="P1"><text:span text:style-name="T11">(traduction, copier-coller…). </text:span></text:p>
          </draw:text-box>
        </draw:frame>
        <draw:frame draw:style-name="gr4" draw:text-style-name="P5" draw:layer="layout" svg:width="0.352cm" svg:height="0.412cm" svg:x="1.506cm" svg:y="20.388cm">
          <draw:text-box>
            <text:p text:style-name="P1"><text:span text:style-name="T10">•</text:span></text:p>
          </draw:text-box>
        </draw:frame>
        <draw:frame draw:style-name="gr4" draw:text-style-name="P5" draw:layer="layout" svg:width="9.51cm" svg:height="0.412cm" svg:x="2.007cm" svg:y="20.388cm">
          <draw:text-box>
            <text:p text:style-name="P1"><text:span text:style-name="T11">Garantir la lisibilité des contenus des documents PDF.</text:span></text:p>
          </draw:text-box>
        </draw:frame>
        <draw:frame draw:style-name="gr4" draw:text-style-name="P5" draw:layer="layout" svg:width="0.352cm" svg:height="0.412cm" svg:x="1.506cm" svg:y="21.12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805cm" svg:height="0.412cm" svg:x="2.007cm" svg:y="21.125cm">
          <draw:text-box>
            <text:p text:style-name="P1"><text:span text:style-name="T11">Améliorer l’accessibilité des contenus aux personnes handicapées.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60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3.504cm" svg:x2="17.002cm" svg:y2="13.504cm">
          <text:p/>
        </draw:line>
        <draw:line draw:style-name="gr6" draw:text-style-name="P7" draw:layer="layout" svg:x1="17.002cm" svg:y1="14.067cm" svg:x2="1.502cm" svg:y2="14.067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3.504cm" svg:x2="17.002cm" svg:y2="13.504cm">
          <text:p/>
        </draw:line>
        <draw:line draw:style-name="gr6" draw:text-style-name="P7" draw:layer="layout" svg:x1="17.002cm" svg:y1="14.067cm" svg:x2="1.502cm" svg:y2="14.067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18" draw:style-name="dp1" draw:master-page-name="master-page75">
        <draw:frame draw:style-name="gr4" draw:text-style-name="P5" draw:layer="layout" svg:width="10.082cm" svg:height="0.412cm" svg:x="1.506cm" svg:y="2.156cm">
          <draw:text-box>
            <text:p text:style-name="P1"><text:span text:style-name="T6">Structure et code, Éditorial, Accessibilité, Vie privée, SEO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34</text:span></text:p>
          </draw:text-box>
        </draw:frame>
        <draw:frame draw:style-name="gr1" draw:text-style-name="P2" draw:layer="layout" svg:width="13.807cm" svg:height="0.497cm" svg:x="1.506cm" svg:y="3.276cm">
          <draw:text-box>
            <text:p text:style-name="P1"><text:span text:style-name="T7">Les documents PDF internes sont dotés d'une structure de titres.</text:span></text:p>
          </draw:text-box>
        </draw:frame>
        <draw:frame draw:style-name="gr4" draw:text-style-name="P5" draw:layer="layout" svg:width="15.699cm" svg:height="0.412cm" svg:x="1.506cm" svg:y="4.428cm">
          <draw:text-box>
            <text:p text:style-name="P1"><text:span text:style-name="T8">Baliser les titres des documents PDF facilite leur compréhension et la navigation au sein </text:span></text:p>
          </draw:text-box>
        </draw:frame>
        <draw:frame draw:style-name="gr4" draw:text-style-name="P5" draw:layer="layout" svg:width="14.891cm" svg:height="0.412cm" svg:x="1.506cm" svg:y="4.851cm">
          <draw:text-box>
            <text:p text:style-name="P1"><text:span text:style-name="T8">des contenus, notamment pour les internautes handicapés mais aussi pour tous les </text:span></text:p>
          </draw:text-box>
        </draw:frame>
        <draw:frame draw:style-name="gr4" draw:text-style-name="P5" draw:layer="layout" svg:width="15.509cm" svg:height="0.412cm" svg:x="1.506cm" svg:y="5.275cm">
          <draw:text-box>
            <text:p text:style-name="P1"><text:span text:style-name="T8">autres. De nombreux lecteurs PDF permettent d’afficher directement le sommaire d’un </text:span></text:p>
          </draw:text-box>
        </draw:frame>
        <draw:frame draw:style-name="gr4" draw:text-style-name="P5" draw:layer="layout" svg:width="8.956cm" svg:height="0.412cm" svg:x="1.506cm" svg:y="5.698cm">
          <draw:text-box>
            <text:p text:style-name="P1"><text:span text:style-name="T8">document PDF à partir de cette structure de titres.</text:span></text:p>
          </draw:text-box>
        </draw:frame>
        <draw:frame draw:style-name="gr5" draw:text-style-name="P6" draw:layer="layout" svg:width="2.026cm" svg:height="0.454cm" svg:x="1.506cm" svg:y="6.3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377cm" svg:height="0.412cm" svg:x="2.007cm" svg:y="7.106cm">
          <draw:text-box>
            <text:p text:style-name="P1"><text:span text:style-name="T11">Permettre <text:s text:c="2"/>aux <text:s text:c="2"/>utilisateurs <text:s text:c="2"/>d’accéder <text:s text:c="2"/>directement <text:s text:c="2"/>à <text:s text:c="2"/>différentes <text:s text:c="2"/>sections <text:s text:c="2"/>d’un </text:span></text:p>
          </draw:text-box>
        </draw:frame>
        <draw:frame draw:style-name="gr4" draw:text-style-name="P5" draw:layer="layout" svg:width="2.8cm" svg:height="0.412cm" svg:x="2.007cm" svg:y="7.529cm">
          <draw:text-box>
            <text:p text:style-name="P1"><text:span text:style-name="T11">document PDF. 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542cm" svg:height="0.412cm" svg:x="2.007cm" svg:y="8.266cm">
          <draw:text-box>
            <text:p text:style-name="P1"><text:span text:style-name="T11">Fournir une structure de titres aux utilisateurs qui en ont besoin. </text:span></text:p>
          </draw:text-box>
        </draw:frame>
        <draw:frame draw:style-name="gr4" draw:text-style-name="P5" draw:layer="layout" svg:width="0.352cm" svg:height="0.412cm" svg:x="1.506cm" svg:y="9.0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0.416cm" svg:height="0.412cm" svg:x="2.007cm" svg:y="9.007cm">
          <draw:text-box>
            <text:p text:style-name="P1"><text:span text:style-name="T11">Permettre la consultation d’un PDF via une aide technique.</text:span></text:p>
          </draw:text-box>
        </draw:frame>
        <draw:frame draw:style-name="gr4" draw:text-style-name="P5" draw:layer="layout" svg:width="0.352cm" svg:height="0.412cm" svg:x="1.506cm" svg:y="9.7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915cm" svg:height="0.412cm" svg:x="2.007cm" svg:y="9.744cm">
          <draw:text-box>
            <text:p text:style-name="P1"><text:span text:style-name="T11">Améliorer l’accessibilité des contenus aux personnes handicapées. </text:span></text:p>
          </draw:text-box>
        </draw:frame>
        <draw:frame draw:style-name="gr4" draw:text-style-name="P5" draw:layer="layout" svg:width="0.352cm" svg:height="0.412cm" svg:x="1.506cm" svg:y="10.48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522cm" svg:height="0.412cm" svg:x="2.007cm" svg:y="10.485cm">
          <draw:text-box>
            <text:p text:style-name="P1"><text:span text:style-name="T11">Améliorer la prise en compte des contenus par les moteurs de recherche et outils </text:span></text:p>
          </draw:text-box>
        </draw:frame>
        <draw:frame draw:style-name="gr4" draw:text-style-name="P5" draw:layer="layout" svg:width="2.199cm" svg:height="0.412cm" svg:x="2.007cm" svg:y="10.909cm">
          <draw:text-box>
            <text:p text:style-name="P1"><text:span text:style-name="T11">d’indexation</text:span></text:p>
          </draw:text-box>
        </draw:frame>
        <draw:frame draw:style-name="gr4" draw:text-style-name="P5" draw:layer="layout" svg:width="6.111cm" svg:height="0.412cm" svg:x="1.506cm" svg:y="12.605cm">
          <draw:text-box>
            <text:p text:style-name="P1"><text:span text:style-name="T6">Structure et code, Développement</text:span></text:p>
          </draw:text-box>
        </draw:frame>
        <draw:frame draw:style-name="gr4" draw:text-style-name="P5" draw:layer="layout" svg:width="1.937cm" svg:height="0.412cm" svg:x="14.531cm" svg:y="12.605cm">
          <draw:text-box>
            <text:p text:style-name="P1"><text:span text:style-name="T6">RÈGLE 235</text:span></text:p>
          </draw:text-box>
        </draw:frame>
        <draw:frame draw:style-name="gr1" draw:text-style-name="P2" draw:layer="layout" svg:width="14.116cm" svg:height="0.497cm" svg:x="1.506cm" svg:y="13.725cm">
          <draw:text-box>
            <text:p text:style-name="P1"><text:span text:style-name="T7">Les fils de syndication sont détectables par les agents utilisateurs.</text:span></text:p>
          </draw:text-box>
        </draw:frame>
        <draw:frame draw:style-name="gr4" draw:text-style-name="P5" draw:layer="layout" svg:width="15.483cm" svg:height="0.412cm" svg:x="1.506cm" svg:y="14.877cm">
          <draw:text-box>
            <text:p text:style-name="P1"><text:span text:style-name="T8">Vos flux RSS seront d’autant plus consultés que les internautes y auront accès par leur </text:span></text:p>
          </draw:text-box>
        </draw:frame>
        <draw:frame draw:style-name="gr4" draw:text-style-name="P5" draw:layer="layout" svg:width="12.118cm" svg:height="0.412cm" svg:x="1.506cm" svg:y="15.301cm">
          <draw:text-box>
            <text:p text:style-name="P1"><text:span text:style-name="T8">moyen le plus habituel offert par leur navigateur ou leur agrégateur.</text:span></text:p>
          </draw:text-box>
        </draw:frame>
        <draw:frame draw:style-name="gr5" draw:text-style-name="P6" draw:layer="layout" svg:width="2.026cm" svg:height="0.454cm" svg:x="1.506cm" svg:y="15.931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6.70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135cm" svg:height="0.412cm" svg:x="2.007cm" svg:y="16.708cm">
          <draw:text-box>
            <text:p text:style-name="P1"><text:span text:style-name="T11">Permettre <text:s text:c="2"/>au <text:s text:c="2"/>navigateur <text:s text:c="2"/>d'indiquer <text:s text:c="2"/>dans <text:s text:c="2"/>son <text:s text:c="2"/>interface <text:s text:c="2"/>la <text:s text:c="2"/>présence <text:s text:c="2"/>d'un <text:s text:c="2"/>fil <text:s text:c="2"/>de </text:span></text:p>
          </draw:text-box>
        </draw:frame>
        <draw:frame draw:style-name="gr4" draw:text-style-name="P5" draw:layer="layout" svg:width="9.743cm" svg:height="0.412cm" svg:x="2.007cm" svg:y="17.132cm">
          <draw:text-box>
            <text:p text:style-name="P1"><text:span text:style-name="T11">syndication associé à la page en cours de consultation.</text:span></text:p>
          </draw:text-box>
        </draw:frame>
        <draw:frame draw:style-name="gr4" draw:text-style-name="P5" draw:layer="layout" svg:width="12.173cm" svg:height="0.412cm" svg:x="1.506cm" svg:y="18.828cm">
          <draw:text-box>
            <text:p text:style-name="P1"><text:span text:style-name="T6">Structure et code, Développement, Éditorial, Accessibilité, Vie privée</text:span></text:p>
          </draw:text-box>
        </draw:frame>
        <draw:frame draw:style-name="gr4" draw:text-style-name="P5" draw:layer="layout" svg:width="1.937cm" svg:height="0.412cm" svg:x="14.531cm" svg:y="18.828cm">
          <draw:text-box>
            <text:p text:style-name="P1"><text:span text:style-name="T6">RÈGLE 236</text:span></text:p>
          </draw:text-box>
        </draw:frame>
        <draw:frame draw:style-name="gr1" draw:text-style-name="P2" draw:layer="layout" svg:width="14.124cm" svg:height="0.497cm" svg:x="1.506cm" svg:y="19.948cm">
          <draw:text-box>
            <text:p text:style-name="P1"><text:span text:style-name="T7">Les cellules des tableaux de données sont reliées à leurs en-têtes.</text:span></text:p>
          </draw:text-box>
        </draw:frame>
        <draw:frame draw:style-name="gr4" draw:text-style-name="P5" draw:layer="layout" svg:width="17.172cm" svg:height="0.412cm" svg:x="1.506cm" svg:y="21.1cm">
          <draw:text-box>
            <text:p text:style-name="P1"><text:span text:style-name="T8">Certains <text:s text:c="2"/>internautes <text:s text:c="2"/>vocalisent <text:s text:c="2"/>les <text:s text:c="2"/>contenus <text:s text:c="2"/>web <text:s text:c="2"/>grâce <text:s text:c="2"/>à <text:s text:c="2"/>des <text:s text:c="2"/>aides <text:s text:c="2"/>techniques. <text:s text:c="2"/>Un </text:span></text:p>
          </draw:text-box>
        </draw:frame>
        <draw:frame draw:style-name="gr4" draw:text-style-name="P5" draw:layer="layout" svg:width="15.517cm" svg:height="0.412cm" svg:x="1.506cm" svg:y="21.524cm">
          <draw:text-box>
            <text:p text:style-name="P1"><text:span text:style-name="T8">tableau très clair à l’écran peut devenir totalement incompréhensible en mode vocal. Il </text:span></text:p>
          </draw:text-box>
        </draw:frame>
        <draw:frame draw:style-name="gr4" draw:text-style-name="P5" draw:layer="layout" svg:width="9.256cm" svg:height="0.412cm" svg:x="1.506cm" svg:y="21.947cm">
          <draw:text-box>
            <text:p text:style-name="P1"><text:span text:style-name="T8">est pourtant assez facile de prévoir ce cas de figure.</text:span></text:p>
          </draw:text-box>
        </draw:frame>
        <draw:frame draw:style-name="gr5" draw:text-style-name="P6" draw:layer="layout" svg:width="2.026cm" svg:height="0.454cm" svg:x="1.506cm" svg:y="22.578cm">
          <draw:text-box>
            <text:p text:style-name="P1"><text:span text:style-name="T9">OBJECTIF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61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573cm" svg:x2="17.002cm" svg:y2="12.573cm">
          <text:p/>
        </draw:line>
        <draw:line draw:style-name="gr6" draw:text-style-name="P7" draw:layer="layout" svg:x1="17.002cm" svg:y1="13.135cm" svg:x2="1.502cm" svg:y2="13.135cm">
          <text:p/>
        </draw:line>
        <draw:line draw:style-name="gr6" draw:text-style-name="P7" draw:layer="layout" svg:x1="1.502cm" svg:y1="18.796cm" svg:x2="17.002cm" svg:y2="18.796cm">
          <text:p/>
        </draw:line>
        <draw:line draw:style-name="gr6" draw:text-style-name="P7" draw:layer="layout" svg:x1="17.002cm" svg:y1="19.358cm" svg:x2="1.502cm" svg:y2="19.358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2.573cm" svg:x2="17.002cm" svg:y2="12.573cm">
          <text:p/>
        </draw:line>
        <draw:line draw:style-name="gr6" draw:text-style-name="P7" draw:layer="layout" svg:x1="17.002cm" svg:y1="13.135cm" svg:x2="1.502cm" svg:y2="13.135cm">
          <text:p/>
        </draw:line>
        <draw:line draw:style-name="gr6" draw:text-style-name="P7" draw:layer="layout" svg:x1="1.502cm" svg:y1="18.796cm" svg:x2="17.002cm" svg:y2="18.796cm">
          <text:p/>
        </draw:line>
        <draw:line draw:style-name="gr6" draw:text-style-name="P7" draw:layer="layout" svg:x1="17.002cm" svg:y1="19.358cm" svg:x2="1.502cm" svg:y2="19.358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  <draw:page draw:name="page119" draw:style-name="dp1" draw:master-page-name="master-page95">
        <draw:frame draw:style-name="gr4" draw:text-style-name="P5" draw:layer="layout" svg:width="0.352cm" svg:height="0.412cm" svg:x="1.506cm" svg:y="2.05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225cm" svg:height="0.412cm" svg:x="2.007cm" svg:y="2.05cm">
          <draw:text-box>
            <text:p text:style-name="P1"><text:span text:style-name="T11">Permettre aux aides techniques de restituer l'information contenue dans les tableaux </text:span></text:p>
          </draw:text-box>
        </draw:frame>
        <draw:frame draw:style-name="gr4" draw:text-style-name="P5" draw:layer="layout" svg:width="16.292cm" svg:height="0.412cm" svg:x="2.007cm" svg:y="2.474cm">
          <draw:text-box>
            <text:p text:style-name="P1"><text:span text:style-name="T11">de <text:s text:c="2"/>données <text:s/>de <text:s text:c="2"/>manière <text:s text:c="2"/>compréhensible, <text:s text:c="2"/>en <text:s text:c="2"/>indiquant <text:s text:c="2"/>à <text:s text:c="2"/>l'utilisateur <text:s text:c="2"/>les <text:s/>relations </text:span></text:p>
          </draw:text-box>
        </draw:frame>
        <draw:frame draw:style-name="gr4" draw:text-style-name="P5" draw:layer="layout" svg:width="8.232cm" svg:height="0.412cm" svg:x="2.007cm" svg:y="2.897cm">
          <draw:text-box>
            <text:p text:style-name="P1"><text:span text:style-name="T11">logiques entre contenu et en-têtes du tableau.</text:span></text:p>
          </draw:text-box>
        </draw:frame>
        <draw:frame draw:style-name="gr4" draw:text-style-name="P5" draw:layer="layout" svg:width="0.352cm" svg:height="0.412cm" svg:x="1.506cm" svg:y="3.638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3.638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2.173cm" svg:height="0.412cm" svg:x="1.506cm" svg:y="5.335cm">
          <draw:text-box>
            <text:p text:style-name="P1"><text:span text:style-name="T6">Structure et code, Développement, Éditorial, Accessibilité, Vie privée</text:span></text:p>
          </draw:text-box>
        </draw:frame>
        <draw:frame draw:style-name="gr4" draw:text-style-name="P5" draw:layer="layout" svg:width="1.937cm" svg:height="0.412cm" svg:x="14.531cm" svg:y="5.335cm">
          <draw:text-box>
            <text:p text:style-name="P1"><text:span text:style-name="T6">RÈGLE 237</text:span></text:p>
          </draw:text-box>
        </draw:frame>
        <draw:frame draw:style-name="gr1" draw:text-style-name="P2" draw:layer="layout" svg:width="11.068cm" svg:height="0.497cm" svg:x="1.506cm" svg:y="6.455cm">
          <draw:text-box>
            <text:p text:style-name="P1"><text:span text:style-name="T7">Les titres des tableaux de données sont renseignés.</text:span></text:p>
          </draw:text-box>
        </draw:frame>
        <draw:frame draw:style-name="gr4" draw:text-style-name="P5" draw:layer="layout" svg:width="15.949cm" svg:height="0.412cm" svg:x="1.506cm" svg:y="7.607cm">
          <draw:text-box>
            <text:p text:style-name="P1"><text:span text:style-name="T8">Un tableau HTML peut être doté d’un titre. Ce dernier peut être affiché ou non, mais dans </text:span></text:p>
          </draw:text-box>
        </draw:frame>
        <draw:frame draw:style-name="gr4" draw:text-style-name="P5" draw:layer="layout" svg:width="15.365cm" svg:height="0.412cm" svg:x="1.506cm" svg:y="8.03cm">
          <draw:text-box>
            <text:p text:style-name="P1"><text:span text:style-name="T8">tous les cas, sa présence et sa pertinence sont importantes pour la compréhension du </text:span></text:p>
          </draw:text-box>
        </draw:frame>
        <draw:frame draw:style-name="gr4" draw:text-style-name="P5" draw:layer="layout" svg:width="1.446cm" svg:height="0.412cm" svg:x="1.506cm" svg:y="8.453cm">
          <draw:text-box>
            <text:p text:style-name="P1"><text:span text:style-name="T8">tableau.</text:span></text:p>
          </draw:text-box>
        </draw:frame>
        <draw:frame draw:style-name="gr5" draw:text-style-name="P6" draw:layer="layout" svg:width="2.026cm" svg:height="0.454cm" svg:x="1.506cm" svg:y="9.084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9.861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07cm" svg:height="0.412cm" svg:x="2.007cm" svg:y="9.861cm">
          <draw:text-box>
            <text:p text:style-name="P1"><text:span text:style-name="T11">Permettre aux utilisateurs d'aides techniques (lecteurs d'écran) d'identifier aisément </text:span></text:p>
          </draw:text-box>
        </draw:frame>
        <draw:frame draw:style-name="gr4" draw:text-style-name="P5" draw:layer="layout" svg:width="8.998cm" svg:height="0.412cm" svg:x="2.007cm" svg:y="10.284cm">
          <draw:text-box>
            <text:p text:style-name="P1"><text:span text:style-name="T11">la nature des informations fournies par un tableau.</text:span></text:p>
          </draw:text-box>
        </draw:frame>
        <draw:frame draw:style-name="gr4" draw:text-style-name="P5" draw:layer="layout" svg:width="0.352cm" svg:height="0.412cm" svg:x="1.506cm" svg:y="11.022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1.022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4" draw:text-style-name="P5" draw:layer="layout" svg:width="10.501cm" svg:height="0.412cm" svg:x="1.506cm" svg:y="12.722cm">
          <draw:text-box>
            <text:p text:style-name="P1"><text:span text:style-name="T6">Structure et code, Développement, Accessibilité, Vie privée</text:span></text:p>
          </draw:text-box>
        </draw:frame>
        <draw:frame draw:style-name="gr4" draw:text-style-name="P5" draw:layer="layout" svg:width="1.937cm" svg:height="0.412cm" svg:x="14.531cm" svg:y="12.722cm">
          <draw:text-box>
            <text:p text:style-name="P1"><text:span text:style-name="T6">RÈGLE 238</text:span></text:p>
          </draw:text-box>
        </draw:frame>
        <draw:frame draw:style-name="gr1" draw:text-style-name="P2" draw:layer="layout" svg:width="15.881cm" svg:height="0.497cm" svg:x="1.506cm" svg:y="13.838cm">
          <draw:text-box>
            <text:p text:style-name="P1"><text:span text:style-name="T7">La linéarisation des tableaux utilisés pour la mise en page ne nuit pas à la </text:span></text:p>
          </draw:text-box>
        </draw:frame>
        <draw:frame draw:style-name="gr1" draw:text-style-name="P2" draw:layer="layout" svg:width="6.36cm" svg:height="0.497cm" svg:x="1.506cm" svg:y="14.346cm">
          <draw:text-box>
            <text:p text:style-name="P1"><text:span text:style-name="T7">compréhension des contenus.</text:span></text:p>
          </draw:text-box>
        </draw:frame>
        <draw:frame draw:style-name="gr4" draw:text-style-name="P5" draw:layer="layout" svg:width="15.843cm" svg:height="0.412cm" svg:x="1.506cm" svg:y="15.502cm">
          <draw:text-box>
            <text:p text:style-name="P1"><text:span text:style-name="T8">Une page vocalisée va être lue de manière linéaire, dans l’ordre où son contenu apparaît </text:span></text:p>
          </draw:text-box>
        </draw:frame>
        <draw:frame draw:style-name="gr4" draw:text-style-name="P5" draw:layer="layout" svg:width="14.848cm" svg:height="0.412cm" svg:x="1.506cm" svg:y="15.925cm">
          <draw:text-box>
            <text:p text:style-name="P1"><text:span text:style-name="T8">dans le code HTML. Il arrive alors que la linéarisation des tableaux de mise en page </text:span></text:p>
          </draw:text-box>
        </draw:frame>
        <draw:frame draw:style-name="gr4" draw:text-style-name="P5" draw:layer="layout" svg:width="5.844cm" svg:height="0.412cm" svg:x="1.506cm" svg:y="16.348cm">
          <draw:text-box>
            <text:p text:style-name="P1"><text:span text:style-name="T8">vienne casser le sens de la page.</text:span></text:p>
          </draw:text-box>
        </draw:frame>
        <draw:frame draw:style-name="gr5" draw:text-style-name="P6" draw:layer="layout" svg:width="2.026cm" svg:height="0.454cm" svg:x="1.506cm" svg:y="16.975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7.75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4.967cm" svg:height="0.412cm" svg:x="2.007cm" svg:y="17.753cm">
          <draw:text-box>
            <text:p text:style-name="P1"><text:span text:style-name="T11">Fournir un contenu compréhensible aux utilisateurs dont l'agent utilisateur ou l'aide </text:span></text:p>
          </draw:text-box>
        </draw:frame>
        <draw:frame draw:style-name="gr4" draw:text-style-name="P5" draw:layer="layout" svg:width="15.043cm" svg:height="0.412cm" svg:x="2.007cm" svg:y="18.176cm">
          <draw:text-box>
            <text:p text:style-name="P1"><text:span text:style-name="T11">technique (lecteur d'écran) ne permet pas de restituer la mise en forme initialement </text:span></text:p>
          </draw:text-box>
        </draw:frame>
        <draw:frame draw:style-name="gr4" draw:text-style-name="P5" draw:layer="layout" svg:width="5.052cm" svg:height="0.412cm" svg:x="2.007cm" svg:y="18.599cm">
          <draw:text-box>
            <text:p text:style-name="P1"><text:span text:style-name="T11">prévue à l'aide d'un tableau.</text:span></text:p>
          </draw:text-box>
        </draw:frame>
        <draw:frame draw:style-name="gr4" draw:text-style-name="P5" draw:layer="layout" svg:width="0.352cm" svg:height="0.412cm" svg:x="1.506cm" svg:y="19.34cm">
          <draw:text-box>
            <text:p text:style-name="P1"><text:span text:style-name="T10">•</text:span></text:p>
          </draw:text-box>
        </draw:frame>
        <draw:frame draw:style-name="gr4" draw:text-style-name="P5" draw:layer="layout" svg:width="11.694cm" svg:height="0.412cm" svg:x="2.007cm" svg:y="19.34cm">
          <draw:text-box>
            <text:p text:style-name="P1"><text:span text:style-name="T11">Améliorer l’accessibilité des contenus aux personnes handicapées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62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5.302cm" svg:x2="17.002cm" svg:y2="5.302cm">
          <text:p/>
        </draw:line>
        <draw:line draw:style-name="gr6" draw:text-style-name="P7" draw:layer="layout" svg:x1="17.002cm" svg:y1="5.864cm" svg:x2="1.502cm" svg:y2="5.864cm">
          <text:p/>
        </draw:line>
        <draw:line draw:style-name="gr6" draw:text-style-name="P7" draw:layer="layout" svg:x1="1.502cm" svg:y1="12.689cm" svg:x2="17.002cm" svg:y2="12.689cm">
          <text:p/>
        </draw:line>
        <draw:line draw:style-name="gr6" draw:text-style-name="P7" draw:layer="layout" svg:x1="17.002cm" svg:y1="13.252cm" svg:x2="1.502cm" svg:y2="13.252cm">
          <text:p/>
        </draw:line>
        <draw:line draw:style-name="gr6" draw:text-style-name="P7" draw:layer="layout" svg:x1="1.502cm" svg:y1="5.302cm" svg:x2="17.002cm" svg:y2="5.302cm">
          <text:p/>
        </draw:line>
        <draw:line draw:style-name="gr6" draw:text-style-name="P7" draw:layer="layout" svg:x1="17.002cm" svg:y1="5.864cm" svg:x2="1.502cm" svg:y2="5.864cm">
          <text:p/>
        </draw:line>
        <draw:line draw:style-name="gr6" draw:text-style-name="P7" draw:layer="layout" svg:x1="1.502cm" svg:y1="12.689cm" svg:x2="17.002cm" svg:y2="12.689cm">
          <text:p/>
        </draw:line>
        <draw:line draw:style-name="gr6" draw:text-style-name="P7" draw:layer="layout" svg:x1="17.002cm" svg:y1="13.252cm" svg:x2="1.502cm" svg:y2="13.25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12">REPRODUCTION ET DIFFUSION STRICTEMENT INTERDITE</text:span></text:p>
          </draw:text-box>
        </draw:frame>
      </draw:page>
      <draw:page draw:name="page120" draw:style-name="dp1" draw:master-page-name="master-page75">
        <draw:frame draw:style-name="gr4" draw:text-style-name="P5" draw:layer="layout" svg:width="13.113cm" svg:height="0.412cm" svg:x="1.506cm" svg:y="2.156cm">
          <draw:text-box>
            <text:p text:style-name="P1"><text:span text:style-name="T6">Structure et code, Développement, Éditorial, Accessibilité, Vie privée, SEO</text:span></text:p>
          </draw:text-box>
        </draw:frame>
        <draw:frame draw:style-name="gr4" draw:text-style-name="P5" draw:layer="layout" svg:width="1.937cm" svg:height="0.412cm" svg:x="14.531cm" svg:y="2.156cm">
          <draw:text-box>
            <text:p text:style-name="P1"><text:span text:style-name="T6">RÈGLE 239</text:span></text:p>
          </draw:text-box>
        </draw:frame>
        <draw:frame draw:style-name="gr1" draw:text-style-name="P2" draw:layer="layout" svg:width="13.765cm" svg:height="0.497cm" svg:x="1.506cm" svg:y="3.276cm">
          <draw:text-box>
            <text:p text:style-name="P1"><text:span text:style-name="T7">Les tableaux de données ne sont pas remplacés par des images.</text:span></text:p>
          </draw:text-box>
        </draw:frame>
        <draw:frame draw:style-name="gr4" draw:text-style-name="P5" draw:layer="layout" svg:width="15.221cm" svg:height="0.412cm" svg:x="1.506cm" svg:y="4.428cm">
          <draw:text-box>
            <text:p text:style-name="P1"><text:span text:style-name="T8">Il peut être tentant, pour aller plus vite, de scanner un tableau présent dans un docu- </text:span></text:p>
          </draw:text-box>
        </draw:frame>
        <draw:frame draw:style-name="gr4" draw:text-style-name="P5" draw:layer="layout" svg:width="14.785cm" svg:height="0.412cm" svg:x="1.506cm" svg:y="4.851cm">
          <draw:text-box>
            <text:p text:style-name="P1"><text:span text:style-name="T8">ment bureautique et de coller l’image dans la page web, Mais c’est en fait une très </text:span></text:p>
          </draw:text-box>
        </draw:frame>
        <draw:frame draw:style-name="gr4" draw:text-style-name="P5" draw:layer="layout" svg:width="17.803cm" svg:height="0.412cm" svg:x="1.506cm" svg:y="5.275cm">
          <draw:text-box>
            <text:p text:style-name="P1"><text:span text:style-name="T8">mauvaise <text:s text:c="2"/>idée <text:s text:c="2"/>: <text:s text:c="2"/>le <text:s text:c="2"/>contenu <text:s text:c="2"/>de <text:s text:c="2"/>ce <text:s text:c="2"/>tableau <text:s text:c="2"/>ne <text:s text:c="2"/>sera <text:s text:c="2"/>ni <text:s text:c="2"/>indexable <text:s text:c="2"/>par <text:s text:c="2"/>les <text:s text:c="2"/>moteurs <text:s text:c="2"/>de </text:span></text:p>
          </draw:text-box>
        </draw:frame>
        <draw:frame draw:style-name="gr4" draw:text-style-name="P5" draw:layer="layout" svg:width="9.353cm" svg:height="0.412cm" svg:x="1.506cm" svg:y="5.698cm">
          <draw:text-box>
            <text:p text:style-name="P1"><text:span text:style-name="T8">recherche, ni consultable pour différents utilisateurs.</text:span></text:p>
          </draw:text-box>
        </draw:frame>
        <draw:frame draw:style-name="gr5" draw:text-style-name="P6" draw:layer="layout" svg:width="2.026cm" svg:height="0.454cm" svg:x="1.506cm" svg:y="6.329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7.10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3cm" svg:height="0.412cm" svg:x="2.007cm" svg:y="7.106cm">
          <draw:text-box>
            <text:p text:style-name="P1"><text:span text:style-name="T11">Permettre <text:s text:c="2"/>aux <text:s text:c="2"/>utilisateurs <text:s text:c="2"/>d’accéder <text:s text:c="2"/>à <text:s text:c="2"/>des <text:s text:c="2"/>tableaux <text:s text:c="2"/>exploitables <text:s text:c="2"/>par <text:s text:c="2"/>leur <text:s text:c="2"/>agent </text:span></text:p>
          </draw:text-box>
        </draw:frame>
        <draw:frame draw:style-name="gr4" draw:text-style-name="P5" draw:layer="layout" svg:width="12.19cm" svg:height="0.412cm" svg:x="2.007cm" svg:y="7.529cm">
          <draw:text-box>
            <text:p text:style-name="P1"><text:span text:style-name="T11">utilisateur et restitués de manière compréhensible dans tous les cas.</text:span></text:p>
          </draw:text-box>
        </draw:frame>
        <draw:frame draw:style-name="gr4" draw:text-style-name="P5" draw:layer="layout" svg:width="0.352cm" svg:height="0.412cm" svg:x="1.506cm" svg:y="8.266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36cm" svg:height="0.412cm" svg:x="2.007cm" svg:y="8.266cm">
          <draw:text-box>
            <text:p text:style-name="P1"><text:span text:style-name="T11">Améliorer l’accessibilité des contenus aux personnes handicapées. Améliorer la prise </text:span></text:p>
          </draw:text-box>
        </draw:frame>
        <draw:frame draw:style-name="gr4" draw:text-style-name="P5" draw:layer="layout" svg:width="13.498cm" svg:height="0.412cm" svg:x="2.007cm" svg:y="8.69cm">
          <draw:text-box>
            <text:p text:style-name="P1"><text:span text:style-name="T11">en compte des contenus par les moteurs de recherche et outils d’indexation</text:span></text:p>
          </draw:text-box>
        </draw:frame>
        <draw:frame draw:style-name="gr4" draw:text-style-name="P5" draw:layer="layout" svg:width="11.44cm" svg:height="0.412cm" svg:x="1.506cm" svg:y="10.39cm">
          <draw:text-box>
            <text:p text:style-name="P1"><text:span text:style-name="T6">Structure et code, Développement, Accessibilité, Vie privée, SEO</text:span></text:p>
          </draw:text-box>
        </draw:frame>
        <draw:frame draw:style-name="gr4" draw:text-style-name="P5" draw:layer="layout" svg:width="1.937cm" svg:height="0.412cm" svg:x="14.531cm" svg:y="10.39cm">
          <draw:text-box>
            <text:p text:style-name="P1"><text:span text:style-name="T6">RÈGLE 240</text:span></text:p>
          </draw:text-box>
        </draw:frame>
        <draw:frame draw:style-name="gr1" draw:text-style-name="P2" draw:layer="layout" svg:width="16.296cm" svg:height="0.497cm" svg:x="1.506cm" svg:y="11.506cm">
          <draw:text-box>
            <text:p text:style-name="P1"><text:span text:style-name="T7">Les tableaux de données ne sont pas simulés à l'aide de texte mis en forme.</text:span></text:p>
          </draw:text-box>
        </draw:frame>
        <draw:frame draw:style-name="gr4" draw:text-style-name="P5" draw:layer="layout" svg:width="15.538cm" svg:height="0.412cm" svg:x="1.506cm" svg:y="12.662cm">
          <draw:text-box>
            <text:p text:style-name="P1"><text:span text:style-name="T8">Pour mettre en place un tableau dans une page web, il existe des balises spécifiques. Il </text:span></text:p>
          </draw:text-box>
        </draw:frame>
        <draw:frame draw:style-name="gr4" draw:text-style-name="P5" draw:layer="layout" svg:width="15.297cm" svg:height="0.412cm" svg:x="1.506cm" svg:y="13.085cm">
          <draw:text-box>
            <text:p text:style-name="P1"><text:span text:style-name="T8">est également possible de simuler visuellement des tableaux en insérant des espaces </text:span></text:p>
          </draw:text-box>
        </draw:frame>
        <draw:frame draw:style-name="gr4" draw:text-style-name="P5" draw:layer="layout" svg:width="11.97cm" svg:height="0.412cm" svg:x="1.506cm" svg:y="13.509cm">
          <draw:text-box>
            <text:p text:style-name="P1"><text:span text:style-name="T8">entre des données. Cette dernière solution est à éviter absolument.</text:span></text:p>
          </draw:text-box>
        </draw:frame>
        <draw:frame draw:style-name="gr5" draw:text-style-name="P6" draw:layer="layout" svg:width="2.026cm" svg:height="0.454cm" svg:x="1.506cm" svg:y="14.136cm">
          <draw:text-box>
            <text:p text:style-name="P1"><text:span text:style-name="T9">OBJECTIFS</text:span></text:p>
          </draw:text-box>
        </draw:frame>
        <draw:frame draw:style-name="gr4" draw:text-style-name="P5" draw:layer="layout" svg:width="0.352cm" svg:height="0.412cm" svg:x="1.506cm" svg:y="14.913cm">
          <draw:text-box>
            <text:p text:style-name="P1"><text:span text:style-name="T10">•</text:span></text:p>
          </draw:text-box>
        </draw:frame>
        <draw:frame draw:style-name="gr4" draw:text-style-name="P5" draw:layer="layout" svg:width="16.317cm" svg:height="0.412cm" svg:x="2.007cm" svg:y="14.913cm">
          <draw:text-box>
            <text:p text:style-name="P1"><text:span text:style-name="T11">Permettre <text:s text:c="2"/>aux <text:s text:c="2"/>utilisateurs <text:s text:c="2"/>d'accéder <text:s text:c="2"/>à <text:s text:c="2"/>des <text:s text:c="2"/>tableaux <text:s text:c="2"/>exploitables <text:s text:c="2"/>par <text:s text:c="2"/>leur <text:s text:c="2"/>agent </text:span></text:p>
          </draw:text-box>
        </draw:frame>
        <draw:frame draw:style-name="gr4" draw:text-style-name="P5" draw:layer="layout" svg:width="12.19cm" svg:height="0.412cm" svg:x="2.007cm" svg:y="15.336cm">
          <draw:text-box>
            <text:p text:style-name="P1"><text:span text:style-name="T11">utilisateur et restitués de manière compréhensible dans tous les cas.</text:span></text:p>
          </draw:text-box>
        </draw:frame>
        <draw:frame draw:style-name="gr4" draw:text-style-name="P5" draw:layer="layout" svg:width="0.352cm" svg:height="0.412cm" svg:x="1.506cm" svg:y="16.077cm">
          <draw:text-box>
            <text:p text:style-name="P1"><text:span text:style-name="T10">•</text:span></text:p>
          </draw:text-box>
        </draw:frame>
        <draw:frame draw:style-name="gr4" draw:text-style-name="P5" draw:layer="layout" svg:width="15.136cm" svg:height="0.412cm" svg:x="2.007cm" svg:y="16.077cm">
          <draw:text-box>
            <text:p text:style-name="P1"><text:span text:style-name="T11">Améliorer l’accessibilité des contenus aux personnes handicapées. Améliorer la prise </text:span></text:p>
          </draw:text-box>
        </draw:frame>
        <draw:frame draw:style-name="gr4" draw:text-style-name="P5" draw:layer="layout" svg:width="13.498cm" svg:height="0.412cm" svg:x="2.007cm" svg:y="16.5cm">
          <draw:text-box>
            <text:p text:style-name="P1"><text:span text:style-name="T11">en compte des contenus par les moteurs de recherche et outils d’indexation</text:span></text:p>
          </draw:text-box>
        </draw:frame>
        <draw:frame draw:style-name="gr2" draw:text-style-name="P3" draw:layer="layout" svg:width="16.719cm" svg:height="0.331cm" svg:x="1.506cm" svg:y="23.992cm">
          <draw:text-box>
            <text:p text:style-name="P1"><text:span text:style-name="T2">163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357cm" svg:x2="17.002cm" svg:y2="10.357cm">
          <text:p/>
        </draw:line>
        <draw:line draw:style-name="gr6" draw:text-style-name="P7" draw:layer="layout" svg:x1="17.002cm" svg:y1="10.92cm" svg:x2="1.502cm" svg:y2="10.92cm">
          <text:p/>
        </draw:line>
        <draw:line draw:style-name="gr6" draw:text-style-name="P7" draw:layer="layout" svg:x1="1.502cm" svg:y1="2.123cm" svg:x2="17.002cm" svg:y2="2.123cm">
          <text:p/>
        </draw:line>
        <draw:line draw:style-name="gr6" draw:text-style-name="P7" draw:layer="layout" svg:x1="17.002cm" svg:y1="2.686cm" svg:x2="1.502cm" svg:y2="2.686cm">
          <text:p/>
        </draw:line>
        <draw:line draw:style-name="gr6" draw:text-style-name="P7" draw:layer="layout" svg:x1="1.502cm" svg:y1="10.357cm" svg:x2="17.002cm" svg:y2="10.357cm">
          <text:p/>
        </draw:line>
        <draw:line draw:style-name="gr6" draw:text-style-name="P7" draw:layer="layout" svg:x1="17.002cm" svg:y1="10.92cm" svg:x2="1.502cm" svg:y2="10.92cm">
          <text:p/>
        </draw:line>
        <draw:frame draw:style-name="gr2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5cm" fo:margin-right="1cm" fo:page-width="18.503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2" style:page-layout-name="PM0" draw:style-name="Mdp1"/>
    <style:master-page style:name="master-page149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56" style:page-layout-name="PM0" draw:style-name="Mdp1"/>
    <style:master-page style:name="master-page49" style:page-layout-name="PM0" draw:style-name="Mdp1"/>
    <style:master-page style:name="master-page3" style:page-layout-name="PM0" draw:style-name="Mdp1"/>
    <style:master-page style:name="master-page20" style:page-layout-name="PM0" draw:style-name="Mdp1"/>
    <style:master-page style:name="master-page65" style:page-layout-name="PM0" draw:style-name="Mdp1"/>
    <style:master-page style:name="master-page72" style:page-layout-name="PM0" draw:style-name="Mdp1"/>
    <style:master-page style:name="master-page75" style:page-layout-name="PM0" draw:style-name="Mdp1"/>
    <style:master-page style:name="master-page78" style:page-layout-name="PM0" draw:style-name="Mdp1"/>
    <style:master-page style:name="master-page81" style:page-layout-name="PM0" draw:style-name="Mdp1"/>
    <style:master-page style:name="master-page86" style:page-layout-name="PM0" draw:style-name="Mdp1"/>
    <style:master-page style:name="master-page95" style:page-layout-name="PM0" draw:style-name="Mdp1"/>
    <style:master-page style:name="master-page98" style:page-layout-name="PM0" draw:style-name="Mdp1"/>
    <style:master-page style:name="master-page101" style:page-layout-name="PM0" draw:style-name="Mdp1"/>
    <style:master-page style:name="master-page106" style:page-layout-name="PM0" draw:style-name="Mdp1"/>
    <style:master-page style:name="master-page113" style:page-layout-name="PM0" draw:style-name="Mdp1"/>
    <style:master-page style:name="master-page116" style:page-layout-name="PM0" draw:style-name="Mdp1"/>
    <style:master-page style:name="master-page119" style:page-layout-name="PM0" draw:style-name="Mdp1"/>
    <style:master-page style:name="master-page1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5T01:12:33.370195771</dc:date>
    <meta:editing-duration>PT33M9S</meta:editing-duration>
    <meta:editing-cycles>5</meta:editing-cycles>
    <meta:document-statistic meta:object-count="4700"/>
  </office:meta>
</office:document-meta>
</file>